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Bitstream Vera Sans" svg:font-family="'Bitstream Vera Sans'" style:font-pitch="variable"/>
    <style:font-face style:name="Tahoma" svg:font-family="Tahoma" style:font-pitch="variable"/>
    <style:font-face style:name="Arial" svg:font-family="Arial"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WideRowStyle" style:family="table-row">
      <style:table-row-properties style:row-height="1cm" style:use-optimal-row-height="false"/>
    </style:style>
    <style:style style:name="WarningCellStyle" style:family="table-cell" style:parent-style-name="Default">
      <style:text-properties fo:color="#dd2222" fo:font-size="11pt" fo:font-weight="bold"/>
    </style:style>
    <style:style style:name="PassFailStyle" style:family="table-cell" style:parent-style-name="Default">
      <style:text-properties style:font-name="Bitstream Vera Sans"/>
      <style:map style:condition="cell-content()=1" style:apply-style-name="Green"/>
      <style:map style:condition="cell-content()!=1" style:apply-style-name="Red"/>
    </style:style>
    <style:style style:name="co1" style:family="table-column">
      <style:table-column-properties fo:break-before="auto" style:column-width="2.0075in"/>
    </style:style>
    <style:style style:name="co2" style:family="table-column">
      <style:table-column-properties fo:break-before="auto" style:column-width="1.4528in"/>
    </style:style>
    <style:style style:name="co3" style:family="table-column">
      <style:table-column-properties fo:break-before="auto" style:column-width="1.1909in"/>
    </style:style>
    <style:style style:name="co4" style:family="table-column">
      <style:table-column-properties fo:break-before="auto" style:column-width="1.1138in"/>
    </style:style>
    <style:style style:name="co5" style:family="table-column">
      <style:table-column-properties fo:break-before="auto" style:column-width="0.8925in"/>
    </style:style>
    <style:style style:name="co6" style:family="table-column">
      <style:table-column-properties fo:break-before="auto" style:column-width="0.8134in"/>
    </style:style>
    <style:style style:name="co7" style:family="table-column">
      <style:table-column-properties fo:break-before="auto" style:column-width="1.0846in"/>
    </style:style>
    <style:style style:name="co8" style:family="table-column">
      <style:table-column-properties fo:break-before="auto" style:column-width="1.2008in"/>
    </style:style>
    <style:style style:name="ro1" style:family="table-row">
      <style:table-row-properties style:row-height="0.2453in" fo:break-before="auto" style:use-optimal-row-height="true"/>
    </style:style>
    <style:style style:name="ro2" style:family="table-row">
      <style:table-row-properties style:row-height="0.1783in" fo:break-before="auto" style:use-optimal-row-height="true"/>
    </style:style>
    <style:style style:name="ro3" style:family="table-row">
      <style:table-row-properties style:row-height="0.1862in" fo:break-before="auto" style:use-optimal-row-height="true"/>
    </style:style>
    <style:style style:name="ro4" style:family="table-row">
      <style:table-row-properties style:row-height="0.2118in" fo:break-before="auto" style:use-optimal-row-height="true"/>
    </style:style>
    <style:style style:name="ro5" style:family="table-row">
      <style:table-row-properties style:row-height="0.1953in" fo:break-before="auto" style:use-optimal-row-height="true"/>
    </style:style>
    <style:style style:name="ro6" style:family="table-row">
      <style:table-row-properties style:row-height="0.3311in"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number:number-style style:name="N60">
      <number:scientific-number number:decimal-places="2" number:min-integer-digits="1" number:min-exponent-digits="3"/>
    </number:number-style>
    <number:boolean-style style:name="N99">
      <number:boolean/>
    </number:boolean-style>
    <style:style style:name="ce1" style:family="table-cell" style:parent-style-name="Default">
      <style:text-properties fo:font-size="14pt" fo:font-weight="bold"/>
    </style:style>
    <style:style style:name="ce2" style:family="table-cell" style:parent-style-name="Default">
      <style:text-properties style:font-name="Bitstream Vera Sans"/>
    </style:style>
    <style:style style:name="ce3"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Bitstream Vera Sans" fo:font-size="10pt" fo:language="en" fo:country="US" fo:font-style="normal" fo:text-shadow="none" style:text-underline-style="none" fo:font-weight="bold" style:text-underline-mode="continuous" style:text-line-through-mode="continuous" style:font-name-asian="Tahoma" style:font-size-asian="10pt" style:language-asian="en" style:country-asian="US" style:font-style-asian="normal" style:font-weight-asian="normal" style:font-name-complex="Tahoma" style:font-size-complex="10pt" style:language-complex="en" style:country-complex="US" style:font-style-complex="normal" style:font-weight-complex="normal" style:text-emphasize="none" style:font-relief="none"/>
    </style:style>
    <style:style style:name="ce4" style:family="table-cell" style:parent-style-name="Heading">
      <style:text-properties style:font-name="Bitstream Vera Sans"/>
    </style:style>
    <style:style style:name="ce5" style:family="table-cell" style:parent-style-name="Default" style:data-style-name="N0">
      <style:text-properties style:font-name="Bitstream Vera Sans"/>
    </style:style>
    <style:style style:name="ce6" style:family="table-cell" style:parent-style-name="Default" style:data-style-name="N99"/>
    <style:style style:name="ce7" style:family="table-cell" style:parent-style-name="Default" style:data-style-name="N99">
      <style:text-properties style:font-name="Bitstream Vera Sans"/>
    </style:style>
    <style:style style:name="ce8" style:family="table-cell" style:parent-style-name="Default" style:data-style-name="N60"/>
    <style:style style:name="ce9" style:family="table-cell" style:parent-style-name="Default">
      <style:text-properties style:font-name="Bitstream Vera Sans" fo:font-weight="bold"/>
    </style:style>
    <style:style style:name="ce10" style:family="table-cell" style:parent-style-name="Default">
      <style:text-properties style:font-name="Bitstream Vera Sans" fo:font-size="12pt" fo:font-weight="bold"/>
    </style:style>
    <style:style style:name="ce11" style:family="table-cell" style:parent-style-name="Default" style:data-style-name="N11">
      <style:text-properties style:font-name="Bitstream Vera Sans"/>
    </style:style>
    <style:style style:name="ce12" style:family="table-cell" style:parent-style-name="Default" style:data-style-name="N108">
      <style:text-properties style:font-name="Bitstream Vera Sans"/>
    </style:style>
    <style:style style:name="ce13" style:family="table-cell" style:parent-style-name="Default">
      <style:map style:condition="cell-content()=&quot;PASS&quot;" style:apply-style-name="Green" style:base-cell-address="Sheet1.I4"/>
      <style:map style:condition="cell-content()!=&quot;PASS&quot;" style:apply-style-name="Red" style:base-cell-address="Sheet1.I4"/>
    </style:style>
  </office:automatic-styles>
  <office:body>
    <office:spreadsheet>
      <table:calculation-settings table:case-sensitive="false" table:search-criteria-must-apply-to-whole-cell="false"/>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2"/>
        <table:table-column table:style-name="co6" table:default-cell-style-name="ce2"/>
        <table:table-column table:style-name="co7" table:default-cell-style-name="ce2"/>
        <table:table-column table:style-name="co8" table:default-cell-style-name="Default"/>
        <table:table-column table:style-name="co5" table:number-columns-repeated="4" table:default-cell-style-name="Default"/>
        <table:table-row table:style-name="ro1">
          <table:table-cell table:style-name="ce1" office:value-type="string">
            <text:p>OpenFormula Test Spreadsheet</text:p>
          </table:table-cell>
          <table:table-cell/>
          <table:table-cell office:value-type="string">
            <text:p>Epsilon:</text:p>
          </table:table-cell>
          <table:table-cell table:style-name="ce8" table:formula="oooc:=0.000001" office:value-type="float" office:value="0.000001">
            <text:p>1.00E-006</text:p>
          </table:table-cell>
          <table:table-cell table:style-name="Strong" office:value-type="string">
            <text:p>Generated:</text:p>
          </table:table-cell>
          <table:table-cell table:style-name="Strong" table:formula="oooc:=&quot;2006-01-22&quot;" office:value-type="string" office:string-value="2006-01-22">
            <text:p>2006-01-22</text:p>
          </table:table-cell>
          <table:table-cell table:style-name="Default"/>
          <table:table-cell table:number-columns-repeated="5"/>
        </table:table-row>
        <table:table-row table:style-name="ro2">
          <table:table-cell table:number-columns-repeated="4"/>
          <table:table-cell table:style-name="Default" table:number-columns-repeated="3"/>
          <table:table-cell table:number-columns-repeated="3"/>
          <table:table-cell table:style-name="ce2" office:value-type="string">
            <text:p>Level</text:p>
          </table:table-cell>
          <table:table-cell table:style-name="ce2" office:value-type="string">
            <text:p>Correct?</text:p>
          </table:table-cell>
        </table:table-row>
        <table:table-row table:style-name="ro2">
          <table:table-cell office:value-type="string">
            <text:p>Test data:</text:p>
          </table:table-cell>
          <table:table-cell table:formula="oooc:=&quot;7&quot;" office:value-type="string" office:string-value="7">
            <text:p>7</text:p>
          </table:table-cell>
          <table:table-cell table:number-columns-repeated="3"/>
          <table:table-cell table:style-name="ce9" office:value-type="string">
            <text:p>#Correct</text:p>
          </table:table-cell>
          <table:table-cell table:style-name="ce9" office:value-type="string">
            <text:p>#Tests</text:p>
          </table:table-cell>
          <table:table-cell table:style-name="ce9" office:value-type="string">
            <text:p>%Correct</text:p>
          </table:table-cell>
          <table:table-cell table:style-name="ce9" office:value-type="string">
            <text:p>Pass?</text:p>
          </table:table-cell>
          <table:table-cell/>
          <table:table-cell table:style-name="ce2" office:value-type="float" office:value="1">
            <text:p>1</text:p>
          </table:table-cell>
          <table:table-cell table:style-name="ce5" office:value-type="float" office:value="1">
            <text:p>1</text:p>
          </table:table-cell>
        </table:table-row>
        <table:table-row table:style-name="ro3">
          <table:table-cell/>
          <table:table-cell table:formula="oooc:=2" office:value-type="float" office:value="2">
            <text:p>2</text:p>
          </table:table-cell>
          <table:table-cell office:value-type="float" office:value="4">
            <text:p>4</text:p>
          </table:table-cell>
          <table:table-cell/>
          <table:table-cell table:style-name="ce9" office:value-type="string">
            <text:p>Level 1:</text:p>
          </table:table-cell>
          <table:table-cell table:formula="oooc:=DCOUNTA([.A43:.G600];&quot;Level&quot;;[.$K$2:.$L$3])" office:value-type="float" office:value="0">
            <text:p>0</text:p>
          </table:table-cell>
          <table:table-cell table:formula="oooc:=DCOUNTA([.A43:.G600];&quot;Level&quot;;[.$K$2:.$K$3])" office:value-type="float" office:value="0">
            <text:p>0</text:p>
          </table:table-cell>
          <table:table-cell table:style-name="ce11" table:formula="oooc:=[.F4]/[.G4]" office:value-type="percentage" office:value="0">
            <text:p>#VALUE!</text:p>
          </table:table-cell>
          <table:table-cell table:style-name="ce13" table:formula="oooc:=IF([.F4]=[.G4];&quot;PASS&quot;;&quot;FAIL&quot;)" office:value-type="string" office:string-value="PASS">
            <text:p>PASS</text:p>
          </table:table-cell>
          <table:table-cell/>
          <table:table-cell table:style-name="ce2" office:value-type="string">
            <text:p>Level</text:p>
          </table:table-cell>
          <table:table-cell table:style-name="ce2" office:value-type="string">
            <text:p>Correct?</text:p>
          </table:table-cell>
        </table:table-row>
        <table:table-row table:style-name="ro3">
          <table:table-cell/>
          <table:table-cell table:formula="oooc:=3" office:value-type="float" office:value="3">
            <text:p>3</text:p>
          </table:table-cell>
          <table:table-cell office:value-type="float" office:value="5">
            <text:p>5</text:p>
          </table:table-cell>
          <table:table-cell/>
          <table:table-cell table:style-name="ce9" office:value-type="string">
            <text:p>Level 2:</text:p>
          </table:table-cell>
          <table:table-cell table:formula="oooc:=DCOUNTA([.A43:.G600];&quot;Level&quot;;[.$K$4:.$L$5])+[.F4]" office:value-type="float" office:value="0">
            <text:p>0</text:p>
          </table:table-cell>
          <table:table-cell table:formula="oooc:=DCOUNTA([.A43:.G600];&quot;Level&quot;;[.$K$4:.$K$5])+[.G4]" office:value-type="float" office:value="0">
            <text:p>0</text:p>
          </table:table-cell>
          <table:table-cell table:style-name="ce11" table:formula="oooc:=[.F5]/[.G5]" office:value-type="percentage" office:value="0">
            <text:p>#VALUE!</text:p>
          </table:table-cell>
          <table:table-cell table:style-name="ce13" table:formula="oooc:=IF([.F5]=[.G5];&quot;PASS&quot;;&quot;FAIL&quot;)" office:value-type="string" office:string-value="PASS">
            <text:p>PASS</text:p>
          </table:table-cell>
          <table:table-cell/>
          <table:table-cell table:style-name="ce2" office:value-type="float" office:value="2">
            <text:p>2</text:p>
          </table:table-cell>
          <table:table-cell table:style-name="ce5" office:value-type="float" office:value="1">
            <text:p>1</text:p>
          </table:table-cell>
        </table:table-row>
        <table:table-row table:style-name="ro3">
          <table:table-cell/>
          <table:table-cell table:formula="oooc:=1=1" office:value-type="boolean" office:boolean-value="true">
            <text:p>TRUE</text:p>
          </table:table-cell>
          <table:table-cell office:value-type="float" office:value="7">
            <text:p>7</text:p>
          </table:table-cell>
          <table:table-cell/>
          <table:table-cell table:style-name="ce9" office:value-type="string">
            <text:p>Level 3:</text:p>
          </table:table-cell>
          <table:table-cell table:formula="oooc:=DCOUNTA([.A43:.G600];&quot;Level&quot;;[.$K$6:.$L$7])+[.F5]" office:value-type="float" office:value="0">
            <text:p>0</text:p>
          </table:table-cell>
          <table:table-cell table:formula="oooc:=DCOUNTA([.A43:.G600];&quot;Level&quot;;[.$K$6:.$K$7])+[.G5]" office:value-type="float" office:value="0">
            <text:p>0</text:p>
          </table:table-cell>
          <table:table-cell table:style-name="ce11" table:formula="oooc:=[.F6]/[.G6]" office:value-type="percentage" office:value="0">
            <text:p>#VALUE!</text:p>
          </table:table-cell>
          <table:table-cell table:style-name="ce13" table:formula="oooc:=IF([.F6]=[.G6];&quot;PASS&quot;;&quot;FAIL&quot;)" office:value-type="string" office:string-value="PASS">
            <text:p>PASS</text:p>
          </table:table-cell>
          <table:table-cell/>
          <table:table-cell table:style-name="ce2" office:value-type="string">
            <text:p>Level</text:p>
          </table:table-cell>
          <table:table-cell table:style-name="ce2" office:value-type="string">
            <text:p>Correct?</text:p>
          </table:table-cell>
        </table:table-row>
        <table:table-row table:style-name="ro3">
          <table:table-cell/>
          <table:table-cell table:formula="oooc:=&quot;Hello&quot;" office:value-type="string" office:string-value="Hello">
            <text:p>Hello</text:p>
          </table:table-cell>
          <table:table-cell office:value-type="float" office:value="38383">
            <text:p>38383</text:p>
          </table:table-cell>
          <table:table-cell/>
          <table:table-cell table:style-name="ce9" office:value-type="string">
            <text:p>Level 4:</text:p>
          </table:table-cell>
          <table:table-cell table:formula="oooc:=DCOUNTA([.A43:.G600];&quot;Level&quot;;[.$K$8:.$L$9])+[.F6]" office:value-type="float" office:value="0">
            <text:p>0</text:p>
          </table:table-cell>
          <table:table-cell table:formula="oooc:=DCOUNTA([.A43:.G600];&quot;Level&quot;;[.$K$8:.$K$9])+[.G6]" office:value-type="float" office:value="0">
            <text:p>0</text:p>
          </table:table-cell>
          <table:table-cell table:style-name="ce11" table:formula="oooc:=[.F7]/[.G7]" office:value-type="percentage" office:value="0">
            <text:p>#VALUE!</text:p>
          </table:table-cell>
          <table:table-cell table:style-name="ce13" table:formula="oooc:=IF([.F7]=[.G7];&quot;PASS&quot;;&quot;FAIL&quot;)" office:value-type="string" office:string-value="PASS">
            <text:p>PASS</text:p>
          </table:table-cell>
          <table:table-cell/>
          <table:table-cell table:style-name="ce2" office:value-type="float" office:value="3">
            <text:p>3</text:p>
          </table:table-cell>
          <table:table-cell table:style-name="ce5" office:value-type="float" office:value="1">
            <text:p>1</text:p>
          </table:table-cell>
        </table:table-row>
        <table:table-row table:style-name="ro3">
          <table:table-cell table:number-columns-repeated="2"/>
          <table:table-cell office:value-type="float" office:value="38748">
            <text:p>38748</text:p>
          </table:table-cell>
          <table:table-cell/>
          <table:table-cell table:style-name="ce9" office:value-type="string">
            <text:p>Level 5:</text:p>
          </table:table-cell>
          <table:table-cell table:formula="oooc:=DCOUNTA([.A43:.G600];&quot;Level&quot;;[.$K$10:.$L$11])+[.F7]" office:value-type="float" office:value="0">
            <text:p>0</text:p>
          </table:table-cell>
          <table:table-cell table:formula="oooc:=DCOUNTA([.A43:.G600];&quot;Level&quot;;[.$K$10:.$K$11])+[.G7]" office:value-type="float" office:value="0">
            <text:p>0</text:p>
          </table:table-cell>
          <table:table-cell table:style-name="ce11" table:formula="oooc:=[.F8]/[.G8]" office:value-type="percentage" office:value="0">
            <text:p>#VALUE!</text:p>
          </table:table-cell>
          <table:table-cell table:style-name="ce13" table:formula="oooc:=IF([.F8]=[.G8];&quot;PASS&quot;;&quot;FAIL&quot;)" office:value-type="string" office:string-value="PASS">
            <text:p>PASS</text:p>
          </table:table-cell>
          <table:table-cell/>
          <table:table-cell table:style-name="ce2" office:value-type="string">
            <text:p>Level</text:p>
          </table:table-cell>
          <table:table-cell table:style-name="ce2" office:value-type="string">
            <text:p>Correct?</text:p>
          </table:table-cell>
        </table:table-row>
        <table:table-row table:style-name="ro2">
          <table:table-cell/>
          <table:table-cell table:formula="oooc:=1/0" office:value-type="float" office:value="0">
            <text:p>Err:503</text:p>
          </table:table-cell>
          <table:table-cell office:value-type="float" office:value="0.0833333333333333">
            <text:p>0.08</text:p>
          </table:table-cell>
          <table:table-cell table:number-columns-repeated="4"/>
          <table:table-cell table:style-name="ce2" table:number-columns-repeated="2"/>
          <table:table-cell/>
          <table:table-cell table:style-name="ce2" office:value-type="float" office:value="4">
            <text:p>4</text:p>
          </table:table-cell>
          <table:table-cell table:style-name="ce5" office:value-type="float" office:value="1">
            <text:p>1</text:p>
          </table:table-cell>
        </table:table-row>
        <table:table-row table:style-name="ro4">
          <table:table-cell/>
          <table:table-cell office:value-type="float" office:value="0">
            <text:p>0</text:p>
          </table:table-cell>
          <table:table-cell office:value-type="float" office:value="0.958333333333333">
            <text:p>0.96</text:p>
          </table:table-cell>
          <table:table-cell/>
          <table:table-cell table:style-name="ce10" office:value-type="string">
            <text:p>See further below for the specific test cases.</text:p>
          </table:table-cell>
          <table:table-cell table:number-columns-repeated="2"/>
          <table:table-cell table:style-name="ce2" table:number-columns-repeated="2"/>
          <table:table-cell/>
          <table:table-cell table:style-name="ce2" office:value-type="string">
            <text:p>Level</text:p>
          </table:table-cell>
          <table:table-cell table:style-name="ce2" office:value-type="string">
            <text:p>Correct?</text:p>
          </table:table-cell>
        </table:table-row>
        <table:table-row table:style-name="ro2">
          <table:table-cell/>
          <table:table-cell office:value-type="float" office:value="3">
            <text:p>3</text:p>
          </table:table-cell>
          <table:table-cell office:value-type="float" office:value="5">
            <text:p>5</text:p>
          </table:table-cell>
          <table:table-cell/>
          <table:table-cell table:style-name="Default" table:number-columns-repeated="3"/>
          <table:table-cell table:number-columns-repeated="3"/>
          <table:table-cell table:style-name="ce2" office:value-type="float" office:value="5">
            <text:p>5</text:p>
          </table:table-cell>
          <table:table-cell table:style-name="ce5" office:value-type="float" office:value="1">
            <text:p>1</text:p>
          </table:table-cell>
        </table:table-row>
        <table:table-row table:style-name="ro2">
          <table:table-cell/>
          <table:table-cell office:value-type="float" office:value="4">
            <text:p>4</text:p>
          </table:table-cell>
          <table:table-cell office:value-type="float" office:value="6">
            <text:p>6</text:p>
          </table:table-cell>
          <table:table-cell/>
          <table:table-cell table:style-name="Default" table:number-columns-repeated="3"/>
          <table:table-cell table:number-columns-repeated="5"/>
        </table:table-row>
        <table:table-row table:style-name="ro2">
          <table:table-cell/>
          <table:table-cell office:value-type="float" office:value="38383.0416666667">
            <text:p>38383.04</text:p>
          </table:table-cell>
          <table:table-cell office:value-type="float" office:value="8">
            <text:p>8</text:p>
          </table:table-cell>
          <table:table-cell/>
          <table:table-cell table:style-name="Default" table:number-columns-repeated="3"/>
          <table:table-cell table:number-columns-repeated="5"/>
        </table:table-row>
        <table:table-row table:style-name="ro2">
          <table:table-cell/>
          <table:table-cell office:value-type="float" office:value="1">
            <text:p>1</text:p>
          </table:table-cell>
          <table:table-cell office:value-type="float" office:value="4">
            <text:p>4</text:p>
          </table:table-cell>
          <table:table-cell/>
          <table:table-cell table:style-name="Default" table:number-columns-repeated="3"/>
          <table:table-cell table:number-columns-repeated="5"/>
        </table:table-row>
        <table:table-row table:style-name="ro2">
          <table:table-cell/>
          <table:table-cell office:value-type="float" office:value="2">
            <text:p>2</text:p>
          </table:table-cell>
          <table:table-cell office:value-type="float" office:value="3">
            <text:p>3</text:p>
          </table:table-cell>
          <table:table-cell/>
          <table:table-cell table:style-name="Default" table:number-columns-repeated="3"/>
          <table:table-cell table:number-columns-repeated="5"/>
        </table:table-row>
        <table:table-row table:style-name="ro2">
          <table:table-cell/>
          <table:table-cell office:value-type="float" office:value="3">
            <text:p>3</text:p>
          </table:table-cell>
          <table:table-cell office:value-type="float" office:value="2">
            <text:p>2</text:p>
          </table:table-cell>
          <table:table-cell/>
          <table:table-cell table:style-name="Default" table:number-columns-repeated="3"/>
          <table:table-cell table:number-columns-repeated="5"/>
        </table:table-row>
        <table:table-row table:style-name="ro2">
          <table:table-cell/>
          <table:table-cell office:value-type="float" office:value="4">
            <text:p>4</text:p>
          </table:table-cell>
          <table:table-cell office:value-type="float" office:value="1">
            <text:p>1</text:p>
          </table:table-cell>
          <table:table-cell/>
          <table:table-cell table:style-name="Default" table:number-columns-repeated="3"/>
          <table:table-cell table:number-columns-repeated="5"/>
        </table:table-row>
        <table:table-row table:style-name="ro5">
          <table:table-cell table:style-name="Heading" office:value-type="string">
            <text:p>TestID</text:p>
          </table:table-cell>
          <table:table-cell table:style-name="Heading" office:value-type="string">
            <text:p>Constellation</text:p>
          </table:table-cell>
          <table:table-cell table:style-name="Heading" office:value-type="string">
            <text:p>Bright Stars</text:p>
          </table:table-cell>
          <table:table-cell table:style-name="Heading" office:value-type="string">
            <text:p>Northern</text:p>
          </table:table-cell>
          <table:table-cell table:style-name="Heading" office:value-type="string">
            <text:p>Abbrev</text:p>
          </table:table-cell>
          <table:table-cell table:style-name="Heading" office:value-type="string">
            <text:p>Decl</text:p>
          </table:table-cell>
          <table:table-cell table:style-name="Heading" office:value-type="string">
            <text:p>Next South</text:p>
          </table:table-cell>
          <table:table-cell table:style-name="Heading" office:value-type="string">
            <text:p>Date</text:p>
          </table:table-cell>
          <table:table-cell table:style-name="Heading" office:value-type="string">
            <text:p>Rev</text:p>
          </table:table-cell>
          <table:table-cell table:number-columns-repeated="3"/>
        </table:table-row>
        <table:table-row table:style-name="ro2">
          <table:table-cell table:style-name="ce2" office:value-type="float" office:value="1">
            <text:p>1</text:p>
          </table:table-cell>
          <table:table-cell table:style-name="ce2" office:value-type="string">
            <text:p>Cancer</text:p>
          </table:table-cell>
          <table:table-cell table:style-name="ce2" office:value-type="float" office:value="0">
            <text:p>0</text:p>
          </table:table-cell>
          <table:table-cell table:style-name="ce2" table:formula="oooc:=1=1" office:value-type="boolean" office:boolean-value="true">
            <text:p>TRUE</text:p>
          </table:table-cell>
          <table:table-cell office:value-type="string">
            <text:p>Cnc</text:p>
          </table:table-cell>
          <table:table-cell office:value-type="float" office:value="20">
            <text:p>20</text:p>
          </table:table-cell>
          <table:table-cell table:formula="oooc:=[.B20]" office:value-type="string" office:string-value="Canis Major">
            <text:p>Canis Major</text:p>
          </table:table-cell>
          <table:table-cell table:style-name="ce12" office:value-type="date" office:date-value="2005-03-12">
            <text:p>12 Mar 2005</text:p>
          </table:table-cell>
          <table:table-cell table:style-name="ce2" office:value-type="float" office:value="13">
            <text:p>13</text:p>
          </table:table-cell>
          <table:table-cell table:number-columns-repeated="3"/>
        </table:table-row>
        <table:table-row table:style-name="ro2">
          <table:table-cell table:style-name="ce2" table:formula="oooc:=[.A19]*2" office:value-type="float" office:value="2">
            <text:p>2</text:p>
          </table:table-cell>
          <table:table-cell table:style-name="ce2" office:value-type="string">
            <text:p>Canis Major</text:p>
          </table:table-cell>
          <table:table-cell table:style-name="ce2" office:value-type="float" office:value="5">
            <text:p>5</text:p>
          </table:table-cell>
          <table:table-cell table:style-name="ce2" table:formula="oooc:=1=0" office:value-type="boolean" office:boolean-value="false">
            <text:p>FALSE</text:p>
          </table:table-cell>
          <table:table-cell office:value-type="string">
            <text:p>Cma</text:p>
          </table:table-cell>
          <table:table-cell office:value-type="float" office:value="5">
            <text:p>5</text:p>
          </table:table-cell>
          <table:table-cell table:formula="oooc:=[.B27]" office:value-type="string" office:string-value="Orion">
            <text:p>Orion</text:p>
          </table:table-cell>
          <table:table-cell table:style-name="ce12" office:value-type="date" office:date-value="2002-02-03">
            <text:p>03 Feb 2002</text:p>
          </table:table-cell>
          <table:table-cell table:style-name="ce2" office:value-type="float" office:value="12">
            <text:p>12</text:p>
          </table:table-cell>
          <table:table-cell table:number-columns-repeated="3"/>
        </table:table-row>
        <table:table-row table:style-name="ro2">
          <table:table-cell table:style-name="ce2" table:formula="oooc:=[.A20]*2" office:value-type="float" office:value="4">
            <text:p>4</text:p>
          </table:table-cell>
          <table:table-cell table:style-name="ce2" office:value-type="string">
            <text:p>Canis Minor</text:p>
          </table:table-cell>
          <table:table-cell table:style-name="ce2" office:value-type="float" office:value="2">
            <text:p>2</text:p>
          </table:table-cell>
          <table:table-cell table:style-name="ce2" table:formula="oooc:=1=1" office:value-type="boolean" office:boolean-value="true">
            <text:p>TRUE</text:p>
          </table:table-cell>
          <table:table-cell office:value-type="string">
            <text:p>Cmi</text:p>
          </table:table-cell>
          <table:table-cell office:value-type="float" office:value="-20">
            <text:p>-20</text:p>
          </table:table-cell>
          <table:table-cell table:formula="oooc:=[.B24]" office:value-type="string" office:string-value="Eridanus">
            <text:p>Eridanus</text:p>
          </table:table-cell>
          <table:table-cell table:style-name="ce12" office:value-type="date" office:date-value="2005-03-08">
            <text:p>08 Mar 2005</text:p>
          </table:table-cell>
          <table:table-cell table:style-name="ce2" office:value-type="float" office:value="11">
            <text:p>11</text:p>
          </table:table-cell>
          <table:table-cell table:number-columns-repeated="3"/>
        </table:table-row>
        <table:table-row table:style-name="ro2">
          <table:table-cell table:style-name="ce2" table:formula="oooc:=[.A21]*2" office:value-type="float" office:value="8">
            <text:p>8</text:p>
          </table:table-cell>
          <table:table-cell table:style-name="ce2" office:value-type="string">
            <text:p>Carina</text:p>
          </table:table-cell>
          <table:table-cell table:style-name="ce2" office:value-type="float" office:value="5">
            <text:p>5</text:p>
          </table:table-cell>
          <table:table-cell table:style-name="ce2" table:formula="oooc:=1=0" office:value-type="boolean" office:boolean-value="false">
            <text:p>FALSE</text:p>
          </table:table-cell>
          <table:table-cell office:value-type="string">
            <text:p>Car</text:p>
          </table:table-cell>
          <table:table-cell office:value-type="float" office:value="-60">
            <text:p>-60</text:p>
          </table:table-cell>
          <table:table-cell/>
          <table:table-cell table:style-name="ce12" office:value-type="date" office:date-value="1991-03-27">
            <text:p>27 Mar 1991</text:p>
          </table:table-cell>
          <table:table-cell table:style-name="ce2" office:value-type="float" office:value="10">
            <text:p>10</text:p>
          </table:table-cell>
          <table:table-cell table:number-columns-repeated="3"/>
        </table:table-row>
        <table:table-row table:style-name="ro2">
          <table:table-cell table:style-name="ce2" table:formula="oooc:=[.A22]*2" office:value-type="float" office:value="16">
            <text:p>16</text:p>
          </table:table-cell>
          <table:table-cell table:style-name="ce2" office:value-type="string">
            <text:p>Draco</text:p>
          </table:table-cell>
          <table:table-cell table:style-name="ce2" office:value-type="float" office:value="3">
            <text:p>3</text:p>
          </table:table-cell>
          <table:table-cell table:style-name="ce2" table:formula="oooc:=1=1" office:value-type="boolean" office:boolean-value="true">
            <text:p>TRUE</text:p>
          </table:table-cell>
          <table:table-cell office:value-type="string">
            <text:p>Dra</text:p>
          </table:table-cell>
          <table:table-cell office:value-type="float" office:value="75">
            <text:p>75</text:p>
          </table:table-cell>
          <table:table-cell table:formula="oooc:=[.B31]" office:value-type="string" office:string-value="Ursa Minor">
            <text:p>Ursa Minor</text:p>
          </table:table-cell>
          <table:table-cell table:style-name="ce12" office:value-type="date" office:date-value="1967-07-05">
            <text:p>05 Jul 1967</text:p>
          </table:table-cell>
          <table:table-cell table:style-name="ce2" office:value-type="float" office:value="9">
            <text:p>9</text:p>
          </table:table-cell>
          <table:table-cell table:number-columns-repeated="3"/>
        </table:table-row>
        <table:table-row table:style-name="ro2">
          <table:table-cell table:style-name="ce2" table:formula="oooc:=[.A23]*2" office:value-type="float" office:value="32">
            <text:p>32</text:p>
          </table:table-cell>
          <table:table-cell table:style-name="ce2" office:value-type="string">
            <text:p>Eridanus</text:p>
          </table:table-cell>
          <table:table-cell table:style-name="ce2" office:value-type="float" office:value="4">
            <text:p>4</text:p>
          </table:table-cell>
          <table:table-cell table:style-name="ce2" table:formula="oooc:=1=0" office:value-type="boolean" office:boolean-value="false">
            <text:p>FALSE</text:p>
          </table:table-cell>
          <table:table-cell office:value-type="string">
            <text:p>Eri</text:p>
          </table:table-cell>
          <table:table-cell office:value-type="float" office:value="-29">
            <text:p>-29</text:p>
          </table:table-cell>
          <table:table-cell table:formula="oooc:=[.B29]" office:value-type="string" office:string-value="Scorpio">
            <text:p>Scorpio</text:p>
          </table:table-cell>
          <table:table-cell table:style-name="ce12" office:value-type="date" office:date-value="1912-12-23">
            <text:p>23 Dec 1912</text:p>
          </table:table-cell>
          <table:table-cell table:style-name="ce2" office:value-type="float" office:value="8">
            <text:p>8</text:p>
          </table:table-cell>
          <table:table-cell table:number-columns-repeated="3"/>
        </table:table-row>
        <table:table-row table:style-name="ro2">
          <table:table-cell table:style-name="ce2" table:formula="oooc:=[.A24]*2" office:value-type="float" office:value="64">
            <text:p>64</text:p>
          </table:table-cell>
          <table:table-cell table:style-name="ce2" office:value-type="string">
            <text:p>Gemini</text:p>
          </table:table-cell>
          <table:table-cell table:style-name="ce2" office:value-type="float" office:value="4">
            <text:p>4</text:p>
          </table:table-cell>
          <table:table-cell table:style-name="ce2" table:formula="oooc:=1=1" office:value-type="boolean" office:boolean-value="true">
            <text:p>TRUE</text:p>
          </table:table-cell>
          <table:table-cell office:value-type="string">
            <text:p>Gem</text:p>
          </table:table-cell>
          <table:table-cell office:value-type="float" office:value="20">
            <text:p>20</text:p>
          </table:table-cell>
          <table:table-cell table:formula="oooc:=[.B19]" office:value-type="string" office:string-value="Cancer">
            <text:p>Cancer</text:p>
          </table:table-cell>
          <table:table-cell table:style-name="ce12" office:value-type="date" office:date-value="1992-02-06">
            <text:p>06 Feb 1992</text:p>
          </table:table-cell>
          <table:table-cell table:style-name="ce2" office:value-type="float" office:value="7">
            <text:p>7</text:p>
          </table:table-cell>
          <table:table-cell table:number-columns-repeated="3"/>
        </table:table-row>
        <table:table-row table:style-name="ro2">
          <table:table-cell table:style-name="ce2" table:formula="oooc:=[.A25]*2" office:value-type="float" office:value="128">
            <text:p>128</text:p>
          </table:table-cell>
          <table:table-cell table:style-name="ce2" office:value-type="string">
            <text:p>Hercules</text:p>
          </table:table-cell>
          <table:table-cell table:style-name="ce2" office:value-type="float" office:value="0">
            <text:p>0</text:p>
          </table:table-cell>
          <table:table-cell table:style-name="ce2" table:formula="oooc:=1=1" office:value-type="boolean" office:boolean-value="true">
            <text:p>TRUE</text:p>
          </table:table-cell>
          <table:table-cell office:value-type="string">
            <text:p>Her</text:p>
          </table:table-cell>
          <table:table-cell office:value-type="float" office:value="30">
            <text:p>30</text:p>
          </table:table-cell>
          <table:table-cell table:formula="oooc:=[.B25]" office:value-type="string" office:string-value="Gemini">
            <text:p>Gemini</text:p>
          </table:table-cell>
          <table:table-cell table:style-name="ce12" office:value-type="date" office:date-value="1934-07-04">
            <text:p>04 Jul 1934</text:p>
          </table:table-cell>
          <table:table-cell table:style-name="ce2" office:value-type="float" office:value="6">
            <text:p>6</text:p>
          </table:table-cell>
          <table:table-cell table:number-columns-repeated="3"/>
        </table:table-row>
        <table:table-row table:style-name="ro2">
          <table:table-cell table:style-name="ce2" table:formula="oooc:=[.A26]*2" office:value-type="float" office:value="256">
            <text:p>256</text:p>
          </table:table-cell>
          <table:table-cell table:style-name="ce2" office:value-type="string">
            <text:p>Orion</text:p>
          </table:table-cell>
          <table:table-cell table:style-name="ce2" office:value-type="float" office:value="8">
            <text:p>8</text:p>
          </table:table-cell>
          <table:table-cell table:style-name="ce2" table:formula="oooc:=1=1" office:value-type="boolean" office:boolean-value="true">
            <text:p>TRUE</text:p>
          </table:table-cell>
          <table:table-cell office:value-type="string">
            <text:p>Ori</text:p>
          </table:table-cell>
          <table:table-cell office:value-type="float" office:value="5">
            <text:p>5</text:p>
          </table:table-cell>
          <table:table-cell table:formula="oooc:=[.B21]" office:value-type="string" office:string-value="Canis Minor">
            <text:p>Canis Minor</text:p>
          </table:table-cell>
          <table:table-cell table:style-name="ce12" office:value-type="date" office:date-value="1909-01-08">
            <text:p>08 Jan 1909</text:p>
          </table:table-cell>
          <table:table-cell table:style-name="ce2" office:value-type="float" office:value="5">
            <text:p>5</text:p>
          </table:table-cell>
          <table:table-cell table:number-columns-repeated="3"/>
        </table:table-row>
        <table:table-row table:style-name="ro2">
          <table:table-cell table:style-name="ce2" table:formula="oooc:=[.A27]*2" office:value-type="float" office:value="512">
            <text:p>512</text:p>
          </table:table-cell>
          <table:table-cell table:style-name="ce2" office:value-type="string">
            <text:p>Phoenix</text:p>
          </table:table-cell>
          <table:table-cell table:style-name="ce2" office:value-type="float" office:value="1">
            <text:p>1</text:p>
          </table:table-cell>
          <table:table-cell table:style-name="ce2" table:formula="oooc:=1=0" office:value-type="boolean" office:boolean-value="false">
            <text:p>FALSE</text:p>
          </table:table-cell>
          <table:table-cell office:value-type="string">
            <text:p>Phe</text:p>
          </table:table-cell>
          <table:table-cell office:value-type="float" office:value="-50">
            <text:p>-50</text:p>
          </table:table-cell>
          <table:table-cell table:formula="oooc:=[.B22]" office:value-type="string" office:string-value="Carina">
            <text:p>Carina</text:p>
          </table:table-cell>
          <table:table-cell table:style-name="ce12" office:value-type="date" office:date-value="1989-11-28">
            <text:p>28 Nov 1989</text:p>
          </table:table-cell>
          <table:table-cell table:style-name="ce2" office:value-type="float" office:value="4">
            <text:p>4</text:p>
          </table:table-cell>
          <table:table-cell table:number-columns-repeated="3"/>
        </table:table-row>
        <table:table-row table:style-name="ro2">
          <table:table-cell table:style-name="ce2" table:formula="oooc:=[.A28]*2" office:value-type="float" office:value="1024">
            <text:p>1024</text:p>
          </table:table-cell>
          <table:table-cell table:style-name="ce2" office:value-type="string">
            <text:p>Scorpio</text:p>
          </table:table-cell>
          <table:table-cell table:style-name="ce2" office:value-type="float" office:value="9">
            <text:p>9</text:p>
          </table:table-cell>
          <table:table-cell table:style-name="ce2" table:formula="oooc:=1=0" office:value-type="boolean" office:boolean-value="false">
            <text:p>FALSE</text:p>
          </table:table-cell>
          <table:table-cell office:value-type="string">
            <text:p>Sco</text:p>
          </table:table-cell>
          <table:table-cell office:value-type="float" office:value="-40">
            <text:p>-40</text:p>
          </table:table-cell>
          <table:table-cell table:formula="oooc:=[.B28]" office:value-type="string" office:string-value="Phoenix">
            <text:p>Phoenix</text:p>
          </table:table-cell>
          <table:table-cell table:style-name="ce12" office:value-type="date" office:date-value="2000-02-22">
            <text:p>22 Feb 2000</text:p>
          </table:table-cell>
          <table:table-cell table:style-name="ce2" office:value-type="float" office:value="3">
            <text:p>3</text:p>
          </table:table-cell>
          <table:table-cell table:number-columns-repeated="3"/>
        </table:table-row>
        <table:table-row table:style-name="ro2">
          <table:table-cell table:style-name="ce2" table:formula="oooc:=[.A29]*2" office:value-type="float" office:value="2048">
            <text:p>2048</text:p>
          </table:table-cell>
          <table:table-cell table:style-name="ce2" office:value-type="string">
            <text:p>Ursa Major</text:p>
          </table:table-cell>
          <table:table-cell table:style-name="ce5" office:value-type="float" office:value="6">
            <text:p>6</text:p>
          </table:table-cell>
          <table:table-cell table:style-name="ce2" table:formula="oooc:=1=1" office:value-type="boolean" office:boolean-value="true">
            <text:p>TRUE</text:p>
          </table:table-cell>
          <table:table-cell office:value-type="string">
            <text:p>Uma</text:p>
          </table:table-cell>
          <table:table-cell office:value-type="float" office:value="55.38">
            <text:p>55.38</text:p>
          </table:table-cell>
          <table:table-cell table:formula="oooc:=[.B26]" office:value-type="string" office:string-value="Hercules">
            <text:p>Hercules</text:p>
          </table:table-cell>
          <table:table-cell table:style-name="ce12" office:value-type="date" office:date-value="2004-03-29">
            <text:p>29 Mar 2004</text:p>
          </table:table-cell>
          <table:table-cell table:style-name="ce2" office:value-type="float" office:value="2">
            <text:p>2</text:p>
          </table:table-cell>
          <table:table-cell table:number-columns-repeated="3"/>
        </table:table-row>
        <table:table-row table:style-name="ro2">
          <table:table-cell table:style-name="ce2" table:formula="oooc:=[.A30]*2" office:value-type="float" office:value="4096">
            <text:p>4096</text:p>
          </table:table-cell>
          <table:table-cell table:style-name="ce2" office:value-type="string">
            <text:p>Ursa Minor</text:p>
          </table:table-cell>
          <table:table-cell table:style-name="ce2" office:value-type="float" office:value="2">
            <text:p>2</text:p>
          </table:table-cell>
          <table:table-cell table:style-name="ce2" table:formula="oooc:=1=1" office:value-type="boolean" office:boolean-value="true">
            <text:p>TRUE</text:p>
          </table:table-cell>
          <table:table-cell office:value-type="string">
            <text:p>Umi</text:p>
          </table:table-cell>
          <table:table-cell office:value-type="float" office:value="70">
            <text:p>70</text:p>
          </table:table-cell>
          <table:table-cell table:formula="oooc:=[.B30]" office:value-type="string" office:string-value="Ursa Major">
            <text:p>Ursa Major</text:p>
          </table:table-cell>
          <table:table-cell table:style-name="ce12" office:value-type="date" office:date-value="1946-07-13">
            <text:p>13 Jul 1946</text:p>
          </table:table-cell>
          <table:table-cell table:style-name="ce2" office:value-type="float" office:value="1">
            <text:p>1</text:p>
          </table:table-cell>
          <table:table-cell table:number-columns-repeated="3"/>
        </table:table-row>
        <table:table-row table:style-name="ro2" table:number-rows-repeated="4">
          <table:table-cell table:number-columns-repeated="4"/>
          <table:table-cell table:style-name="Default" table:number-columns-repeated="3"/>
          <table:table-cell table:number-columns-repeated="5"/>
        </table:table-row>
        <table:table-row table:style-name="ro5">
          <table:table-cell/>
          <table:table-cell table:style-name="ce4" office:value-type="string">
            <text:p>Bright Stars</text:p>
          </table:table-cell>
          <table:table-cell table:style-name="ce4" office:value-type="string">
            <text:p>Northern</text:p>
          </table:table-cell>
          <table:table-cell table:style-name="Heading" office:value-type="string">
            <text:p>Constellation</text:p>
          </table:table-cell>
          <table:table-cell table:style-name="ce4" office:value-type="string">
            <text:p>Decl</text:p>
          </table:table-cell>
          <table:table-cell table:style-name="ce4" office:value-type="string">
            <text:p>Rev</text:p>
          </table:table-cell>
          <table:table-cell table:style-name="ce4" office:value-type="string">
            <text:p>Bright Stars</text:p>
          </table:table-cell>
          <table:table-cell table:style-name="ce4" office:value-type="string">
            <text:p>Date</text:p>
          </table:table-cell>
          <table:table-cell table:number-columns-repeated="4"/>
        </table:table-row>
        <table:table-row table:style-name="ro2">
          <table:table-cell/>
          <table:table-cell office:value-type="float" office:value="4">
            <text:p>4</text:p>
          </table:table-cell>
          <table:table-cell table:style-name="ce6" office:value-type="boolean" office:boolean-value="true">
            <text:p>TRUE</text:p>
          </table:table-cell>
          <table:table-cell office:value-type="string">
            <text:p>Ursa Major</text:p>
          </table:table-cell>
          <table:table-cell office:value-type="string">
            <text:p>&lt;0</text:p>
          </table:table-cell>
          <table:table-cell office:value-type="string">
            <text:p>&lt;=7</text:p>
          </table:table-cell>
          <table:table-cell office:value-type="string">
            <text:p>&lt;4</text:p>
          </table:table-cell>
          <table:table-cell table:style-name="ce2" office:value-type="string">
            <text:p>&gt;1950-01-01</text:p>
          </table:table-cell>
          <table:table-cell table:number-columns-repeated="4"/>
        </table:table-row>
        <table:table-row table:style-name="ro2">
          <table:table-cell/>
          <table:table-cell table:style-name="ce2" office:value-type="string">
            <text:p>&gt;2</text:p>
          </table:table-cell>
          <table:table-cell table:style-name="ce7" office:value-type="boolean" office:boolean-value="true">
            <text:p>TRUE</text:p>
          </table:table-cell>
          <table:table-cell office:value-type="string">
            <text:p>Constellation</text:p>
          </table:table-cell>
          <table:table-cell table:number-columns-repeated="2"/>
          <table:table-cell office:value-type="string">
            <text:p>&gt;=8</text:p>
          </table:table-cell>
          <table:table-cell table:style-name="ce2" office:value-type="string">
            <text:p>CONSTELLATION</text:p>
          </table:table-cell>
          <table:table-cell table:number-columns-repeated="4"/>
        </table:table-row>
        <table:table-row table:style-name="ro2">
          <table:table-cell/>
          <table:table-cell table:style-name="ce2" office:value-type="string">
            <text:p>&gt;1</text:p>
          </table:table-cell>
          <table:table-cell table:style-name="ce7" office:value-type="boolean" office:boolean-value="false">
            <text:p>FALSE</text:p>
          </table:table-cell>
          <table:table-cell office:value-type="string">
            <text:p>Ursa</text:p>
          </table:table-cell>
          <table:table-cell table:number-columns-repeated="3"/>
          <table:table-cell table:style-name="ce2" office:value-type="string">
            <text:p>URSA MAJOR</text:p>
          </table:table-cell>
          <table:table-cell table:number-columns-repeated="4"/>
        </table:table-row>
        <table:table-row table:style-name="ro2" table:number-rows-repeated="2">
          <table:table-cell table:number-columns-repeated="4"/>
          <table:table-cell table:style-name="Default" table:number-columns-repeated="3"/>
          <table:table-cell table:number-columns-repeated="5"/>
        </table:table-row>
        <table:table-row table:style-name="ro5">
          <table:table-cell table:style-name="Heading" office:value-type="string">
            <text:p>Test Cases</text:p>
          </table:table-cell>
          <table:table-cell table:number-columns-repeated="3"/>
          <table:table-cell table:style-name="Default" table:number-columns-repeated="3"/>
          <table:table-cell table:number-columns-repeated="5"/>
        </table:table-row>
        <table:table-row table:style-name="ro6">
          <table:table-cell table:style-name="ce3" office:value-type="string">
            <text:p>Section </text:p>
          </table:table-cell>
          <table:table-cell table:style-name="ce3" office:value-type="string">
            <text:p>Expression </text:p>
          </table:table-cell>
          <table:table-cell table:style-name="ce3" office:value-type="string">
            <text:p>Expected Result </text:p>
          </table:table-cell>
          <table:table-cell table:style-name="ce3" office:value-type="string">
            <text:p>Level</text:p>
          </table:table-cell>
          <table:table-cell table:style-name="ce3" office:value-type="string">
            <text:p>Comment</text:p>
          </table:table-cell>
          <table:table-cell table:style-name="ce3" office:value-type="string">
            <text:p>Actual Result </text:p>
          </table:table-cell>
          <table:table-cell table:style-name="ce3" office:value-type="string">
            <text:p>Correct?</text:p>
          </table:table-cell>
          <table:table-cell table:number-columns-repeated="5"/>
        </table:table-row>
        <table:table-row table:style-name="WideRowStyle">
          <table:table-cell xmlns:odf="http://opendocumentfellowship.org/1.0/spec" office:value-type="string">
            <text:p>Limits</text:p>
          </table:table-cell>
          <table:table-cell xmlns:odf="http://opendocumentfellowship.org/1.0/spec" office:value-type="string">
            <text:p>=SUM([.B4];[.B5];[.B4];[.B5];[.B4];[.B5]; [.B4];[.B5];[.B4];[.B5];[.B4];[.B5]; [.B4];[.B5];[.B4];[.B5];[.B4];[.B5]; [.B4];[.B5];[.B4];[.B5];[.B4];[.B5]; [.B4];[.B5];[.B4];[.B5];[.B4];[.B5])</text:p>
          </table:table-cell>
          <table:table-cell office:value="75" office:value-type="float">
            <text:p>75</text:p>
          </table:table-cell>
          <table:table-cell xmlns:odf="http://opendocumentfellowship.org/1.0/spec" office:value-type="string">
            <text:p>1</text:p>
          </table:table-cell>
          <table:table-cell xmlns:odf="http://opendocumentfellowship.org/1.0/spec" office:value-type="string">
            <text:p>Functions must be able to take 30 parameters.</text:p>
          </table:table-cell>
          <table:table-cell xmlns:odf="http://opendocumentfellowship.org/1.0/spec" table:formula="oooc:=SUM([.B4];[.B5];[.B4];[.B5];[.B4];[.B5]; [.B4];[.B5];[.B4];[.B5];[.B4];[.B5]; [.B4];[.B5];[.B4];[.B5];[.B4];[.B5]; [.B4];[.B5];[.B4];[.B5];[.B4];[.B5]; [.B4];[.B5];[.B4];[.B5];[.B4];[.B5])"/>
          <table:table-cell table:style-name="PassFailStyle" table:formula="oooc:=IF(ISERROR([.F44]);0;IF([.C44]=[.F44];1;0))"/>
          <table:table-cell table:style-name="WarningCellStyle" table:formula="oooc:=IF(ISERROR([.F44]);&quot;App gives unexpected error.&quot;;&quot;&quot;)"/>
        </table:table-row>
        <table:table-row table:style-name="WideRowStyle">
          <table:table-cell xmlns:odf="http://opendocumentfellowship.org/1.0/spec" office:value-type="string">
            <text:p>Limits</text:p>
          </table:table-cell>
          <table:table-cell xmlns:odf="http://opendocumentfellowship.org/1.0/spec" office:value-type="string">
            <text:p>=[.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1111</text:p>
          </table:table-cell>
          <table:table-cell office:value="1961" office:value-type="float">
            <text:p>1961</text:p>
          </table:table-cell>
          <table:table-cell xmlns:odf="http://opendocumentfellowship.org/1.0/spec" office:value-type="string">
            <text:p>1</text:p>
          </table:table-cell>
          <table:table-cell xmlns:odf="http://opendocumentfellowship.org/1.0/spec" office:value-type="string">
            <text:p>Formulas can be up to 1024 characters long, not counting the [..] around cell addresses, and not counting the "." in a cell address where the sheet name is not given.</text:p>
          </table:table-cell>
          <table:table-cell xmlns:odf="http://opendocumentfellowship.org/1.0/spec" table:formula="oooc:=[.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B4]+[.B5]+1111"/>
          <table:table-cell table:style-name="PassFailStyle" table:formula="oooc:=IF(ISERROR([.F45]);0;IF([.C45]=[.F45];1;0))"/>
          <table:table-cell table:style-name="WarningCellStyle" table:formula="oooc:=IF(ISERROR([.F45]);&quot;App gives unexpected error.&quot;;&quot;&quot;)"/>
        </table:table-row>
        <table:table-row table:style-name="WideRowStyle">
          <table:table-cell xmlns:odf="http://opendocumentfellowship.org/1.0/spec" office:value-type="string">
            <text:p>Limits</text:p>
          </table:table-cell>
          <table:table-cell xmlns:odf="http://opendocumentfellowship.org/1.0/spec" office:value-type="string">
            <text:p>=LEN(REPT("x";2^15-1))</text:p>
          </table:table-cell>
          <table:table-cell office:value="32767" office:value-type="float">
            <text:p>32767</text:p>
          </table:table-cell>
          <table:table-cell xmlns:odf="http://opendocumentfellowship.org/1.0/spec" office:value-type="string">
            <text:p>1</text:p>
          </table:table-cell>
          <table:table-cell xmlns:odf="http://opendocumentfellowship.org/1.0/spec" office:value-type="string">
            <text:p>Strings of ASCII characters can be up to 32767 characters (applications should support even larger text lengths)</text:p>
          </table:table-cell>
          <table:table-cell xmlns:odf="http://opendocumentfellowship.org/1.0/spec" table:formula="oooc:=LEN(REPT(&quot;x&quot;;2^15-1))"/>
          <table:table-cell table:style-name="PassFailStyle" table:formula="oooc:=IF(ISERROR([.F46]);0;IF([.C46]=[.F46];1;0))"/>
          <table:table-cell table:style-name="WarningCellStyle" table:formula="oooc:=IF(ISERROR([.F46]);&quot;App gives unexpected error.&quot;;&quot;&quot;)"/>
        </table:table-row>
        <table:table-row table:style-name="WideRowStyle">
          <table:table-cell xmlns:odf="http://opendocumentfellowship.org/1.0/spec" office:value-type="string">
            <text:p>Complex Number</text:p>
          </table:table-cell>
          <table:table-cell xmlns:odf="http://opendocumentfellowship.org/1.0/spec" office:value-type="string">
            <text:p>=IMREAL(IMSUM(COMPLEX(2;3); COMPLEX(4;5)))</text:p>
          </table:table-cell>
          <table:table-cell office:value="6" office:value-type="float">
            <text:p>6</text:p>
          </table:table-cell>
          <table:table-cell xmlns:odf="http://opendocumentfellowship.org/1.0/spec" office:value-type="string">
            <text:p>3</text:p>
          </table:table-cell>
          <table:table-cell xmlns:odf="http://opendocumentfellowship.org/1.0/spec" office:value-type="string">
            <text:p>Must use IMSUM to add at level 3.</text:p>
          </table:table-cell>
          <table:table-cell xmlns:odf="http://opendocumentfellowship.org/1.0/spec" table:formula="oooc:=IMREAL(IMSUM(COMPLEX(2;3); COMPLEX(4;5)))"/>
          <table:table-cell table:style-name="PassFailStyle" table:formula="oooc:=IF(ISERROR([.F47]);0;IF([.C47]=[.F47];1;0))"/>
          <table:table-cell table:style-name="WarningCellStyle" table:formula="oooc:=IF(ISERROR([.F47]);&quot;App gives unexpected error.&quot;;&quot;&quot;)"/>
        </table:table-row>
        <table:table-row table:style-name="WideRowStyle">
          <table:table-cell xmlns:odf="http://opendocumentfellowship.org/1.0/spec" office:value-type="string">
            <text:p>Complex Number</text:p>
          </table:table-cell>
          <table:table-cell xmlns:odf="http://opendocumentfellowship.org/1.0/spec" office:value-type="string">
            <text:p>=IMAGINARY(IMSUM(COMPLEX(2;3); COMPLEX(4;5)))</text:p>
          </table:table-cell>
          <table:table-cell office:value="8" office:value-type="float">
            <text:p>8</text:p>
          </table:table-cell>
          <table:table-cell xmlns:odf="http://opendocumentfellowship.org/1.0/spec" office:value-type="string">
            <text:p>3</text:p>
          </table:table-cell>
          <table:table-cell xmlns:odf="http://opendocumentfellowship.org/1.0/spec" office:value-type="string">
            <text:p>Must use IMSUM to add at level 3.</text:p>
          </table:table-cell>
          <table:table-cell xmlns:odf="http://opendocumentfellowship.org/1.0/spec" table:formula="oooc:=IMAGINARY(IMSUM(COMPLEX(2;3); COMPLEX(4;5)))"/>
          <table:table-cell table:style-name="PassFailStyle" table:formula="oooc:=IF(ISERROR([.F48]);0;IF([.C48]=[.F48];1;0))"/>
          <table:table-cell table:style-name="WarningCellStyle" table:formula="oooc:=IF(ISERROR([.F48]);&quot;App gives unexpected error.&quot;;&quot;&quot;)"/>
        </table:table-row>
        <table:table-row table:style-name="WideRowStyle">
          <table:table-cell xmlns:odf="http://opendocumentfellowship.org/1.0/spec" office:value-type="string">
            <text:p>Complex Number</text:p>
          </table:table-cell>
          <table:table-cell xmlns:odf="http://opendocumentfellowship.org/1.0/spec" office:value-type="string">
            <text:p>=IMABS(IMSUB(IMSUM(4;"3i");"2+i");COMPLEX(6;2))</text:p>
          </table:table-cell>
          <table:table-cell office:value="0" office:value-type="float">
            <text:p>0</text:p>
          </table:table-cell>
          <table:table-cell xmlns:odf="http://opendocumentfellowship.org/1.0/spec" office:value-type="string">
            <text:p>3</text:p>
          </table:table-cell>
          <table:table-cell xmlns:odf="http://opendocumentfellowship.org/1.0/spec" office:value-type="string">
            <text:p>Can use Text and ordinary Numbers with IM functions.</text:p>
          </table:table-cell>
          <table:table-cell xmlns:odf="http://opendocumentfellowship.org/1.0/spec" table:formula="oooc:=IMABS(IMSUB(IMSUM(4;&quot;3i&quot;);&quot;2+i&quot;);COMPLEX(6;2))"/>
          <table:table-cell table:style-name="PassFailStyle" table:formula="oooc:=IF(ISERROR([.F49]);0;IF([.C49]=[.F49];1;0))"/>
          <table:table-cell table:style-name="WarningCellStyle" table:formula="oooc:=IF(ISERROR([.F49]);&quot;App gives unexpected error.&quot;;&quot;&quot;)"/>
        </table:table-row>
        <table:table-row table:style-name="WideRowStyle">
          <table:table-cell xmlns:odf="http://opendocumentfellowship.org/1.0/spec" office:value-type="string">
            <text:p>Complex Number</text:p>
          </table:table-cell>
          <table:table-cell xmlns:odf="http://opendocumentfellowship.org/1.0/spec" office:value-type="string">
            <text:p>=IMREAL(COMPLEX(2;3)+COMPLEX(4;5))</text:p>
          </table:table-cell>
          <table:table-cell office:value="6" office:value-type="float">
            <text:p>6</text:p>
          </table:table-cell>
          <table:table-cell xmlns:odf="http://opendocumentfellowship.org/1.0/spec" office:value-type="string">
            <text:p>4</text:p>
          </table:table-cell>
          <table:table-cell xmlns:odf="http://opendocumentfellowship.org/1.0/spec" office:value-type="string">
            <text:p>Can use "+" at level 4.</text:p>
          </table:table-cell>
          <table:table-cell xmlns:odf="http://opendocumentfellowship.org/1.0/spec" table:formula="oooc:=IMREAL(COMPLEX(2;3)+COMPLEX(4;5))"/>
          <table:table-cell table:style-name="PassFailStyle" table:formula="oooc:=IF(ISERROR([.F50]);0;IF([.C50]=[.F50];1;0))"/>
          <table:table-cell table:style-name="WarningCellStyle" table:formula="oooc:=IF(ISERROR([.F50]);&quot;App gives unexpected error.&quot;;&quot;&quot;)"/>
        </table:table-row>
        <table:table-row table:style-name="WideRowStyle">
          <table:table-cell xmlns:odf="http://opendocumentfellowship.org/1.0/spec" office:value-type="string">
            <text:p>Complex Number</text:p>
          </table:table-cell>
          <table:table-cell xmlns:odf="http://opendocumentfellowship.org/1.0/spec" office:value-type="string">
            <text:p>=IMAGINARY(COMPLEX(2;3)+COMPLEX(4;5))</text:p>
          </table:table-cell>
          <table:table-cell office:value="8" office:value-type="float">
            <text:p>8</text:p>
          </table:table-cell>
          <table:table-cell xmlns:odf="http://opendocumentfellowship.org/1.0/spec" office:value-type="string">
            <text:p>4</text:p>
          </table:table-cell>
          <table:table-cell xmlns:odf="http://opendocumentfellowship.org/1.0/spec" office:value-type="string">
            <text:p>Can use "+" at level 4.</text:p>
          </table:table-cell>
          <table:table-cell xmlns:odf="http://opendocumentfellowship.org/1.0/spec" table:formula="oooc:=IMAGINARY(COMPLEX(2;3)+COMPLEX(4;5))"/>
          <table:table-cell table:style-name="PassFailStyle" table:formula="oooc:=IF(ISERROR([.F51]);0;IF([.C51]=[.F51];1;0))"/>
          <table:table-cell table:style-name="WarningCellStyle" table:formula="oooc:=IF(ISERROR([.F51]);&quot;App gives unexpected error.&quot;;&quot;&quot;)"/>
        </table:table-row>
        <table:table-row table:style-name="WideRowStyle">
          <table:table-cell xmlns:odf="http://opendocumentfellowship.org/1.0/spec" office:value-type="string">
            <text:p>Complex Number</text:p>
          </table:table-cell>
          <table:table-cell xmlns:odf="http://opendocumentfellowship.org/1.0/spec" office:value-type="string">
            <text:p>=("2+3i"+"3+5i")=COMPLEX(5;8)</text:p>
          </table:table-cell>
          <table:table-cell office:boolean-value="true" office:value-type="boolean">
            <text:p>TRUE</text:p>
          </table:table-cell>
          <table:table-cell xmlns:odf="http://opendocumentfellowship.org/1.0/spec" office:value-type="string">
            <text:p>4</text:p>
          </table:table-cell>
          <table:table-cell xmlns:odf="http://opendocumentfellowship.org/1.0/spec" office:value-type="string">
            <text:p>Can use equal-to at level 4, and can use text too.</text:p>
          </table:table-cell>
          <table:table-cell xmlns:odf="http://opendocumentfellowship.org/1.0/spec" table:formula="oooc:=(&quot;2+3i&quot;+&quot;3+5i&quot;)=COMPLEX(5;8)"/>
          <table:table-cell table:style-name="PassFailStyle" table:formula="oooc:=IF(ISERROR([.F52]);0;IF([.C52]=[.F52];1;0))"/>
          <table:table-cell table:style-name="WarningCellStyle" table:formula="oooc:=IF(ISERROR([.F52]);&quot;App gives unexpected error.&quot;;&quot;&quot;)"/>
        </table:table-row>
        <table:table-row table:style-name="WideRowStyle">
          <table:table-cell xmlns:odf="http://opendocumentfellowship.org/1.0/spec" office:value-type="string">
            <text:p>Criteria</text:p>
          </table:table-cell>
          <table:table-cell xmlns:odf="http://opendocumentfellowship.org/1.0/spec" office:value-type="string">
            <text:p>=DSUM([.A18:.I31]; "TestID"; [.B36:.B37])</text:p>
          </table:table-cell>
          <table:table-cell office:value="96" office:value-type="float">
            <text:p>96</text:p>
          </table:table-cell>
          <table:table-cell xmlns:odf="http://opendocumentfellowship.org/1.0/spec" office:value-type="string">
            <text:p>1</text:p>
          </table:table-cell>
          <table:table-cell xmlns:odf="http://opendocumentfellowship.org/1.0/spec" office:value-type="string">
            <text:p>Trivial criteria, checking for equal to a number. We use SUM on the TestID to make sure that EXACTLY the right records were selected.</text:p>
          </table:table-cell>
          <table:table-cell xmlns:odf="http://opendocumentfellowship.org/1.0/spec" table:formula="oooc:=DSUM([.A18:.I31]; &quot;TestID&quot;; [.B36:.B37])"/>
          <table:table-cell table:style-name="PassFailStyle" table:formula="oooc:=IF(ISERROR([.F53]);0;IF([.C53]=[.F53];1;0))"/>
          <table:table-cell table:style-name="WarningCellStyle" table:formula="oooc:=IF(ISERROR([.F53]);&quot;App gives unexpected error.&quot;;&quot;&quot;)"/>
        </table:table-row>
        <table:table-row table:style-name="WideRowStyle">
          <table:table-cell xmlns:odf="http://opendocumentfellowship.org/1.0/spec" office:value-type="string">
            <text:p>Criteria</text:p>
          </table:table-cell>
          <table:table-cell xmlns:odf="http://opendocumentfellowship.org/1.0/spec" office:value-type="string">
            <text:p>=DSUM([.A18:.I31]; "TestID"; [.G36:.G37])</text:p>
          </table:table-cell>
          <table:table-cell office:value="4757" office:value-type="float">
            <text:p>4757</text:p>
          </table:table-cell>
          <table:table-cell xmlns:odf="http://opendocumentfellowship.org/1.0/spec" office:value-type="string">
            <text:p>1</text:p>
          </table:table-cell>
          <table:table-cell xmlns:odf="http://opendocumentfellowship.org/1.0/spec" office:value-type="string">
            <text:p>Check for less than a number.</text:p>
          </table:table-cell>
          <table:table-cell xmlns:odf="http://opendocumentfellowship.org/1.0/spec" table:formula="oooc:=DSUM([.A18:.I31]; &quot;TestID&quot;; [.G36:.G37])"/>
          <table:table-cell table:style-name="PassFailStyle" table:formula="oooc:=IF(ISERROR([.F54]);0;IF([.C54]=[.F54];1;0))"/>
          <table:table-cell table:style-name="WarningCellStyle" table:formula="oooc:=IF(ISERROR([.F54]);&quot;App gives unexpected error.&quot;;&quot;&quot;)"/>
        </table:table-row>
        <table:table-row table:style-name="WideRowStyle">
          <table:table-cell xmlns:odf="http://opendocumentfellowship.org/1.0/spec" office:value-type="string">
            <text:p>Criteria</text:p>
          </table:table-cell>
          <table:table-cell xmlns:odf="http://opendocumentfellowship.org/1.0/spec" office:value-type="string">
            <text:p>=DSUM([.A18:.I31]; "TestID"; [.B36:.C37])</text:p>
          </table:table-cell>
          <table:table-cell office:value="64" office:value-type="float">
            <text:p>64</text:p>
          </table:table-cell>
          <table:table-cell xmlns:odf="http://opendocumentfellowship.org/1.0/spec" office:value-type="string">
            <text:p>1</text:p>
          </table:table-cell>
          <table:table-cell xmlns:odf="http://opendocumentfellowship.org/1.0/spec" office:value-type="string">
            <text:p>Two criteria side-by-side are an AND (must meet ALL criteria)</text:p>
          </table:table-cell>
          <table:table-cell xmlns:odf="http://opendocumentfellowship.org/1.0/spec" table:formula="oooc:=DSUM([.A18:.I31]; &quot;TestID&quot;; [.B36:.C37])"/>
          <table:table-cell table:style-name="PassFailStyle" table:formula="oooc:=IF(ISERROR([.F55]);0;IF([.C55]=[.F55];1;0))"/>
          <table:table-cell table:style-name="WarningCellStyle" table:formula="oooc:=IF(ISERROR([.F55]);&quot;App gives unexpected error.&quot;;&quot;&quot;)"/>
        </table:table-row>
        <table:table-row table:style-name="WideRowStyle">
          <table:table-cell xmlns:odf="http://opendocumentfellowship.org/1.0/spec" office:value-type="string">
            <text:p>Criteria</text:p>
          </table:table-cell>
          <table:table-cell xmlns:odf="http://opendocumentfellowship.org/1.0/spec" office:value-type="string">
            <text:p>=DSUM([.A18:.I31]; "TestID"; [.B36:.B38])</text:p>
          </table:table-cell>
          <table:table-cell office:value="737" office:value-type="float">
            <text:p>737</text:p>
          </table:table-cell>
          <table:table-cell xmlns:odf="http://opendocumentfellowship.org/1.0/spec" office:value-type="string">
            <text:p>1</text:p>
          </table:table-cell>
          <table:table-cell xmlns:odf="http://opendocumentfellowship.org/1.0/spec" office:value-type="string">
            <text:p>Two criteria on top of each other are an OR (must meet ANY of the rows of criteria)</text:p>
          </table:table-cell>
          <table:table-cell xmlns:odf="http://opendocumentfellowship.org/1.0/spec" table:formula="oooc:=DSUM([.A18:.I31]; &quot;TestID&quot;; [.B36:.B38])"/>
          <table:table-cell table:style-name="PassFailStyle" table:formula="oooc:=IF(ISERROR([.F56]);0;IF([.C56]=[.F56];1;0))"/>
          <table:table-cell table:style-name="WarningCellStyle" table:formula="oooc:=IF(ISERROR([.F56]);&quot;App gives unexpected error.&quot;;&quot;&quot;)"/>
        </table:table-row>
        <table:table-row table:style-name="WideRowStyle">
          <table:table-cell xmlns:odf="http://opendocumentfellowship.org/1.0/spec" office:value-type="string">
            <text:p>Criteria</text:p>
          </table:table-cell>
          <table:table-cell xmlns:odf="http://opendocumentfellowship.org/1.0/spec" office:value-type="string">
            <text:p>=DSUM([.A18:.I31]; "TestID"; [.B36:.C38])</text:p>
          </table:table-cell>
          <table:table-cell office:value="193" office:value-type="float">
            <text:p>193</text:p>
          </table:table-cell>
          <table:table-cell xmlns:odf="http://opendocumentfellowship.org/1.0/spec" office:value-type="string">
            <text:p>1</text:p>
          </table:table-cell>
          <table:table-cell xmlns:odf="http://opendocumentfellowship.org/1.0/spec" office:value-type="string">
            <text:p>Can have multiple criteria sets.</text:p>
          </table:table-cell>
          <table:table-cell xmlns:odf="http://opendocumentfellowship.org/1.0/spec" table:formula="oooc:=DSUM([.A18:.I31]; &quot;TestID&quot;; [.B36:.C38])"/>
          <table:table-cell table:style-name="PassFailStyle" table:formula="oooc:=IF(ISERROR([.F57]);0;IF([.C57]=[.F57];1;0))"/>
          <table:table-cell table:style-name="WarningCellStyle" table:formula="oooc:=IF(ISERROR([.F57]);&quot;App gives unexpected error.&quot;;&quot;&quot;)"/>
        </table:table-row>
        <table:table-row table:style-name="WideRowStyle">
          <table:table-cell xmlns:odf="http://opendocumentfellowship.org/1.0/spec" office:value-type="string">
            <text:p>Criteria</text:p>
          </table:table-cell>
          <table:table-cell xmlns:odf="http://opendocumentfellowship.org/1.0/spec" office:value-type="string">
            <text:p>=DSUM([.A18:.I31]; "TestID"; [.B36:.D38])</text:p>
          </table:table-cell>
          <table:table-cell office:value="0" office:value-type="float">
            <text:p>0</text:p>
          </table:table-cell>
          <table:table-cell xmlns:odf="http://opendocumentfellowship.org/1.0/spec" office:value-type="string">
            <text:p>1</text:p>
          </table:table-cell>
          <table:table-cell xmlns:odf="http://opendocumentfellowship.org/1.0/spec" office:value-type="string">
            <text:p>Can have multiple criteria sets.</text:p>
          </table:table-cell>
          <table:table-cell xmlns:odf="http://opendocumentfellowship.org/1.0/spec" table:formula="oooc:=DSUM([.A18:.I31]; &quot;TestID&quot;; [.B36:.D38])"/>
          <table:table-cell table:style-name="PassFailStyle" table:formula="oooc:=IF(ISERROR([.F58]);0;IF([.C58]=[.F58];1;0))"/>
          <table:table-cell table:style-name="WarningCellStyle" table:formula="oooc:=IF(ISERROR([.F58]);&quot;App gives unexpected error.&quot;;&quot;&quot;)"/>
        </table:table-row>
        <table:table-row table:style-name="WideRowStyle">
          <table:table-cell xmlns:odf="http://opendocumentfellowship.org/1.0/spec" office:value-type="string">
            <text:p>Criteria</text:p>
          </table:table-cell>
          <table:table-cell xmlns:odf="http://opendocumentfellowship.org/1.0/spec" office:value-type="string">
            <text:p>=DSUM([.A18:.I31]; "TestID"; [.D36:.D37])</text:p>
          </table:table-cell>
          <table:table-cell office:value="2048" office:value-type="float">
            <text:p>2048</text:p>
          </table:table-cell>
          <table:table-cell xmlns:odf="http://opendocumentfellowship.org/1.0/spec" office:value-type="string">
            <text:p>1</text:p>
          </table:table-cell>
          <table:table-cell xmlns:odf="http://opendocumentfellowship.org/1.0/spec" office:value-type="string">
            <text:p>Simple text match.</text:p>
          </table:table-cell>
          <table:table-cell xmlns:odf="http://opendocumentfellowship.org/1.0/spec" table:formula="oooc:=DSUM([.A18:.I31]; &quot;TestID&quot;; [.D36:.D37])"/>
          <table:table-cell table:style-name="PassFailStyle" table:formula="oooc:=IF(ISERROR([.F59]);0;IF([.C59]=[.F59];1;0))"/>
          <table:table-cell table:style-name="WarningCellStyle" table:formula="oooc:=IF(ISERROR([.F59]);&quot;App gives unexpected error.&quot;;&quot;&quot;)"/>
        </table:table-row>
        <table:table-row table:style-name="WideRowStyle">
          <table:table-cell xmlns:odf="http://opendocumentfellowship.org/1.0/spec" office:value-type="string">
            <text:p>Criteria</text:p>
          </table:table-cell>
          <table:table-cell xmlns:odf="http://opendocumentfellowship.org/1.0/spec" office:value-type="string">
            <text:p>=DSUM([.A18:.I31]; "TestID"; [.H36:.H37])</text:p>
          </table:table-cell>
          <table:table-cell office:value="3679" office:value-type="float">
            <text:p>3679</text:p>
          </table:table-cell>
          <table:table-cell xmlns:odf="http://opendocumentfellowship.org/1.0/spec" office:value-type="string">
            <text:p>1</text:p>
          </table:table-cell>
          <table:table-cell xmlns:odf="http://opendocumentfellowship.org/1.0/spec" office:value-type="string">
            <text:p>Date comparison</text:p>
          </table:table-cell>
          <table:table-cell xmlns:odf="http://opendocumentfellowship.org/1.0/spec" table:formula="oooc:=DSUM([.A18:.I31]; &quot;TestID&quot;; [.H36:.H37])"/>
          <table:table-cell table:style-name="PassFailStyle" table:formula="oooc:=IF(ISERROR([.F60]);0;IF([.C60]=[.F60];1;0))"/>
          <table:table-cell table:style-name="WarningCellStyle" table:formula="oooc:=IF(ISERROR([.F60]);&quot;App gives unexpected error.&quot;;&quot;&quot;)"/>
        </table:table-row>
        <table:table-row table:style-name="WideRowStyle">
          <table:table-cell xmlns:odf="http://opendocumentfellowship.org/1.0/spec" office:value-type="string">
            <text:p>Criteria</text:p>
          </table:table-cell>
          <table:table-cell xmlns:odf="http://opendocumentfellowship.org/1.0/spec" office:value-type="string">
            <text:p>=DSUM([.A18:.I31]; "TestID"; [.E36:.E37])</text:p>
          </table:table-cell>
          <table:table-cell office:value="1580" office:value-type="float">
            <text:p>1580</text:p>
          </table:table-cell>
          <table:table-cell xmlns:odf="http://opendocumentfellowship.org/1.0/spec" office:value-type="string">
            <text:p>1</text:p>
          </table:table-cell>
          <table:table-cell xmlns:odf="http://opendocumentfellowship.org/1.0/spec" office:value-type="string">
            <text:p>Comparison less than zero.</text:p>
          </table:table-cell>
          <table:table-cell xmlns:odf="http://opendocumentfellowship.org/1.0/spec" table:formula="oooc:=DSUM([.A18:.I31]; &quot;TestID&quot;; [.E36:.E37])"/>
          <table:table-cell table:style-name="PassFailStyle" table:formula="oooc:=IF(ISERROR([.F61]);0;IF([.C61]=[.F61];1;0))"/>
          <table:table-cell table:style-name="WarningCellStyle" table:formula="oooc:=IF(ISERROR([.F61]);&quot;App gives unexpected error.&quot;;&quot;&quot;)"/>
        </table:table-row>
        <table:table-row table:style-name="WideRowStyle">
          <table:table-cell xmlns:odf="http://opendocumentfellowship.org/1.0/spec" office:value-type="string">
            <text:p>Criteria</text:p>
          </table:table-cell>
          <table:table-cell xmlns:odf="http://opendocumentfellowship.org/1.0/spec" office:value-type="string">
            <text:p>=DSUM([.A18:.I31]; "TestID"; [.F36:.F37])</text:p>
          </table:table-cell>
          <table:table-cell office:value="8128" office:value-type="float">
            <text:p>8128</text:p>
          </table:table-cell>
          <table:table-cell xmlns:odf="http://opendocumentfellowship.org/1.0/spec" office:value-type="string">
            <text:p>1</text:p>
          </table:table-cell>
          <table:table-cell xmlns:odf="http://opendocumentfellowship.org/1.0/spec" office:value-type="string">
            <text:p>Less than or equal to.</text:p>
          </table:table-cell>
          <table:table-cell xmlns:odf="http://opendocumentfellowship.org/1.0/spec" table:formula="oooc:=DSUM([.A18:.I31]; &quot;TestID&quot;; [.F36:.F37])"/>
          <table:table-cell table:style-name="PassFailStyle" table:formula="oooc:=IF(ISERROR([.F62]);0;IF([.C62]=[.F62];1;0))"/>
          <table:table-cell table:style-name="WarningCellStyle" table:formula="oooc:=IF(ISERROR([.F62]);&quot;App gives unexpected error.&quot;;&quot;&quot;)"/>
        </table:table-row>
        <table:table-row table:style-name="WideRowStyle">
          <table:table-cell xmlns:odf="http://opendocumentfellowship.org/1.0/spec" office:value-type="string">
            <text:p>Criteria</text:p>
          </table:table-cell>
          <table:table-cell xmlns:odf="http://opendocumentfellowship.org/1.0/spec" office:value-type="string">
            <text:p>=DSUM([.A18:.I31]; "TestID"; [.G36:.G38])</text:p>
          </table:table-cell>
          <table:table-cell office:value="6037" office:value-type="float">
            <text:p>6037</text:p>
          </table:table-cell>
          <table:table-cell xmlns:odf="http://opendocumentfellowship.org/1.0/spec" office:value-type="string">
            <text:p>1</text:p>
          </table:table-cell>
          <table:table-cell xmlns:odf="http://opendocumentfellowship.org/1.0/spec" office:value-type="string">
            <text:p>Pair of comparisons, and check on greater than or equal to.</text:p>
          </table:table-cell>
          <table:table-cell xmlns:odf="http://opendocumentfellowship.org/1.0/spec" table:formula="oooc:=DSUM([.A18:.I31]; &quot;TestID&quot;; [.G36:.G38])"/>
          <table:table-cell table:style-name="PassFailStyle" table:formula="oooc:=IF(ISERROR([.F63]);0;IF([.C63]=[.F63];1;0))"/>
          <table:table-cell table:style-name="WarningCellStyle" table:formula="oooc:=IF(ISERROR([.F63]);&quot;App gives unexpected error.&quot;;&quot;&quot;)"/>
        </table:table-row>
        <table:table-row table:style-name="WideRowStyle">
          <table:table-cell xmlns:odf="http://opendocumentfellowship.org/1.0/spec" office:value-type="string">
            <text:p>Criteria</text:p>
          </table:table-cell>
          <table:table-cell xmlns:odf="http://opendocumentfellowship.org/1.0/spec" office:value-type="string">
            <text:p>=DSUM([.A18:.I31]; "TestID"; [.H38:.H39])</text:p>
          </table:table-cell>
          <table:table-cell office:value="2048" office:value-type="float">
            <text:p>2048</text:p>
          </table:table-cell>
          <table:table-cell xmlns:odf="http://opendocumentfellowship.org/1.0/spec" office:value-type="string">
            <text:p>1</text:p>
          </table:table-cell>
          <table:table-cell xmlns:odf="http://opendocumentfellowship.org/1.0/spec" office:value-type="string">
            <text:p>Matches of field names and text should ignore case if case-sensitive is false.</text:p>
          </table:table-cell>
          <table:table-cell xmlns:odf="http://opendocumentfellowship.org/1.0/spec" table:formula="oooc:=DSUM([.A18:.I31]; &quot;TestID&quot;; [.H38:.H39])"/>
          <table:table-cell table:style-name="PassFailStyle" table:formula="oooc:=IF(ISERROR([.F64]);0;IF([.C64]=[.F64];1;0))"/>
          <table:table-cell table:style-name="WarningCellStyle" table:formula="oooc:=IF(ISERROR([.F64]);&quot;App gives unexpected error.&quot;;&quot;&quot;)"/>
        </table:table-row>
        <table:table-row table:style-name="WideRowStyle">
          <table:table-cell xmlns:odf="http://opendocumentfellowship.org/1.0/spec" office:value-type="string">
            <text:p>Criteria</text:p>
          </table:table-cell>
          <table:table-cell xmlns:odf="http://opendocumentfellowship.org/1.0/spec" office:value-type="string">
            <text:p>=DSUM([.A18:.I31]; "TestID"; [.D38:.D39])</text:p>
          </table:table-cell>
          <table:table-cell office:value="6144" office:value-type="float">
            <text:p>6144</text:p>
          </table:table-cell>
          <table:table-cell xmlns:odf="http://opendocumentfellowship.org/1.0/spec" office:value-type="string">
            <text:p>1</text:p>
          </table:table-cell>
          <table:table-cell xmlns:odf="http://opendocumentfellowship.org/1.0/spec" office:value-type="string">
            <text:p>If initial text matches, should return it (do not require exact match at higher levels)</text:p>
          </table:table-cell>
          <table:table-cell xmlns:odf="http://opendocumentfellowship.org/1.0/spec" table:formula="oooc:=DSUM([.A18:.I31]; &quot;TestID&quot;; [.D38:.D39])"/>
          <table:table-cell table:style-name="PassFailStyle" table:formula="oooc:=IF(ISERROR([.F65]);0;IF([.C65]=[.F65];1;0))"/>
          <table:table-cell table:style-name="WarningCellStyle" table:formula="oooc:=IF(ISERROR([.F65]);&quot;App gives unexpected error.&quot;;&quot;&quot;)"/>
        </table:table-row>
        <table:table-row table:style-name="WideRowStyle">
          <table:table-cell xmlns:odf="http://opendocumentfellowship.org/1.0/spec" office:value-type="string">
            <text:p>Conversion to Number</text:p>
          </table:table-cell>
          <table:table-cell xmlns:odf="http://opendocumentfellowship.org/1.0/spec" office:value-type="string">
            <text:p>=(1=1)+2</text:p>
          </table:table-cell>
          <table:table-cell office:value="3" office:value-type="float">
            <text:p>3</text:p>
          </table:table-cell>
          <table:table-cell xmlns:odf="http://opendocumentfellowship.org/1.0/spec" office:value-type="string">
            <text:p>1</text:p>
          </table:table-cell>
          <table:table-cell xmlns:odf="http://opendocumentfellowship.org/1.0/spec" office:value-type="string">
            <text:p>Inline logical True is converted to 1.</text:p>
          </table:table-cell>
          <table:table-cell xmlns:odf="http://opendocumentfellowship.org/1.0/spec" table:formula="oooc:=(1=1)+2"/>
          <table:table-cell table:style-name="PassFailStyle" table:formula="oooc:=IF(ISERROR([.F66]);0;IF([.C66]=[.F66];1;0))"/>
          <table:table-cell table:style-name="WarningCellStyle" table:formula="oooc:=IF(ISERROR([.F66]);&quot;App gives unexpected error.&quot;;&quot;&quot;)"/>
        </table:table-row>
        <table:table-row table:style-name="WideRowStyle">
          <table:table-cell xmlns:odf="http://opendocumentfellowship.org/1.0/spec" office:value-type="string">
            <text:p>Conversion to Number</text:p>
          </table:table-cell>
          <table:table-cell xmlns:odf="http://opendocumentfellowship.org/1.0/spec" office:value-type="string">
            <text:p>=[.B5]+[.B6]</text:p>
          </table:table-cell>
          <table:table-cell office:value="4" office:value-type="float">
            <text:p>4</text:p>
          </table:table-cell>
          <table:table-cell xmlns:odf="http://opendocumentfellowship.org/1.0/spec" office:value-type="string">
            <text:p>1</text:p>
          </table:table-cell>
          <table:table-cell xmlns:odf="http://opendocumentfellowship.org/1.0/spec" office:value-type="string">
            <text:p>Adding forces conversion of TRUE to 1, even if by reference</text:p>
          </table:table-cell>
          <table:table-cell xmlns:odf="http://opendocumentfellowship.org/1.0/spec" table:formula="oooc:=[.B5]+[.B6]"/>
          <table:table-cell table:style-name="PassFailStyle" table:formula="oooc:=IF(ISERROR([.F67]);0;IF([.C67]=[.F67];1;0))"/>
          <table:table-cell table:style-name="WarningCellStyle" table:formula="oooc:=IF(ISERROR([.F67]);&quot;App gives unexpected error.&quot;;&quot;&quot;)"/>
        </table:table-row>
        <table:table-row table:style-name="WideRowStyle">
          <table:table-cell xmlns:odf="http://opendocumentfellowship.org/1.0/spec" office:value-type="string">
            <text:p>Conversion to Number</text:p>
          </table:table-cell>
          <table:table-cell xmlns:odf="http://opendocumentfellowship.org/1.0/spec" office:value-type="string">
            <text:p>=IF(ISERROR("7"+0);TRUE();OR( ("7"+0)=7; ("7"+0)=0))</text:p>
          </table:table-cell>
          <table:table-cell office:boolean-value="true" office:value-type="boolean">
            <text:p>TRUE</text:p>
          </table:table-cell>
          <table:table-cell xmlns:odf="http://opendocumentfellowship.org/1.0/spec" office:value-type="string">
            <text:p>1</text:p>
          </table:table-cell>
          <table:table-cell xmlns:odf="http://opendocumentfellowship.org/1.0/spec" office:value-type="string">
            <text:p>Since "+" forces a conversion to number, passing "7" to "+" should force a conversion to 0, 7, or an error.</text:p>
          </table:table-cell>
          <table:table-cell xmlns:odf="http://opendocumentfellowship.org/1.0/spec" table:formula="oooc:=IF(ISERROR(&quot;7&quot;+0);TRUE();OR( (&quot;7&quot;+0)=7; (&quot;7&quot;+0)=0))"/>
          <table:table-cell table:style-name="PassFailStyle" table:formula="oooc:=IF(ISERROR([.F68]);0;IF([.C68]=[.F68];1;0))"/>
          <table:table-cell table:style-name="WarningCellStyle" table:formula="oooc:=IF(ISERROR([.F68]);&quot;App gives unexpected error.&quot;;&quot;&quot;)"/>
        </table:table-row>
        <table:table-row table:style-name="WideRowStyle">
          <table:table-cell xmlns:odf="http://opendocumentfellowship.org/1.0/spec" office:value-type="string">
            <text:p>Conversion to Number</text:p>
          </table:table-cell>
          <table:table-cell xmlns:odf="http://opendocumentfellowship.org/1.0/spec" office:value-type="string">
            <text:p>=IF(ISERROR([.B3]+0);TRUE();OR( ([.B3]+0)=7; ([.B3]+0)=0))</text:p>
          </table:table-cell>
          <table:table-cell office:boolean-value="true" office:value-type="boolean">
            <text:p>TRUE</text:p>
          </table:table-cell>
          <table:table-cell xmlns:odf="http://opendocumentfellowship.org/1.0/spec" office:value-type="string">
            <text:p>1</text:p>
          </table:table-cell>
          <table:table-cell xmlns:odf="http://opendocumentfellowship.org/1.0/spec" office:value-type="string">
            <text:p>B3 is "7"; it should convert to 0, 7, or an error. Note that [.B3]+0 may produce a different result than inline "7"+0.</text:p>
          </table:table-cell>
          <table:table-cell xmlns:odf="http://opendocumentfellowship.org/1.0/spec" table:formula="oooc:=IF(ISERROR([.B3]+0);TRUE();OR( ([.B3]+0)=7; ([.B3]+0)=0))"/>
          <table:table-cell table:style-name="PassFailStyle" table:formula="oooc:=IF(ISERROR([.F69]);0;IF([.C69]=[.F69];1;0))"/>
          <table:table-cell table:style-name="WarningCellStyle" table:formula="oooc:=IF(ISERROR([.F69]);&quot;App gives unexpected error.&quot;;&quot;&quot;)"/>
        </table:table-row>
        <table:table-row table:style-name="WideRowStyle">
          <table:table-cell xmlns:odf="http://opendocumentfellowship.org/1.0/spec" office:value-type="string">
            <text:p>Conversion to Number</text:p>
          </table:table-cell>
          <table:table-cell xmlns:odf="http://opendocumentfellowship.org/1.0/spec" office:value-type="string">
            <text:p>=ISERR(IF(COS("hi")=1;1/0;0))</text:p>
          </table:table-cell>
          <table:table-cell office:boolean-value="true" office:value-type="boolean">
            <text:p>TRUE</text:p>
          </table:table-cell>
          <table:table-cell xmlns:odf="http://opendocumentfellowship.org/1.0/spec" office:value-type="string">
            <text:p>1</text:p>
          </table:table-cell>
          <table:table-cell xmlns:odf="http://opendocumentfellowship.org/1.0/spec" office:value-type="string">
            <text:p>Functions expecting a number but get non-numeric text convert the number to 0 or an Error.</text:p>
          </table:table-cell>
          <table:table-cell xmlns:odf="http://opendocumentfellowship.org/1.0/spec" table:formula="oooc:=ISERR(IF(COS(&quot;hi&quot;)=1;1/0;0))"/>
          <table:table-cell table:style-name="PassFailStyle" table:formula="oooc:=IF(ISERROR([.F70]);0;IF([.C70]=[.F70];1;0))"/>
          <table:table-cell table:style-name="WarningCellStyle" table:formula="oooc:=IF(ISERROR([.F70]);&quot;App gives unexpected error.&quot;;&quot;&quot;)"/>
        </table:table-row>
        <table:table-row table:style-name="WideRowStyle">
          <table:table-cell xmlns:odf="http://opendocumentfellowship.org/1.0/spec" office:value-type="string">
            <text:p>Conversion to NumberSequence</text:p>
          </table:table-cell>
          <table:table-cell xmlns:odf="http://opendocumentfellowship.org/1.0/spec" office:value-type="string">
            <text:p>=SUM([.B3:.B5])</text:p>
          </table:table-cell>
          <table:table-cell office:value="5" office:value-type="float">
            <text:p>5</text:p>
          </table:table-cell>
          <table:table-cell xmlns:odf="http://opendocumentfellowship.org/1.0/spec" office:value-type="string">
            <text:p>1</text:p>
          </table:table-cell>
          <table:table-cell xmlns:odf="http://opendocumentfellowship.org/1.0/spec" office:value-type="string">
            <text:p>Conversion to NumberSequence ignores strings (in B3).</text:p>
          </table:table-cell>
          <table:table-cell xmlns:odf="http://opendocumentfellowship.org/1.0/spec" table:formula="oooc:=SUM([.B3:.B5])"/>
          <table:table-cell table:style-name="PassFailStyle" table:formula="oooc:=IF(ISERROR([.F71]);0;IF([.C71]=[.F71];1;0))"/>
          <table:table-cell table:style-name="WarningCellStyle" table:formula="oooc:=IF(ISERROR([.F71]);&quot;App gives unexpected error.&quot;;&quot;&quot;)"/>
        </table:table-row>
        <table:table-row table:style-name="WideRowStyle">
          <table:table-cell xmlns:odf="http://opendocumentfellowship.org/1.0/spec" office:value-type="string">
            <text:p>Conversion to NumberSequence</text:p>
          </table:table-cell>
          <table:table-cell xmlns:odf="http://opendocumentfellowship.org/1.0/spec" office:value-type="string">
            <text:p>=SUM([.B3:.B10])</text:p>
          </table:table-cell>
          <table:table-cell office:value="Error" office:value-type="string">
            <text:p>Error</text:p>
          </table:table-cell>
          <table:table-cell xmlns:odf="http://opendocumentfellowship.org/1.0/spec" office:value-type="string">
            <text:p>1</text:p>
          </table:table-cell>
          <table:table-cell xmlns:odf="http://opendocumentfellowship.org/1.0/spec" office:value-type="string">
            <text:p>If a sequence includes Error, the result has Error.</text:p>
          </table:table-cell>
          <table:table-cell xmlns:odf="http://opendocumentfellowship.org/1.0/spec" table:formula="oooc:=SUM([.B3:.B10])"/>
          <table:table-cell table:style-name="PassFailStyle" table:formula="oooc:=IF(ISERROR([.F72]);1;0)"/>
        </table:table-row>
        <table:table-row table:style-name="WideRowStyle">
          <table:table-cell xmlns:odf="http://opendocumentfellowship.org/1.0/spec" office:value-type="string">
            <text:p>Conversion to Complex Number</text:p>
          </table:table-cell>
          <table:table-cell xmlns:odf="http://opendocumentfellowship.org/1.0/spec" office:value-type="string">
            <text:p>=SUM([.B3:.B5])</text:p>
          </table:table-cell>
          <table:table-cell office:value="5" office:value-type="float">
            <text:p>5</text:p>
          </table:table-cell>
          <table:table-cell xmlns:odf="http://opendocumentfellowship.org/1.0/spec" office:value-type="string">
            <text:p>1</text:p>
          </table:table-cell>
          <table:table-cell xmlns:odf="http://opendocumentfellowship.org/1.0/spec" office:value-type="string">
            <text:p>Conversion to NumberSequence ignores strings (in B3).</text:p>
          </table:table-cell>
          <table:table-cell xmlns:odf="http://opendocumentfellowship.org/1.0/spec" table:formula="oooc:=SUM([.B3:.B5])"/>
          <table:table-cell table:style-name="PassFailStyle" table:formula="oooc:=IF(ISERROR([.F73]);0;IF([.C73]=[.F73];1;0))"/>
          <table:table-cell table:style-name="WarningCellStyle" table:formula="oooc:=IF(ISERROR([.F73]);&quot;App gives unexpected error.&quot;;&quot;&quot;)"/>
        </table:table-row>
        <table:table-row table:style-name="WideRowStyle">
          <table:table-cell xmlns:odf="http://opendocumentfellowship.org/1.0/spec" office:value-type="string">
            <text:p>Conversion to Complex Number</text:p>
          </table:table-cell>
          <table:table-cell xmlns:odf="http://opendocumentfellowship.org/1.0/spec" office:value-type="string">
            <text:p>=SUM([.B3:.B10])</text:p>
          </table:table-cell>
          <table:table-cell office:value="Error" office:value-type="string">
            <text:p>Error</text:p>
          </table:table-cell>
          <table:table-cell xmlns:odf="http://opendocumentfellowship.org/1.0/spec" office:value-type="string">
            <text:p>1</text:p>
          </table:table-cell>
          <table:table-cell xmlns:odf="http://opendocumentfellowship.org/1.0/spec" office:value-type="string">
            <text:p>If a sequence includes Error, the result has Error.</text:p>
          </table:table-cell>
          <table:table-cell xmlns:odf="http://opendocumentfellowship.org/1.0/spec" table:formula="oooc:=SUM([.B3:.B10])"/>
          <table:table-cell table:style-name="PassFailStyle" table:formula="oooc:=IF(ISERROR([.F74]);1;0)"/>
        </table:table-row>
        <table:table-row table:style-name="WideRowStyle">
          <table:table-cell xmlns:odf="http://opendocumentfellowship.org/1.0/spec" office:value-type="string">
            <text:p>Conversion to Logical</text:p>
          </table:table-cell>
          <table:table-cell xmlns:odf="http://opendocumentfellowship.org/1.0/spec" office:value-type="string">
            <text:p>=IF(5;TRUE();FALSE())</text:p>
          </table:table-cell>
          <table:table-cell office:boolean-value="true" office:value-type="boolean">
            <text:p>TRUE</text:p>
          </table:table-cell>
          <table:table-cell xmlns:odf="http://opendocumentfellowship.org/1.0/spec" office:value-type="string">
            <text:p>1</text:p>
          </table:table-cell>
          <table:table-cell xmlns:odf="http://opendocumentfellowship.org/1.0/spec" office:value-type="string">
            <text:p>Nonzero considered True.</text:p>
          </table:table-cell>
          <table:table-cell xmlns:odf="http://opendocumentfellowship.org/1.0/spec" table:formula="oooc:=IF(5;TRUE();FALSE())"/>
          <table:table-cell table:style-name="PassFailStyle" table:formula="oooc:=IF(ISERROR([.F75]);0;IF([.C75]=[.F75];1;0))"/>
          <table:table-cell table:style-name="WarningCellStyle" table:formula="oooc:=IF(ISERROR([.F75]);&quot;App gives unexpected error.&quot;;&quot;&quot;)"/>
        </table:table-row>
        <table:table-row table:style-name="WideRowStyle">
          <table:table-cell xmlns:odf="http://opendocumentfellowship.org/1.0/spec" office:value-type="string">
            <text:p>Conversion to Logical</text:p>
          </table:table-cell>
          <table:table-cell xmlns:odf="http://opendocumentfellowship.org/1.0/spec" office:value-type="string">
            <text:p>=IF(0;TRUE();FALSE())</text:p>
          </table:table-cell>
          <table:table-cell office:boolean-value="false" office:value-type="boolean">
            <text:p>FALSE</text:p>
          </table:table-cell>
          <table:table-cell xmlns:odf="http://opendocumentfellowship.org/1.0/spec" office:value-type="string">
            <text:p>1</text:p>
          </table:table-cell>
          <table:table-cell xmlns:odf="http://opendocumentfellowship.org/1.0/spec" office:value-type="string">
            <text:p>Zero considered False.</text:p>
          </table:table-cell>
          <table:table-cell xmlns:odf="http://opendocumentfellowship.org/1.0/spec" table:formula="oooc:=IF(0;TRUE();FALSE())"/>
          <table:table-cell table:style-name="PassFailStyle" table:formula="oooc:=IF(ISERROR([.F76]);0;IF([.C76]=[.F76];1;0))"/>
          <table:table-cell table:style-name="WarningCellStyle" table:formula="oooc:=IF(ISERROR([.F76]);&quot;App gives unexpected error.&quot;;&quot;&quot;)"/>
        </table:table-row>
        <table:table-row table:style-name="WideRowStyle">
          <table:table-cell xmlns:odf="http://opendocumentfellowship.org/1.0/spec" office:value-type="string">
            <text:p>Conversion to Logical</text:p>
          </table:table-cell>
          <table:table-cell xmlns:odf="http://opendocumentfellowship.org/1.0/spec" office:value-type="string">
            <text:p>=IF("FALSE";TRUE();FALSE())</text:p>
          </table:table-cell>
          <table:table-cell office:boolean-value="false" office:value-type="boolean">
            <text:p>FALSE</text:p>
          </table:table-cell>
          <table:table-cell xmlns:odf="http://opendocumentfellowship.org/1.0/spec" office:value-type="string">
            <text:p>1</text:p>
          </table:table-cell>
          <table:table-cell xmlns:odf="http://opendocumentfellowship.org/1.0/spec" office:value-type="string">
            <text:p>Text matching "false" (ignoring case) is false.</text:p>
          </table:table-cell>
          <table:table-cell xmlns:odf="http://opendocumentfellowship.org/1.0/spec" table:formula="oooc:=IF(&quot;FALSE&quot;;TRUE();FALSE())"/>
          <table:table-cell table:style-name="PassFailStyle" table:formula="oooc:=IF(ISERROR([.F77]);0;IF([.C77]=[.F77];1;0))"/>
          <table:table-cell table:style-name="WarningCellStyle" table:formula="oooc:=IF(ISERROR([.F77]);&quot;App gives unexpected error.&quot;;&quot;&quot;)"/>
        </table:table-row>
        <table:table-row table:style-name="WideRowStyle">
          <table:table-cell xmlns:odf="http://opendocumentfellowship.org/1.0/spec" office:value-type="string">
            <text:p>Conversion to Logical</text:p>
          </table:table-cell>
          <table:table-cell xmlns:odf="http://opendocumentfellowship.org/1.0/spec" office:value-type="string">
            <text:p>=IF("False";TRUE();FALSE())</text:p>
          </table:table-cell>
          <table:table-cell office:boolean-value="false" office:value-type="boolean">
            <text:p>FALSE</text:p>
          </table:table-cell>
          <table:table-cell xmlns:odf="http://opendocumentfellowship.org/1.0/spec" office:value-type="string">
            <text:p>1</text:p>
          </table:table-cell>
          <table:table-cell xmlns:odf="http://opendocumentfellowship.org/1.0/spec" office:value-type="string">
            <text:p>Text matching "false" (ignoring case) is false.</text:p>
          </table:table-cell>
          <table:table-cell xmlns:odf="http://opendocumentfellowship.org/1.0/spec" table:formula="oooc:=IF(&quot;False&quot;;TRUE();FALSE())"/>
          <table:table-cell table:style-name="PassFailStyle" table:formula="oooc:=IF(ISERROR([.F78]);0;IF([.C78]=[.F78];1;0))"/>
          <table:table-cell table:style-name="WarningCellStyle" table:formula="oooc:=IF(ISERROR([.F78]);&quot;App gives unexpected error.&quot;;&quot;&quot;)"/>
        </table:table-row>
        <table:table-row table:style-name="WideRowStyle">
          <table:table-cell xmlns:odf="http://opendocumentfellowship.org/1.0/spec" office:value-type="string">
            <text:p>Conversion to Logical</text:p>
          </table:table-cell>
          <table:table-cell xmlns:odf="http://opendocumentfellowship.org/1.0/spec" office:value-type="string">
            <text:p>=IF("false";TRUE();FALSE())</text:p>
          </table:table-cell>
          <table:table-cell office:boolean-value="false" office:value-type="boolean">
            <text:p>FALSE</text:p>
          </table:table-cell>
          <table:table-cell xmlns:odf="http://opendocumentfellowship.org/1.0/spec" office:value-type="string">
            <text:p>1</text:p>
          </table:table-cell>
          <table:table-cell xmlns:odf="http://opendocumentfellowship.org/1.0/spec" office:value-type="string">
            <text:p>Text matching "false" (ignoring case) is false.</text:p>
          </table:table-cell>
          <table:table-cell xmlns:odf="http://opendocumentfellowship.org/1.0/spec" table:formula="oooc:=IF(&quot;false&quot;;TRUE();FALSE())"/>
          <table:table-cell table:style-name="PassFailStyle" table:formula="oooc:=IF(ISERROR([.F79]);0;IF([.C79]=[.F79];1;0))"/>
          <table:table-cell table:style-name="WarningCellStyle" table:formula="oooc:=IF(ISERROR([.F79]);&quot;App gives unexpected error.&quot;;&quot;&quot;)"/>
        </table:table-row>
        <table:table-row table:style-name="WideRowStyle">
          <table:table-cell xmlns:odf="http://opendocumentfellowship.org/1.0/spec" office:value-type="string">
            <text:p>Conversion to Logical</text:p>
          </table:table-cell>
          <table:table-cell xmlns:odf="http://opendocumentfellowship.org/1.0/spec" office:value-type="string">
            <text:p>=IF("TRUE";TRUE();FALSE())</text:p>
          </table:table-cell>
          <table:table-cell office:boolean-value="true" office:value-type="boolean">
            <text:p>TRUE</text:p>
          </table:table-cell>
          <table:table-cell xmlns:odf="http://opendocumentfellowship.org/1.0/spec" office:value-type="string">
            <text:p>1</text:p>
          </table:table-cell>
          <table:table-cell xmlns:odf="http://opendocumentfellowship.org/1.0/spec" office:value-type="string">
            <text:p>Text matching "true" (ignoring case) is true.</text:p>
          </table:table-cell>
          <table:table-cell xmlns:odf="http://opendocumentfellowship.org/1.0/spec" table:formula="oooc:=IF(&quot;TRUE&quot;;TRUE();FALSE())"/>
          <table:table-cell table:style-name="PassFailStyle" table:formula="oooc:=IF(ISERROR([.F80]);0;IF([.C80]=[.F80];1;0))"/>
          <table:table-cell table:style-name="WarningCellStyle" table:formula="oooc:=IF(ISERROR([.F80]);&quot;App gives unexpected error.&quot;;&quot;&quot;)"/>
        </table:table-row>
        <table:table-row table:style-name="WideRowStyle">
          <table:table-cell xmlns:odf="http://opendocumentfellowship.org/1.0/spec" office:value-type="string">
            <text:p>Conversion to Logical</text:p>
          </table:table-cell>
          <table:table-cell xmlns:odf="http://opendocumentfellowship.org/1.0/spec" office:value-type="string">
            <text:p>=IF("True";TRUE();FALSE())</text:p>
          </table:table-cell>
          <table:table-cell office:boolean-value="true" office:value-type="boolean">
            <text:p>TRUE</text:p>
          </table:table-cell>
          <table:table-cell xmlns:odf="http://opendocumentfellowship.org/1.0/spec" office:value-type="string">
            <text:p>1</text:p>
          </table:table-cell>
          <table:table-cell xmlns:odf="http://opendocumentfellowship.org/1.0/spec" office:value-type="string">
            <text:p>Text matching "true" (ignoring case) is true.</text:p>
          </table:table-cell>
          <table:table-cell xmlns:odf="http://opendocumentfellowship.org/1.0/spec" table:formula="oooc:=IF(&quot;True&quot;;TRUE();FALSE())"/>
          <table:table-cell table:style-name="PassFailStyle" table:formula="oooc:=IF(ISERROR([.F81]);0;IF([.C81]=[.F81];1;0))"/>
          <table:table-cell table:style-name="WarningCellStyle" table:formula="oooc:=IF(ISERROR([.F81]);&quot;App gives unexpected error.&quot;;&quot;&quot;)"/>
        </table:table-row>
        <table:table-row table:style-name="WideRowStyle">
          <table:table-cell xmlns:odf="http://opendocumentfellowship.org/1.0/spec" office:value-type="string">
            <text:p>Conversion to Logical</text:p>
          </table:table-cell>
          <table:table-cell xmlns:odf="http://opendocumentfellowship.org/1.0/spec" office:value-type="string">
            <text:p>=IF("true";TRUE();FALSE())</text:p>
          </table:table-cell>
          <table:table-cell office:boolean-value="true" office:value-type="boolean">
            <text:p>TRUE</text:p>
          </table:table-cell>
          <table:table-cell xmlns:odf="http://opendocumentfellowship.org/1.0/spec" office:value-type="string">
            <text:p>1</text:p>
          </table:table-cell>
          <table:table-cell xmlns:odf="http://opendocumentfellowship.org/1.0/spec" office:value-type="string">
            <text:p>Text matching "true" (ignoring case) is true.</text:p>
          </table:table-cell>
          <table:table-cell xmlns:odf="http://opendocumentfellowship.org/1.0/spec" table:formula="oooc:=IF(&quot;true&quot;;TRUE();FALSE())"/>
          <table:table-cell table:style-name="PassFailStyle" table:formula="oooc:=IF(ISERROR([.F82]);0;IF([.C82]=[.F82];1;0))"/>
          <table:table-cell table:style-name="WarningCellStyle" table:formula="oooc:=IF(ISERROR([.F82]);&quot;App gives unexpected error.&quot;;&quot;&quot;)"/>
        </table:table-row>
        <table:table-row table:style-name="WideRowStyle">
          <table:table-cell xmlns:odf="http://opendocumentfellowship.org/1.0/spec" office:value-type="string">
            <text:p>Infix Operator "+"</text:p>
          </table:table-cell>
          <table:table-cell xmlns:odf="http://opendocumentfellowship.org/1.0/spec" office:value-type="string">
            <text:p>=1+2</text:p>
          </table:table-cell>
          <table:table-cell office:value="3" office:value-type="float">
            <text:p>3</text:p>
          </table:table-cell>
          <table:table-cell xmlns:odf="http://opendocumentfellowship.org/1.0/spec" office:value-type="string">
            <text:p>1</text:p>
          </table:table-cell>
          <table:table-cell xmlns:odf="http://opendocumentfellowship.org/1.0/spec" office:value-type="string">
            <text:p>Simple addition.</text:p>
          </table:table-cell>
          <table:table-cell xmlns:odf="http://opendocumentfellowship.org/1.0/spec" table:formula="oooc:=1+2"/>
          <table:table-cell table:style-name="PassFailStyle" table:formula="oooc:=IF(ISERROR([.F83]);0;IF([.C83]=[.F83];1;0))"/>
          <table:table-cell table:style-name="WarningCellStyle" table:formula="oooc:=IF(ISERROR([.F83]);&quot;App gives unexpected error.&quot;;&quot;&quot;)"/>
        </table:table-row>
        <table:table-row table:style-name="WideRowStyle">
          <table:table-cell xmlns:odf="http://opendocumentfellowship.org/1.0/spec" office:value-type="string">
            <text:p>Infix Operator "+"</text:p>
          </table:table-cell>
          <table:table-cell xmlns:odf="http://opendocumentfellowship.org/1.0/spec" office:value-type="string">
            <text:p>=[.B4]+[.B5]</text:p>
          </table:table-cell>
          <table:table-cell office:value="5" office:value-type="float">
            <text:p>5</text:p>
          </table:table-cell>
          <table:table-cell xmlns:odf="http://opendocumentfellowship.org/1.0/spec" office:value-type="string">
            <text:p>1</text:p>
          </table:table-cell>
          <table:table-cell xmlns:odf="http://opendocumentfellowship.org/1.0/spec" office:value-type="string">
            <text:p>2+3 is 5.</text:p>
          </table:table-cell>
          <table:table-cell xmlns:odf="http://opendocumentfellowship.org/1.0/spec" table:formula="oooc:=[.B4]+[.B5]"/>
          <table:table-cell table:style-name="PassFailStyle" table:formula="oooc:=IF(ISERROR([.F84]);0;IF([.C84]=[.F84];1;0))"/>
          <table:table-cell table:style-name="WarningCellStyle" table:formula="oooc:=IF(ISERROR([.F84]);&quot;App gives unexpected error.&quot;;&quot;&quot;)"/>
        </table:table-row>
        <table:table-row table:style-name="WideRowStyle">
          <table:table-cell xmlns:odf="http://opendocumentfellowship.org/1.0/spec" office:value-type="string">
            <text:p>Infix Operator "-"</text:p>
          </table:table-cell>
          <table:table-cell xmlns:odf="http://opendocumentfellowship.org/1.0/spec" office:value-type="string">
            <text:p>=3-1</text:p>
          </table:table-cell>
          <table:table-cell office:value="2" office:value-type="float">
            <text:p>2</text:p>
          </table:table-cell>
          <table:table-cell xmlns:odf="http://opendocumentfellowship.org/1.0/spec" office:value-type="string">
            <text:p>1</text:p>
          </table:table-cell>
          <table:table-cell xmlns:odf="http://opendocumentfellowship.org/1.0/spec" office:value-type="string">
            <text:p>Simple subtraction.</text:p>
          </table:table-cell>
          <table:table-cell xmlns:odf="http://opendocumentfellowship.org/1.0/spec" table:formula="oooc:=3-1"/>
          <table:table-cell table:style-name="PassFailStyle" table:formula="oooc:=IF(ISERROR([.F85]);0;IF([.C85]=[.F85];1;0))"/>
          <table:table-cell table:style-name="WarningCellStyle" table:formula="oooc:=IF(ISERROR([.F85]);&quot;App gives unexpected error.&quot;;&quot;&quot;)"/>
        </table:table-row>
        <table:table-row table:style-name="WideRowStyle">
          <table:table-cell xmlns:odf="http://opendocumentfellowship.org/1.0/spec" office:value-type="string">
            <text:p>Infix Operator "-"</text:p>
          </table:table-cell>
          <table:table-cell xmlns:odf="http://opendocumentfellowship.org/1.0/spec" office:value-type="string">
            <text:p>=[.B5]-[.B4]</text:p>
          </table:table-cell>
          <table:table-cell office:value="1" office:value-type="float">
            <text:p>1</text:p>
          </table:table-cell>
          <table:table-cell xmlns:odf="http://opendocumentfellowship.org/1.0/spec" office:value-type="string">
            <text:p>1</text:p>
          </table:table-cell>
          <table:table-cell xmlns:odf="http://opendocumentfellowship.org/1.0/spec" office:value-type="string">
            <text:p>3-2 is 1.</text:p>
          </table:table-cell>
          <table:table-cell xmlns:odf="http://opendocumentfellowship.org/1.0/spec" table:formula="oooc:=[.B5]-[.B4]"/>
          <table:table-cell table:style-name="PassFailStyle" table:formula="oooc:=IF(ISERROR([.F86]);0;IF([.C86]=[.F86];1;0))"/>
          <table:table-cell table:style-name="WarningCellStyle" table:formula="oooc:=IF(ISERROR([.F86]);&quot;App gives unexpected error.&quot;;&quot;&quot;)"/>
        </table:table-row>
        <table:table-row table:style-name="WideRowStyle">
          <table:table-cell xmlns:odf="http://opendocumentfellowship.org/1.0/spec" office:value-type="string">
            <text:p>Infix Operator "-"</text:p>
          </table:table-cell>
          <table:table-cell xmlns:odf="http://opendocumentfellowship.org/1.0/spec" office:value-type="string">
            <text:p>=5 - - 2</text:p>
          </table:table-cell>
          <table:table-cell office:value="7" office:value-type="float">
            <text:p>7</text:p>
          </table:table-cell>
          <table:table-cell xmlns:odf="http://opendocumentfellowship.org/1.0/spec" office:value-type="string">
            <text:p>1</text:p>
          </table:table-cell>
          <table:table-cell xmlns:odf="http://opendocumentfellowship.org/1.0/spec" office:value-type="string">
            <text:p>Subtraction can be combined with unary minus.</text:p>
          </table:table-cell>
          <table:table-cell xmlns:odf="http://opendocumentfellowship.org/1.0/spec" table:formula="oooc:=5 - - 2"/>
          <table:table-cell table:style-name="PassFailStyle" table:formula="oooc:=IF(ISERROR([.F87]);0;IF([.C87]=[.F87];1;0))"/>
          <table:table-cell table:style-name="WarningCellStyle" table:formula="oooc:=IF(ISERROR([.F87]);&quot;App gives unexpected error.&quot;;&quot;&quot;)"/>
        </table:table-row>
        <table:table-row table:style-name="WideRowStyle">
          <table:table-cell xmlns:odf="http://opendocumentfellowship.org/1.0/spec" office:value-type="string">
            <text:p>Infix Operator "-"</text:p>
          </table:table-cell>
          <table:table-cell xmlns:odf="http://opendocumentfellowship.org/1.0/spec" office:value-type="string">
            <text:p>=5--2</text:p>
          </table:table-cell>
          <table:table-cell office:value="7" office:value-type="float">
            <text:p>7</text:p>
          </table:table-cell>
          <table:table-cell xmlns:odf="http://opendocumentfellowship.org/1.0/spec" office:value-type="string">
            <text:p>1</text:p>
          </table:table-cell>
          <table:table-cell xmlns:odf="http://opendocumentfellowship.org/1.0/spec" office:value-type="string">
            <text:p>Subtraction can be combined with unary minus, even without spaces</text:p>
          </table:table-cell>
          <table:table-cell xmlns:odf="http://opendocumentfellowship.org/1.0/spec" table:formula="oooc:=5--2"/>
          <table:table-cell table:style-name="PassFailStyle" table:formula="oooc:=IF(ISERROR([.F88]);0;IF([.C88]=[.F88];1;0))"/>
          <table:table-cell table:style-name="WarningCellStyle" table:formula="oooc:=IF(ISERROR([.F88]);&quot;App gives unexpected error.&quot;;&quot;&quot;)"/>
        </table:table-row>
        <table:table-row table:style-name="WideRowStyle">
          <table:table-cell xmlns:odf="http://opendocumentfellowship.org/1.0/spec" office:value-type="string">
            <text:p>Infix Operator "-"</text:p>
          </table:table-cell>
          <table:table-cell xmlns:odf="http://opendocumentfellowship.org/1.0/spec" office:value-type="string">
            <text:p>=3-2+3</text:p>
          </table:table-cell>
          <table:table-cell office:value="4" office:value-type="float">
            <text:p>4</text:p>
          </table:table-cell>
          <table:table-cell xmlns:odf="http://opendocumentfellowship.org/1.0/spec" office:value-type="string">
            <text:p>1</text:p>
          </table:table-cell>
          <table:table-cell xmlns:odf="http://opendocumentfellowship.org/1.0/spec" office:value-type="string">
            <text:p>Left-to-right associative</text:p>
          </table:table-cell>
          <table:table-cell xmlns:odf="http://opendocumentfellowship.org/1.0/spec" table:formula="oooc:=3-2+3"/>
          <table:table-cell table:style-name="PassFailStyle" table:formula="oooc:=IF(ISERROR([.F89]);0;IF([.C89]=[.F89];1;0))"/>
          <table:table-cell table:style-name="WarningCellStyle" table:formula="oooc:=IF(ISERROR([.F89]);&quot;App gives unexpected error.&quot;;&quot;&quot;)"/>
        </table:table-row>
        <table:table-row table:style-name="WideRowStyle">
          <table:table-cell xmlns:odf="http://opendocumentfellowship.org/1.0/spec" office:value-type="string">
            <text:p>Infix Operator "-"</text:p>
          </table:table-cell>
          <table:table-cell xmlns:odf="http://opendocumentfellowship.org/1.0/spec" office:value-type="string">
            <text:p>=[.C8]-[.C7]</text:p>
          </table:table-cell>
          <table:table-cell office:value="365" office:value-type="float">
            <text:p>365</text:p>
          </table:table-cell>
          <table:table-cell xmlns:odf="http://opendocumentfellowship.org/1.0/spec" office:value-type="string">
            <text:p>1</text:p>
          </table:table-cell>
          <table:table-cell xmlns:odf="http://opendocumentfellowship.org/1.0/spec" office:value-type="string">
            <text:p>Difference of two dates is the number of days between them.</text:p>
          </table:table-cell>
          <table:table-cell xmlns:odf="http://opendocumentfellowship.org/1.0/spec" table:formula="oooc:=[.C8]-[.C7]"/>
          <table:table-cell table:style-name="PassFailStyle" table:formula="oooc:=IF(ISERROR([.F90]);0;IF([.C90]=[.F90];1;0))"/>
          <table:table-cell table:style-name="WarningCellStyle" table:formula="oooc:=IF(ISERROR([.F90]);&quot;App gives unexpected error.&quot;;&quot;&quot;)"/>
        </table:table-row>
        <table:table-row table:style-name="WideRowStyle">
          <table:table-cell xmlns:odf="http://opendocumentfellowship.org/1.0/spec" office:value-type="string">
            <text:p>Infix Operator "*"</text:p>
          </table:table-cell>
          <table:table-cell xmlns:odf="http://opendocumentfellowship.org/1.0/spec" office:value-type="string">
            <text:p>=3*4</text:p>
          </table:table-cell>
          <table:table-cell office:value="12" office:value-type="float">
            <text:p>12</text:p>
          </table:table-cell>
          <table:table-cell xmlns:odf="http://opendocumentfellowship.org/1.0/spec" office:value-type="string">
            <text:p>1</text:p>
          </table:table-cell>
          <table:table-cell xmlns:odf="http://opendocumentfellowship.org/1.0/spec" office:value-type="string">
            <text:p>Simple multiplication.</text:p>
          </table:table-cell>
          <table:table-cell xmlns:odf="http://opendocumentfellowship.org/1.0/spec" table:formula="oooc:=3*4"/>
          <table:table-cell table:style-name="PassFailStyle" table:formula="oooc:=IF(ISERROR([.F91]);0;IF([.C91]=[.F91];1;0))"/>
          <table:table-cell table:style-name="WarningCellStyle" table:formula="oooc:=IF(ISERROR([.F91]);&quot;App gives unexpected error.&quot;;&quot;&quot;)"/>
        </table:table-row>
        <table:table-row table:style-name="WideRowStyle">
          <table:table-cell xmlns:odf="http://opendocumentfellowship.org/1.0/spec" office:value-type="string">
            <text:p>Infix Operator "*"</text:p>
          </table:table-cell>
          <table:table-cell xmlns:odf="http://opendocumentfellowship.org/1.0/spec" office:value-type="string">
            <text:p>=[.B4]*[.B5]</text:p>
          </table:table-cell>
          <table:table-cell office:value="6" office:value-type="float">
            <text:p>6</text:p>
          </table:table-cell>
          <table:table-cell xmlns:odf="http://opendocumentfellowship.org/1.0/spec" office:value-type="string">
            <text:p>1</text:p>
          </table:table-cell>
          <table:table-cell xmlns:odf="http://opendocumentfellowship.org/1.0/spec" office:value-type="string">
            <text:p>2*3 is 6.</text:p>
          </table:table-cell>
          <table:table-cell xmlns:odf="http://opendocumentfellowship.org/1.0/spec" table:formula="oooc:=[.B4]*[.B5]"/>
          <table:table-cell table:style-name="PassFailStyle" table:formula="oooc:=IF(ISERROR([.F92]);0;IF([.C92]=[.F92];1;0))"/>
          <table:table-cell table:style-name="WarningCellStyle" table:formula="oooc:=IF(ISERROR([.F92]);&quot;App gives unexpected error.&quot;;&quot;&quot;)"/>
        </table:table-row>
        <table:table-row table:style-name="WideRowStyle">
          <table:table-cell xmlns:odf="http://opendocumentfellowship.org/1.0/spec" office:value-type="string">
            <text:p>Infix Operator "*"</text:p>
          </table:table-cell>
          <table:table-cell xmlns:odf="http://opendocumentfellowship.org/1.0/spec" office:value-type="string">
            <text:p>=2+3*4</text:p>
          </table:table-cell>
          <table:table-cell office:value="14" office:value-type="float">
            <text:p>14</text:p>
          </table:table-cell>
          <table:table-cell xmlns:odf="http://opendocumentfellowship.org/1.0/spec" office:value-type="string">
            <text:p>1</text:p>
          </table:table-cell>
          <table:table-cell xmlns:odf="http://opendocumentfellowship.org/1.0/spec" office:value-type="string">
            <text:p>Multiplication has a higher precedence than addition.</text:p>
          </table:table-cell>
          <table:table-cell xmlns:odf="http://opendocumentfellowship.org/1.0/spec" table:formula="oooc:=2+3*4"/>
          <table:table-cell table:style-name="PassFailStyle" table:formula="oooc:=IF(ISERROR([.F93]);0;IF([.C93]=[.F93];1;0))"/>
          <table:table-cell table:style-name="WarningCellStyle" table:formula="oooc:=IF(ISERROR([.F93]);&quot;App gives unexpected error.&quot;;&quot;&quot;)"/>
        </table:table-row>
        <table:table-row table:style-name="WideRowStyle">
          <table:table-cell xmlns:odf="http://opendocumentfellowship.org/1.0/spec" office:value-type="string">
            <text:p>Infix Operator "/"</text:p>
          </table:table-cell>
          <table:table-cell xmlns:odf="http://opendocumentfellowship.org/1.0/spec" office:value-type="string">
            <text:p>=6/3</text:p>
          </table:table-cell>
          <table:table-cell office:value="2" office:value-type="float">
            <text:p>2</text:p>
          </table:table-cell>
          <table:table-cell xmlns:odf="http://opendocumentfellowship.org/1.0/spec" office:value-type="string">
            <text:p>1</text:p>
          </table:table-cell>
          <table:table-cell xmlns:odf="http://opendocumentfellowship.org/1.0/spec" office:value-type="string">
            <text:p>Simple division.</text:p>
          </table:table-cell>
          <table:table-cell xmlns:odf="http://opendocumentfellowship.org/1.0/spec" table:formula="oooc:=6/3"/>
          <table:table-cell table:style-name="PassFailStyle" table:formula="oooc:=IF(ISERROR([.F94]);0;IF([.C94]=[.F94];1;0))"/>
          <table:table-cell table:style-name="WarningCellStyle" table:formula="oooc:=IF(ISERROR([.F94]);&quot;App gives unexpected error.&quot;;&quot;&quot;)"/>
        </table:table-row>
        <table:table-row table:style-name="WideRowStyle">
          <table:table-cell xmlns:odf="http://opendocumentfellowship.org/1.0/spec" office:value-type="string">
            <text:p>Infix Operator "/"</text:p>
          </table:table-cell>
          <table:table-cell xmlns:odf="http://opendocumentfellowship.org/1.0/spec" office:value-type="string">
            <text:p>=144/3/2</text:p>
          </table:table-cell>
          <table:table-cell office:value="24" office:value-type="float">
            <text:p>24</text:p>
          </table:table-cell>
          <table:table-cell xmlns:odf="http://opendocumentfellowship.org/1.0/spec" office:value-type="string">
            <text:p>1</text:p>
          </table:table-cell>
          <table:table-cell xmlns:odf="http://opendocumentfellowship.org/1.0/spec" office:value-type="string">
            <text:p>Division is left-to-right associative</text:p>
          </table:table-cell>
          <table:table-cell xmlns:odf="http://opendocumentfellowship.org/1.0/spec" table:formula="oooc:=144/3/2"/>
          <table:table-cell table:style-name="PassFailStyle" table:formula="oooc:=IF(ISERROR([.F95]);0;IF([.C95]=[.F95];1;0))"/>
          <table:table-cell table:style-name="WarningCellStyle" table:formula="oooc:=IF(ISERROR([.F95]);&quot;App gives unexpected error.&quot;;&quot;&quot;)"/>
        </table:table-row>
        <table:table-row table:style-name="WideRowStyle">
          <table:table-cell xmlns:odf="http://opendocumentfellowship.org/1.0/spec" office:value-type="string">
            <text:p>Infix Operator "/"</text:p>
          </table:table-cell>
          <table:table-cell xmlns:odf="http://opendocumentfellowship.org/1.0/spec" office:value-type="string">
            <text:p>=6/3*2</text:p>
          </table:table-cell>
          <table:table-cell office:value="4" office:value-type="float">
            <text:p>4</text:p>
          </table:table-cell>
          <table:table-cell xmlns:odf="http://opendocumentfellowship.org/1.0/spec" office:value-type="string">
            <text:p>1</text:p>
          </table:table-cell>
          <table:table-cell xmlns:odf="http://opendocumentfellowship.org/1.0/spec" office:value-type="string">
            <text:p>Division and multiplication are left-to-right</text:p>
          </table:table-cell>
          <table:table-cell xmlns:odf="http://opendocumentfellowship.org/1.0/spec" table:formula="oooc:=6/3*2"/>
          <table:table-cell table:style-name="PassFailStyle" table:formula="oooc:=IF(ISERROR([.F96]);0;IF([.C96]=[.F96];1;0))"/>
          <table:table-cell table:style-name="WarningCellStyle" table:formula="oooc:=IF(ISERROR([.F96]);&quot;App gives unexpected error.&quot;;&quot;&quot;)"/>
        </table:table-row>
        <table:table-row table:style-name="WideRowStyle">
          <table:table-cell xmlns:odf="http://opendocumentfellowship.org/1.0/spec" office:value-type="string">
            <text:p>Infix Operator "/"</text:p>
          </table:table-cell>
          <table:table-cell xmlns:odf="http://opendocumentfellowship.org/1.0/spec" office:value-type="string">
            <text:p>=2+6/2</text:p>
          </table:table-cell>
          <table:table-cell office:value="5" office:value-type="float">
            <text:p>5</text:p>
          </table:table-cell>
          <table:table-cell xmlns:odf="http://opendocumentfellowship.org/1.0/spec" office:value-type="string">
            <text:p>1</text:p>
          </table:table-cell>
          <table:table-cell xmlns:odf="http://opendocumentfellowship.org/1.0/spec" office:value-type="string">
            <text:p>Division has a higher precedence than +.</text:p>
          </table:table-cell>
          <table:table-cell xmlns:odf="http://opendocumentfellowship.org/1.0/spec" table:formula="oooc:=2+6/2"/>
          <table:table-cell table:style-name="PassFailStyle" table:formula="oooc:=IF(ISERROR([.F97]);0;IF([.C97]=[.F97];1;0))"/>
          <table:table-cell table:style-name="WarningCellStyle" table:formula="oooc:=IF(ISERROR([.F97]);&quot;App gives unexpected error.&quot;;&quot;&quot;)"/>
        </table:table-row>
        <table:table-row table:style-name="WideRowStyle">
          <table:table-cell xmlns:odf="http://opendocumentfellowship.org/1.0/spec" office:value-type="string">
            <text:p>Infix Operator "/"</text:p>
          </table:table-cell>
          <table:table-cell xmlns:odf="http://opendocumentfellowship.org/1.0/spec" office:value-type="string">
            <text:p>=5/2</text:p>
          </table:table-cell>
          <table:table-cell office:value="2.5" office:value-type="float">
            <text:p>2.5</text:p>
          </table:table-cell>
          <table:table-cell xmlns:odf="http://opendocumentfellowship.org/1.0/spec" office:value-type="string">
            <text:p>1</text:p>
          </table:table-cell>
          <table:table-cell xmlns:odf="http://opendocumentfellowship.org/1.0/spec" office:value-type="string">
            <text:p>Simple division; fractional values are possible.</text:p>
          </table:table-cell>
          <table:table-cell xmlns:odf="http://opendocumentfellowship.org/1.0/spec" table:formula="oooc:=5/2"/>
          <table:table-cell table:style-name="PassFailStyle" table:formula="oooc:=IF(ISERROR([.F98]);0;IF([.C98]=[.F98];1;0))"/>
          <table:table-cell table:style-name="WarningCellStyle" table:formula="oooc:=IF(ISERROR([.F98]);&quot;App gives unexpected error.&quot;;&quot;&quot;)"/>
        </table:table-row>
        <table:table-row table:style-name="WideRowStyle">
          <table:table-cell xmlns:odf="http://opendocumentfellowship.org/1.0/spec" office:value-type="string">
            <text:p>Infix Operator "/"</text:p>
          </table:table-cell>
          <table:table-cell xmlns:odf="http://opendocumentfellowship.org/1.0/spec" office:value-type="string">
            <text:p>=1/0</text:p>
          </table:table-cell>
          <table:table-cell office:value="Error" office:value-type="string">
            <text:p>Error</text:p>
          </table:table-cell>
          <table:table-cell xmlns:odf="http://opendocumentfellowship.org/1.0/spec" office:value-type="string">
            <text:p>1</text:p>
          </table:table-cell>
          <table:table-cell xmlns:odf="http://opendocumentfellowship.org/1.0/spec" office:value-type="string">
            <text:p>Dividing by zero is not allowed.</text:p>
          </table:table-cell>
          <table:table-cell xmlns:odf="http://opendocumentfellowship.org/1.0/spec" table:formula="oooc:=1/0"/>
          <table:table-cell table:style-name="PassFailStyle" table:formula="oooc:=IF(ISERROR([.F99]);1;0)"/>
        </table:table-row>
        <table:table-row table:style-name="WideRowStyle">
          <table:table-cell xmlns:odf="http://opendocumentfellowship.org/1.0/spec" office:value-type="string">
            <text:p>Infix Operator "^"</text:p>
          </table:table-cell>
          <table:table-cell xmlns:odf="http://opendocumentfellowship.org/1.0/spec" office:value-type="string">
            <text:p>=2^3</text:p>
          </table:table-cell>
          <table:table-cell office:value="8" office:value-type="float">
            <text:p>8</text:p>
          </table:table-cell>
          <table:table-cell xmlns:odf="http://opendocumentfellowship.org/1.0/spec" office:value-type="string">
            <text:p>1</text:p>
          </table:table-cell>
          <table:table-cell xmlns:odf="http://opendocumentfellowship.org/1.0/spec" office:value-type="string">
            <text:p>Simple exponentiation.</text:p>
          </table:table-cell>
          <table:table-cell xmlns:odf="http://opendocumentfellowship.org/1.0/spec" table:formula="oooc:=2^3"/>
          <table:table-cell table:style-name="PassFailStyle" table:formula="oooc:=IF(ISERROR([.F100]);0;IF([.C100]=[.F100];1;0))"/>
          <table:table-cell table:style-name="WarningCellStyle" table:formula="oooc:=IF(ISERROR([.F100]);&quot;App gives unexpected error.&quot;;&quot;&quot;)"/>
        </table:table-row>
        <table:table-row table:style-name="WideRowStyle">
          <table:table-cell xmlns:odf="http://opendocumentfellowship.org/1.0/spec" office:value-type="string">
            <text:p>Infix Operator "^"</text:p>
          </table:table-cell>
          <table:table-cell xmlns:odf="http://opendocumentfellowship.org/1.0/spec" office:value-type="string">
            <text:p>=9^0.5</text:p>
          </table:table-cell>
          <table:table-cell office:value="3" office:value-type="float">
            <text:p>3</text:p>
          </table:table-cell>
          <table:table-cell xmlns:odf="http://opendocumentfellowship.org/1.0/spec" office:value-type="string">
            <text:p>1</text:p>
          </table:table-cell>
          <table:table-cell xmlns:odf="http://opendocumentfellowship.org/1.0/spec" office:value-type="string">
            <text:p>Raising to the 0.5 power is the same as a square root.</text:p>
          </table:table-cell>
          <table:table-cell xmlns:odf="http://opendocumentfellowship.org/1.0/spec" table:formula="oooc:=9^0.5"/>
          <table:table-cell table:style-name="PassFailStyle" table:formula="oooc:=IF(ISERROR([.F101]);0;IF([.C101]=[.F101];1;0))"/>
          <table:table-cell table:style-name="WarningCellStyle" table:formula="oooc:=IF(ISERROR([.F101]);&quot;App gives unexpected error.&quot;;&quot;&quot;)"/>
        </table:table-row>
        <table:table-row table:style-name="WideRowStyle">
          <table:table-cell xmlns:odf="http://opendocumentfellowship.org/1.0/spec" office:value-type="string">
            <text:p>Infix Operator "^"</text:p>
          </table:table-cell>
          <table:table-cell xmlns:odf="http://opendocumentfellowship.org/1.0/spec" office:value-type="string">
            <text:p>=(-5)^3</text:p>
          </table:table-cell>
          <table:table-cell office:value="-125" office:value-type="float">
            <text:p>-125</text:p>
          </table:table-cell>
          <table:table-cell xmlns:odf="http://opendocumentfellowship.org/1.0/spec" office:value-type="string">
            <text:p>1</text:p>
          </table:table-cell>
          <table:table-cell xmlns:odf="http://opendocumentfellowship.org/1.0/spec" office:value-type="string">
            <text:p>Must be able to accept Left &lt; 0.</text:p>
          </table:table-cell>
          <table:table-cell xmlns:odf="http://opendocumentfellowship.org/1.0/spec" table:formula="oooc:=(-5)^3"/>
          <table:table-cell table:style-name="PassFailStyle" table:formula="oooc:=IF(ISERROR([.F102]);0;IF([.C102]=[.F102];1;0))"/>
          <table:table-cell table:style-name="WarningCellStyle" table:formula="oooc:=IF(ISERROR([.F102]);&quot;App gives unexpected error.&quot;;&quot;&quot;)"/>
        </table:table-row>
        <table:table-row table:style-name="WideRowStyle">
          <table:table-cell xmlns:odf="http://opendocumentfellowship.org/1.0/spec" office:value-type="string">
            <text:p>Infix Operator "^"</text:p>
          </table:table-cell>
          <table:table-cell xmlns:odf="http://opendocumentfellowship.org/1.0/spec" office:value-type="string">
            <text:p>=4^-1</text:p>
          </table:table-cell>
          <table:table-cell office:value="0.25" office:value-type="float">
            <text:p>0.25</text:p>
          </table:table-cell>
          <table:table-cell xmlns:odf="http://opendocumentfellowship.org/1.0/spec" office:value-type="string">
            <text:p>1</text:p>
          </table:table-cell>
          <table:table-cell xmlns:odf="http://opendocumentfellowship.org/1.0/spec" office:value-type="string">
            <text:p>Must be able to accept Right &lt; 0.</text:p>
          </table:table-cell>
          <table:table-cell xmlns:odf="http://opendocumentfellowship.org/1.0/spec" table:formula="oooc:=4^-1"/>
          <table:table-cell table:style-name="PassFailStyle" table:formula="oooc:=IF(ISERROR([.F103]);0;IF([.C103]=[.F103];1;0))"/>
          <table:table-cell table:style-name="WarningCellStyle" table:formula="oooc:=IF(ISERROR([.F103]);&quot;App gives unexpected error.&quot;;&quot;&quot;)"/>
        </table:table-row>
        <table:table-row table:style-name="WideRowStyle">
          <table:table-cell xmlns:odf="http://opendocumentfellowship.org/1.0/spec" office:value-type="string">
            <text:p>Infix Operator "^"</text:p>
          </table:table-cell>
          <table:table-cell xmlns:odf="http://opendocumentfellowship.org/1.0/spec" office:value-type="string">
            <text:p>=5^0</text:p>
          </table:table-cell>
          <table:table-cell office:value="1" office:value-type="float">
            <text:p>1</text:p>
          </table:table-cell>
          <table:table-cell xmlns:odf="http://opendocumentfellowship.org/1.0/spec" office:value-type="string">
            <text:p>1</text:p>
          </table:table-cell>
          <table:table-cell xmlns:odf="http://opendocumentfellowship.org/1.0/spec" office:value-type="string">
            <text:p>Raising nonzero to the zeroth power results in 1.</text:p>
          </table:table-cell>
          <table:table-cell xmlns:odf="http://opendocumentfellowship.org/1.0/spec" table:formula="oooc:=5^0"/>
          <table:table-cell table:style-name="PassFailStyle" table:formula="oooc:=IF(ISERROR([.F104]);0;IF([.C104]=[.F104];1;0))"/>
          <table:table-cell table:style-name="WarningCellStyle" table:formula="oooc:=IF(ISERROR([.F104]);&quot;App gives unexpected error.&quot;;&quot;&quot;)"/>
        </table:table-row>
        <table:table-row table:style-name="WideRowStyle">
          <table:table-cell xmlns:odf="http://opendocumentfellowship.org/1.0/spec" office:value-type="string">
            <text:p>Infix Operator "^"</text:p>
          </table:table-cell>
          <table:table-cell xmlns:odf="http://opendocumentfellowship.org/1.0/spec" office:value-type="string">
            <text:p>=0^5</text:p>
          </table:table-cell>
          <table:table-cell office:value="0" office:value-type="float">
            <text:p>0</text:p>
          </table:table-cell>
          <table:table-cell xmlns:odf="http://opendocumentfellowship.org/1.0/spec" office:value-type="string">
            <text:p>1</text:p>
          </table:table-cell>
          <table:table-cell xmlns:odf="http://opendocumentfellowship.org/1.0/spec" office:value-type="string">
            <text:p>Raising zero to nonzero power results in 0.</text:p>
          </table:table-cell>
          <table:table-cell xmlns:odf="http://opendocumentfellowship.org/1.0/spec" table:formula="oooc:=0^5"/>
          <table:table-cell table:style-name="PassFailStyle" table:formula="oooc:=IF(ISERROR([.F105]);0;IF([.C105]=[.F105];1;0))"/>
          <table:table-cell table:style-name="WarningCellStyle" table:formula="oooc:=IF(ISERROR([.F105]);&quot;App gives unexpected error.&quot;;&quot;&quot;)"/>
        </table:table-row>
        <table:table-row table:style-name="WideRowStyle">
          <table:table-cell xmlns:odf="http://opendocumentfellowship.org/1.0/spec" office:value-type="string">
            <text:p>Infix Operator "^"</text:p>
          </table:table-cell>
          <table:table-cell xmlns:odf="http://opendocumentfellowship.org/1.0/spec" office:value-type="string">
            <text:p>=2+3*4^2</text:p>
          </table:table-cell>
          <table:table-cell office:value="50" office:value-type="float">
            <text:p>50</text:p>
          </table:table-cell>
          <table:table-cell xmlns:odf="http://opendocumentfellowship.org/1.0/spec" office:value-type="string">
            <text:p>1</text:p>
          </table:table-cell>
          <table:table-cell xmlns:odf="http://opendocumentfellowship.org/1.0/spec" office:value-type="string">
            <text:p>Precedence: ^ is higher than *, which is higher than +.</text:p>
          </table:table-cell>
          <table:table-cell xmlns:odf="http://opendocumentfellowship.org/1.0/spec" table:formula="oooc:=2+3*4^2"/>
          <table:table-cell table:style-name="PassFailStyle" table:formula="oooc:=IF(ISERROR([.F106]);0;IF([.C106]=[.F106];1;0))"/>
          <table:table-cell table:style-name="WarningCellStyle" table:formula="oooc:=IF(ISERROR([.F106]);&quot;App gives unexpected error.&quot;;&quot;&quot;)"/>
        </table:table-row>
        <table:table-row table:style-name="WideRowStyle">
          <table:table-cell xmlns:odf="http://opendocumentfellowship.org/1.0/spec" office:value-type="string">
            <text:p>Infix Operator "^"</text:p>
          </table:table-cell>
          <table:table-cell xmlns:odf="http://opendocumentfellowship.org/1.0/spec" office:value-type="string">
            <text:p>=-2^2</text:p>
          </table:table-cell>
          <table:table-cell office:value="4" office:value-type="float">
            <text:p>4</text:p>
          </table:table-cell>
          <table:table-cell xmlns:odf="http://opendocumentfellowship.org/1.0/spec" office:value-type="string">
            <text:p>1</text:p>
          </table:table-cell>
          <table:table-cell xmlns:odf="http://opendocumentfellowship.org/1.0/spec" office:value-type="string">
            <text:p>Unary "-" has a higher priority than "^".</text:p>
          </table:table-cell>
          <table:table-cell xmlns:odf="http://opendocumentfellowship.org/1.0/spec" table:formula="oooc:=-2^2"/>
          <table:table-cell table:style-name="PassFailStyle" table:formula="oooc:=IF(ISERROR([.F107]);0;IF([.C107]=[.F107];1;0))"/>
          <table:table-cell table:style-name="WarningCellStyle" table:formula="oooc:=IF(ISERROR([.F107]);&quot;App gives unexpected error.&quot;;&quot;&quot;)"/>
        </table:table-row>
        <table:table-row table:style-name="WideRowStyle">
          <table:table-cell xmlns:odf="http://opendocumentfellowship.org/1.0/spec" office:value-type="string">
            <text:p>Infix Operator "^"</text:p>
          </table:table-cell>
          <table:table-cell xmlns:odf="http://opendocumentfellowship.org/1.0/spec" office:value-type="string">
            <text:p>=(2^3)^2</text:p>
          </table:table-cell>
          <table:table-cell office:value="64" office:value-type="float">
            <text:p>64</text:p>
          </table:table-cell>
          <table:table-cell xmlns:odf="http://opendocumentfellowship.org/1.0/spec" office:value-type="string">
            <text:p>1</text:p>
          </table:table-cell>
          <table:table-cell xmlns:odf="http://opendocumentfellowship.org/1.0/spec" office:value-type="string">
            <text:p>8^2 is the square of 8</text:p>
          </table:table-cell>
          <table:table-cell xmlns:odf="http://opendocumentfellowship.org/1.0/spec" table:formula="oooc:=(2^3)^2"/>
          <table:table-cell table:style-name="PassFailStyle" table:formula="oooc:=IF(ISERROR([.F108]);0;IF([.C108]=[.F108];1;0))"/>
          <table:table-cell table:style-name="WarningCellStyle" table:formula="oooc:=IF(ISERROR([.F108]);&quot;App gives unexpected error.&quot;;&quot;&quot;)"/>
        </table:table-row>
        <table:table-row table:style-name="WideRowStyle">
          <table:table-cell xmlns:odf="http://opendocumentfellowship.org/1.0/spec" office:value-type="string">
            <text:p>Infix Operator "^"</text:p>
          </table:table-cell>
          <table:table-cell xmlns:odf="http://opendocumentfellowship.org/1.0/spec" office:value-type="string">
            <text:p>=2^(3^2)</text:p>
          </table:table-cell>
          <table:table-cell office:value="512" office:value-type="float">
            <text:p>512</text:p>
          </table:table-cell>
          <table:table-cell xmlns:odf="http://opendocumentfellowship.org/1.0/spec" office:value-type="string">
            <text:p>1</text:p>
          </table:table-cell>
          <table:table-cell xmlns:odf="http://opendocumentfellowship.org/1.0/spec" office:value-type="string">
            <text:p>2 to the ninth power</text:p>
          </table:table-cell>
          <table:table-cell xmlns:odf="http://opendocumentfellowship.org/1.0/spec" table:formula="oooc:=2^(3^2)"/>
          <table:table-cell table:style-name="PassFailStyle" table:formula="oooc:=IF(ISERROR([.F109]);0;IF([.C109]=[.F109];1;0))"/>
          <table:table-cell table:style-name="WarningCellStyle" table:formula="oooc:=IF(ISERROR([.F109]);&quot;App gives unexpected error.&quot;;&quot;&quot;)"/>
        </table:table-row>
        <table:table-row table:style-name="WideRowStyle">
          <table:table-cell xmlns:odf="http://opendocumentfellowship.org/1.0/spec" office:value-type="string">
            <text:p>Infix Operator "^"</text:p>
          </table:table-cell>
          <table:table-cell xmlns:odf="http://opendocumentfellowship.org/1.0/spec" office:value-type="string">
            <text:p>=2^3^2</text:p>
          </table:table-cell>
          <table:table-cell office:value="64" office:value-type="float">
            <text:p>64</text:p>
          </table:table-cell>
          <table:table-cell xmlns:odf="http://opendocumentfellowship.org/1.0/spec" office:value-type="string">
            <text:p>1</text:p>
          </table:table-cell>
          <table:table-cell xmlns:odf="http://opendocumentfellowship.org/1.0/spec" office:value-type="string">
            <text:p>"^" is left-associative, not right-associative</text:p>
          </table:table-cell>
          <table:table-cell xmlns:odf="http://opendocumentfellowship.org/1.0/spec" table:formula="oooc:=2^3^2"/>
          <table:table-cell table:style-name="PassFailStyle" table:formula="oooc:=IF(ISERROR([.F110]);0;IF([.C110]=[.F110];1;0))"/>
          <table:table-cell table:style-name="WarningCellStyle" table:formula="oooc:=IF(ISERROR([.F110]);&quot;App gives unexpected error.&quot;;&quot;&quot;)"/>
        </table:table-row>
        <table:table-row table:style-name="WideRowStyle">
          <table:table-cell xmlns:odf="http://opendocumentfellowship.org/1.0/spec" office:value-type="string">
            <text:p>Infix Operator "="</text:p>
          </table:table-cell>
          <table:table-cell xmlns:odf="http://opendocumentfellowship.org/1.0/spec" office:value-type="string">
            <text:p>=1=1</text:p>
          </table:table-cell>
          <table:table-cell office:boolean-value="true" office:value-type="boolean">
            <text:p>TRUE</text:p>
          </table:table-cell>
          <table:table-cell xmlns:odf="http://opendocumentfellowship.org/1.0/spec" office:value-type="string">
            <text:p>1</text:p>
          </table:table-cell>
          <table:table-cell xmlns:odf="http://opendocumentfellowship.org/1.0/spec" office:value-type="string">
            <text:p>Trivial comparison.</text:p>
          </table:table-cell>
          <table:table-cell xmlns:odf="http://opendocumentfellowship.org/1.0/spec" table:formula="oooc:=1=1"/>
          <table:table-cell table:style-name="PassFailStyle" table:formula="oooc:=IF(ISERROR([.F111]);0;IF([.C111]=[.F111];1;0))"/>
          <table:table-cell table:style-name="WarningCellStyle" table:formula="oooc:=IF(ISERROR([.F111]);&quot;App gives unexpected error.&quot;;&quot;&quot;)"/>
        </table:table-row>
        <table:table-row table:style-name="WideRowStyle">
          <table:table-cell xmlns:odf="http://opendocumentfellowship.org/1.0/spec" office:value-type="string">
            <text:p>Infix Operator "="</text:p>
          </table:table-cell>
          <table:table-cell xmlns:odf="http://opendocumentfellowship.org/1.0/spec" office:value-type="string">
            <text:p>=[.B4]=2</text:p>
          </table:table-cell>
          <table:table-cell office:boolean-value="true" office:value-type="boolean">
            <text:p>TRUE</text:p>
          </table:table-cell>
          <table:table-cell xmlns:odf="http://opendocumentfellowship.org/1.0/spec" office:value-type="string">
            <text:p>1</text:p>
          </table:table-cell>
          <table:table-cell xmlns:odf="http://opendocumentfellowship.org/1.0/spec" office:value-type="string">
            <text:p>References are converted into numbers, and then compared.</text:p>
          </table:table-cell>
          <table:table-cell xmlns:odf="http://opendocumentfellowship.org/1.0/spec" table:formula="oooc:=[.B4]=2"/>
          <table:table-cell table:style-name="PassFailStyle" table:formula="oooc:=IF(ISERROR([.F112]);0;IF([.C112]=[.F112];1;0))"/>
          <table:table-cell table:style-name="WarningCellStyle" table:formula="oooc:=IF(ISERROR([.F112]);&quot;App gives unexpected error.&quot;;&quot;&quot;)"/>
        </table:table-row>
        <table:table-row table:style-name="WideRowStyle">
          <table:table-cell xmlns:odf="http://opendocumentfellowship.org/1.0/spec" office:value-type="string">
            <text:p>Infix Operator "="</text:p>
          </table:table-cell>
          <table:table-cell xmlns:odf="http://opendocumentfellowship.org/1.0/spec" office:value-type="string">
            <text:p>=1=0</text:p>
          </table:table-cell>
          <table:table-cell office:boolean-value="false" office:value-type="boolean">
            <text:p>FALSE</text:p>
          </table:table-cell>
          <table:table-cell xmlns:odf="http://opendocumentfellowship.org/1.0/spec" office:value-type="string">
            <text:p>1</text:p>
          </table:table-cell>
          <table:table-cell xmlns:odf="http://opendocumentfellowship.org/1.0/spec" office:value-type="string">
            <text:p>Trivial comparison.</text:p>
          </table:table-cell>
          <table:table-cell xmlns:odf="http://opendocumentfellowship.org/1.0/spec" table:formula="oooc:=1=0"/>
          <table:table-cell table:style-name="PassFailStyle" table:formula="oooc:=IF(ISERROR([.F113]);0;IF([.C113]=[.F113];1;0))"/>
          <table:table-cell table:style-name="WarningCellStyle" table:formula="oooc:=IF(ISERROR([.F113]);&quot;App gives unexpected error.&quot;;&quot;&quot;)"/>
        </table:table-row>
        <table:table-row table:style-name="WideRowStyle">
          <table:table-cell xmlns:odf="http://opendocumentfellowship.org/1.0/spec" office:value-type="string">
            <text:p>Infix Operator "="</text:p>
          </table:table-cell>
          <table:table-cell xmlns:odf="http://opendocumentfellowship.org/1.0/spec" office:value-type="string">
            <text:p>=3=3.0001</text:p>
          </table:table-cell>
          <table:table-cell office:boolean-value="false" office:value-type="boolean">
            <text:p>FALSE</text:p>
          </table:table-cell>
          <table:table-cell xmlns:odf="http://opendocumentfellowship.org/1.0/spec" office:value-type="string">
            <text:p>1</text:p>
          </table:table-cell>
          <table:table-cell xmlns:odf="http://opendocumentfellowship.org/1.0/spec" office:value-type="string">
            <text:p>Grossly wrong equality results are not acceptable. Spreadsheets cannot "pass" automated tests by simply making "=" always return TRUE when it's even slightly close.</text:p>
          </table:table-cell>
          <table:table-cell xmlns:odf="http://opendocumentfellowship.org/1.0/spec" table:formula="oooc:=3=3.0001"/>
          <table:table-cell table:style-name="PassFailStyle" table:formula="oooc:=IF(ISERROR([.F114]);0;IF([.C114]=[.F114];1;0))"/>
          <table:table-cell table:style-name="WarningCellStyle" table:formula="oooc:=IF(ISERROR([.F114]);&quot;App gives unexpected error.&quot;;&quot;&quot;)"/>
        </table:table-row>
        <table:table-row table:style-name="WideRowStyle">
          <table:table-cell xmlns:odf="http://opendocumentfellowship.org/1.0/spec" office:value-type="string">
            <text:p>Infix Operator "="</text:p>
          </table:table-cell>
          <table:table-cell xmlns:odf="http://opendocumentfellowship.org/1.0/spec" office:value-type="string">
            <text:p>="Hi"="Bye"</text:p>
          </table:table-cell>
          <table:table-cell office:boolean-value="false" office:value-type="boolean">
            <text:p>FALSE</text:p>
          </table:table-cell>
          <table:table-cell xmlns:odf="http://opendocumentfellowship.org/1.0/spec" office:value-type="string">
            <text:p>1</text:p>
          </table:table-cell>
          <table:table-cell xmlns:odf="http://opendocumentfellowship.org/1.0/spec" office:value-type="string">
            <text:p>Trivial text comparison - no match.</text:p>
          </table:table-cell>
          <table:table-cell xmlns:odf="http://opendocumentfellowship.org/1.0/spec" table:formula="oooc:=&quot;Hi&quot;=&quot;Bye&quot;"/>
          <table:table-cell table:style-name="PassFailStyle" table:formula="oooc:=IF(ISERROR([.F115]);0;IF([.C115]=[.F115];1;0))"/>
          <table:table-cell table:style-name="WarningCellStyle" table:formula="oooc:=IF(ISERROR([.F115]);&quot;App gives unexpected error.&quot;;&quot;&quot;)"/>
        </table:table-row>
        <table:table-row table:style-name="WideRowStyle">
          <table:table-cell xmlns:odf="http://opendocumentfellowship.org/1.0/spec" office:value-type="string">
            <text:p>Infix Operator "="</text:p>
          </table:table-cell>
          <table:table-cell xmlns:odf="http://opendocumentfellowship.org/1.0/spec" office:value-type="string">
            <text:p>=FALSE()=FALSE()</text:p>
          </table:table-cell>
          <table:table-cell office:boolean-value="true" office:value-type="boolean">
            <text:p>TRUE</text:p>
          </table:table-cell>
          <table:table-cell xmlns:odf="http://opendocumentfellowship.org/1.0/spec" office:value-type="string">
            <text:p>1</text:p>
          </table:table-cell>
          <table:table-cell xmlns:odf="http://opendocumentfellowship.org/1.0/spec" office:value-type="string">
            <text:p>Can compare logical values.</text:p>
          </table:table-cell>
          <table:table-cell xmlns:odf="http://opendocumentfellowship.org/1.0/spec" table:formula="oooc:=FALSE()=FALSE()"/>
          <table:table-cell table:style-name="PassFailStyle" table:formula="oooc:=IF(ISERROR([.F116]);0;IF([.C116]=[.F116];1;0))"/>
          <table:table-cell table:style-name="WarningCellStyle" table:formula="oooc:=IF(ISERROR([.F116]);&quot;App gives unexpected error.&quot;;&quot;&quot;)"/>
        </table:table-row>
        <table:table-row table:style-name="WideRowStyle">
          <table:table-cell xmlns:odf="http://opendocumentfellowship.org/1.0/spec" office:value-type="string">
            <text:p>Infix Operator "="</text:p>
          </table:table-cell>
          <table:table-cell xmlns:odf="http://opendocumentfellowship.org/1.0/spec" office:value-type="string">
            <text:p>=TRUE()=FALSE()</text:p>
          </table:table-cell>
          <table:table-cell office:boolean-value="false" office:value-type="boolean">
            <text:p>FALSE</text:p>
          </table:table-cell>
          <table:table-cell xmlns:odf="http://opendocumentfellowship.org/1.0/spec" office:value-type="string">
            <text:p>1</text:p>
          </table:table-cell>
          <table:table-cell xmlns:odf="http://opendocumentfellowship.org/1.0/spec" office:value-type="string">
            <text:p>Can compare logical values.</text:p>
          </table:table-cell>
          <table:table-cell xmlns:odf="http://opendocumentfellowship.org/1.0/spec" table:formula="oooc:=TRUE()=FALSE()"/>
          <table:table-cell table:style-name="PassFailStyle" table:formula="oooc:=IF(ISERROR([.F117]);0;IF([.C117]=[.F117];1;0))"/>
          <table:table-cell table:style-name="WarningCellStyle" table:formula="oooc:=IF(ISERROR([.F117]);&quot;App gives unexpected error.&quot;;&quot;&quot;)"/>
        </table:table-row>
        <table:table-row table:style-name="WideRowStyle">
          <table:table-cell xmlns:odf="http://opendocumentfellowship.org/1.0/spec" office:value-type="string">
            <text:p>Infix Operator "="</text:p>
          </table:table-cell>
          <table:table-cell xmlns:odf="http://opendocumentfellowship.org/1.0/spec" office:value-type="string">
            <text:p>="5"=5</text:p>
          </table:table-cell>
          <table:table-cell office:boolean-value="false" office:value-type="boolean">
            <text:p>FALSE</text:p>
          </table:table-cell>
          <table:table-cell xmlns:odf="http://opendocumentfellowship.org/1.0/spec" office:value-type="string">
            <text:p>1</text:p>
          </table:table-cell>
          <table:table-cell xmlns:odf="http://opendocumentfellowship.org/1.0/spec" office:value-type="string">
            <text:p>Different types are not equal.</text:p>
          </table:table-cell>
          <table:table-cell xmlns:odf="http://opendocumentfellowship.org/1.0/spec" table:formula="oooc:=&quot;5&quot;=5"/>
          <table:table-cell table:style-name="PassFailStyle" table:formula="oooc:=IF(ISERROR([.F118]);0;IF([.C118]=[.F118];1;0))"/>
          <table:table-cell table:style-name="WarningCellStyle" table:formula="oooc:=IF(ISERROR([.F118]);&quot;App gives unexpected error.&quot;;&quot;&quot;)"/>
        </table:table-row>
        <table:table-row table:style-name="WideRowStyle">
          <table:table-cell xmlns:odf="http://opendocumentfellowship.org/1.0/spec" office:value-type="string">
            <text:p>Infix Operator "="</text:p>
          </table:table-cell>
          <table:table-cell xmlns:odf="http://opendocumentfellowship.org/1.0/spec" office:value-type="string">
            <text:p>=ISNA(NA()=NA())</text:p>
          </table:table-cell>
          <table:table-cell office:boolean-value="true" office:value-type="boolean">
            <text:p>TRUE</text:p>
          </table:table-cell>
          <table:table-cell xmlns:odf="http://opendocumentfellowship.org/1.0/spec" office:value-type="string">
            <text:p>1</text:p>
          </table:table-cell>
          <table:table-cell xmlns:odf="http://opendocumentfellowship.org/1.0/spec" office:value-type="string">
            <text:p>If there's an error on either side, the result is an error -- even if you're comparing the "same" error on both sides.</text:p>
          </table:table-cell>
          <table:table-cell xmlns:odf="http://opendocumentfellowship.org/1.0/spec" table:formula="oooc:=ISNA(NA()=NA())"/>
          <table:table-cell table:style-name="PassFailStyle" table:formula="oooc:=IF(ISERROR([.F119]);0;IF([.C119]=[.F119];1;0))"/>
          <table:table-cell table:style-name="WarningCellStyle" table:formula="oooc:=IF(ISERROR([.F119]);&quot;App gives unexpected error.&quot;;&quot;&quot;)"/>
        </table:table-row>
        <table:table-row table:style-name="WideRowStyle">
          <table:table-cell xmlns:odf="http://opendocumentfellowship.org/1.0/spec" office:value-type="string">
            <text:p>Infix Operator "="</text:p>
          </table:table-cell>
          <table:table-cell xmlns:odf="http://opendocumentfellowship.org/1.0/spec" office:value-type="string">
            <text:p>="Hi"="HI"</text:p>
          </table:table-cell>
          <table:table-cell office:boolean-value="true" office:value-type="boolean">
            <text:p>TRUE</text:p>
          </table:table-cell>
          <table:table-cell xmlns:odf="http://opendocumentfellowship.org/1.0/spec" office:value-type="string">
            <text:p>1</text:p>
          </table:table-cell>
          <table:table-cell xmlns:odf="http://opendocumentfellowship.org/1.0/spec" office:value-type="string">
            <text:p>Note, this is only true if case-sensitive is false.</text:p>
          </table:table-cell>
          <table:table-cell xmlns:odf="http://opendocumentfellowship.org/1.0/spec" table:formula="oooc:=&quot;Hi&quot;=&quot;HI&quot;"/>
          <table:table-cell table:style-name="PassFailStyle" table:formula="oooc:=IF(ISERROR([.F120]);0;IF([.C120]=[.F120];1;0))"/>
          <table:table-cell table:style-name="WarningCellStyle" table:formula="oooc:=IF(ISERROR([.F120]);&quot;App gives unexpected error.&quot;;&quot;&quot;)"/>
        </table:table-row>
        <table:table-row table:style-name="WideRowStyle">
          <table:table-cell xmlns:odf="http://opendocumentfellowship.org/1.0/spec" office:value-type="string">
            <text:p>Infix Operator "&lt;&gt;"</text:p>
          </table:table-cell>
          <table:table-cell xmlns:odf="http://opendocumentfellowship.org/1.0/spec" office:value-type="string">
            <text:p>=1&lt;&gt;1</text:p>
          </table:table-cell>
          <table:table-cell office:boolean-value="false" office:value-type="boolean">
            <text:p>FALSE</text:p>
          </table:table-cell>
          <table:table-cell xmlns:odf="http://opendocumentfellowship.org/1.0/spec" office:value-type="string">
            <text:p>1</text:p>
          </table:table-cell>
          <table:table-cell xmlns:odf="http://opendocumentfellowship.org/1.0/spec" office:value-type="string">
            <text:p>1 really is 1.</text:p>
          </table:table-cell>
          <table:table-cell xmlns:odf="http://opendocumentfellowship.org/1.0/spec" table:formula="oooc:=1&lt;&gt;1"/>
          <table:table-cell table:style-name="PassFailStyle" table:formula="oooc:=IF(ISERROR([.F121]);0;IF([.C121]=[.F121];1;0))"/>
          <table:table-cell table:style-name="WarningCellStyle" table:formula="oooc:=IF(ISERROR([.F121]);&quot;App gives unexpected error.&quot;;&quot;&quot;)"/>
        </table:table-row>
        <table:table-row table:style-name="WideRowStyle">
          <table:table-cell xmlns:odf="http://opendocumentfellowship.org/1.0/spec" office:value-type="string">
            <text:p>Infix Operator "&lt;&gt;"</text:p>
          </table:table-cell>
          <table:table-cell xmlns:odf="http://opendocumentfellowship.org/1.0/spec" office:value-type="string">
            <text:p>=1&lt;&gt;2</text:p>
          </table:table-cell>
          <table:table-cell office:boolean-value="true" office:value-type="boolean">
            <text:p>TRUE</text:p>
          </table:table-cell>
          <table:table-cell xmlns:odf="http://opendocumentfellowship.org/1.0/spec" office:value-type="string">
            <text:p>1</text:p>
          </table:table-cell>
          <table:table-cell xmlns:odf="http://opendocumentfellowship.org/1.0/spec" office:value-type="string">
            <text:p>1 is not 2.</text:p>
          </table:table-cell>
          <table:table-cell xmlns:odf="http://opendocumentfellowship.org/1.0/spec" table:formula="oooc:=1&lt;&gt;2"/>
          <table:table-cell table:style-name="PassFailStyle" table:formula="oooc:=IF(ISERROR([.F122]);0;IF([.C122]=[.F122];1;0))"/>
          <table:table-cell table:style-name="WarningCellStyle" table:formula="oooc:=IF(ISERROR([.F122]);&quot;App gives unexpected error.&quot;;&quot;&quot;)"/>
        </table:table-row>
        <table:table-row table:style-name="WideRowStyle">
          <table:table-cell xmlns:odf="http://opendocumentfellowship.org/1.0/spec" office:value-type="string">
            <text:p>Infix Operator "&lt;&gt;"</text:p>
          </table:table-cell>
          <table:table-cell xmlns:odf="http://opendocumentfellowship.org/1.0/spec" office:value-type="string">
            <text:p>=1&lt;&gt;"1"</text:p>
          </table:table-cell>
          <table:table-cell office:boolean-value="true" office:value-type="boolean">
            <text:p>TRUE</text:p>
          </table:table-cell>
          <table:table-cell xmlns:odf="http://opendocumentfellowship.org/1.0/spec" office:value-type="string">
            <text:p>1</text:p>
          </table:table-cell>
          <table:table-cell xmlns:odf="http://opendocumentfellowship.org/1.0/spec" office:value-type="string">
            <text:p>Text and Number have different types.</text:p>
          </table:table-cell>
          <table:table-cell xmlns:odf="http://opendocumentfellowship.org/1.0/spec" table:formula="oooc:=1&lt;&gt;&quot;1&quot;"/>
          <table:table-cell table:style-name="PassFailStyle" table:formula="oooc:=IF(ISERROR([.F123]);0;IF([.C123]=[.F123];1;0))"/>
          <table:table-cell table:style-name="WarningCellStyle" table:formula="oooc:=IF(ISERROR([.F123]);&quot;App gives unexpected error.&quot;;&quot;&quot;)"/>
        </table:table-row>
        <table:table-row table:style-name="WideRowStyle">
          <table:table-cell xmlns:odf="http://opendocumentfellowship.org/1.0/spec" office:value-type="string">
            <text:p>Infix Operator "&lt;&gt;"</text:p>
          </table:table-cell>
          <table:table-cell xmlns:odf="http://opendocumentfellowship.org/1.0/spec" office:value-type="string">
            <text:p>="Hi"&lt;&gt;"HI"</text:p>
          </table:table-cell>
          <table:table-cell office:boolean-value="false" office:value-type="boolean">
            <text:p>FALSE</text:p>
          </table:table-cell>
          <table:table-cell xmlns:odf="http://opendocumentfellowship.org/1.0/spec" office:value-type="string">
            <text:p>2</text:p>
          </table:table-cell>
          <table:table-cell xmlns:odf="http://opendocumentfellowship.org/1.0/spec" office:value-type="string">
            <text:p>Text comparison ignores case distinctions. Note, this is only true if case-sensitive is false.</text:p>
          </table:table-cell>
          <table:table-cell xmlns:odf="http://opendocumentfellowship.org/1.0/spec" table:formula="oooc:=&quot;Hi&quot;&lt;&gt;&quot;HI&quot;"/>
          <table:table-cell table:style-name="PassFailStyle" table:formula="oooc:=IF(ISERROR([.F124]);0;IF([.C124]=[.F124];1;0))"/>
          <table:table-cell table:style-name="WarningCellStyle" table:formula="oooc:=IF(ISERROR([.F124]);&quot;App gives unexpected error.&quot;;&quot;&quot;)"/>
        </table:table-row>
        <table:table-row table:style-name="WideRowStyle">
          <table:table-cell xmlns:odf="http://opendocumentfellowship.org/1.0/spec" office:value-type="string">
            <text:p>Infix Operator Ordered Comparison ("&lt;", "&lt;=", "&gt;", "&gt;=")</text:p>
          </table:table-cell>
          <table:table-cell xmlns:odf="http://opendocumentfellowship.org/1.0/spec" office:value-type="string">
            <text:p>=5&lt;6</text:p>
          </table:table-cell>
          <table:table-cell office:boolean-value="true" office:value-type="boolean">
            <text:p>TRUE</text:p>
          </table:table-cell>
          <table:table-cell xmlns:odf="http://opendocumentfellowship.org/1.0/spec" office:value-type="string">
            <text:p>1</text:p>
          </table:table-cell>
          <table:table-cell xmlns:odf="http://opendocumentfellowship.org/1.0/spec" office:value-type="string">
            <text:p>Trivial comparison.</text:p>
          </table:table-cell>
          <table:table-cell xmlns:odf="http://opendocumentfellowship.org/1.0/spec" table:formula="oooc:=5&lt;6"/>
          <table:table-cell table:style-name="PassFailStyle" table:formula="oooc:=IF(ISERROR([.F125]);0;IF([.C125]=[.F125];1;0))"/>
          <table:table-cell table:style-name="WarningCellStyle" table:formula="oooc:=IF(ISERROR([.F125]);&quot;App gives unexpected error.&quot;;&quot;&quot;)"/>
        </table:table-row>
        <table:table-row table:style-name="WideRowStyle">
          <table:table-cell xmlns:odf="http://opendocumentfellowship.org/1.0/spec" office:value-type="string">
            <text:p>Infix Operator Ordered Comparison ("&lt;", "&lt;=", "&gt;", "&gt;=")</text:p>
          </table:table-cell>
          <table:table-cell xmlns:odf="http://opendocumentfellowship.org/1.0/spec" office:value-type="string">
            <text:p>=5&lt;=6</text:p>
          </table:table-cell>
          <table:table-cell office:boolean-value="true" office:value-type="boolean">
            <text:p>TRUE</text:p>
          </table:table-cell>
          <table:table-cell xmlns:odf="http://opendocumentfellowship.org/1.0/spec" office:value-type="string">
            <text:p>1</text:p>
          </table:table-cell>
          <table:table-cell xmlns:odf="http://opendocumentfellowship.org/1.0/spec" office:value-type="string">
            <text:p>Trivial comparison.</text:p>
          </table:table-cell>
          <table:table-cell xmlns:odf="http://opendocumentfellowship.org/1.0/spec" table:formula="oooc:=5&lt;=6"/>
          <table:table-cell table:style-name="PassFailStyle" table:formula="oooc:=IF(ISERROR([.F126]);0;IF([.C126]=[.F126];1;0))"/>
          <table:table-cell table:style-name="WarningCellStyle" table:formula="oooc:=IF(ISERROR([.F126]);&quot;App gives unexpected error.&quot;;&quot;&quot;)"/>
        </table:table-row>
        <table:table-row table:style-name="WideRowStyle">
          <table:table-cell xmlns:odf="http://opendocumentfellowship.org/1.0/spec" office:value-type="string">
            <text:p>Infix Operator Ordered Comparison ("&lt;", "&lt;=", "&gt;", "&gt;=")</text:p>
          </table:table-cell>
          <table:table-cell xmlns:odf="http://opendocumentfellowship.org/1.0/spec" office:value-type="string">
            <text:p>=5&gt;6</text:p>
          </table:table-cell>
          <table:table-cell office:boolean-value="false" office:value-type="boolean">
            <text:p>FALSE</text:p>
          </table:table-cell>
          <table:table-cell xmlns:odf="http://opendocumentfellowship.org/1.0/spec" office:value-type="string">
            <text:p>1</text:p>
          </table:table-cell>
          <table:table-cell xmlns:odf="http://opendocumentfellowship.org/1.0/spec" office:value-type="string">
            <text:p>Trivial comparison.</text:p>
          </table:table-cell>
          <table:table-cell xmlns:odf="http://opendocumentfellowship.org/1.0/spec" table:formula="oooc:=5&gt;6"/>
          <table:table-cell table:style-name="PassFailStyle" table:formula="oooc:=IF(ISERROR([.F127]);0;IF([.C127]=[.F127];1;0))"/>
          <table:table-cell table:style-name="WarningCellStyle" table:formula="oooc:=IF(ISERROR([.F127]);&quot;App gives unexpected error.&quot;;&quot;&quot;)"/>
        </table:table-row>
        <table:table-row table:style-name="WideRowStyle">
          <table:table-cell xmlns:odf="http://opendocumentfellowship.org/1.0/spec" office:value-type="string">
            <text:p>Infix Operator Ordered Comparison ("&lt;", "&lt;=", "&gt;", "&gt;=")</text:p>
          </table:table-cell>
          <table:table-cell xmlns:odf="http://opendocumentfellowship.org/1.0/spec" office:value-type="string">
            <text:p>=5&gt;=6</text:p>
          </table:table-cell>
          <table:table-cell office:boolean-value="false" office:value-type="boolean">
            <text:p>FALSE</text:p>
          </table:table-cell>
          <table:table-cell xmlns:odf="http://opendocumentfellowship.org/1.0/spec" office:value-type="string">
            <text:p>1</text:p>
          </table:table-cell>
          <table:table-cell xmlns:odf="http://opendocumentfellowship.org/1.0/spec" office:value-type="string">
            <text:p>Trivial comparison.</text:p>
          </table:table-cell>
          <table:table-cell xmlns:odf="http://opendocumentfellowship.org/1.0/spec" table:formula="oooc:=5&gt;=6"/>
          <table:table-cell table:style-name="PassFailStyle" table:formula="oooc:=IF(ISERROR([.F128]);0;IF([.C128]=[.F128];1;0))"/>
          <table:table-cell table:style-name="WarningCellStyle" table:formula="oooc:=IF(ISERROR([.F128]);&quot;App gives unexpected error.&quot;;&quot;&quot;)"/>
        </table:table-row>
        <table:table-row table:style-name="WideRowStyle">
          <table:table-cell xmlns:odf="http://opendocumentfellowship.org/1.0/spec" office:value-type="string">
            <text:p>Infix Operator Ordered Comparison ("&lt;", "&lt;=", "&gt;", "&gt;=")</text:p>
          </table:table-cell>
          <table:table-cell xmlns:odf="http://opendocumentfellowship.org/1.0/spec" office:value-type="string">
            <text:p>="A"&lt;"B"</text:p>
          </table:table-cell>
          <table:table-cell office:boolean-value="true" office:value-type="boolean">
            <text:p>TRUE</text:p>
          </table:table-cell>
          <table:table-cell xmlns:odf="http://opendocumentfellowship.org/1.0/spec" office:value-type="string">
            <text:p>1</text:p>
          </table:table-cell>
          <table:table-cell xmlns:odf="http://opendocumentfellowship.org/1.0/spec" office:value-type="string">
            <text:p>Trivial comparison of text.</text:p>
          </table:table-cell>
          <table:table-cell xmlns:odf="http://opendocumentfellowship.org/1.0/spec" table:formula="oooc:=&quot;A&quot;&lt;&quot;B&quot;"/>
          <table:table-cell table:style-name="PassFailStyle" table:formula="oooc:=IF(ISERROR([.F129]);0;IF([.C129]=[.F129];1;0))"/>
          <table:table-cell table:style-name="WarningCellStyle" table:formula="oooc:=IF(ISERROR([.F129]);&quot;App gives unexpected error.&quot;;&quot;&quot;)"/>
        </table:table-row>
        <table:table-row table:style-name="WideRowStyle">
          <table:table-cell xmlns:odf="http://opendocumentfellowship.org/1.0/spec" office:value-type="string">
            <text:p>Infix Operator Ordered Comparison ("&lt;", "&lt;=", "&gt;", "&gt;=")</text:p>
          </table:table-cell>
          <table:table-cell xmlns:odf="http://opendocumentfellowship.org/1.0/spec" office:value-type="string">
            <text:p>="a"&lt;"B"</text:p>
          </table:table-cell>
          <table:table-cell office:boolean-value="true" office:value-type="boolean">
            <text:p>TRUE</text:p>
          </table:table-cell>
          <table:table-cell xmlns:odf="http://opendocumentfellowship.org/1.0/spec" office:value-type="string">
            <text:p>1</text:p>
          </table:table-cell>
          <table:table-cell xmlns:odf="http://opendocumentfellowship.org/1.0/spec" office:value-type="string">
            <text:p>True when text comparison is case-insensitive.</text:p>
          </table:table-cell>
          <table:table-cell xmlns:odf="http://opendocumentfellowship.org/1.0/spec" table:formula="oooc:=&quot;a&quot;&lt;&quot;B&quot;"/>
          <table:table-cell table:style-name="PassFailStyle" table:formula="oooc:=IF(ISERROR([.F130]);0;IF([.C130]=[.F130];1;0))"/>
          <table:table-cell table:style-name="WarningCellStyle" table:formula="oooc:=IF(ISERROR([.F130]);&quot;App gives unexpected error.&quot;;&quot;&quot;)"/>
        </table:table-row>
        <table:table-row table:style-name="WideRowStyle">
          <table:table-cell xmlns:odf="http://opendocumentfellowship.org/1.0/spec" office:value-type="string">
            <text:p>Infix Operator Ordered Comparison ("&lt;", "&lt;=", "&gt;", "&gt;=")</text:p>
          </table:table-cell>
          <table:table-cell xmlns:odf="http://opendocumentfellowship.org/1.0/spec" office:value-type="string">
            <text:p>="AA"&gt;"A"</text:p>
          </table:table-cell>
          <table:table-cell office:boolean-value="true" office:value-type="boolean">
            <text:p>TRUE</text:p>
          </table:table-cell>
          <table:table-cell xmlns:odf="http://opendocumentfellowship.org/1.0/spec" office:value-type="string">
            <text:p>1</text:p>
          </table:table-cell>
          <table:table-cell xmlns:odf="http://opendocumentfellowship.org/1.0/spec" office:value-type="string">
            <text:p>Longer text is "larger" than shorter text, if they match in case-insensitive way through to the end of the shorter text.</text:p>
          </table:table-cell>
          <table:table-cell xmlns:odf="http://opendocumentfellowship.org/1.0/spec" table:formula="oooc:=&quot;AA&quot;&gt;&quot;A&quot;"/>
          <table:table-cell table:style-name="PassFailStyle" table:formula="oooc:=IF(ISERROR([.F131]);0;IF([.C131]=[.F131];1;0))"/>
          <table:table-cell table:style-name="WarningCellStyle" table:formula="oooc:=IF(ISERROR([.F131]);&quot;App gives unexpected error.&quot;;&quot;&quot;)"/>
        </table:table-row>
        <table:table-row table:style-name="WideRowStyle">
          <table:table-cell xmlns:odf="http://opendocumentfellowship.org/1.0/spec" office:value-type="string">
            <text:p>Infix Operator Range (":")</text:p>
          </table:table-cell>
          <table:table-cell xmlns:odf="http://opendocumentfellowship.org/1.0/spec" office:value-type="string">
            <text:p>=SUM([.B4:.B5])</text:p>
          </table:table-cell>
          <table:table-cell office:value="5" office:value-type="float">
            <text:p>5</text:p>
          </table:table-cell>
          <table:table-cell xmlns:odf="http://opendocumentfellowship.org/1.0/spec" office:value-type="string">
            <text:p>1</text:p>
          </table:table-cell>
          <table:table-cell xmlns:odf="http://opendocumentfellowship.org/1.0/spec" office:value-type="string">
            <text:p>This isn't a range operation in ODF; it's just a cell specifier, with a range embedded. The result is the same, though</text:p>
          </table:table-cell>
          <table:table-cell xmlns:odf="http://opendocumentfellowship.org/1.0/spec" table:formula="oooc:=SUM([.B4:.B5])"/>
          <table:table-cell table:style-name="PassFailStyle" table:formula="oooc:=IF(ISERROR([.F132]);0;IF([.C132]=[.F132];1;0))"/>
          <table:table-cell table:style-name="WarningCellStyle" table:formula="oooc:=IF(ISERROR([.F132]);&quot;App gives unexpected error.&quot;;&quot;&quot;)"/>
        </table:table-row>
        <table:table-row table:style-name="WideRowStyle">
          <table:table-cell xmlns:odf="http://opendocumentfellowship.org/1.0/spec" office:value-type="string">
            <text:p>Infix Operator Range (":")</text:p>
          </table:table-cell>
          <table:table-cell xmlns:odf="http://opendocumentfellowship.org/1.0/spec" office:value-type="string">
            <text:p>=SUM([.B4]:[.B5])</text:p>
          </table:table-cell>
          <table:table-cell office:value="5" office:value-type="float">
            <text:p>5</text:p>
          </table:table-cell>
          <table:table-cell xmlns:odf="http://opendocumentfellowship.org/1.0/spec" office:value-type="string">
            <text:p>1</text:p>
          </table:table-cell>
          <table:table-cell xmlns:odf="http://opendocumentfellowship.org/1.0/spec" office:value-type="string">
            <text:p>Simple range creation. Note the range OUTSIDE the [..] markers</text:p>
          </table:table-cell>
          <table:table-cell xmlns:odf="http://opendocumentfellowship.org/1.0/spec" table:formula="oooc:=SUM([.B4]:[.B5])"/>
          <table:table-cell table:style-name="PassFailStyle" table:formula="oooc:=IF(ISERROR([.F133]);0;IF([.C133]=[.F133];1;0))"/>
          <table:table-cell table:style-name="WarningCellStyle" table:formula="oooc:=IF(ISERROR([.F133]);&quot;App gives unexpected error.&quot;;&quot;&quot;)"/>
        </table:table-row>
        <table:table-row table:style-name="WideRowStyle">
          <table:table-cell xmlns:odf="http://opendocumentfellowship.org/1.0/spec" office:value-type="string">
            <text:p>Infix Operator Range (":")</text:p>
          </table:table-cell>
          <table:table-cell xmlns:odf="http://opendocumentfellowship.org/1.0/spec" office:value-type="string">
            <text:p>=SUM(([.B4]:[.C4]:[.C5]))</text:p>
          </table:table-cell>
          <table:table-cell office:value="14" office:value-type="float">
            <text:p>14</text:p>
          </table:table-cell>
          <table:table-cell xmlns:odf="http://opendocumentfellowship.org/1.0/spec" office:value-type="string">
            <text:p>1</text:p>
          </table:table-cell>
          <table:table-cell xmlns:odf="http://opendocumentfellowship.org/1.0/spec" office:value-type="string">
            <text:p>Range can extend an existing range, this is the same as SUM([.B4:C5]))</text:p>
          </table:table-cell>
          <table:table-cell xmlns:odf="http://opendocumentfellowship.org/1.0/spec" table:formula="oooc:=SUM(([.B4]:[.C4]:[.C5]))"/>
          <table:table-cell table:style-name="PassFailStyle" table:formula="oooc:=IF(ISERROR([.F134]);0;IF([.C134]=[.F134];1;0))"/>
          <table:table-cell table:style-name="WarningCellStyle" table:formula="oooc:=IF(ISERROR([.F134]);&quot;App gives unexpected error.&quot;;&quot;&quot;)"/>
        </table:table-row>
        <table:table-row table:style-name="WideRowStyle">
          <table:table-cell xmlns:odf="http://opendocumentfellowship.org/1.0/spec" office:value-type="string">
            <text:p>Infix Operator "&amp;"</text:p>
          </table:table-cell>
          <table:table-cell xmlns:odf="http://opendocumentfellowship.org/1.0/spec" office:value-type="string">
            <text:p>="Hi " &amp; "there"</text:p>
          </table:table-cell>
          <table:table-cell table:formula="oooc:=&quot;Hi there&quot;" office:value-type="string"/>
          <table:table-cell xmlns:odf="http://opendocumentfellowship.org/1.0/spec" office:value-type="string">
            <text:p>1</text:p>
          </table:table-cell>
          <table:table-cell xmlns:odf="http://opendocumentfellowship.org/1.0/spec" office:value-type="string">
            <text:p>Simple concatenation.</text:p>
          </table:table-cell>
          <table:table-cell xmlns:odf="http://opendocumentfellowship.org/1.0/spec" table:formula="oooc:=&quot;Hi &quot; &amp; &quot;there&quot;"/>
          <table:table-cell table:style-name="PassFailStyle" table:formula="oooc:=IF(ISERROR([.F135]);0;IF([.C135]=[.F135];1;0))"/>
          <table:table-cell table:style-name="WarningCellStyle" table:formula="oooc:=IF(ISERROR([.F135]);&quot;App gives unexpected error.&quot;;&quot;&quot;)"/>
        </table:table-row>
        <table:table-row table:style-name="WideRowStyle">
          <table:table-cell xmlns:odf="http://opendocumentfellowship.org/1.0/spec" office:value-type="string">
            <text:p>Infix Operator "&amp;"</text:p>
          </table:table-cell>
          <table:table-cell xmlns:odf="http://opendocumentfellowship.org/1.0/spec" office:value-type="string">
            <text:p>="H" &amp; ""</text:p>
          </table:table-cell>
          <table:table-cell table:formula="oooc:=&quot;H&quot;" office:value-type="string"/>
          <table:table-cell xmlns:odf="http://opendocumentfellowship.org/1.0/spec" office:value-type="string">
            <text:p>1</text:p>
          </table:table-cell>
          <table:table-cell xmlns:odf="http://opendocumentfellowship.org/1.0/spec" office:value-type="string">
            <text:p>Concatenating an empty string produces no change.</text:p>
          </table:table-cell>
          <table:table-cell xmlns:odf="http://opendocumentfellowship.org/1.0/spec" table:formula="oooc:=&quot;H&quot; &amp; &quot;&quot;"/>
          <table:table-cell table:style-name="PassFailStyle" table:formula="oooc:=IF(ISERROR([.F136]);0;IF([.C136]=[.F136];1;0))"/>
          <table:table-cell table:style-name="WarningCellStyle" table:formula="oooc:=IF(ISERROR([.F136]);&quot;App gives unexpected error.&quot;;&quot;&quot;)"/>
        </table:table-row>
        <table:table-row table:style-name="WideRowStyle">
          <table:table-cell xmlns:odf="http://opendocumentfellowship.org/1.0/spec" office:value-type="string">
            <text:p>Infix Operator "&amp;"</text:p>
          </table:table-cell>
          <table:table-cell xmlns:odf="http://opendocumentfellowship.org/1.0/spec" office:value-type="string">
            <text:p>=-5&amp;"b"</text:p>
          </table:table-cell>
          <table:table-cell table:formula="oooc:=&quot;-5b&quot;" office:value-type="string"/>
          <table:table-cell xmlns:odf="http://opendocumentfellowship.org/1.0/spec" office:value-type="string">
            <text:p>1</text:p>
          </table:table-cell>
          <table:table-cell xmlns:odf="http://opendocumentfellowship.org/1.0/spec" office:value-type="string">
            <text:p>Unary "-" has higher precedence than "&amp;"</text:p>
          </table:table-cell>
          <table:table-cell xmlns:odf="http://opendocumentfellowship.org/1.0/spec" table:formula="oooc:=-5&amp;&quot;b&quot;"/>
          <table:table-cell table:style-name="PassFailStyle" table:formula="oooc:=IF(ISERROR([.F137]);0;IF([.C137]=[.F137];1;0))"/>
          <table:table-cell table:style-name="WarningCellStyle" table:formula="oooc:=IF(ISERROR([.F137]);&quot;App gives unexpected error.&quot;;&quot;&quot;)"/>
        </table:table-row>
        <table:table-row table:style-name="WideRowStyle">
          <table:table-cell xmlns:odf="http://opendocumentfellowship.org/1.0/spec" office:value-type="string">
            <text:p>Infix Operator "&amp;"</text:p>
          </table:table-cell>
          <table:table-cell xmlns:odf="http://opendocumentfellowship.org/1.0/spec" office:value-type="string">
            <text:p>=3&amp;2-1</text:p>
          </table:table-cell>
          <table:table-cell table:formula="oooc:=&quot;31&quot;" office:value-type="string"/>
          <table:table-cell xmlns:odf="http://opendocumentfellowship.org/1.0/spec" office:value-type="string">
            <text:p>1</text:p>
          </table:table-cell>
          <table:table-cell xmlns:odf="http://opendocumentfellowship.org/1.0/spec" office:value-type="string">
            <text:p>Binary "-" has higher precedence than "&amp;"</text:p>
          </table:table-cell>
          <table:table-cell xmlns:odf="http://opendocumentfellowship.org/1.0/spec" table:formula="oooc:=3&amp;2-1"/>
          <table:table-cell table:style-name="PassFailStyle" table:formula="oooc:=IF(ISERROR([.F138]);0;IF([.C138]=[.F138];1;0))"/>
          <table:table-cell table:style-name="WarningCellStyle" table:formula="oooc:=IF(ISERROR([.F138]);&quot;App gives unexpected error.&quot;;&quot;&quot;)"/>
        </table:table-row>
        <table:table-row table:style-name="WideRowStyle">
          <table:table-cell xmlns:odf="http://opendocumentfellowship.org/1.0/spec" office:value-type="string">
            <text:p>Infix Operator Intersection ("!")</text:p>
          </table:table-cell>
          <table:table-cell xmlns:odf="http://opendocumentfellowship.org/1.0/spec" office:value-type="string">
            <text:p>=SUM(([.B3:.B5]![.B5:.B6]))</text:p>
          </table:table-cell>
          <table:table-cell office:value="3" office:value-type="float">
            <text:p>3</text:p>
          </table:table-cell>
          <table:table-cell xmlns:odf="http://opendocumentfellowship.org/1.0/spec" office:value-type="string">
            <text:p>1</text:p>
          </table:table-cell>
          <table:table-cell xmlns:odf="http://opendocumentfellowship.org/1.0/spec" office:value-type="string">
            <text:p>Simple intersection; reference result is [.B5], and SUM simply sums that one number (3) and returns it.</text:p>
          </table:table-cell>
          <table:table-cell xmlns:odf="http://opendocumentfellowship.org/1.0/spec" table:formula="oooc:=SUM(([.B3:.B5]![.B5:.B6]))"/>
          <table:table-cell table:style-name="PassFailStyle" table:formula="oooc:=IF(ISERROR([.F139]);0;IF([.C139]=[.F139];1;0))"/>
          <table:table-cell table:style-name="WarningCellStyle" table:formula="oooc:=IF(ISERROR([.F139]);&quot;App gives unexpected error.&quot;;&quot;&quot;)"/>
        </table:table-row>
        <table:table-row table:style-name="WideRowStyle">
          <table:table-cell xmlns:odf="http://opendocumentfellowship.org/1.0/spec" office:value-type="string">
            <text:p>Infix Operator Intersection ("!")</text:p>
          </table:table-cell>
          <table:table-cell xmlns:odf="http://opendocumentfellowship.org/1.0/spec" office:value-type="string">
            <text:p>=4+(-[.B4]:[.C5]![.B4])</text:p>
          </table:table-cell>
          <table:table-cell office:value="2" office:value-type="float">
            <text:p>2</text:p>
          </table:table-cell>
          <table:table-cell xmlns:odf="http://opendocumentfellowship.org/1.0/spec" office:value-type="string">
            <text:p>1</text:p>
          </table:table-cell>
          <table:table-cell xmlns:odf="http://opendocumentfellowship.org/1.0/spec" office:value-type="string">
            <text:p>Range and intersection have a higher precedence than unary minus.</text:p>
          </table:table-cell>
          <table:table-cell xmlns:odf="http://opendocumentfellowship.org/1.0/spec" table:formula="oooc:=4+(-[.B4]:[.C5]![.B4])"/>
          <table:table-cell table:style-name="PassFailStyle" table:formula="oooc:=IF(ISERROR([.F140]);0;IF([.C140]=[.F140];1;0))"/>
          <table:table-cell table:style-name="WarningCellStyle" table:formula="oooc:=IF(ISERROR([.F140]);&quot;App gives unexpected error.&quot;;&quot;&quot;)"/>
        </table:table-row>
        <table:table-row table:style-name="WideRowStyle">
          <table:table-cell xmlns:odf="http://opendocumentfellowship.org/1.0/spec" office:value-type="string">
            <text:p>Infix Operator Union ("~")</text:p>
          </table:table-cell>
          <table:table-cell xmlns:odf="http://opendocumentfellowship.org/1.0/spec" office:value-type="string">
            <text:p>=SUM([.B4:.B5]~[.B4:.B5])</text:p>
          </table:table-cell>
          <table:table-cell office:value="10" office:value-type="float">
            <text:p>10</text:p>
          </table:table-cell>
          <table:table-cell xmlns:odf="http://opendocumentfellowship.org/1.0/spec" office:value-type="string">
            <text:p>3</text:p>
          </table:table-cell>
          <table:table-cell xmlns:odf="http://opendocumentfellowship.org/1.0/spec" office:value-type="string">
            <text:p>Simple union. Note that duplicate values NOT removed, so we have 2 + 3 + 2 + 3</text:p>
          </table:table-cell>
          <table:table-cell xmlns:odf="http://opendocumentfellowship.org/1.0/spec" table:formula="oooc:=SUM([.B4:.B5]~[.B4:.B5])"/>
          <table:table-cell table:style-name="PassFailStyle" table:formula="oooc:=IF(ISERROR([.F141]);0;IF([.C141]=[.F141];1;0))"/>
          <table:table-cell table:style-name="WarningCellStyle" table:formula="oooc:=IF(ISERROR([.F141]);&quot;App gives unexpected error.&quot;;&quot;&quot;)"/>
        </table:table-row>
        <table:table-row table:style-name="WideRowStyle">
          <table:table-cell xmlns:odf="http://opendocumentfellowship.org/1.0/spec" office:value-type="string">
            <text:p>Infix Operator Union ("~")</text:p>
          </table:table-cell>
          <table:table-cell xmlns:odf="http://opendocumentfellowship.org/1.0/spec" office:value-type="string">
            <text:p>=SUM((B4!B4:C5~B4))</text:p>
          </table:table-cell>
          <table:table-cell office:value="4" office:value-type="float">
            <text:p>4</text:p>
          </table:table-cell>
          <table:table-cell xmlns:odf="http://opendocumentfellowship.org/1.0/spec" office:value-type="string">
            <text:p>3</text:p>
          </table:table-cell>
          <table:table-cell xmlns:odf="http://opendocumentfellowship.org/1.0/spec" office:value-type="string">
            <text:p>Range and intersection have a higher precedence than union. Range has the highest precedence, then intersection, and then finally union.</text:p>
          </table:table-cell>
          <table:table-cell xmlns:odf="http://opendocumentfellowship.org/1.0/spec" table:formula="oooc:=SUM((B4!B4:C5~B4))"/>
          <table:table-cell table:style-name="PassFailStyle" table:formula="oooc:=IF(ISERROR([.F142]);0;IF([.C142]=[.F142];1;0))"/>
          <table:table-cell table:style-name="WarningCellStyle" table:formula="oooc:=IF(ISERROR([.F142]);&quot;App gives unexpected error.&quot;;&quot;&quot;)"/>
        </table:table-row>
        <table:table-row table:style-name="WideRowStyle">
          <table:table-cell xmlns:odf="http://opendocumentfellowship.org/1.0/spec" office:value-type="string">
            <text:p>Infix Operator Union ("~")</text:p>
          </table:table-cell>
          <table:table-cell xmlns:odf="http://opendocumentfellowship.org/1.0/spec" office:value-type="string">
            <text:p>=SUM((B4!B4:(C5~B4)))</text:p>
          </table:table-cell>
          <table:table-cell office:value="2" office:value-type="float">
            <text:p>2</text:p>
          </table:table-cell>
          <table:table-cell xmlns:odf="http://opendocumentfellowship.org/1.0/spec" office:value-type="string">
            <text:p>3</text:p>
          </table:table-cell>
          <table:table-cell xmlns:odf="http://opendocumentfellowship.org/1.0/spec" office:value-type="string">
            <text:p>Range and intersection have a higher precedence than union, so use parentheses to force union first if necessary.</text:p>
          </table:table-cell>
          <table:table-cell xmlns:odf="http://opendocumentfellowship.org/1.0/spec" table:formula="oooc:=SUM((B4!B4:(C5~B4)))"/>
          <table:table-cell table:style-name="PassFailStyle" table:formula="oooc:=IF(ISERROR([.F143]);0;IF([.C143]=[.F143];1;0))"/>
          <table:table-cell table:style-name="WarningCellStyle" table:formula="oooc:=IF(ISERROR([.F143]);&quot;App gives unexpected error.&quot;;&quot;&quot;)"/>
        </table:table-row>
        <table:table-row table:style-name="WideRowStyle">
          <table:table-cell xmlns:odf="http://opendocumentfellowship.org/1.0/spec" office:value-type="string">
            <text:p>Infix Operator Union ("~")</text:p>
          </table:table-cell>
          <table:table-cell xmlns:odf="http://opendocumentfellowship.org/1.0/spec" office:value-type="string">
            <text:p>=SUM((B4:C5~B4!B4))</text:p>
          </table:table-cell>
          <table:table-cell office:value="16" office:value-type="float">
            <text:p>16</text:p>
          </table:table-cell>
          <table:table-cell xmlns:odf="http://opendocumentfellowship.org/1.0/spec" office:value-type="string">
            <text:p>3</text:p>
          </table:table-cell>
          <table:table-cell xmlns:odf="http://opendocumentfellowship.org/1.0/spec" office:value-type="string">
            <text:p>Range has the highest precedence, then intersection, and then finally union.</text:p>
          </table:table-cell>
          <table:table-cell xmlns:odf="http://opendocumentfellowship.org/1.0/spec" table:formula="oooc:=SUM((B4:C5~B4!B4))"/>
          <table:table-cell table:style-name="PassFailStyle" table:formula="oooc:=IF(ISERROR([.F144]);0;IF([.C144]=[.F144];1;0))"/>
          <table:table-cell table:style-name="WarningCellStyle" table:formula="oooc:=IF(ISERROR([.F144]);&quot;App gives unexpected error.&quot;;&quot;&quot;)"/>
        </table:table-row>
        <table:table-row table:style-name="WideRowStyle">
          <table:table-cell xmlns:odf="http://opendocumentfellowship.org/1.0/spec" office:value-type="string">
            <text:p>Postfix Operator "%"</text:p>
          </table:table-cell>
          <table:table-cell xmlns:odf="http://opendocumentfellowship.org/1.0/spec" office:value-type="string">
            <text:p>=50%</text:p>
          </table:table-cell>
          <table:table-cell office:value="0.5" office:value-type="float">
            <text:p>0.5</text:p>
          </table:table-cell>
          <table:table-cell xmlns:odf="http://opendocumentfellowship.org/1.0/spec" office:value-type="string">
            <text:p>1</text:p>
          </table:table-cell>
          <table:table-cell xmlns:odf="http://opendocumentfellowship.org/1.0/spec" office:value-type="string">
            <text:p>Simple percent value.</text:p>
          </table:table-cell>
          <table:table-cell xmlns:odf="http://opendocumentfellowship.org/1.0/spec" table:formula="oooc:=50%"/>
          <table:table-cell table:style-name="PassFailStyle" table:formula="oooc:=IF(ISERROR([.F145]);0;IF([.C145]=[.F145];1;0))"/>
          <table:table-cell table:style-name="WarningCellStyle" table:formula="oooc:=IF(ISERROR([.F145]);&quot;App gives unexpected error.&quot;;&quot;&quot;)"/>
        </table:table-row>
        <table:table-row table:style-name="WideRowStyle">
          <table:table-cell xmlns:odf="http://opendocumentfellowship.org/1.0/spec" office:value-type="string">
            <text:p>Postfix Operator "%"</text:p>
          </table:table-cell>
          <table:table-cell xmlns:odf="http://opendocumentfellowship.org/1.0/spec" office:value-type="string">
            <text:p>=20+50%</text:p>
          </table:table-cell>
          <table:table-cell office:value="20.5" office:value-type="float">
            <text:p>20.5</text:p>
          </table:table-cell>
          <table:table-cell xmlns:odf="http://opendocumentfellowship.org/1.0/spec" office:value-type="string">
            <text:p>1</text:p>
          </table:table-cell>
          <table:table-cell xmlns:odf="http://opendocumentfellowship.org/1.0/spec" office:value-type="string">
            <text:p>Percent does not change the meaning of other operations; this is not 30.</text:p>
          </table:table-cell>
          <table:table-cell xmlns:odf="http://opendocumentfellowship.org/1.0/spec" table:formula="oooc:=20+50%"/>
          <table:table-cell table:style-name="PassFailStyle" table:formula="oooc:=IF(ISERROR([.F146]);0;IF([.C146]=[.F146];1;0))"/>
          <table:table-cell table:style-name="WarningCellStyle" table:formula="oooc:=IF(ISERROR([.F146]);&quot;App gives unexpected error.&quot;;&quot;&quot;)"/>
        </table:table-row>
        <table:table-row table:style-name="WideRowStyle">
          <table:table-cell xmlns:odf="http://opendocumentfellowship.org/1.0/spec" office:value-type="string">
            <text:p>Postfix Operator "%"</text:p>
          </table:table-cell>
          <table:table-cell xmlns:odf="http://opendocumentfellowship.org/1.0/spec" office:value-type="string">
            <text:p>=3^200%</text:p>
          </table:table-cell>
          <table:table-cell office:value="9" office:value-type="float">
            <text:p>9</text:p>
          </table:table-cell>
          <table:table-cell xmlns:odf="http://opendocumentfellowship.org/1.0/spec" office:value-type="string">
            <text:p>1</text:p>
          </table:table-cell>
          <table:table-cell xmlns:odf="http://opendocumentfellowship.org/1.0/spec" office:value-type="string">
            <text:p>Percent has a higher precedence than "^"</text:p>
          </table:table-cell>
          <table:table-cell xmlns:odf="http://opendocumentfellowship.org/1.0/spec" table:formula="oooc:=3^200%"/>
          <table:table-cell table:style-name="PassFailStyle" table:formula="oooc:=IF(ISERROR([.F147]);0;IF([.C147]=[.F147];1;0))"/>
          <table:table-cell table:style-name="WarningCellStyle" table:formula="oooc:=IF(ISERROR([.F147]);&quot;App gives unexpected error.&quot;;&quot;&quot;)"/>
        </table:table-row>
        <table:table-row table:style-name="WideRowStyle">
          <table:table-cell xmlns:odf="http://opendocumentfellowship.org/1.0/spec" office:value-type="string">
            <text:p>Postfix Operator "%"</text:p>
          </table:table-cell>
          <table:table-cell xmlns:odf="http://opendocumentfellowship.org/1.0/spec" office:value-type="string">
            <text:p>=[.B4]%</text:p>
          </table:table-cell>
          <table:table-cell office:value="0.02±ε" office:value-type="string">
            <text:p>0.02±ε</text:p>
          </table:table-cell>
          <table:table-cell xmlns:odf="http://opendocumentfellowship.org/1.0/spec" office:value-type="string">
            <text:p>1</text:p>
          </table:table-cell>
          <table:table-cell xmlns:odf="http://opendocumentfellowship.org/1.0/spec" office:value-type="string">
            <text:p>Percent can be used as a general operator</text:p>
          </table:table-cell>
          <table:table-cell xmlns:odf="http://opendocumentfellowship.org/1.0/spec" table:formula="oooc:=[.B4]%"/>
          <table:table-cell table:style-name="PassFailStyle" table:formula="oooc:=IF(ABS([.F148]-0.02)&lt;[.D1];1;0)"/>
          <table:table-cell table:style-name="WarningCellStyle" table:formula="oooc:=IF(ISERROR([.F148]);&quot;App gives unexpected error.&quot;;&quot;&quot;)"/>
        </table:table-row>
        <table:table-row table:style-name="WideRowStyle">
          <table:table-cell xmlns:odf="http://opendocumentfellowship.org/1.0/spec" office:value-type="string">
            <text:p>Prefix Operator "+"</text:p>
          </table:table-cell>
          <table:table-cell xmlns:odf="http://opendocumentfellowship.org/1.0/spec" office:value-type="string">
            <text:p>=+5</text:p>
          </table:table-cell>
          <table:table-cell office:value="5" office:value-type="float">
            <text:p>5</text:p>
          </table:table-cell>
          <table:table-cell xmlns:odf="http://opendocumentfellowship.org/1.0/spec" office:value-type="string">
            <text:p>1</text:p>
          </table:table-cell>
          <table:table-cell xmlns:odf="http://opendocumentfellowship.org/1.0/spec" office:value-type="string">
            <text:p>Numbers don't change</text:p>
          </table:table-cell>
          <table:table-cell xmlns:odf="http://opendocumentfellowship.org/1.0/spec" table:formula="oooc:=+5"/>
          <table:table-cell table:style-name="PassFailStyle" table:formula="oooc:=IF(ISERROR([.F149]);0;IF([.C149]=[.F149];1;0))"/>
          <table:table-cell table:style-name="WarningCellStyle" table:formula="oooc:=IF(ISERROR([.F149]);&quot;App gives unexpected error.&quot;;&quot;&quot;)"/>
        </table:table-row>
        <table:table-row table:style-name="WideRowStyle">
          <table:table-cell xmlns:odf="http://opendocumentfellowship.org/1.0/spec" office:value-type="string">
            <text:p>Prefix Operator "+"</text:p>
          </table:table-cell>
          <table:table-cell xmlns:odf="http://opendocumentfellowship.org/1.0/spec" office:value-type="string">
            <text:p>=+"Hello"</text:p>
          </table:table-cell>
          <table:table-cell table:formula="oooc:=&quot;Hello&quot;" office:value-type="string"/>
          <table:table-cell xmlns:odf="http://opendocumentfellowship.org/1.0/spec" office:value-type="string">
            <text:p>1</text:p>
          </table:table-cell>
          <table:table-cell xmlns:odf="http://opendocumentfellowship.org/1.0/spec" office:value-type="string">
            <text:p>Does not convert a string to a number.</text:p>
          </table:table-cell>
          <table:table-cell xmlns:odf="http://opendocumentfellowship.org/1.0/spec" table:formula="oooc:=+&quot;Hello&quot;"/>
          <table:table-cell table:style-name="PassFailStyle" table:formula="oooc:=IF(ISERROR([.F150]);0;IF([.C150]=[.F150];1;0))"/>
          <table:table-cell table:style-name="WarningCellStyle" table:formula="oooc:=IF(ISERROR([.F150]);&quot;App gives unexpected error.&quot;;&quot;&quot;)"/>
        </table:table-row>
        <table:table-row table:style-name="WideRowStyle">
          <table:table-cell xmlns:odf="http://opendocumentfellowship.org/1.0/spec" office:value-type="string">
            <text:p>Prefix Operator "-"</text:p>
          </table:table-cell>
          <table:table-cell xmlns:odf="http://opendocumentfellowship.org/1.0/spec" office:value-type="string">
            <text:p>=-[.B4]</text:p>
          </table:table-cell>
          <table:table-cell office:value="-2" office:value-type="float">
            <text:p>-2</text:p>
          </table:table-cell>
          <table:table-cell xmlns:odf="http://opendocumentfellowship.org/1.0/spec" office:value-type="string">
            <text:p>1</text:p>
          </table:table-cell>
          <table:table-cell xmlns:odf="http://opendocumentfellowship.org/1.0/spec" office:value-type="string">
            <text:p>Negated 2 is -2.</text:p>
          </table:table-cell>
          <table:table-cell xmlns:odf="http://opendocumentfellowship.org/1.0/spec" table:formula="oooc:=-[.B4]"/>
          <table:table-cell table:style-name="PassFailStyle" table:formula="oooc:=IF(ISERROR([.F151]);0;IF([.C151]=[.F151];1;0))"/>
          <table:table-cell table:style-name="WarningCellStyle" table:formula="oooc:=IF(ISERROR([.F151]);&quot;App gives unexpected error.&quot;;&quot;&quot;)"/>
        </table:table-row>
        <table:table-row table:style-name="WideRowStyle">
          <table:table-cell xmlns:odf="http://opendocumentfellowship.org/1.0/spec" office:value-type="string">
            <text:p>Prefix Operator "-"</text:p>
          </table:table-cell>
          <table:table-cell xmlns:odf="http://opendocumentfellowship.org/1.0/spec" office:value-type="string">
            <text:p>=-2=(0-2)</text:p>
          </table:table-cell>
          <table:table-cell office:boolean-value="true" office:value-type="boolean">
            <text:p>TRUE</text:p>
          </table:table-cell>
          <table:table-cell xmlns:odf="http://opendocumentfellowship.org/1.0/spec" office:value-type="string">
            <text:p>3</text:p>
          </table:table-cell>
          <table:table-cell xmlns:odf="http://opendocumentfellowship.org/1.0/spec" office:value-type="string">
            <text:p>Negative numbers are fine.</text:p>
          </table:table-cell>
          <table:table-cell xmlns:odf="http://opendocumentfellowship.org/1.0/spec" table:formula="oooc:=-2=(0-2)"/>
          <table:table-cell table:style-name="PassFailStyle" table:formula="oooc:=IF(ISERROR([.F152]);0;IF([.C152]=[.F152];1;0))"/>
          <table:table-cell table:style-name="WarningCellStyle" table:formula="oooc:=IF(ISERROR([.F152]);&quot;App gives unexpected error.&quot;;&quot;&quot;)"/>
        </table:table-row>
        <table:table-row table:style-name="WideRowStyle">
          <table:table-cell xmlns:odf="http://opendocumentfellowship.org/1.0/spec" office:value-type="string">
            <text:p>DAVERAGE</text:p>
          </table:table-cell>
          <table:table-cell xmlns:odf="http://opendocumentfellowship.org/1.0/spec" office:value-type="string">
            <text:p>=DAVERAGE([.A18:.I31]; "TestID"; [.B36:.B37])</text:p>
          </table:table-cell>
          <table:table-cell office:value="48" office:value-type="float">
            <text:p>48</text:p>
          </table:table-cell>
          <table:table-cell xmlns:odf="http://opendocumentfellowship.org/1.0/spec" office:value-type="string">
            <text:p>1</text:p>
          </table:table-cell>
          <table:table-cell xmlns:odf="http://opendocumentfellowship.org/1.0/spec" office:value-type="string">
            <text:p>Simple criteria.</text:p>
          </table:table-cell>
          <table:table-cell xmlns:odf="http://opendocumentfellowship.org/1.0/spec" table:formula="oooc:=DAVERAGE([.A18:.I31]; &quot;TestID&quot;; [.B36:.B37])"/>
          <table:table-cell table:style-name="PassFailStyle" table:formula="oooc:=IF(ISERROR([.F153]);0;IF([.C153]=[.F153];1;0))"/>
          <table:table-cell table:style-name="WarningCellStyle" table:formula="oooc:=IF(ISERROR([.F153]);&quot;App gives unexpected error.&quot;;&quot;&quot;)"/>
        </table:table-row>
        <table:table-row table:style-name="WideRowStyle">
          <table:table-cell xmlns:odf="http://opendocumentfellowship.org/1.0/spec" office:value-type="string">
            <text:p>DCOUNT</text:p>
          </table:table-cell>
          <table:table-cell xmlns:odf="http://opendocumentfellowship.org/1.0/spec" office:value-type="string">
            <text:p>=DCOUNT([.A18:.I31]; "Bright Stars"; [.B36:.B37])</text:p>
          </table:table-cell>
          <table:table-cell office:value="2" office:value-type="float">
            <text:p>2</text:p>
          </table:table-cell>
          <table:table-cell xmlns:odf="http://opendocumentfellowship.org/1.0/spec" office:value-type="string">
            <text:p>1</text:p>
          </table:table-cell>
          <table:table-cell xmlns:odf="http://opendocumentfellowship.org/1.0/spec" office:value-type="string">
            <text:p>Simple criteria.</text:p>
          </table:table-cell>
          <table:table-cell xmlns:odf="http://opendocumentfellowship.org/1.0/spec" table:formula="oooc:=DCOUNT([.A18:.I31]; &quot;Bright Stars&quot;; [.B36:.B37])"/>
          <table:table-cell table:style-name="PassFailStyle" table:formula="oooc:=IF(ISERROR([.F154]);0;IF([.C154]=[.F154];1;0))"/>
          <table:table-cell table:style-name="WarningCellStyle" table:formula="oooc:=IF(ISERROR([.F154]);&quot;App gives unexpected error.&quot;;&quot;&quot;)"/>
        </table:table-row>
        <table:table-row table:style-name="WideRowStyle">
          <table:table-cell xmlns:odf="http://opendocumentfellowship.org/1.0/spec" office:value-type="string">
            <text:p>DCOUNTA</text:p>
          </table:table-cell>
          <table:table-cell xmlns:odf="http://opendocumentfellowship.org/1.0/spec" office:value-type="string">
            <text:p>=DCOUNTA([.A18:.I31]; "Bright Stars"; [.B36:.B37])</text:p>
          </table:table-cell>
          <table:table-cell office:value="2" office:value-type="float">
            <text:p>2</text:p>
          </table:table-cell>
          <table:table-cell xmlns:odf="http://opendocumentfellowship.org/1.0/spec" office:value-type="string">
            <text:p>1</text:p>
          </table:table-cell>
          <table:table-cell xmlns:odf="http://opendocumentfellowship.org/1.0/spec" office:value-type="string">
            <text:p>Simple criteria.</text:p>
          </table:table-cell>
          <table:table-cell xmlns:odf="http://opendocumentfellowship.org/1.0/spec" table:formula="oooc:=DCOUNTA([.A18:.I31]; &quot;Bright Stars&quot;; [.B36:.B37])"/>
          <table:table-cell table:style-name="PassFailStyle" table:formula="oooc:=IF(ISERROR([.F155]);0;IF([.C155]=[.F155];1;0))"/>
          <table:table-cell table:style-name="WarningCellStyle" table:formula="oooc:=IF(ISERROR([.F155]);&quot;App gives unexpected error.&quot;;&quot;&quot;)"/>
        </table:table-row>
        <table:table-row table:style-name="WideRowStyle">
          <table:table-cell xmlns:odf="http://opendocumentfellowship.org/1.0/spec" office:value-type="string">
            <text:p>DGET</text:p>
          </table:table-cell>
          <table:table-cell xmlns:odf="http://opendocumentfellowship.org/1.0/spec" office:value-type="string">
            <text:p>=DGET([.A18:.I31]; "TestID"; [.D36:.D37])</text:p>
          </table:table-cell>
          <table:table-cell office:value="2048" office:value-type="float">
            <text:p>2048</text:p>
          </table:table-cell>
          <table:table-cell xmlns:odf="http://opendocumentfellowship.org/1.0/spec" office:value-type="string">
            <text:p>1</text:p>
          </table:table-cell>
          <table:table-cell xmlns:odf="http://opendocumentfellowship.org/1.0/spec" office:value-type="string">
            <text:p>Simple criteria, single row answer.</text:p>
          </table:table-cell>
          <table:table-cell xmlns:odf="http://opendocumentfellowship.org/1.0/spec" table:formula="oooc:=DGET([.A18:.I31]; &quot;TestID&quot;; [.D36:.D37])"/>
          <table:table-cell table:style-name="PassFailStyle" table:formula="oooc:=IF(ISERROR([.F156]);0;IF([.C156]=[.F156];1;0))"/>
          <table:table-cell table:style-name="WarningCellStyle" table:formula="oooc:=IF(ISERROR([.F156]);&quot;App gives unexpected error.&quot;;&quot;&quot;)"/>
        </table:table-row>
        <table:table-row table:style-name="WideRowStyle">
          <table:table-cell xmlns:odf="http://opendocumentfellowship.org/1.0/spec" office:value-type="string">
            <text:p>DGET</text:p>
          </table:table-cell>
          <table:table-cell xmlns:odf="http://opendocumentfellowship.org/1.0/spec" office:value-type="string">
            <text:p>=DGET([.A18:.I31]; "TestID"; [.B36:.B37])</text:p>
          </table:table-cell>
          <table:table-cell office:value="Error" office:value-type="string">
            <text:p>Error</text:p>
          </table:table-cell>
          <table:table-cell xmlns:odf="http://opendocumentfellowship.org/1.0/spec" office:value-type="string">
            <text:p>1</text:p>
          </table:table-cell>
          <table:table-cell xmlns:odf="http://opendocumentfellowship.org/1.0/spec" office:value-type="string">
            <text:p>Simple criteria, but multiple row answers so an error is returned.</text:p>
          </table:table-cell>
          <table:table-cell xmlns:odf="http://opendocumentfellowship.org/1.0/spec" table:formula="oooc:=DGET([.A18:.I31]; &quot;TestID&quot;; [.B36:.B37])"/>
          <table:table-cell table:style-name="PassFailStyle" table:formula="oooc:=IF(ISERROR([.F157]);1;0)"/>
        </table:table-row>
        <table:table-row table:style-name="WideRowStyle">
          <table:table-cell xmlns:odf="http://opendocumentfellowship.org/1.0/spec" office:value-type="string">
            <text:p>DMAX</text:p>
          </table:table-cell>
          <table:table-cell xmlns:odf="http://opendocumentfellowship.org/1.0/spec" office:value-type="string">
            <text:p>=DMAX([.A18:.I31]; "TestID"; [.B36:.B37])</text:p>
          </table:table-cell>
          <table:table-cell office:value="64" office:value-type="float">
            <text:p>64</text:p>
          </table:table-cell>
          <table:table-cell xmlns:odf="http://opendocumentfellowship.org/1.0/spec" office:value-type="string">
            <text:p>1</text:p>
          </table:table-cell>
          <table:table-cell xmlns:odf="http://opendocumentfellowship.org/1.0/spec" office:value-type="string">
            <text:p>Simple criteria.</text:p>
          </table:table-cell>
          <table:table-cell xmlns:odf="http://opendocumentfellowship.org/1.0/spec" table:formula="oooc:=DMAX([.A18:.I31]; &quot;TestID&quot;; [.B36:.B37])"/>
          <table:table-cell table:style-name="PassFailStyle" table:formula="oooc:=IF(ISERROR([.F158]);0;IF([.C158]=[.F158];1;0))"/>
          <table:table-cell table:style-name="WarningCellStyle" table:formula="oooc:=IF(ISERROR([.F158]);&quot;App gives unexpected error.&quot;;&quot;&quot;)"/>
        </table:table-row>
        <table:table-row table:style-name="WideRowStyle">
          <table:table-cell xmlns:odf="http://opendocumentfellowship.org/1.0/spec" office:value-type="string">
            <text:p>DMIN</text:p>
          </table:table-cell>
          <table:table-cell xmlns:odf="http://opendocumentfellowship.org/1.0/spec" office:value-type="string">
            <text:p>=DMIN([.A18:.I31]; "TestID"; [.B36:.B37])</text:p>
          </table:table-cell>
          <table:table-cell office:value="32" office:value-type="float">
            <text:p>32</text:p>
          </table:table-cell>
          <table:table-cell xmlns:odf="http://opendocumentfellowship.org/1.0/spec" office:value-type="string">
            <text:p>1</text:p>
          </table:table-cell>
          <table:table-cell xmlns:odf="http://opendocumentfellowship.org/1.0/spec" office:value-type="string">
            <text:p>Simple criteria.</text:p>
          </table:table-cell>
          <table:table-cell xmlns:odf="http://opendocumentfellowship.org/1.0/spec" table:formula="oooc:=DMIN([.A18:.I31]; &quot;TestID&quot;; [.B36:.B37])"/>
          <table:table-cell table:style-name="PassFailStyle" table:formula="oooc:=IF(ISERROR([.F159]);0;IF([.C159]=[.F159];1;0))"/>
          <table:table-cell table:style-name="WarningCellStyle" table:formula="oooc:=IF(ISERROR([.F159]);&quot;App gives unexpected error.&quot;;&quot;&quot;)"/>
        </table:table-row>
        <table:table-row table:style-name="WideRowStyle">
          <table:table-cell xmlns:odf="http://opendocumentfellowship.org/1.0/spec" office:value-type="string">
            <text:p>DPRODUCT</text:p>
          </table:table-cell>
          <table:table-cell xmlns:odf="http://opendocumentfellowship.org/1.0/spec" office:value-type="string">
            <text:p>=DPRODUCT([.A18:.I31]; "TestID"; [.B36:.B37])</text:p>
          </table:table-cell>
          <table:table-cell office:value="2048" office:value-type="float">
            <text:p>2048</text:p>
          </table:table-cell>
          <table:table-cell xmlns:odf="http://opendocumentfellowship.org/1.0/spec" office:value-type="string">
            <text:p>1</text:p>
          </table:table-cell>
          <table:table-cell xmlns:odf="http://opendocumentfellowship.org/1.0/spec" office:value-type="string">
            <text:p>Simple criteria.</text:p>
          </table:table-cell>
          <table:table-cell xmlns:odf="http://opendocumentfellowship.org/1.0/spec" table:formula="oooc:=DPRODUCT([.A18:.I31]; &quot;TestID&quot;; [.B36:.B37])"/>
          <table:table-cell table:style-name="PassFailStyle" table:formula="oooc:=IF(ISERROR([.F160]);0;IF([.C160]=[.F160];1;0))"/>
          <table:table-cell table:style-name="WarningCellStyle" table:formula="oooc:=IF(ISERROR([.F160]);&quot;App gives unexpected error.&quot;;&quot;&quot;)"/>
        </table:table-row>
        <table:table-row table:style-name="WideRowStyle">
          <table:table-cell xmlns:odf="http://opendocumentfellowship.org/1.0/spec" office:value-type="string">
            <text:p>DSTDEV</text:p>
          </table:table-cell>
          <table:table-cell xmlns:odf="http://opendocumentfellowship.org/1.0/spec" office:value-type="string">
            <text:p>=DSTDEV([.A18:.I31]; "TestID"; [.B36:.B37])</text:p>
          </table:table-cell>
          <table:table-cell office:value="22.6274169979695 ±ε" office:value-type="string">
            <text:p>22.6274169979695 ±ε</text:p>
          </table:table-cell>
          <table:table-cell xmlns:odf="http://opendocumentfellowship.org/1.0/spec" office:value-type="string">
            <text:p>1</text:p>
          </table:table-cell>
          <table:table-cell xmlns:odf="http://opendocumentfellowship.org/1.0/spec" office:value-type="string">
            <text:p>Simple criteria.</text:p>
          </table:table-cell>
          <table:table-cell xmlns:odf="http://opendocumentfellowship.org/1.0/spec" table:formula="oooc:=DSTDEV([.A18:.I31]; &quot;TestID&quot;; [.B36:.B37])"/>
          <table:table-cell table:style-name="PassFailStyle" table:formula="oooc:=IF(ABS([.F161]-22.6274169979695 )&lt;[.D1];1;0)"/>
          <table:table-cell table:style-name="WarningCellStyle" table:formula="oooc:=IF(ISERROR([.F161]);&quot;App gives unexpected error.&quot;;&quot;&quot;)"/>
        </table:table-row>
        <table:table-row table:style-name="WideRowStyle">
          <table:table-cell xmlns:odf="http://opendocumentfellowship.org/1.0/spec" office:value-type="string">
            <text:p>DSTDEVP</text:p>
          </table:table-cell>
          <table:table-cell xmlns:odf="http://opendocumentfellowship.org/1.0/spec" office:value-type="string">
            <text:p>=DSTDEVP([.A18:.I31]; "TestID"; [.B36:.B37])</text:p>
          </table:table-cell>
          <table:table-cell office:value="16" office:value-type="float">
            <text:p>16</text:p>
          </table:table-cell>
          <table:table-cell xmlns:odf="http://opendocumentfellowship.org/1.0/spec" office:value-type="string">
            <text:p>1</text:p>
          </table:table-cell>
          <table:table-cell xmlns:odf="http://opendocumentfellowship.org/1.0/spec" office:value-type="string">
            <text:p>Simple criteria.</text:p>
          </table:table-cell>
          <table:table-cell xmlns:odf="http://opendocumentfellowship.org/1.0/spec" table:formula="oooc:=DSTDEVP([.A18:.I31]; &quot;TestID&quot;; [.B36:.B37])"/>
          <table:table-cell table:style-name="PassFailStyle" table:formula="oooc:=IF(ISERROR([.F162]);0;IF([.C162]=[.F162];1;0))"/>
          <table:table-cell table:style-name="WarningCellStyle" table:formula="oooc:=IF(ISERROR([.F162]);&quot;App gives unexpected error.&quot;;&quot;&quot;)"/>
        </table:table-row>
        <table:table-row table:style-name="WideRowStyle">
          <table:table-cell xmlns:odf="http://opendocumentfellowship.org/1.0/spec" office:value-type="string">
            <text:p>DSUM</text:p>
          </table:table-cell>
          <table:table-cell xmlns:odf="http://opendocumentfellowship.org/1.0/spec" office:value-type="string">
            <text:p>=DSUM([.A18:.I31]; "TestID"; [.B36:.B37])</text:p>
          </table:table-cell>
          <table:table-cell office:value="96" office:value-type="float">
            <text:p>96</text:p>
          </table:table-cell>
          <table:table-cell xmlns:odf="http://opendocumentfellowship.org/1.0/spec" office:value-type="string">
            <text:p>1</text:p>
          </table:table-cell>
          <table:table-cell xmlns:odf="http://opendocumentfellowship.org/1.0/spec" office:value-type="string">
            <text:p>Simple criteria.</text:p>
          </table:table-cell>
          <table:table-cell xmlns:odf="http://opendocumentfellowship.org/1.0/spec" table:formula="oooc:=DSUM([.A18:.I31]; &quot;TestID&quot;; [.B36:.B37])"/>
          <table:table-cell table:style-name="PassFailStyle" table:formula="oooc:=IF(ISERROR([.F163]);0;IF([.C163]=[.F163];1;0))"/>
          <table:table-cell table:style-name="WarningCellStyle" table:formula="oooc:=IF(ISERROR([.F163]);&quot;App gives unexpected error.&quot;;&quot;&quot;)"/>
        </table:table-row>
        <table:table-row table:style-name="WideRowStyle">
          <table:table-cell xmlns:odf="http://opendocumentfellowship.org/1.0/spec" office:value-type="string">
            <text:p>DVAR</text:p>
          </table:table-cell>
          <table:table-cell xmlns:odf="http://opendocumentfellowship.org/1.0/spec" office:value-type="string">
            <text:p>=DVAR([.A18:.I31]; "TestID"; [.B36:.B37])</text:p>
          </table:table-cell>
          <table:table-cell office:value="512" office:value-type="float">
            <text:p>512</text:p>
          </table:table-cell>
          <table:table-cell xmlns:odf="http://opendocumentfellowship.org/1.0/spec" office:value-type="string">
            <text:p>1</text:p>
          </table:table-cell>
          <table:table-cell xmlns:odf="http://opendocumentfellowship.org/1.0/spec" office:value-type="string">
            <text:p>Simple criteria.</text:p>
          </table:table-cell>
          <table:table-cell xmlns:odf="http://opendocumentfellowship.org/1.0/spec" table:formula="oooc:=DVAR([.A18:.I31]; &quot;TestID&quot;; [.B36:.B37])"/>
          <table:table-cell table:style-name="PassFailStyle" table:formula="oooc:=IF(ISERROR([.F164]);0;IF([.C164]=[.F164];1;0))"/>
          <table:table-cell table:style-name="WarningCellStyle" table:formula="oooc:=IF(ISERROR([.F164]);&quot;App gives unexpected error.&quot;;&quot;&quot;)"/>
        </table:table-row>
        <table:table-row table:style-name="WideRowStyle">
          <table:table-cell xmlns:odf="http://opendocumentfellowship.org/1.0/spec" office:value-type="string">
            <text:p>DVARP</text:p>
          </table:table-cell>
          <table:table-cell xmlns:odf="http://opendocumentfellowship.org/1.0/spec" office:value-type="string">
            <text:p>=DVARP([.A18:.I31]; "TestID"; [.B36:.B37])</text:p>
          </table:table-cell>
          <table:table-cell office:value="256" office:value-type="float">
            <text:p>256</text:p>
          </table:table-cell>
          <table:table-cell xmlns:odf="http://opendocumentfellowship.org/1.0/spec" office:value-type="string">
            <text:p>1</text:p>
          </table:table-cell>
          <table:table-cell xmlns:odf="http://opendocumentfellowship.org/1.0/spec" office:value-type="string">
            <text:p>Simple criteria.</text:p>
          </table:table-cell>
          <table:table-cell xmlns:odf="http://opendocumentfellowship.org/1.0/spec" table:formula="oooc:=DVARP([.A18:.I31]; &quot;TestID&quot;; [.B36:.B37])"/>
          <table:table-cell table:style-name="PassFailStyle" table:formula="oooc:=IF(ISERROR([.F165]);0;IF([.C165]=[.F165];1;0))"/>
          <table:table-cell table:style-name="WarningCellStyle" table:formula="oooc:=IF(ISERROR([.F165]);&quot;App gives unexpected error.&quot;;&quot;&quot;)"/>
        </table:table-row>
        <table:table-row table:style-name="WideRowStyle">
          <table:table-cell xmlns:odf="http://opendocumentfellowship.org/1.0/spec" office:value-type="string">
            <text:p>DDB</text:p>
          </table:table-cell>
          <table:table-cell xmlns:odf="http://opendocumentfellowship.org/1.0/spec" office:value-type="string">
            <text:p>=DDB(4000;500;4;2)</text:p>
          </table:table-cell>
          <table:table-cell office:value="1000" office:value-type="float">
            <text:p>1000</text:p>
          </table:table-cell>
          <table:table-cell xmlns:odf="http://opendocumentfellowship.org/1.0/spec" office:value-type="string">
            <text:p>1</text:p>
          </table:table-cell>
          <table:table-cell xmlns:odf="http://opendocumentfellowship.org/1.0/spec" office:value-type="string">
            <text:p>A trivial example of DDB.</text:p>
          </table:table-cell>
          <table:table-cell xmlns:odf="http://opendocumentfellowship.org/1.0/spec" table:formula="oooc:=DDB(4000;500;4;2)"/>
          <table:table-cell table:style-name="PassFailStyle" table:formula="oooc:=IF(ISERROR([.F166]);0;IF([.C166]=[.F166];1;0))"/>
          <table:table-cell table:style-name="WarningCellStyle" table:formula="oooc:=IF(ISERROR([.F166]);&quot;App gives unexpected error.&quot;;&quot;&quot;)"/>
        </table:table-row>
        <table:table-row table:style-name="WideRowStyle">
          <table:table-cell xmlns:odf="http://opendocumentfellowship.org/1.0/spec" office:value-type="string">
            <text:p>DDB</text:p>
          </table:table-cell>
          <table:table-cell xmlns:odf="http://opendocumentfellowship.org/1.0/spec" office:value-type="string">
            <text:p>=DDB(4000;500;4;2;2)</text:p>
          </table:table-cell>
          <table:table-cell office:value="1000" office:value-type="float">
            <text:p>1000</text:p>
          </table:table-cell>
          <table:table-cell xmlns:odf="http://opendocumentfellowship.org/1.0/spec" office:value-type="string">
            <text:p>1</text:p>
          </table:table-cell>
          <table:table-cell xmlns:odf="http://opendocumentfellowship.org/1.0/spec" office:value-type="string">
            <text:p>Default method is 2 (double declining balance).</text:p>
          </table:table-cell>
          <table:table-cell xmlns:odf="http://opendocumentfellowship.org/1.0/spec" table:formula="oooc:=DDB(4000;500;4;2;2)"/>
          <table:table-cell table:style-name="PassFailStyle" table:formula="oooc:=IF(ISERROR([.F167]);0;IF([.C167]=[.F167];1;0))"/>
          <table:table-cell table:style-name="WarningCellStyle" table:formula="oooc:=IF(ISERROR([.F167]);&quot;App gives unexpected error.&quot;;&quot;&quot;)"/>
        </table:table-row>
        <table:table-row table:style-name="WideRowStyle">
          <table:table-cell xmlns:odf="http://opendocumentfellowship.org/1.0/spec" office:value-type="string">
            <text:p>FV</text:p>
          </table:table-cell>
          <table:table-cell xmlns:odf="http://opendocumentfellowship.org/1.0/spec" office:value-type="string">
            <text:p>=FV(10%;12;-100;100)</text:p>
          </table:table-cell>
          <table:table-cell office:value="1824.59±0.01" office:value-type="string">
            <text:p>1824.59±0.01</text:p>
          </table:table-cell>
          <table:table-cell xmlns:odf="http://opendocumentfellowship.org/1.0/spec" office:value-type="string">
            <text:p>1</text:p>
          </table:table-cell>
          <table:table-cell xmlns:odf="http://opendocumentfellowship.org/1.0/spec" office:value-type="string">
            <text:p>A trivial example of FV.</text:p>
          </table:table-cell>
          <table:table-cell xmlns:odf="http://opendocumentfellowship.org/1.0/spec" table:formula="oooc:=FV(10%;12;-100;100)"/>
          <table:table-cell table:style-name="PassFailStyle" table:formula="oooc:=IF(ABS([.F168]-1824.59)&lt;0.01;1;0)"/>
          <table:table-cell table:style-name="WarningCellStyle" table:formula="oooc:=IF(ISERROR([.F168]);&quot;App gives unexpected error.&quot;;&quot;&quot;)"/>
        </table:table-row>
        <table:table-row table:style-name="WideRowStyle">
          <table:table-cell xmlns:odf="http://opendocumentfellowship.org/1.0/spec" office:value-type="string">
            <text:p>IRR</text:p>
          </table:table-cell>
          <table:table-cell xmlns:odf="http://opendocumentfellowship.org/1.0/spec" office:value-type="string">
            <text:p>=IRR([.F24:.F26])</text:p>
          </table:table-cell>
          <table:table-cell office:value="0.418787000165341±1e-5" office:value-type="string">
            <text:p>0.418787000165341±1e-5</text:p>
          </table:table-cell>
          <table:table-cell xmlns:odf="http://opendocumentfellowship.org/1.0/spec" office:value-type="string">
            <text:p>1</text:p>
          </table:table-cell>
          <table:table-cell xmlns:odf="http://opendocumentfellowship.org/1.0/spec" office:value-type="string">
            <text:p>A trivial example of IRR.</text:p>
          </table:table-cell>
          <table:table-cell xmlns:odf="http://opendocumentfellowship.org/1.0/spec" table:formula="oooc:=IRR([.F24:.F26])"/>
          <table:table-cell table:style-name="PassFailStyle" table:formula="oooc:=IF(ABS([.F169]-0.418787000165341)&lt;1e-5;1;0)"/>
          <table:table-cell table:style-name="WarningCellStyle" table:formula="oooc:=IF(ISERROR([.F169]);&quot;App gives unexpected error.&quot;;&quot;&quot;)"/>
        </table:table-row>
        <table:table-row table:style-name="WideRowStyle">
          <table:table-cell xmlns:odf="http://opendocumentfellowship.org/1.0/spec" office:value-type="string">
            <text:p>NPER</text:p>
          </table:table-cell>
          <table:table-cell xmlns:odf="http://opendocumentfellowship.org/1.0/spec" office:value-type="string">
            <text:p>=NPER(5%;-100;1000)</text:p>
          </table:table-cell>
          <table:table-cell office:value="14.2067±0.001" office:value-type="string">
            <text:p>14.2067±0.001</text:p>
          </table:table-cell>
          <table:table-cell xmlns:odf="http://opendocumentfellowship.org/1.0/spec" office:value-type="string">
            <text:p>1</text:p>
          </table:table-cell>
          <table:table-cell xmlns:odf="http://opendocumentfellowship.org/1.0/spec" office:value-type="string">
            <text:p>A trivial example of NPER.</text:p>
          </table:table-cell>
          <table:table-cell xmlns:odf="http://opendocumentfellowship.org/1.0/spec" table:formula="oooc:=NPER(5%;-100;1000)"/>
          <table:table-cell table:style-name="PassFailStyle" table:formula="oooc:=IF(ABS([.F170]-14.2067)&lt;0.001;1;0)"/>
          <table:table-cell table:style-name="WarningCellStyle" table:formula="oooc:=IF(ISERROR([.F170]);&quot;App gives unexpected error.&quot;;&quot;&quot;)"/>
        </table:table-row>
        <table:table-row table:style-name="WideRowStyle">
          <table:table-cell xmlns:odf="http://opendocumentfellowship.org/1.0/spec" office:value-type="string">
            <text:p>NPER</text:p>
          </table:table-cell>
          <table:table-cell xmlns:odf="http://opendocumentfellowship.org/1.0/spec" office:value-type="string">
            <text:p>=NPER(5%;-100;1000;100)</text:p>
          </table:table-cell>
          <table:table-cell office:value="15.2067±0.001" office:value-type="string">
            <text:p>15.2067±0.001</text:p>
          </table:table-cell>
          <table:table-cell xmlns:odf="http://opendocumentfellowship.org/1.0/spec" office:value-type="string">
            <text:p>1</text:p>
          </table:table-cell>
          <table:table-cell xmlns:odf="http://opendocumentfellowship.org/1.0/spec" office:value-type="string">
            <text:p>A trivial example of NPER with non-zero FV.</text:p>
          </table:table-cell>
          <table:table-cell xmlns:odf="http://opendocumentfellowship.org/1.0/spec" table:formula="oooc:=NPER(5%;-100;1000;100)"/>
          <table:table-cell table:style-name="PassFailStyle" table:formula="oooc:=IF(ABS([.F171]-15.2067)&lt;0.001;1;0)"/>
          <table:table-cell table:style-name="WarningCellStyle" table:formula="oooc:=IF(ISERROR([.F171]);&quot;App gives unexpected error.&quot;;&quot;&quot;)"/>
        </table:table-row>
        <table:table-row table:style-name="WideRowStyle">
          <table:table-cell xmlns:odf="http://opendocumentfellowship.org/1.0/spec" office:value-type="string">
            <text:p>NPER</text:p>
          </table:table-cell>
          <table:table-cell xmlns:odf="http://opendocumentfellowship.org/1.0/spec" office:value-type="string">
            <text:p>=NPER(5%;-100;1000;100;1)</text:p>
          </table:table-cell>
          <table:table-cell office:value="14.2067±0.001" office:value-type="string">
            <text:p>14.2067±0.001</text:p>
          </table:table-cell>
          <table:table-cell xmlns:odf="http://opendocumentfellowship.org/1.0/spec" office:value-type="string">
            <text:p>1</text:p>
          </table:table-cell>
          <table:table-cell xmlns:odf="http://opendocumentfellowship.org/1.0/spec" office:value-type="string">
            <text:p>A trivial example of NPER with non-zero FV and PayType.</text:p>
          </table:table-cell>
          <table:table-cell xmlns:odf="http://opendocumentfellowship.org/1.0/spec" table:formula="oooc:=NPER(5%;-100;1000;100;1)"/>
          <table:table-cell table:style-name="PassFailStyle" table:formula="oooc:=IF(ABS([.F172]-14.2067)&lt;0.001;1;0)"/>
          <table:table-cell table:style-name="WarningCellStyle" table:formula="oooc:=IF(ISERROR([.F172]);&quot;App gives unexpected error.&quot;;&quot;&quot;)"/>
        </table:table-row>
        <table:table-row table:style-name="WideRowStyle">
          <table:table-cell xmlns:odf="http://opendocumentfellowship.org/1.0/spec" office:value-type="string">
            <text:p>NPER</text:p>
          </table:table-cell>
          <table:table-cell xmlns:odf="http://opendocumentfellowship.org/1.0/spec" office:value-type="string">
            <text:p>=NPER(0;-100;1000)</text:p>
          </table:table-cell>
          <table:table-cell office:value="10" office:value-type="float">
            <text:p>10</text:p>
          </table:table-cell>
          <table:table-cell xmlns:odf="http://opendocumentfellowship.org/1.0/spec" office:value-type="string">
            <text:p>1</text:p>
          </table:table-cell>
          <table:table-cell xmlns:odf="http://opendocumentfellowship.org/1.0/spec" office:value-type="string">
            <text:p>Rate can be zero.</text:p>
          </table:table-cell>
          <table:table-cell xmlns:odf="http://opendocumentfellowship.org/1.0/spec" table:formula="oooc:=NPER(0;-100;1000)"/>
          <table:table-cell table:style-name="PassFailStyle" table:formula="oooc:=IF(ISERROR([.F173]);0;IF([.C173]=[.F173];1;0))"/>
          <table:table-cell table:style-name="WarningCellStyle" table:formula="oooc:=IF(ISERROR([.F173]);&quot;App gives unexpected error.&quot;;&quot;&quot;)"/>
        </table:table-row>
        <table:table-row table:style-name="WideRowStyle">
          <table:table-cell xmlns:odf="http://opendocumentfellowship.org/1.0/spec" office:value-type="string">
            <text:p>NPER</text:p>
          </table:table-cell>
          <table:table-cell xmlns:odf="http://opendocumentfellowship.org/1.0/spec" office:value-type="string">
            <text:p>=NPER(-1%;-100;1000)</text:p>
          </table:table-cell>
          <table:table-cell office:value="9.483283066±0.001" office:value-type="string">
            <text:p>9.483283066±0.001</text:p>
          </table:table-cell>
          <table:table-cell xmlns:odf="http://opendocumentfellowship.org/1.0/spec" office:value-type="string">
            <text:p>1</text:p>
          </table:table-cell>
          <table:table-cell xmlns:odf="http://opendocumentfellowship.org/1.0/spec" office:value-type="string">
            <text:p>Rate can be negative.</text:p>
          </table:table-cell>
          <table:table-cell xmlns:odf="http://opendocumentfellowship.org/1.0/spec" table:formula="oooc:=NPER(-1%;-100;1000)"/>
          <table:table-cell table:style-name="PassFailStyle" table:formula="oooc:=IF(ABS([.F174]-9.483283066)&lt;0.001;1;0)"/>
          <table:table-cell table:style-name="WarningCellStyle" table:formula="oooc:=IF(ISERROR([.F174]);&quot;App gives unexpected error.&quot;;&quot;&quot;)"/>
        </table:table-row>
        <table:table-row table:style-name="WideRowStyle">
          <table:table-cell xmlns:odf="http://opendocumentfellowship.org/1.0/spec" office:value-type="string">
            <text:p>NPV</text:p>
          </table:table-cell>
          <table:table-cell xmlns:odf="http://opendocumentfellowship.org/1.0/spec" office:value-type="string">
            <text:p>=NPV(100%;4;5;7)</text:p>
          </table:table-cell>
          <table:table-cell office:value="4.125" office:value-type="float">
            <text:p>4.125</text:p>
          </table:table-cell>
          <table:table-cell xmlns:odf="http://opendocumentfellowship.org/1.0/spec" office:value-type="string">
            <text:p>1</text:p>
          </table:table-cell>
          <table:table-cell xmlns:odf="http://opendocumentfellowship.org/1.0/spec" office:value-type="string">
            <text:p>A trivial example of NPV</text:p>
          </table:table-cell>
          <table:table-cell xmlns:odf="http://opendocumentfellowship.org/1.0/spec" table:formula="oooc:=NPV(100%;4;5;7)"/>
          <table:table-cell table:style-name="PassFailStyle" table:formula="oooc:=IF(ISERROR([.F175]);0;IF([.C175]=[.F175];1;0))"/>
          <table:table-cell table:style-name="WarningCellStyle" table:formula="oooc:=IF(ISERROR([.F175]);&quot;App gives unexpected error.&quot;;&quot;&quot;)"/>
        </table:table-row>
        <table:table-row table:style-name="WideRowStyle">
          <table:table-cell xmlns:odf="http://opendocumentfellowship.org/1.0/spec" office:value-type="string">
            <text:p>NPV</text:p>
          </table:table-cell>
          <table:table-cell xmlns:odf="http://opendocumentfellowship.org/1.0/spec" office:value-type="string">
            <text:p>=NPV(100%;[.C4:.C6])</text:p>
          </table:table-cell>
          <table:table-cell office:value="4.125" office:value-type="float">
            <text:p>4.125</text:p>
          </table:table-cell>
          <table:table-cell xmlns:odf="http://opendocumentfellowship.org/1.0/spec" office:value-type="string">
            <text:p>1</text:p>
          </table:table-cell>
          <table:table-cell xmlns:odf="http://opendocumentfellowship.org/1.0/spec" office:value-type="string">
            <text:p>Note that each number in a range is considered separately.</text:p>
          </table:table-cell>
          <table:table-cell xmlns:odf="http://opendocumentfellowship.org/1.0/spec" table:formula="oooc:=NPV(100%;[.C4:.C6])"/>
          <table:table-cell table:style-name="PassFailStyle" table:formula="oooc:=IF(ISERROR([.F176]);0;IF([.C176]=[.F176];1;0))"/>
          <table:table-cell table:style-name="WarningCellStyle" table:formula="oooc:=IF(ISERROR([.F176]);&quot;App gives unexpected error.&quot;;&quot;&quot;)"/>
        </table:table-row>
        <table:table-row table:style-name="WideRowStyle">
          <table:table-cell xmlns:odf="http://opendocumentfellowship.org/1.0/spec" office:value-type="string">
            <text:p>NPV</text:p>
          </table:table-cell>
          <table:table-cell xmlns:odf="http://opendocumentfellowship.org/1.0/spec" office:value-type="string">
            <text:p>=NPV(10%;100;200)</text:p>
          </table:table-cell>
          <table:table-cell office:value="256.198347107438±0.001 " office:value-type="string">
            <text:p>256.198347107438±0.001 </text:p>
          </table:table-cell>
          <table:table-cell xmlns:odf="http://opendocumentfellowship.org/1.0/spec" office:value-type="string">
            <text:p>1</text:p>
          </table:table-cell>
          <table:table-cell xmlns:odf="http://opendocumentfellowship.org/1.0/spec" office:value-type="string">
            <text:p>A more interesting value.</text:p>
          </table:table-cell>
          <table:table-cell xmlns:odf="http://opendocumentfellowship.org/1.0/spec" table:formula="oooc:=NPV(10%;100;200)"/>
          <table:table-cell table:style-name="PassFailStyle" table:formula="oooc:=IF(ABS([.F177]-256.198347107438)&lt;0.001 ;1;0)"/>
          <table:table-cell table:style-name="WarningCellStyle" table:formula="oooc:=IF(ISERROR([.F177]);&quot;App gives unexpected error.&quot;;&quot;&quot;)"/>
        </table:table-row>
        <table:table-row table:style-name="WideRowStyle">
          <table:table-cell xmlns:odf="http://opendocumentfellowship.org/1.0/spec" office:value-type="string">
            <text:p>PMT</text:p>
          </table:table-cell>
          <table:table-cell xmlns:odf="http://opendocumentfellowship.org/1.0/spec" office:value-type="string">
            <text:p>=PMT(5%;12;1000)</text:p>
          </table:table-cell>
          <table:table-cell office:value="-112.82541±0.001" office:value-type="string">
            <text:p>-112.82541±0.001</text:p>
          </table:table-cell>
          <table:table-cell xmlns:odf="http://opendocumentfellowship.org/1.0/spec" office:value-type="string">
            <text:p>1</text:p>
          </table:table-cell>
          <table:table-cell xmlns:odf="http://opendocumentfellowship.org/1.0/spec" office:value-type="string">
            <text:p>A trivial example of PMT.</text:p>
          </table:table-cell>
          <table:table-cell xmlns:odf="http://opendocumentfellowship.org/1.0/spec" table:formula="oooc:=PMT(5%;12;1000)"/>
          <table:table-cell table:style-name="PassFailStyle" table:formula="oooc:=IF(ABS([.F178]--112.82541)&lt;0.001;1;0)"/>
          <table:table-cell table:style-name="WarningCellStyle" table:formula="oooc:=IF(ISERROR([.F178]);&quot;App gives unexpected error.&quot;;&quot;&quot;)"/>
        </table:table-row>
        <table:table-row table:style-name="WideRowStyle">
          <table:table-cell xmlns:odf="http://opendocumentfellowship.org/1.0/spec" office:value-type="string">
            <text:p>PMT</text:p>
          </table:table-cell>
          <table:table-cell xmlns:odf="http://opendocumentfellowship.org/1.0/spec" office:value-type="string">
            <text:p>=PMT(5%;12;1000;100)</text:p>
          </table:table-cell>
          <table:table-cell office:value="-119.10795±0.001" office:value-type="string">
            <text:p>-119.10795±0.001</text:p>
          </table:table-cell>
          <table:table-cell xmlns:odf="http://opendocumentfellowship.org/1.0/spec" office:value-type="string">
            <text:p>1</text:p>
          </table:table-cell>
          <table:table-cell xmlns:odf="http://opendocumentfellowship.org/1.0/spec" office:value-type="string">
            <text:p>A trivial example of PMT with non-zero FV.</text:p>
          </table:table-cell>
          <table:table-cell xmlns:odf="http://opendocumentfellowship.org/1.0/spec" table:formula="oooc:=PMT(5%;12;1000;100)"/>
          <table:table-cell table:style-name="PassFailStyle" table:formula="oooc:=IF(ABS([.F179]--119.10795)&lt;0.001;1;0)"/>
          <table:table-cell table:style-name="WarningCellStyle" table:formula="oooc:=IF(ISERROR([.F179]);&quot;App gives unexpected error.&quot;;&quot;&quot;)"/>
        </table:table-row>
        <table:table-row table:style-name="WideRowStyle">
          <table:table-cell xmlns:odf="http://opendocumentfellowship.org/1.0/spec" office:value-type="string">
            <text:p>PMT</text:p>
          </table:table-cell>
          <table:table-cell xmlns:odf="http://opendocumentfellowship.org/1.0/spec" office:value-type="string">
            <text:p>=PMT(5%;12;1000;100;1)</text:p>
          </table:table-cell>
          <table:table-cell office:value="-113.43614±0.001" office:value-type="string">
            <text:p>-113.43614±0.001</text:p>
          </table:table-cell>
          <table:table-cell xmlns:odf="http://opendocumentfellowship.org/1.0/spec" office:value-type="string">
            <text:p>1</text:p>
          </table:table-cell>
          <table:table-cell xmlns:odf="http://opendocumentfellowship.org/1.0/spec" office:value-type="string">
            <text:p>A trivial example of PMT with non-zero FV and PayType.</text:p>
          </table:table-cell>
          <table:table-cell xmlns:odf="http://opendocumentfellowship.org/1.0/spec" table:formula="oooc:=PMT(5%;12;1000;100;1)"/>
          <table:table-cell table:style-name="PassFailStyle" table:formula="oooc:=IF(ABS([.F180]--113.43614)&lt;0.001;1;0)"/>
          <table:table-cell table:style-name="WarningCellStyle" table:formula="oooc:=IF(ISERROR([.F180]);&quot;App gives unexpected error.&quot;;&quot;&quot;)"/>
        </table:table-row>
        <table:table-row table:style-name="WideRowStyle">
          <table:table-cell xmlns:odf="http://opendocumentfellowship.org/1.0/spec" office:value-type="string">
            <text:p>PMT</text:p>
          </table:table-cell>
          <table:table-cell xmlns:odf="http://opendocumentfellowship.org/1.0/spec" office:value-type="string">
            <text:p>=PMT(0;10;1000)</text:p>
          </table:table-cell>
          <table:table-cell office:value="-100" office:value-type="float">
            <text:p>-100</text:p>
          </table:table-cell>
          <table:table-cell xmlns:odf="http://opendocumentfellowship.org/1.0/spec" office:value-type="string">
            <text:p>1</text:p>
          </table:table-cell>
          <table:table-cell xmlns:odf="http://opendocumentfellowship.org/1.0/spec" office:value-type="string">
            <text:p>Rate can be zero.</text:p>
          </table:table-cell>
          <table:table-cell xmlns:odf="http://opendocumentfellowship.org/1.0/spec" table:formula="oooc:=PMT(0;10;1000)"/>
          <table:table-cell table:style-name="PassFailStyle" table:formula="oooc:=IF(ISERROR([.F181]);0;IF([.C181]=[.F181];1;0))"/>
          <table:table-cell table:style-name="WarningCellStyle" table:formula="oooc:=IF(ISERROR([.F181]);&quot;App gives unexpected error.&quot;;&quot;&quot;)"/>
        </table:table-row>
        <table:table-row table:style-name="WideRowStyle">
          <table:table-cell xmlns:odf="http://opendocumentfellowship.org/1.0/spec" office:value-type="string">
            <text:p>PV</text:p>
          </table:table-cell>
          <table:table-cell xmlns:odf="http://opendocumentfellowship.org/1.0/spec" office:value-type="string">
            <text:p>=PV(10%;12;-100;100)</text:p>
          </table:table-cell>
          <table:table-cell office:value="649.51±0.01" office:value-type="string">
            <text:p>649.51±0.01</text:p>
          </table:table-cell>
          <table:table-cell xmlns:odf="http://opendocumentfellowship.org/1.0/spec" office:value-type="string">
            <text:p>1</text:p>
          </table:table-cell>
          <table:table-cell xmlns:odf="http://opendocumentfellowship.org/1.0/spec" office:value-type="string">
            <text:p>A trivial example of PV.</text:p>
          </table:table-cell>
          <table:table-cell xmlns:odf="http://opendocumentfellowship.org/1.0/spec" table:formula="oooc:=PV(10%;12;-100;100)"/>
          <table:table-cell table:style-name="PassFailStyle" table:formula="oooc:=IF(ABS([.F182]-649.51)&lt;0.01;1;0)"/>
          <table:table-cell table:style-name="WarningCellStyle" table:formula="oooc:=IF(ISERROR([.F182]);&quot;App gives unexpected error.&quot;;&quot;&quot;)"/>
        </table:table-row>
        <table:table-row table:style-name="WideRowStyle">
          <table:table-cell xmlns:odf="http://opendocumentfellowship.org/1.0/spec" office:value-type="string">
            <text:p>RATE</text:p>
          </table:table-cell>
          <table:table-cell xmlns:odf="http://opendocumentfellowship.org/1.0/spec" office:value-type="string">
            <text:p>=RATE(12;-100;1000)</text:p>
          </table:table-cell>
          <table:table-cell office:value="0.0292285±0.001" office:value-type="string">
            <text:p>0.0292285±0.001</text:p>
          </table:table-cell>
          <table:table-cell xmlns:odf="http://opendocumentfellowship.org/1.0/spec" office:value-type="string">
            <text:p>1</text:p>
          </table:table-cell>
          <table:table-cell xmlns:odf="http://opendocumentfellowship.org/1.0/spec" office:value-type="string">
            <text:p>A trivial example of RATE.</text:p>
          </table:table-cell>
          <table:table-cell xmlns:odf="http://opendocumentfellowship.org/1.0/spec" table:formula="oooc:=RATE(12;-100;1000)"/>
          <table:table-cell table:style-name="PassFailStyle" table:formula="oooc:=IF(ABS([.F183]-0.0292285)&lt;0.001;1;0)"/>
          <table:table-cell table:style-name="WarningCellStyle" table:formula="oooc:=IF(ISERROR([.F183]);&quot;App gives unexpected error.&quot;;&quot;&quot;)"/>
        </table:table-row>
        <table:table-row table:style-name="WideRowStyle">
          <table:table-cell xmlns:odf="http://opendocumentfellowship.org/1.0/spec" office:value-type="string">
            <text:p>RATE</text:p>
          </table:table-cell>
          <table:table-cell xmlns:odf="http://opendocumentfellowship.org/1.0/spec" office:value-type="string">
            <text:p>=RATE(12;-100;1000;100)</text:p>
          </table:table-cell>
          <table:table-cell office:value="0.01623133 ±0.001" office:value-type="string">
            <text:p>0.01623133 ±0.001</text:p>
          </table:table-cell>
          <table:table-cell xmlns:odf="http://opendocumentfellowship.org/1.0/spec" office:value-type="string">
            <text:p>1</text:p>
          </table:table-cell>
          <table:table-cell xmlns:odf="http://opendocumentfellowship.org/1.0/spec" office:value-type="string">
            <text:p>A trivial example of RATE with non-zero FV.</text:p>
          </table:table-cell>
          <table:table-cell xmlns:odf="http://opendocumentfellowship.org/1.0/spec" table:formula="oooc:=RATE(12;-100;1000;100)"/>
          <table:table-cell table:style-name="PassFailStyle" table:formula="oooc:=IF(ABS([.F184]-0.01623133 )&lt;0.001;1;0)"/>
          <table:table-cell table:style-name="WarningCellStyle" table:formula="oooc:=IF(ISERROR([.F184]);&quot;App gives unexpected error.&quot;;&quot;&quot;)"/>
        </table:table-row>
        <table:table-row table:style-name="WideRowStyle">
          <table:table-cell xmlns:odf="http://opendocumentfellowship.org/1.0/spec" office:value-type="string">
            <text:p>RATE</text:p>
          </table:table-cell>
          <table:table-cell xmlns:odf="http://opendocumentfellowship.org/1.0/spec" office:value-type="string">
            <text:p>=RATE(12;-100;1000;100;1)</text:p>
          </table:table-cell>
          <table:table-cell office:value="0.01996455 ±0.001" office:value-type="string">
            <text:p>0.01996455 ±0.001</text:p>
          </table:table-cell>
          <table:table-cell xmlns:odf="http://opendocumentfellowship.org/1.0/spec" office:value-type="string">
            <text:p>1</text:p>
          </table:table-cell>
          <table:table-cell xmlns:odf="http://opendocumentfellowship.org/1.0/spec" office:value-type="string">
            <text:p>A trivial example of RATE with non-zero FV and PayType.</text:p>
          </table:table-cell>
          <table:table-cell xmlns:odf="http://opendocumentfellowship.org/1.0/spec" table:formula="oooc:=RATE(12;-100;1000;100;1)"/>
          <table:table-cell table:style-name="PassFailStyle" table:formula="oooc:=IF(ABS([.F185]-0.01996455 )&lt;0.001;1;0)"/>
          <table:table-cell table:style-name="WarningCellStyle" table:formula="oooc:=IF(ISERROR([.F185]);&quot;App gives unexpected error.&quot;;&quot;&quot;)"/>
        </table:table-row>
        <table:table-row table:style-name="WideRowStyle">
          <table:table-cell xmlns:odf="http://opendocumentfellowship.org/1.0/spec" office:value-type="string">
            <text:p>RATE</text:p>
          </table:table-cell>
          <table:table-cell xmlns:odf="http://opendocumentfellowship.org/1.0/spec" office:value-type="string">
            <text:p>=RATE(12;-100;1000;100;1;1%)</text:p>
          </table:table-cell>
          <table:table-cell office:value="0.01996455 ±0.001" office:value-type="string">
            <text:p>0.01996455 ±0.001</text:p>
          </table:table-cell>
          <table:table-cell xmlns:odf="http://opendocumentfellowship.org/1.0/spec" office:value-type="string">
            <text:p>1</text:p>
          </table:table-cell>
          <table:table-cell xmlns:odf="http://opendocumentfellowship.org/1.0/spec" office:value-type="string">
            <text:p>A trivial example of RATE with a guess.</text:p>
          </table:table-cell>
          <table:table-cell xmlns:odf="http://opendocumentfellowship.org/1.0/spec" table:formula="oooc:=RATE(12;-100;1000;100;1;1%)"/>
          <table:table-cell table:style-name="PassFailStyle" table:formula="oooc:=IF(ABS([.F186]-0.01996455 )&lt;0.001;1;0)"/>
          <table:table-cell table:style-name="WarningCellStyle" table:formula="oooc:=IF(ISERROR([.F186]);&quot;App gives unexpected error.&quot;;&quot;&quot;)"/>
        </table:table-row>
        <table:table-row table:style-name="WideRowStyle">
          <table:table-cell xmlns:odf="http://opendocumentfellowship.org/1.0/spec" office:value-type="string">
            <text:p>RATE</text:p>
          </table:table-cell>
          <table:table-cell xmlns:odf="http://opendocumentfellowship.org/1.0/spec" office:value-type="string">
            <text:p>=RATE(0;-100;1000)</text:p>
          </table:table-cell>
          <table:table-cell office:value="Error" office:value-type="string">
            <text:p>Error</text:p>
          </table:table-cell>
          <table:table-cell xmlns:odf="http://opendocumentfellowship.org/1.0/spec" office:value-type="string">
            <text:p>1</text:p>
          </table:table-cell>
          <table:table-cell xmlns:odf="http://opendocumentfellowship.org/1.0/spec" office:value-type="string">
            <text:p>Nper must be greater than 0.</text:p>
          </table:table-cell>
          <table:table-cell xmlns:odf="http://opendocumentfellowship.org/1.0/spec" table:formula="oooc:=RATE(0;-100;1000)"/>
          <table:table-cell table:style-name="PassFailStyle" table:formula="oooc:=IF(ISERROR([.F187]);1;0)"/>
        </table:table-row>
        <table:table-row table:style-name="WideRowStyle">
          <table:table-cell xmlns:odf="http://opendocumentfellowship.org/1.0/spec" office:value-type="string">
            <text:p>SLN</text:p>
          </table:table-cell>
          <table:table-cell xmlns:odf="http://opendocumentfellowship.org/1.0/spec" office:value-type="string">
            <text:p>=SLN(4000;500;4)</text:p>
          </table:table-cell>
          <table:table-cell office:value="875" office:value-type="float">
            <text:p>875</text:p>
          </table:table-cell>
          <table:table-cell xmlns:odf="http://opendocumentfellowship.org/1.0/spec" office:value-type="string">
            <text:p>1</text:p>
          </table:table-cell>
          <table:table-cell xmlns:odf="http://opendocumentfellowship.org/1.0/spec" office:value-type="string">
            <text:p>A trivial example of SLN.</text:p>
          </table:table-cell>
          <table:table-cell xmlns:odf="http://opendocumentfellowship.org/1.0/spec" table:formula="oooc:=SLN(4000;500;4)"/>
          <table:table-cell table:style-name="PassFailStyle" table:formula="oooc:=IF(ISERROR([.F188]);0;IF([.C188]=[.F188];1;0))"/>
          <table:table-cell table:style-name="WarningCellStyle" table:formula="oooc:=IF(ISERROR([.F188]);&quot;App gives unexpected error.&quot;;&quot;&quot;)"/>
        </table:table-row>
        <table:table-row table:style-name="WideRowStyle">
          <table:table-cell xmlns:odf="http://opendocumentfellowship.org/1.0/spec" office:value-type="string">
            <text:p>SYD</text:p>
          </table:table-cell>
          <table:table-cell xmlns:odf="http://opendocumentfellowship.org/1.0/spec" office:value-type="string">
            <text:p>=SYD(4000;500;4;2)</text:p>
          </table:table-cell>
          <table:table-cell office:value="1050" office:value-type="float">
            <text:p>1050</text:p>
          </table:table-cell>
          <table:table-cell xmlns:odf="http://opendocumentfellowship.org/1.0/spec" office:value-type="string">
            <text:p>1</text:p>
          </table:table-cell>
          <table:table-cell xmlns:odf="http://opendocumentfellowship.org/1.0/spec" office:value-type="string">
            <text:p>A trivial example of SYD. Note that DDB would have calculated 1000 instead.</text:p>
          </table:table-cell>
          <table:table-cell xmlns:odf="http://opendocumentfellowship.org/1.0/spec" table:formula="oooc:=SYD(4000;500;4;2)"/>
          <table:table-cell table:style-name="PassFailStyle" table:formula="oooc:=IF(ISERROR([.F189]);0;IF([.C189]=[.F189];1;0))"/>
          <table:table-cell table:style-name="WarningCellStyle" table:formula="oooc:=IF(ISERROR([.F189]);&quot;App gives unexpected error.&quot;;&quot;&quot;)"/>
        </table:table-row>
        <table:table-row table:style-name="WideRowStyle">
          <table:table-cell xmlns:odf="http://opendocumentfellowship.org/1.0/spec" office:value-type="string">
            <text:p>COLUMNS</text:p>
          </table:table-cell>
          <table:table-cell xmlns:odf="http://opendocumentfellowship.org/1.0/spec" office:value-type="string">
            <text:p>=COLUMNS([.C1])</text:p>
          </table:table-cell>
          <table:table-cell office:value="1" office:value-type="float">
            <text:p>1</text:p>
          </table:table-cell>
          <table:table-cell xmlns:odf="http://opendocumentfellowship.org/1.0/spec" office:value-type="string">
            <text:p>1</text:p>
          </table:table-cell>
          <table:table-cell xmlns:odf="http://opendocumentfellowship.org/1.0/spec" office:value-type="string">
            <text:p>Single cell range contains one column.</text:p>
          </table:table-cell>
          <table:table-cell xmlns:odf="http://opendocumentfellowship.org/1.0/spec" table:formula="oooc:=COLUMNS([.C1])"/>
          <table:table-cell table:style-name="PassFailStyle" table:formula="oooc:=IF(ISERROR([.F190]);0;IF([.C190]=[.F190];1;0))"/>
          <table:table-cell table:style-name="WarningCellStyle" table:formula="oooc:=IF(ISERROR([.F190]);&quot;App gives unexpected error.&quot;;&quot;&quot;)"/>
        </table:table-row>
        <table:table-row table:style-name="WideRowStyle">
          <table:table-cell xmlns:odf="http://opendocumentfellowship.org/1.0/spec" office:value-type="string">
            <text:p>COLUMNS</text:p>
          </table:table-cell>
          <table:table-cell xmlns:odf="http://opendocumentfellowship.org/1.0/spec" office:value-type="string">
            <text:p>=COLUMNS([.C1:.C4])</text:p>
          </table:table-cell>
          <table:table-cell office:value="1" office:value-type="float">
            <text:p>1</text:p>
          </table:table-cell>
          <table:table-cell xmlns:odf="http://opendocumentfellowship.org/1.0/spec" office:value-type="string">
            <text:p>1</text:p>
          </table:table-cell>
          <table:table-cell xmlns:odf="http://opendocumentfellowship.org/1.0/spec" office:value-type="string">
            <text:p>Range with only one column.</text:p>
          </table:table-cell>
          <table:table-cell xmlns:odf="http://opendocumentfellowship.org/1.0/spec" table:formula="oooc:=COLUMNS([.C1:.C4])"/>
          <table:table-cell table:style-name="PassFailStyle" table:formula="oooc:=IF(ISERROR([.F191]);0;IF([.C191]=[.F191];1;0))"/>
          <table:table-cell table:style-name="WarningCellStyle" table:formula="oooc:=IF(ISERROR([.F191]);&quot;App gives unexpected error.&quot;;&quot;&quot;)"/>
        </table:table-row>
        <table:table-row table:style-name="WideRowStyle">
          <table:table-cell xmlns:odf="http://opendocumentfellowship.org/1.0/spec" office:value-type="string">
            <text:p>COLUMNS</text:p>
          </table:table-cell>
          <table:table-cell xmlns:odf="http://opendocumentfellowship.org/1.0/spec" office:value-type="string">
            <text:p>=COLUMNS([.A4:.D100])</text:p>
          </table:table-cell>
          <table:table-cell office:value="4" office:value-type="float">
            <text:p>4</text:p>
          </table:table-cell>
          <table:table-cell xmlns:odf="http://opendocumentfellowship.org/1.0/spec" office:value-type="string">
            <text:p>1</text:p>
          </table:table-cell>
          <table:table-cell xmlns:odf="http://opendocumentfellowship.org/1.0/spec" office:value-type="string">
            <text:p>Number of columns in range.</text:p>
          </table:table-cell>
          <table:table-cell xmlns:odf="http://opendocumentfellowship.org/1.0/spec" table:formula="oooc:=COLUMNS([.A4:.D100])"/>
          <table:table-cell table:style-name="PassFailStyle" table:formula="oooc:=IF(ISERROR([.F192]);0;IF([.C192]=[.F192];1;0))"/>
          <table:table-cell table:style-name="WarningCellStyle" table:formula="oooc:=IF(ISERROR([.F192]);&quot;App gives unexpected error.&quot;;&quot;&quot;)"/>
        </table:table-row>
        <table:table-row table:style-name="WideRowStyle">
          <table:table-cell xmlns:odf="http://opendocumentfellowship.org/1.0/spec" office:value-type="string">
            <text:p>COUNT</text:p>
          </table:table-cell>
          <table:table-cell xmlns:odf="http://opendocumentfellowship.org/1.0/spec" office:value-type="string">
            <text:p>=COUNT(1;2;3)</text:p>
          </table:table-cell>
          <table:table-cell office:value="3" office:value-type="float">
            <text:p>3</text:p>
          </table:table-cell>
          <table:table-cell xmlns:odf="http://opendocumentfellowship.org/1.0/spec" office:value-type="string">
            <text:p>1</text:p>
          </table:table-cell>
          <table:table-cell xmlns:odf="http://opendocumentfellowship.org/1.0/spec" office:value-type="string">
            <text:p>Simple count.</text:p>
          </table:table-cell>
          <table:table-cell xmlns:odf="http://opendocumentfellowship.org/1.0/spec" table:formula="oooc:=COUNT(1;2;3)"/>
          <table:table-cell table:style-name="PassFailStyle" table:formula="oooc:=IF(ISERROR([.F193]);0;IF([.C193]=[.F193];1;0))"/>
          <table:table-cell table:style-name="WarningCellStyle" table:formula="oooc:=IF(ISERROR([.F193]);&quot;App gives unexpected error.&quot;;&quot;&quot;)"/>
        </table:table-row>
        <table:table-row table:style-name="WideRowStyle">
          <table:table-cell xmlns:odf="http://opendocumentfellowship.org/1.0/spec" office:value-type="string">
            <text:p>COUNT</text:p>
          </table:table-cell>
          <table:table-cell xmlns:odf="http://opendocumentfellowship.org/1.0/spec" office:value-type="string">
            <text:p>=COUNT([.B4:.B5])</text:p>
          </table:table-cell>
          <table:table-cell office:value="2" office:value-type="float">
            <text:p>2</text:p>
          </table:table-cell>
          <table:table-cell xmlns:odf="http://opendocumentfellowship.org/1.0/spec" office:value-type="string">
            <text:p>1</text:p>
          </table:table-cell>
          <table:table-cell xmlns:odf="http://opendocumentfellowship.org/1.0/spec" office:value-type="string">
            <text:p>Two numbers in the range.</text:p>
          </table:table-cell>
          <table:table-cell xmlns:odf="http://opendocumentfellowship.org/1.0/spec" table:formula="oooc:=COUNT([.B4:.B5])"/>
          <table:table-cell table:style-name="PassFailStyle" table:formula="oooc:=IF(ISERROR([.F194]);0;IF([.C194]=[.F194];1;0))"/>
          <table:table-cell table:style-name="WarningCellStyle" table:formula="oooc:=IF(ISERROR([.F194]);&quot;App gives unexpected error.&quot;;&quot;&quot;)"/>
        </table:table-row>
        <table:table-row table:style-name="WideRowStyle">
          <table:table-cell xmlns:odf="http://opendocumentfellowship.org/1.0/spec" office:value-type="string">
            <text:p>COUNT</text:p>
          </table:table-cell>
          <table:table-cell xmlns:odf="http://opendocumentfellowship.org/1.0/spec" office:value-type="string">
            <text:p>=COUNT([.B4:.B5];[.B4:.B5])</text:p>
          </table:table-cell>
          <table:table-cell office:value="4" office:value-type="float">
            <text:p>4</text:p>
          </table:table-cell>
          <table:table-cell xmlns:odf="http://opendocumentfellowship.org/1.0/spec" office:value-type="string">
            <text:p>1</text:p>
          </table:table-cell>
          <table:table-cell xmlns:odf="http://opendocumentfellowship.org/1.0/spec" office:value-type="string">
            <text:p>Duplicates are not removed.</text:p>
          </table:table-cell>
          <table:table-cell xmlns:odf="http://opendocumentfellowship.org/1.0/spec" table:formula="oooc:=COUNT([.B4:.B5];[.B4:.B5])"/>
          <table:table-cell table:style-name="PassFailStyle" table:formula="oooc:=IF(ISERROR([.F195]);0;IF([.C195]=[.F195];1;0))"/>
          <table:table-cell table:style-name="WarningCellStyle" table:formula="oooc:=IF(ISERROR([.F195]);&quot;App gives unexpected error.&quot;;&quot;&quot;)"/>
        </table:table-row>
        <table:table-row table:style-name="WideRowStyle">
          <table:table-cell xmlns:odf="http://opendocumentfellowship.org/1.0/spec" office:value-type="string">
            <text:p>COUNT</text:p>
          </table:table-cell>
          <table:table-cell xmlns:odf="http://opendocumentfellowship.org/1.0/spec" office:value-type="string">
            <text:p>=COUNT([.B4:.B9])</text:p>
          </table:table-cell>
          <table:table-cell office:value="2" office:value-type="float">
            <text:p>2</text:p>
          </table:table-cell>
          <table:table-cell xmlns:odf="http://opendocumentfellowship.org/1.0/spec" office:value-type="string">
            <text:p>1</text:p>
          </table:table-cell>
          <table:table-cell xmlns:odf="http://opendocumentfellowship.org/1.0/spec" office:value-type="string">
            <text:p>Errors in referenced cells or ranges are ignored.</text:p>
          </table:table-cell>
          <table:table-cell xmlns:odf="http://opendocumentfellowship.org/1.0/spec" table:formula="oooc:=COUNT([.B4:.B9])"/>
          <table:table-cell table:style-name="PassFailStyle" table:formula="oooc:=IF(ISERROR([.F196]);0;IF([.C196]=[.F196];1;0))"/>
          <table:table-cell table:style-name="WarningCellStyle" table:formula="oooc:=IF(ISERROR([.F196]);&quot;App gives unexpected error.&quot;;&quot;&quot;)"/>
        </table:table-row>
        <table:table-row table:style-name="WideRowStyle">
          <table:table-cell xmlns:odf="http://opendocumentfellowship.org/1.0/spec" office:value-type="string">
            <text:p>COUNT</text:p>
          </table:table-cell>
          <table:table-cell xmlns:odf="http://opendocumentfellowship.org/1.0/spec" office:value-type="string">
            <text:p>=COUNT([.B4:.B8];1/0)</text:p>
          </table:table-cell>
          <table:table-cell office:value="2" office:value-type="float">
            <text:p>2</text:p>
          </table:table-cell>
          <table:table-cell xmlns:odf="http://opendocumentfellowship.org/1.0/spec" office:value-type="string">
            <text:p>1</text:p>
          </table:table-cell>
          <table:table-cell xmlns:odf="http://opendocumentfellowship.org/1.0/spec" office:value-type="string">
            <text:p>Errors in direct parameters are still ignored.</text:p>
          </table:table-cell>
          <table:table-cell xmlns:odf="http://opendocumentfellowship.org/1.0/spec" table:formula="oooc:=COUNT([.B4:.B8];1/0)"/>
          <table:table-cell table:style-name="PassFailStyle" table:formula="oooc:=IF(ISERROR([.F197]);0;IF([.C197]=[.F197];1;0))"/>
          <table:table-cell table:style-name="WarningCellStyle" table:formula="oooc:=IF(ISERROR([.F197]);&quot;App gives unexpected error.&quot;;&quot;&quot;)"/>
        </table:table-row>
        <table:table-row table:style-name="WideRowStyle">
          <table:table-cell xmlns:odf="http://opendocumentfellowship.org/1.0/spec" office:value-type="string">
            <text:p>COUNT</text:p>
          </table:table-cell>
          <table:table-cell xmlns:odf="http://opendocumentfellowship.org/1.0/spec" office:value-type="string">
            <text:p>=COUNT([.B3:.B5])</text:p>
          </table:table-cell>
          <table:table-cell office:value="2" office:value-type="float">
            <text:p>2</text:p>
          </table:table-cell>
          <table:table-cell xmlns:odf="http://opendocumentfellowship.org/1.0/spec" office:value-type="string">
            <text:p>1</text:p>
          </table:table-cell>
          <table:table-cell xmlns:odf="http://opendocumentfellowship.org/1.0/spec" office:value-type="string">
            <text:p>Conversion to NumberSequence ignores strings (in B3).</text:p>
          </table:table-cell>
          <table:table-cell xmlns:odf="http://opendocumentfellowship.org/1.0/spec" table:formula="oooc:=COUNT([.B3:.B5])"/>
          <table:table-cell table:style-name="PassFailStyle" table:formula="oooc:=IF(ISERROR([.F198]);0;IF([.C198]=[.F198];1;0))"/>
          <table:table-cell table:style-name="WarningCellStyle" table:formula="oooc:=IF(ISERROR([.F198]);&quot;App gives unexpected error.&quot;;&quot;&quot;)"/>
        </table:table-row>
        <table:table-row table:style-name="WideRowStyle">
          <table:table-cell xmlns:odf="http://opendocumentfellowship.org/1.0/spec" office:value-type="string">
            <text:p>COUNTA</text:p>
          </table:table-cell>
          <table:table-cell xmlns:odf="http://opendocumentfellowship.org/1.0/spec" office:value-type="string">
            <text:p>=COUNTA("1";2;TRUE())</text:p>
          </table:table-cell>
          <table:table-cell office:value="3" office:value-type="float">
            <text:p>3</text:p>
          </table:table-cell>
          <table:table-cell xmlns:odf="http://opendocumentfellowship.org/1.0/spec" office:value-type="string">
            <text:p>1</text:p>
          </table:table-cell>
          <table:table-cell xmlns:odf="http://opendocumentfellowship.org/1.0/spec" office:value-type="string">
            <text:p>Simple count of 3 constant values.</text:p>
          </table:table-cell>
          <table:table-cell xmlns:odf="http://opendocumentfellowship.org/1.0/spec" table:formula="oooc:=COUNTA(&quot;1&quot;;2;TRUE())"/>
          <table:table-cell table:style-name="PassFailStyle" table:formula="oooc:=IF(ISERROR([.F199]);0;IF([.C199]=[.F199];1;0))"/>
          <table:table-cell table:style-name="WarningCellStyle" table:formula="oooc:=IF(ISERROR([.F199]);&quot;App gives unexpected error.&quot;;&quot;&quot;)"/>
        </table:table-row>
        <table:table-row table:style-name="WideRowStyle">
          <table:table-cell xmlns:odf="http://opendocumentfellowship.org/1.0/spec" office:value-type="string">
            <text:p>COUNTA</text:p>
          </table:table-cell>
          <table:table-cell xmlns:odf="http://opendocumentfellowship.org/1.0/spec" office:value-type="string">
            <text:p>=COUNTA([.B3:.B5])</text:p>
          </table:table-cell>
          <table:table-cell office:value="3" office:value-type="float">
            <text:p>3</text:p>
          </table:table-cell>
          <table:table-cell xmlns:odf="http://opendocumentfellowship.org/1.0/spec" office:value-type="string">
            <text:p>1</text:p>
          </table:table-cell>
          <table:table-cell xmlns:odf="http://opendocumentfellowship.org/1.0/spec" office:value-type="string">
            <text:p>Three non-empty cells in the range.</text:p>
          </table:table-cell>
          <table:table-cell xmlns:odf="http://opendocumentfellowship.org/1.0/spec" table:formula="oooc:=COUNTA([.B3:.B5])"/>
          <table:table-cell table:style-name="PassFailStyle" table:formula="oooc:=IF(ISERROR([.F200]);0;IF([.C200]=[.F200];1;0))"/>
          <table:table-cell table:style-name="WarningCellStyle" table:formula="oooc:=IF(ISERROR([.F200]);&quot;App gives unexpected error.&quot;;&quot;&quot;)"/>
        </table:table-row>
        <table:table-row table:style-name="WideRowStyle">
          <table:table-cell xmlns:odf="http://opendocumentfellowship.org/1.0/spec" office:value-type="string">
            <text:p>COUNTA</text:p>
          </table:table-cell>
          <table:table-cell xmlns:odf="http://opendocumentfellowship.org/1.0/spec" office:value-type="string">
            <text:p>=COUNTA([.B3:.B5];[.B3:.B5])</text:p>
          </table:table-cell>
          <table:table-cell office:value="6" office:value-type="float">
            <text:p>6</text:p>
          </table:table-cell>
          <table:table-cell xmlns:odf="http://opendocumentfellowship.org/1.0/spec" office:value-type="string">
            <text:p>1</text:p>
          </table:table-cell>
          <table:table-cell xmlns:odf="http://opendocumentfellowship.org/1.0/spec" office:value-type="string">
            <text:p>Duplicates are not removed</text:p>
          </table:table-cell>
          <table:table-cell xmlns:odf="http://opendocumentfellowship.org/1.0/spec" table:formula="oooc:=COUNTA([.B3:.B5];[.B3:.B5])"/>
          <table:table-cell table:style-name="PassFailStyle" table:formula="oooc:=IF(ISERROR([.F201]);0;IF([.C201]=[.F201];1;0))"/>
          <table:table-cell table:style-name="WarningCellStyle" table:formula="oooc:=IF(ISERROR([.F201]);&quot;App gives unexpected error.&quot;;&quot;&quot;)"/>
        </table:table-row>
        <table:table-row table:style-name="WideRowStyle">
          <table:table-cell xmlns:odf="http://opendocumentfellowship.org/1.0/spec" office:value-type="string">
            <text:p>COUNTA</text:p>
          </table:table-cell>
          <table:table-cell xmlns:odf="http://opendocumentfellowship.org/1.0/spec" office:value-type="string">
            <text:p>=COUNTA([.B3:.B9])</text:p>
          </table:table-cell>
          <table:table-cell office:value="6" office:value-type="float">
            <text:p>6</text:p>
          </table:table-cell>
          <table:table-cell xmlns:odf="http://opendocumentfellowship.org/1.0/spec" office:value-type="string">
            <text:p>1</text:p>
          </table:table-cell>
          <table:table-cell xmlns:odf="http://opendocumentfellowship.org/1.0/spec" office:value-type="string">
            <text:p>Where B9 is "=1/0", i.e. an error, counts the error as non-empty; errors contained in a reference do not propogate the error into the result.</text:p>
          </table:table-cell>
          <table:table-cell xmlns:odf="http://opendocumentfellowship.org/1.0/spec" table:formula="oooc:=COUNTA([.B3:.B9])"/>
          <table:table-cell table:style-name="PassFailStyle" table:formula="oooc:=IF(ISERROR([.F202]);0;IF([.C202]=[.F202];1;0))"/>
          <table:table-cell table:style-name="WarningCellStyle" table:formula="oooc:=IF(ISERROR([.F202]);&quot;App gives unexpected error.&quot;;&quot;&quot;)"/>
        </table:table-row>
        <table:table-row table:style-name="WideRowStyle">
          <table:table-cell xmlns:odf="http://opendocumentfellowship.org/1.0/spec" office:value-type="string">
            <text:p>COUNTA</text:p>
          </table:table-cell>
          <table:table-cell xmlns:odf="http://opendocumentfellowship.org/1.0/spec" office:value-type="string">
            <text:p>=COUNTA("1";2;1/0)</text:p>
          </table:table-cell>
          <table:table-cell office:value="3" office:value-type="float">
            <text:p>3</text:p>
          </table:table-cell>
          <table:table-cell xmlns:odf="http://opendocumentfellowship.org/1.0/spec" office:value-type="string">
            <text:p>1</text:p>
          </table:table-cell>
          <table:table-cell xmlns:odf="http://opendocumentfellowship.org/1.0/spec" office:value-type="string">
            <text:p>An error in the list of values is just counted; errors in a constant parameter do not propagate.</text:p>
          </table:table-cell>
          <table:table-cell xmlns:odf="http://opendocumentfellowship.org/1.0/spec" table:formula="oooc:=COUNTA(&quot;1&quot;;2;1/0)"/>
          <table:table-cell table:style-name="PassFailStyle" table:formula="oooc:=IF(ISERROR([.F203]);0;IF([.C203]=[.F203];1;0))"/>
          <table:table-cell table:style-name="WarningCellStyle" table:formula="oooc:=IF(ISERROR([.F203]);&quot;App gives unexpected error.&quot;;&quot;&quot;)"/>
        </table:table-row>
        <table:table-row table:style-name="WideRowStyle">
          <table:table-cell xmlns:odf="http://opendocumentfellowship.org/1.0/spec" office:value-type="string">
            <text:p>COUNTA</text:p>
          </table:table-cell>
          <table:table-cell xmlns:odf="http://opendocumentfellowship.org/1.0/spec" office:value-type="string">
            <text:p>=COUNTA("1";2;SUM([.B3:.B9]))</text:p>
          </table:table-cell>
          <table:table-cell office:value="3" office:value-type="float">
            <text:p>3</text:p>
          </table:table-cell>
          <table:table-cell xmlns:odf="http://opendocumentfellowship.org/1.0/spec" office:value-type="string">
            <text:p>1</text:p>
          </table:table-cell>
          <table:table-cell xmlns:odf="http://opendocumentfellowship.org/1.0/spec" office:value-type="string">
            <text:p>Errors in an evaluated formula do not propagate; they are just counted.</text:p>
          </table:table-cell>
          <table:table-cell xmlns:odf="http://opendocumentfellowship.org/1.0/spec" table:formula="oooc:=COUNTA(&quot;1&quot;;2;SUM([.B3:.B9]))"/>
          <table:table-cell table:style-name="PassFailStyle" table:formula="oooc:=IF(ISERROR([.F204]);0;IF([.C204]=[.F204];1;0))"/>
          <table:table-cell table:style-name="WarningCellStyle" table:formula="oooc:=IF(ISERROR([.F204]);&quot;App gives unexpected error.&quot;;&quot;&quot;)"/>
        </table:table-row>
        <table:table-row table:style-name="WideRowStyle">
          <table:table-cell xmlns:odf="http://opendocumentfellowship.org/1.0/spec" office:value-type="string">
            <text:p>COUNTA</text:p>
          </table:table-cell>
          <table:table-cell xmlns:odf="http://opendocumentfellowship.org/1.0/spec" office:value-type="string">
            <text:p>=COUNTA("1";2;[.B3:.B9])</text:p>
          </table:table-cell>
          <table:table-cell office:value="8" office:value-type="float">
            <text:p>8</text:p>
          </table:table-cell>
          <table:table-cell xmlns:odf="http://opendocumentfellowship.org/1.0/spec" office:value-type="string">
            <text:p>1</text:p>
          </table:table-cell>
          <table:table-cell xmlns:odf="http://opendocumentfellowship.org/1.0/spec" office:value-type="string">
            <text:p>Errors in an evaluated formula do not propagate; they are just counted.</text:p>
          </table:table-cell>
          <table:table-cell xmlns:odf="http://opendocumentfellowship.org/1.0/spec" table:formula="oooc:=COUNTA(&quot;1&quot;;2;[.B3:.B9])"/>
          <table:table-cell table:style-name="PassFailStyle" table:formula="oooc:=IF(ISERROR([.F205]);0;IF([.C205]=[.F205];1;0))"/>
          <table:table-cell table:style-name="WarningCellStyle" table:formula="oooc:=IF(ISERROR([.F205]);&quot;App gives unexpected error.&quot;;&quot;&quot;)"/>
        </table:table-row>
        <table:table-row table:style-name="WideRowStyle">
          <table:table-cell xmlns:odf="http://opendocumentfellowship.org/1.0/spec" office:value-type="string">
            <text:p>COUNTBLANK</text:p>
          </table:table-cell>
          <table:table-cell xmlns:odf="http://opendocumentfellowship.org/1.0/spec" office:value-type="string">
            <text:p>=COUNTBLANK([.B3:.B10])</text:p>
          </table:table-cell>
          <table:table-cell office:value="1" office:value-type="float">
            <text:p>1</text:p>
          </table:table-cell>
          <table:table-cell xmlns:odf="http://opendocumentfellowship.org/1.0/spec" office:value-type="string">
            <text:p>1</text:p>
          </table:table-cell>
          <table:table-cell xmlns:odf="http://opendocumentfellowship.org/1.0/spec" office:value-type="string">
            <text:p>Only B8 is blank. Zero ('0') in B10 is not considered blank.</text:p>
          </table:table-cell>
          <table:table-cell xmlns:odf="http://opendocumentfellowship.org/1.0/spec" table:formula="oooc:=COUNTBLANK([.B3:.B10])"/>
          <table:table-cell table:style-name="PassFailStyle" table:formula="oooc:=IF(ISERROR([.F206]);0;IF([.C206]=[.F206];1;0))"/>
          <table:table-cell table:style-name="WarningCellStyle" table:formula="oooc:=IF(ISERROR([.F206]);&quot;App gives unexpected error.&quot;;&quot;&quot;)"/>
        </table:table-row>
        <table:table-row table:style-name="WideRowStyle">
          <table:table-cell xmlns:odf="http://opendocumentfellowship.org/1.0/spec" office:value-type="string">
            <text:p>COUNTIF</text:p>
          </table:table-cell>
          <table:table-cell xmlns:odf="http://opendocumentfellowship.org/1.0/spec" office:value-type="string">
            <text:p>=COUNTIF([.B4:.B5];"&gt;2.5")</text:p>
          </table:table-cell>
          <table:table-cell office:value="1" office:value-type="float">
            <text:p>1</text:p>
          </table:table-cell>
          <table:table-cell xmlns:odf="http://opendocumentfellowship.org/1.0/spec" office:value-type="string">
            <text:p>1</text:p>
          </table:table-cell>
          <table:table-cell xmlns:odf="http://opendocumentfellowship.org/1.0/spec" office:value-type="string">
            <text:p>B4 is 2 and B5 is 3, so there is one cell in the range with a value greater than 2.5.</text:p>
          </table:table-cell>
          <table:table-cell xmlns:odf="http://opendocumentfellowship.org/1.0/spec" table:formula="oooc:=COUNTIF([.B4:.B5];&quot;&gt;2.5&quot;)"/>
          <table:table-cell table:style-name="PassFailStyle" table:formula="oooc:=IF(ISERROR([.F207]);0;IF([.C207]=[.F207];1;0))"/>
          <table:table-cell table:style-name="WarningCellStyle" table:formula="oooc:=IF(ISERROR([.F207]);&quot;App gives unexpected error.&quot;;&quot;&quot;)"/>
        </table:table-row>
        <table:table-row table:style-name="WideRowStyle">
          <table:table-cell xmlns:odf="http://opendocumentfellowship.org/1.0/spec" office:value-type="string">
            <text:p>COUNTIF</text:p>
          </table:table-cell>
          <table:table-cell xmlns:odf="http://opendocumentfellowship.org/1.0/spec" office:value-type="string">
            <text:p>=COUNTIF([.B3:.B5];[.B4])</text:p>
          </table:table-cell>
          <table:table-cell office:value="1" office:value-type="float">
            <text:p>1</text:p>
          </table:table-cell>
          <table:table-cell xmlns:odf="http://opendocumentfellowship.org/1.0/spec" office:value-type="string">
            <text:p>1</text:p>
          </table:table-cell>
          <table:table-cell xmlns:odf="http://opendocumentfellowship.org/1.0/spec" office:value-type="string">
            <text:p>Test if a cell equals the value in [.B4].</text:p>
          </table:table-cell>
          <table:table-cell xmlns:odf="http://opendocumentfellowship.org/1.0/spec" table:formula="oooc:=COUNTIF([.B3:.B5];[.B4])"/>
          <table:table-cell table:style-name="PassFailStyle" table:formula="oooc:=IF(ISERROR([.F208]);0;IF([.C208]=[.F208];1;0))"/>
          <table:table-cell table:style-name="WarningCellStyle" table:formula="oooc:=IF(ISERROR([.F208]);&quot;App gives unexpected error.&quot;;&quot;&quot;)"/>
        </table:table-row>
        <table:table-row table:style-name="WideRowStyle">
          <table:table-cell xmlns:odf="http://opendocumentfellowship.org/1.0/spec" office:value-type="string">
            <text:p>COUNTIF</text:p>
          </table:table-cell>
          <table:table-cell xmlns:odf="http://opendocumentfellowship.org/1.0/spec" office:value-type="string">
            <text:p>=COUNTIF("";[.B4])</text:p>
          </table:table-cell>
          <table:table-cell office:value="Error" office:value-type="string">
            <text:p>Error</text:p>
          </table:table-cell>
          <table:table-cell xmlns:odf="http://opendocumentfellowship.org/1.0/spec" office:value-type="string">
            <text:p>1</text:p>
          </table:table-cell>
          <table:table-cell xmlns:odf="http://opendocumentfellowship.org/1.0/spec" office:value-type="string">
            <text:p>Constant values are not allowed for the range.</text:p>
          </table:table-cell>
          <table:table-cell xmlns:odf="http://opendocumentfellowship.org/1.0/spec" table:formula="oooc:=COUNTIF(&quot;&quot;;[.B4])"/>
          <table:table-cell table:style-name="PassFailStyle" table:formula="oooc:=IF(ISERROR([.F209]);1;0)"/>
        </table:table-row>
        <table:table-row table:style-name="WideRowStyle">
          <table:table-cell xmlns:odf="http://opendocumentfellowship.org/1.0/spec" office:value-type="string">
            <text:p>COUNTIF</text:p>
          </table:table-cell>
          <table:table-cell xmlns:odf="http://opendocumentfellowship.org/1.0/spec" office:value-type="string">
            <text:p>=COUNTIF([.B3:.B10];"7")</text:p>
          </table:table-cell>
          <table:table-cell office:value="1" office:value-type="float">
            <text:p>1</text:p>
          </table:table-cell>
          <table:table-cell xmlns:odf="http://opendocumentfellowship.org/1.0/spec" office:value-type="string">
            <text:p>2</text:p>
          </table:table-cell>
          <table:table-cell xmlns:odf="http://opendocumentfellowship.org/1.0/spec" office:value-type="string">
            <text:p>[.B3] is the string "7".</text:p>
          </table:table-cell>
          <table:table-cell xmlns:odf="http://opendocumentfellowship.org/1.0/spec" table:formula="oooc:=COUNTIF([.B3:.B10];&quot;7&quot;)"/>
          <table:table-cell table:style-name="PassFailStyle" table:formula="oooc:=IF(ISERROR([.F210]);0;IF([.C210]=[.F210];1;0))"/>
          <table:table-cell table:style-name="WarningCellStyle" table:formula="oooc:=IF(ISERROR([.F210]);&quot;App gives unexpected error.&quot;;&quot;&quot;)"/>
        </table:table-row>
        <table:table-row table:style-name="WideRowStyle">
          <table:table-cell xmlns:odf="http://opendocumentfellowship.org/1.0/spec" office:value-type="string">
            <text:p>COUNTIF</text:p>
          </table:table-cell>
          <table:table-cell xmlns:odf="http://opendocumentfellowship.org/1.0/spec" office:value-type="string">
            <text:p>=COUNTIF([.B3:.B10];1+1)</text:p>
          </table:table-cell>
          <table:table-cell office:value="1" office:value-type="float">
            <text:p>1</text:p>
          </table:table-cell>
          <table:table-cell xmlns:odf="http://opendocumentfellowship.org/1.0/spec" office:value-type="string">
            <text:p>1</text:p>
          </table:table-cell>
          <table:table-cell xmlns:odf="http://opendocumentfellowship.org/1.0/spec" office:value-type="string">
            <text:p>The criteria can be an expression.</text:p>
          </table:table-cell>
          <table:table-cell xmlns:odf="http://opendocumentfellowship.org/1.0/spec" table:formula="oooc:=COUNTIF([.B3:.B10];1+1)"/>
          <table:table-cell table:style-name="PassFailStyle" table:formula="oooc:=IF(ISERROR([.F211]);0;IF([.C211]=[.F211];1;0))"/>
          <table:table-cell table:style-name="WarningCellStyle" table:formula="oooc:=IF(ISERROR([.F211]);&quot;App gives unexpected error.&quot;;&quot;&quot;)"/>
        </table:table-row>
        <table:table-row table:style-name="WideRowStyle">
          <table:table-cell xmlns:odf="http://opendocumentfellowship.org/1.0/spec" office:value-type="string">
            <text:p>ERROR.TYPE</text:p>
          </table:table-cell>
          <table:table-cell xmlns:odf="http://opendocumentfellowship.org/1.0/spec" office:value-type="string">
            <text:p>=ERROR.TYPE(NA())</text:p>
          </table:table-cell>
          <table:table-cell office:value="7" office:value-type="float">
            <text:p>7</text:p>
          </table:table-cell>
          <table:table-cell xmlns:odf="http://opendocumentfellowship.org/1.0/spec" office:value-type="string">
            <text:p>2</text:p>
          </table:table-cell>
          <table:table-cell xmlns:odf="http://opendocumentfellowship.org/1.0/spec" office:value-type="string">
            <text:p>By convention, the ERROR.TYPE of NA() is 7.</text:p>
          </table:table-cell>
          <table:table-cell xmlns:odf="http://opendocumentfellowship.org/1.0/spec" table:formula="oooc:=ERROR.TYPE(NA())"/>
          <table:table-cell table:style-name="PassFailStyle" table:formula="oooc:=IF(ISERROR([.F212]);0;IF([.C212]=[.F212];1;0))"/>
          <table:table-cell table:style-name="WarningCellStyle" table:formula="oooc:=IF(ISERROR([.F212]);&quot;App gives unexpected error.&quot;;&quot;&quot;)"/>
        </table:table-row>
        <table:table-row table:style-name="WideRowStyle">
          <table:table-cell xmlns:odf="http://opendocumentfellowship.org/1.0/spec" office:value-type="string">
            <text:p>ERROR.TYPE</text:p>
          </table:table-cell>
          <table:table-cell xmlns:odf="http://opendocumentfellowship.org/1.0/spec" office:value-type="string">
            <text:p>=ERROR.TYPE(0)</text:p>
          </table:table-cell>
          <table:table-cell office:value="Error" office:value-type="string">
            <text:p>Error</text:p>
          </table:table-cell>
          <table:table-cell xmlns:odf="http://opendocumentfellowship.org/1.0/spec" office:value-type="string">
            <text:p>2</text:p>
          </table:table-cell>
          <table:table-cell xmlns:odf="http://opendocumentfellowship.org/1.0/spec" office:value-type="string">
            <text:p>Non-errors produce an error.</text:p>
          </table:table-cell>
          <table:table-cell xmlns:odf="http://opendocumentfellowship.org/1.0/spec" table:formula="oooc:=ERROR.TYPE(0)"/>
          <table:table-cell table:style-name="PassFailStyle" table:formula="oooc:=IF(ISERROR([.F213]);1;0)"/>
        </table:table-row>
        <table:table-row table:style-name="WideRowStyle">
          <table:table-cell xmlns:odf="http://opendocumentfellowship.org/1.0/spec" office:value-type="string">
            <text:p>ISBLANK</text:p>
          </table:table-cell>
          <table:table-cell xmlns:odf="http://opendocumentfellowship.org/1.0/spec" office:value-type="string">
            <text:p>=ISBLANK(1)</text:p>
          </table:table-cell>
          <table:table-cell office:boolean-value="false" office:value-type="boolean">
            <text:p>FALSE</text:p>
          </table:table-cell>
          <table:table-cell xmlns:odf="http://opendocumentfellowship.org/1.0/spec" office:value-type="string">
            <text:p>1</text:p>
          </table:table-cell>
          <table:table-cell xmlns:odf="http://opendocumentfellowship.org/1.0/spec" office:value-type="string">
            <text:p>Numbers return false.</text:p>
          </table:table-cell>
          <table:table-cell xmlns:odf="http://opendocumentfellowship.org/1.0/spec" table:formula="oooc:=ISBLANK(1)"/>
          <table:table-cell table:style-name="PassFailStyle" table:formula="oooc:=IF(ISERROR([.F214]);0;IF([.C214]=[.F214];1;0))"/>
          <table:table-cell table:style-name="WarningCellStyle" table:formula="oooc:=IF(ISERROR([.F214]);&quot;App gives unexpected error.&quot;;&quot;&quot;)"/>
        </table:table-row>
        <table:table-row table:style-name="WideRowStyle">
          <table:table-cell xmlns:odf="http://opendocumentfellowship.org/1.0/spec" office:value-type="string">
            <text:p>ISBLANK</text:p>
          </table:table-cell>
          <table:table-cell xmlns:odf="http://opendocumentfellowship.org/1.0/spec" office:value-type="string">
            <text:p>=ISBLANK("")</text:p>
          </table:table-cell>
          <table:table-cell office:boolean-value="false" office:value-type="boolean">
            <text:p>FALSE</text:p>
          </table:table-cell>
          <table:table-cell xmlns:odf="http://opendocumentfellowship.org/1.0/spec" office:value-type="string">
            <text:p>1</text:p>
          </table:table-cell>
          <table:table-cell xmlns:odf="http://opendocumentfellowship.org/1.0/spec" office:value-type="string">
            <text:p>Text, even empty string, returns false.</text:p>
          </table:table-cell>
          <table:table-cell xmlns:odf="http://opendocumentfellowship.org/1.0/spec" table:formula="oooc:=ISBLANK(&quot;&quot;)"/>
          <table:table-cell table:style-name="PassFailStyle" table:formula="oooc:=IF(ISERROR([.F215]);0;IF([.C215]=[.F215];1;0))"/>
          <table:table-cell table:style-name="WarningCellStyle" table:formula="oooc:=IF(ISERROR([.F215]);&quot;App gives unexpected error.&quot;;&quot;&quot;)"/>
        </table:table-row>
        <table:table-row table:style-name="WideRowStyle">
          <table:table-cell xmlns:odf="http://opendocumentfellowship.org/1.0/spec" office:value-type="string">
            <text:p>ISBLANK</text:p>
          </table:table-cell>
          <table:table-cell xmlns:odf="http://opendocumentfellowship.org/1.0/spec" office:value-type="string">
            <text:p>=ISBLANK([.B8])</text:p>
          </table:table-cell>
          <table:table-cell office:boolean-value="true" office:value-type="boolean">
            <text:p>TRUE</text:p>
          </table:table-cell>
          <table:table-cell xmlns:odf="http://opendocumentfellowship.org/1.0/spec" office:value-type="string">
            <text:p>1</text:p>
          </table:table-cell>
          <table:table-cell xmlns:odf="http://opendocumentfellowship.org/1.0/spec" office:value-type="string">
            <text:p>Blank cell is true.</text:p>
          </table:table-cell>
          <table:table-cell xmlns:odf="http://opendocumentfellowship.org/1.0/spec" table:formula="oooc:=ISBLANK([.B8])"/>
          <table:table-cell table:style-name="PassFailStyle" table:formula="oooc:=IF(ISERROR([.F216]);0;IF([.C216]=[.F216];1;0))"/>
          <table:table-cell table:style-name="WarningCellStyle" table:formula="oooc:=IF(ISERROR([.F216]);&quot;App gives unexpected error.&quot;;&quot;&quot;)"/>
        </table:table-row>
        <table:table-row table:style-name="WideRowStyle">
          <table:table-cell xmlns:odf="http://opendocumentfellowship.org/1.0/spec" office:value-type="string">
            <text:p>ISBLANK</text:p>
          </table:table-cell>
          <table:table-cell xmlns:odf="http://opendocumentfellowship.org/1.0/spec" office:value-type="string">
            <text:p>=ISBLANK([.B7])</text:p>
          </table:table-cell>
          <table:table-cell office:boolean-value="false" office:value-type="boolean">
            <text:p>FALSE</text:p>
          </table:table-cell>
          <table:table-cell xmlns:odf="http://opendocumentfellowship.org/1.0/spec" office:value-type="string">
            <text:p>1</text:p>
          </table:table-cell>
          <table:table-cell xmlns:odf="http://opendocumentfellowship.org/1.0/spec" office:value-type="string">
            <text:p>Non-blank cell is false.</text:p>
          </table:table-cell>
          <table:table-cell xmlns:odf="http://opendocumentfellowship.org/1.0/spec" table:formula="oooc:=ISBLANK([.B7])"/>
          <table:table-cell table:style-name="PassFailStyle" table:formula="oooc:=IF(ISERROR([.F217]);0;IF([.C217]=[.F217];1;0))"/>
          <table:table-cell table:style-name="WarningCellStyle" table:formula="oooc:=IF(ISERROR([.F217]);&quot;App gives unexpected error.&quot;;&quot;&quot;)"/>
        </table:table-row>
        <table:table-row table:style-name="WideRowStyle">
          <table:table-cell xmlns:odf="http://opendocumentfellowship.org/1.0/spec" office:value-type="string">
            <text:p>ISERR</text:p>
          </table:table-cell>
          <table:table-cell xmlns:odf="http://opendocumentfellowship.org/1.0/spec" office:value-type="string">
            <text:p>=ISERR(1/0)</text:p>
          </table:table-cell>
          <table:table-cell office:boolean-value="true" office:value-type="boolean">
            <text:p>TRUE</text:p>
          </table:table-cell>
          <table:table-cell xmlns:odf="http://opendocumentfellowship.org/1.0/spec" office:value-type="string">
            <text:p>1</text:p>
          </table:table-cell>
          <table:table-cell xmlns:odf="http://opendocumentfellowship.org/1.0/spec" office:value-type="string">
            <text:p>Error values other than NA() return true.</text:p>
          </table:table-cell>
          <table:table-cell xmlns:odf="http://opendocumentfellowship.org/1.0/spec" table:formula="oooc:=ISERR(1/0)"/>
          <table:table-cell table:style-name="PassFailStyle" table:formula="oooc:=IF(ISERROR([.F218]);0;IF([.C218]=[.F218];1;0))"/>
          <table:table-cell table:style-name="WarningCellStyle" table:formula="oooc:=IF(ISERROR([.F218]);&quot;App gives unexpected error.&quot;;&quot;&quot;)"/>
        </table:table-row>
        <table:table-row table:style-name="WideRowStyle">
          <table:table-cell xmlns:odf="http://opendocumentfellowship.org/1.0/spec" office:value-type="string">
            <text:p>ISERR</text:p>
          </table:table-cell>
          <table:table-cell xmlns:odf="http://opendocumentfellowship.org/1.0/spec" office:value-type="string">
            <text:p>=ISERR(NA())</text:p>
          </table:table-cell>
          <table:table-cell office:boolean-value="false" office:value-type="boolean">
            <text:p>FALSE</text:p>
          </table:table-cell>
          <table:table-cell xmlns:odf="http://opendocumentfellowship.org/1.0/spec" office:value-type="string">
            <text:p>1</text:p>
          </table:table-cell>
          <table:table-cell xmlns:odf="http://opendocumentfellowship.org/1.0/spec" office:value-type="string">
            <text:p>NA() does NOT return True.</text:p>
          </table:table-cell>
          <table:table-cell xmlns:odf="http://opendocumentfellowship.org/1.0/spec" table:formula="oooc:=ISERR(NA())"/>
          <table:table-cell table:style-name="PassFailStyle" table:formula="oooc:=IF(ISERROR([.F219]);0;IF([.C219]=[.F219];1;0))"/>
          <table:table-cell table:style-name="WarningCellStyle" table:formula="oooc:=IF(ISERROR([.F219]);&quot;App gives unexpected error.&quot;;&quot;&quot;)"/>
        </table:table-row>
        <table:table-row table:style-name="WideRowStyle">
          <table:table-cell xmlns:odf="http://opendocumentfellowship.org/1.0/spec" office:value-type="string">
            <text:p>ISERR</text:p>
          </table:table-cell>
          <table:table-cell xmlns:odf="http://opendocumentfellowship.org/1.0/spec" office:value-type="string">
            <text:p>=ISERR("#N/A")</text:p>
          </table:table-cell>
          <table:table-cell office:boolean-value="false" office:value-type="boolean">
            <text:p>FALSE</text:p>
          </table:table-cell>
          <table:table-cell xmlns:odf="http://opendocumentfellowship.org/1.0/spec" office:value-type="string">
            <text:p>1</text:p>
          </table:table-cell>
          <table:table-cell xmlns:odf="http://opendocumentfellowship.org/1.0/spec" office:value-type="string">
            <text:p>Text is not an error.</text:p>
          </table:table-cell>
          <table:table-cell xmlns:odf="http://opendocumentfellowship.org/1.0/spec" table:formula="oooc:=ISERR(&quot;#N/A&quot;)"/>
          <table:table-cell table:style-name="PassFailStyle" table:formula="oooc:=IF(ISERROR([.F220]);0;IF([.C220]=[.F220];1;0))"/>
          <table:table-cell table:style-name="WarningCellStyle" table:formula="oooc:=IF(ISERROR([.F220]);&quot;App gives unexpected error.&quot;;&quot;&quot;)"/>
        </table:table-row>
        <table:table-row table:style-name="WideRowStyle">
          <table:table-cell xmlns:odf="http://opendocumentfellowship.org/1.0/spec" office:value-type="string">
            <text:p>ISERR</text:p>
          </table:table-cell>
          <table:table-cell xmlns:odf="http://opendocumentfellowship.org/1.0/spec" office:value-type="string">
            <text:p>=ISERR(1)</text:p>
          </table:table-cell>
          <table:table-cell office:boolean-value="false" office:value-type="boolean">
            <text:p>FALSE</text:p>
          </table:table-cell>
          <table:table-cell xmlns:odf="http://opendocumentfellowship.org/1.0/spec" office:value-type="string">
            <text:p>1</text:p>
          </table:table-cell>
          <table:table-cell xmlns:odf="http://opendocumentfellowship.org/1.0/spec" office:value-type="string">
            <text:p>Numbers are not an error.</text:p>
          </table:table-cell>
          <table:table-cell xmlns:odf="http://opendocumentfellowship.org/1.0/spec" table:formula="oooc:=ISERR(1)"/>
          <table:table-cell table:style-name="PassFailStyle" table:formula="oooc:=IF(ISERROR([.F221]);0;IF([.C221]=[.F221];1;0))"/>
          <table:table-cell table:style-name="WarningCellStyle" table:formula="oooc:=IF(ISERROR([.F221]);&quot;App gives unexpected error.&quot;;&quot;&quot;)"/>
        </table:table-row>
        <table:table-row table:style-name="WideRowStyle">
          <table:table-cell xmlns:odf="http://opendocumentfellowship.org/1.0/spec" office:value-type="string">
            <text:p>ISERROR</text:p>
          </table:table-cell>
          <table:table-cell xmlns:odf="http://opendocumentfellowship.org/1.0/spec" office:value-type="string">
            <text:p>=ISERROR(1/0)</text:p>
          </table:table-cell>
          <table:table-cell office:boolean-value="true" office:value-type="boolean">
            <text:p>TRUE</text:p>
          </table:table-cell>
          <table:table-cell xmlns:odf="http://opendocumentfellowship.org/1.0/spec" office:value-type="string">
            <text:p>1</text:p>
          </table:table-cell>
          <table:table-cell xmlns:odf="http://opendocumentfellowship.org/1.0/spec" office:value-type="string">
            <text:p>Error values return true.</text:p>
          </table:table-cell>
          <table:table-cell xmlns:odf="http://opendocumentfellowship.org/1.0/spec" table:formula="oooc:=ISERROR(1/0)"/>
          <table:table-cell table:style-name="PassFailStyle" table:formula="oooc:=IF(ISERROR([.F222]);0;IF([.C222]=[.F222];1;0))"/>
          <table:table-cell table:style-name="WarningCellStyle" table:formula="oooc:=IF(ISERROR([.F222]);&quot;App gives unexpected error.&quot;;&quot;&quot;)"/>
        </table:table-row>
        <table:table-row table:style-name="WideRowStyle">
          <table:table-cell xmlns:odf="http://opendocumentfellowship.org/1.0/spec" office:value-type="string">
            <text:p>ISERROR</text:p>
          </table:table-cell>
          <table:table-cell xmlns:odf="http://opendocumentfellowship.org/1.0/spec" office:value-type="string">
            <text:p>=ISERROR(NA())</text:p>
          </table:table-cell>
          <table:table-cell office:boolean-value="true" office:value-type="boolean">
            <text:p>TRUE</text:p>
          </table:table-cell>
          <table:table-cell xmlns:odf="http://opendocumentfellowship.org/1.0/spec" office:value-type="string">
            <text:p>1</text:p>
          </table:table-cell>
          <table:table-cell xmlns:odf="http://opendocumentfellowship.org/1.0/spec" office:value-type="string">
            <text:p>Even NA().</text:p>
          </table:table-cell>
          <table:table-cell xmlns:odf="http://opendocumentfellowship.org/1.0/spec" table:formula="oooc:=ISERROR(NA())"/>
          <table:table-cell table:style-name="PassFailStyle" table:formula="oooc:=IF(ISERROR([.F223]);0;IF([.C223]=[.F223];1;0))"/>
          <table:table-cell table:style-name="WarningCellStyle" table:formula="oooc:=IF(ISERROR([.F223]);&quot;App gives unexpected error.&quot;;&quot;&quot;)"/>
        </table:table-row>
        <table:table-row table:style-name="WideRowStyle">
          <table:table-cell xmlns:odf="http://opendocumentfellowship.org/1.0/spec" office:value-type="string">
            <text:p>ISERROR</text:p>
          </table:table-cell>
          <table:table-cell xmlns:odf="http://opendocumentfellowship.org/1.0/spec" office:value-type="string">
            <text:p>=ISERROR("#N/A")</text:p>
          </table:table-cell>
          <table:table-cell office:boolean-value="false" office:value-type="boolean">
            <text:p>FALSE</text:p>
          </table:table-cell>
          <table:table-cell xmlns:odf="http://opendocumentfellowship.org/1.0/spec" office:value-type="string">
            <text:p>1</text:p>
          </table:table-cell>
          <table:table-cell xmlns:odf="http://opendocumentfellowship.org/1.0/spec" office:value-type="string">
            <text:p>Text is not an error.</text:p>
          </table:table-cell>
          <table:table-cell xmlns:odf="http://opendocumentfellowship.org/1.0/spec" table:formula="oooc:=ISERROR(&quot;#N/A&quot;)"/>
          <table:table-cell table:style-name="PassFailStyle" table:formula="oooc:=IF(ISERROR([.F224]);0;IF([.C224]=[.F224];1;0))"/>
          <table:table-cell table:style-name="WarningCellStyle" table:formula="oooc:=IF(ISERROR([.F224]);&quot;App gives unexpected error.&quot;;&quot;&quot;)"/>
        </table:table-row>
        <table:table-row table:style-name="WideRowStyle">
          <table:table-cell xmlns:odf="http://opendocumentfellowship.org/1.0/spec" office:value-type="string">
            <text:p>ISERROR</text:p>
          </table:table-cell>
          <table:table-cell xmlns:odf="http://opendocumentfellowship.org/1.0/spec" office:value-type="string">
            <text:p>=ISERROR(1)</text:p>
          </table:table-cell>
          <table:table-cell office:boolean-value="false" office:value-type="boolean">
            <text:p>FALSE</text:p>
          </table:table-cell>
          <table:table-cell xmlns:odf="http://opendocumentfellowship.org/1.0/spec" office:value-type="string">
            <text:p>1</text:p>
          </table:table-cell>
          <table:table-cell xmlns:odf="http://opendocumentfellowship.org/1.0/spec" office:value-type="string">
            <text:p>Numbers are not an error.</text:p>
          </table:table-cell>
          <table:table-cell xmlns:odf="http://opendocumentfellowship.org/1.0/spec" table:formula="oooc:=ISERROR(1)"/>
          <table:table-cell table:style-name="PassFailStyle" table:formula="oooc:=IF(ISERROR([.F225]);0;IF([.C225]=[.F225];1;0))"/>
          <table:table-cell table:style-name="WarningCellStyle" table:formula="oooc:=IF(ISERROR([.F225]);&quot;App gives unexpected error.&quot;;&quot;&quot;)"/>
        </table:table-row>
        <table:table-row table:style-name="WideRowStyle">
          <table:table-cell xmlns:odf="http://opendocumentfellowship.org/1.0/spec" office:value-type="string">
            <text:p>ISLOGICAL</text:p>
          </table:table-cell>
          <table:table-cell xmlns:odf="http://opendocumentfellowship.org/1.0/spec" office:value-type="string">
            <text:p>=ISLOGICAL(TRUE())</text:p>
          </table:table-cell>
          <table:table-cell office:boolean-value="true" office:value-type="boolean">
            <text:p>TRUE</text:p>
          </table:table-cell>
          <table:table-cell xmlns:odf="http://opendocumentfellowship.org/1.0/spec" office:value-type="string">
            <text:p>1</text:p>
          </table:table-cell>
          <table:table-cell xmlns:odf="http://opendocumentfellowship.org/1.0/spec" office:value-type="string">
            <text:p>Logical values return true.</text:p>
          </table:table-cell>
          <table:table-cell xmlns:odf="http://opendocumentfellowship.org/1.0/spec" table:formula="oooc:=ISLOGICAL(TRUE())"/>
          <table:table-cell table:style-name="PassFailStyle" table:formula="oooc:=IF(ISERROR([.F226]);0;IF([.C226]=[.F226];1;0))"/>
          <table:table-cell table:style-name="WarningCellStyle" table:formula="oooc:=IF(ISERROR([.F226]);&quot;App gives unexpected error.&quot;;&quot;&quot;)"/>
        </table:table-row>
        <table:table-row table:style-name="WideRowStyle">
          <table:table-cell xmlns:odf="http://opendocumentfellowship.org/1.0/spec" office:value-type="string">
            <text:p>ISLOGICAL</text:p>
          </table:table-cell>
          <table:table-cell xmlns:odf="http://opendocumentfellowship.org/1.0/spec" office:value-type="string">
            <text:p>=ISLOGICAL(FALSE())</text:p>
          </table:table-cell>
          <table:table-cell office:boolean-value="true" office:value-type="boolean">
            <text:p>TRUE</text:p>
          </table:table-cell>
          <table:table-cell xmlns:odf="http://opendocumentfellowship.org/1.0/spec" office:value-type="string">
            <text:p>1</text:p>
          </table:table-cell>
          <table:table-cell xmlns:odf="http://opendocumentfellowship.org/1.0/spec" office:value-type="string">
            <text:p>Logical values return true.</text:p>
          </table:table-cell>
          <table:table-cell xmlns:odf="http://opendocumentfellowship.org/1.0/spec" table:formula="oooc:=ISLOGICAL(FALSE())"/>
          <table:table-cell table:style-name="PassFailStyle" table:formula="oooc:=IF(ISERROR([.F227]);0;IF([.C227]=[.F227];1;0))"/>
          <table:table-cell table:style-name="WarningCellStyle" table:formula="oooc:=IF(ISERROR([.F227]);&quot;App gives unexpected error.&quot;;&quot;&quot;)"/>
        </table:table-row>
        <table:table-row table:style-name="WideRowStyle">
          <table:table-cell xmlns:odf="http://opendocumentfellowship.org/1.0/spec" office:value-type="string">
            <text:p>ISLOGICAL</text:p>
          </table:table-cell>
          <table:table-cell xmlns:odf="http://opendocumentfellowship.org/1.0/spec" office:value-type="string">
            <text:p>=ISLOGICAL("TRUE")</text:p>
          </table:table-cell>
          <table:table-cell office:boolean-value="false" office:value-type="boolean">
            <text:p>FALSE</text:p>
          </table:table-cell>
          <table:table-cell xmlns:odf="http://opendocumentfellowship.org/1.0/spec" office:value-type="string">
            <text:p>1</text:p>
          </table:table-cell>
          <table:table-cell xmlns:odf="http://opendocumentfellowship.org/1.0/spec" office:value-type="string">
            <text:p>Text values are not logicals, even if they can be converted.</text:p>
          </table:table-cell>
          <table:table-cell xmlns:odf="http://opendocumentfellowship.org/1.0/spec" table:formula="oooc:=ISLOGICAL(&quot;TRUE&quot;)"/>
          <table:table-cell table:style-name="PassFailStyle" table:formula="oooc:=IF(ISERROR([.F228]);0;IF([.C228]=[.F228];1;0))"/>
          <table:table-cell table:style-name="WarningCellStyle" table:formula="oooc:=IF(ISERROR([.F228]);&quot;App gives unexpected error.&quot;;&quot;&quot;)"/>
        </table:table-row>
        <table:table-row table:style-name="WideRowStyle">
          <table:table-cell xmlns:odf="http://opendocumentfellowship.org/1.0/spec" office:value-type="string">
            <text:p>ISNONTEXT</text:p>
          </table:table-cell>
          <table:table-cell xmlns:odf="http://opendocumentfellowship.org/1.0/spec" office:value-type="string">
            <text:p>=ISNONTEXT(1)</text:p>
          </table:table-cell>
          <table:table-cell office:boolean-value="true" office:value-type="boolean">
            <text:p>TRUE</text:p>
          </table:table-cell>
          <table:table-cell xmlns:odf="http://opendocumentfellowship.org/1.0/spec" office:value-type="string">
            <text:p>1</text:p>
          </table:table-cell>
          <table:table-cell xmlns:odf="http://opendocumentfellowship.org/1.0/spec" office:value-type="string">
            <text:p>Numbers are not text</text:p>
          </table:table-cell>
          <table:table-cell xmlns:odf="http://opendocumentfellowship.org/1.0/spec" table:formula="oooc:=ISNONTEXT(1)"/>
          <table:table-cell table:style-name="PassFailStyle" table:formula="oooc:=IF(ISERROR([.F229]);0;IF([.C229]=[.F229];1;0))"/>
          <table:table-cell table:style-name="WarningCellStyle" table:formula="oooc:=IF(ISERROR([.F229]);&quot;App gives unexpected error.&quot;;&quot;&quot;)"/>
        </table:table-row>
        <table:table-row table:style-name="WideRowStyle">
          <table:table-cell xmlns:odf="http://opendocumentfellowship.org/1.0/spec" office:value-type="string">
            <text:p>ISNONTEXT</text:p>
          </table:table-cell>
          <table:table-cell xmlns:odf="http://opendocumentfellowship.org/1.0/spec" office:value-type="string">
            <text:p>=ISNONTEXT(TRUE())</text:p>
          </table:table-cell>
          <table:table-cell office:boolean-value="true" office:value-type="boolean">
            <text:p>TRUE</text:p>
          </table:table-cell>
          <table:table-cell xmlns:odf="http://opendocumentfellowship.org/1.0/spec" office:value-type="string">
            <text:p>1</text:p>
          </table:table-cell>
          <table:table-cell xmlns:odf="http://opendocumentfellowship.org/1.0/spec" office:value-type="string">
            <text:p>Logical values are not text.</text:p>
          </table:table-cell>
          <table:table-cell xmlns:odf="http://opendocumentfellowship.org/1.0/spec" table:formula="oooc:=ISNONTEXT(TRUE())"/>
          <table:table-cell table:style-name="PassFailStyle" table:formula="oooc:=IF(ISERROR([.F230]);0;IF([.C230]=[.F230];1;0))"/>
          <table:table-cell table:style-name="WarningCellStyle" table:formula="oooc:=IF(ISERROR([.F230]);&quot;App gives unexpected error.&quot;;&quot;&quot;)"/>
        </table:table-row>
        <table:table-row table:style-name="WideRowStyle">
          <table:table-cell xmlns:odf="http://opendocumentfellowship.org/1.0/spec" office:value-type="string">
            <text:p>ISNONTEXT</text:p>
          </table:table-cell>
          <table:table-cell xmlns:odf="http://opendocumentfellowship.org/1.0/spec" office:value-type="string">
            <text:p>=ISNONTEXT("1")</text:p>
          </table:table-cell>
          <table:table-cell office:boolean-value="false" office:value-type="boolean">
            <text:p>FALSE</text:p>
          </table:table-cell>
          <table:table-cell xmlns:odf="http://opendocumentfellowship.org/1.0/spec" office:value-type="string">
            <text:p>1</text:p>
          </table:table-cell>
          <table:table-cell xmlns:odf="http://opendocumentfellowship.org/1.0/spec" office:value-type="string">
            <text:p>Text values are text, even if they can be converted into a number.</text:p>
          </table:table-cell>
          <table:table-cell xmlns:odf="http://opendocumentfellowship.org/1.0/spec" table:formula="oooc:=ISNONTEXT(&quot;1&quot;)"/>
          <table:table-cell table:style-name="PassFailStyle" table:formula="oooc:=IF(ISERROR([.F231]);0;IF([.C231]=[.F231];1;0))"/>
          <table:table-cell table:style-name="WarningCellStyle" table:formula="oooc:=IF(ISERROR([.F231]);&quot;App gives unexpected error.&quot;;&quot;&quot;)"/>
        </table:table-row>
        <table:table-row table:style-name="WideRowStyle">
          <table:table-cell xmlns:odf="http://opendocumentfellowship.org/1.0/spec" office:value-type="string">
            <text:p>ISNONTEXT</text:p>
          </table:table-cell>
          <table:table-cell xmlns:odf="http://opendocumentfellowship.org/1.0/spec" office:value-type="string">
            <text:p>=ISNONTEXT([.B7])</text:p>
          </table:table-cell>
          <table:table-cell office:boolean-value="false" office:value-type="boolean">
            <text:p>FALSE</text:p>
          </table:table-cell>
          <table:table-cell xmlns:odf="http://opendocumentfellowship.org/1.0/spec" office:value-type="string">
            <text:p>1</text:p>
          </table:table-cell>
          <table:table-cell xmlns:odf="http://opendocumentfellowship.org/1.0/spec" office:value-type="string">
            <text:p>B7 is a cell with text</text:p>
          </table:table-cell>
          <table:table-cell xmlns:odf="http://opendocumentfellowship.org/1.0/spec" table:formula="oooc:=ISNONTEXT([.B7])"/>
          <table:table-cell table:style-name="PassFailStyle" table:formula="oooc:=IF(ISERROR([.F232]);0;IF([.C232]=[.F232];1;0))"/>
          <table:table-cell table:style-name="WarningCellStyle" table:formula="oooc:=IF(ISERROR([.F232]);&quot;App gives unexpected error.&quot;;&quot;&quot;)"/>
        </table:table-row>
        <table:table-row table:style-name="WideRowStyle">
          <table:table-cell xmlns:odf="http://opendocumentfellowship.org/1.0/spec" office:value-type="string">
            <text:p>ISNONTEXT</text:p>
          </table:table-cell>
          <table:table-cell xmlns:odf="http://opendocumentfellowship.org/1.0/spec" office:value-type="string">
            <text:p>=ISNONTEXT([.B9])</text:p>
          </table:table-cell>
          <table:table-cell office:boolean-value="true" office:value-type="boolean">
            <text:p>TRUE</text:p>
          </table:table-cell>
          <table:table-cell xmlns:odf="http://opendocumentfellowship.org/1.0/spec" office:value-type="string">
            <text:p>1</text:p>
          </table:table-cell>
          <table:table-cell xmlns:odf="http://opendocumentfellowship.org/1.0/spec" office:value-type="string">
            <text:p>B9 is an error, thus not text</text:p>
          </table:table-cell>
          <table:table-cell xmlns:odf="http://opendocumentfellowship.org/1.0/spec" table:formula="oooc:=ISNONTEXT([.B9])"/>
          <table:table-cell table:style-name="PassFailStyle" table:formula="oooc:=IF(ISERROR([.F233]);0;IF([.C233]=[.F233];1;0))"/>
          <table:table-cell table:style-name="WarningCellStyle" table:formula="oooc:=IF(ISERROR([.F233]);&quot;App gives unexpected error.&quot;;&quot;&quot;)"/>
        </table:table-row>
        <table:table-row table:style-name="WideRowStyle">
          <table:table-cell xmlns:odf="http://opendocumentfellowship.org/1.0/spec" office:value-type="string">
            <text:p>ISNONTEXT</text:p>
          </table:table-cell>
          <table:table-cell xmlns:odf="http://opendocumentfellowship.org/1.0/spec" office:value-type="string">
            <text:p>=ISNONTEXT([.B8])</text:p>
          </table:table-cell>
          <table:table-cell office:boolean-value="true" office:value-type="boolean">
            <text:p>TRUE</text:p>
          </table:table-cell>
          <table:table-cell xmlns:odf="http://opendocumentfellowship.org/1.0/spec" office:value-type="string">
            <text:p>1</text:p>
          </table:table-cell>
          <table:table-cell xmlns:odf="http://opendocumentfellowship.org/1.0/spec" office:value-type="string">
            <text:p>B8 is a blank cell, so this will return TRUE</text:p>
          </table:table-cell>
          <table:table-cell xmlns:odf="http://opendocumentfellowship.org/1.0/spec" table:formula="oooc:=ISNONTEXT([.B8])"/>
          <table:table-cell table:style-name="PassFailStyle" table:formula="oooc:=IF(ISERROR([.F234]);0;IF([.C234]=[.F234];1;0))"/>
          <table:table-cell table:style-name="WarningCellStyle" table:formula="oooc:=IF(ISERROR([.F234]);&quot;App gives unexpected error.&quot;;&quot;&quot;)"/>
        </table:table-row>
        <table:table-row table:style-name="WideRowStyle">
          <table:table-cell xmlns:odf="http://opendocumentfellowship.org/1.0/spec" office:value-type="string">
            <text:p>ISNUMBER</text:p>
          </table:table-cell>
          <table:table-cell xmlns:odf="http://opendocumentfellowship.org/1.0/spec" office:value-type="string">
            <text:p>=ISNUMBER(1)</text:p>
          </table:table-cell>
          <table:table-cell office:boolean-value="true" office:value-type="boolean">
            <text:p>TRUE</text:p>
          </table:table-cell>
          <table:table-cell xmlns:odf="http://opendocumentfellowship.org/1.0/spec" office:value-type="string">
            <text:p>1</text:p>
          </table:table-cell>
          <table:table-cell xmlns:odf="http://opendocumentfellowship.org/1.0/spec" office:value-type="string">
            <text:p>Numbers are numbers</text:p>
          </table:table-cell>
          <table:table-cell xmlns:odf="http://opendocumentfellowship.org/1.0/spec" table:formula="oooc:=ISNUMBER(1)"/>
          <table:table-cell table:style-name="PassFailStyle" table:formula="oooc:=IF(ISERROR([.F235]);0;IF([.C235]=[.F235];1;0))"/>
          <table:table-cell table:style-name="WarningCellStyle" table:formula="oooc:=IF(ISERROR([.F235]);&quot;App gives unexpected error.&quot;;&quot;&quot;)"/>
        </table:table-row>
        <table:table-row table:style-name="WideRowStyle">
          <table:table-cell xmlns:odf="http://opendocumentfellowship.org/1.0/spec" office:value-type="string">
            <text:p>ISNUMBER</text:p>
          </table:table-cell>
          <table:table-cell xmlns:odf="http://opendocumentfellowship.org/1.0/spec" office:value-type="string">
            <text:p>=ISNUMBER("1")</text:p>
          </table:table-cell>
          <table:table-cell office:boolean-value="false" office:value-type="boolean">
            <text:p>FALSE</text:p>
          </table:table-cell>
          <table:table-cell xmlns:odf="http://opendocumentfellowship.org/1.0/spec" office:value-type="string">
            <text:p>1</text:p>
          </table:table-cell>
          <table:table-cell xmlns:odf="http://opendocumentfellowship.org/1.0/spec" office:value-type="string">
            <text:p>Text values are not numbers, even if they can be converted into a number.</text:p>
          </table:table-cell>
          <table:table-cell xmlns:odf="http://opendocumentfellowship.org/1.0/spec" table:formula="oooc:=ISNUMBER(&quot;1&quot;)"/>
          <table:table-cell table:style-name="PassFailStyle" table:formula="oooc:=IF(ISERROR([.F236]);0;IF([.C236]=[.F236];1;0))"/>
          <table:table-cell table:style-name="WarningCellStyle" table:formula="oooc:=IF(ISERROR([.F236]);&quot;App gives unexpected error.&quot;;&quot;&quot;)"/>
        </table:table-row>
        <table:table-row table:style-name="WideRowStyle">
          <table:table-cell xmlns:odf="http://opendocumentfellowship.org/1.0/spec" office:value-type="string">
            <text:p>ISTEXT</text:p>
          </table:table-cell>
          <table:table-cell xmlns:odf="http://opendocumentfellowship.org/1.0/spec" office:value-type="string">
            <text:p>=ISTEXT(1)</text:p>
          </table:table-cell>
          <table:table-cell office:boolean-value="false" office:value-type="boolean">
            <text:p>FALSE</text:p>
          </table:table-cell>
          <table:table-cell xmlns:odf="http://opendocumentfellowship.org/1.0/spec" office:value-type="string">
            <text:p>1</text:p>
          </table:table-cell>
          <table:table-cell xmlns:odf="http://opendocumentfellowship.org/1.0/spec" office:value-type="string">
            <text:p>Numbers are not text</text:p>
          </table:table-cell>
          <table:table-cell xmlns:odf="http://opendocumentfellowship.org/1.0/spec" table:formula="oooc:=ISTEXT(1)"/>
          <table:table-cell table:style-name="PassFailStyle" table:formula="oooc:=IF(ISERROR([.F237]);0;IF([.C237]=[.F237];1;0))"/>
          <table:table-cell table:style-name="WarningCellStyle" table:formula="oooc:=IF(ISERROR([.F237]);&quot;App gives unexpected error.&quot;;&quot;&quot;)"/>
        </table:table-row>
        <table:table-row table:style-name="WideRowStyle">
          <table:table-cell xmlns:odf="http://opendocumentfellowship.org/1.0/spec" office:value-type="string">
            <text:p>ISTEXT</text:p>
          </table:table-cell>
          <table:table-cell xmlns:odf="http://opendocumentfellowship.org/1.0/spec" office:value-type="string">
            <text:p>=ISTEXT("1")</text:p>
          </table:table-cell>
          <table:table-cell office:boolean-value="true" office:value-type="boolean">
            <text:p>TRUE</text:p>
          </table:table-cell>
          <table:table-cell xmlns:odf="http://opendocumentfellowship.org/1.0/spec" office:value-type="string">
            <text:p>1</text:p>
          </table:table-cell>
          <table:table-cell xmlns:odf="http://opendocumentfellowship.org/1.0/spec" office:value-type="string">
            <text:p>Text values are text, even if they can be converted into a number.</text:p>
          </table:table-cell>
          <table:table-cell xmlns:odf="http://opendocumentfellowship.org/1.0/spec" table:formula="oooc:=ISTEXT(&quot;1&quot;)"/>
          <table:table-cell table:style-name="PassFailStyle" table:formula="oooc:=IF(ISERROR([.F238]);0;IF([.C238]=[.F238];1;0))"/>
          <table:table-cell table:style-name="WarningCellStyle" table:formula="oooc:=IF(ISERROR([.F238]);&quot;App gives unexpected error.&quot;;&quot;&quot;)"/>
        </table:table-row>
        <table:table-row table:style-name="WideRowStyle">
          <table:table-cell xmlns:odf="http://opendocumentfellowship.org/1.0/spec" office:value-type="string">
            <text:p>N</text:p>
          </table:table-cell>
          <table:table-cell xmlns:odf="http://opendocumentfellowship.org/1.0/spec" office:value-type="string">
            <text:p>=N(6)</text:p>
          </table:table-cell>
          <table:table-cell office:value="6" office:value-type="float">
            <text:p>6</text:p>
          </table:table-cell>
          <table:table-cell xmlns:odf="http://opendocumentfellowship.org/1.0/spec" office:value-type="string">
            <text:p>1</text:p>
          </table:table-cell>
          <table:table-cell xmlns:odf="http://opendocumentfellowship.org/1.0/spec" office:value-type="string">
            <text:p>N does not change numbers.</text:p>
          </table:table-cell>
          <table:table-cell xmlns:odf="http://opendocumentfellowship.org/1.0/spec" table:formula="oooc:=N(6)"/>
          <table:table-cell table:style-name="PassFailStyle" table:formula="oooc:=IF(ISERROR([.F239]);0;IF([.C239]=[.F239];1;0))"/>
          <table:table-cell table:style-name="WarningCellStyle" table:formula="oooc:=IF(ISERROR([.F239]);&quot;App gives unexpected error.&quot;;&quot;&quot;)"/>
        </table:table-row>
        <table:table-row table:style-name="WideRowStyle">
          <table:table-cell xmlns:odf="http://opendocumentfellowship.org/1.0/spec" office:value-type="string">
            <text:p>N</text:p>
          </table:table-cell>
          <table:table-cell xmlns:odf="http://opendocumentfellowship.org/1.0/spec" office:value-type="string">
            <text:p>=N(TRUE())</text:p>
          </table:table-cell>
          <table:table-cell office:value="1" office:value-type="float">
            <text:p>1</text:p>
          </table:table-cell>
          <table:table-cell xmlns:odf="http://opendocumentfellowship.org/1.0/spec" office:value-type="string">
            <text:p>1</text:p>
          </table:table-cell>
          <table:table-cell xmlns:odf="http://opendocumentfellowship.org/1.0/spec" office:value-type="string">
            <text:p>Does convert logicals.</text:p>
          </table:table-cell>
          <table:table-cell xmlns:odf="http://opendocumentfellowship.org/1.0/spec" table:formula="oooc:=N(TRUE())"/>
          <table:table-cell table:style-name="PassFailStyle" table:formula="oooc:=IF(ISERROR([.F240]);0;IF([.C240]=[.F240];1;0))"/>
          <table:table-cell table:style-name="WarningCellStyle" table:formula="oooc:=IF(ISERROR([.F240]);&quot;App gives unexpected error.&quot;;&quot;&quot;)"/>
        </table:table-row>
        <table:table-row table:style-name="WideRowStyle">
          <table:table-cell xmlns:odf="http://opendocumentfellowship.org/1.0/spec" office:value-type="string">
            <text:p>N</text:p>
          </table:table-cell>
          <table:table-cell xmlns:odf="http://opendocumentfellowship.org/1.0/spec" office:value-type="string">
            <text:p>=N(FALSE())</text:p>
          </table:table-cell>
          <table:table-cell office:value="0" office:value-type="float">
            <text:p>0</text:p>
          </table:table-cell>
          <table:table-cell xmlns:odf="http://opendocumentfellowship.org/1.0/spec" office:value-type="string">
            <text:p>1</text:p>
          </table:table-cell>
          <table:table-cell xmlns:odf="http://opendocumentfellowship.org/1.0/spec" office:value-type="string">
            <text:p>Does convert logicals.</text:p>
          </table:table-cell>
          <table:table-cell xmlns:odf="http://opendocumentfellowship.org/1.0/spec" table:formula="oooc:=N(FALSE())"/>
          <table:table-cell table:style-name="PassFailStyle" table:formula="oooc:=IF(ISERROR([.F241]);0;IF([.C241]=[.F241];1;0))"/>
          <table:table-cell table:style-name="WarningCellStyle" table:formula="oooc:=IF(ISERROR([.F241]);&quot;App gives unexpected error.&quot;;&quot;&quot;)"/>
        </table:table-row>
        <table:table-row table:style-name="WideRowStyle">
          <table:table-cell xmlns:odf="http://opendocumentfellowship.org/1.0/spec" office:value-type="string">
            <text:p>NA</text:p>
          </table:table-cell>
          <table:table-cell xmlns:odf="http://opendocumentfellowship.org/1.0/spec" office:value-type="string">
            <text:p>=ISERROR(NA())</text:p>
          </table:table-cell>
          <table:table-cell office:boolean-value="true" office:value-type="boolean">
            <text:p>TRUE</text:p>
          </table:table-cell>
          <table:table-cell xmlns:odf="http://opendocumentfellowship.org/1.0/spec" office:value-type="string">
            <text:p>1</text:p>
          </table:table-cell>
          <table:table-cell xmlns:odf="http://opendocumentfellowship.org/1.0/spec" office:value-type="string">
            <text:p>NA is an error.</text:p>
          </table:table-cell>
          <table:table-cell xmlns:odf="http://opendocumentfellowship.org/1.0/spec" table:formula="oooc:=ISERROR(NA())"/>
          <table:table-cell table:style-name="PassFailStyle" table:formula="oooc:=IF(ISERROR([.F242]);0;IF([.C242]=[.F242];1;0))"/>
          <table:table-cell table:style-name="WarningCellStyle" table:formula="oooc:=IF(ISERROR([.F242]);&quot;App gives unexpected error.&quot;;&quot;&quot;)"/>
        </table:table-row>
        <table:table-row table:style-name="WideRowStyle">
          <table:table-cell xmlns:odf="http://opendocumentfellowship.org/1.0/spec" office:value-type="string">
            <text:p>NA</text:p>
          </table:table-cell>
          <table:table-cell xmlns:odf="http://opendocumentfellowship.org/1.0/spec" office:value-type="string">
            <text:p>=ISNA(NA())</text:p>
          </table:table-cell>
          <table:table-cell office:boolean-value="true" office:value-type="boolean">
            <text:p>TRUE</text:p>
          </table:table-cell>
          <table:table-cell xmlns:odf="http://opendocumentfellowship.org/1.0/spec" office:value-type="string">
            <text:p>1</text:p>
          </table:table-cell>
          <table:table-cell xmlns:odf="http://opendocumentfellowship.org/1.0/spec" office:value-type="string">
            <text:p>Obviously, if this doesn't work, NA() or ISNA() is broken.</text:p>
          </table:table-cell>
          <table:table-cell xmlns:odf="http://opendocumentfellowship.org/1.0/spec" table:formula="oooc:=ISNA(NA())"/>
          <table:table-cell table:style-name="PassFailStyle" table:formula="oooc:=IF(ISERROR([.F243]);0;IF([.C243]=[.F243];1;0))"/>
          <table:table-cell table:style-name="WarningCellStyle" table:formula="oooc:=IF(ISERROR([.F243]);&quot;App gives unexpected error.&quot;;&quot;&quot;)"/>
        </table:table-row>
        <table:table-row table:style-name="WideRowStyle">
          <table:table-cell xmlns:odf="http://opendocumentfellowship.org/1.0/spec" office:value-type="string">
            <text:p>NA</text:p>
          </table:table-cell>
          <table:table-cell xmlns:odf="http://opendocumentfellowship.org/1.0/spec" office:value-type="string">
            <text:p>=ISNA(5+NA())</text:p>
          </table:table-cell>
          <table:table-cell office:boolean-value="true" office:value-type="boolean">
            <text:p>TRUE</text:p>
          </table:table-cell>
          <table:table-cell xmlns:odf="http://opendocumentfellowship.org/1.0/spec" office:value-type="string">
            <text:p>1</text:p>
          </table:table-cell>
          <table:table-cell xmlns:odf="http://opendocumentfellowship.org/1.0/spec" office:value-type="string">
            <text:p>NA propagates through various functions and operators, just like any other error type.</text:p>
          </table:table-cell>
          <table:table-cell xmlns:odf="http://opendocumentfellowship.org/1.0/spec" table:formula="oooc:=ISNA(5+NA())"/>
          <table:table-cell table:style-name="PassFailStyle" table:formula="oooc:=IF(ISERROR([.F244]);0;IF([.C244]=[.F244];1;0))"/>
          <table:table-cell table:style-name="WarningCellStyle" table:formula="oooc:=IF(ISERROR([.F244]);&quot;App gives unexpected error.&quot;;&quot;&quot;)"/>
        </table:table-row>
        <table:table-row table:style-name="WideRowStyle">
          <table:table-cell xmlns:odf="http://opendocumentfellowship.org/1.0/spec" office:value-type="string">
            <text:p>ROWS</text:p>
          </table:table-cell>
          <table:table-cell xmlns:odf="http://opendocumentfellowship.org/1.0/spec" office:value-type="string">
            <text:p>=ROWS([.C1])</text:p>
          </table:table-cell>
          <table:table-cell office:value="1" office:value-type="float">
            <text:p>1</text:p>
          </table:table-cell>
          <table:table-cell xmlns:odf="http://opendocumentfellowship.org/1.0/spec" office:value-type="string">
            <text:p>1</text:p>
          </table:table-cell>
          <table:table-cell xmlns:odf="http://opendocumentfellowship.org/1.0/spec" office:value-type="string">
            <text:p>Single cell range contains one row.</text:p>
          </table:table-cell>
          <table:table-cell xmlns:odf="http://opendocumentfellowship.org/1.0/spec" table:formula="oooc:=ROWS([.C1])"/>
          <table:table-cell table:style-name="PassFailStyle" table:formula="oooc:=IF(ISERROR([.F245]);0;IF([.C245]=[.F245];1;0))"/>
          <table:table-cell table:style-name="WarningCellStyle" table:formula="oooc:=IF(ISERROR([.F245]);&quot;App gives unexpected error.&quot;;&quot;&quot;)"/>
        </table:table-row>
        <table:table-row table:style-name="WideRowStyle">
          <table:table-cell xmlns:odf="http://opendocumentfellowship.org/1.0/spec" office:value-type="string">
            <text:p>ROWS</text:p>
          </table:table-cell>
          <table:table-cell xmlns:odf="http://opendocumentfellowship.org/1.0/spec" office:value-type="string">
            <text:p>=ROWS([.C1:.C4])</text:p>
          </table:table-cell>
          <table:table-cell office:value="4" office:value-type="float">
            <text:p>4</text:p>
          </table:table-cell>
          <table:table-cell xmlns:odf="http://opendocumentfellowship.org/1.0/spec" office:value-type="string">
            <text:p>1</text:p>
          </table:table-cell>
          <table:table-cell xmlns:odf="http://opendocumentfellowship.org/1.0/spec" office:value-type="string">
            <text:p>Range with four rows.</text:p>
          </table:table-cell>
          <table:table-cell xmlns:odf="http://opendocumentfellowship.org/1.0/spec" table:formula="oooc:=ROWS([.C1:.C4])"/>
          <table:table-cell table:style-name="PassFailStyle" table:formula="oooc:=IF(ISERROR([.F246]);0;IF([.C246]=[.F246];1;0))"/>
          <table:table-cell table:style-name="WarningCellStyle" table:formula="oooc:=IF(ISERROR([.F246]);&quot;App gives unexpected error.&quot;;&quot;&quot;)"/>
        </table:table-row>
        <table:table-row table:style-name="WideRowStyle">
          <table:table-cell xmlns:odf="http://opendocumentfellowship.org/1.0/spec" office:value-type="string">
            <text:p>ROWS</text:p>
          </table:table-cell>
          <table:table-cell xmlns:odf="http://opendocumentfellowship.org/1.0/spec" office:value-type="string">
            <text:p>=ROWS([.A4:.D100])</text:p>
          </table:table-cell>
          <table:table-cell office:value="97" office:value-type="float">
            <text:p>97</text:p>
          </table:table-cell>
          <table:table-cell xmlns:odf="http://opendocumentfellowship.org/1.0/spec" office:value-type="string">
            <text:p>1</text:p>
          </table:table-cell>
          <table:table-cell xmlns:odf="http://opendocumentfellowship.org/1.0/spec" office:value-type="string">
            <text:p>Number of rows in range.</text:p>
          </table:table-cell>
          <table:table-cell xmlns:odf="http://opendocumentfellowship.org/1.0/spec" table:formula="oooc:=ROWS([.A4:.D100])"/>
          <table:table-cell table:style-name="PassFailStyle" table:formula="oooc:=IF(ISERROR([.F247]);0;IF([.C247]=[.F247];1;0))"/>
          <table:table-cell table:style-name="WarningCellStyle" table:formula="oooc:=IF(ISERROR([.F247]);&quot;App gives unexpected error.&quot;;&quot;&quot;)"/>
        </table:table-row>
        <table:table-row table:style-name="WideRowStyle">
          <table:table-cell xmlns:odf="http://opendocumentfellowship.org/1.0/spec" office:value-type="string">
            <text:p>VALUE</text:p>
          </table:table-cell>
          <table:table-cell xmlns:odf="http://opendocumentfellowship.org/1.0/spec" office:value-type="string">
            <text:p>=VALUE("6")</text:p>
          </table:table-cell>
          <table:table-cell office:value="6" office:value-type="float">
            <text:p>6</text:p>
          </table:table-cell>
          <table:table-cell xmlns:odf="http://opendocumentfellowship.org/1.0/spec" office:value-type="string">
            <text:p>1</text:p>
          </table:table-cell>
          <table:table-cell xmlns:odf="http://opendocumentfellowship.org/1.0/spec" office:value-type="string">
            <text:p>VALUE converts text to numbers (unlike N).</text:p>
          </table:table-cell>
          <table:table-cell xmlns:odf="http://opendocumentfellowship.org/1.0/spec" table:formula="oooc:=VALUE(&quot;6&quot;)"/>
          <table:table-cell table:style-name="PassFailStyle" table:formula="oooc:=IF(ISERROR([.F248]);0;IF([.C248]=[.F248];1;0))"/>
          <table:table-cell table:style-name="WarningCellStyle" table:formula="oooc:=IF(ISERROR([.F248]);&quot;App gives unexpected error.&quot;;&quot;&quot;)"/>
        </table:table-row>
        <table:table-row table:style-name="WideRowStyle">
          <table:table-cell xmlns:odf="http://opendocumentfellowship.org/1.0/spec" office:value-type="string">
            <text:p>VALUE</text:p>
          </table:table-cell>
          <table:table-cell xmlns:odf="http://opendocumentfellowship.org/1.0/spec" office:value-type="string">
            <text:p>=VALUE("1E5")</text:p>
          </table:table-cell>
          <table:table-cell office:value="100000" office:value-type="float">
            <text:p>100000</text:p>
          </table:table-cell>
          <table:table-cell xmlns:odf="http://opendocumentfellowship.org/1.0/spec" office:value-type="string">
            <text:p>1</text:p>
          </table:table-cell>
          <table:table-cell xmlns:odf="http://opendocumentfellowship.org/1.0/spec" office:value-type="string">
            <text:p>Works with exponential notation.</text:p>
          </table:table-cell>
          <table:table-cell xmlns:odf="http://opendocumentfellowship.org/1.0/spec" table:formula="oooc:=VALUE(&quot;1E5&quot;)"/>
          <table:table-cell table:style-name="PassFailStyle" table:formula="oooc:=IF(ISERROR([.F249]);0;IF([.C249]=[.F249];1;0))"/>
          <table:table-cell table:style-name="WarningCellStyle" table:formula="oooc:=IF(ISERROR([.F249]);&quot;App gives unexpected error.&quot;;&quot;&quot;)"/>
        </table:table-row>
        <table:table-row table:style-name="WideRowStyle">
          <table:table-cell xmlns:odf="http://opendocumentfellowship.org/1.0/spec" office:value-type="string">
            <text:p>VALUE</text:p>
          </table:table-cell>
          <table:table-cell xmlns:odf="http://opendocumentfellowship.org/1.0/spec" office:value-type="string">
            <text:p>=VALUE("200%")</text:p>
          </table:table-cell>
          <table:table-cell office:value="2" office:value-type="float">
            <text:p>2</text:p>
          </table:table-cell>
          <table:table-cell xmlns:odf="http://opendocumentfellowship.org/1.0/spec" office:value-type="string">
            <text:p>1</text:p>
          </table:table-cell>
          <table:table-cell xmlns:odf="http://opendocumentfellowship.org/1.0/spec" office:value-type="string">
            <text:p>Optional %.</text:p>
          </table:table-cell>
          <table:table-cell xmlns:odf="http://opendocumentfellowship.org/1.0/spec" table:formula="oooc:=VALUE(&quot;200%&quot;)"/>
          <table:table-cell table:style-name="PassFailStyle" table:formula="oooc:=IF(ISERROR([.F250]);0;IF([.C250]=[.F250];1;0))"/>
          <table:table-cell table:style-name="WarningCellStyle" table:formula="oooc:=IF(ISERROR([.F250]);&quot;App gives unexpected error.&quot;;&quot;&quot;)"/>
        </table:table-row>
        <table:table-row table:style-name="WideRowStyle">
          <table:table-cell xmlns:odf="http://opendocumentfellowship.org/1.0/spec" office:value-type="string">
            <text:p>VALUE</text:p>
          </table:table-cell>
          <table:table-cell xmlns:odf="http://opendocumentfellowship.org/1.0/spec" office:value-type="string">
            <text:p>=VALUE("1.5")</text:p>
          </table:table-cell>
          <table:table-cell office:value="1.5" office:value-type="float">
            <text:p>1.5</text:p>
          </table:table-cell>
          <table:table-cell xmlns:odf="http://opendocumentfellowship.org/1.0/spec" office:value-type="string">
            <text:p>1</text:p>
          </table:table-cell>
          <table:table-cell xmlns:odf="http://opendocumentfellowship.org/1.0/spec" office:value-type="string">
            <text:p>Accepts fractional values. LOCALE-DEPENDENT: in en_US, this is true.</text:p>
          </table:table-cell>
          <table:table-cell xmlns:odf="http://opendocumentfellowship.org/1.0/spec" table:formula="oooc:=VALUE(&quot;1.5&quot;)"/>
          <table:table-cell table:style-name="PassFailStyle" table:formula="oooc:=IF(ISERROR([.F251]);0;IF([.C251]=[.F251];1;0))"/>
          <table:table-cell table:style-name="WarningCellStyle" table:formula="oooc:=IF(ISERROR([.F251]);&quot;App gives unexpected error.&quot;;&quot;&quot;)"/>
        </table:table-row>
        <table:table-row table:style-name="WideRowStyle">
          <table:table-cell xmlns:odf="http://opendocumentfellowship.org/1.0/spec" office:value-type="string">
            <text:p>VALUE</text:p>
          </table:table-cell>
          <table:table-cell xmlns:odf="http://opendocumentfellowship.org/1.0/spec" office:value-type="string">
            <text:p>=VALUE("7 1/4")</text:p>
          </table:table-cell>
          <table:table-cell office:value="7.25" office:value-type="float">
            <text:p>7.25</text:p>
          </table:table-cell>
          <table:table-cell xmlns:odf="http://opendocumentfellowship.org/1.0/spec" office:value-type="string">
            <text:p>1</text:p>
          </table:table-cell>
          <table:table-cell xmlns:odf="http://opendocumentfellowship.org/1.0/spec" office:value-type="string">
            <text:p>Fractional part.</text:p>
          </table:table-cell>
          <table:table-cell xmlns:odf="http://opendocumentfellowship.org/1.0/spec" table:formula="oooc:=VALUE(&quot;7 1/4&quot;)"/>
          <table:table-cell table:style-name="PassFailStyle" table:formula="oooc:=IF(ISERROR([.F252]);0;IF([.C252]=[.F252];1;0))"/>
          <table:table-cell table:style-name="WarningCellStyle" table:formula="oooc:=IF(ISERROR([.F252]);&quot;App gives unexpected error.&quot;;&quot;&quot;)"/>
        </table:table-row>
        <table:table-row table:style-name="WideRowStyle">
          <table:table-cell xmlns:odf="http://opendocumentfellowship.org/1.0/spec" office:value-type="string">
            <text:p>VALUE</text:p>
          </table:table-cell>
          <table:table-cell xmlns:odf="http://opendocumentfellowship.org/1.0/spec" office:value-type="string">
            <text:p>=VALUE("0 1/2")</text:p>
          </table:table-cell>
          <table:table-cell office:value="0.5" office:value-type="float">
            <text:p>0.5</text:p>
          </table:table-cell>
          <table:table-cell xmlns:odf="http://opendocumentfellowship.org/1.0/spec" office:value-type="string">
            <text:p>1</text:p>
          </table:table-cell>
          <table:table-cell xmlns:odf="http://opendocumentfellowship.org/1.0/spec" office:value-type="string">
            <text:p>Fractional part.</text:p>
          </table:table-cell>
          <table:table-cell xmlns:odf="http://opendocumentfellowship.org/1.0/spec" table:formula="oooc:=VALUE(&quot;0 1/2&quot;)"/>
          <table:table-cell table:style-name="PassFailStyle" table:formula="oooc:=IF(ISERROR([.F253]);0;IF([.C253]=[.F253];1;0))"/>
          <table:table-cell table:style-name="WarningCellStyle" table:formula="oooc:=IF(ISERROR([.F253]);&quot;App gives unexpected error.&quot;;&quot;&quot;)"/>
        </table:table-row>
        <table:table-row table:style-name="WideRowStyle">
          <table:table-cell xmlns:odf="http://opendocumentfellowship.org/1.0/spec" office:value-type="string">
            <text:p>VALUE</text:p>
          </table:table-cell>
          <table:table-cell xmlns:odf="http://opendocumentfellowship.org/1.0/spec" office:value-type="string">
            <text:p>=VALUE([.B3])</text:p>
          </table:table-cell>
          <table:table-cell office:value="7" office:value-type="float">
            <text:p>7</text:p>
          </table:table-cell>
          <table:table-cell xmlns:odf="http://opendocumentfellowship.org/1.0/spec" office:value-type="string">
            <text:p>1</text:p>
          </table:table-cell>
          <table:table-cell xmlns:odf="http://opendocumentfellowship.org/1.0/spec" office:value-type="string">
            <text:p>VALUE converts references to text to numbers.</text:p>
          </table:table-cell>
          <table:table-cell xmlns:odf="http://opendocumentfellowship.org/1.0/spec" table:formula="oooc:=VALUE([.B3])"/>
          <table:table-cell table:style-name="PassFailStyle" table:formula="oooc:=IF(ISERROR([.F254]);0;IF([.C254]=[.F254];1;0))"/>
          <table:table-cell table:style-name="WarningCellStyle" table:formula="oooc:=IF(ISERROR([.F254]);&quot;App gives unexpected error.&quot;;&quot;&quot;)"/>
        </table:table-row>
        <table:table-row table:style-name="WideRowStyle">
          <table:table-cell xmlns:odf="http://opendocumentfellowship.org/1.0/spec" office:value-type="string">
            <text:p>VALUE</text:p>
          </table:table-cell>
          <table:table-cell xmlns:odf="http://opendocumentfellowship.org/1.0/spec" office:value-type="string">
            <text:p>=VALUE("00:00")</text:p>
          </table:table-cell>
          <table:table-cell office:value="0" office:value-type="float">
            <text:p>0</text:p>
          </table:table-cell>
          <table:table-cell xmlns:odf="http://opendocumentfellowship.org/1.0/spec" office:value-type="string">
            <text:p>1</text:p>
          </table:table-cell>
          <table:table-cell xmlns:odf="http://opendocumentfellowship.org/1.0/spec" office:value-type="string">
            <text:p>VALUE converts time values to numbers between 0 and 1.</text:p>
          </table:table-cell>
          <table:table-cell xmlns:odf="http://opendocumentfellowship.org/1.0/spec" table:formula="oooc:=VALUE(&quot;00:00&quot;)"/>
          <table:table-cell table:style-name="PassFailStyle" table:formula="oooc:=IF(ISERROR([.F255]);0;IF([.C255]=[.F255];1;0))"/>
          <table:table-cell table:style-name="WarningCellStyle" table:formula="oooc:=IF(ISERROR([.F255]);&quot;App gives unexpected error.&quot;;&quot;&quot;)"/>
        </table:table-row>
        <table:table-row table:style-name="WideRowStyle">
          <table:table-cell xmlns:odf="http://opendocumentfellowship.org/1.0/spec" office:value-type="string">
            <text:p>VALUE</text:p>
          </table:table-cell>
          <table:table-cell xmlns:odf="http://opendocumentfellowship.org/1.0/spec" office:value-type="string">
            <text:p>=VALUE("02:00")-2/24</text:p>
          </table:table-cell>
          <table:table-cell office:value="0±ε" office:value-type="string">
            <text:p>0±ε</text:p>
          </table:table-cell>
          <table:table-cell xmlns:odf="http://opendocumentfellowship.org/1.0/spec" office:value-type="string">
            <text:p>1</text:p>
          </table:table-cell>
          <table:table-cell xmlns:odf="http://opendocumentfellowship.org/1.0/spec" office:value-type="string">
            <text:p>VALUE converts time values to numbers between 0 and 1.</text:p>
          </table:table-cell>
          <table:table-cell xmlns:odf="http://opendocumentfellowship.org/1.0/spec" table:formula="oooc:=VALUE(&quot;02:00&quot;)-2/24"/>
          <table:table-cell table:style-name="PassFailStyle" table:formula="oooc:=IF(ABS([.F256]-0)&lt;[.D1];1;0)"/>
          <table:table-cell table:style-name="WarningCellStyle" table:formula="oooc:=IF(ISERROR([.F256]);&quot;App gives unexpected error.&quot;;&quot;&quot;)"/>
        </table:table-row>
        <table:table-row table:style-name="WideRowStyle">
          <table:table-cell xmlns:odf="http://opendocumentfellowship.org/1.0/spec" office:value-type="string">
            <text:p>VALUE</text:p>
          </table:table-cell>
          <table:table-cell xmlns:odf="http://opendocumentfellowship.org/1.0/spec" office:value-type="string">
            <text:p>=VALUE("2:03")-(2/24)-(3/(24*60))</text:p>
          </table:table-cell>
          <table:table-cell office:value="0±ε" office:value-type="string">
            <text:p>0±ε</text:p>
          </table:table-cell>
          <table:table-cell xmlns:odf="http://opendocumentfellowship.org/1.0/spec" office:value-type="string">
            <text:p>1</text:p>
          </table:table-cell>
          <table:table-cell xmlns:odf="http://opendocumentfellowship.org/1.0/spec" office:value-type="string">
            <text:p>Time value with hours and minutes.</text:p>
          </table:table-cell>
          <table:table-cell xmlns:odf="http://opendocumentfellowship.org/1.0/spec" table:formula="oooc:=VALUE(&quot;2:03&quot;)-(2/24)-(3/(24*60))"/>
          <table:table-cell table:style-name="PassFailStyle" table:formula="oooc:=IF(ABS([.F257]-0)&lt;[.D1];1;0)"/>
          <table:table-cell table:style-name="WarningCellStyle" table:formula="oooc:=IF(ISERROR([.F257]);&quot;App gives unexpected error.&quot;;&quot;&quot;)"/>
        </table:table-row>
        <table:table-row table:style-name="WideRowStyle">
          <table:table-cell xmlns:odf="http://opendocumentfellowship.org/1.0/spec" office:value-type="string">
            <text:p>VALUE</text:p>
          </table:table-cell>
          <table:table-cell xmlns:odf="http://opendocumentfellowship.org/1.0/spec" office:value-type="string">
            <text:p>=VALUE("2:03:05") -2/24-3/(24*60) -5/(24*60*60)</text:p>
          </table:table-cell>
          <table:table-cell office:value="0±ε" office:value-type="string">
            <text:p>0±ε</text:p>
          </table:table-cell>
          <table:table-cell xmlns:odf="http://opendocumentfellowship.org/1.0/spec" office:value-type="string">
            <text:p>1</text:p>
          </table:table-cell>
          <table:table-cell xmlns:odf="http://opendocumentfellowship.org/1.0/spec" office:value-type="string">
            <text:p>Hours, minutes, and seconds.</text:p>
          </table:table-cell>
          <table:table-cell xmlns:odf="http://opendocumentfellowship.org/1.0/spec" table:formula="oooc:=VALUE(&quot;2:03:05&quot;) -2/24-3/(24*60) -5/(24*60*60)"/>
          <table:table-cell table:style-name="PassFailStyle" table:formula="oooc:=IF(ABS([.F258]-0)&lt;[.D1];1;0)"/>
          <table:table-cell table:style-name="WarningCellStyle" table:formula="oooc:=IF(ISERROR([.F258]);&quot;App gives unexpected error.&quot;;&quot;&quot;)"/>
        </table:table-row>
        <table:table-row table:style-name="WideRowStyle">
          <table:table-cell xmlns:odf="http://opendocumentfellowship.org/1.0/spec" office:value-type="string">
            <text:p>VALUE</text:p>
          </table:table-cell>
          <table:table-cell xmlns:odf="http://opendocumentfellowship.org/1.0/spec" office:value-type="string">
            <text:p>=VALUE("3/32/2006")</text:p>
          </table:table-cell>
          <table:table-cell office:value="Error" office:value-type="string">
            <text:p>Error</text:p>
          </table:table-cell>
          <table:table-cell xmlns:odf="http://opendocumentfellowship.org/1.0/spec" office:value-type="string">
            <text:p>1</text:p>
          </table:table-cell>
          <table:table-cell xmlns:odf="http://opendocumentfellowship.org/1.0/spec" office:value-type="string">
            <text:p>Invalid date yields an error (contrast this with DATE)</text:p>
          </table:table-cell>
          <table:table-cell xmlns:odf="http://opendocumentfellowship.org/1.0/spec" table:formula="oooc:=VALUE(&quot;3/32/2006&quot;)"/>
          <table:table-cell table:style-name="PassFailStyle" table:formula="oooc:=IF(ISERROR([.F259]);1;0)"/>
        </table:table-row>
        <table:table-row table:style-name="WideRowStyle">
          <table:table-cell xmlns:odf="http://opendocumentfellowship.org/1.0/spec" office:value-type="string">
            <text:p>VALUE</text:p>
          </table:table-cell>
          <table:table-cell xmlns:odf="http://opendocumentfellowship.org/1.0/spec" office:value-type="string">
            <text:p>=VALUE("2/29/2006")</text:p>
          </table:table-cell>
          <table:table-cell office:value="Error" office:value-type="string">
            <text:p>Error</text:p>
          </table:table-cell>
          <table:table-cell xmlns:odf="http://opendocumentfellowship.org/1.0/spec" office:value-type="string">
            <text:p>1</text:p>
          </table:table-cell>
          <table:table-cell xmlns:odf="http://opendocumentfellowship.org/1.0/spec" office:value-type="string">
            <text:p>"False leap year" yields an error for 1901 and beyond</text:p>
          </table:table-cell>
          <table:table-cell xmlns:odf="http://opendocumentfellowship.org/1.0/spec" table:formula="oooc:=VALUE(&quot;2/29/2006&quot;)"/>
          <table:table-cell table:style-name="PassFailStyle" table:formula="oooc:=IF(ISERROR([.F260]);1;0)"/>
        </table:table-row>
        <table:table-row table:style-name="WideRowStyle">
          <table:table-cell xmlns:odf="http://opendocumentfellowship.org/1.0/spec" office:value-type="string">
            <text:p>VALUE</text:p>
          </table:table-cell>
          <table:table-cell xmlns:odf="http://opendocumentfellowship.org/1.0/spec" office:value-type="string">
            <text:p>=VALUE("1/2/2005")=DATE(2005;1;2)</text:p>
          </table:table-cell>
          <table:table-cell office:boolean-value="true" office:value-type="boolean">
            <text:p>TRUE</text:p>
          </table:table-cell>
          <table:table-cell xmlns:odf="http://opendocumentfellowship.org/1.0/spec" office:value-type="string">
            <text:p>1</text:p>
          </table:table-cell>
          <table:table-cell xmlns:odf="http://opendocumentfellowship.org/1.0/spec" office:value-type="string">
            <text:p>LOCALE-DEPENDENT; in en_US, this is true.</text:p>
          </table:table-cell>
          <table:table-cell xmlns:odf="http://opendocumentfellowship.org/1.0/spec" table:formula="oooc:=VALUE(&quot;1/2/2005&quot;)=DATE(2005;1;2)"/>
          <table:table-cell table:style-name="PassFailStyle" table:formula="oooc:=IF(ISERROR([.F261]);0;IF([.C261]=[.F261];1;0))"/>
          <table:table-cell table:style-name="WarningCellStyle" table:formula="oooc:=IF(ISERROR([.F261]);&quot;App gives unexpected error.&quot;;&quot;&quot;)"/>
        </table:table-row>
        <table:table-row table:style-name="WideRowStyle">
          <table:table-cell xmlns:odf="http://opendocumentfellowship.org/1.0/spec" office:value-type="string">
            <text:p>VALUE</text:p>
          </table:table-cell>
          <table:table-cell xmlns:odf="http://opendocumentfellowship.org/1.0/spec" office:value-type="string">
            <text:p>=VALUE("2005-01-02")=DATE(2005;1;2)</text:p>
          </table:table-cell>
          <table:table-cell office:boolean-value="true" office:value-type="boolean">
            <text:p>TRUE</text:p>
          </table:table-cell>
          <table:table-cell xmlns:odf="http://opendocumentfellowship.org/1.0/spec" office:value-type="string">
            <text:p>1</text:p>
          </table:table-cell>
          <table:table-cell xmlns:odf="http://opendocumentfellowship.org/1.0/spec" office:value-type="string">
            <text:p>VALUE converts dates into serial numbers.</text:p>
          </table:table-cell>
          <table:table-cell xmlns:odf="http://opendocumentfellowship.org/1.0/spec" table:formula="oooc:=VALUE(&quot;2005-01-02&quot;)=DATE(2005;1;2)"/>
          <table:table-cell table:style-name="PassFailStyle" table:formula="oooc:=IF(ISERROR([.F262]);0;IF([.C262]=[.F262];1;0))"/>
          <table:table-cell table:style-name="WarningCellStyle" table:formula="oooc:=IF(ISERROR([.F262]);&quot;App gives unexpected error.&quot;;&quot;&quot;)"/>
        </table:table-row>
        <table:table-row table:style-name="WideRowStyle">
          <table:table-cell xmlns:odf="http://opendocumentfellowship.org/1.0/spec" office:value-type="string">
            <text:p>VALUE</text:p>
          </table:table-cell>
          <table:table-cell xmlns:odf="http://opendocumentfellowship.org/1.0/spec" office:value-type="string">
            <text:p>=VALUE("5/21/06")=DATE(2006;5;21)</text:p>
          </table:table-cell>
          <table:table-cell office:boolean-value="true" office:value-type="boolean">
            <text:p>TRUE</text:p>
          </table:table-cell>
          <table:table-cell xmlns:odf="http://opendocumentfellowship.org/1.0/spec" office:value-type="string">
            <text:p>1</text:p>
          </table:table-cell>
          <table:table-cell xmlns:odf="http://opendocumentfellowship.org/1.0/spec" office:value-type="string">
            <text:p>LOCALE-DEPENDENT; Short year format with slashes</text:p>
          </table:table-cell>
          <table:table-cell xmlns:odf="http://opendocumentfellowship.org/1.0/spec" table:formula="oooc:=VALUE(&quot;5/21/06&quot;)=DATE(2006;5;21)"/>
          <table:table-cell table:style-name="PassFailStyle" table:formula="oooc:=IF(ISERROR([.F263]);0;IF([.C263]=[.F263];1;0))"/>
          <table:table-cell table:style-name="WarningCellStyle" table:formula="oooc:=IF(ISERROR([.F263]);&quot;App gives unexpected error.&quot;;&quot;&quot;)"/>
        </table:table-row>
        <table:table-row table:style-name="WideRowStyle">
          <table:table-cell xmlns:odf="http://opendocumentfellowship.org/1.0/spec" office:value-type="string">
            <text:p>VALUE</text:p>
          </table:table-cell>
          <table:table-cell xmlns:odf="http://opendocumentfellowship.org/1.0/spec" office:value-type="string">
            <text:p>=VALUE("Oct 29, 2006")=DATE(2006;10;29)</text:p>
          </table:table-cell>
          <table:table-cell office:boolean-value="true" office:value-type="boolean">
            <text:p>TRUE</text:p>
          </table:table-cell>
          <table:table-cell xmlns:odf="http://opendocumentfellowship.org/1.0/spec" office:value-type="string">
            <text:p>1</text:p>
          </table:table-cell>
          <table:table-cell xmlns:odf="http://opendocumentfellowship.org/1.0/spec" office:value-type="string">
            <text:p>LOCALE-DEPENDENT; Short alphabetic month day, year</text:p>
          </table:table-cell>
          <table:table-cell xmlns:odf="http://opendocumentfellowship.org/1.0/spec" table:formula="oooc:=VALUE(&quot;Oct 29, 2006&quot;)=DATE(2006;10;29)"/>
          <table:table-cell table:style-name="PassFailStyle" table:formula="oooc:=IF(ISERROR([.F264]);0;IF([.C264]=[.F264];1;0))"/>
          <table:table-cell table:style-name="WarningCellStyle" table:formula="oooc:=IF(ISERROR([.F264]);&quot;App gives unexpected error.&quot;;&quot;&quot;)"/>
        </table:table-row>
        <table:table-row table:style-name="WideRowStyle">
          <table:table-cell xmlns:odf="http://opendocumentfellowship.org/1.0/spec" office:value-type="string">
            <text:p>VALUE</text:p>
          </table:table-cell>
          <table:table-cell xmlns:odf="http://opendocumentfellowship.org/1.0/spec" office:value-type="string">
            <text:p>=VALUE("29 Oct 2006")=DATE(2006;10;29)</text:p>
          </table:table-cell>
          <table:table-cell office:boolean-value="true" office:value-type="boolean">
            <text:p>TRUE</text:p>
          </table:table-cell>
          <table:table-cell xmlns:odf="http://opendocumentfellowship.org/1.0/spec" office:value-type="string">
            <text:p>1</text:p>
          </table:table-cell>
          <table:table-cell xmlns:odf="http://opendocumentfellowship.org/1.0/spec" office:value-type="string">
            <text:p>LOCALE-DEPENDENT; Short alphabetic day month year</text:p>
          </table:table-cell>
          <table:table-cell xmlns:odf="http://opendocumentfellowship.org/1.0/spec" table:formula="oooc:=VALUE(&quot;29 Oct 2006&quot;)=DATE(2006;10;29)"/>
          <table:table-cell table:style-name="PassFailStyle" table:formula="oooc:=IF(ISERROR([.F265]);0;IF([.C265]=[.F265];1;0))"/>
          <table:table-cell table:style-name="WarningCellStyle" table:formula="oooc:=IF(ISERROR([.F265]);&quot;App gives unexpected error.&quot;;&quot;&quot;)"/>
        </table:table-row>
        <table:table-row table:style-name="WideRowStyle">
          <table:table-cell xmlns:odf="http://opendocumentfellowship.org/1.0/spec" office:value-type="string">
            <text:p>VALUE</text:p>
          </table:table-cell>
          <table:table-cell xmlns:odf="http://opendocumentfellowship.org/1.0/spec" office:value-type="string">
            <text:p>=VALUE("October 29, 2006")=DATE(2006;10;29)</text:p>
          </table:table-cell>
          <table:table-cell office:boolean-value="true" office:value-type="boolean">
            <text:p>TRUE</text:p>
          </table:table-cell>
          <table:table-cell xmlns:odf="http://opendocumentfellowship.org/1.0/spec" office:value-type="string">
            <text:p>1</text:p>
          </table:table-cell>
          <table:table-cell xmlns:odf="http://opendocumentfellowship.org/1.0/spec" office:value-type="string">
            <text:p>LOCALE-DEPENDENT; Long alphabetic month day, year</text:p>
          </table:table-cell>
          <table:table-cell xmlns:odf="http://opendocumentfellowship.org/1.0/spec" table:formula="oooc:=VALUE(&quot;October 29, 2006&quot;)=DATE(2006;10;29)"/>
          <table:table-cell table:style-name="PassFailStyle" table:formula="oooc:=IF(ISERROR([.F266]);0;IF([.C266]=[.F266];1;0))"/>
          <table:table-cell table:style-name="WarningCellStyle" table:formula="oooc:=IF(ISERROR([.F266]);&quot;App gives unexpected error.&quot;;&quot;&quot;)"/>
        </table:table-row>
        <table:table-row table:style-name="WideRowStyle">
          <table:table-cell xmlns:odf="http://opendocumentfellowship.org/1.0/spec" office:value-type="string">
            <text:p>VALUE</text:p>
          </table:table-cell>
          <table:table-cell xmlns:odf="http://opendocumentfellowship.org/1.0/spec" office:value-type="string">
            <text:p>=VALUE("29 October 2006")=DATE(2006;10;29)</text:p>
          </table:table-cell>
          <table:table-cell office:boolean-value="true" office:value-type="boolean">
            <text:p>TRUE</text:p>
          </table:table-cell>
          <table:table-cell xmlns:odf="http://opendocumentfellowship.org/1.0/spec" office:value-type="string">
            <text:p>1</text:p>
          </table:table-cell>
          <table:table-cell xmlns:odf="http://opendocumentfellowship.org/1.0/spec" office:value-type="string">
            <text:p>LOCALE-DEPENDENT; Long alphabetic day month year</text:p>
          </table:table-cell>
          <table:table-cell xmlns:odf="http://opendocumentfellowship.org/1.0/spec" table:formula="oooc:=VALUE(&quot;29 October 2006&quot;)=DATE(2006;10;29)"/>
          <table:table-cell table:style-name="PassFailStyle" table:formula="oooc:=IF(ISERROR([.F267]);0;IF([.C267]=[.F267];1;0))"/>
          <table:table-cell table:style-name="WarningCellStyle" table:formula="oooc:=IF(ISERROR([.F267]);&quot;App gives unexpected error.&quot;;&quot;&quot;)"/>
        </table:table-row>
        <table:table-row table:style-name="WideRowStyle">
          <table:table-cell xmlns:odf="http://opendocumentfellowship.org/1.0/spec" office:value-type="string">
            <text:p>VALUEL</text:p>
          </table:table-cell>
          <table:table-cell xmlns:odf="http://opendocumentfellowship.org/1.0/spec" office:value-type="string">
            <text:p>=VALUEL("6")</text:p>
          </table:table-cell>
          <table:table-cell office:value="6" office:value-type="float">
            <text:p>6</text:p>
          </table:table-cell>
          <table:table-cell xmlns:odf="http://opendocumentfellowship.org/1.0/spec" office:value-type="string">
            <text:p>4</text:p>
          </table:table-cell>
          <table:table-cell xmlns:odf="http://opendocumentfellowship.org/1.0/spec" office:value-type="string">
            <text:p>VALUEL converts text to numbers (unlike N).</text:p>
          </table:table-cell>
          <table:table-cell xmlns:odf="http://opendocumentfellowship.org/1.0/spec" table:formula="oooc:=VALUEL(&quot;6&quot;)"/>
          <table:table-cell table:style-name="PassFailStyle" table:formula="oooc:=IF(ISERROR([.F268]);0;IF([.C268]=[.F268];1;0))"/>
          <table:table-cell table:style-name="WarningCellStyle" table:formula="oooc:=IF(ISERROR([.F268]);&quot;App gives unexpected error.&quot;;&quot;&quot;)"/>
        </table:table-row>
        <table:table-row table:style-name="WideRowStyle">
          <table:table-cell xmlns:odf="http://opendocumentfellowship.org/1.0/spec" office:value-type="string">
            <text:p>VALUEL</text:p>
          </table:table-cell>
          <table:table-cell xmlns:odf="http://opendocumentfellowship.org/1.0/spec" office:value-type="string">
            <text:p>=VALUEL("1E5")</text:p>
          </table:table-cell>
          <table:table-cell office:value="100000" office:value-type="float">
            <text:p>100000</text:p>
          </table:table-cell>
          <table:table-cell xmlns:odf="http://opendocumentfellowship.org/1.0/spec" office:value-type="string">
            <text:p>4</text:p>
          </table:table-cell>
          <table:table-cell xmlns:odf="http://opendocumentfellowship.org/1.0/spec" office:value-type="string">
            <text:p>Works with exponential notation.</text:p>
          </table:table-cell>
          <table:table-cell xmlns:odf="http://opendocumentfellowship.org/1.0/spec" table:formula="oooc:=VALUEL(&quot;1E5&quot;)"/>
          <table:table-cell table:style-name="PassFailStyle" table:formula="oooc:=IF(ISERROR([.F269]);0;IF([.C269]=[.F269];1;0))"/>
          <table:table-cell table:style-name="WarningCellStyle" table:formula="oooc:=IF(ISERROR([.F269]);&quot;App gives unexpected error.&quot;;&quot;&quot;)"/>
        </table:table-row>
        <table:table-row table:style-name="WideRowStyle">
          <table:table-cell xmlns:odf="http://opendocumentfellowship.org/1.0/spec" office:value-type="string">
            <text:p>VALUEL</text:p>
          </table:table-cell>
          <table:table-cell xmlns:odf="http://opendocumentfellowship.org/1.0/spec" office:value-type="string">
            <text:p>=VALUEL("200%")</text:p>
          </table:table-cell>
          <table:table-cell office:value="2" office:value-type="float">
            <text:p>2</text:p>
          </table:table-cell>
          <table:table-cell xmlns:odf="http://opendocumentfellowship.org/1.0/spec" office:value-type="string">
            <text:p>4</text:p>
          </table:table-cell>
          <table:table-cell xmlns:odf="http://opendocumentfellowship.org/1.0/spec" office:value-type="string">
            <text:p>Optional %.</text:p>
          </table:table-cell>
          <table:table-cell xmlns:odf="http://opendocumentfellowship.org/1.0/spec" table:formula="oooc:=VALUEL(&quot;200%&quot;)"/>
          <table:table-cell table:style-name="PassFailStyle" table:formula="oooc:=IF(ISERROR([.F270]);0;IF([.C270]=[.F270];1;0))"/>
          <table:table-cell table:style-name="WarningCellStyle" table:formula="oooc:=IF(ISERROR([.F270]);&quot;App gives unexpected error.&quot;;&quot;&quot;)"/>
        </table:table-row>
        <table:table-row table:style-name="WideRowStyle">
          <table:table-cell xmlns:odf="http://opendocumentfellowship.org/1.0/spec" office:value-type="string">
            <text:p>VALUEL</text:p>
          </table:table-cell>
          <table:table-cell xmlns:odf="http://opendocumentfellowship.org/1.0/spec" office:value-type="string">
            <text:p>=VALUEL("1.5")</text:p>
          </table:table-cell>
          <table:table-cell office:value="1.5" office:value-type="float">
            <text:p>1.5</text:p>
          </table:table-cell>
          <table:table-cell xmlns:odf="http://opendocumentfellowship.org/1.0/spec" office:value-type="string">
            <text:p>4</text:p>
          </table:table-cell>
          <table:table-cell xmlns:odf="http://opendocumentfellowship.org/1.0/spec" office:value-type="string">
            <text:p>Accepts fractional values.</text:p>
          </table:table-cell>
          <table:table-cell xmlns:odf="http://opendocumentfellowship.org/1.0/spec" table:formula="oooc:=VALUEL(&quot;1.5&quot;)"/>
          <table:table-cell table:style-name="PassFailStyle" table:formula="oooc:=IF(ISERROR([.F271]);0;IF([.C271]=[.F271];1;0))"/>
          <table:table-cell table:style-name="WarningCellStyle" table:formula="oooc:=IF(ISERROR([.F271]);&quot;App gives unexpected error.&quot;;&quot;&quot;)"/>
        </table:table-row>
        <table:table-row table:style-name="WideRowStyle">
          <table:table-cell xmlns:odf="http://opendocumentfellowship.org/1.0/spec" office:value-type="string">
            <text:p>VALUEL</text:p>
          </table:table-cell>
          <table:table-cell xmlns:odf="http://opendocumentfellowship.org/1.0/spec" office:value-type="string">
            <text:p>=VALUEL("7 1/4")</text:p>
          </table:table-cell>
          <table:table-cell office:value="7.25" office:value-type="float">
            <text:p>7.25</text:p>
          </table:table-cell>
          <table:table-cell xmlns:odf="http://opendocumentfellowship.org/1.0/spec" office:value-type="string">
            <text:p>4</text:p>
          </table:table-cell>
          <table:table-cell xmlns:odf="http://opendocumentfellowship.org/1.0/spec" office:value-type="string">
            <text:p>Fractional part.</text:p>
          </table:table-cell>
          <table:table-cell xmlns:odf="http://opendocumentfellowship.org/1.0/spec" table:formula="oooc:=VALUEL(&quot;7 1/4&quot;)"/>
          <table:table-cell table:style-name="PassFailStyle" table:formula="oooc:=IF(ISERROR([.F272]);0;IF([.C272]=[.F272];1;0))"/>
          <table:table-cell table:style-name="WarningCellStyle" table:formula="oooc:=IF(ISERROR([.F272]);&quot;App gives unexpected error.&quot;;&quot;&quot;)"/>
        </table:table-row>
        <table:table-row table:style-name="WideRowStyle">
          <table:table-cell xmlns:odf="http://opendocumentfellowship.org/1.0/spec" office:value-type="string">
            <text:p>VALUEL</text:p>
          </table:table-cell>
          <table:table-cell xmlns:odf="http://opendocumentfellowship.org/1.0/spec" office:value-type="string">
            <text:p>=VALUEL("0 1/2")</text:p>
          </table:table-cell>
          <table:table-cell office:value="0.5" office:value-type="float">
            <text:p>0.5</text:p>
          </table:table-cell>
          <table:table-cell xmlns:odf="http://opendocumentfellowship.org/1.0/spec" office:value-type="string">
            <text:p>4</text:p>
          </table:table-cell>
          <table:table-cell xmlns:odf="http://opendocumentfellowship.org/1.0/spec" office:value-type="string">
            <text:p>Fractional part.</text:p>
          </table:table-cell>
          <table:table-cell xmlns:odf="http://opendocumentfellowship.org/1.0/spec" table:formula="oooc:=VALUEL(&quot;0 1/2&quot;)"/>
          <table:table-cell table:style-name="PassFailStyle" table:formula="oooc:=IF(ISERROR([.F273]);0;IF([.C273]=[.F273];1;0))"/>
          <table:table-cell table:style-name="WarningCellStyle" table:formula="oooc:=IF(ISERROR([.F273]);&quot;App gives unexpected error.&quot;;&quot;&quot;)"/>
        </table:table-row>
        <table:table-row table:style-name="WideRowStyle">
          <table:table-cell xmlns:odf="http://opendocumentfellowship.org/1.0/spec" office:value-type="string">
            <text:p>VALUEL</text:p>
          </table:table-cell>
          <table:table-cell xmlns:odf="http://opendocumentfellowship.org/1.0/spec" office:value-type="string">
            <text:p>=VALUEL([.B3])</text:p>
          </table:table-cell>
          <table:table-cell office:value="7" office:value-type="float">
            <text:p>7</text:p>
          </table:table-cell>
          <table:table-cell xmlns:odf="http://opendocumentfellowship.org/1.0/spec" office:value-type="string">
            <text:p>4</text:p>
          </table:table-cell>
          <table:table-cell xmlns:odf="http://opendocumentfellowship.org/1.0/spec" office:value-type="string">
            <text:p>VALUEL converts references to text to numbers.</text:p>
          </table:table-cell>
          <table:table-cell xmlns:odf="http://opendocumentfellowship.org/1.0/spec" table:formula="oooc:=VALUEL([.B3])"/>
          <table:table-cell table:style-name="PassFailStyle" table:formula="oooc:=IF(ISERROR([.F274]);0;IF([.C274]=[.F274];1;0))"/>
          <table:table-cell table:style-name="WarningCellStyle" table:formula="oooc:=IF(ISERROR([.F274]);&quot;App gives unexpected error.&quot;;&quot;&quot;)"/>
        </table:table-row>
        <table:table-row table:style-name="WideRowStyle">
          <table:table-cell xmlns:odf="http://opendocumentfellowship.org/1.0/spec" office:value-type="string">
            <text:p>VALUEL</text:p>
          </table:table-cell>
          <table:table-cell xmlns:odf="http://opendocumentfellowship.org/1.0/spec" office:value-type="string">
            <text:p>=VALUEL("00:00")</text:p>
          </table:table-cell>
          <table:table-cell office:value="0" office:value-type="float">
            <text:p>0</text:p>
          </table:table-cell>
          <table:table-cell xmlns:odf="http://opendocumentfellowship.org/1.0/spec" office:value-type="string">
            <text:p>4</text:p>
          </table:table-cell>
          <table:table-cell xmlns:odf="http://opendocumentfellowship.org/1.0/spec" office:value-type="string">
            <text:p>VALUEL converts time values to numbers between 0 and 1.</text:p>
          </table:table-cell>
          <table:table-cell xmlns:odf="http://opendocumentfellowship.org/1.0/spec" table:formula="oooc:=VALUEL(&quot;00:00&quot;)"/>
          <table:table-cell table:style-name="PassFailStyle" table:formula="oooc:=IF(ISERROR([.F275]);0;IF([.C275]=[.F275];1;0))"/>
          <table:table-cell table:style-name="WarningCellStyle" table:formula="oooc:=IF(ISERROR([.F275]);&quot;App gives unexpected error.&quot;;&quot;&quot;)"/>
        </table:table-row>
        <table:table-row table:style-name="WideRowStyle">
          <table:table-cell xmlns:odf="http://opendocumentfellowship.org/1.0/spec" office:value-type="string">
            <text:p>VALUEL</text:p>
          </table:table-cell>
          <table:table-cell xmlns:odf="http://opendocumentfellowship.org/1.0/spec" office:value-type="string">
            <text:p>=VALUEL("02:00")-2/24</text:p>
          </table:table-cell>
          <table:table-cell office:value="0±ε" office:value-type="string">
            <text:p>0±ε</text:p>
          </table:table-cell>
          <table:table-cell xmlns:odf="http://opendocumentfellowship.org/1.0/spec" office:value-type="string">
            <text:p>4</text:p>
          </table:table-cell>
          <table:table-cell xmlns:odf="http://opendocumentfellowship.org/1.0/spec" office:value-type="string">
            <text:p>VALUEL converts time values to numbers between 0 and 1.</text:p>
          </table:table-cell>
          <table:table-cell xmlns:odf="http://opendocumentfellowship.org/1.0/spec" table:formula="oooc:=VALUEL(&quot;02:00&quot;)-2/24"/>
          <table:table-cell table:style-name="PassFailStyle" table:formula="oooc:=IF(ABS([.F276]-0)&lt;[.D1];1;0)"/>
          <table:table-cell table:style-name="WarningCellStyle" table:formula="oooc:=IF(ISERROR([.F276]);&quot;App gives unexpected error.&quot;;&quot;&quot;)"/>
        </table:table-row>
        <table:table-row table:style-name="WideRowStyle">
          <table:table-cell xmlns:odf="http://opendocumentfellowship.org/1.0/spec" office:value-type="string">
            <text:p>VALUEL</text:p>
          </table:table-cell>
          <table:table-cell xmlns:odf="http://opendocumentfellowship.org/1.0/spec" office:value-type="string">
            <text:p>=VALUEL("2:03")-2/24-3/(24*60)</text:p>
          </table:table-cell>
          <table:table-cell office:value="0±ε" office:value-type="string">
            <text:p>0±ε</text:p>
          </table:table-cell>
          <table:table-cell xmlns:odf="http://opendocumentfellowship.org/1.0/spec" office:value-type="string">
            <text:p>4</text:p>
          </table:table-cell>
          <table:table-cell xmlns:odf="http://opendocumentfellowship.org/1.0/spec" office:value-type="string">
            <text:p>Time value with hours and minutes.</text:p>
          </table:table-cell>
          <table:table-cell xmlns:odf="http://opendocumentfellowship.org/1.0/spec" table:formula="oooc:=VALUEL(&quot;2:03&quot;)-2/24-3/(24*60)"/>
          <table:table-cell table:style-name="PassFailStyle" table:formula="oooc:=IF(ABS([.F277]-0)&lt;[.D1];1;0)"/>
          <table:table-cell table:style-name="WarningCellStyle" table:formula="oooc:=IF(ISERROR([.F277]);&quot;App gives unexpected error.&quot;;&quot;&quot;)"/>
        </table:table-row>
        <table:table-row table:style-name="WideRowStyle">
          <table:table-cell xmlns:odf="http://opendocumentfellowship.org/1.0/spec" office:value-type="string">
            <text:p>VALUEL</text:p>
          </table:table-cell>
          <table:table-cell xmlns:odf="http://opendocumentfellowship.org/1.0/spec" office:value-type="string">
            <text:p>=VALUEL("2:03:05") -2/24-3/(24*60) -5/(24*60*60)</text:p>
          </table:table-cell>
          <table:table-cell office:value="0±ε" office:value-type="string">
            <text:p>0±ε</text:p>
          </table:table-cell>
          <table:table-cell xmlns:odf="http://opendocumentfellowship.org/1.0/spec" office:value-type="string">
            <text:p>4</text:p>
          </table:table-cell>
          <table:table-cell xmlns:odf="http://opendocumentfellowship.org/1.0/spec" office:value-type="string">
            <text:p>Hours, minutes, and seconds.</text:p>
          </table:table-cell>
          <table:table-cell xmlns:odf="http://opendocumentfellowship.org/1.0/spec" table:formula="oooc:=VALUEL(&quot;2:03:05&quot;) -2/24-3/(24*60) -5/(24*60*60)"/>
          <table:table-cell table:style-name="PassFailStyle" table:formula="oooc:=IF(ABS([.F278]-0)&lt;[.D1];1;0)"/>
          <table:table-cell table:style-name="WarningCellStyle" table:formula="oooc:=IF(ISERROR([.F278]);&quot;App gives unexpected error.&quot;;&quot;&quot;)"/>
        </table:table-row>
        <table:table-row table:style-name="WideRowStyle">
          <table:table-cell xmlns:odf="http://opendocumentfellowship.org/1.0/spec" office:value-type="string">
            <text:p>VALUEL</text:p>
          </table:table-cell>
          <table:table-cell xmlns:odf="http://opendocumentfellowship.org/1.0/spec" office:value-type="string">
            <text:p>=VALUEL("3/32/2006")</text:p>
          </table:table-cell>
          <table:table-cell office:value="Error" office:value-type="string">
            <text:p>Error</text:p>
          </table:table-cell>
          <table:table-cell xmlns:odf="http://opendocumentfellowship.org/1.0/spec" office:value-type="string">
            <text:p>4</text:p>
          </table:table-cell>
          <table:table-cell xmlns:odf="http://opendocumentfellowship.org/1.0/spec" office:value-type="string">
            <text:p>Invalid date yields an error</text:p>
          </table:table-cell>
          <table:table-cell xmlns:odf="http://opendocumentfellowship.org/1.0/spec" table:formula="oooc:=VALUEL(&quot;3/32/2006&quot;)"/>
          <table:table-cell table:style-name="PassFailStyle" table:formula="oooc:=IF(ISERROR([.F279]);1;0)"/>
        </table:table-row>
        <table:table-row table:style-name="WideRowStyle">
          <table:table-cell xmlns:odf="http://opendocumentfellowship.org/1.0/spec" office:value-type="string">
            <text:p>VALUEL</text:p>
          </table:table-cell>
          <table:table-cell xmlns:odf="http://opendocumentfellowship.org/1.0/spec" office:value-type="string">
            <text:p>=VALUEL("2/29/2006")</text:p>
          </table:table-cell>
          <table:table-cell office:value="Error" office:value-type="string">
            <text:p>Error</text:p>
          </table:table-cell>
          <table:table-cell xmlns:odf="http://opendocumentfellowship.org/1.0/spec" office:value-type="string">
            <text:p>4</text:p>
          </table:table-cell>
          <table:table-cell xmlns:odf="http://opendocumentfellowship.org/1.0/spec" office:value-type="string">
            <text:p>"False leap year" yields an error (for 1901 and beyond)</text:p>
          </table:table-cell>
          <table:table-cell xmlns:odf="http://opendocumentfellowship.org/1.0/spec" table:formula="oooc:=VALUEL(&quot;2/29/2006&quot;)"/>
          <table:table-cell table:style-name="PassFailStyle" table:formula="oooc:=IF(ISERROR([.F280]);1;0)"/>
        </table:table-row>
        <table:table-row table:style-name="WideRowStyle">
          <table:table-cell xmlns:odf="http://opendocumentfellowship.org/1.0/spec" office:value-type="string">
            <text:p>VALUEL</text:p>
          </table:table-cell>
          <table:table-cell xmlns:odf="http://opendocumentfellowship.org/1.0/spec" office:value-type="string">
            <text:p>=VALUEL("1/2/2005")=DATE(2005;1;2)</text:p>
          </table:table-cell>
          <table:table-cell office:boolean-value="true" office:value-type="boolean">
            <text:p>TRUE</text:p>
          </table:table-cell>
          <table:table-cell xmlns:odf="http://opendocumentfellowship.org/1.0/spec" office:value-type="string">
            <text:p>4</text:p>
          </table:table-cell>
          <table:table-cell xmlns:odf="http://opendocumentfellowship.org/1.0/spec" office:value-type="string">
            <text:p>LOCALE-DEPENDENT; in en_US, this is true.</text:p>
          </table:table-cell>
          <table:table-cell xmlns:odf="http://opendocumentfellowship.org/1.0/spec" table:formula="oooc:=VALUEL(&quot;1/2/2005&quot;)=DATE(2005;1;2)"/>
          <table:table-cell table:style-name="PassFailStyle" table:formula="oooc:=IF(ISERROR([.F281]);0;IF([.C281]=[.F281];1;0))"/>
          <table:table-cell table:style-name="WarningCellStyle" table:formula="oooc:=IF(ISERROR([.F281]);&quot;App gives unexpected error.&quot;;&quot;&quot;)"/>
        </table:table-row>
        <table:table-row table:style-name="WideRowStyle">
          <table:table-cell xmlns:odf="http://opendocumentfellowship.org/1.0/spec" office:value-type="string">
            <text:p>VALUEL</text:p>
          </table:table-cell>
          <table:table-cell xmlns:odf="http://opendocumentfellowship.org/1.0/spec" office:value-type="string">
            <text:p>=VALUEL("2005-01-02")=DATE(2005;1;2)</text:p>
          </table:table-cell>
          <table:table-cell office:boolean-value="true" office:value-type="boolean">
            <text:p>TRUE</text:p>
          </table:table-cell>
          <table:table-cell xmlns:odf="http://opendocumentfellowship.org/1.0/spec" office:value-type="string">
            <text:p>4</text:p>
          </table:table-cell>
          <table:table-cell xmlns:odf="http://opendocumentfellowship.org/1.0/spec" office:value-type="string">
            <text:p>VALUEL converts dates into serial numbers. At level 2, ISO 8601 formats for dates must be supported</text:p>
          </table:table-cell>
          <table:table-cell xmlns:odf="http://opendocumentfellowship.org/1.0/spec" table:formula="oooc:=VALUEL(&quot;2005-01-02&quot;)=DATE(2005;1;2)"/>
          <table:table-cell table:style-name="PassFailStyle" table:formula="oooc:=IF(ISERROR([.F282]);0;IF([.C282]=[.F282];1;0))"/>
          <table:table-cell table:style-name="WarningCellStyle" table:formula="oooc:=IF(ISERROR([.F282]);&quot;App gives unexpected error.&quot;;&quot;&quot;)"/>
        </table:table-row>
        <table:table-row table:style-name="WideRowStyle">
          <table:table-cell xmlns:odf="http://opendocumentfellowship.org/1.0/spec" office:value-type="string">
            <text:p>VALUEL</text:p>
          </table:table-cell>
          <table:table-cell xmlns:odf="http://opendocumentfellowship.org/1.0/spec" office:value-type="string">
            <text:p>=VALUEL("5/21/06")=DATE(2006;5;21)</text:p>
          </table:table-cell>
          <table:table-cell office:boolean-value="true" office:value-type="boolean">
            <text:p>TRUE</text:p>
          </table:table-cell>
          <table:table-cell xmlns:odf="http://opendocumentfellowship.org/1.0/spec" office:value-type="string">
            <text:p>4</text:p>
          </table:table-cell>
          <table:table-cell xmlns:odf="http://opendocumentfellowship.org/1.0/spec" office:value-type="string">
            <text:p>LOCALE-DEPENDENT; Short year format with slashes</text:p>
          </table:table-cell>
          <table:table-cell xmlns:odf="http://opendocumentfellowship.org/1.0/spec" table:formula="oooc:=VALUEL(&quot;5/21/06&quot;)=DATE(2006;5;21)"/>
          <table:table-cell table:style-name="PassFailStyle" table:formula="oooc:=IF(ISERROR([.F283]);0;IF([.C283]=[.F283];1;0))"/>
          <table:table-cell table:style-name="WarningCellStyle" table:formula="oooc:=IF(ISERROR([.F283]);&quot;App gives unexpected error.&quot;;&quot;&quot;)"/>
        </table:table-row>
        <table:table-row table:style-name="WideRowStyle">
          <table:table-cell xmlns:odf="http://opendocumentfellowship.org/1.0/spec" office:value-type="string">
            <text:p>VALUEL</text:p>
          </table:table-cell>
          <table:table-cell xmlns:odf="http://opendocumentfellowship.org/1.0/spec" office:value-type="string">
            <text:p>=VALUEL("Oct 29, 2006")=DATE(2006;10;29)</text:p>
          </table:table-cell>
          <table:table-cell office:boolean-value="true" office:value-type="boolean">
            <text:p>TRUE</text:p>
          </table:table-cell>
          <table:table-cell xmlns:odf="http://opendocumentfellowship.org/1.0/spec" office:value-type="string">
            <text:p>4</text:p>
          </table:table-cell>
          <table:table-cell xmlns:odf="http://opendocumentfellowship.org/1.0/spec" office:value-type="string">
            <text:p>LOCALE-DEPENDENT; Short alphabetic month day, year</text:p>
          </table:table-cell>
          <table:table-cell xmlns:odf="http://opendocumentfellowship.org/1.0/spec" table:formula="oooc:=VALUEL(&quot;Oct 29, 2006&quot;)=DATE(2006;10;29)"/>
          <table:table-cell table:style-name="PassFailStyle" table:formula="oooc:=IF(ISERROR([.F284]);0;IF([.C284]=[.F284];1;0))"/>
          <table:table-cell table:style-name="WarningCellStyle" table:formula="oooc:=IF(ISERROR([.F284]);&quot;App gives unexpected error.&quot;;&quot;&quot;)"/>
        </table:table-row>
        <table:table-row table:style-name="WideRowStyle">
          <table:table-cell xmlns:odf="http://opendocumentfellowship.org/1.0/spec" office:value-type="string">
            <text:p>VALUEL</text:p>
          </table:table-cell>
          <table:table-cell xmlns:odf="http://opendocumentfellowship.org/1.0/spec" office:value-type="string">
            <text:p>=VALUEL("29 Oct 2006")=DATE(2006;10;29)</text:p>
          </table:table-cell>
          <table:table-cell office:boolean-value="true" office:value-type="boolean">
            <text:p>TRUE</text:p>
          </table:table-cell>
          <table:table-cell xmlns:odf="http://opendocumentfellowship.org/1.0/spec" office:value-type="string">
            <text:p>4</text:p>
          </table:table-cell>
          <table:table-cell xmlns:odf="http://opendocumentfellowship.org/1.0/spec" office:value-type="string">
            <text:p>LOCALE-DEPENDENT; Short alphabetic day month year</text:p>
          </table:table-cell>
          <table:table-cell xmlns:odf="http://opendocumentfellowship.org/1.0/spec" table:formula="oooc:=VALUEL(&quot;29 Oct 2006&quot;)=DATE(2006;10;29)"/>
          <table:table-cell table:style-name="PassFailStyle" table:formula="oooc:=IF(ISERROR([.F285]);0;IF([.C285]=[.F285];1;0))"/>
          <table:table-cell table:style-name="WarningCellStyle" table:formula="oooc:=IF(ISERROR([.F285]);&quot;App gives unexpected error.&quot;;&quot;&quot;)"/>
        </table:table-row>
        <table:table-row table:style-name="WideRowStyle">
          <table:table-cell xmlns:odf="http://opendocumentfellowship.org/1.0/spec" office:value-type="string">
            <text:p>VALUEL</text:p>
          </table:table-cell>
          <table:table-cell xmlns:odf="http://opendocumentfellowship.org/1.0/spec" office:value-type="string">
            <text:p>=VALUEL("October 29, 2006")=DATE(2006;10;29)</text:p>
          </table:table-cell>
          <table:table-cell office:boolean-value="true" office:value-type="boolean">
            <text:p>TRUE</text:p>
          </table:table-cell>
          <table:table-cell xmlns:odf="http://opendocumentfellowship.org/1.0/spec" office:value-type="string">
            <text:p>4</text:p>
          </table:table-cell>
          <table:table-cell xmlns:odf="http://opendocumentfellowship.org/1.0/spec" office:value-type="string">
            <text:p>LOCALE-DEPENDENT; Long alphabetic month day, year</text:p>
          </table:table-cell>
          <table:table-cell xmlns:odf="http://opendocumentfellowship.org/1.0/spec" table:formula="oooc:=VALUEL(&quot;October 29, 2006&quot;)=DATE(2006;10;29)"/>
          <table:table-cell table:style-name="PassFailStyle" table:formula="oooc:=IF(ISERROR([.F286]);0;IF([.C286]=[.F286];1;0))"/>
          <table:table-cell table:style-name="WarningCellStyle" table:formula="oooc:=IF(ISERROR([.F286]);&quot;App gives unexpected error.&quot;;&quot;&quot;)"/>
        </table:table-row>
        <table:table-row table:style-name="WideRowStyle">
          <table:table-cell xmlns:odf="http://opendocumentfellowship.org/1.0/spec" office:value-type="string">
            <text:p>VALUEL</text:p>
          </table:table-cell>
          <table:table-cell xmlns:odf="http://opendocumentfellowship.org/1.0/spec" office:value-type="string">
            <text:p>=VALUEL("29 October 2006")=DATE(2006;10;29)</text:p>
          </table:table-cell>
          <table:table-cell office:boolean-value="true" office:value-type="boolean">
            <text:p>TRUE</text:p>
          </table:table-cell>
          <table:table-cell xmlns:odf="http://opendocumentfellowship.org/1.0/spec" office:value-type="string">
            <text:p>4</text:p>
          </table:table-cell>
          <table:table-cell xmlns:odf="http://opendocumentfellowship.org/1.0/spec" office:value-type="string">
            <text:p>LOCALE-DEPENDENT; Long alphabetic day month year</text:p>
          </table:table-cell>
          <table:table-cell xmlns:odf="http://opendocumentfellowship.org/1.0/spec" table:formula="oooc:=VALUEL(&quot;29 October 2006&quot;)=DATE(2006;10;29)"/>
          <table:table-cell table:style-name="PassFailStyle" table:formula="oooc:=IF(ISERROR([.F287]);0;IF([.C287]=[.F287];1;0))"/>
          <table:table-cell table:style-name="WarningCellStyle" table:formula="oooc:=IF(ISERROR([.F287]);&quot;App gives unexpected error.&quot;;&quot;&quot;)"/>
        </table:table-row>
        <table:table-row table:style-name="WideRowStyle">
          <table:table-cell xmlns:odf="http://opendocumentfellowship.org/1.0/spec" office:value-type="string">
            <text:p>CHOOSE</text:p>
          </table:table-cell>
          <table:table-cell xmlns:odf="http://opendocumentfellowship.org/1.0/spec" office:value-type="string">
            <text:p>=CHOOSE(3;"Apple";"Orange";"Grape";"Perry")</text:p>
          </table:table-cell>
          <table:table-cell table:formula="oooc:=&quot;Grape&quot;" office:value-type="string"/>
          <table:table-cell xmlns:odf="http://opendocumentfellowship.org/1.0/spec" office:value-type="string">
            <text:p>1</text:p>
          </table:table-cell>
          <table:table-cell xmlns:odf="http://opendocumentfellowship.org/1.0/spec" office:value-type="string">
            <text:p>Simple selection.</text:p>
          </table:table-cell>
          <table:table-cell xmlns:odf="http://opendocumentfellowship.org/1.0/spec" table:formula="oooc:=CHOOSE(3;&quot;Apple&quot;;&quot;Orange&quot;;&quot;Grape&quot;;&quot;Perry&quot;)"/>
          <table:table-cell table:style-name="PassFailStyle" table:formula="oooc:=IF(ISERROR([.F288]);0;IF([.C288]=[.F288];1;0))"/>
          <table:table-cell table:style-name="WarningCellStyle" table:formula="oooc:=IF(ISERROR([.F288]);&quot;App gives unexpected error.&quot;;&quot;&quot;)"/>
        </table:table-row>
        <table:table-row table:style-name="WideRowStyle">
          <table:table-cell xmlns:odf="http://opendocumentfellowship.org/1.0/spec" office:value-type="string">
            <text:p>CHOOSE</text:p>
          </table:table-cell>
          <table:table-cell xmlns:odf="http://opendocumentfellowship.org/1.0/spec" office:value-type="string">
            <text:p>=CHOOSE(0;"Apple";"Orange";"Grape";"Perry")</text:p>
          </table:table-cell>
          <table:table-cell office:value="Error" office:value-type="string">
            <text:p>Error</text:p>
          </table:table-cell>
          <table:table-cell xmlns:odf="http://opendocumentfellowship.org/1.0/spec" office:value-type="string">
            <text:p>1</text:p>
          </table:table-cell>
          <table:table-cell xmlns:odf="http://opendocumentfellowship.org/1.0/spec" office:value-type="string">
            <text:p>Index has to be at least 1.</text:p>
          </table:table-cell>
          <table:table-cell xmlns:odf="http://opendocumentfellowship.org/1.0/spec" table:formula="oooc:=CHOOSE(0;&quot;Apple&quot;;&quot;Orange&quot;;&quot;Grape&quot;;&quot;Perry&quot;)"/>
          <table:table-cell table:style-name="PassFailStyle" table:formula="oooc:=IF(ISERROR([.F289]);1;0)"/>
        </table:table-row>
        <table:table-row table:style-name="WideRowStyle">
          <table:table-cell xmlns:odf="http://opendocumentfellowship.org/1.0/spec" office:value-type="string">
            <text:p>CHOOSE</text:p>
          </table:table-cell>
          <table:table-cell xmlns:odf="http://opendocumentfellowship.org/1.0/spec" office:value-type="string">
            <text:p>=CHOOSE(5;"Apple";"Orange";"Grape";"Perry")</text:p>
          </table:table-cell>
          <table:table-cell office:value="Error" office:value-type="string">
            <text:p>Error</text:p>
          </table:table-cell>
          <table:table-cell xmlns:odf="http://opendocumentfellowship.org/1.0/spec" office:value-type="string">
            <text:p>1</text:p>
          </table:table-cell>
          <table:table-cell xmlns:odf="http://opendocumentfellowship.org/1.0/spec" office:value-type="string">
            <text:p>Index can't refer to non-existent entry.</text:p>
          </table:table-cell>
          <table:table-cell xmlns:odf="http://opendocumentfellowship.org/1.0/spec" table:formula="oooc:=CHOOSE(5;&quot;Apple&quot;;&quot;Orange&quot;;&quot;Grape&quot;;&quot;Perry&quot;)"/>
          <table:table-cell table:style-name="PassFailStyle" table:formula="oooc:=IF(ISERROR([.F290]);1;0)"/>
        </table:table-row>
        <table:table-row table:style-name="WideRowStyle">
          <table:table-cell xmlns:odf="http://opendocumentfellowship.org/1.0/spec" office:value-type="string">
            <text:p>CHOOSE</text:p>
          </table:table-cell>
          <table:table-cell xmlns:odf="http://opendocumentfellowship.org/1.0/spec" office:value-type="string">
            <text:p>=CHOOSE(2;SUM([.B4:.B5]);SUM([.B5]))</text:p>
          </table:table-cell>
          <table:table-cell office:value="3" office:value-type="float">
            <text:p>3</text:p>
          </table:table-cell>
          <table:table-cell xmlns:odf="http://opendocumentfellowship.org/1.0/spec" office:value-type="string">
            <text:p>1</text:p>
          </table:table-cell>
          <table:table-cell xmlns:odf="http://opendocumentfellowship.org/1.0/spec" office:value-type="string">
            <text:p>Simple selection, using a set of formulas.</text:p>
          </table:table-cell>
          <table:table-cell xmlns:odf="http://opendocumentfellowship.org/1.0/spec" table:formula="oooc:=CHOOSE(2;SUM([.B4:.B5]);SUM([.B5]))"/>
          <table:table-cell table:style-name="PassFailStyle" table:formula="oooc:=IF(ISERROR([.F291]);0;IF([.C291]=[.F291];1;0))"/>
          <table:table-cell table:style-name="WarningCellStyle" table:formula="oooc:=IF(ISERROR([.F291]);&quot;App gives unexpected error.&quot;;&quot;&quot;)"/>
        </table:table-row>
        <table:table-row table:style-name="WideRowStyle">
          <table:table-cell xmlns:odf="http://opendocumentfellowship.org/1.0/spec" office:value-type="string">
            <text:p>CHOOSE</text:p>
          </table:table-cell>
          <table:table-cell xmlns:odf="http://opendocumentfellowship.org/1.0/spec" office:value-type="string">
            <text:p>=SUM(CHOOSE(2;[.B4:.B5];[.B5]))</text:p>
          </table:table-cell>
          <table:table-cell office:value="3" office:value-type="float">
            <text:p>3</text:p>
          </table:table-cell>
          <table:table-cell xmlns:odf="http://opendocumentfellowship.org/1.0/spec" office:value-type="string">
            <text:p>1</text:p>
          </table:table-cell>
          <table:table-cell xmlns:odf="http://opendocumentfellowship.org/1.0/spec" office:value-type="string">
            <text:p>CHOOSE can pass references</text:p>
          </table:table-cell>
          <table:table-cell xmlns:odf="http://opendocumentfellowship.org/1.0/spec" table:formula="oooc:=SUM(CHOOSE(2;[.B4:.B5];[.B5]))"/>
          <table:table-cell table:style-name="PassFailStyle" table:formula="oooc:=IF(ISERROR([.F292]);0;IF([.C292]=[.F292];1;0))"/>
          <table:table-cell table:style-name="WarningCellStyle" table:formula="oooc:=IF(ISERROR([.F292]);&quot;App gives unexpected error.&quot;;&quot;&quot;)"/>
        </table:table-row>
        <table:table-row table:style-name="WideRowStyle">
          <table:table-cell xmlns:odf="http://opendocumentfellowship.org/1.0/spec" office:value-type="string">
            <text:p>HLOOKUP</text:p>
          </table:table-cell>
          <table:table-cell xmlns:odf="http://opendocumentfellowship.org/1.0/spec" office:value-type="string">
            <text:p>=HLOOKUP("Rev"; [.B18:.I31];2)</text:p>
          </table:table-cell>
          <table:table-cell office:value="13" office:value-type="float">
            <text:p>13</text:p>
          </table:table-cell>
          <table:table-cell xmlns:odf="http://opendocumentfellowship.org/1.0/spec" office:value-type="string">
            <text:p>1</text:p>
          </table:table-cell>
          <table:table-cell xmlns:odf="http://opendocumentfellowship.org/1.0/spec" office:value-type="string">
            <text:p>First Rev data entry.</text:p>
          </table:table-cell>
          <table:table-cell xmlns:odf="http://opendocumentfellowship.org/1.0/spec" table:formula="oooc:=HLOOKUP(&quot;Rev&quot;; [.B18:.I31];2)"/>
          <table:table-cell table:style-name="PassFailStyle" table:formula="oooc:=IF(ISERROR([.F293]);0;IF([.C293]=[.F293];1;0))"/>
          <table:table-cell table:style-name="WarningCellStyle" table:formula="oooc:=IF(ISERROR([.F293]);&quot;App gives unexpected error.&quot;;&quot;&quot;)"/>
        </table:table-row>
        <table:table-row table:style-name="WideRowStyle">
          <table:table-cell xmlns:odf="http://opendocumentfellowship.org/1.0/spec" office:value-type="string">
            <text:p>HLOOKUP</text:p>
          </table:table-cell>
          <table:table-cell xmlns:odf="http://opendocumentfellowship.org/1.0/spec" office:value-type="string">
            <text:p>=HLOOKUP("NOSUCHNAME"; [.B18:.I31];2)</text:p>
          </table:table-cell>
          <table:table-cell office:value="Error" office:value-type="string">
            <text:p>Error</text:p>
          </table:table-cell>
          <table:table-cell xmlns:odf="http://opendocumentfellowship.org/1.0/spec" office:value-type="string">
            <text:p>1</text:p>
          </table:table-cell>
          <table:table-cell xmlns:odf="http://opendocumentfellowship.org/1.0/spec" office:value-type="string">
            <text:p>No such value.</text:p>
          </table:table-cell>
          <table:table-cell xmlns:odf="http://opendocumentfellowship.org/1.0/spec" table:formula="oooc:=HLOOKUP(&quot;NOSUCHNAME&quot;; [.B18:.I31];2)"/>
          <table:table-cell table:style-name="PassFailStyle" table:formula="oooc:=IF(ISERROR([.F294]);1;0)"/>
        </table:table-row>
        <table:table-row table:style-name="WideRowStyle">
          <table:table-cell xmlns:odf="http://opendocumentfellowship.org/1.0/spec" office:value-type="string">
            <text:p>INDEX</text:p>
          </table:table-cell>
          <table:table-cell xmlns:odf="http://opendocumentfellowship.org/1.0/spec" office:value-type="string">
            <text:p>=INDEX([.B3:.C5];2;1)</text:p>
          </table:table-cell>
          <table:table-cell office:value="2" office:value-type="float">
            <text:p>2</text:p>
          </table:table-cell>
          <table:table-cell xmlns:odf="http://opendocumentfellowship.org/1.0/spec" office:value-type="string">
            <text:p>1</text:p>
          </table:table-cell>
          <table:table-cell xmlns:odf="http://opendocumentfellowship.org/1.0/spec" office:value-type="string">
            <text:p>Simple index.</text:p>
          </table:table-cell>
          <table:table-cell xmlns:odf="http://opendocumentfellowship.org/1.0/spec" table:formula="oooc:=INDEX([.B3:.C5];2;1)"/>
          <table:table-cell table:style-name="PassFailStyle" table:formula="oooc:=IF(ISERROR([.F295]);0;IF([.C295]=[.F295];1;0))"/>
          <table:table-cell table:style-name="WarningCellStyle" table:formula="oooc:=IF(ISERROR([.F295]);&quot;App gives unexpected error.&quot;;&quot;&quot;)"/>
        </table:table-row>
        <table:table-row table:style-name="WideRowStyle">
          <table:table-cell xmlns:odf="http://opendocumentfellowship.org/1.0/spec" office:value-type="string">
            <text:p>MATCH</text:p>
          </table:table-cell>
          <table:table-cell xmlns:odf="http://opendocumentfellowship.org/1.0/spec" office:value-type="string">
            <text:p>=MATCH("HELLO";[.B3:.B7];0)</text:p>
          </table:table-cell>
          <table:table-cell office:value="5" office:value-type="float">
            <text:p>5</text:p>
          </table:table-cell>
          <table:table-cell xmlns:odf="http://opendocumentfellowship.org/1.0/spec" office:value-type="string">
            <text:p>1</text:p>
          </table:table-cell>
          <table:table-cell xmlns:odf="http://opendocumentfellowship.org/1.0/spec" office:value-type="string">
            <text:p>Simple MATCH().</text:p>
          </table:table-cell>
          <table:table-cell xmlns:odf="http://opendocumentfellowship.org/1.0/spec" table:formula="oooc:=MATCH(&quot;HELLO&quot;;[.B3:.B7];0)"/>
          <table:table-cell table:style-name="PassFailStyle" table:formula="oooc:=IF(ISERROR([.F296]);0;IF([.C296]=[.F296];1;0))"/>
          <table:table-cell table:style-name="WarningCellStyle" table:formula="oooc:=IF(ISERROR([.F296]);&quot;App gives unexpected error.&quot;;&quot;&quot;)"/>
        </table:table-row>
        <table:table-row table:style-name="WideRowStyle">
          <table:table-cell xmlns:odf="http://opendocumentfellowship.org/1.0/spec" office:value-type="string">
            <text:p>VLOOKUP</text:p>
          </table:table-cell>
          <table:table-cell xmlns:odf="http://opendocumentfellowship.org/1.0/spec" office:value-type="string">
            <text:p>=VLOOKUP("Ursa Major"; [.B19:.I31];2)</text:p>
          </table:table-cell>
          <table:table-cell office:value="6" office:value-type="float">
            <text:p>6</text:p>
          </table:table-cell>
          <table:table-cell xmlns:odf="http://opendocumentfellowship.org/1.0/spec" office:value-type="string">
            <text:p>1</text:p>
          </table:table-cell>
          <table:table-cell xmlns:odf="http://opendocumentfellowship.org/1.0/spec" office:value-type="string">
            <text:p>Table states Ursa Major has 6 bright stars.</text:p>
          </table:table-cell>
          <table:table-cell xmlns:odf="http://opendocumentfellowship.org/1.0/spec" table:formula="oooc:=VLOOKUP(&quot;Ursa Major&quot;; [.B19:.I31];2)"/>
          <table:table-cell table:style-name="PassFailStyle" table:formula="oooc:=IF(ISERROR([.F297]);0;IF([.C297]=[.F297];1;0))"/>
          <table:table-cell table:style-name="WarningCellStyle" table:formula="oooc:=IF(ISERROR([.F297]);&quot;App gives unexpected error.&quot;;&quot;&quot;)"/>
        </table:table-row>
        <table:table-row table:style-name="WideRowStyle">
          <table:table-cell xmlns:odf="http://opendocumentfellowship.org/1.0/spec" office:value-type="string">
            <text:p>VLOOKUP</text:p>
          </table:table-cell>
          <table:table-cell xmlns:odf="http://opendocumentfellowship.org/1.0/spec" office:value-type="string">
            <text:p>=VLOOKUP("Ursa Major"; [.B19:.I31];4)</text:p>
          </table:table-cell>
          <table:table-cell table:formula="oooc:=&quot;Uma&quot;" office:value-type="string"/>
          <table:table-cell xmlns:odf="http://opendocumentfellowship.org/1.0/spec" office:value-type="string">
            <text:p>1</text:p>
          </table:table-cell>
          <table:table-cell xmlns:odf="http://opendocumentfellowship.org/1.0/spec" office:value-type="string">
            <text:p>Table states Ursa Major has abbreviation Uma.</text:p>
          </table:table-cell>
          <table:table-cell xmlns:odf="http://opendocumentfellowship.org/1.0/spec" table:formula="oooc:=VLOOKUP(&quot;Ursa Major&quot;; [.B19:.I31];4)"/>
          <table:table-cell table:style-name="PassFailStyle" table:formula="oooc:=IF(ISERROR([.F298]);0;IF([.C298]=[.F298];1;0))"/>
          <table:table-cell table:style-name="WarningCellStyle" table:formula="oooc:=IF(ISERROR([.F298]);&quot;App gives unexpected error.&quot;;&quot;&quot;)"/>
        </table:table-row>
        <table:table-row table:style-name="WideRowStyle">
          <table:table-cell xmlns:odf="http://opendocumentfellowship.org/1.0/spec" office:value-type="string">
            <text:p>VLOOKUP</text:p>
          </table:table-cell>
          <table:table-cell xmlns:odf="http://opendocumentfellowship.org/1.0/spec" office:value-type="string">
            <text:p>=VLOOKUP(2; [.C19:.I31];3)</text:p>
          </table:table-cell>
          <table:table-cell table:formula="oooc:=&quot;Cmi&quot;" office:value-type="string"/>
          <table:table-cell xmlns:odf="http://opendocumentfellowship.org/1.0/spec" office:value-type="string">
            <text:p>1</text:p>
          </table:table-cell>
          <table:table-cell xmlns:odf="http://opendocumentfellowship.org/1.0/spec" office:value-type="string">
            <text:p>Can match numbers as well as text. Canis Minor is first in table (starting from top).</text:p>
          </table:table-cell>
          <table:table-cell xmlns:odf="http://opendocumentfellowship.org/1.0/spec" table:formula="oooc:=VLOOKUP(2; [.C19:.I31];3)"/>
          <table:table-cell table:style-name="PassFailStyle" table:formula="oooc:=IF(ISERROR([.F299]);0;IF([.C299]=[.F299];1;0))"/>
          <table:table-cell table:style-name="WarningCellStyle" table:formula="oooc:=IF(ISERROR([.F299]);&quot;App gives unexpected error.&quot;;&quot;&quot;)"/>
        </table:table-row>
        <table:table-row table:style-name="WideRowStyle">
          <table:table-cell xmlns:odf="http://opendocumentfellowship.org/1.0/spec" office:value-type="string">
            <text:p>VLOOKUP</text:p>
          </table:table-cell>
          <table:table-cell xmlns:odf="http://opendocumentfellowship.org/1.0/spec" office:value-type="string">
            <text:p>=VLOOKUP("NoSuchConstellation"; [.B19:.I31];4)</text:p>
          </table:table-cell>
          <table:table-cell office:value="Error" office:value-type="string">
            <text:p>Error</text:p>
          </table:table-cell>
          <table:table-cell xmlns:odf="http://opendocumentfellowship.org/1.0/spec" office:value-type="string">
            <text:p>1</text:p>
          </table:table-cell>
          <table:table-cell xmlns:odf="http://opendocumentfellowship.org/1.0/spec" office:value-type="string">
            <text:p>Error returned if not found.</text:p>
          </table:table-cell>
          <table:table-cell xmlns:odf="http://opendocumentfellowship.org/1.0/spec" table:formula="oooc:=VLOOKUP(&quot;NoSuchConstellation&quot;; [.B19:.I31];4)"/>
          <table:table-cell table:style-name="PassFailStyle" table:formula="oooc:=IF(ISERROR([.F300]);1;0)"/>
        </table:table-row>
        <table:table-row table:style-name="WideRowStyle">
          <table:table-cell xmlns:odf="http://opendocumentfellowship.org/1.0/spec" office:value-type="string">
            <text:p>AND</text:p>
          </table:table-cell>
          <table:table-cell xmlns:odf="http://opendocumentfellowship.org/1.0/spec" office:value-type="string">
            <text:p>=AND(FALSE();FALSE())</text:p>
          </table:table-cell>
          <table:table-cell office:boolean-value="false" office:value-type="boolean">
            <text:p>FALSE</text:p>
          </table:table-cell>
          <table:table-cell xmlns:odf="http://opendocumentfellowship.org/1.0/spec" office:value-type="string">
            <text:p>1</text:p>
          </table:table-cell>
          <table:table-cell xmlns:odf="http://opendocumentfellowship.org/1.0/spec" office:value-type="string">
            <text:p>Simple AND.</text:p>
          </table:table-cell>
          <table:table-cell xmlns:odf="http://opendocumentfellowship.org/1.0/spec" table:formula="oooc:=AND(FALSE();FALSE())"/>
          <table:table-cell table:style-name="PassFailStyle" table:formula="oooc:=IF(ISERROR([.F301]);0;IF([.C301]=[.F301];1;0))"/>
          <table:table-cell table:style-name="WarningCellStyle" table:formula="oooc:=IF(ISERROR([.F301]);&quot;App gives unexpected error.&quot;;&quot;&quot;)"/>
        </table:table-row>
        <table:table-row table:style-name="WideRowStyle">
          <table:table-cell xmlns:odf="http://opendocumentfellowship.org/1.0/spec" office:value-type="string">
            <text:p>AND</text:p>
          </table:table-cell>
          <table:table-cell xmlns:odf="http://opendocumentfellowship.org/1.0/spec" office:value-type="string">
            <text:p>=AND(FALSE();TRUE())</text:p>
          </table:table-cell>
          <table:table-cell office:boolean-value="false" office:value-type="boolean">
            <text:p>FALSE</text:p>
          </table:table-cell>
          <table:table-cell xmlns:odf="http://opendocumentfellowship.org/1.0/spec" office:value-type="string">
            <text:p>1</text:p>
          </table:table-cell>
          <table:table-cell xmlns:odf="http://opendocumentfellowship.org/1.0/spec" office:value-type="string">
            <text:p>Simple AND.</text:p>
          </table:table-cell>
          <table:table-cell xmlns:odf="http://opendocumentfellowship.org/1.0/spec" table:formula="oooc:=AND(FALSE();TRUE())"/>
          <table:table-cell table:style-name="PassFailStyle" table:formula="oooc:=IF(ISERROR([.F302]);0;IF([.C302]=[.F302];1;0))"/>
          <table:table-cell table:style-name="WarningCellStyle" table:formula="oooc:=IF(ISERROR([.F302]);&quot;App gives unexpected error.&quot;;&quot;&quot;)"/>
        </table:table-row>
        <table:table-row table:style-name="WideRowStyle">
          <table:table-cell xmlns:odf="http://opendocumentfellowship.org/1.0/spec" office:value-type="string">
            <text:p>AND</text:p>
          </table:table-cell>
          <table:table-cell xmlns:odf="http://opendocumentfellowship.org/1.0/spec" office:value-type="string">
            <text:p>=AND(TRUE();FALSE())</text:p>
          </table:table-cell>
          <table:table-cell office:boolean-value="false" office:value-type="boolean">
            <text:p>FALSE</text:p>
          </table:table-cell>
          <table:table-cell xmlns:odf="http://opendocumentfellowship.org/1.0/spec" office:value-type="string">
            <text:p>1</text:p>
          </table:table-cell>
          <table:table-cell xmlns:odf="http://opendocumentfellowship.org/1.0/spec" office:value-type="string">
            <text:p>Simple AND.</text:p>
          </table:table-cell>
          <table:table-cell xmlns:odf="http://opendocumentfellowship.org/1.0/spec" table:formula="oooc:=AND(TRUE();FALSE())"/>
          <table:table-cell table:style-name="PassFailStyle" table:formula="oooc:=IF(ISERROR([.F303]);0;IF([.C303]=[.F303];1;0))"/>
          <table:table-cell table:style-name="WarningCellStyle" table:formula="oooc:=IF(ISERROR([.F303]);&quot;App gives unexpected error.&quot;;&quot;&quot;)"/>
        </table:table-row>
        <table:table-row table:style-name="WideRowStyle">
          <table:table-cell xmlns:odf="http://opendocumentfellowship.org/1.0/spec" office:value-type="string">
            <text:p>AND</text:p>
          </table:table-cell>
          <table:table-cell xmlns:odf="http://opendocumentfellowship.org/1.0/spec" office:value-type="string">
            <text:p>=AND(TRUE();TRUE())</text:p>
          </table:table-cell>
          <table:table-cell office:boolean-value="true" office:value-type="boolean">
            <text:p>TRUE</text:p>
          </table:table-cell>
          <table:table-cell xmlns:odf="http://opendocumentfellowship.org/1.0/spec" office:value-type="string">
            <text:p>1</text:p>
          </table:table-cell>
          <table:table-cell xmlns:odf="http://opendocumentfellowship.org/1.0/spec" office:value-type="string">
            <text:p>Simple AND.</text:p>
          </table:table-cell>
          <table:table-cell xmlns:odf="http://opendocumentfellowship.org/1.0/spec" table:formula="oooc:=AND(TRUE();TRUE())"/>
          <table:table-cell table:style-name="PassFailStyle" table:formula="oooc:=IF(ISERROR([.F304]);0;IF([.C304]=[.F304];1;0))"/>
          <table:table-cell table:style-name="WarningCellStyle" table:formula="oooc:=IF(ISERROR([.F304]);&quot;App gives unexpected error.&quot;;&quot;&quot;)"/>
        </table:table-row>
        <table:table-row table:style-name="WideRowStyle">
          <table:table-cell xmlns:odf="http://opendocumentfellowship.org/1.0/spec" office:value-type="string">
            <text:p>AND</text:p>
          </table:table-cell>
          <table:table-cell xmlns:odf="http://opendocumentfellowship.org/1.0/spec" office:value-type="string">
            <text:p>=AND(TRUE();NA())</text:p>
          </table:table-cell>
          <table:table-cell table:formula="oooc:=NA()"/>
          <table:table-cell xmlns:odf="http://opendocumentfellowship.org/1.0/spec" office:value-type="string">
            <text:p>1</text:p>
          </table:table-cell>
          <table:table-cell xmlns:odf="http://opendocumentfellowship.org/1.0/spec" office:value-type="string">
            <text:p>Returns an error if given one.</text:p>
          </table:table-cell>
          <table:table-cell xmlns:odf="http://opendocumentfellowship.org/1.0/spec" table:formula="oooc:=AND(TRUE();NA())"/>
          <table:table-cell table:style-name="PassFailStyle" table:formula="oooc:=IF(ISNA([.F305]);1;0)"/>
          <table:table-cell table:style-name="WarningCellStyle" table:formula="oooc:=IF(ISERROR([.F305]);&quot;App gives unexpected error.&quot;;&quot;&quot;)"/>
        </table:table-row>
        <table:table-row table:style-name="WideRowStyle">
          <table:table-cell xmlns:odf="http://opendocumentfellowship.org/1.0/spec" office:value-type="string">
            <text:p>AND</text:p>
          </table:table-cell>
          <table:table-cell xmlns:odf="http://opendocumentfellowship.org/1.0/spec" office:value-type="string">
            <text:p>=AND(1;TRUE())</text:p>
          </table:table-cell>
          <table:table-cell office:boolean-value="true" office:value-type="boolean">
            <text:p>TRUE</text:p>
          </table:table-cell>
          <table:table-cell xmlns:odf="http://opendocumentfellowship.org/1.0/spec" office:value-type="string">
            <text:p>1</text:p>
          </table:table-cell>
          <table:table-cell xmlns:odf="http://opendocumentfellowship.org/1.0/spec" office:value-type="string">
            <text:p>Nonzero considered TRUE.</text:p>
          </table:table-cell>
          <table:table-cell xmlns:odf="http://opendocumentfellowship.org/1.0/spec" table:formula="oooc:=AND(1;TRUE())"/>
          <table:table-cell table:style-name="PassFailStyle" table:formula="oooc:=IF(ISERROR([.F306]);0;IF([.C306]=[.F306];1;0))"/>
          <table:table-cell table:style-name="WarningCellStyle" table:formula="oooc:=IF(ISERROR([.F306]);&quot;App gives unexpected error.&quot;;&quot;&quot;)"/>
        </table:table-row>
        <table:table-row table:style-name="WideRowStyle">
          <table:table-cell xmlns:odf="http://opendocumentfellowship.org/1.0/spec" office:value-type="string">
            <text:p>AND</text:p>
          </table:table-cell>
          <table:table-cell xmlns:odf="http://opendocumentfellowship.org/1.0/spec" office:value-type="string">
            <text:p>=AND(0;TRUE())</text:p>
          </table:table-cell>
          <table:table-cell office:boolean-value="false" office:value-type="boolean">
            <text:p>FALSE</text:p>
          </table:table-cell>
          <table:table-cell xmlns:odf="http://opendocumentfellowship.org/1.0/spec" office:value-type="string">
            <text:p>1</text:p>
          </table:table-cell>
          <table:table-cell xmlns:odf="http://opendocumentfellowship.org/1.0/spec" office:value-type="string">
            <text:p>Zero considered FALSE.</text:p>
          </table:table-cell>
          <table:table-cell xmlns:odf="http://opendocumentfellowship.org/1.0/spec" table:formula="oooc:=AND(0;TRUE())"/>
          <table:table-cell table:style-name="PassFailStyle" table:formula="oooc:=IF(ISERROR([.F307]);0;IF([.C307]=[.F307];1;0))"/>
          <table:table-cell table:style-name="WarningCellStyle" table:formula="oooc:=IF(ISERROR([.F307]);&quot;App gives unexpected error.&quot;;&quot;&quot;)"/>
        </table:table-row>
        <table:table-row table:style-name="WideRowStyle">
          <table:table-cell xmlns:odf="http://opendocumentfellowship.org/1.0/spec" office:value-type="string">
            <text:p>AND</text:p>
          </table:table-cell>
          <table:table-cell xmlns:odf="http://opendocumentfellowship.org/1.0/spec" office:value-type="string">
            <text:p>=AND(TRUE();TRUE();TRUE())</text:p>
          </table:table-cell>
          <table:table-cell office:boolean-value="true" office:value-type="boolean">
            <text:p>TRUE</text:p>
          </table:table-cell>
          <table:table-cell xmlns:odf="http://opendocumentfellowship.org/1.0/spec" office:value-type="string">
            <text:p>1</text:p>
          </table:table-cell>
          <table:table-cell xmlns:odf="http://opendocumentfellowship.org/1.0/spec" office:value-type="string">
            <text:p>More than two parameters okay.</text:p>
          </table:table-cell>
          <table:table-cell xmlns:odf="http://opendocumentfellowship.org/1.0/spec" table:formula="oooc:=AND(TRUE();TRUE();TRUE())"/>
          <table:table-cell table:style-name="PassFailStyle" table:formula="oooc:=IF(ISERROR([.F308]);0;IF([.C308]=[.F308];1;0))"/>
          <table:table-cell table:style-name="WarningCellStyle" table:formula="oooc:=IF(ISERROR([.F308]);&quot;App gives unexpected error.&quot;;&quot;&quot;)"/>
        </table:table-row>
        <table:table-row table:style-name="WideRowStyle">
          <table:table-cell xmlns:odf="http://opendocumentfellowship.org/1.0/spec" office:value-type="string">
            <text:p>AND</text:p>
          </table:table-cell>
          <table:table-cell xmlns:odf="http://opendocumentfellowship.org/1.0/spec" office:value-type="string">
            <text:p>=AND(TRUE())</text:p>
          </table:table-cell>
          <table:table-cell office:boolean-value="true" office:value-type="boolean">
            <text:p>TRUE</text:p>
          </table:table-cell>
          <table:table-cell xmlns:odf="http://opendocumentfellowship.org/1.0/spec" office:value-type="string">
            <text:p>1</text:p>
          </table:table-cell>
          <table:table-cell xmlns:odf="http://opendocumentfellowship.org/1.0/spec" office:value-type="string">
            <text:p>One parameter okay - simply returns it.</text:p>
          </table:table-cell>
          <table:table-cell xmlns:odf="http://opendocumentfellowship.org/1.0/spec" table:formula="oooc:=AND(TRUE())"/>
          <table:table-cell table:style-name="PassFailStyle" table:formula="oooc:=IF(ISERROR([.F309]);0;IF([.C309]=[.F309];1;0))"/>
          <table:table-cell table:style-name="WarningCellStyle" table:formula="oooc:=IF(ISERROR([.F309]);&quot;App gives unexpected error.&quot;;&quot;&quot;)"/>
        </table:table-row>
        <table:table-row table:style-name="WideRowStyle">
          <table:table-cell xmlns:odf="http://opendocumentfellowship.org/1.0/spec" office:value-type="string">
            <text:p>FALSE</text:p>
          </table:table-cell>
          <table:table-cell xmlns:odf="http://opendocumentfellowship.org/1.0/spec" office:value-type="string">
            <text:p>=FALSE()</text:p>
          </table:table-cell>
          <table:table-cell office:boolean-value="false" office:value-type="boolean">
            <text:p>FALSE</text:p>
          </table:table-cell>
          <table:table-cell xmlns:odf="http://opendocumentfellowship.org/1.0/spec" office:value-type="string">
            <text:p>1</text:p>
          </table:table-cell>
          <table:table-cell xmlns:odf="http://opendocumentfellowship.org/1.0/spec" office:value-type="string">
            <text:p>Constant, so nothing else to test!</text:p>
          </table:table-cell>
          <table:table-cell xmlns:odf="http://opendocumentfellowship.org/1.0/spec" table:formula="oooc:=FALSE()"/>
          <table:table-cell table:style-name="PassFailStyle" table:formula="oooc:=IF(ISERROR([.F310]);0;IF([.C310]=[.F310];1;0))"/>
          <table:table-cell table:style-name="WarningCellStyle" table:formula="oooc:=IF(ISERROR([.F310]);&quot;App gives unexpected error.&quot;;&quot;&quot;)"/>
        </table:table-row>
        <table:table-row table:style-name="WideRowStyle">
          <table:table-cell xmlns:odf="http://opendocumentfellowship.org/1.0/spec" office:value-type="string">
            <text:p>IF</text:p>
          </table:table-cell>
          <table:table-cell xmlns:odf="http://opendocumentfellowship.org/1.0/spec" office:value-type="string">
            <text:p>=IF(FALSE();7;8)</text:p>
          </table:table-cell>
          <table:table-cell office:value="8" office:value-type="float">
            <text:p>8</text:p>
          </table:table-cell>
          <table:table-cell xmlns:odf="http://opendocumentfellowship.org/1.0/spec" office:value-type="string">
            <text:p>1</text:p>
          </table:table-cell>
          <table:table-cell xmlns:odf="http://opendocumentfellowship.org/1.0/spec" office:value-type="string">
            <text:p>Simple if.</text:p>
          </table:table-cell>
          <table:table-cell xmlns:odf="http://opendocumentfellowship.org/1.0/spec" table:formula="oooc:=IF(FALSE();7;8)"/>
          <table:table-cell table:style-name="PassFailStyle" table:formula="oooc:=IF(ISERROR([.F311]);0;IF([.C311]=[.F311];1;0))"/>
          <table:table-cell table:style-name="WarningCellStyle" table:formula="oooc:=IF(ISERROR([.F311]);&quot;App gives unexpected error.&quot;;&quot;&quot;)"/>
        </table:table-row>
        <table:table-row table:style-name="WideRowStyle">
          <table:table-cell xmlns:odf="http://opendocumentfellowship.org/1.0/spec" office:value-type="string">
            <text:p>IF</text:p>
          </table:table-cell>
          <table:table-cell xmlns:odf="http://opendocumentfellowship.org/1.0/spec" office:value-type="string">
            <text:p>=IF(TRUE();7;8)</text:p>
          </table:table-cell>
          <table:table-cell office:value="7" office:value-type="float">
            <text:p>7</text:p>
          </table:table-cell>
          <table:table-cell xmlns:odf="http://opendocumentfellowship.org/1.0/spec" office:value-type="string">
            <text:p>1</text:p>
          </table:table-cell>
          <table:table-cell xmlns:odf="http://opendocumentfellowship.org/1.0/spec" office:value-type="string">
            <text:p>Simple if.</text:p>
          </table:table-cell>
          <table:table-cell xmlns:odf="http://opendocumentfellowship.org/1.0/spec" table:formula="oooc:=IF(TRUE();7;8)"/>
          <table:table-cell table:style-name="PassFailStyle" table:formula="oooc:=IF(ISERROR([.F312]);0;IF([.C312]=[.F312];1;0))"/>
          <table:table-cell table:style-name="WarningCellStyle" table:formula="oooc:=IF(ISERROR([.F312]);&quot;App gives unexpected error.&quot;;&quot;&quot;)"/>
        </table:table-row>
        <table:table-row table:style-name="WideRowStyle">
          <table:table-cell xmlns:odf="http://opendocumentfellowship.org/1.0/spec" office:value-type="string">
            <text:p>IF</text:p>
          </table:table-cell>
          <table:table-cell xmlns:odf="http://opendocumentfellowship.org/1.0/spec" office:value-type="string">
            <text:p>=IF(TRUE();"HI";8)</text:p>
          </table:table-cell>
          <table:table-cell table:formula="oooc:=&quot;HI&quot;"/>
          <table:table-cell xmlns:odf="http://opendocumentfellowship.org/1.0/spec" office:value-type="string">
            <text:p>1</text:p>
          </table:table-cell>
          <table:table-cell xmlns:odf="http://opendocumentfellowship.org/1.0/spec" office:value-type="string">
            <text:p>Can return strings, and the two sides need not have equal types</text:p>
          </table:table-cell>
          <table:table-cell xmlns:odf="http://opendocumentfellowship.org/1.0/spec" table:formula="oooc:=IF(TRUE();&quot;HI&quot;;8)"/>
          <table:table-cell table:style-name="PassFailStyle" table:formula="oooc:=IF(ISERROR([.F313]);0;IF([.C313]=[.F313];1;0))"/>
          <table:table-cell table:style-name="WarningCellStyle" table:formula="oooc:=IF(ISERROR([.F313]);&quot;App gives unexpected error.&quot;;&quot;&quot;)"/>
        </table:table-row>
        <table:table-row table:style-name="WideRowStyle">
          <table:table-cell xmlns:odf="http://opendocumentfellowship.org/1.0/spec" office:value-type="string">
            <text:p>IF</text:p>
          </table:table-cell>
          <table:table-cell xmlns:odf="http://opendocumentfellowship.org/1.0/spec" office:value-type="string">
            <text:p>=IF(1;7;8)</text:p>
          </table:table-cell>
          <table:table-cell office:value="7" office:value-type="float">
            <text:p>7</text:p>
          </table:table-cell>
          <table:table-cell xmlns:odf="http://opendocumentfellowship.org/1.0/spec" office:value-type="string">
            <text:p>1</text:p>
          </table:table-cell>
          <table:table-cell xmlns:odf="http://opendocumentfellowship.org/1.0/spec" office:value-type="string">
            <text:p>A non-zero is considered true.</text:p>
          </table:table-cell>
          <table:table-cell xmlns:odf="http://opendocumentfellowship.org/1.0/spec" table:formula="oooc:=IF(1;7;8)"/>
          <table:table-cell table:style-name="PassFailStyle" table:formula="oooc:=IF(ISERROR([.F314]);0;IF([.C314]=[.F314];1;0))"/>
          <table:table-cell table:style-name="WarningCellStyle" table:formula="oooc:=IF(ISERROR([.F314]);&quot;App gives unexpected error.&quot;;&quot;&quot;)"/>
        </table:table-row>
        <table:table-row table:style-name="WideRowStyle">
          <table:table-cell xmlns:odf="http://opendocumentfellowship.org/1.0/spec" office:value-type="string">
            <text:p>IF</text:p>
          </table:table-cell>
          <table:table-cell xmlns:odf="http://opendocumentfellowship.org/1.0/spec" office:value-type="string">
            <text:p>=IF(5;7;8)</text:p>
          </table:table-cell>
          <table:table-cell office:value="7" office:value-type="float">
            <text:p>7</text:p>
          </table:table-cell>
          <table:table-cell xmlns:odf="http://opendocumentfellowship.org/1.0/spec" office:value-type="string">
            <text:p>1</text:p>
          </table:table-cell>
          <table:table-cell xmlns:odf="http://opendocumentfellowship.org/1.0/spec" office:value-type="string">
            <text:p>A non-zero is considered true.</text:p>
          </table:table-cell>
          <table:table-cell xmlns:odf="http://opendocumentfellowship.org/1.0/spec" table:formula="oooc:=IF(5;7;8)"/>
          <table:table-cell table:style-name="PassFailStyle" table:formula="oooc:=IF(ISERROR([.F315]);0;IF([.C315]=[.F315];1;0))"/>
          <table:table-cell table:style-name="WarningCellStyle" table:formula="oooc:=IF(ISERROR([.F315]);&quot;App gives unexpected error.&quot;;&quot;&quot;)"/>
        </table:table-row>
        <table:table-row table:style-name="WideRowStyle">
          <table:table-cell xmlns:odf="http://opendocumentfellowship.org/1.0/spec" office:value-type="string">
            <text:p>IF</text:p>
          </table:table-cell>
          <table:table-cell xmlns:odf="http://opendocumentfellowship.org/1.0/spec" office:value-type="string">
            <text:p>=IF(0;7;8)</text:p>
          </table:table-cell>
          <table:table-cell office:value="8" office:value-type="float">
            <text:p>8</text:p>
          </table:table-cell>
          <table:table-cell xmlns:odf="http://opendocumentfellowship.org/1.0/spec" office:value-type="string">
            <text:p>1</text:p>
          </table:table-cell>
          <table:table-cell xmlns:odf="http://opendocumentfellowship.org/1.0/spec" office:value-type="string">
            <text:p>A zero is considered false.</text:p>
          </table:table-cell>
          <table:table-cell xmlns:odf="http://opendocumentfellowship.org/1.0/spec" table:formula="oooc:=IF(0;7;8)"/>
          <table:table-cell table:style-name="PassFailStyle" table:formula="oooc:=IF(ISERROR([.F316]);0;IF([.C316]=[.F316];1;0))"/>
          <table:table-cell table:style-name="WarningCellStyle" table:formula="oooc:=IF(ISERROR([.F316]);&quot;App gives unexpected error.&quot;;&quot;&quot;)"/>
        </table:table-row>
        <table:table-row table:style-name="WideRowStyle">
          <table:table-cell xmlns:odf="http://opendocumentfellowship.org/1.0/spec" office:value-type="string">
            <text:p>IF</text:p>
          </table:table-cell>
          <table:table-cell xmlns:odf="http://opendocumentfellowship.org/1.0/spec" office:value-type="string">
            <text:p>=IF(TRUE();[.B4];8)</text:p>
          </table:table-cell>
          <table:table-cell office:value="2" office:value-type="float">
            <text:p>2</text:p>
          </table:table-cell>
          <table:table-cell xmlns:odf="http://opendocumentfellowship.org/1.0/spec" office:value-type="string">
            <text:p>1</text:p>
          </table:table-cell>
          <table:table-cell xmlns:odf="http://opendocumentfellowship.org/1.0/spec" office:value-type="string">
            <text:p>The result can be a reference.</text:p>
          </table:table-cell>
          <table:table-cell xmlns:odf="http://opendocumentfellowship.org/1.0/spec" table:formula="oooc:=IF(TRUE();[.B4];8)"/>
          <table:table-cell table:style-name="PassFailStyle" table:formula="oooc:=IF(ISERROR([.F317]);0;IF([.C317]=[.F317];1;0))"/>
          <table:table-cell table:style-name="WarningCellStyle" table:formula="oooc:=IF(ISERROR([.F317]);&quot;App gives unexpected error.&quot;;&quot;&quot;)"/>
        </table:table-row>
        <table:table-row table:style-name="WideRowStyle">
          <table:table-cell xmlns:odf="http://opendocumentfellowship.org/1.0/spec" office:value-type="string">
            <text:p>IF</text:p>
          </table:table-cell>
          <table:table-cell xmlns:odf="http://opendocumentfellowship.org/1.0/spec" office:value-type="string">
            <text:p>=IF(TRUE();[.B4]+5;8)</text:p>
          </table:table-cell>
          <table:table-cell office:value="7" office:value-type="float">
            <text:p>7</text:p>
          </table:table-cell>
          <table:table-cell xmlns:odf="http://opendocumentfellowship.org/1.0/spec" office:value-type="string">
            <text:p>1</text:p>
          </table:table-cell>
          <table:table-cell xmlns:odf="http://opendocumentfellowship.org/1.0/spec" office:value-type="string">
            <text:p>The result can be a formula.</text:p>
          </table:table-cell>
          <table:table-cell xmlns:odf="http://opendocumentfellowship.org/1.0/spec" table:formula="oooc:=IF(TRUE();[.B4]+5;8)"/>
          <table:table-cell table:style-name="PassFailStyle" table:formula="oooc:=IF(ISERROR([.F318]);0;IF([.C318]=[.F318];1;0))"/>
          <table:table-cell table:style-name="WarningCellStyle" table:formula="oooc:=IF(ISERROR([.F318]);&quot;App gives unexpected error.&quot;;&quot;&quot;)"/>
        </table:table-row>
        <table:table-row table:style-name="WideRowStyle">
          <table:table-cell xmlns:odf="http://opendocumentfellowship.org/1.0/spec" office:value-type="string">
            <text:p>IF</text:p>
          </table:table-cell>
          <table:table-cell xmlns:odf="http://opendocumentfellowship.org/1.0/spec" office:value-type="string">
            <text:p>=IF("x";7;8)</text:p>
          </table:table-cell>
          <table:table-cell office:value="Error" office:value-type="string">
            <text:p>Error</text:p>
          </table:table-cell>
          <table:table-cell xmlns:odf="http://opendocumentfellowship.org/1.0/spec" office:value-type="string">
            <text:p>1</text:p>
          </table:table-cell>
          <table:table-cell xmlns:odf="http://opendocumentfellowship.org/1.0/spec" office:value-type="string">
            <text:p>Condition has to be convertible to Logical.</text:p>
          </table:table-cell>
          <table:table-cell xmlns:odf="http://opendocumentfellowship.org/1.0/spec" table:formula="oooc:=IF(&quot;x&quot;;7;8)"/>
          <table:table-cell table:style-name="PassFailStyle" table:formula="oooc:=IF(ISERROR([.F319]);1;0)"/>
        </table:table-row>
        <table:table-row table:style-name="WideRowStyle">
          <table:table-cell xmlns:odf="http://opendocumentfellowship.org/1.0/spec" office:value-type="string">
            <text:p>IF</text:p>
          </table:table-cell>
          <table:table-cell xmlns:odf="http://opendocumentfellowship.org/1.0/spec" office:value-type="string">
            <text:p>=IF("1";7;8)</text:p>
          </table:table-cell>
          <table:table-cell office:value="Error" office:value-type="string">
            <text:p>Error</text:p>
          </table:table-cell>
          <table:table-cell xmlns:odf="http://opendocumentfellowship.org/1.0/spec" office:value-type="string">
            <text:p>1</text:p>
          </table:table-cell>
          <table:table-cell xmlns:odf="http://opendocumentfellowship.org/1.0/spec" office:value-type="string">
            <text:p>Condition has to be convertible to Logical.</text:p>
          </table:table-cell>
          <table:table-cell xmlns:odf="http://opendocumentfellowship.org/1.0/spec" table:formula="oooc:=IF(&quot;1&quot;;7;8)"/>
          <table:table-cell table:style-name="PassFailStyle" table:formula="oooc:=IF(ISERROR([.F320]);1;0)"/>
        </table:table-row>
        <table:table-row table:style-name="WideRowStyle">
          <table:table-cell xmlns:odf="http://opendocumentfellowship.org/1.0/spec" office:value-type="string">
            <text:p>IF</text:p>
          </table:table-cell>
          <table:table-cell xmlns:odf="http://opendocumentfellowship.org/1.0/spec" office:value-type="string">
            <text:p>=IF("";7;8)</text:p>
          </table:table-cell>
          <table:table-cell office:value="Error" office:value-type="string">
            <text:p>Error</text:p>
          </table:table-cell>
          <table:table-cell xmlns:odf="http://opendocumentfellowship.org/1.0/spec" office:value-type="string">
            <text:p>1</text:p>
          </table:table-cell>
          <table:table-cell xmlns:odf="http://opendocumentfellowship.org/1.0/spec" office:value-type="string">
            <text:p>Condition has to be convertible to Logical; empty string is not the same as False</text:p>
          </table:table-cell>
          <table:table-cell xmlns:odf="http://opendocumentfellowship.org/1.0/spec" table:formula="oooc:=IF(&quot;&quot;;7;8)"/>
          <table:table-cell table:style-name="PassFailStyle" table:formula="oooc:=IF(ISERROR([.F321]);1;0)"/>
        </table:table-row>
        <table:table-row table:style-name="WideRowStyle">
          <table:table-cell xmlns:odf="http://opendocumentfellowship.org/1.0/spec" office:value-type="string">
            <text:p>IF</text:p>
          </table:table-cell>
          <table:table-cell xmlns:odf="http://opendocumentfellowship.org/1.0/spec" office:value-type="string">
            <text:p>=IF(FALSE();7)</text:p>
          </table:table-cell>
          <table:table-cell office:boolean-value="false" office:value-type="boolean">
            <text:p>FALSE</text:p>
          </table:table-cell>
          <table:table-cell xmlns:odf="http://opendocumentfellowship.org/1.0/spec" office:value-type="string">
            <text:p>1</text:p>
          </table:table-cell>
          <table:table-cell xmlns:odf="http://opendocumentfellowship.org/1.0/spec" office:value-type="string">
            <text:p>Default IfFalse is false.</text:p>
          </table:table-cell>
          <table:table-cell xmlns:odf="http://opendocumentfellowship.org/1.0/spec" table:formula="oooc:=IF(FALSE();7)"/>
          <table:table-cell table:style-name="PassFailStyle" table:formula="oooc:=IF(ISERROR([.F322]);0;IF([.C322]=[.F322];1;0))"/>
          <table:table-cell table:style-name="WarningCellStyle" table:formula="oooc:=IF(ISERROR([.F322]);&quot;App gives unexpected error.&quot;;&quot;&quot;)"/>
        </table:table-row>
        <table:table-row table:style-name="WideRowStyle">
          <table:table-cell xmlns:odf="http://opendocumentfellowship.org/1.0/spec" office:value-type="string">
            <text:p>IF</text:p>
          </table:table-cell>
          <table:table-cell xmlns:odf="http://opendocumentfellowship.org/1.0/spec" office:value-type="string">
            <text:p>=IF(FALSE();7;)</text:p>
          </table:table-cell>
          <table:table-cell office:value="0" office:value-type="float">
            <text:p>0</text:p>
          </table:table-cell>
          <table:table-cell xmlns:odf="http://opendocumentfellowship.org/1.0/spec" office:value-type="string">
            <text:p>1</text:p>
          </table:table-cell>
          <table:table-cell xmlns:odf="http://opendocumentfellowship.org/1.0/spec" office:value-type="string">
            <text:p>Empty parameter is considered 0</text:p>
          </table:table-cell>
          <table:table-cell xmlns:odf="http://opendocumentfellowship.org/1.0/spec" table:formula="oooc:=IF(FALSE();7;)"/>
          <table:table-cell table:style-name="PassFailStyle" table:formula="oooc:=IF(ISERROR([.F323]);0;IF([.C323]=[.F323];1;0))"/>
          <table:table-cell table:style-name="WarningCellStyle" table:formula="oooc:=IF(ISERROR([.F323]);&quot;App gives unexpected error.&quot;;&quot;&quot;)"/>
        </table:table-row>
        <table:table-row table:style-name="WideRowStyle">
          <table:table-cell xmlns:odf="http://opendocumentfellowship.org/1.0/spec" office:value-type="string">
            <text:p>IF</text:p>
          </table:table-cell>
          <table:table-cell xmlns:odf="http://opendocumentfellowship.org/1.0/spec" office:value-type="string">
            <text:p>=IF(TRUE();4;1/0)</text:p>
          </table:table-cell>
          <table:table-cell office:value="4" office:value-type="float">
            <text:p>4</text:p>
          </table:table-cell>
          <table:table-cell xmlns:odf="http://opendocumentfellowship.org/1.0/spec" office:value-type="string">
            <text:p>1</text:p>
          </table:table-cell>
          <table:table-cell xmlns:odf="http://opendocumentfellowship.org/1.0/spec" office:value-type="string">
            <text:p>If condition is true, ifFalse is not considered – even if it would produce Error.</text:p>
          </table:table-cell>
          <table:table-cell xmlns:odf="http://opendocumentfellowship.org/1.0/spec" table:formula="oooc:=IF(TRUE();4;1/0)"/>
          <table:table-cell table:style-name="PassFailStyle" table:formula="oooc:=IF(ISERROR([.F324]);0;IF([.C324]=[.F324];1;0))"/>
          <table:table-cell table:style-name="WarningCellStyle" table:formula="oooc:=IF(ISERROR([.F324]);&quot;App gives unexpected error.&quot;;&quot;&quot;)"/>
        </table:table-row>
        <table:table-row table:style-name="WideRowStyle">
          <table:table-cell xmlns:odf="http://opendocumentfellowship.org/1.0/spec" office:value-type="string">
            <text:p>IF</text:p>
          </table:table-cell>
          <table:table-cell xmlns:odf="http://opendocumentfellowship.org/1.0/spec" office:value-type="string">
            <text:p>=IF(FALSE();1/0;5)</text:p>
          </table:table-cell>
          <table:table-cell office:value="5" office:value-type="float">
            <text:p>5</text:p>
          </table:table-cell>
          <table:table-cell xmlns:odf="http://opendocumentfellowship.org/1.0/spec" office:value-type="string">
            <text:p>1</text:p>
          </table:table-cell>
          <table:table-cell xmlns:odf="http://opendocumentfellowship.org/1.0/spec" office:value-type="string">
            <text:p>If condition is false, ifTrue is not considered – even if it would produce Error.</text:p>
          </table:table-cell>
          <table:table-cell xmlns:odf="http://opendocumentfellowship.org/1.0/spec" table:formula="oooc:=IF(FALSE();1/0;5)"/>
          <table:table-cell table:style-name="PassFailStyle" table:formula="oooc:=IF(ISERROR([.F325]);0;IF([.C325]=[.F325];1;0))"/>
          <table:table-cell table:style-name="WarningCellStyle" table:formula="oooc:=IF(ISERROR([.F325]);&quot;App gives unexpected error.&quot;;&quot;&quot;)"/>
        </table:table-row>
        <table:table-row table:style-name="WideRowStyle">
          <table:table-cell xmlns:odf="http://opendocumentfellowship.org/1.0/spec" office:value-type="string">
            <text:p>NOT</text:p>
          </table:table-cell>
          <table:table-cell xmlns:odf="http://opendocumentfellowship.org/1.0/spec" office:value-type="string">
            <text:p>=NOT(FALSE())</text:p>
          </table:table-cell>
          <table:table-cell office:boolean-value="true" office:value-type="boolean">
            <text:p>TRUE</text:p>
          </table:table-cell>
          <table:table-cell xmlns:odf="http://opendocumentfellowship.org/1.0/spec" office:value-type="string">
            <text:p>1</text:p>
          </table:table-cell>
          <table:table-cell xmlns:odf="http://opendocumentfellowship.org/1.0/spec" office:value-type="string">
            <text:p>Simple NOT, given FALSE.</text:p>
          </table:table-cell>
          <table:table-cell xmlns:odf="http://opendocumentfellowship.org/1.0/spec" table:formula="oooc:=NOT(FALSE())"/>
          <table:table-cell table:style-name="PassFailStyle" table:formula="oooc:=IF(ISERROR([.F326]);0;IF([.C326]=[.F326];1;0))"/>
          <table:table-cell table:style-name="WarningCellStyle" table:formula="oooc:=IF(ISERROR([.F326]);&quot;App gives unexpected error.&quot;;&quot;&quot;)"/>
        </table:table-row>
        <table:table-row table:style-name="WideRowStyle">
          <table:table-cell xmlns:odf="http://opendocumentfellowship.org/1.0/spec" office:value-type="string">
            <text:p>NOT</text:p>
          </table:table-cell>
          <table:table-cell xmlns:odf="http://opendocumentfellowship.org/1.0/spec" office:value-type="string">
            <text:p>=NOT(TRUE())</text:p>
          </table:table-cell>
          <table:table-cell office:boolean-value="false" office:value-type="boolean">
            <text:p>FALSE</text:p>
          </table:table-cell>
          <table:table-cell xmlns:odf="http://opendocumentfellowship.org/1.0/spec" office:value-type="string">
            <text:p>1</text:p>
          </table:table-cell>
          <table:table-cell xmlns:odf="http://opendocumentfellowship.org/1.0/spec" office:value-type="string">
            <text:p>Simple NOT, given TRUE.</text:p>
          </table:table-cell>
          <table:table-cell xmlns:odf="http://opendocumentfellowship.org/1.0/spec" table:formula="oooc:=NOT(TRUE())"/>
          <table:table-cell table:style-name="PassFailStyle" table:formula="oooc:=IF(ISERROR([.F327]);0;IF([.C327]=[.F327];1;0))"/>
          <table:table-cell table:style-name="WarningCellStyle" table:formula="oooc:=IF(ISERROR([.F327]);&quot;App gives unexpected error.&quot;;&quot;&quot;)"/>
        </table:table-row>
        <table:table-row table:style-name="WideRowStyle">
          <table:table-cell xmlns:odf="http://opendocumentfellowship.org/1.0/spec" office:value-type="string">
            <text:p>OR</text:p>
          </table:table-cell>
          <table:table-cell xmlns:odf="http://opendocumentfellowship.org/1.0/spec" office:value-type="string">
            <text:p>=OR(FALSE();FALSE())</text:p>
          </table:table-cell>
          <table:table-cell office:boolean-value="false" office:value-type="boolean">
            <text:p>FALSE</text:p>
          </table:table-cell>
          <table:table-cell xmlns:odf="http://opendocumentfellowship.org/1.0/spec" office:value-type="string">
            <text:p>1</text:p>
          </table:table-cell>
          <table:table-cell xmlns:odf="http://opendocumentfellowship.org/1.0/spec" office:value-type="string">
            <text:p>Simple OR.</text:p>
          </table:table-cell>
          <table:table-cell xmlns:odf="http://opendocumentfellowship.org/1.0/spec" table:formula="oooc:=OR(FALSE();FALSE())"/>
          <table:table-cell table:style-name="PassFailStyle" table:formula="oooc:=IF(ISERROR([.F328]);0;IF([.C328]=[.F328];1;0))"/>
          <table:table-cell table:style-name="WarningCellStyle" table:formula="oooc:=IF(ISERROR([.F328]);&quot;App gives unexpected error.&quot;;&quot;&quot;)"/>
        </table:table-row>
        <table:table-row table:style-name="WideRowStyle">
          <table:table-cell xmlns:odf="http://opendocumentfellowship.org/1.0/spec" office:value-type="string">
            <text:p>OR</text:p>
          </table:table-cell>
          <table:table-cell xmlns:odf="http://opendocumentfellowship.org/1.0/spec" office:value-type="string">
            <text:p>=OR(FALSE();TRUE())</text:p>
          </table:table-cell>
          <table:table-cell office:boolean-value="true" office:value-type="boolean">
            <text:p>TRUE</text:p>
          </table:table-cell>
          <table:table-cell xmlns:odf="http://opendocumentfellowship.org/1.0/spec" office:value-type="string">
            <text:p>1</text:p>
          </table:table-cell>
          <table:table-cell xmlns:odf="http://opendocumentfellowship.org/1.0/spec" office:value-type="string">
            <text:p>Simple OR.</text:p>
          </table:table-cell>
          <table:table-cell xmlns:odf="http://opendocumentfellowship.org/1.0/spec" table:formula="oooc:=OR(FALSE();TRUE())"/>
          <table:table-cell table:style-name="PassFailStyle" table:formula="oooc:=IF(ISERROR([.F329]);0;IF([.C329]=[.F329];1;0))"/>
          <table:table-cell table:style-name="WarningCellStyle" table:formula="oooc:=IF(ISERROR([.F329]);&quot;App gives unexpected error.&quot;;&quot;&quot;)"/>
        </table:table-row>
        <table:table-row table:style-name="WideRowStyle">
          <table:table-cell xmlns:odf="http://opendocumentfellowship.org/1.0/spec" office:value-type="string">
            <text:p>OR</text:p>
          </table:table-cell>
          <table:table-cell xmlns:odf="http://opendocumentfellowship.org/1.0/spec" office:value-type="string">
            <text:p>=OR(TRUE();FALSE())</text:p>
          </table:table-cell>
          <table:table-cell office:boolean-value="true" office:value-type="boolean">
            <text:p>TRUE</text:p>
          </table:table-cell>
          <table:table-cell xmlns:odf="http://opendocumentfellowship.org/1.0/spec" office:value-type="string">
            <text:p>1</text:p>
          </table:table-cell>
          <table:table-cell xmlns:odf="http://opendocumentfellowship.org/1.0/spec" office:value-type="string">
            <text:p>Simple OR.</text:p>
          </table:table-cell>
          <table:table-cell xmlns:odf="http://opendocumentfellowship.org/1.0/spec" table:formula="oooc:=OR(TRUE();FALSE())"/>
          <table:table-cell table:style-name="PassFailStyle" table:formula="oooc:=IF(ISERROR([.F330]);0;IF([.C330]=[.F330];1;0))"/>
          <table:table-cell table:style-name="WarningCellStyle" table:formula="oooc:=IF(ISERROR([.F330]);&quot;App gives unexpected error.&quot;;&quot;&quot;)"/>
        </table:table-row>
        <table:table-row table:style-name="WideRowStyle">
          <table:table-cell xmlns:odf="http://opendocumentfellowship.org/1.0/spec" office:value-type="string">
            <text:p>OR</text:p>
          </table:table-cell>
          <table:table-cell xmlns:odf="http://opendocumentfellowship.org/1.0/spec" office:value-type="string">
            <text:p>=OR(TRUE();TRUE())</text:p>
          </table:table-cell>
          <table:table-cell office:boolean-value="true" office:value-type="boolean">
            <text:p>TRUE</text:p>
          </table:table-cell>
          <table:table-cell xmlns:odf="http://opendocumentfellowship.org/1.0/spec" office:value-type="string">
            <text:p>1</text:p>
          </table:table-cell>
          <table:table-cell xmlns:odf="http://opendocumentfellowship.org/1.0/spec" office:value-type="string">
            <text:p>Simple OR.</text:p>
          </table:table-cell>
          <table:table-cell xmlns:odf="http://opendocumentfellowship.org/1.0/spec" table:formula="oooc:=OR(TRUE();TRUE())"/>
          <table:table-cell table:style-name="PassFailStyle" table:formula="oooc:=IF(ISERROR([.F331]);0;IF([.C331]=[.F331];1;0))"/>
          <table:table-cell table:style-name="WarningCellStyle" table:formula="oooc:=IF(ISERROR([.F331]);&quot;App gives unexpected error.&quot;;&quot;&quot;)"/>
        </table:table-row>
        <table:table-row table:style-name="WideRowStyle">
          <table:table-cell xmlns:odf="http://opendocumentfellowship.org/1.0/spec" office:value-type="string">
            <text:p>OR</text:p>
          </table:table-cell>
          <table:table-cell xmlns:odf="http://opendocumentfellowship.org/1.0/spec" office:value-type="string">
            <text:p>=OR(FALSE();NA())</text:p>
          </table:table-cell>
          <table:table-cell table:formula="oooc:=NA()"/>
          <table:table-cell xmlns:odf="http://opendocumentfellowship.org/1.0/spec" office:value-type="string">
            <text:p>1</text:p>
          </table:table-cell>
          <table:table-cell xmlns:odf="http://opendocumentfellowship.org/1.0/spec" office:value-type="string">
            <text:p>Returns an error if given one.</text:p>
          </table:table-cell>
          <table:table-cell xmlns:odf="http://opendocumentfellowship.org/1.0/spec" table:formula="oooc:=OR(FALSE();NA())"/>
          <table:table-cell table:style-name="PassFailStyle" table:formula="oooc:=IF(ISNA([.F332]);1;0)"/>
          <table:table-cell table:style-name="WarningCellStyle" table:formula="oooc:=IF(ISERROR([.F332]);&quot;App gives unexpected error.&quot;;&quot;&quot;)"/>
        </table:table-row>
        <table:table-row table:style-name="WideRowStyle">
          <table:table-cell xmlns:odf="http://opendocumentfellowship.org/1.0/spec" office:value-type="string">
            <text:p>OR</text:p>
          </table:table-cell>
          <table:table-cell xmlns:odf="http://opendocumentfellowship.org/1.0/spec" office:value-type="string">
            <text:p>=OR(FALSE();FALSE();TRUE())</text:p>
          </table:table-cell>
          <table:table-cell office:boolean-value="true" office:value-type="boolean">
            <text:p>TRUE</text:p>
          </table:table-cell>
          <table:table-cell xmlns:odf="http://opendocumentfellowship.org/1.0/spec" office:value-type="string">
            <text:p>1</text:p>
          </table:table-cell>
          <table:table-cell xmlns:odf="http://opendocumentfellowship.org/1.0/spec" office:value-type="string">
            <text:p>More than two parameters okay.</text:p>
          </table:table-cell>
          <table:table-cell xmlns:odf="http://opendocumentfellowship.org/1.0/spec" table:formula="oooc:=OR(FALSE();FALSE();TRUE())"/>
          <table:table-cell table:style-name="PassFailStyle" table:formula="oooc:=IF(ISERROR([.F333]);0;IF([.C333]=[.F333];1;0))"/>
          <table:table-cell table:style-name="WarningCellStyle" table:formula="oooc:=IF(ISERROR([.F333]);&quot;App gives unexpected error.&quot;;&quot;&quot;)"/>
        </table:table-row>
        <table:table-row table:style-name="WideRowStyle">
          <table:table-cell xmlns:odf="http://opendocumentfellowship.org/1.0/spec" office:value-type="string">
            <text:p>OR</text:p>
          </table:table-cell>
          <table:table-cell xmlns:odf="http://opendocumentfellowship.org/1.0/spec" office:value-type="string">
            <text:p>=OR(TRUE())</text:p>
          </table:table-cell>
          <table:table-cell office:boolean-value="true" office:value-type="boolean">
            <text:p>TRUE</text:p>
          </table:table-cell>
          <table:table-cell xmlns:odf="http://opendocumentfellowship.org/1.0/spec" office:value-type="string">
            <text:p>1</text:p>
          </table:table-cell>
          <table:table-cell xmlns:odf="http://opendocumentfellowship.org/1.0/spec" office:value-type="string">
            <text:p>One parameter okay - simply returns it</text:p>
          </table:table-cell>
          <table:table-cell xmlns:odf="http://opendocumentfellowship.org/1.0/spec" table:formula="oooc:=OR(TRUE())"/>
          <table:table-cell table:style-name="PassFailStyle" table:formula="oooc:=IF(ISERROR([.F334]);0;IF([.C334]=[.F334];1;0))"/>
          <table:table-cell table:style-name="WarningCellStyle" table:formula="oooc:=IF(ISERROR([.F334]);&quot;App gives unexpected error.&quot;;&quot;&quot;)"/>
        </table:table-row>
        <table:table-row table:style-name="WideRowStyle">
          <table:table-cell xmlns:odf="http://opendocumentfellowship.org/1.0/spec" office:value-type="string">
            <text:p>TRUE</text:p>
          </table:table-cell>
          <table:table-cell xmlns:odf="http://opendocumentfellowship.org/1.0/spec" office:value-type="string">
            <text:p>=TRUE()</text:p>
          </table:table-cell>
          <table:table-cell office:boolean-value="true" office:value-type="boolean">
            <text:p>TRUE</text:p>
          </table:table-cell>
          <table:table-cell xmlns:odf="http://opendocumentfellowship.org/1.0/spec" office:value-type="string">
            <text:p>1</text:p>
          </table:table-cell>
          <table:table-cell xmlns:odf="http://opendocumentfellowship.org/1.0/spec" office:value-type="string">
            <text:p>Constant, so nothing else to test!</text:p>
          </table:table-cell>
          <table:table-cell xmlns:odf="http://opendocumentfellowship.org/1.0/spec" table:formula="oooc:=TRUE()"/>
          <table:table-cell table:style-name="PassFailStyle" table:formula="oooc:=IF(ISERROR([.F335]);0;IF([.C335]=[.F335];1;0))"/>
          <table:table-cell table:style-name="WarningCellStyle" table:formula="oooc:=IF(ISERROR([.F335]);&quot;App gives unexpected error.&quot;;&quot;&quot;)"/>
        </table:table-row>
        <table:table-row table:style-name="WideRowStyle">
          <table:table-cell xmlns:odf="http://opendocumentfellowship.org/1.0/spec" office:value-type="string">
            <text:p>ABS</text:p>
          </table:table-cell>
          <table:table-cell xmlns:odf="http://opendocumentfellowship.org/1.0/spec" office:value-type="string">
            <text:p>=ABS(-4)</text:p>
          </table:table-cell>
          <table:table-cell office:value="4" office:value-type="float">
            <text:p>4</text:p>
          </table:table-cell>
          <table:table-cell xmlns:odf="http://opendocumentfellowship.org/1.0/spec" office:value-type="string">
            <text:p>1</text:p>
          </table:table-cell>
          <table:table-cell xmlns:odf="http://opendocumentfellowship.org/1.0/spec" office:value-type="string">
            <text:p>If less than zero, return negation</text:p>
          </table:table-cell>
          <table:table-cell xmlns:odf="http://opendocumentfellowship.org/1.0/spec" table:formula="oooc:=ABS(-4)"/>
          <table:table-cell table:style-name="PassFailStyle" table:formula="oooc:=IF(ISERROR([.F336]);0;IF([.C336]=[.F336];1;0))"/>
          <table:table-cell table:style-name="WarningCellStyle" table:formula="oooc:=IF(ISERROR([.F336]);&quot;App gives unexpected error.&quot;;&quot;&quot;)"/>
        </table:table-row>
        <table:table-row table:style-name="WideRowStyle">
          <table:table-cell xmlns:odf="http://opendocumentfellowship.org/1.0/spec" office:value-type="string">
            <text:p>ABS</text:p>
          </table:table-cell>
          <table:table-cell xmlns:odf="http://opendocumentfellowship.org/1.0/spec" office:value-type="string">
            <text:p>=ABS(4)</text:p>
          </table:table-cell>
          <table:table-cell office:value="4" office:value-type="float">
            <text:p>4</text:p>
          </table:table-cell>
          <table:table-cell xmlns:odf="http://opendocumentfellowship.org/1.0/spec" office:value-type="string">
            <text:p>1</text:p>
          </table:table-cell>
          <table:table-cell xmlns:odf="http://opendocumentfellowship.org/1.0/spec" office:value-type="string">
            <text:p>Positive values return unchanged.</text:p>
          </table:table-cell>
          <table:table-cell xmlns:odf="http://opendocumentfellowship.org/1.0/spec" table:formula="oooc:=ABS(4)"/>
          <table:table-cell table:style-name="PassFailStyle" table:formula="oooc:=IF(ISERROR([.F337]);0;IF([.C337]=[.F337];1;0))"/>
          <table:table-cell table:style-name="WarningCellStyle" table:formula="oooc:=IF(ISERROR([.F337]);&quot;App gives unexpected error.&quot;;&quot;&quot;)"/>
        </table:table-row>
        <table:table-row table:style-name="WideRowStyle">
          <table:table-cell xmlns:odf="http://opendocumentfellowship.org/1.0/spec" office:value-type="string">
            <text:p>ACOS</text:p>
          </table:table-cell>
          <table:table-cell xmlns:odf="http://opendocumentfellowship.org/1.0/spec" office:value-type="string">
            <text:p>=ACOS(SQRT(2)/2)*4/PI()</text:p>
          </table:table-cell>
          <table:table-cell office:value="1" office:value-type="float">
            <text:p>1</text:p>
          </table:table-cell>
          <table:table-cell xmlns:odf="http://opendocumentfellowship.org/1.0/spec" office:value-type="string">
            <text:p>1</text:p>
          </table:table-cell>
          <table:table-cell xmlns:odf="http://opendocumentfellowship.org/1.0/spec" office:value-type="string">
            <text:p>arc cosine of SQRT(2)/2 is PI()/4 radians.</text:p>
          </table:table-cell>
          <table:table-cell xmlns:odf="http://opendocumentfellowship.org/1.0/spec" table:formula="oooc:=ACOS(SQRT(2)/2)*4/PI()"/>
          <table:table-cell table:style-name="PassFailStyle" table:formula="oooc:=IF(ISERROR([.F338]);0;IF([.C338]=[.F338];1;0))"/>
          <table:table-cell table:style-name="WarningCellStyle" table:formula="oooc:=IF(ISERROR([.F338]);&quot;App gives unexpected error.&quot;;&quot;&quot;)"/>
        </table:table-row>
        <table:table-row table:style-name="WideRowStyle">
          <table:table-cell xmlns:odf="http://opendocumentfellowship.org/1.0/spec" office:value-type="string">
            <text:p>ACOS</text:p>
          </table:table-cell>
          <table:table-cell xmlns:odf="http://opendocumentfellowship.org/1.0/spec" office:value-type="string">
            <text:p>=ACOS(TRUE())</text:p>
          </table:table-cell>
          <table:table-cell office:value="0.0" office:value-type="float">
            <text:p>0.0</text:p>
          </table:table-cell>
          <table:table-cell xmlns:odf="http://opendocumentfellowship.org/1.0/spec" office:value-type="string">
            <text:p>1</text:p>
          </table:table-cell>
          <table:table-cell xmlns:odf="http://opendocumentfellowship.org/1.0/spec" office:value-type="string">
            <text:p>TRUE() is 1 if inline.</text:p>
          </table:table-cell>
          <table:table-cell xmlns:odf="http://opendocumentfellowship.org/1.0/spec" table:formula="oooc:=ACOS(TRUE())"/>
          <table:table-cell table:style-name="PassFailStyle" table:formula="oooc:=IF(ISERROR([.F339]);0;IF([.C339]=[.F339];1;0))"/>
          <table:table-cell table:style-name="WarningCellStyle" table:formula="oooc:=IF(ISERROR([.F339]);&quot;App gives unexpected error.&quot;;&quot;&quot;)"/>
        </table:table-row>
        <table:table-row table:style-name="WideRowStyle">
          <table:table-cell xmlns:odf="http://opendocumentfellowship.org/1.0/spec" office:value-type="string">
            <text:p>ACOS</text:p>
          </table:table-cell>
          <table:table-cell xmlns:odf="http://opendocumentfellowship.org/1.0/spec" office:value-type="string">
            <text:p>=ACOS(-1.0)/PI()</text:p>
          </table:table-cell>
          <table:table-cell office:value="1" office:value-type="float">
            <text:p>1</text:p>
          </table:table-cell>
          <table:table-cell xmlns:odf="http://opendocumentfellowship.org/1.0/spec" office:value-type="string">
            <text:p>1</text:p>
          </table:table-cell>
          <table:table-cell xmlns:odf="http://opendocumentfellowship.org/1.0/spec" office:value-type="string">
            <text:p>The result must be between 0.0 and PI().</text:p>
          </table:table-cell>
          <table:table-cell xmlns:odf="http://opendocumentfellowship.org/1.0/spec" table:formula="oooc:=ACOS(-1.0)/PI()"/>
          <table:table-cell table:style-name="PassFailStyle" table:formula="oooc:=IF(ISERROR([.F340]);0;IF([.C340]=[.F340];1;0))"/>
          <table:table-cell table:style-name="WarningCellStyle" table:formula="oooc:=IF(ISERROR([.F340]);&quot;App gives unexpected error.&quot;;&quot;&quot;)"/>
        </table:table-row>
        <table:table-row table:style-name="WideRowStyle">
          <table:table-cell xmlns:odf="http://opendocumentfellowship.org/1.0/spec" office:value-type="string">
            <text:p>ACOS</text:p>
          </table:table-cell>
          <table:table-cell xmlns:odf="http://opendocumentfellowship.org/1.0/spec" office:value-type="string">
            <text:p>=ACOS(2.0)</text:p>
          </table:table-cell>
          <table:table-cell office:value="Error" office:value-type="string">
            <text:p>Error</text:p>
          </table:table-cell>
          <table:table-cell xmlns:odf="http://opendocumentfellowship.org/1.0/spec" office:value-type="string">
            <text:p>1</text:p>
          </table:table-cell>
          <table:table-cell xmlns:odf="http://opendocumentfellowship.org/1.0/spec" office:value-type="string">
            <text:p>The argument must be between -1.0 and 1.0.</text:p>
          </table:table-cell>
          <table:table-cell xmlns:odf="http://opendocumentfellowship.org/1.0/spec" table:formula="oooc:=ACOS(2.0)"/>
          <table:table-cell table:style-name="PassFailStyle" table:formula="oooc:=IF(ISERROR([.F341]);1;0)"/>
        </table:table-row>
        <table:table-row table:style-name="WideRowStyle">
          <table:table-cell xmlns:odf="http://opendocumentfellowship.org/1.0/spec" office:value-type="string">
            <text:p>ACOSH</text:p>
          </table:table-cell>
          <table:table-cell xmlns:odf="http://opendocumentfellowship.org/1.0/spec" office:value-type="string">
            <text:p>=ACOSH(1)</text:p>
          </table:table-cell>
          <table:table-cell office:value="0" office:value-type="float">
            <text:p>0</text:p>
          </table:table-cell>
          <table:table-cell xmlns:odf="http://opendocumentfellowship.org/1.0/spec" office:value-type="string">
            <text:p>3</text:p>
          </table:table-cell>
          <table:table-cell xmlns:odf="http://opendocumentfellowship.org/1.0/spec" office:value-type="string">
            <text:p/>
          </table:table-cell>
          <table:table-cell xmlns:odf="http://opendocumentfellowship.org/1.0/spec" table:formula="oooc:=ACOSH(1)"/>
          <table:table-cell table:style-name="PassFailStyle" table:formula="oooc:=IF(ISERROR([.F342]);0;IF([.C342]=[.F342];1;0))"/>
          <table:table-cell table:style-name="WarningCellStyle" table:formula="oooc:=IF(ISERROR([.F342]);&quot;App gives unexpected error.&quot;;&quot;&quot;)"/>
        </table:table-row>
        <table:table-row table:style-name="WideRowStyle">
          <table:table-cell xmlns:odf="http://opendocumentfellowship.org/1.0/spec" office:value-type="string">
            <text:p>ACOSH</text:p>
          </table:table-cell>
          <table:table-cell xmlns:odf="http://opendocumentfellowship.org/1.0/spec" office:value-type="string">
            <text:p>=ACOSH(2)</text:p>
          </table:table-cell>
          <table:table-cell office:value="1.316957897 ±ε" office:value-type="string">
            <text:p>1.316957897 ±ε</text:p>
          </table:table-cell>
          <table:table-cell xmlns:odf="http://opendocumentfellowship.org/1.0/spec" office:value-type="string">
            <text:p>3</text:p>
          </table:table-cell>
          <table:table-cell xmlns:odf="http://opendocumentfellowship.org/1.0/spec" office:value-type="string">
            <text:p/>
          </table:table-cell>
          <table:table-cell xmlns:odf="http://opendocumentfellowship.org/1.0/spec" table:formula="oooc:=ACOSH(2)"/>
          <table:table-cell table:style-name="PassFailStyle" table:formula="oooc:=IF(ABS([.F343]-1.316957897 )&lt;[.D1];1;0)"/>
          <table:table-cell table:style-name="WarningCellStyle" table:formula="oooc:=IF(ISERROR([.F343]);&quot;App gives unexpected error.&quot;;&quot;&quot;)"/>
        </table:table-row>
        <table:table-row table:style-name="WideRowStyle">
          <table:table-cell xmlns:odf="http://opendocumentfellowship.org/1.0/spec" office:value-type="string">
            <text:p>ACOT</text:p>
          </table:table-cell>
          <table:table-cell xmlns:odf="http://opendocumentfellowship.org/1.0/spec" office:value-type="string">
            <text:p>=ACOT(0)-PI()/2</text:p>
          </table:table-cell>
          <table:table-cell office:value="0±ε" office:value-type="string">
            <text:p>0±ε</text:p>
          </table:table-cell>
          <table:table-cell xmlns:odf="http://opendocumentfellowship.org/1.0/spec" office:value-type="string">
            <text:p>1</text:p>
          </table:table-cell>
          <table:table-cell xmlns:odf="http://opendocumentfellowship.org/1.0/spec" office:value-type="string">
            <text:p>arc cotangent of 0 is PI()/2 radians.</text:p>
          </table:table-cell>
          <table:table-cell xmlns:odf="http://opendocumentfellowship.org/1.0/spec" table:formula="oooc:=ACOT(0)-PI()/2"/>
          <table:table-cell table:style-name="PassFailStyle" table:formula="oooc:=IF(ABS([.F344]-0)&lt;[.D1];1;0)"/>
          <table:table-cell table:style-name="WarningCellStyle" table:formula="oooc:=IF(ISERROR([.F344]);&quot;App gives unexpected error.&quot;;&quot;&quot;)"/>
        </table:table-row>
        <table:table-row table:style-name="WideRowStyle">
          <table:table-cell xmlns:odf="http://opendocumentfellowship.org/1.0/spec" office:value-type="string">
            <text:p>ACOTH</text:p>
          </table:table-cell>
          <table:table-cell xmlns:odf="http://opendocumentfellowship.org/1.0/spec" office:value-type="string">
            <text:p>=ACOTH(2)</text:p>
          </table:table-cell>
          <table:table-cell office:value="0.549306144±ε" office:value-type="string">
            <text:p>0.549306144±ε</text:p>
          </table:table-cell>
          <table:table-cell xmlns:odf="http://opendocumentfellowship.org/1.0/spec" office:value-type="string">
            <text:p>3</text:p>
          </table:table-cell>
          <table:table-cell xmlns:odf="http://opendocumentfellowship.org/1.0/spec" office:value-type="string">
            <text:p/>
          </table:table-cell>
          <table:table-cell xmlns:odf="http://opendocumentfellowship.org/1.0/spec" table:formula="oooc:=ACOTH(2)"/>
          <table:table-cell table:style-name="PassFailStyle" table:formula="oooc:=IF(ABS([.F345]-0.549306144)&lt;[.D1];1;0)"/>
          <table:table-cell table:style-name="WarningCellStyle" table:formula="oooc:=IF(ISERROR([.F345]);&quot;App gives unexpected error.&quot;;&quot;&quot;)"/>
        </table:table-row>
        <table:table-row table:style-name="WideRowStyle">
          <table:table-cell xmlns:odf="http://opendocumentfellowship.org/1.0/spec" office:value-type="string">
            <text:p>ASIN</text:p>
          </table:table-cell>
          <table:table-cell xmlns:odf="http://opendocumentfellowship.org/1.0/spec" office:value-type="string">
            <text:p>=ASIN(SQRT(2)/2)*4/PI()</text:p>
          </table:table-cell>
          <table:table-cell office:value="1" office:value-type="float">
            <text:p>1</text:p>
          </table:table-cell>
          <table:table-cell xmlns:odf="http://opendocumentfellowship.org/1.0/spec" office:value-type="string">
            <text:p>1</text:p>
          </table:table-cell>
          <table:table-cell xmlns:odf="http://opendocumentfellowship.org/1.0/spec" office:value-type="string">
            <text:p>arc sine of SQRT(2)/2 is PI()/4 radians.</text:p>
          </table:table-cell>
          <table:table-cell xmlns:odf="http://opendocumentfellowship.org/1.0/spec" table:formula="oooc:=ASIN(SQRT(2)/2)*4/PI()"/>
          <table:table-cell table:style-name="PassFailStyle" table:formula="oooc:=IF(ISERROR([.F346]);0;IF([.C346]=[.F346];1;0))"/>
          <table:table-cell table:style-name="WarningCellStyle" table:formula="oooc:=IF(ISERROR([.F346]);&quot;App gives unexpected error.&quot;;&quot;&quot;)"/>
        </table:table-row>
        <table:table-row table:style-name="WideRowStyle">
          <table:table-cell xmlns:odf="http://opendocumentfellowship.org/1.0/spec" office:value-type="string">
            <text:p>ASIN</text:p>
          </table:table-cell>
          <table:table-cell xmlns:odf="http://opendocumentfellowship.org/1.0/spec" office:value-type="string">
            <text:p>=ASIN(TRUE())*2/PI()</text:p>
          </table:table-cell>
          <table:table-cell office:value="1" office:value-type="float">
            <text:p>1</text:p>
          </table:table-cell>
          <table:table-cell xmlns:odf="http://opendocumentfellowship.org/1.0/spec" office:value-type="string">
            <text:p>1</text:p>
          </table:table-cell>
          <table:table-cell xmlns:odf="http://opendocumentfellowship.org/1.0/spec" office:value-type="string">
            <text:p>TRUE() is 1 if inline.</text:p>
          </table:table-cell>
          <table:table-cell xmlns:odf="http://opendocumentfellowship.org/1.0/spec" table:formula="oooc:=ASIN(TRUE())*2/PI()"/>
          <table:table-cell table:style-name="PassFailStyle" table:formula="oooc:=IF(ISERROR([.F347]);0;IF([.C347]=[.F347];1;0))"/>
          <table:table-cell table:style-name="WarningCellStyle" table:formula="oooc:=IF(ISERROR([.F347]);&quot;App gives unexpected error.&quot;;&quot;&quot;)"/>
        </table:table-row>
        <table:table-row table:style-name="WideRowStyle">
          <table:table-cell xmlns:odf="http://opendocumentfellowship.org/1.0/spec" office:value-type="string">
            <text:p>ASIN</text:p>
          </table:table-cell>
          <table:table-cell xmlns:odf="http://opendocumentfellowship.org/1.0/spec" office:value-type="string">
            <text:p>=ASIN(-1)*2/PI()</text:p>
          </table:table-cell>
          <table:table-cell office:value="-1" office:value-type="float">
            <text:p>-1</text:p>
          </table:table-cell>
          <table:table-cell xmlns:odf="http://opendocumentfellowship.org/1.0/spec" office:value-type="string">
            <text:p>1</text:p>
          </table:table-cell>
          <table:table-cell xmlns:odf="http://opendocumentfellowship.org/1.0/spec" office:value-type="string">
            <text:p>The result must be between -PI()/2 and PI()/2.</text:p>
          </table:table-cell>
          <table:table-cell xmlns:odf="http://opendocumentfellowship.org/1.0/spec" table:formula="oooc:=ASIN(-1)*2/PI()"/>
          <table:table-cell table:style-name="PassFailStyle" table:formula="oooc:=IF(ISERROR([.F348]);0;IF([.C348]=[.F348];1;0))"/>
          <table:table-cell table:style-name="WarningCellStyle" table:formula="oooc:=IF(ISERROR([.F348]);&quot;App gives unexpected error.&quot;;&quot;&quot;)"/>
        </table:table-row>
        <table:table-row table:style-name="WideRowStyle">
          <table:table-cell xmlns:odf="http://opendocumentfellowship.org/1.0/spec" office:value-type="string">
            <text:p>ASIN</text:p>
          </table:table-cell>
          <table:table-cell xmlns:odf="http://opendocumentfellowship.org/1.0/spec" office:value-type="string">
            <text:p>=ASIN(2)</text:p>
          </table:table-cell>
          <table:table-cell office:value="Error" office:value-type="string">
            <text:p>Error</text:p>
          </table:table-cell>
          <table:table-cell xmlns:odf="http://opendocumentfellowship.org/1.0/spec" office:value-type="string">
            <text:p>1</text:p>
          </table:table-cell>
          <table:table-cell xmlns:odf="http://opendocumentfellowship.org/1.0/spec" office:value-type="string">
            <text:p>The argument must be between -1.0 and 1.0.</text:p>
          </table:table-cell>
          <table:table-cell xmlns:odf="http://opendocumentfellowship.org/1.0/spec" table:formula="oooc:=ASIN(2)"/>
          <table:table-cell table:style-name="PassFailStyle" table:formula="oooc:=IF(ISERROR([.F349]);1;0)"/>
        </table:table-row>
        <table:table-row table:style-name="WideRowStyle">
          <table:table-cell xmlns:odf="http://opendocumentfellowship.org/1.0/spec" office:value-type="string">
            <text:p>ASINH</text:p>
          </table:table-cell>
          <table:table-cell xmlns:odf="http://opendocumentfellowship.org/1.0/spec" office:value-type="string">
            <text:p>=ASINH(0)</text:p>
          </table:table-cell>
          <table:table-cell office:value="0" office:value-type="float">
            <text:p>0</text:p>
          </table:table-cell>
          <table:table-cell xmlns:odf="http://opendocumentfellowship.org/1.0/spec" office:value-type="string">
            <text:p>3</text:p>
          </table:table-cell>
          <table:table-cell xmlns:odf="http://opendocumentfellowship.org/1.0/spec" office:value-type="string">
            <text:p/>
          </table:table-cell>
          <table:table-cell xmlns:odf="http://opendocumentfellowship.org/1.0/spec" table:formula="oooc:=ASINH(0)"/>
          <table:table-cell table:style-name="PassFailStyle" table:formula="oooc:=IF(ISERROR([.F350]);0;IF([.C350]=[.F350];1;0))"/>
          <table:table-cell table:style-name="WarningCellStyle" table:formula="oooc:=IF(ISERROR([.F350]);&quot;App gives unexpected error.&quot;;&quot;&quot;)"/>
        </table:table-row>
        <table:table-row table:style-name="WideRowStyle">
          <table:table-cell xmlns:odf="http://opendocumentfellowship.org/1.0/spec" office:value-type="string">
            <text:p>ASINH</text:p>
          </table:table-cell>
          <table:table-cell xmlns:odf="http://opendocumentfellowship.org/1.0/spec" office:value-type="string">
            <text:p>=ASINH(1)</text:p>
          </table:table-cell>
          <table:table-cell office:value="0.881373587 ±ε" office:value-type="string">
            <text:p>0.881373587 ±ε</text:p>
          </table:table-cell>
          <table:table-cell xmlns:odf="http://opendocumentfellowship.org/1.0/spec" office:value-type="string">
            <text:p>3</text:p>
          </table:table-cell>
          <table:table-cell xmlns:odf="http://opendocumentfellowship.org/1.0/spec" office:value-type="string">
            <text:p/>
          </table:table-cell>
          <table:table-cell xmlns:odf="http://opendocumentfellowship.org/1.0/spec" table:formula="oooc:=ASINH(1)"/>
          <table:table-cell table:style-name="PassFailStyle" table:formula="oooc:=IF(ABS([.F351]-0.881373587 )&lt;[.D1];1;0)"/>
          <table:table-cell table:style-name="WarningCellStyle" table:formula="oooc:=IF(ISERROR([.F351]);&quot;App gives unexpected error.&quot;;&quot;&quot;)"/>
        </table:table-row>
        <table:table-row table:style-name="WideRowStyle">
          <table:table-cell xmlns:odf="http://opendocumentfellowship.org/1.0/spec" office:value-type="string">
            <text:p>ATAN</text:p>
          </table:table-cell>
          <table:table-cell xmlns:odf="http://opendocumentfellowship.org/1.0/spec" office:value-type="string">
            <text:p>=ATAN(1)*4/PI()</text:p>
          </table:table-cell>
          <table:table-cell office:value="1±ε" office:value-type="string">
            <text:p>1±ε</text:p>
          </table:table-cell>
          <table:table-cell xmlns:odf="http://opendocumentfellowship.org/1.0/spec" office:value-type="string">
            <text:p>1</text:p>
          </table:table-cell>
          <table:table-cell xmlns:odf="http://opendocumentfellowship.org/1.0/spec" office:value-type="string">
            <text:p>arc tangent of 1 is PI()/4 radians.</text:p>
          </table:table-cell>
          <table:table-cell xmlns:odf="http://opendocumentfellowship.org/1.0/spec" table:formula="oooc:=ATAN(1)*4/PI()"/>
          <table:table-cell table:style-name="PassFailStyle" table:formula="oooc:=IF(ABS([.F352]-1)&lt;[.D1];1;0)"/>
          <table:table-cell table:style-name="WarningCellStyle" table:formula="oooc:=IF(ISERROR([.F352]);&quot;App gives unexpected error.&quot;;&quot;&quot;)"/>
        </table:table-row>
        <table:table-row table:style-name="WideRowStyle">
          <table:table-cell xmlns:odf="http://opendocumentfellowship.org/1.0/spec" office:value-type="string">
            <text:p>ATAN</text:p>
          </table:table-cell>
          <table:table-cell xmlns:odf="http://opendocumentfellowship.org/1.0/spec" office:value-type="string">
            <text:p>=ATAN(-1.0e16)</text:p>
          </table:table-cell>
          <table:table-cell office:value="-1.570796±0.0001" office:value-type="string">
            <text:p>-1.570796±0.0001</text:p>
          </table:table-cell>
          <table:table-cell xmlns:odf="http://opendocumentfellowship.org/1.0/spec" office:value-type="string">
            <text:p>1</text:p>
          </table:table-cell>
          <table:table-cell xmlns:odf="http://opendocumentfellowship.org/1.0/spec" office:value-type="string">
            <text:p>Check if ATAN gives reasonably accurate results, and that slightly negative values as input produce numbers near -π/2.</text:p>
          </table:table-cell>
          <table:table-cell xmlns:odf="http://opendocumentfellowship.org/1.0/spec" table:formula="oooc:=ATAN(-1.0e16)"/>
          <table:table-cell table:style-name="PassFailStyle" table:formula="oooc:=IF(ABS([.F353]--1.570796)&lt;0.0001;1;0)"/>
          <table:table-cell table:style-name="WarningCellStyle" table:formula="oooc:=IF(ISERROR([.F353]);&quot;App gives unexpected error.&quot;;&quot;&quot;)"/>
        </table:table-row>
        <table:table-row table:style-name="WideRowStyle">
          <table:table-cell xmlns:odf="http://opendocumentfellowship.org/1.0/spec" office:value-type="string">
            <text:p>ATAN2</text:p>
          </table:table-cell>
          <table:table-cell xmlns:odf="http://opendocumentfellowship.org/1.0/spec" office:value-type="string">
            <text:p>=ATAN2(1;1)*4/PI()</text:p>
          </table:table-cell>
          <table:table-cell office:value="1±ε" office:value-type="string">
            <text:p>1±ε</text:p>
          </table:table-cell>
          <table:table-cell xmlns:odf="http://opendocumentfellowship.org/1.0/spec" office:value-type="string">
            <text:p>1</text:p>
          </table:table-cell>
          <table:table-cell xmlns:odf="http://opendocumentfellowship.org/1.0/spec" office:value-type="string">
            <text:p>arc tangent of 1.0/1.0 is PI()/4 radians.</text:p>
          </table:table-cell>
          <table:table-cell xmlns:odf="http://opendocumentfellowship.org/1.0/spec" table:formula="oooc:=ATAN2(1;1)*4/PI()"/>
          <table:table-cell table:style-name="PassFailStyle" table:formula="oooc:=IF(ABS([.F354]-1)&lt;[.D1];1;0)"/>
          <table:table-cell table:style-name="WarningCellStyle" table:formula="oooc:=IF(ISERROR([.F354]);&quot;App gives unexpected error.&quot;;&quot;&quot;)"/>
        </table:table-row>
        <table:table-row table:style-name="WideRowStyle">
          <table:table-cell xmlns:odf="http://opendocumentfellowship.org/1.0/spec" office:value-type="string">
            <text:p>ATAN2</text:p>
          </table:table-cell>
          <table:table-cell xmlns:odf="http://opendocumentfellowship.org/1.0/spec" office:value-type="string">
            <text:p>=ATAN2(1;-1)*4/PI()</text:p>
          </table:table-cell>
          <table:table-cell office:value="-1±ε" office:value-type="string">
            <text:p>-1±ε</text:p>
          </table:table-cell>
          <table:table-cell xmlns:odf="http://opendocumentfellowship.org/1.0/spec" office:value-type="string">
            <text:p>1</text:p>
          </table:table-cell>
          <table:table-cell xmlns:odf="http://opendocumentfellowship.org/1.0/spec" office:value-type="string">
            <text:p>Location of sign makes a difference.</text:p>
          </table:table-cell>
          <table:table-cell xmlns:odf="http://opendocumentfellowship.org/1.0/spec" table:formula="oooc:=ATAN2(1;-1)*4/PI()"/>
          <table:table-cell table:style-name="PassFailStyle" table:formula="oooc:=IF(ABS([.F355]--1)&lt;[.D1];1;0)"/>
          <table:table-cell table:style-name="WarningCellStyle" table:formula="oooc:=IF(ISERROR([.F355]);&quot;App gives unexpected error.&quot;;&quot;&quot;)"/>
        </table:table-row>
        <table:table-row table:style-name="WideRowStyle">
          <table:table-cell xmlns:odf="http://opendocumentfellowship.org/1.0/spec" office:value-type="string">
            <text:p>ATAN2</text:p>
          </table:table-cell>
          <table:table-cell xmlns:odf="http://opendocumentfellowship.org/1.0/spec" office:value-type="string">
            <text:p>=ATAN2(-1;1)*4/PI()</text:p>
          </table:table-cell>
          <table:table-cell office:value="3±ε" office:value-type="string">
            <text:p>3±ε</text:p>
          </table:table-cell>
          <table:table-cell xmlns:odf="http://opendocumentfellowship.org/1.0/spec" office:value-type="string">
            <text:p>1</text:p>
          </table:table-cell>
          <table:table-cell xmlns:odf="http://opendocumentfellowship.org/1.0/spec" office:value-type="string">
            <text:p>Location of sign makes a difference.</text:p>
          </table:table-cell>
          <table:table-cell xmlns:odf="http://opendocumentfellowship.org/1.0/spec" table:formula="oooc:=ATAN2(-1;1)*4/PI()"/>
          <table:table-cell table:style-name="PassFailStyle" table:formula="oooc:=IF(ABS([.F356]-3)&lt;[.D1];1;0)"/>
          <table:table-cell table:style-name="WarningCellStyle" table:formula="oooc:=IF(ISERROR([.F356]);&quot;App gives unexpected error.&quot;;&quot;&quot;)"/>
        </table:table-row>
        <table:table-row table:style-name="WideRowStyle">
          <table:table-cell xmlns:odf="http://opendocumentfellowship.org/1.0/spec" office:value-type="string">
            <text:p>ATAN2</text:p>
          </table:table-cell>
          <table:table-cell xmlns:odf="http://opendocumentfellowship.org/1.0/spec" office:value-type="string">
            <text:p>=ATAN2(-1;-1)*4/PI()</text:p>
          </table:table-cell>
          <table:table-cell office:value="-3±ε" office:value-type="string">
            <text:p>-3±ε</text:p>
          </table:table-cell>
          <table:table-cell xmlns:odf="http://opendocumentfellowship.org/1.0/spec" office:value-type="string">
            <text:p>1</text:p>
          </table:table-cell>
          <table:table-cell xmlns:odf="http://opendocumentfellowship.org/1.0/spec" office:value-type="string">
            <text:p>Location of sign makes a difference.</text:p>
          </table:table-cell>
          <table:table-cell xmlns:odf="http://opendocumentfellowship.org/1.0/spec" table:formula="oooc:=ATAN2(-1;-1)*4/PI()"/>
          <table:table-cell table:style-name="PassFailStyle" table:formula="oooc:=IF(ABS([.F357]--3)&lt;[.D1];1;0)"/>
          <table:table-cell table:style-name="WarningCellStyle" table:formula="oooc:=IF(ISERROR([.F357]);&quot;App gives unexpected error.&quot;;&quot;&quot;)"/>
        </table:table-row>
        <table:table-row table:style-name="WideRowStyle">
          <table:table-cell xmlns:odf="http://opendocumentfellowship.org/1.0/spec" office:value-type="string">
            <text:p>ATAN2</text:p>
          </table:table-cell>
          <table:table-cell xmlns:odf="http://opendocumentfellowship.org/1.0/spec" office:value-type="string">
            <text:p>=SIGN(ATAN2(-1.0;0.001))</text:p>
          </table:table-cell>
          <table:table-cell office:value="1" office:value-type="float">
            <text:p>1</text:p>
          </table:table-cell>
          <table:table-cell xmlns:odf="http://opendocumentfellowship.org/1.0/spec" office:value-type="string">
            <text:p>1</text:p>
          </table:table-cell>
          <table:table-cell xmlns:odf="http://opendocumentfellowship.org/1.0/spec" office:value-type="string">
            <text:p>The result must be between -PI() and PI().</text:p>
          </table:table-cell>
          <table:table-cell xmlns:odf="http://opendocumentfellowship.org/1.0/spec" table:formula="oooc:=SIGN(ATAN2(-1.0;0.001))"/>
          <table:table-cell table:style-name="PassFailStyle" table:formula="oooc:=IF(ISERROR([.F358]);0;IF([.C358]=[.F358];1;0))"/>
          <table:table-cell table:style-name="WarningCellStyle" table:formula="oooc:=IF(ISERROR([.F358]);&quot;App gives unexpected error.&quot;;&quot;&quot;)"/>
        </table:table-row>
        <table:table-row table:style-name="WideRowStyle">
          <table:table-cell xmlns:odf="http://opendocumentfellowship.org/1.0/spec" office:value-type="string">
            <text:p>ATAN2</text:p>
          </table:table-cell>
          <table:table-cell xmlns:odf="http://opendocumentfellowship.org/1.0/spec" office:value-type="string">
            <text:p>=SIGN(ATAN2(-1.0;-0.001))</text:p>
          </table:table-cell>
          <table:table-cell office:value="-1" office:value-type="float">
            <text:p>-1</text:p>
          </table:table-cell>
          <table:table-cell xmlns:odf="http://opendocumentfellowship.org/1.0/spec" office:value-type="string">
            <text:p>1</text:p>
          </table:table-cell>
          <table:table-cell xmlns:odf="http://opendocumentfellowship.org/1.0/spec" office:value-type="string">
            <text:p>The result must be between -PI() and PI().</text:p>
          </table:table-cell>
          <table:table-cell xmlns:odf="http://opendocumentfellowship.org/1.0/spec" table:formula="oooc:=SIGN(ATAN2(-1.0;-0.001))"/>
          <table:table-cell table:style-name="PassFailStyle" table:formula="oooc:=IF(ISERROR([.F359]);0;IF([.C359]=[.F359];1;0))"/>
          <table:table-cell table:style-name="WarningCellStyle" table:formula="oooc:=IF(ISERROR([.F359]);&quot;App gives unexpected error.&quot;;&quot;&quot;)"/>
        </table:table-row>
        <table:table-row table:style-name="WideRowStyle">
          <table:table-cell xmlns:odf="http://opendocumentfellowship.org/1.0/spec" office:value-type="string">
            <text:p>ATAN2</text:p>
          </table:table-cell>
          <table:table-cell xmlns:odf="http://opendocumentfellowship.org/1.0/spec" office:value-type="string">
            <text:p>=ATAN2(-1.0;0)/PI()</text:p>
          </table:table-cell>
          <table:table-cell office:value="1±ε" office:value-type="string">
            <text:p>1±ε</text:p>
          </table:table-cell>
          <table:table-cell xmlns:odf="http://opendocumentfellowship.org/1.0/spec" office:value-type="string">
            <text:p>1</text:p>
          </table:table-cell>
          <table:table-cell xmlns:odf="http://opendocumentfellowship.org/1.0/spec" office:value-type="string">
            <text:p>By definition ATAN2(-1,0) should give PI() rather than -PI().</text:p>
          </table:table-cell>
          <table:table-cell xmlns:odf="http://opendocumentfellowship.org/1.0/spec" table:formula="oooc:=ATAN2(-1.0;0)/PI()"/>
          <table:table-cell table:style-name="PassFailStyle" table:formula="oooc:=IF(ABS([.F360]-1)&lt;[.D1];1;0)"/>
          <table:table-cell table:style-name="WarningCellStyle" table:formula="oooc:=IF(ISERROR([.F360]);&quot;App gives unexpected error.&quot;;&quot;&quot;)"/>
        </table:table-row>
        <table:table-row table:style-name="WideRowStyle">
          <table:table-cell xmlns:odf="http://opendocumentfellowship.org/1.0/spec" office:value-type="string">
            <text:p>ATANH</text:p>
          </table:table-cell>
          <table:table-cell xmlns:odf="http://opendocumentfellowship.org/1.0/spec" office:value-type="string">
            <text:p>=ATANH(0)</text:p>
          </table:table-cell>
          <table:table-cell office:value="0" office:value-type="float">
            <text:p>0</text:p>
          </table:table-cell>
          <table:table-cell xmlns:odf="http://opendocumentfellowship.org/1.0/spec" office:value-type="string">
            <text:p>3</text:p>
          </table:table-cell>
          <table:table-cell xmlns:odf="http://opendocumentfellowship.org/1.0/spec" office:value-type="string">
            <text:p/>
          </table:table-cell>
          <table:table-cell xmlns:odf="http://opendocumentfellowship.org/1.0/spec" table:formula="oooc:=ATANH(0)"/>
          <table:table-cell table:style-name="PassFailStyle" table:formula="oooc:=IF(ISERROR([.F361]);0;IF([.C361]=[.F361];1;0))"/>
          <table:table-cell table:style-name="WarningCellStyle" table:formula="oooc:=IF(ISERROR([.F361]);&quot;App gives unexpected error.&quot;;&quot;&quot;)"/>
        </table:table-row>
        <table:table-row table:style-name="WideRowStyle">
          <table:table-cell xmlns:odf="http://opendocumentfellowship.org/1.0/spec" office:value-type="string">
            <text:p>ATANH</text:p>
          </table:table-cell>
          <table:table-cell xmlns:odf="http://opendocumentfellowship.org/1.0/spec" office:value-type="string">
            <text:p>=ATANH(0.5)</text:p>
          </table:table-cell>
          <table:table-cell office:value="0.549306144 ±ε" office:value-type="string">
            <text:p>0.549306144 ±ε</text:p>
          </table:table-cell>
          <table:table-cell xmlns:odf="http://opendocumentfellowship.org/1.0/spec" office:value-type="string">
            <text:p>3</text:p>
          </table:table-cell>
          <table:table-cell xmlns:odf="http://opendocumentfellowship.org/1.0/spec" office:value-type="string">
            <text:p/>
          </table:table-cell>
          <table:table-cell xmlns:odf="http://opendocumentfellowship.org/1.0/spec" table:formula="oooc:=ATANH(0.5)"/>
          <table:table-cell table:style-name="PassFailStyle" table:formula="oooc:=IF(ABS([.F362]-0.549306144 )&lt;[.D1];1;0)"/>
          <table:table-cell table:style-name="WarningCellStyle" table:formula="oooc:=IF(ISERROR([.F362]);&quot;App gives unexpected error.&quot;;&quot;&quot;)"/>
        </table:table-row>
        <table:table-row table:style-name="WideRowStyle">
          <table:table-cell xmlns:odf="http://opendocumentfellowship.org/1.0/spec" office:value-type="string">
            <text:p>AVERAGE</text:p>
          </table:table-cell>
          <table:table-cell xmlns:odf="http://opendocumentfellowship.org/1.0/spec" office:value-type="string">
            <text:p>=AVERAGE(2;4)</text:p>
          </table:table-cell>
          <table:table-cell office:value="3" office:value-type="float">
            <text:p>3</text:p>
          </table:table-cell>
          <table:table-cell xmlns:odf="http://opendocumentfellowship.org/1.0/spec" office:value-type="string">
            <text:p>1</text:p>
          </table:table-cell>
          <table:table-cell xmlns:odf="http://opendocumentfellowship.org/1.0/spec" office:value-type="string">
            <text:p>Simple average.</text:p>
          </table:table-cell>
          <table:table-cell xmlns:odf="http://opendocumentfellowship.org/1.0/spec" table:formula="oooc:=AVERAGE(2;4)"/>
          <table:table-cell table:style-name="PassFailStyle" table:formula="oooc:=IF(ISERROR([.F363]);0;IF([.C363]=[.F363];1;0))"/>
          <table:table-cell table:style-name="WarningCellStyle" table:formula="oooc:=IF(ISERROR([.F363]);&quot;App gives unexpected error.&quot;;&quot;&quot;)"/>
        </table:table-row>
        <table:table-row table:style-name="WideRowStyle">
          <table:table-cell xmlns:odf="http://opendocumentfellowship.org/1.0/spec" office:value-type="string">
            <text:p>BESSELI</text:p>
          </table:table-cell>
          <table:table-cell xmlns:odf="http://opendocumentfellowship.org/1.0/spec" office:value-type="string">
            <text:p>=BESSELI(2;2)</text:p>
          </table:table-cell>
          <table:table-cell office:value="0.688948±ε" office:value-type="string">
            <text:p>0.688948±ε</text:p>
          </table:table-cell>
          <table:table-cell xmlns:odf="http://opendocumentfellowship.org/1.0/spec" office:value-type="string">
            <text:p>1</text:p>
          </table:table-cell>
          <table:table-cell xmlns:odf="http://opendocumentfellowship.org/1.0/spec" office:value-type="string">
            <text:p>Sample value</text:p>
          </table:table-cell>
          <table:table-cell xmlns:odf="http://opendocumentfellowship.org/1.0/spec" table:formula="oooc:=BESSELI(2;2)"/>
          <table:table-cell table:style-name="PassFailStyle" table:formula="oooc:=IF(ABS([.F364]-0.688948)&lt;[.D1];1;0)"/>
          <table:table-cell table:style-name="WarningCellStyle" table:formula="oooc:=IF(ISERROR([.F364]);&quot;App gives unexpected error.&quot;;&quot;&quot;)"/>
        </table:table-row>
        <table:table-row table:style-name="WideRowStyle">
          <table:table-cell xmlns:odf="http://opendocumentfellowship.org/1.0/spec" office:value-type="string">
            <text:p>BESSELJ</text:p>
          </table:table-cell>
          <table:table-cell xmlns:odf="http://opendocumentfellowship.org/1.0/spec" office:value-type="string">
            <text:p>=BESSELJ(1;0)</text:p>
          </table:table-cell>
          <table:table-cell office:value="0.765198±ε" office:value-type="string">
            <text:p>0.765198±ε</text:p>
          </table:table-cell>
          <table:table-cell xmlns:odf="http://opendocumentfellowship.org/1.0/spec" office:value-type="string">
            <text:p>1</text:p>
          </table:table-cell>
          <table:table-cell xmlns:odf="http://opendocumentfellowship.org/1.0/spec" office:value-type="string">
            <text:p>Sample value</text:p>
          </table:table-cell>
          <table:table-cell xmlns:odf="http://opendocumentfellowship.org/1.0/spec" table:formula="oooc:=BESSELJ(1;0)"/>
          <table:table-cell table:style-name="PassFailStyle" table:formula="oooc:=IF(ABS([.F365]-0.765198)&lt;[.D1];1;0)"/>
          <table:table-cell table:style-name="WarningCellStyle" table:formula="oooc:=IF(ISERROR([.F365]);&quot;App gives unexpected error.&quot;;&quot;&quot;)"/>
        </table:table-row>
        <table:table-row table:style-name="WideRowStyle">
          <table:table-cell xmlns:odf="http://opendocumentfellowship.org/1.0/spec" office:value-type="string">
            <text:p>BESSELK</text:p>
          </table:table-cell>
          <table:table-cell xmlns:odf="http://opendocumentfellowship.org/1.0/spec" office:value-type="string">
            <text:p>=BESSELK(3;0)</text:p>
          </table:table-cell>
          <table:table-cell office:value="0.03474±1e-5" office:value-type="string">
            <text:p>0.03474±1e-5</text:p>
          </table:table-cell>
          <table:table-cell xmlns:odf="http://opendocumentfellowship.org/1.0/spec" office:value-type="string">
            <text:p>1</text:p>
          </table:table-cell>
          <table:table-cell xmlns:odf="http://opendocumentfellowship.org/1.0/spec" office:value-type="string">
            <text:p>Sample value</text:p>
          </table:table-cell>
          <table:table-cell xmlns:odf="http://opendocumentfellowship.org/1.0/spec" table:formula="oooc:=BESSELK(3;0)"/>
          <table:table-cell table:style-name="PassFailStyle" table:formula="oooc:=IF(ABS([.F366]-0.03474)&lt;1e-5;1;0)"/>
          <table:table-cell table:style-name="WarningCellStyle" table:formula="oooc:=IF(ISERROR([.F366]);&quot;App gives unexpected error.&quot;;&quot;&quot;)"/>
        </table:table-row>
        <table:table-row table:style-name="WideRowStyle">
          <table:table-cell xmlns:odf="http://opendocumentfellowship.org/1.0/spec" office:value-type="string">
            <text:p>BESSELY</text:p>
          </table:table-cell>
          <table:table-cell xmlns:odf="http://opendocumentfellowship.org/1.0/spec" office:value-type="string">
            <text:p>=BESSELY(1;1)</text:p>
          </table:table-cell>
          <table:table-cell office:value="-0.781213±ε" office:value-type="string">
            <text:p>-0.781213±ε</text:p>
          </table:table-cell>
          <table:table-cell xmlns:odf="http://opendocumentfellowship.org/1.0/spec" office:value-type="string">
            <text:p>1</text:p>
          </table:table-cell>
          <table:table-cell xmlns:odf="http://opendocumentfellowship.org/1.0/spec" office:value-type="string">
            <text:p>Sample value</text:p>
          </table:table-cell>
          <table:table-cell xmlns:odf="http://opendocumentfellowship.org/1.0/spec" table:formula="oooc:=BESSELY(1;1)"/>
          <table:table-cell table:style-name="PassFailStyle" table:formula="oooc:=IF(ABS([.F367]--0.781213)&lt;[.D1];1;0)"/>
          <table:table-cell table:style-name="WarningCellStyle" table:formula="oooc:=IF(ISERROR([.F367]);&quot;App gives unexpected error.&quot;;&quot;&quot;)"/>
        </table:table-row>
        <table:table-row table:style-name="WideRowStyle">
          <table:table-cell xmlns:odf="http://opendocumentfellowship.org/1.0/spec" office:value-type="string">
            <text:p>CEILING</text:p>
          </table:table-cell>
          <table:table-cell xmlns:odf="http://opendocumentfellowship.org/1.0/spec" office:value-type="string">
            <text:p>=CEILING(2; 1)</text:p>
          </table:table-cell>
          <table:table-cell office:value="2" office:value-type="float">
            <text:p>2</text:p>
          </table:table-cell>
          <table:table-cell xmlns:odf="http://opendocumentfellowship.org/1.0/spec" office:value-type="string">
            <text:p>1</text:p>
          </table:table-cell>
          <table:table-cell xmlns:odf="http://opendocumentfellowship.org/1.0/spec" office:value-type="string">
            <text:p>Rounding an integer returns the integer.</text:p>
          </table:table-cell>
          <table:table-cell xmlns:odf="http://opendocumentfellowship.org/1.0/spec" table:formula="oooc:=CEILING(2; 1)"/>
          <table:table-cell table:style-name="PassFailStyle" table:formula="oooc:=IF(ISERROR([.F368]);0;IF([.C368]=[.F368];1;0))"/>
          <table:table-cell table:style-name="WarningCellStyle" table:formula="oooc:=IF(ISERROR([.F368]);&quot;App gives unexpected error.&quot;;&quot;&quot;)"/>
        </table:table-row>
        <table:table-row table:style-name="WideRowStyle">
          <table:table-cell xmlns:odf="http://opendocumentfellowship.org/1.0/spec" office:value-type="string">
            <text:p>CEILING</text:p>
          </table:table-cell>
          <table:table-cell xmlns:odf="http://opendocumentfellowship.org/1.0/spec" office:value-type="string">
            <text:p>=CEILING(2; 3)</text:p>
          </table:table-cell>
          <table:table-cell office:value="3" office:value-type="float">
            <text:p>3</text:p>
          </table:table-cell>
          <table:table-cell xmlns:odf="http://opendocumentfellowship.org/1.0/spec" office:value-type="string">
            <text:p>1</text:p>
          </table:table-cell>
          <table:table-cell xmlns:odf="http://opendocumentfellowship.org/1.0/spec" office:value-type="string">
            <text:p>Round 2 up to the nearest multple of 3.</text:p>
          </table:table-cell>
          <table:table-cell xmlns:odf="http://opendocumentfellowship.org/1.0/spec" table:formula="oooc:=CEILING(2; 3)"/>
          <table:table-cell table:style-name="PassFailStyle" table:formula="oooc:=IF(ISERROR([.F369]);0;IF([.C369]=[.F369];1;0))"/>
          <table:table-cell table:style-name="WarningCellStyle" table:formula="oooc:=IF(ISERROR([.F369]);&quot;App gives unexpected error.&quot;;&quot;&quot;)"/>
        </table:table-row>
        <table:table-row table:style-name="WideRowStyle">
          <table:table-cell xmlns:odf="http://opendocumentfellowship.org/1.0/spec" office:value-type="string">
            <text:p>CEILING</text:p>
          </table:table-cell>
          <table:table-cell xmlns:odf="http://opendocumentfellowship.org/1.0/spec" office:value-type="string">
            <text:p>=CEILING(2.5; 1)</text:p>
          </table:table-cell>
          <table:table-cell office:value="3" office:value-type="float">
            <text:p>3</text:p>
          </table:table-cell>
          <table:table-cell xmlns:odf="http://opendocumentfellowship.org/1.0/spec" office:value-type="string">
            <text:p>1</text:p>
          </table:table-cell>
          <table:table-cell xmlns:odf="http://opendocumentfellowship.org/1.0/spec" office:value-type="string">
            <text:p>Round 2.5 up to the next larger integer.</text:p>
          </table:table-cell>
          <table:table-cell xmlns:odf="http://opendocumentfellowship.org/1.0/spec" table:formula="oooc:=CEILING(2.5; 1)"/>
          <table:table-cell table:style-name="PassFailStyle" table:formula="oooc:=IF(ISERROR([.F370]);0;IF([.C370]=[.F370];1;0))"/>
          <table:table-cell table:style-name="WarningCellStyle" table:formula="oooc:=IF(ISERROR([.F370]);&quot;App gives unexpected error.&quot;;&quot;&quot;)"/>
        </table:table-row>
        <table:table-row table:style-name="WideRowStyle">
          <table:table-cell xmlns:odf="http://opendocumentfellowship.org/1.0/spec" office:value-type="string">
            <text:p>CEILING</text:p>
          </table:table-cell>
          <table:table-cell xmlns:odf="http://opendocumentfellowship.org/1.0/spec" office:value-type="string">
            <text:p>=CEILING(2.5; 2)</text:p>
          </table:table-cell>
          <table:table-cell office:value="4" office:value-type="float">
            <text:p>4</text:p>
          </table:table-cell>
          <table:table-cell xmlns:odf="http://opendocumentfellowship.org/1.0/spec" office:value-type="string">
            <text:p>1</text:p>
          </table:table-cell>
          <table:table-cell xmlns:odf="http://opendocumentfellowship.org/1.0/spec" office:value-type="string">
            <text:p>Round 2.5 up to the nearest multiple of 2.</text:p>
          </table:table-cell>
          <table:table-cell xmlns:odf="http://opendocumentfellowship.org/1.0/spec" table:formula="oooc:=CEILING(2.5; 2)"/>
          <table:table-cell table:style-name="PassFailStyle" table:formula="oooc:=IF(ISERROR([.F371]);0;IF([.C371]=[.F371];1;0))"/>
          <table:table-cell table:style-name="WarningCellStyle" table:formula="oooc:=IF(ISERROR([.F371]);&quot;App gives unexpected error.&quot;;&quot;&quot;)"/>
        </table:table-row>
        <table:table-row table:style-name="WideRowStyle">
          <table:table-cell xmlns:odf="http://opendocumentfellowship.org/1.0/spec" office:value-type="string">
            <text:p>CEILING</text:p>
          </table:table-cell>
          <table:table-cell xmlns:odf="http://opendocumentfellowship.org/1.0/spec" office:value-type="string">
            <text:p>=CEILING(2.5; 2.2)</text:p>
          </table:table-cell>
          <table:table-cell office:value="4.4" office:value-type="float">
            <text:p>4.4</text:p>
          </table:table-cell>
          <table:table-cell xmlns:odf="http://opendocumentfellowship.org/1.0/spec" office:value-type="string">
            <text:p>1</text:p>
          </table:table-cell>
          <table:table-cell xmlns:odf="http://opendocumentfellowship.org/1.0/spec" office:value-type="string">
            <text:p>Round 2.5 up to the nearest multiple of 2.2.</text:p>
          </table:table-cell>
          <table:table-cell xmlns:odf="http://opendocumentfellowship.org/1.0/spec" table:formula="oooc:=CEILING(2.5; 2.2)"/>
          <table:table-cell table:style-name="PassFailStyle" table:formula="oooc:=IF(ISERROR([.F372]);0;IF([.C372]=[.F372];1;0))"/>
          <table:table-cell table:style-name="WarningCellStyle" table:formula="oooc:=IF(ISERROR([.F372]);&quot;App gives unexpected error.&quot;;&quot;&quot;)"/>
        </table:table-row>
        <table:table-row table:style-name="WideRowStyle">
          <table:table-cell xmlns:odf="http://opendocumentfellowship.org/1.0/spec" office:value-type="string">
            <text:p>CEILING</text:p>
          </table:table-cell>
          <table:table-cell xmlns:odf="http://opendocumentfellowship.org/1.0/spec" office:value-type="string">
            <text:p>=CEILING(-2.5; -1)</text:p>
          </table:table-cell>
          <table:table-cell office:value="-2" office:value-type="float">
            <text:p>-2</text:p>
          </table:table-cell>
          <table:table-cell xmlns:odf="http://opendocumentfellowship.org/1.0/spec" office:value-type="string">
            <text:p>1</text:p>
          </table:table-cell>
          <table:table-cell xmlns:odf="http://opendocumentfellowship.org/1.0/spec" office:value-type="string">
            <text:p>This is a problem case, different programs get different results.</text:p>
          </table:table-cell>
          <table:table-cell xmlns:odf="http://opendocumentfellowship.org/1.0/spec" table:formula="oooc:=CEILING(-2.5; -1)"/>
          <table:table-cell table:style-name="PassFailStyle" table:formula="oooc:=IF(ISERROR([.F373]);0;IF([.C373]=[.F373];1;0))"/>
          <table:table-cell table:style-name="WarningCellStyle" table:formula="oooc:=IF(ISERROR([.F373]);&quot;App gives unexpected error.&quot;;&quot;&quot;)"/>
        </table:table-row>
        <table:table-row table:style-name="WideRowStyle">
          <table:table-cell xmlns:odf="http://opendocumentfellowship.org/1.0/spec" office:value-type="string">
            <text:p>COMBIN</text:p>
          </table:table-cell>
          <table:table-cell xmlns:odf="http://opendocumentfellowship.org/1.0/spec" office:value-type="string">
            <text:p>=COMBIN(5;3)</text:p>
          </table:table-cell>
          <table:table-cell office:value="10" office:value-type="float">
            <text:p>10</text:p>
          </table:table-cell>
          <table:table-cell xmlns:odf="http://opendocumentfellowship.org/1.0/spec" office:value-type="string">
            <text:p>2</text:p>
          </table:table-cell>
          <table:table-cell xmlns:odf="http://opendocumentfellowship.org/1.0/spec" office:value-type="string">
            <text:p/>
          </table:table-cell>
          <table:table-cell xmlns:odf="http://opendocumentfellowship.org/1.0/spec" table:formula="oooc:=COMBIN(5;3)"/>
          <table:table-cell table:style-name="PassFailStyle" table:formula="oooc:=IF(ISERROR([.F374]);0;IF([.C374]=[.F374];1;0))"/>
          <table:table-cell table:style-name="WarningCellStyle" table:formula="oooc:=IF(ISERROR([.F374]);&quot;App gives unexpected error.&quot;;&quot;&quot;)"/>
        </table:table-row>
        <table:table-row table:style-name="WideRowStyle">
          <table:table-cell xmlns:odf="http://opendocumentfellowship.org/1.0/spec" office:value-type="string">
            <text:p>COMBIN</text:p>
          </table:table-cell>
          <table:table-cell xmlns:odf="http://opendocumentfellowship.org/1.0/spec" office:value-type="string">
            <text:p>=COMBIN(6;3)</text:p>
          </table:table-cell>
          <table:table-cell office:value="20" office:value-type="float">
            <text:p>20</text:p>
          </table:table-cell>
          <table:table-cell xmlns:odf="http://opendocumentfellowship.org/1.0/spec" office:value-type="string">
            <text:p>2</text:p>
          </table:table-cell>
          <table:table-cell xmlns:odf="http://opendocumentfellowship.org/1.0/spec" office:value-type="string">
            <text:p/>
          </table:table-cell>
          <table:table-cell xmlns:odf="http://opendocumentfellowship.org/1.0/spec" table:formula="oooc:=COMBIN(6;3)"/>
          <table:table-cell table:style-name="PassFailStyle" table:formula="oooc:=IF(ISERROR([.F375]);0;IF([.C375]=[.F375];1;0))"/>
          <table:table-cell table:style-name="WarningCellStyle" table:formula="oooc:=IF(ISERROR([.F375]);&quot;App gives unexpected error.&quot;;&quot;&quot;)"/>
        </table:table-row>
        <table:table-row table:style-name="WideRowStyle">
          <table:table-cell xmlns:odf="http://opendocumentfellowship.org/1.0/spec" office:value-type="string">
            <text:p>COMBIN</text:p>
          </table:table-cell>
          <table:table-cell xmlns:odf="http://opendocumentfellowship.org/1.0/spec" office:value-type="string">
            <text:p>=COMBIN(42;3)</text:p>
          </table:table-cell>
          <table:table-cell office:value="11480" office:value-type="float">
            <text:p>11480</text:p>
          </table:table-cell>
          <table:table-cell xmlns:odf="http://opendocumentfellowship.org/1.0/spec" office:value-type="string">
            <text:p>2</text:p>
          </table:table-cell>
          <table:table-cell xmlns:odf="http://opendocumentfellowship.org/1.0/spec" office:value-type="string">
            <text:p/>
          </table:table-cell>
          <table:table-cell xmlns:odf="http://opendocumentfellowship.org/1.0/spec" table:formula="oooc:=COMBIN(42;3)"/>
          <table:table-cell table:style-name="PassFailStyle" table:formula="oooc:=IF(ISERROR([.F376]);0;IF([.C376]=[.F376];1;0))"/>
          <table:table-cell table:style-name="WarningCellStyle" table:formula="oooc:=IF(ISERROR([.F376]);&quot;App gives unexpected error.&quot;;&quot;&quot;)"/>
        </table:table-row>
        <table:table-row table:style-name="WideRowStyle">
          <table:table-cell xmlns:odf="http://opendocumentfellowship.org/1.0/spec" office:value-type="string">
            <text:p>COS</text:p>
          </table:table-cell>
          <table:table-cell xmlns:odf="http://opendocumentfellowship.org/1.0/spec" office:value-type="string">
            <text:p>=COS(PI()/4)*2/SQRT(2)</text:p>
          </table:table-cell>
          <table:table-cell office:value="1" office:value-type="float">
            <text:p>1</text:p>
          </table:table-cell>
          <table:table-cell xmlns:odf="http://opendocumentfellowship.org/1.0/spec" office:value-type="string">
            <text:p>1</text:p>
          </table:table-cell>
          <table:table-cell xmlns:odf="http://opendocumentfellowship.org/1.0/spec" office:value-type="string">
            <text:p>cosine of PI()/4 radians is SQRT(2)/2.</text:p>
          </table:table-cell>
          <table:table-cell xmlns:odf="http://opendocumentfellowship.org/1.0/spec" table:formula="oooc:=COS(PI()/4)*2/SQRT(2)"/>
          <table:table-cell table:style-name="PassFailStyle" table:formula="oooc:=IF(ISERROR([.F377]);0;IF([.C377]=[.F377];1;0))"/>
          <table:table-cell table:style-name="WarningCellStyle" table:formula="oooc:=IF(ISERROR([.F377]);&quot;App gives unexpected error.&quot;;&quot;&quot;)"/>
        </table:table-row>
        <table:table-row table:style-name="WideRowStyle">
          <table:table-cell xmlns:odf="http://opendocumentfellowship.org/1.0/spec" office:value-type="string">
            <text:p>COS</text:p>
          </table:table-cell>
          <table:table-cell xmlns:odf="http://opendocumentfellowship.org/1.0/spec" office:value-type="string">
            <text:p>=COS(PI()/2)</text:p>
          </table:table-cell>
          <table:table-cell office:value="0±ε" office:value-type="string">
            <text:p>0±ε</text:p>
          </table:table-cell>
          <table:table-cell xmlns:odf="http://opendocumentfellowship.org/1.0/spec" office:value-type="string">
            <text:p>1</text:p>
          </table:table-cell>
          <table:table-cell xmlns:odf="http://opendocumentfellowship.org/1.0/spec" office:value-type="string">
            <text:p>cosine of PI()/2 radians is 0; the test here gives a little "wiggle room" for computational inaccuracies.</text:p>
          </table:table-cell>
          <table:table-cell xmlns:odf="http://opendocumentfellowship.org/1.0/spec" table:formula="oooc:=COS(PI()/2)"/>
          <table:table-cell table:style-name="PassFailStyle" table:formula="oooc:=IF(ABS([.F378]-0)&lt;[.D1];1;0)"/>
          <table:table-cell table:style-name="WarningCellStyle" table:formula="oooc:=IF(ISERROR([.F378]);&quot;App gives unexpected error.&quot;;&quot;&quot;)"/>
        </table:table-row>
        <table:table-row table:style-name="WideRowStyle">
          <table:table-cell xmlns:odf="http://opendocumentfellowship.org/1.0/spec" office:value-type="string">
            <text:p>COSH</text:p>
          </table:table-cell>
          <table:table-cell xmlns:odf="http://opendocumentfellowship.org/1.0/spec" office:value-type="string">
            <text:p>=COSH(0)</text:p>
          </table:table-cell>
          <table:table-cell office:value="1" office:value-type="float">
            <text:p>1</text:p>
          </table:table-cell>
          <table:table-cell xmlns:odf="http://opendocumentfellowship.org/1.0/spec" office:value-type="string">
            <text:p>3</text:p>
          </table:table-cell>
          <table:table-cell xmlns:odf="http://opendocumentfellowship.org/1.0/spec" office:value-type="string">
            <text:p>Cosh(0) is 0</text:p>
          </table:table-cell>
          <table:table-cell xmlns:odf="http://opendocumentfellowship.org/1.0/spec" table:formula="oooc:=COSH(0)"/>
          <table:table-cell table:style-name="PassFailStyle" table:formula="oooc:=IF(ISERROR([.F379]);0;IF([.C379]=[.F379];1;0))"/>
          <table:table-cell table:style-name="WarningCellStyle" table:formula="oooc:=IF(ISERROR([.F379]);&quot;App gives unexpected error.&quot;;&quot;&quot;)"/>
        </table:table-row>
        <table:table-row table:style-name="WideRowStyle">
          <table:table-cell xmlns:odf="http://opendocumentfellowship.org/1.0/spec" office:value-type="string">
            <text:p>COSH</text:p>
          </table:table-cell>
          <table:table-cell xmlns:odf="http://opendocumentfellowship.org/1.0/spec" office:value-type="string">
            <text:p>=COSH(1)</text:p>
          </table:table-cell>
          <table:table-cell office:value="1.5430806348±ε" office:value-type="string">
            <text:p>1.5430806348±ε</text:p>
          </table:table-cell>
          <table:table-cell xmlns:odf="http://opendocumentfellowship.org/1.0/spec" office:value-type="string">
            <text:p>3</text:p>
          </table:table-cell>
          <table:table-cell xmlns:odf="http://opendocumentfellowship.org/1.0/spec" office:value-type="string">
            <text:p/>
          </table:table-cell>
          <table:table-cell xmlns:odf="http://opendocumentfellowship.org/1.0/spec" table:formula="oooc:=COSH(1)"/>
          <table:table-cell table:style-name="PassFailStyle" table:formula="oooc:=IF(ABS([.F380]-1.5430806348)&lt;[.D1];1;0)"/>
          <table:table-cell table:style-name="WarningCellStyle" table:formula="oooc:=IF(ISERROR([.F380]);&quot;App gives unexpected error.&quot;;&quot;&quot;)"/>
        </table:table-row>
        <table:table-row table:style-name="WideRowStyle">
          <table:table-cell xmlns:odf="http://opendocumentfellowship.org/1.0/spec" office:value-type="string">
            <text:p>COSH</text:p>
          </table:table-cell>
          <table:table-cell xmlns:odf="http://opendocumentfellowship.org/1.0/spec" office:value-type="string">
            <text:p>=COSH(EXP(1))</text:p>
          </table:table-cell>
          <table:table-cell office:value="7.61012513866±ε" office:value-type="string">
            <text:p>7.61012513866±ε</text:p>
          </table:table-cell>
          <table:table-cell xmlns:odf="http://opendocumentfellowship.org/1.0/spec" office:value-type="string">
            <text:p>3</text:p>
          </table:table-cell>
          <table:table-cell xmlns:odf="http://opendocumentfellowship.org/1.0/spec" office:value-type="string">
            <text:p/>
          </table:table-cell>
          <table:table-cell xmlns:odf="http://opendocumentfellowship.org/1.0/spec" table:formula="oooc:=COSH(EXP(1))"/>
          <table:table-cell table:style-name="PassFailStyle" table:formula="oooc:=IF(ABS([.F381]-7.61012513866)&lt;[.D1];1;0)"/>
          <table:table-cell table:style-name="WarningCellStyle" table:formula="oooc:=IF(ISERROR([.F381]);&quot;App gives unexpected error.&quot;;&quot;&quot;)"/>
        </table:table-row>
        <table:table-row table:style-name="WideRowStyle">
          <table:table-cell xmlns:odf="http://opendocumentfellowship.org/1.0/spec" office:value-type="string">
            <text:p>COT</text:p>
          </table:table-cell>
          <table:table-cell xmlns:odf="http://opendocumentfellowship.org/1.0/spec" office:value-type="string">
            <text:p>=COT(PI()/4.0)</text:p>
          </table:table-cell>
          <table:table-cell office:value="1±ε" office:value-type="string">
            <text:p>1±ε</text:p>
          </table:table-cell>
          <table:table-cell xmlns:odf="http://opendocumentfellowship.org/1.0/spec" office:value-type="string">
            <text:p>1</text:p>
          </table:table-cell>
          <table:table-cell xmlns:odf="http://opendocumentfellowship.org/1.0/spec" office:value-type="string">
            <text:p>cotangent of PI()/4.0 radians.</text:p>
          </table:table-cell>
          <table:table-cell xmlns:odf="http://opendocumentfellowship.org/1.0/spec" table:formula="oooc:=COT(PI()/4.0)"/>
          <table:table-cell table:style-name="PassFailStyle" table:formula="oooc:=IF(ABS([.F382]-1)&lt;[.D1];1;0)"/>
          <table:table-cell table:style-name="WarningCellStyle" table:formula="oooc:=IF(ISERROR([.F382]);&quot;App gives unexpected error.&quot;;&quot;&quot;)"/>
        </table:table-row>
        <table:table-row table:style-name="WideRowStyle">
          <table:table-cell xmlns:odf="http://opendocumentfellowship.org/1.0/spec" office:value-type="string">
            <text:p>COT</text:p>
          </table:table-cell>
          <table:table-cell xmlns:odf="http://opendocumentfellowship.org/1.0/spec" office:value-type="string">
            <text:p>=COT(PI()/2.0)</text:p>
          </table:table-cell>
          <table:table-cell office:value="0±ε" office:value-type="string">
            <text:p>0±ε</text:p>
          </table:table-cell>
          <table:table-cell xmlns:odf="http://opendocumentfellowship.org/1.0/spec" office:value-type="string">
            <text:p>1</text:p>
          </table:table-cell>
          <table:table-cell xmlns:odf="http://opendocumentfellowship.org/1.0/spec" office:value-type="string">
            <text:p>cotangent of PI()/2 radians. Not the same as TAN.</text:p>
          </table:table-cell>
          <table:table-cell xmlns:odf="http://opendocumentfellowship.org/1.0/spec" table:formula="oooc:=COT(PI()/2.0)"/>
          <table:table-cell table:style-name="PassFailStyle" table:formula="oooc:=IF(ABS([.F383]-0)&lt;[.D1];1;0)"/>
          <table:table-cell table:style-name="WarningCellStyle" table:formula="oooc:=IF(ISERROR([.F383]);&quot;App gives unexpected error.&quot;;&quot;&quot;)"/>
        </table:table-row>
        <table:table-row table:style-name="WideRowStyle">
          <table:table-cell xmlns:odf="http://opendocumentfellowship.org/1.0/spec" office:value-type="string">
            <text:p>COTH</text:p>
          </table:table-cell>
          <table:table-cell xmlns:odf="http://opendocumentfellowship.org/1.0/spec" office:value-type="string">
            <text:p>=COTH(1)</text:p>
          </table:table-cell>
          <table:table-cell office:value="1.313035285±ε" office:value-type="string">
            <text:p>1.313035285±ε</text:p>
          </table:table-cell>
          <table:table-cell xmlns:odf="http://opendocumentfellowship.org/1.0/spec" office:value-type="string">
            <text:p>3</text:p>
          </table:table-cell>
          <table:table-cell xmlns:odf="http://opendocumentfellowship.org/1.0/spec" office:value-type="string">
            <text:p/>
          </table:table-cell>
          <table:table-cell xmlns:odf="http://opendocumentfellowship.org/1.0/spec" table:formula="oooc:=COTH(1)"/>
          <table:table-cell table:style-name="PassFailStyle" table:formula="oooc:=IF(ABS([.F384]-1.313035285)&lt;[.D1];1;0)"/>
          <table:table-cell table:style-name="WarningCellStyle" table:formula="oooc:=IF(ISERROR([.F384]);&quot;App gives unexpected error.&quot;;&quot;&quot;)"/>
        </table:table-row>
        <table:table-row table:style-name="WideRowStyle">
          <table:table-cell xmlns:odf="http://opendocumentfellowship.org/1.0/spec" office:value-type="string">
            <text:p>COTH</text:p>
          </table:table-cell>
          <table:table-cell xmlns:odf="http://opendocumentfellowship.org/1.0/spec" office:value-type="string">
            <text:p>=COTH(EXP(1))</text:p>
          </table:table-cell>
          <table:table-cell office:value="1.00874693±ε" office:value-type="string">
            <text:p>1.00874693±ε</text:p>
          </table:table-cell>
          <table:table-cell xmlns:odf="http://opendocumentfellowship.org/1.0/spec" office:value-type="string">
            <text:p>3</text:p>
          </table:table-cell>
          <table:table-cell xmlns:odf="http://opendocumentfellowship.org/1.0/spec" office:value-type="string">
            <text:p/>
          </table:table-cell>
          <table:table-cell xmlns:odf="http://opendocumentfellowship.org/1.0/spec" table:formula="oooc:=COTH(EXP(1))"/>
          <table:table-cell table:style-name="PassFailStyle" table:formula="oooc:=IF(ABS([.F385]-1.00874693)&lt;[.D1];1;0)"/>
          <table:table-cell table:style-name="WarningCellStyle" table:formula="oooc:=IF(ISERROR([.F385]);&quot;App gives unexpected error.&quot;;&quot;&quot;)"/>
        </table:table-row>
        <table:table-row table:style-name="WideRowStyle">
          <table:table-cell xmlns:odf="http://opendocumentfellowship.org/1.0/spec" office:value-type="string">
            <text:p>DEGREES</text:p>
          </table:table-cell>
          <table:table-cell xmlns:odf="http://opendocumentfellowship.org/1.0/spec" office:value-type="string">
            <text:p>=DEGREES(PI())</text:p>
          </table:table-cell>
          <table:table-cell office:value="180" office:value-type="float">
            <text:p>180</text:p>
          </table:table-cell>
          <table:table-cell xmlns:odf="http://opendocumentfellowship.org/1.0/spec" office:value-type="string">
            <text:p>1</text:p>
          </table:table-cell>
          <table:table-cell xmlns:odf="http://opendocumentfellowship.org/1.0/spec" office:value-type="string">
            <text:p>PI() radians is 180 degrees.</text:p>
          </table:table-cell>
          <table:table-cell xmlns:odf="http://opendocumentfellowship.org/1.0/spec" table:formula="oooc:=DEGREES(PI())"/>
          <table:table-cell table:style-name="PassFailStyle" table:formula="oooc:=IF(ISERROR([.F386]);0;IF([.C386]=[.F386];1;0))"/>
          <table:table-cell table:style-name="WarningCellStyle" table:formula="oooc:=IF(ISERROR([.F386]);&quot;App gives unexpected error.&quot;;&quot;&quot;)"/>
        </table:table-row>
        <table:table-row table:style-name="WideRowStyle">
          <table:table-cell xmlns:odf="http://opendocumentfellowship.org/1.0/spec" office:value-type="string">
            <text:p>DELTA</text:p>
          </table:table-cell>
          <table:table-cell xmlns:odf="http://opendocumentfellowship.org/1.0/spec" office:value-type="string">
            <text:p>=DELTA(2;3)</text:p>
          </table:table-cell>
          <table:table-cell office:value="0" office:value-type="float">
            <text:p>0</text:p>
          </table:table-cell>
          <table:table-cell xmlns:odf="http://opendocumentfellowship.org/1.0/spec" office:value-type="string">
            <text:p>3</text:p>
          </table:table-cell>
          <table:table-cell xmlns:odf="http://opendocumentfellowship.org/1.0/spec" office:value-type="string">
            <text:p>Different numbers are not equal</text:p>
          </table:table-cell>
          <table:table-cell xmlns:odf="http://opendocumentfellowship.org/1.0/spec" table:formula="oooc:=DELTA(2;3)"/>
          <table:table-cell table:style-name="PassFailStyle" table:formula="oooc:=IF(ISERROR([.F387]);0;IF([.C387]=[.F387];1;0))"/>
          <table:table-cell table:style-name="WarningCellStyle" table:formula="oooc:=IF(ISERROR([.F387]);&quot;App gives unexpected error.&quot;;&quot;&quot;)"/>
        </table:table-row>
        <table:table-row table:style-name="WideRowStyle">
          <table:table-cell xmlns:odf="http://opendocumentfellowship.org/1.0/spec" office:value-type="string">
            <text:p>DELTA</text:p>
          </table:table-cell>
          <table:table-cell xmlns:odf="http://opendocumentfellowship.org/1.0/spec" office:value-type="string">
            <text:p>=DELTA(2;2)</text:p>
          </table:table-cell>
          <table:table-cell office:value="1" office:value-type="float">
            <text:p>1</text:p>
          </table:table-cell>
          <table:table-cell xmlns:odf="http://opendocumentfellowship.org/1.0/spec" office:value-type="string">
            <text:p>3</text:p>
          </table:table-cell>
          <table:table-cell xmlns:odf="http://opendocumentfellowship.org/1.0/spec" office:value-type="string">
            <text:p>Same numbers are equal</text:p>
          </table:table-cell>
          <table:table-cell xmlns:odf="http://opendocumentfellowship.org/1.0/spec" table:formula="oooc:=DELTA(2;2)"/>
          <table:table-cell table:style-name="PassFailStyle" table:formula="oooc:=IF(ISERROR([.F388]);0;IF([.C388]=[.F388];1;0))"/>
          <table:table-cell table:style-name="WarningCellStyle" table:formula="oooc:=IF(ISERROR([.F388]);&quot;App gives unexpected error.&quot;;&quot;&quot;)"/>
        </table:table-row>
        <table:table-row table:style-name="WideRowStyle">
          <table:table-cell xmlns:odf="http://opendocumentfellowship.org/1.0/spec" office:value-type="string">
            <text:p>DELTA</text:p>
          </table:table-cell>
          <table:table-cell xmlns:odf="http://opendocumentfellowship.org/1.0/spec" office:value-type="string">
            <text:p>=DELTA((1/[.B5])*[.B5];1)</text:p>
          </table:table-cell>
          <table:table-cell office:value="1" office:value-type="float">
            <text:p>1</text:p>
          </table:table-cell>
          <table:table-cell xmlns:odf="http://opendocumentfellowship.org/1.0/spec" office:value-type="string">
            <text:p>3</text:p>
          </table:table-cell>
          <table:table-cell xmlns:odf="http://opendocumentfellowship.org/1.0/spec" office:value-type="string">
            <text:p>Same numbers equal</text:p>
          </table:table-cell>
          <table:table-cell xmlns:odf="http://opendocumentfellowship.org/1.0/spec" table:formula="oooc:=DELTA((1/[.B5])*[.B5];1)"/>
          <table:table-cell table:style-name="PassFailStyle" table:formula="oooc:=IF(ISERROR([.F389]);0;IF([.C389]=[.F389];1;0))"/>
          <table:table-cell table:style-name="WarningCellStyle" table:formula="oooc:=IF(ISERROR([.F389]);&quot;App gives unexpected error.&quot;;&quot;&quot;)"/>
        </table:table-row>
        <table:table-row table:style-name="WideRowStyle">
          <table:table-cell xmlns:odf="http://opendocumentfellowship.org/1.0/spec" office:value-type="string">
            <text:p>ERF</text:p>
          </table:table-cell>
          <table:table-cell xmlns:odf="http://opendocumentfellowship.org/1.0/spec" office:value-type="string">
            <text:p>=ERF(0.5)</text:p>
          </table:table-cell>
          <table:table-cell office:value="0.520500±ε" office:value-type="string">
            <text:p>0.520500±ε</text:p>
          </table:table-cell>
          <table:table-cell xmlns:odf="http://opendocumentfellowship.org/1.0/spec" office:value-type="string">
            <text:p>1</text:p>
          </table:table-cell>
          <table:table-cell xmlns:odf="http://opendocumentfellowship.org/1.0/spec" office:value-type="string">
            <text:p/>
          </table:table-cell>
          <table:table-cell xmlns:odf="http://opendocumentfellowship.org/1.0/spec" table:formula="oooc:=ERF(0.5)"/>
          <table:table-cell table:style-name="PassFailStyle" table:formula="oooc:=IF(ABS([.F390]-0.520500)&lt;[.D1];1;0)"/>
          <table:table-cell table:style-name="WarningCellStyle" table:formula="oooc:=IF(ISERROR([.F390]);&quot;App gives unexpected error.&quot;;&quot;&quot;)"/>
        </table:table-row>
        <table:table-row table:style-name="WideRowStyle">
          <table:table-cell xmlns:odf="http://opendocumentfellowship.org/1.0/spec" office:value-type="string">
            <text:p>ERF</text:p>
          </table:table-cell>
          <table:table-cell xmlns:odf="http://opendocumentfellowship.org/1.0/spec" office:value-type="string">
            <text:p>=ERF(0.1)</text:p>
          </table:table-cell>
          <table:table-cell office:value="0.112463±ε" office:value-type="string">
            <text:p>0.112463±ε</text:p>
          </table:table-cell>
          <table:table-cell xmlns:odf="http://opendocumentfellowship.org/1.0/spec" office:value-type="string">
            <text:p>1</text:p>
          </table:table-cell>
          <table:table-cell xmlns:odf="http://opendocumentfellowship.org/1.0/spec" office:value-type="string">
            <text:p/>
          </table:table-cell>
          <table:table-cell xmlns:odf="http://opendocumentfellowship.org/1.0/spec" table:formula="oooc:=ERF(0.1)"/>
          <table:table-cell table:style-name="PassFailStyle" table:formula="oooc:=IF(ABS([.F391]-0.112463)&lt;[.D1];1;0)"/>
          <table:table-cell table:style-name="WarningCellStyle" table:formula="oooc:=IF(ISERROR([.F391]);&quot;App gives unexpected error.&quot;;&quot;&quot;)"/>
        </table:table-row>
        <table:table-row table:style-name="WideRowStyle">
          <table:table-cell xmlns:odf="http://opendocumentfellowship.org/1.0/spec" office:value-type="string">
            <text:p>ERF</text:p>
          </table:table-cell>
          <table:table-cell xmlns:odf="http://opendocumentfellowship.org/1.0/spec" office:value-type="string">
            <text:p>=ERF(0.1; 0.5)</text:p>
          </table:table-cell>
          <table:table-cell office:value="0.408037±ε" office:value-type="string">
            <text:p>0.408037±ε</text:p>
          </table:table-cell>
          <table:table-cell xmlns:odf="http://opendocumentfellowship.org/1.0/spec" office:value-type="string">
            <text:p>1</text:p>
          </table:table-cell>
          <table:table-cell xmlns:odf="http://opendocumentfellowship.org/1.0/spec" office:value-type="string">
            <text:p/>
          </table:table-cell>
          <table:table-cell xmlns:odf="http://opendocumentfellowship.org/1.0/spec" table:formula="oooc:=ERF(0.1; 0.5)"/>
          <table:table-cell table:style-name="PassFailStyle" table:formula="oooc:=IF(ABS([.F392]-0.408037)&lt;[.D1];1;0)"/>
          <table:table-cell table:style-name="WarningCellStyle" table:formula="oooc:=IF(ISERROR([.F392]);&quot;App gives unexpected error.&quot;;&quot;&quot;)"/>
        </table:table-row>
        <table:table-row table:style-name="WideRowStyle">
          <table:table-cell xmlns:odf="http://opendocumentfellowship.org/1.0/spec" office:value-type="string">
            <text:p>ERF</text:p>
          </table:table-cell>
          <table:table-cell xmlns:odf="http://opendocumentfellowship.org/1.0/spec" office:value-type="string">
            <text:p>=ERF(0.1)-ERF(0.5)</text:p>
          </table:table-cell>
          <table:table-cell office:value="-0.408037±ε" office:value-type="string">
            <text:p>-0.408037±ε</text:p>
          </table:table-cell>
          <table:table-cell xmlns:odf="http://opendocumentfellowship.org/1.0/spec" office:value-type="string">
            <text:p>1</text:p>
          </table:table-cell>
          <table:table-cell xmlns:odf="http://opendocumentfellowship.org/1.0/spec" office:value-type="string">
            <text:p>ERF(z0,z1) equals ERF(z1) - ERF(z0)</text:p>
          </table:table-cell>
          <table:table-cell xmlns:odf="http://opendocumentfellowship.org/1.0/spec" table:formula="oooc:=ERF(0.1)-ERF(0.5)"/>
          <table:table-cell table:style-name="PassFailStyle" table:formula="oooc:=IF(ABS([.F393]--0.408037)&lt;[.D1];1;0)"/>
          <table:table-cell table:style-name="WarningCellStyle" table:formula="oooc:=IF(ISERROR([.F393]);&quot;App gives unexpected error.&quot;;&quot;&quot;)"/>
        </table:table-row>
        <table:table-row table:style-name="WideRowStyle">
          <table:table-cell xmlns:odf="http://opendocumentfellowship.org/1.0/spec" office:value-type="string">
            <text:p>ERFC</text:p>
          </table:table-cell>
          <table:table-cell xmlns:odf="http://opendocumentfellowship.org/1.0/spec" office:value-type="string">
            <text:p>=ERFC(0.1)-(1-ERF(0.1)</text:p>
          </table:table-cell>
          <table:table-cell office:value="0±ε" office:value-type="string">
            <text:p>0±ε</text:p>
          </table:table-cell>
          <table:table-cell xmlns:odf="http://opendocumentfellowship.org/1.0/spec" office:value-type="string">
            <text:p>1</text:p>
          </table:table-cell>
          <table:table-cell xmlns:odf="http://opendocumentfellowship.org/1.0/spec" office:value-type="string">
            <text:p>ERFC(z) = 1 – ERF(z)</text:p>
          </table:table-cell>
          <table:table-cell xmlns:odf="http://opendocumentfellowship.org/1.0/spec" table:formula="oooc:=ERFC(0.1)-(1-ERF(0.1)"/>
          <table:table-cell table:style-name="PassFailStyle" table:formula="oooc:=IF(ABS([.F394]-0)&lt;[.D1];1;0)"/>
          <table:table-cell table:style-name="WarningCellStyle" table:formula="oooc:=IF(ISERROR([.F394]);&quot;App gives unexpected error.&quot;;&quot;&quot;)"/>
        </table:table-row>
        <table:table-row table:style-name="WideRowStyle">
          <table:table-cell xmlns:odf="http://opendocumentfellowship.org/1.0/spec" office:value-type="string">
            <text:p>ERFC</text:p>
          </table:table-cell>
          <table:table-cell xmlns:odf="http://opendocumentfellowship.org/1.0/spec" office:value-type="string">
            <text:p>=ERFC(3)</text:p>
          </table:table-cell>
          <table:table-cell office:value="2.2090e-5±ε" office:value-type="string">
            <text:p>2.2090e-5±ε</text:p>
          </table:table-cell>
          <table:table-cell xmlns:odf="http://opendocumentfellowship.org/1.0/spec" office:value-type="string">
            <text:p>1</text:p>
          </table:table-cell>
          <table:table-cell xmlns:odf="http://opendocumentfellowship.org/1.0/spec" office:value-type="string">
            <text:p>ERFC is typically more accurate than 1-ERF for larger values of z.</text:p>
          </table:table-cell>
          <table:table-cell xmlns:odf="http://opendocumentfellowship.org/1.0/spec" table:formula="oooc:=ERFC(3)"/>
          <table:table-cell table:style-name="PassFailStyle" table:formula="oooc:=IF(ABS([.F395]-2.2090e-5)&lt;[.D1];1;0)"/>
          <table:table-cell table:style-name="WarningCellStyle" table:formula="oooc:=IF(ISERROR([.F395]);&quot;App gives unexpected error.&quot;;&quot;&quot;)"/>
        </table:table-row>
        <table:table-row table:style-name="WideRowStyle">
          <table:table-cell xmlns:odf="http://opendocumentfellowship.org/1.0/spec" office:value-type="string">
            <text:p>EVEN</text:p>
          </table:table-cell>
          <table:table-cell xmlns:odf="http://opendocumentfellowship.org/1.0/spec" office:value-type="string">
            <text:p>=EVEN(6)</text:p>
          </table:table-cell>
          <table:table-cell office:value="6" office:value-type="float">
            <text:p>6</text:p>
          </table:table-cell>
          <table:table-cell xmlns:odf="http://opendocumentfellowship.org/1.0/spec" office:value-type="string">
            <text:p>1</text:p>
          </table:table-cell>
          <table:table-cell xmlns:odf="http://opendocumentfellowship.org/1.0/spec" office:value-type="string">
            <text:p>Positive even integers remain unchanged.</text:p>
          </table:table-cell>
          <table:table-cell xmlns:odf="http://opendocumentfellowship.org/1.0/spec" table:formula="oooc:=EVEN(6)"/>
          <table:table-cell table:style-name="PassFailStyle" table:formula="oooc:=IF(ISERROR([.F396]);0;IF([.C396]=[.F396];1;0))"/>
          <table:table-cell table:style-name="WarningCellStyle" table:formula="oooc:=IF(ISERROR([.F396]);&quot;App gives unexpected error.&quot;;&quot;&quot;)"/>
        </table:table-row>
        <table:table-row table:style-name="WideRowStyle">
          <table:table-cell xmlns:odf="http://opendocumentfellowship.org/1.0/spec" office:value-type="string">
            <text:p>EVEN</text:p>
          </table:table-cell>
          <table:table-cell xmlns:odf="http://opendocumentfellowship.org/1.0/spec" office:value-type="string">
            <text:p>=EVEN(-4)</text:p>
          </table:table-cell>
          <table:table-cell office:value="-4" office:value-type="float">
            <text:p>-4</text:p>
          </table:table-cell>
          <table:table-cell xmlns:odf="http://opendocumentfellowship.org/1.0/spec" office:value-type="string">
            <text:p>1</text:p>
          </table:table-cell>
          <table:table-cell xmlns:odf="http://opendocumentfellowship.org/1.0/spec" office:value-type="string">
            <text:p>Negative even integers remain unchanged.</text:p>
          </table:table-cell>
          <table:table-cell xmlns:odf="http://opendocumentfellowship.org/1.0/spec" table:formula="oooc:=EVEN(-4)"/>
          <table:table-cell table:style-name="PassFailStyle" table:formula="oooc:=IF(ISERROR([.F397]);0;IF([.C397]=[.F397];1;0))"/>
          <table:table-cell table:style-name="WarningCellStyle" table:formula="oooc:=IF(ISERROR([.F397]);&quot;App gives unexpected error.&quot;;&quot;&quot;)"/>
        </table:table-row>
        <table:table-row table:style-name="WideRowStyle">
          <table:table-cell xmlns:odf="http://opendocumentfellowship.org/1.0/spec" office:value-type="string">
            <text:p>EVEN</text:p>
          </table:table-cell>
          <table:table-cell xmlns:odf="http://opendocumentfellowship.org/1.0/spec" office:value-type="string">
            <text:p>=EVEN(1)</text:p>
          </table:table-cell>
          <table:table-cell office:value="2" office:value-type="float">
            <text:p>2</text:p>
          </table:table-cell>
          <table:table-cell xmlns:odf="http://opendocumentfellowship.org/1.0/spec" office:value-type="string">
            <text:p>1</text:p>
          </table:table-cell>
          <table:table-cell xmlns:odf="http://opendocumentfellowship.org/1.0/spec" office:value-type="string">
            <text:p>Non-even positive integers round up.</text:p>
          </table:table-cell>
          <table:table-cell xmlns:odf="http://opendocumentfellowship.org/1.0/spec" table:formula="oooc:=EVEN(1)"/>
          <table:table-cell table:style-name="PassFailStyle" table:formula="oooc:=IF(ISERROR([.F398]);0;IF([.C398]=[.F398];1;0))"/>
          <table:table-cell table:style-name="WarningCellStyle" table:formula="oooc:=IF(ISERROR([.F398]);&quot;App gives unexpected error.&quot;;&quot;&quot;)"/>
        </table:table-row>
        <table:table-row table:style-name="WideRowStyle">
          <table:table-cell xmlns:odf="http://opendocumentfellowship.org/1.0/spec" office:value-type="string">
            <text:p>EVEN</text:p>
          </table:table-cell>
          <table:table-cell xmlns:odf="http://opendocumentfellowship.org/1.0/spec" office:value-type="string">
            <text:p>=EVEN(0.3)</text:p>
          </table:table-cell>
          <table:table-cell office:value="2" office:value-type="float">
            <text:p>2</text:p>
          </table:table-cell>
          <table:table-cell xmlns:odf="http://opendocumentfellowship.org/1.0/spec" office:value-type="string">
            <text:p>1</text:p>
          </table:table-cell>
          <table:table-cell xmlns:odf="http://opendocumentfellowship.org/1.0/spec" office:value-type="string">
            <text:p>Positive floating values round up.</text:p>
          </table:table-cell>
          <table:table-cell xmlns:odf="http://opendocumentfellowship.org/1.0/spec" table:formula="oooc:=EVEN(0.3)"/>
          <table:table-cell table:style-name="PassFailStyle" table:formula="oooc:=IF(ISERROR([.F399]);0;IF([.C399]=[.F399];1;0))"/>
          <table:table-cell table:style-name="WarningCellStyle" table:formula="oooc:=IF(ISERROR([.F399]);&quot;App gives unexpected error.&quot;;&quot;&quot;)"/>
        </table:table-row>
        <table:table-row table:style-name="WideRowStyle">
          <table:table-cell xmlns:odf="http://opendocumentfellowship.org/1.0/spec" office:value-type="string">
            <text:p>EVEN</text:p>
          </table:table-cell>
          <table:table-cell xmlns:odf="http://opendocumentfellowship.org/1.0/spec" office:value-type="string">
            <text:p>=EVEN(-1)</text:p>
          </table:table-cell>
          <table:table-cell office:value="-2" office:value-type="float">
            <text:p>-2</text:p>
          </table:table-cell>
          <table:table-cell xmlns:odf="http://opendocumentfellowship.org/1.0/spec" office:value-type="string">
            <text:p>1</text:p>
          </table:table-cell>
          <table:table-cell xmlns:odf="http://opendocumentfellowship.org/1.0/spec" office:value-type="string">
            <text:p>Non-even negative integers round down.</text:p>
          </table:table-cell>
          <table:table-cell xmlns:odf="http://opendocumentfellowship.org/1.0/spec" table:formula="oooc:=EVEN(-1)"/>
          <table:table-cell table:style-name="PassFailStyle" table:formula="oooc:=IF(ISERROR([.F400]);0;IF([.C400]=[.F400];1;0))"/>
          <table:table-cell table:style-name="WarningCellStyle" table:formula="oooc:=IF(ISERROR([.F400]);&quot;App gives unexpected error.&quot;;&quot;&quot;)"/>
        </table:table-row>
        <table:table-row table:style-name="WideRowStyle">
          <table:table-cell xmlns:odf="http://opendocumentfellowship.org/1.0/spec" office:value-type="string">
            <text:p>EVEN</text:p>
          </table:table-cell>
          <table:table-cell xmlns:odf="http://opendocumentfellowship.org/1.0/spec" office:value-type="string">
            <text:p>=EVEN(-0.3)</text:p>
          </table:table-cell>
          <table:table-cell office:value="-2" office:value-type="float">
            <text:p>-2</text:p>
          </table:table-cell>
          <table:table-cell xmlns:odf="http://opendocumentfellowship.org/1.0/spec" office:value-type="string">
            <text:p>1</text:p>
          </table:table-cell>
          <table:table-cell xmlns:odf="http://opendocumentfellowship.org/1.0/spec" office:value-type="string">
            <text:p>Negative floating values round down.</text:p>
          </table:table-cell>
          <table:table-cell xmlns:odf="http://opendocumentfellowship.org/1.0/spec" table:formula="oooc:=EVEN(-0.3)"/>
          <table:table-cell table:style-name="PassFailStyle" table:formula="oooc:=IF(ISERROR([.F401]);0;IF([.C401]=[.F401];1;0))"/>
          <table:table-cell table:style-name="WarningCellStyle" table:formula="oooc:=IF(ISERROR([.F401]);&quot;App gives unexpected error.&quot;;&quot;&quot;)"/>
        </table:table-row>
        <table:table-row table:style-name="WideRowStyle">
          <table:table-cell xmlns:odf="http://opendocumentfellowship.org/1.0/spec" office:value-type="string">
            <text:p>EVEN</text:p>
          </table:table-cell>
          <table:table-cell xmlns:odf="http://opendocumentfellowship.org/1.0/spec" office:value-type="string">
            <text:p>=EVEN(0)</text:p>
          </table:table-cell>
          <table:table-cell office:value="0" office:value-type="float">
            <text:p>0</text:p>
          </table:table-cell>
          <table:table-cell xmlns:odf="http://opendocumentfellowship.org/1.0/spec" office:value-type="string">
            <text:p>1</text:p>
          </table:table-cell>
          <table:table-cell xmlns:odf="http://opendocumentfellowship.org/1.0/spec" office:value-type="string">
            <text:p>Since zero is even, EVEN(0) returns zero.</text:p>
          </table:table-cell>
          <table:table-cell xmlns:odf="http://opendocumentfellowship.org/1.0/spec" table:formula="oooc:=EVEN(0)"/>
          <table:table-cell table:style-name="PassFailStyle" table:formula="oooc:=IF(ISERROR([.F402]);0;IF([.C402]=[.F402];1;0))"/>
          <table:table-cell table:style-name="WarningCellStyle" table:formula="oooc:=IF(ISERROR([.F402]);&quot;App gives unexpected error.&quot;;&quot;&quot;)"/>
        </table:table-row>
        <table:table-row table:style-name="WideRowStyle">
          <table:table-cell xmlns:odf="http://opendocumentfellowship.org/1.0/spec" office:value-type="string">
            <text:p>EXP</text:p>
          </table:table-cell>
          <table:table-cell xmlns:odf="http://opendocumentfellowship.org/1.0/spec" office:value-type="string">
            <text:p>=EXP(0)</text:p>
          </table:table-cell>
          <table:table-cell office:value="1" office:value-type="float">
            <text:p>1</text:p>
          </table:table-cell>
          <table:table-cell xmlns:odf="http://opendocumentfellowship.org/1.0/spec" office:value-type="string">
            <text:p>1</text:p>
          </table:table-cell>
          <table:table-cell xmlns:odf="http://opendocumentfellowship.org/1.0/spec" office:value-type="string">
            <text:p>Anything raised to the 0 power is 1.</text:p>
          </table:table-cell>
          <table:table-cell xmlns:odf="http://opendocumentfellowship.org/1.0/spec" table:formula="oooc:=EXP(0)"/>
          <table:table-cell table:style-name="PassFailStyle" table:formula="oooc:=IF(ISERROR([.F403]);0;IF([.C403]=[.F403];1;0))"/>
          <table:table-cell table:style-name="WarningCellStyle" table:formula="oooc:=IF(ISERROR([.F403]);&quot;App gives unexpected error.&quot;;&quot;&quot;)"/>
        </table:table-row>
        <table:table-row table:style-name="WideRowStyle">
          <table:table-cell xmlns:odf="http://opendocumentfellowship.org/1.0/spec" office:value-type="string">
            <text:p>EXP</text:p>
          </table:table-cell>
          <table:table-cell xmlns:odf="http://opendocumentfellowship.org/1.0/spec" office:value-type="string">
            <text:p>=EXP(LN(2))</text:p>
          </table:table-cell>
          <table:table-cell office:value="2" office:value-type="float">
            <text:p>2</text:p>
          </table:table-cell>
          <table:table-cell xmlns:odf="http://opendocumentfellowship.org/1.0/spec" office:value-type="string">
            <text:p>1</text:p>
          </table:table-cell>
          <table:table-cell xmlns:odf="http://opendocumentfellowship.org/1.0/spec" office:value-type="string">
            <text:p>The EXP function is the inverse of the LN function.</text:p>
          </table:table-cell>
          <table:table-cell xmlns:odf="http://opendocumentfellowship.org/1.0/spec" table:formula="oooc:=EXP(LN(2))"/>
          <table:table-cell table:style-name="PassFailStyle" table:formula="oooc:=IF(ISERROR([.F404]);0;IF([.C404]=[.F404];1;0))"/>
          <table:table-cell table:style-name="WarningCellStyle" table:formula="oooc:=IF(ISERROR([.F404]);&quot;App gives unexpected error.&quot;;&quot;&quot;)"/>
        </table:table-row>
        <table:table-row table:style-name="WideRowStyle">
          <table:table-cell xmlns:odf="http://opendocumentfellowship.org/1.0/spec" office:value-type="string">
            <text:p>EXP</text:p>
          </table:table-cell>
          <table:table-cell xmlns:odf="http://opendocumentfellowship.org/1.0/spec" office:value-type="string">
            <text:p>=EXP(1)</text:p>
          </table:table-cell>
          <table:table-cell office:value="2.71828182845904523536 ±ε" office:value-type="string">
            <text:p>2.71828182845904523536 ±ε</text:p>
          </table:table-cell>
          <table:table-cell xmlns:odf="http://opendocumentfellowship.org/1.0/spec" office:value-type="string">
            <text:p>1</text:p>
          </table:table-cell>
          <table:table-cell xmlns:odf="http://opendocumentfellowship.org/1.0/spec" office:value-type="string">
            <text:p>The value of the natural logarithm e.</text:p>
          </table:table-cell>
          <table:table-cell xmlns:odf="http://opendocumentfellowship.org/1.0/spec" table:formula="oooc:=EXP(1)"/>
          <table:table-cell table:style-name="PassFailStyle" table:formula="oooc:=IF(ABS([.F405]-2.71828182845904523536 )&lt;[.D1];1;0)"/>
          <table:table-cell table:style-name="WarningCellStyle" table:formula="oooc:=IF(ISERROR([.F405]);&quot;App gives unexpected error.&quot;;&quot;&quot;)"/>
        </table:table-row>
        <table:table-row table:style-name="WideRowStyle">
          <table:table-cell xmlns:odf="http://opendocumentfellowship.org/1.0/spec" office:value-type="string">
            <text:p>FACT</text:p>
          </table:table-cell>
          <table:table-cell xmlns:odf="http://opendocumentfellowship.org/1.0/spec" office:value-type="string">
            <text:p>=FACT(0)</text:p>
          </table:table-cell>
          <table:table-cell office:value="1" office:value-type="float">
            <text:p>1</text:p>
          </table:table-cell>
          <table:table-cell xmlns:odf="http://opendocumentfellowship.org/1.0/spec" office:value-type="string">
            <text:p>1</text:p>
          </table:table-cell>
          <table:table-cell xmlns:odf="http://opendocumentfellowship.org/1.0/spec" office:value-type="string">
            <text:p>Factorial of 0 is 1</text:p>
          </table:table-cell>
          <table:table-cell xmlns:odf="http://opendocumentfellowship.org/1.0/spec" table:formula="oooc:=FACT(0)"/>
          <table:table-cell table:style-name="PassFailStyle" table:formula="oooc:=IF(ISERROR([.F406]);0;IF([.C406]=[.F406];1;0))"/>
          <table:table-cell table:style-name="WarningCellStyle" table:formula="oooc:=IF(ISERROR([.F406]);&quot;App gives unexpected error.&quot;;&quot;&quot;)"/>
        </table:table-row>
        <table:table-row table:style-name="WideRowStyle">
          <table:table-cell xmlns:odf="http://opendocumentfellowship.org/1.0/spec" office:value-type="string">
            <text:p>FACT</text:p>
          </table:table-cell>
          <table:table-cell xmlns:odf="http://opendocumentfellowship.org/1.0/spec" office:value-type="string">
            <text:p>=FACT(1)</text:p>
          </table:table-cell>
          <table:table-cell office:value="1" office:value-type="float">
            <text:p>1</text:p>
          </table:table-cell>
          <table:table-cell xmlns:odf="http://opendocumentfellowship.org/1.0/spec" office:value-type="string">
            <text:p>1</text:p>
          </table:table-cell>
          <table:table-cell xmlns:odf="http://opendocumentfellowship.org/1.0/spec" office:value-type="string">
            <text:p>Factorial of 1 is 1</text:p>
          </table:table-cell>
          <table:table-cell xmlns:odf="http://opendocumentfellowship.org/1.0/spec" table:formula="oooc:=FACT(1)"/>
          <table:table-cell table:style-name="PassFailStyle" table:formula="oooc:=IF(ISERROR([.F407]);0;IF([.C407]=[.F407];1;0))"/>
          <table:table-cell table:style-name="WarningCellStyle" table:formula="oooc:=IF(ISERROR([.F407]);&quot;App gives unexpected error.&quot;;&quot;&quot;)"/>
        </table:table-row>
        <table:table-row table:style-name="WideRowStyle">
          <table:table-cell xmlns:odf="http://opendocumentfellowship.org/1.0/spec" office:value-type="string">
            <text:p>FACT</text:p>
          </table:table-cell>
          <table:table-cell xmlns:odf="http://opendocumentfellowship.org/1.0/spec" office:value-type="string">
            <text:p>=FACT(2)</text:p>
          </table:table-cell>
          <table:table-cell office:value="2" office:value-type="float">
            <text:p>2</text:p>
          </table:table-cell>
          <table:table-cell xmlns:odf="http://opendocumentfellowship.org/1.0/spec" office:value-type="string">
            <text:p>1</text:p>
          </table:table-cell>
          <table:table-cell xmlns:odf="http://opendocumentfellowship.org/1.0/spec" office:value-type="string">
            <text:p>Factorial of 2 is 2</text:p>
          </table:table-cell>
          <table:table-cell xmlns:odf="http://opendocumentfellowship.org/1.0/spec" table:formula="oooc:=FACT(2)"/>
          <table:table-cell table:style-name="PassFailStyle" table:formula="oooc:=IF(ISERROR([.F408]);0;IF([.C408]=[.F408];1;0))"/>
          <table:table-cell table:style-name="WarningCellStyle" table:formula="oooc:=IF(ISERROR([.F408]);&quot;App gives unexpected error.&quot;;&quot;&quot;)"/>
        </table:table-row>
        <table:table-row table:style-name="WideRowStyle">
          <table:table-cell xmlns:odf="http://opendocumentfellowship.org/1.0/spec" office:value-type="string">
            <text:p>FACT</text:p>
          </table:table-cell>
          <table:table-cell xmlns:odf="http://opendocumentfellowship.org/1.0/spec" office:value-type="string">
            <text:p>=FACT(3)</text:p>
          </table:table-cell>
          <table:table-cell office:value="6" office:value-type="float">
            <text:p>6</text:p>
          </table:table-cell>
          <table:table-cell xmlns:odf="http://opendocumentfellowship.org/1.0/spec" office:value-type="string">
            <text:p>1</text:p>
          </table:table-cell>
          <table:table-cell xmlns:odf="http://opendocumentfellowship.org/1.0/spec" office:value-type="string">
            <text:p>Factorial of 3 is 6</text:p>
          </table:table-cell>
          <table:table-cell xmlns:odf="http://opendocumentfellowship.org/1.0/spec" table:formula="oooc:=FACT(3)"/>
          <table:table-cell table:style-name="PassFailStyle" table:formula="oooc:=IF(ISERROR([.F409]);0;IF([.C409]=[.F409];1;0))"/>
          <table:table-cell table:style-name="WarningCellStyle" table:formula="oooc:=IF(ISERROR([.F409]);&quot;App gives unexpected error.&quot;;&quot;&quot;)"/>
        </table:table-row>
        <table:table-row table:style-name="WideRowStyle">
          <table:table-cell xmlns:odf="http://opendocumentfellowship.org/1.0/spec" office:value-type="string">
            <text:p>FACT</text:p>
          </table:table-cell>
          <table:table-cell xmlns:odf="http://opendocumentfellowship.org/1.0/spec" office:value-type="string">
            <text:p>=FACT(-1)</text:p>
          </table:table-cell>
          <table:table-cell office:value="Error" office:value-type="string">
            <text:p>Error</text:p>
          </table:table-cell>
          <table:table-cell xmlns:odf="http://opendocumentfellowship.org/1.0/spec" office:value-type="string">
            <text:p>1</text:p>
          </table:table-cell>
          <table:table-cell xmlns:odf="http://opendocumentfellowship.org/1.0/spec" office:value-type="string">
            <text:p>Requires F &gt;= -1</text:p>
          </table:table-cell>
          <table:table-cell xmlns:odf="http://opendocumentfellowship.org/1.0/spec" table:formula="oooc:=FACT(-1)"/>
          <table:table-cell table:style-name="PassFailStyle" table:formula="oooc:=IF(ISERROR([.F410]);1;0)"/>
        </table:table-row>
        <table:table-row table:style-name="WideRowStyle">
          <table:table-cell xmlns:odf="http://opendocumentfellowship.org/1.0/spec" office:value-type="string">
            <text:p>FLOOR</text:p>
          </table:table-cell>
          <table:table-cell xmlns:odf="http://opendocumentfellowship.org/1.0/spec" office:value-type="string">
            <text:p>=FLOOR(2; 1)</text:p>
          </table:table-cell>
          <table:table-cell office:value="2" office:value-type="float">
            <text:p>2</text:p>
          </table:table-cell>
          <table:table-cell xmlns:odf="http://opendocumentfellowship.org/1.0/spec" office:value-type="string">
            <text:p>1</text:p>
          </table:table-cell>
          <table:table-cell xmlns:odf="http://opendocumentfellowship.org/1.0/spec" office:value-type="string">
            <text:p>Rounding an integer returns the integer.</text:p>
          </table:table-cell>
          <table:table-cell xmlns:odf="http://opendocumentfellowship.org/1.0/spec" table:formula="oooc:=FLOOR(2; 1)"/>
          <table:table-cell table:style-name="PassFailStyle" table:formula="oooc:=IF(ISERROR([.F411]);0;IF([.C411]=[.F411];1;0))"/>
          <table:table-cell table:style-name="WarningCellStyle" table:formula="oooc:=IF(ISERROR([.F411]);&quot;App gives unexpected error.&quot;;&quot;&quot;)"/>
        </table:table-row>
        <table:table-row table:style-name="WideRowStyle">
          <table:table-cell xmlns:odf="http://opendocumentfellowship.org/1.0/spec" office:value-type="string">
            <text:p>FLOOR</text:p>
          </table:table-cell>
          <table:table-cell xmlns:odf="http://opendocumentfellowship.org/1.0/spec" office:value-type="string">
            <text:p>=FLOOR(2.5; 1)</text:p>
          </table:table-cell>
          <table:table-cell office:value="2" office:value-type="float">
            <text:p>2</text:p>
          </table:table-cell>
          <table:table-cell xmlns:odf="http://opendocumentfellowship.org/1.0/spec" office:value-type="string">
            <text:p>1</text:p>
          </table:table-cell>
          <table:table-cell xmlns:odf="http://opendocumentfellowship.org/1.0/spec" office:value-type="string">
            <text:p>Round 2.5 down to the next smaller integer.</text:p>
          </table:table-cell>
          <table:table-cell xmlns:odf="http://opendocumentfellowship.org/1.0/spec" table:formula="oooc:=FLOOR(2.5; 1)"/>
          <table:table-cell table:style-name="PassFailStyle" table:formula="oooc:=IF(ISERROR([.F412]);0;IF([.C412]=[.F412];1;0))"/>
          <table:table-cell table:style-name="WarningCellStyle" table:formula="oooc:=IF(ISERROR([.F412]);&quot;App gives unexpected error.&quot;;&quot;&quot;)"/>
        </table:table-row>
        <table:table-row table:style-name="WideRowStyle">
          <table:table-cell xmlns:odf="http://opendocumentfellowship.org/1.0/spec" office:value-type="string">
            <text:p>FLOOR</text:p>
          </table:table-cell>
          <table:table-cell xmlns:odf="http://opendocumentfellowship.org/1.0/spec" office:value-type="string">
            <text:p>=FLOOR(5; 2)</text:p>
          </table:table-cell>
          <table:table-cell office:value="4" office:value-type="float">
            <text:p>4</text:p>
          </table:table-cell>
          <table:table-cell xmlns:odf="http://opendocumentfellowship.org/1.0/spec" office:value-type="string">
            <text:p>1</text:p>
          </table:table-cell>
          <table:table-cell xmlns:odf="http://opendocumentfellowship.org/1.0/spec" office:value-type="string">
            <text:p>Round 5 down to the nearest multiple of 2.</text:p>
          </table:table-cell>
          <table:table-cell xmlns:odf="http://opendocumentfellowship.org/1.0/spec" table:formula="oooc:=FLOOR(5; 2)"/>
          <table:table-cell table:style-name="PassFailStyle" table:formula="oooc:=IF(ISERROR([.F413]);0;IF([.C413]=[.F413];1;0))"/>
          <table:table-cell table:style-name="WarningCellStyle" table:formula="oooc:=IF(ISERROR([.F413]);&quot;App gives unexpected error.&quot;;&quot;&quot;)"/>
        </table:table-row>
        <table:table-row table:style-name="WideRowStyle">
          <table:table-cell xmlns:odf="http://opendocumentfellowship.org/1.0/spec" office:value-type="string">
            <text:p>FLOOR</text:p>
          </table:table-cell>
          <table:table-cell xmlns:odf="http://opendocumentfellowship.org/1.0/spec" office:value-type="string">
            <text:p>=FLOOR(5; 2.2)</text:p>
          </table:table-cell>
          <table:table-cell office:value="4.4" office:value-type="float">
            <text:p>4.4</text:p>
          </table:table-cell>
          <table:table-cell xmlns:odf="http://opendocumentfellowship.org/1.0/spec" office:value-type="string">
            <text:p>1</text:p>
          </table:table-cell>
          <table:table-cell xmlns:odf="http://opendocumentfellowship.org/1.0/spec" office:value-type="string">
            <text:p>Round 5 down to the nearest multiple of 2.2.</text:p>
          </table:table-cell>
          <table:table-cell xmlns:odf="http://opendocumentfellowship.org/1.0/spec" table:formula="oooc:=FLOOR(5; 2.2)"/>
          <table:table-cell table:style-name="PassFailStyle" table:formula="oooc:=IF(ISERROR([.F414]);0;IF([.C414]=[.F414];1;0))"/>
          <table:table-cell table:style-name="WarningCellStyle" table:formula="oooc:=IF(ISERROR([.F414]);&quot;App gives unexpected error.&quot;;&quot;&quot;)"/>
        </table:table-row>
        <table:table-row table:style-name="WideRowStyle">
          <table:table-cell xmlns:odf="http://opendocumentfellowship.org/1.0/spec" office:value-type="string">
            <text:p>FLOOR</text:p>
          </table:table-cell>
          <table:table-cell xmlns:odf="http://opendocumentfellowship.org/1.0/spec" office:value-type="string">
            <text:p>=FLOOR(-2.5;1)</text:p>
          </table:table-cell>
          <table:table-cell office:value="Error" office:value-type="string">
            <text:p>Error</text:p>
          </table:table-cell>
          <table:table-cell xmlns:odf="http://opendocumentfellowship.org/1.0/spec" office:value-type="string">
            <text:p/>
          </table:table-cell>
          <table:table-cell xmlns:odf="http://opendocumentfellowship.org/1.0/spec" office:value-type="string">
            <text:p>Contentious case, different programs get different answers</text:p>
          </table:table-cell>
          <table:table-cell xmlns:odf="http://opendocumentfellowship.org/1.0/spec" table:formula="oooc:=FLOOR(-2.5;1)"/>
          <table:table-cell table:style-name="PassFailStyle" table:formula="oooc:=IF(ISERROR([.F415]);1;0)"/>
        </table:table-row>
        <table:table-row table:style-name="WideRowStyle">
          <table:table-cell xmlns:odf="http://opendocumentfellowship.org/1.0/spec" office:value-type="string">
            <text:p>FLOOR</text:p>
          </table:table-cell>
          <table:table-cell xmlns:odf="http://opendocumentfellowship.org/1.0/spec" office:value-type="string">
            <text:p>=FLOOR(-2.5; -1)</text:p>
          </table:table-cell>
          <table:table-cell office:value="-2" office:value-type="float">
            <text:p>-2</text:p>
          </table:table-cell>
          <table:table-cell xmlns:odf="http://opendocumentfellowship.org/1.0/spec" office:value-type="string">
            <text:p>1</text:p>
          </table:table-cell>
          <table:table-cell xmlns:odf="http://opendocumentfellowship.org/1.0/spec" office:value-type="string">
            <text:p>This is a problem case, different programs get different results.</text:p>
          </table:table-cell>
          <table:table-cell xmlns:odf="http://opendocumentfellowship.org/1.0/spec" table:formula="oooc:=FLOOR(-2.5; -1)"/>
          <table:table-cell table:style-name="PassFailStyle" table:formula="oooc:=IF(ISERROR([.F416]);0;IF([.C416]=[.F416];1;0))"/>
          <table:table-cell table:style-name="WarningCellStyle" table:formula="oooc:=IF(ISERROR([.F416]);&quot;App gives unexpected error.&quot;;&quot;&quot;)"/>
        </table:table-row>
        <table:table-row table:style-name="WideRowStyle">
          <table:table-cell xmlns:odf="http://opendocumentfellowship.org/1.0/spec" office:value-type="string">
            <text:p>GAMMA</text:p>
          </table:table-cell>
          <table:table-cell xmlns:odf="http://opendocumentfellowship.org/1.0/spec" office:value-type="string">
            <text:p>=GAMMA(1)</text:p>
          </table:table-cell>
          <table:table-cell office:value="1" office:value-type="float">
            <text:p>1</text:p>
          </table:table-cell>
          <table:table-cell xmlns:odf="http://opendocumentfellowship.org/1.0/spec" office:value-type="string">
            <text:p>1</text:p>
          </table:table-cell>
          <table:table-cell xmlns:odf="http://opendocumentfellowship.org/1.0/spec" office:value-type="string">
            <text:p>GAMMA(1) is 1</text:p>
          </table:table-cell>
          <table:table-cell xmlns:odf="http://opendocumentfellowship.org/1.0/spec" table:formula="oooc:=GAMMA(1)"/>
          <table:table-cell table:style-name="PassFailStyle" table:formula="oooc:=IF(ISERROR([.F417]);0;IF([.C417]=[.F417];1;0))"/>
          <table:table-cell table:style-name="WarningCellStyle" table:formula="oooc:=IF(ISERROR([.F417]);&quot;App gives unexpected error.&quot;;&quot;&quot;)"/>
        </table:table-row>
        <table:table-row table:style-name="WideRowStyle">
          <table:table-cell xmlns:odf="http://opendocumentfellowship.org/1.0/spec" office:value-type="string">
            <text:p>GAMMA</text:p>
          </table:table-cell>
          <table:table-cell xmlns:odf="http://opendocumentfellowship.org/1.0/spec" office:value-type="string">
            <text:p>=GAMMA(1.10)</text:p>
          </table:table-cell>
          <table:table-cell office:value="0.95135±1e-5" office:value-type="string">
            <text:p>0.95135±1e-5</text:p>
          </table:table-cell>
          <table:table-cell xmlns:odf="http://opendocumentfellowship.org/1.0/spec" office:value-type="string">
            <text:p>1</text:p>
          </table:table-cell>
          <table:table-cell xmlns:odf="http://opendocumentfellowship.org/1.0/spec" office:value-type="string">
            <text:p>GAMMA(1.1) is 0.95135 to first 5 digits</text:p>
          </table:table-cell>
          <table:table-cell xmlns:odf="http://opendocumentfellowship.org/1.0/spec" table:formula="oooc:=GAMMA(1.10)"/>
          <table:table-cell table:style-name="PassFailStyle" table:formula="oooc:=IF(ABS([.F418]-0.95135)&lt;1e-5;1;0)"/>
          <table:table-cell table:style-name="WarningCellStyle" table:formula="oooc:=IF(ISERROR([.F418]);&quot;App gives unexpected error.&quot;;&quot;&quot;)"/>
        </table:table-row>
        <table:table-row table:style-name="WideRowStyle">
          <table:table-cell xmlns:odf="http://opendocumentfellowship.org/1.0/spec" office:value-type="string">
            <text:p>GAMMA</text:p>
          </table:table-cell>
          <table:table-cell xmlns:odf="http://opendocumentfellowship.org/1.0/spec" office:value-type="string">
            <text:p>=GAMMA(1.50)</text:p>
          </table:table-cell>
          <table:table-cell office:value="0.88623±1e-5" office:value-type="string">
            <text:p>0.88623±1e-5</text:p>
          </table:table-cell>
          <table:table-cell xmlns:odf="http://opendocumentfellowship.org/1.0/spec" office:value-type="string">
            <text:p>1</text:p>
          </table:table-cell>
          <table:table-cell xmlns:odf="http://opendocumentfellowship.org/1.0/spec" office:value-type="string">
            <text:p>GAMMA(1.5) is 0.88623 to first 5 digits</text:p>
          </table:table-cell>
          <table:table-cell xmlns:odf="http://opendocumentfellowship.org/1.0/spec" table:formula="oooc:=GAMMA(1.50)"/>
          <table:table-cell table:style-name="PassFailStyle" table:formula="oooc:=IF(ABS([.F419]-0.88623)&lt;1e-5;1;0)"/>
          <table:table-cell table:style-name="WarningCellStyle" table:formula="oooc:=IF(ISERROR([.F419]);&quot;App gives unexpected error.&quot;;&quot;&quot;)"/>
        </table:table-row>
        <table:table-row table:style-name="WideRowStyle">
          <table:table-cell xmlns:odf="http://opendocumentfellowship.org/1.0/spec" office:value-type="string">
            <text:p>GCD</text:p>
          </table:table-cell>
          <table:table-cell xmlns:odf="http://opendocumentfellowship.org/1.0/spec" office:value-type="string">
            <text:p>=GCD(5;15;25)</text:p>
          </table:table-cell>
          <table:table-cell office:value="5" office:value-type="float">
            <text:p>5</text:p>
          </table:table-cell>
          <table:table-cell xmlns:odf="http://opendocumentfellowship.org/1.0/spec" office:value-type="string">
            <text:p>2</text:p>
          </table:table-cell>
          <table:table-cell xmlns:odf="http://opendocumentfellowship.org/1.0/spec" office:value-type="string">
            <text:p/>
          </table:table-cell>
          <table:table-cell xmlns:odf="http://opendocumentfellowship.org/1.0/spec" table:formula="oooc:=GCD(5;15;25)"/>
          <table:table-cell table:style-name="PassFailStyle" table:formula="oooc:=IF(ISERROR([.F420]);0;IF([.C420]=[.F420];1;0))"/>
          <table:table-cell table:style-name="WarningCellStyle" table:formula="oooc:=IF(ISERROR([.F420]);&quot;App gives unexpected error.&quot;;&quot;&quot;)"/>
        </table:table-row>
        <table:table-row table:style-name="WideRowStyle">
          <table:table-cell xmlns:odf="http://opendocumentfellowship.org/1.0/spec" office:value-type="string">
            <text:p>GCD</text:p>
          </table:table-cell>
          <table:table-cell xmlns:odf="http://opendocumentfellowship.org/1.0/spec" office:value-type="string">
            <text:p>=GCD(2;3)</text:p>
          </table:table-cell>
          <table:table-cell office:value="1" office:value-type="float">
            <text:p>1</text:p>
          </table:table-cell>
          <table:table-cell xmlns:odf="http://opendocumentfellowship.org/1.0/spec" office:value-type="string">
            <text:p>2</text:p>
          </table:table-cell>
          <table:table-cell xmlns:odf="http://opendocumentfellowship.org/1.0/spec" office:value-type="string">
            <text:p/>
          </table:table-cell>
          <table:table-cell xmlns:odf="http://opendocumentfellowship.org/1.0/spec" table:formula="oooc:=GCD(2;3)"/>
          <table:table-cell table:style-name="PassFailStyle" table:formula="oooc:=IF(ISERROR([.F421]);0;IF([.C421]=[.F421];1;0))"/>
          <table:table-cell table:style-name="WarningCellStyle" table:formula="oooc:=IF(ISERROR([.F421]);&quot;App gives unexpected error.&quot;;&quot;&quot;)"/>
        </table:table-row>
        <table:table-row table:style-name="WideRowStyle">
          <table:table-cell xmlns:odf="http://opendocumentfellowship.org/1.0/spec" office:value-type="string">
            <text:p>GCD</text:p>
          </table:table-cell>
          <table:table-cell xmlns:odf="http://opendocumentfellowship.org/1.0/spec" office:value-type="string">
            <text:p>=GCD(18;24)</text:p>
          </table:table-cell>
          <table:table-cell office:value="6" office:value-type="float">
            <text:p>6</text:p>
          </table:table-cell>
          <table:table-cell xmlns:odf="http://opendocumentfellowship.org/1.0/spec" office:value-type="string">
            <text:p>2</text:p>
          </table:table-cell>
          <table:table-cell xmlns:odf="http://opendocumentfellowship.org/1.0/spec" office:value-type="string">
            <text:p/>
          </table:table-cell>
          <table:table-cell xmlns:odf="http://opendocumentfellowship.org/1.0/spec" table:formula="oooc:=GCD(18;24)"/>
          <table:table-cell table:style-name="PassFailStyle" table:formula="oooc:=IF(ISERROR([.F422]);0;IF([.C422]=[.F422];1;0))"/>
          <table:table-cell table:style-name="WarningCellStyle" table:formula="oooc:=IF(ISERROR([.F422]);&quot;App gives unexpected error.&quot;;&quot;&quot;)"/>
        </table:table-row>
        <table:table-row table:style-name="WideRowStyle">
          <table:table-cell xmlns:odf="http://opendocumentfellowship.org/1.0/spec" office:value-type="string">
            <text:p>GCD</text:p>
          </table:table-cell>
          <table:table-cell xmlns:odf="http://opendocumentfellowship.org/1.0/spec" office:value-type="string">
            <text:p>=GCD(18.1;24.1)</text:p>
          </table:table-cell>
          <table:table-cell office:value="6" office:value-type="float">
            <text:p>6</text:p>
          </table:table-cell>
          <table:table-cell xmlns:odf="http://opendocumentfellowship.org/1.0/spec" office:value-type="string">
            <text:p>2</text:p>
          </table:table-cell>
          <table:table-cell xmlns:odf="http://opendocumentfellowship.org/1.0/spec" office:value-type="string">
            <text:p>Fractions have INT first.</text:p>
          </table:table-cell>
          <table:table-cell xmlns:odf="http://opendocumentfellowship.org/1.0/spec" table:formula="oooc:=GCD(18.1;24.1)"/>
          <table:table-cell table:style-name="PassFailStyle" table:formula="oooc:=IF(ISERROR([.F423]);0;IF([.C423]=[.F423];1;0))"/>
          <table:table-cell table:style-name="WarningCellStyle" table:formula="oooc:=IF(ISERROR([.F423]);&quot;App gives unexpected error.&quot;;&quot;&quot;)"/>
        </table:table-row>
        <table:table-row table:style-name="WideRowStyle">
          <table:table-cell xmlns:odf="http://opendocumentfellowship.org/1.0/spec" office:value-type="string">
            <text:p>GCD</text:p>
          </table:table-cell>
          <table:table-cell xmlns:odf="http://opendocumentfellowship.org/1.0/spec" office:value-type="string">
            <text:p>=GCD(18.9;24.9)</text:p>
          </table:table-cell>
          <table:table-cell office:value="6" office:value-type="float">
            <text:p>6</text:p>
          </table:table-cell>
          <table:table-cell xmlns:odf="http://opendocumentfellowship.org/1.0/spec" office:value-type="string">
            <text:p>2</text:p>
          </table:table-cell>
          <table:table-cell xmlns:odf="http://opendocumentfellowship.org/1.0/spec" office:value-type="string">
            <text:p>Fractions have INT first</text:p>
          </table:table-cell>
          <table:table-cell xmlns:odf="http://opendocumentfellowship.org/1.0/spec" table:formula="oooc:=GCD(18.9;24.9)"/>
          <table:table-cell table:style-name="PassFailStyle" table:formula="oooc:=IF(ISERROR([.F424]);0;IF([.C424]=[.F424];1;0))"/>
          <table:table-cell table:style-name="WarningCellStyle" table:formula="oooc:=IF(ISERROR([.F424]);&quot;App gives unexpected error.&quot;;&quot;&quot;)"/>
        </table:table-row>
        <table:table-row table:style-name="WideRowStyle">
          <table:table-cell xmlns:odf="http://opendocumentfellowship.org/1.0/spec" office:value-type="string">
            <text:p>GCD</text:p>
          </table:table-cell>
          <table:table-cell xmlns:odf="http://opendocumentfellowship.org/1.0/spec" office:value-type="string">
            <text:p>=GCD(7)</text:p>
          </table:table-cell>
          <table:table-cell office:value="7" office:value-type="float">
            <text:p>7</text:p>
          </table:table-cell>
          <table:table-cell xmlns:odf="http://opendocumentfellowship.org/1.0/spec" office:value-type="string">
            <text:p>2</text:p>
          </table:table-cell>
          <table:table-cell xmlns:odf="http://opendocumentfellowship.org/1.0/spec" office:value-type="string">
            <text:p>GCD of one number is itself</text:p>
          </table:table-cell>
          <table:table-cell xmlns:odf="http://opendocumentfellowship.org/1.0/spec" table:formula="oooc:=GCD(7)"/>
          <table:table-cell table:style-name="PassFailStyle" table:formula="oooc:=IF(ISERROR([.F425]);0;IF([.C425]=[.F425];1;0))"/>
          <table:table-cell table:style-name="WarningCellStyle" table:formula="oooc:=IF(ISERROR([.F425]);&quot;App gives unexpected error.&quot;;&quot;&quot;)"/>
        </table:table-row>
        <table:table-row table:style-name="WideRowStyle">
          <table:table-cell xmlns:odf="http://opendocumentfellowship.org/1.0/spec" office:value-type="string">
            <text:p>INT</text:p>
          </table:table-cell>
          <table:table-cell xmlns:odf="http://opendocumentfellowship.org/1.0/spec" office:value-type="string">
            <text:p>=INT(2)</text:p>
          </table:table-cell>
          <table:table-cell office:value="2" office:value-type="float">
            <text:p>2</text:p>
          </table:table-cell>
          <table:table-cell xmlns:odf="http://opendocumentfellowship.org/1.0/spec" office:value-type="string">
            <text:p>1</text:p>
          </table:table-cell>
          <table:table-cell xmlns:odf="http://opendocumentfellowship.org/1.0/spec" office:value-type="string">
            <text:p>Positive integers remain unchanged</text:p>
          </table:table-cell>
          <table:table-cell xmlns:odf="http://opendocumentfellowship.org/1.0/spec" table:formula="oooc:=INT(2)"/>
          <table:table-cell table:style-name="PassFailStyle" table:formula="oooc:=IF(ISERROR([.F426]);0;IF([.C426]=[.F426];1;0))"/>
          <table:table-cell table:style-name="WarningCellStyle" table:formula="oooc:=IF(ISERROR([.F426]);&quot;App gives unexpected error.&quot;;&quot;&quot;)"/>
        </table:table-row>
        <table:table-row table:style-name="WideRowStyle">
          <table:table-cell xmlns:odf="http://opendocumentfellowship.org/1.0/spec" office:value-type="string">
            <text:p>INT</text:p>
          </table:table-cell>
          <table:table-cell xmlns:odf="http://opendocumentfellowship.org/1.0/spec" office:value-type="string">
            <text:p>=INT(-3)</text:p>
          </table:table-cell>
          <table:table-cell office:value="-3" office:value-type="float">
            <text:p>-3</text:p>
          </table:table-cell>
          <table:table-cell xmlns:odf="http://opendocumentfellowship.org/1.0/spec" office:value-type="string">
            <text:p>1</text:p>
          </table:table-cell>
          <table:table-cell xmlns:odf="http://opendocumentfellowship.org/1.0/spec" office:value-type="string">
            <text:p>Negative integers remain unchanged</text:p>
          </table:table-cell>
          <table:table-cell xmlns:odf="http://opendocumentfellowship.org/1.0/spec" table:formula="oooc:=INT(-3)"/>
          <table:table-cell table:style-name="PassFailStyle" table:formula="oooc:=IF(ISERROR([.F427]);0;IF([.C427]=[.F427];1;0))"/>
          <table:table-cell table:style-name="WarningCellStyle" table:formula="oooc:=IF(ISERROR([.F427]);&quot;App gives unexpected error.&quot;;&quot;&quot;)"/>
        </table:table-row>
        <table:table-row table:style-name="WideRowStyle">
          <table:table-cell xmlns:odf="http://opendocumentfellowship.org/1.0/spec" office:value-type="string">
            <text:p>INT</text:p>
          </table:table-cell>
          <table:table-cell xmlns:odf="http://opendocumentfellowship.org/1.0/spec" office:value-type="string">
            <text:p>=INT(1.2)</text:p>
          </table:table-cell>
          <table:table-cell office:value="1" office:value-type="float">
            <text:p>1</text:p>
          </table:table-cell>
          <table:table-cell xmlns:odf="http://opendocumentfellowship.org/1.0/spec" office:value-type="string">
            <text:p>1</text:p>
          </table:table-cell>
          <table:table-cell xmlns:odf="http://opendocumentfellowship.org/1.0/spec" office:value-type="string">
            <text:p>Positive floating values are truncated</text:p>
          </table:table-cell>
          <table:table-cell xmlns:odf="http://opendocumentfellowship.org/1.0/spec" table:formula="oooc:=INT(1.2)"/>
          <table:table-cell table:style-name="PassFailStyle" table:formula="oooc:=IF(ISERROR([.F428]);0;IF([.C428]=[.F428];1;0))"/>
          <table:table-cell table:style-name="WarningCellStyle" table:formula="oooc:=IF(ISERROR([.F428]);&quot;App gives unexpected error.&quot;;&quot;&quot;)"/>
        </table:table-row>
        <table:table-row table:style-name="WideRowStyle">
          <table:table-cell xmlns:odf="http://opendocumentfellowship.org/1.0/spec" office:value-type="string">
            <text:p>INT</text:p>
          </table:table-cell>
          <table:table-cell xmlns:odf="http://opendocumentfellowship.org/1.0/spec" office:value-type="string">
            <text:p>=INT(1.7)</text:p>
          </table:table-cell>
          <table:table-cell office:value="1" office:value-type="float">
            <text:p>1</text:p>
          </table:table-cell>
          <table:table-cell xmlns:odf="http://opendocumentfellowship.org/1.0/spec" office:value-type="string">
            <text:p>1</text:p>
          </table:table-cell>
          <table:table-cell xmlns:odf="http://opendocumentfellowship.org/1.0/spec" office:value-type="string">
            <text:p>It doesn’t matter if the fractional part is &gt; 0.5</text:p>
          </table:table-cell>
          <table:table-cell xmlns:odf="http://opendocumentfellowship.org/1.0/spec" table:formula="oooc:=INT(1.7)"/>
          <table:table-cell table:style-name="PassFailStyle" table:formula="oooc:=IF(ISERROR([.F429]);0;IF([.C429]=[.F429];1;0))"/>
          <table:table-cell table:style-name="WarningCellStyle" table:formula="oooc:=IF(ISERROR([.F429]);&quot;App gives unexpected error.&quot;;&quot;&quot;)"/>
        </table:table-row>
        <table:table-row table:style-name="WideRowStyle">
          <table:table-cell xmlns:odf="http://opendocumentfellowship.org/1.0/spec" office:value-type="string">
            <text:p>INT</text:p>
          </table:table-cell>
          <table:table-cell xmlns:odf="http://opendocumentfellowship.org/1.0/spec" office:value-type="string">
            <text:p>=INT(-1.2)</text:p>
          </table:table-cell>
          <table:table-cell office:value="-2" office:value-type="float">
            <text:p>-2</text:p>
          </table:table-cell>
          <table:table-cell xmlns:odf="http://opendocumentfellowship.org/1.0/spec" office:value-type="string">
            <text:p>1</text:p>
          </table:table-cell>
          <table:table-cell xmlns:odf="http://opendocumentfellowship.org/1.0/spec" office:value-type="string">
            <text:p>Negative floating values round towards negative infinity</text:p>
          </table:table-cell>
          <table:table-cell xmlns:odf="http://opendocumentfellowship.org/1.0/spec" table:formula="oooc:=INT(-1.2)"/>
          <table:table-cell table:style-name="PassFailStyle" table:formula="oooc:=IF(ISERROR([.F430]);0;IF([.C430]=[.F430];1;0))"/>
          <table:table-cell table:style-name="WarningCellStyle" table:formula="oooc:=IF(ISERROR([.F430]);&quot;App gives unexpected error.&quot;;&quot;&quot;)"/>
        </table:table-row>
        <table:table-row table:style-name="WideRowStyle">
          <table:table-cell xmlns:odf="http://opendocumentfellowship.org/1.0/spec" office:value-type="string">
            <text:p>INT</text:p>
          </table:table-cell>
          <table:table-cell xmlns:odf="http://opendocumentfellowship.org/1.0/spec" office:value-type="string">
            <text:p>=INT((1/3)*3)</text:p>
          </table:table-cell>
          <table:table-cell office:value="1" office:value-type="float">
            <text:p>1</text:p>
          </table:table-cell>
          <table:table-cell xmlns:odf="http://opendocumentfellowship.org/1.0/spec" office:value-type="string">
            <text:p>1</text:p>
          </table:table-cell>
          <table:table-cell xmlns:odf="http://opendocumentfellowship.org/1.0/spec" office:value-type="string">
            <text:p>Naive users expect INT to "correctly" make integers even if there are limits on precision.</text:p>
          </table:table-cell>
          <table:table-cell xmlns:odf="http://opendocumentfellowship.org/1.0/spec" table:formula="oooc:=INT((1/3)*3)"/>
          <table:table-cell table:style-name="PassFailStyle" table:formula="oooc:=IF(ISERROR([.F431]);0;IF([.C431]=[.F431];1;0))"/>
          <table:table-cell table:style-name="WarningCellStyle" table:formula="oooc:=IF(ISERROR([.F431]);&quot;App gives unexpected error.&quot;;&quot;&quot;)"/>
        </table:table-row>
        <table:table-row table:style-name="WideRowStyle">
          <table:table-cell xmlns:odf="http://opendocumentfellowship.org/1.0/spec" office:value-type="string">
            <text:p>LCM</text:p>
          </table:table-cell>
          <table:table-cell xmlns:odf="http://opendocumentfellowship.org/1.0/spec" office:value-type="string">
            <text:p>=LCM(5;15;25)</text:p>
          </table:table-cell>
          <table:table-cell office:value="75" office:value-type="float">
            <text:p>75</text:p>
          </table:table-cell>
          <table:table-cell xmlns:odf="http://opendocumentfellowship.org/1.0/spec" office:value-type="string">
            <text:p>2</text:p>
          </table:table-cell>
          <table:table-cell xmlns:odf="http://opendocumentfellowship.org/1.0/spec" office:value-type="string">
            <text:p/>
          </table:table-cell>
          <table:table-cell xmlns:odf="http://opendocumentfellowship.org/1.0/spec" table:formula="oooc:=LCM(5;15;25)"/>
          <table:table-cell table:style-name="PassFailStyle" table:formula="oooc:=IF(ISERROR([.F432]);0;IF([.C432]=[.F432];1;0))"/>
          <table:table-cell table:style-name="WarningCellStyle" table:formula="oooc:=IF(ISERROR([.F432]);&quot;App gives unexpected error.&quot;;&quot;&quot;)"/>
        </table:table-row>
        <table:table-row table:style-name="WideRowStyle">
          <table:table-cell xmlns:odf="http://opendocumentfellowship.org/1.0/spec" office:value-type="string">
            <text:p>LCM</text:p>
          </table:table-cell>
          <table:table-cell xmlns:odf="http://opendocumentfellowship.org/1.0/spec" office:value-type="string">
            <text:p>=LCM(2;3)</text:p>
          </table:table-cell>
          <table:table-cell office:value="6" office:value-type="float">
            <text:p>6</text:p>
          </table:table-cell>
          <table:table-cell xmlns:odf="http://opendocumentfellowship.org/1.0/spec" office:value-type="string">
            <text:p>2</text:p>
          </table:table-cell>
          <table:table-cell xmlns:odf="http://opendocumentfellowship.org/1.0/spec" office:value-type="string">
            <text:p/>
          </table:table-cell>
          <table:table-cell xmlns:odf="http://opendocumentfellowship.org/1.0/spec" table:formula="oooc:=LCM(2;3)"/>
          <table:table-cell table:style-name="PassFailStyle" table:formula="oooc:=IF(ISERROR([.F433]);0;IF([.C433]=[.F433];1;0))"/>
          <table:table-cell table:style-name="WarningCellStyle" table:formula="oooc:=IF(ISERROR([.F433]);&quot;App gives unexpected error.&quot;;&quot;&quot;)"/>
        </table:table-row>
        <table:table-row table:style-name="WideRowStyle">
          <table:table-cell xmlns:odf="http://opendocumentfellowship.org/1.0/spec" office:value-type="string">
            <text:p>LCM</text:p>
          </table:table-cell>
          <table:table-cell xmlns:odf="http://opendocumentfellowship.org/1.0/spec" office:value-type="string">
            <text:p>=LCM(18;12)</text:p>
          </table:table-cell>
          <table:table-cell office:value="36" office:value-type="float">
            <text:p>36</text:p>
          </table:table-cell>
          <table:table-cell xmlns:odf="http://opendocumentfellowship.org/1.0/spec" office:value-type="string">
            <text:p>2</text:p>
          </table:table-cell>
          <table:table-cell xmlns:odf="http://opendocumentfellowship.org/1.0/spec" office:value-type="string">
            <text:p/>
          </table:table-cell>
          <table:table-cell xmlns:odf="http://opendocumentfellowship.org/1.0/spec" table:formula="oooc:=LCM(18;12)"/>
          <table:table-cell table:style-name="PassFailStyle" table:formula="oooc:=IF(ISERROR([.F434]);0;IF([.C434]=[.F434];1;0))"/>
          <table:table-cell table:style-name="WarningCellStyle" table:formula="oooc:=IF(ISERROR([.F434]);&quot;App gives unexpected error.&quot;;&quot;&quot;)"/>
        </table:table-row>
        <table:table-row table:style-name="WideRowStyle">
          <table:table-cell xmlns:odf="http://opendocumentfellowship.org/1.0/spec" office:value-type="string">
            <text:p>LCM</text:p>
          </table:table-cell>
          <table:table-cell xmlns:odf="http://opendocumentfellowship.org/1.0/spec" office:value-type="string">
            <text:p>=LCM(18.1;12.1)</text:p>
          </table:table-cell>
          <table:table-cell office:value="36" office:value-type="float">
            <text:p>36</text:p>
          </table:table-cell>
          <table:table-cell xmlns:odf="http://opendocumentfellowship.org/1.0/spec" office:value-type="string">
            <text:p>2</text:p>
          </table:table-cell>
          <table:table-cell xmlns:odf="http://opendocumentfellowship.org/1.0/spec" office:value-type="string">
            <text:p/>
          </table:table-cell>
          <table:table-cell xmlns:odf="http://opendocumentfellowship.org/1.0/spec" table:formula="oooc:=LCM(18.1;12.1)"/>
          <table:table-cell table:style-name="PassFailStyle" table:formula="oooc:=IF(ISERROR([.F435]);0;IF([.C435]=[.F435];1;0))"/>
          <table:table-cell table:style-name="WarningCellStyle" table:formula="oooc:=IF(ISERROR([.F435]);&quot;App gives unexpected error.&quot;;&quot;&quot;)"/>
        </table:table-row>
        <table:table-row table:style-name="WideRowStyle">
          <table:table-cell xmlns:odf="http://opendocumentfellowship.org/1.0/spec" office:value-type="string">
            <text:p>LCM</text:p>
          </table:table-cell>
          <table:table-cell xmlns:odf="http://opendocumentfellowship.org/1.0/spec" office:value-type="string">
            <text:p>=LCM(18.9;12.9)</text:p>
          </table:table-cell>
          <table:table-cell office:value="36" office:value-type="float">
            <text:p>36</text:p>
          </table:table-cell>
          <table:table-cell xmlns:odf="http://opendocumentfellowship.org/1.0/spec" office:value-type="string">
            <text:p>2</text:p>
          </table:table-cell>
          <table:table-cell xmlns:odf="http://opendocumentfellowship.org/1.0/spec" office:value-type="string">
            <text:p/>
          </table:table-cell>
          <table:table-cell xmlns:odf="http://opendocumentfellowship.org/1.0/spec" table:formula="oooc:=LCM(18.9;12.9)"/>
          <table:table-cell table:style-name="PassFailStyle" table:formula="oooc:=IF(ISERROR([.F436]);0;IF([.C436]=[.F436];1;0))"/>
          <table:table-cell table:style-name="WarningCellStyle" table:formula="oooc:=IF(ISERROR([.F436]);&quot;App gives unexpected error.&quot;;&quot;&quot;)"/>
        </table:table-row>
        <table:table-row table:style-name="WideRowStyle">
          <table:table-cell xmlns:odf="http://opendocumentfellowship.org/1.0/spec" office:value-type="string">
            <text:p>LCM</text:p>
          </table:table-cell>
          <table:table-cell xmlns:odf="http://opendocumentfellowship.org/1.0/spec" office:value-type="string">
            <text:p>=LCM(7)</text:p>
          </table:table-cell>
          <table:table-cell office:value="7" office:value-type="float">
            <text:p>7</text:p>
          </table:table-cell>
          <table:table-cell xmlns:odf="http://opendocumentfellowship.org/1.0/spec" office:value-type="string">
            <text:p>2</text:p>
          </table:table-cell>
          <table:table-cell xmlns:odf="http://opendocumentfellowship.org/1.0/spec" office:value-type="string">
            <text:p/>
          </table:table-cell>
          <table:table-cell xmlns:odf="http://opendocumentfellowship.org/1.0/spec" table:formula="oooc:=LCM(7)"/>
          <table:table-cell table:style-name="PassFailStyle" table:formula="oooc:=IF(ISERROR([.F437]);0;IF([.C437]=[.F437];1;0))"/>
          <table:table-cell table:style-name="WarningCellStyle" table:formula="oooc:=IF(ISERROR([.F437]);&quot;App gives unexpected error.&quot;;&quot;&quot;)"/>
        </table:table-row>
        <table:table-row table:style-name="WideRowStyle">
          <table:table-cell xmlns:odf="http://opendocumentfellowship.org/1.0/spec" office:value-type="string">
            <text:p>LN</text:p>
          </table:table-cell>
          <table:table-cell xmlns:odf="http://opendocumentfellowship.org/1.0/spec" office:value-type="string">
            <text:p>=LN(1)</text:p>
          </table:table-cell>
          <table:table-cell office:value="0" office:value-type="float">
            <text:p>0</text:p>
          </table:table-cell>
          <table:table-cell xmlns:odf="http://opendocumentfellowship.org/1.0/spec" office:value-type="string">
            <text:p>1</text:p>
          </table:table-cell>
          <table:table-cell xmlns:odf="http://opendocumentfellowship.org/1.0/spec" office:value-type="string">
            <text:p>The logarithm of 1 (in any base) is 0.</text:p>
          </table:table-cell>
          <table:table-cell xmlns:odf="http://opendocumentfellowship.org/1.0/spec" table:formula="oooc:=LN(1)"/>
          <table:table-cell table:style-name="PassFailStyle" table:formula="oooc:=IF(ISERROR([.F438]);0;IF([.C438]=[.F438];1;0))"/>
          <table:table-cell table:style-name="WarningCellStyle" table:formula="oooc:=IF(ISERROR([.F438]);&quot;App gives unexpected error.&quot;;&quot;&quot;)"/>
        </table:table-row>
        <table:table-row table:style-name="WideRowStyle">
          <table:table-cell xmlns:odf="http://opendocumentfellowship.org/1.0/spec" office:value-type="string">
            <text:p>LN</text:p>
          </table:table-cell>
          <table:table-cell xmlns:odf="http://opendocumentfellowship.org/1.0/spec" office:value-type="string">
            <text:p>=LN(EXP(1))</text:p>
          </table:table-cell>
          <table:table-cell office:value="1" office:value-type="float">
            <text:p>1</text:p>
          </table:table-cell>
          <table:table-cell xmlns:odf="http://opendocumentfellowship.org/1.0/spec" office:value-type="string">
            <text:p>1</text:p>
          </table:table-cell>
          <table:table-cell xmlns:odf="http://opendocumentfellowship.org/1.0/spec" office:value-type="string">
            <text:p>The natural logarithm of e is 1.</text:p>
          </table:table-cell>
          <table:table-cell xmlns:odf="http://opendocumentfellowship.org/1.0/spec" table:formula="oooc:=LN(EXP(1))"/>
          <table:table-cell table:style-name="PassFailStyle" table:formula="oooc:=IF(ISERROR([.F439]);0;IF([.C439]=[.F439];1;0))"/>
          <table:table-cell table:style-name="WarningCellStyle" table:formula="oooc:=IF(ISERROR([.F439]);&quot;App gives unexpected error.&quot;;&quot;&quot;)"/>
        </table:table-row>
        <table:table-row table:style-name="WideRowStyle">
          <table:table-cell xmlns:odf="http://opendocumentfellowship.org/1.0/spec" office:value-type="string">
            <text:p>LN</text:p>
          </table:table-cell>
          <table:table-cell xmlns:odf="http://opendocumentfellowship.org/1.0/spec" office:value-type="string">
            <text:p>=LN(0)</text:p>
          </table:table-cell>
          <table:table-cell office:value="Error" office:value-type="string">
            <text:p>Error</text:p>
          </table:table-cell>
          <table:table-cell xmlns:odf="http://opendocumentfellowship.org/1.0/spec" office:value-type="string">
            <text:p>1</text:p>
          </table:table-cell>
          <table:table-cell xmlns:odf="http://opendocumentfellowship.org/1.0/spec" office:value-type="string">
            <text:p>The argument must be greater than zero.</text:p>
          </table:table-cell>
          <table:table-cell xmlns:odf="http://opendocumentfellowship.org/1.0/spec" table:formula="oooc:=LN(0)"/>
          <table:table-cell table:style-name="PassFailStyle" table:formula="oooc:=IF(ISERROR([.F440]);1;0)"/>
        </table:table-row>
        <table:table-row table:style-name="WideRowStyle">
          <table:table-cell xmlns:odf="http://opendocumentfellowship.org/1.0/spec" office:value-type="string">
            <text:p>LN</text:p>
          </table:table-cell>
          <table:table-cell xmlns:odf="http://opendocumentfellowship.org/1.0/spec" office:value-type="string">
            <text:p>=LN([.B7])</text:p>
          </table:table-cell>
          <table:table-cell office:value="Error" office:value-type="string">
            <text:p>Error</text:p>
          </table:table-cell>
          <table:table-cell xmlns:odf="http://opendocumentfellowship.org/1.0/spec" office:value-type="string">
            <text:p>1</text:p>
          </table:table-cell>
          <table:table-cell xmlns:odf="http://opendocumentfellowship.org/1.0/spec" office:value-type="string">
            <text:p>The natural logarithm of a non-number gives an error.</text:p>
          </table:table-cell>
          <table:table-cell xmlns:odf="http://opendocumentfellowship.org/1.0/spec" table:formula="oooc:=LN([.B7])"/>
          <table:table-cell table:style-name="PassFailStyle" table:formula="oooc:=IF(ISERROR([.F441]);1;0)"/>
        </table:table-row>
        <table:table-row table:style-name="WideRowStyle">
          <table:table-cell xmlns:odf="http://opendocumentfellowship.org/1.0/spec" office:value-type="string">
            <text:p>LOG</text:p>
          </table:table-cell>
          <table:table-cell xmlns:odf="http://opendocumentfellowship.org/1.0/spec" office:value-type="string">
            <text:p>=LOG(1; 10)</text:p>
          </table:table-cell>
          <table:table-cell office:value="0" office:value-type="float">
            <text:p>0</text:p>
          </table:table-cell>
          <table:table-cell xmlns:odf="http://opendocumentfellowship.org/1.0/spec" office:value-type="string">
            <text:p>1</text:p>
          </table:table-cell>
          <table:table-cell xmlns:odf="http://opendocumentfellowship.org/1.0/spec" office:value-type="string">
            <text:p>The logarithm of 1 (in any base) is 0.</text:p>
          </table:table-cell>
          <table:table-cell xmlns:odf="http://opendocumentfellowship.org/1.0/spec" table:formula="oooc:=LOG(1; 10)"/>
          <table:table-cell table:style-name="PassFailStyle" table:formula="oooc:=IF(ISERROR([.F442]);0;IF([.C442]=[.F442];1;0))"/>
          <table:table-cell table:style-name="WarningCellStyle" table:formula="oooc:=IF(ISERROR([.F442]);&quot;App gives unexpected error.&quot;;&quot;&quot;)"/>
        </table:table-row>
        <table:table-row table:style-name="WideRowStyle">
          <table:table-cell xmlns:odf="http://opendocumentfellowship.org/1.0/spec" office:value-type="string">
            <text:p>LOG</text:p>
          </table:table-cell>
          <table:table-cell xmlns:odf="http://opendocumentfellowship.org/1.0/spec" office:value-type="string">
            <text:p>=LOG(1;EXP(1))</text:p>
          </table:table-cell>
          <table:table-cell office:value="0" office:value-type="float">
            <text:p>0</text:p>
          </table:table-cell>
          <table:table-cell xmlns:odf="http://opendocumentfellowship.org/1.0/spec" office:value-type="string">
            <text:p>1</text:p>
          </table:table-cell>
          <table:table-cell xmlns:odf="http://opendocumentfellowship.org/1.0/spec" office:value-type="string">
            <text:p>The natural logarithm of 1 is 0.</text:p>
          </table:table-cell>
          <table:table-cell xmlns:odf="http://opendocumentfellowship.org/1.0/spec" table:formula="oooc:=LOG(1;EXP(1))"/>
          <table:table-cell table:style-name="PassFailStyle" table:formula="oooc:=IF(ISERROR([.F443]);0;IF([.C443]=[.F443];1;0))"/>
          <table:table-cell table:style-name="WarningCellStyle" table:formula="oooc:=IF(ISERROR([.F443]);&quot;App gives unexpected error.&quot;;&quot;&quot;)"/>
        </table:table-row>
        <table:table-row table:style-name="WideRowStyle">
          <table:table-cell xmlns:odf="http://opendocumentfellowship.org/1.0/spec" office:value-type="string">
            <text:p>LOG</text:p>
          </table:table-cell>
          <table:table-cell xmlns:odf="http://opendocumentfellowship.org/1.0/spec" office:value-type="string">
            <text:p>=LOG(10;10)</text:p>
          </table:table-cell>
          <table:table-cell office:value="1" office:value-type="float">
            <text:p>1</text:p>
          </table:table-cell>
          <table:table-cell xmlns:odf="http://opendocumentfellowship.org/1.0/spec" office:value-type="string">
            <text:p>1</text:p>
          </table:table-cell>
          <table:table-cell xmlns:odf="http://opendocumentfellowship.org/1.0/spec" office:value-type="string">
            <text:p>The base 10 logarithm of 10 is 1.</text:p>
          </table:table-cell>
          <table:table-cell xmlns:odf="http://opendocumentfellowship.org/1.0/spec" table:formula="oooc:=LOG(10;10)"/>
          <table:table-cell table:style-name="PassFailStyle" table:formula="oooc:=IF(ISERROR([.F444]);0;IF([.C444]=[.F444];1;0))"/>
          <table:table-cell table:style-name="WarningCellStyle" table:formula="oooc:=IF(ISERROR([.F444]);&quot;App gives unexpected error.&quot;;&quot;&quot;)"/>
        </table:table-row>
        <table:table-row table:style-name="WideRowStyle">
          <table:table-cell xmlns:odf="http://opendocumentfellowship.org/1.0/spec" office:value-type="string">
            <text:p>LOG</text:p>
          </table:table-cell>
          <table:table-cell xmlns:odf="http://opendocumentfellowship.org/1.0/spec" office:value-type="string">
            <text:p>=LOG(10)</text:p>
          </table:table-cell>
          <table:table-cell office:value="1" office:value-type="float">
            <text:p>1</text:p>
          </table:table-cell>
          <table:table-cell xmlns:odf="http://opendocumentfellowship.org/1.0/spec" office:value-type="string">
            <text:p>1</text:p>
          </table:table-cell>
          <table:table-cell xmlns:odf="http://opendocumentfellowship.org/1.0/spec" office:value-type="string">
            <text:p>If the base is not specified, base 10 is assumed.</text:p>
          </table:table-cell>
          <table:table-cell xmlns:odf="http://opendocumentfellowship.org/1.0/spec" table:formula="oooc:=LOG(10)"/>
          <table:table-cell table:style-name="PassFailStyle" table:formula="oooc:=IF(ISERROR([.F445]);0;IF([.C445]=[.F445];1;0))"/>
          <table:table-cell table:style-name="WarningCellStyle" table:formula="oooc:=IF(ISERROR([.F445]);&quot;App gives unexpected error.&quot;;&quot;&quot;)"/>
        </table:table-row>
        <table:table-row table:style-name="WideRowStyle">
          <table:table-cell xmlns:odf="http://opendocumentfellowship.org/1.0/spec" office:value-type="string">
            <text:p>LOG</text:p>
          </table:table-cell>
          <table:table-cell xmlns:odf="http://opendocumentfellowship.org/1.0/spec" office:value-type="string">
            <text:p>=LOG(8*8*8;8)</text:p>
          </table:table-cell>
          <table:table-cell office:value="3" office:value-type="float">
            <text:p>3</text:p>
          </table:table-cell>
          <table:table-cell xmlns:odf="http://opendocumentfellowship.org/1.0/spec" office:value-type="string">
            <text:p>1</text:p>
          </table:table-cell>
          <table:table-cell xmlns:odf="http://opendocumentfellowship.org/1.0/spec" office:value-type="string">
            <text:p>Log base 8 of 8^3 should return 3.</text:p>
          </table:table-cell>
          <table:table-cell xmlns:odf="http://opendocumentfellowship.org/1.0/spec" table:formula="oooc:=LOG(8*8*8;8)"/>
          <table:table-cell table:style-name="PassFailStyle" table:formula="oooc:=IF(ISERROR([.F446]);0;IF([.C446]=[.F446];1;0))"/>
          <table:table-cell table:style-name="WarningCellStyle" table:formula="oooc:=IF(ISERROR([.F446]);&quot;App gives unexpected error.&quot;;&quot;&quot;)"/>
        </table:table-row>
        <table:table-row table:style-name="WideRowStyle">
          <table:table-cell xmlns:odf="http://opendocumentfellowship.org/1.0/spec" office:value-type="string">
            <text:p>LOG</text:p>
          </table:table-cell>
          <table:table-cell xmlns:odf="http://opendocumentfellowship.org/1.0/spec" office:value-type="string">
            <text:p>=LOG(0;10)</text:p>
          </table:table-cell>
          <table:table-cell office:value="Error" office:value-type="string">
            <text:p>Error</text:p>
          </table:table-cell>
          <table:table-cell xmlns:odf="http://opendocumentfellowship.org/1.0/spec" office:value-type="string">
            <text:p>1</text:p>
          </table:table-cell>
          <table:table-cell xmlns:odf="http://opendocumentfellowship.org/1.0/spec" office:value-type="string">
            <text:p>The argument must be greater than zero.</text:p>
          </table:table-cell>
          <table:table-cell xmlns:odf="http://opendocumentfellowship.org/1.0/spec" table:formula="oooc:=LOG(0;10)"/>
          <table:table-cell table:style-name="PassFailStyle" table:formula="oooc:=IF(ISERROR([.F447]);1;0)"/>
        </table:table-row>
        <table:table-row table:style-name="WideRowStyle">
          <table:table-cell xmlns:odf="http://opendocumentfellowship.org/1.0/spec" office:value-type="string">
            <text:p>LOG10</text:p>
          </table:table-cell>
          <table:table-cell xmlns:odf="http://opendocumentfellowship.org/1.0/spec" office:value-type="string">
            <text:p>=LOG10(1)</text:p>
          </table:table-cell>
          <table:table-cell office:value="0" office:value-type="float">
            <text:p>0</text:p>
          </table:table-cell>
          <table:table-cell xmlns:odf="http://opendocumentfellowship.org/1.0/spec" office:value-type="string">
            <text:p>1</text:p>
          </table:table-cell>
          <table:table-cell xmlns:odf="http://opendocumentfellowship.org/1.0/spec" office:value-type="string">
            <text:p>The logarithm of 1 (in any base) is 0.</text:p>
          </table:table-cell>
          <table:table-cell xmlns:odf="http://opendocumentfellowship.org/1.0/spec" table:formula="oooc:=LOG10(1)"/>
          <table:table-cell table:style-name="PassFailStyle" table:formula="oooc:=IF(ISERROR([.F448]);0;IF([.C448]=[.F448];1;0))"/>
          <table:table-cell table:style-name="WarningCellStyle" table:formula="oooc:=IF(ISERROR([.F448]);&quot;App gives unexpected error.&quot;;&quot;&quot;)"/>
        </table:table-row>
        <table:table-row table:style-name="WideRowStyle">
          <table:table-cell xmlns:odf="http://opendocumentfellowship.org/1.0/spec" office:value-type="string">
            <text:p>LOG10</text:p>
          </table:table-cell>
          <table:table-cell xmlns:odf="http://opendocumentfellowship.org/1.0/spec" office:value-type="string">
            <text:p>=LOG10(10)</text:p>
          </table:table-cell>
          <table:table-cell office:value="1" office:value-type="float">
            <text:p>1</text:p>
          </table:table-cell>
          <table:table-cell xmlns:odf="http://opendocumentfellowship.org/1.0/spec" office:value-type="string">
            <text:p>1</text:p>
          </table:table-cell>
          <table:table-cell xmlns:odf="http://opendocumentfellowship.org/1.0/spec" office:value-type="string">
            <text:p>The base 10 logarithm of 10 is 1.</text:p>
          </table:table-cell>
          <table:table-cell xmlns:odf="http://opendocumentfellowship.org/1.0/spec" table:formula="oooc:=LOG10(10)"/>
          <table:table-cell table:style-name="PassFailStyle" table:formula="oooc:=IF(ISERROR([.F449]);0;IF([.C449]=[.F449];1;0))"/>
          <table:table-cell table:style-name="WarningCellStyle" table:formula="oooc:=IF(ISERROR([.F449]);&quot;App gives unexpected error.&quot;;&quot;&quot;)"/>
        </table:table-row>
        <table:table-row table:style-name="WideRowStyle">
          <table:table-cell xmlns:odf="http://opendocumentfellowship.org/1.0/spec" office:value-type="string">
            <text:p>LOG10</text:p>
          </table:table-cell>
          <table:table-cell xmlns:odf="http://opendocumentfellowship.org/1.0/spec" office:value-type="string">
            <text:p>=LOG10(100)</text:p>
          </table:table-cell>
          <table:table-cell office:value="2" office:value-type="float">
            <text:p>2</text:p>
          </table:table-cell>
          <table:table-cell xmlns:odf="http://opendocumentfellowship.org/1.0/spec" office:value-type="string">
            <text:p>1</text:p>
          </table:table-cell>
          <table:table-cell xmlns:odf="http://opendocumentfellowship.org/1.0/spec" office:value-type="string">
            <text:p>The base 10 logarithm of 100 is 2.</text:p>
          </table:table-cell>
          <table:table-cell xmlns:odf="http://opendocumentfellowship.org/1.0/spec" table:formula="oooc:=LOG10(100)"/>
          <table:table-cell table:style-name="PassFailStyle" table:formula="oooc:=IF(ISERROR([.F450]);0;IF([.C450]=[.F450];1;0))"/>
          <table:table-cell table:style-name="WarningCellStyle" table:formula="oooc:=IF(ISERROR([.F450]);&quot;App gives unexpected error.&quot;;&quot;&quot;)"/>
        </table:table-row>
        <table:table-row table:style-name="WideRowStyle">
          <table:table-cell xmlns:odf="http://opendocumentfellowship.org/1.0/spec" office:value-type="string">
            <text:p>LOG10</text:p>
          </table:table-cell>
          <table:table-cell xmlns:odf="http://opendocumentfellowship.org/1.0/spec" office:value-type="string">
            <text:p>=LOG10(0)</text:p>
          </table:table-cell>
          <table:table-cell office:value="Error" office:value-type="string">
            <text:p>Error</text:p>
          </table:table-cell>
          <table:table-cell xmlns:odf="http://opendocumentfellowship.org/1.0/spec" office:value-type="string">
            <text:p>1</text:p>
          </table:table-cell>
          <table:table-cell xmlns:odf="http://opendocumentfellowship.org/1.0/spec" office:value-type="string">
            <text:p>The argument must be greater than zero.</text:p>
          </table:table-cell>
          <table:table-cell xmlns:odf="http://opendocumentfellowship.org/1.0/spec" table:formula="oooc:=LOG10(0)"/>
          <table:table-cell table:style-name="PassFailStyle" table:formula="oooc:=IF(ISERROR([.F451]);1;0)"/>
        </table:table-row>
        <table:table-row table:style-name="WideRowStyle">
          <table:table-cell xmlns:odf="http://opendocumentfellowship.org/1.0/spec" office:value-type="string">
            <text:p>LOG10</text:p>
          </table:table-cell>
          <table:table-cell xmlns:odf="http://opendocumentfellowship.org/1.0/spec" office:value-type="string">
            <text:p>=LOG10("H")</text:p>
          </table:table-cell>
          <table:table-cell office:value="Error" office:value-type="string">
            <text:p>Error</text:p>
          </table:table-cell>
          <table:table-cell xmlns:odf="http://opendocumentfellowship.org/1.0/spec" office:value-type="string">
            <text:p>1</text:p>
          </table:table-cell>
          <table:table-cell xmlns:odf="http://opendocumentfellowship.org/1.0/spec" office:value-type="string">
            <text:p>The logarithm of a non-number gives an error.</text:p>
          </table:table-cell>
          <table:table-cell xmlns:odf="http://opendocumentfellowship.org/1.0/spec" table:formula="oooc:=LOG10(&quot;H&quot;)"/>
          <table:table-cell table:style-name="PassFailStyle" table:formula="oooc:=IF(ISERROR([.F452]);1;0)"/>
        </table:table-row>
        <table:table-row table:style-name="WideRowStyle">
          <table:table-cell xmlns:odf="http://opendocumentfellowship.org/1.0/spec" office:value-type="string">
            <text:p>MAX</text:p>
          </table:table-cell>
          <table:table-cell xmlns:odf="http://opendocumentfellowship.org/1.0/spec" office:value-type="string">
            <text:p>=MAX(2;4;1;-8)</text:p>
          </table:table-cell>
          <table:table-cell office:value="4" office:value-type="float">
            <text:p>4</text:p>
          </table:table-cell>
          <table:table-cell xmlns:odf="http://opendocumentfellowship.org/1.0/spec" office:value-type="string">
            <text:p>1</text:p>
          </table:table-cell>
          <table:table-cell xmlns:odf="http://opendocumentfellowship.org/1.0/spec" office:value-type="string">
            <text:p>Negative numbers are smaller than positive numbers.</text:p>
          </table:table-cell>
          <table:table-cell xmlns:odf="http://opendocumentfellowship.org/1.0/spec" table:formula="oooc:=MAX(2;4;1;-8)"/>
          <table:table-cell table:style-name="PassFailStyle" table:formula="oooc:=IF(ISERROR([.F453]);0;IF([.C453]=[.F453];1;0))"/>
          <table:table-cell table:style-name="WarningCellStyle" table:formula="oooc:=IF(ISERROR([.F453]);&quot;App gives unexpected error.&quot;;&quot;&quot;)"/>
        </table:table-row>
        <table:table-row table:style-name="WideRowStyle">
          <table:table-cell xmlns:odf="http://opendocumentfellowship.org/1.0/spec" office:value-type="string">
            <text:p>MAX</text:p>
          </table:table-cell>
          <table:table-cell xmlns:odf="http://opendocumentfellowship.org/1.0/spec" office:value-type="string">
            <text:p>=MAX([.B4:.B5])</text:p>
          </table:table-cell>
          <table:table-cell office:value="3" office:value-type="float">
            <text:p>3</text:p>
          </table:table-cell>
          <table:table-cell xmlns:odf="http://opendocumentfellowship.org/1.0/spec" office:value-type="string">
            <text:p>1</text:p>
          </table:table-cell>
          <table:table-cell xmlns:odf="http://opendocumentfellowship.org/1.0/spec" office:value-type="string">
            <text:p>The maximum of (2,3) is 3.</text:p>
          </table:table-cell>
          <table:table-cell xmlns:odf="http://opendocumentfellowship.org/1.0/spec" table:formula="oooc:=MAX([.B4:.B5])"/>
          <table:table-cell table:style-name="PassFailStyle" table:formula="oooc:=IF(ISERROR([.F454]);0;IF([.C454]=[.F454];1;0))"/>
          <table:table-cell table:style-name="WarningCellStyle" table:formula="oooc:=IF(ISERROR([.F454]);&quot;App gives unexpected error.&quot;;&quot;&quot;)"/>
        </table:table-row>
        <table:table-row table:style-name="WideRowStyle">
          <table:table-cell xmlns:odf="http://opendocumentfellowship.org/1.0/spec" office:value-type="string">
            <text:p>MAX</text:p>
          </table:table-cell>
          <table:table-cell xmlns:odf="http://opendocumentfellowship.org/1.0/spec" office:value-type="string">
            <text:p>=ISNA(MAX(NA()))</text:p>
          </table:table-cell>
          <table:table-cell office:boolean-value="true" office:value-type="boolean">
            <text:p>TRUE</text:p>
          </table:table-cell>
          <table:table-cell xmlns:odf="http://opendocumentfellowship.org/1.0/spec" office:value-type="string">
            <text:p>1</text:p>
          </table:table-cell>
          <table:table-cell xmlns:odf="http://opendocumentfellowship.org/1.0/spec" office:value-type="string">
            <text:p>Inline errors are propagated.</text:p>
          </table:table-cell>
          <table:table-cell xmlns:odf="http://opendocumentfellowship.org/1.0/spec" table:formula="oooc:=ISNA(MAX(NA()))"/>
          <table:table-cell table:style-name="PassFailStyle" table:formula="oooc:=IF(ISERROR([.F455]);0;IF([.C455]=[.F455];1;0))"/>
          <table:table-cell table:style-name="WarningCellStyle" table:formula="oooc:=IF(ISERROR([.F455]);&quot;App gives unexpected error.&quot;;&quot;&quot;)"/>
        </table:table-row>
        <table:table-row table:style-name="WideRowStyle">
          <table:table-cell xmlns:odf="http://opendocumentfellowship.org/1.0/spec" office:value-type="string">
            <text:p>MAX</text:p>
          </table:table-cell>
          <table:table-cell xmlns:odf="http://opendocumentfellowship.org/1.0/spec" office:value-type="string">
            <text:p>=MAX([.B3:.B5])</text:p>
          </table:table-cell>
          <table:table-cell office:value="3" office:value-type="float">
            <text:p>3</text:p>
          </table:table-cell>
          <table:table-cell xmlns:odf="http://opendocumentfellowship.org/1.0/spec" office:value-type="string">
            <text:p>1</text:p>
          </table:table-cell>
          <table:table-cell xmlns:odf="http://opendocumentfellowship.org/1.0/spec" office:value-type="string">
            <text:p>Strings are not converted to numbers and are ignored.</text:p>
          </table:table-cell>
          <table:table-cell xmlns:odf="http://opendocumentfellowship.org/1.0/spec" table:formula="oooc:=MAX([.B3:.B5])"/>
          <table:table-cell table:style-name="PassFailStyle" table:formula="oooc:=IF(ISERROR([.F456]);0;IF([.C456]=[.F456];1;0))"/>
          <table:table-cell table:style-name="WarningCellStyle" table:formula="oooc:=IF(ISERROR([.F456]);&quot;App gives unexpected error.&quot;;&quot;&quot;)"/>
        </table:table-row>
        <table:table-row table:style-name="WideRowStyle">
          <table:table-cell xmlns:odf="http://opendocumentfellowship.org/1.0/spec" office:value-type="string">
            <text:p>MAX</text:p>
          </table:table-cell>
          <table:table-cell xmlns:odf="http://opendocumentfellowship.org/1.0/spec" office:value-type="string">
            <text:p>=MAX([.B3:.B7])</text:p>
          </table:table-cell>
          <table:table-cell office:value="3" office:value-type="float">
            <text:p>3</text:p>
          </table:table-cell>
          <table:table-cell xmlns:odf="http://opendocumentfellowship.org/1.0/spec" office:value-type="string">
            <text:p>1</text:p>
          </table:table-cell>
          <table:table-cell xmlns:odf="http://opendocumentfellowship.org/1.0/spec" office:value-type="string">
            <text:p>Strings are not converted to numbers and are ignored.</text:p>
          </table:table-cell>
          <table:table-cell xmlns:odf="http://opendocumentfellowship.org/1.0/spec" table:formula="oooc:=MAX([.B3:.B7])"/>
          <table:table-cell table:style-name="PassFailStyle" table:formula="oooc:=IF(ISERROR([.F457]);0;IF([.C457]=[.F457];1;0))"/>
          <table:table-cell table:style-name="WarningCellStyle" table:formula="oooc:=IF(ISERROR([.F457]);&quot;App gives unexpected error.&quot;;&quot;&quot;)"/>
        </table:table-row>
        <table:table-row table:style-name="WideRowStyle">
          <table:table-cell xmlns:odf="http://opendocumentfellowship.org/1.0/spec" office:value-type="string">
            <text:p>MAX</text:p>
          </table:table-cell>
          <table:table-cell xmlns:odf="http://opendocumentfellowship.org/1.0/spec" office:value-type="string">
            <text:p>=MAX([.B3:.B9])</text:p>
          </table:table-cell>
          <table:table-cell office:value="Error" office:value-type="string">
            <text:p>Error</text:p>
          </table:table-cell>
          <table:table-cell xmlns:odf="http://opendocumentfellowship.org/1.0/spec" office:value-type="string">
            <text:p>1</text:p>
          </table:table-cell>
          <table:table-cell xmlns:odf="http://opendocumentfellowship.org/1.0/spec" office:value-type="string">
            <text:p>Errors inside ranges are NOT ignored.</text:p>
          </table:table-cell>
          <table:table-cell xmlns:odf="http://opendocumentfellowship.org/1.0/spec" table:formula="oooc:=MAX([.B3:.B9])"/>
          <table:table-cell table:style-name="PassFailStyle" table:formula="oooc:=IF(ISERROR([.F458]);1;0)"/>
        </table:table-row>
        <table:table-row table:style-name="WideRowStyle">
          <table:table-cell xmlns:odf="http://opendocumentfellowship.org/1.0/spec" office:value-type="string">
            <text:p>MAXA</text:p>
          </table:table-cell>
          <table:table-cell xmlns:odf="http://opendocumentfellowship.org/1.0/spec" office:value-type="string">
            <text:p>=MAXA(2;4;1;-8)</text:p>
          </table:table-cell>
          <table:table-cell office:value="4" office:value-type="float">
            <text:p>4</text:p>
          </table:table-cell>
          <table:table-cell xmlns:odf="http://opendocumentfellowship.org/1.0/spec" office:value-type="string">
            <text:p>1</text:p>
          </table:table-cell>
          <table:table-cell xmlns:odf="http://opendocumentfellowship.org/1.0/spec" office:value-type="string">
            <text:p>Negative numbers are smaller than positive numbers.</text:p>
          </table:table-cell>
          <table:table-cell xmlns:odf="http://opendocumentfellowship.org/1.0/spec" table:formula="oooc:=MAXA(2;4;1;-8)"/>
          <table:table-cell table:style-name="PassFailStyle" table:formula="oooc:=IF(ISERROR([.F459]);0;IF([.C459]=[.F459];1;0))"/>
          <table:table-cell table:style-name="WarningCellStyle" table:formula="oooc:=IF(ISERROR([.F459]);&quot;App gives unexpected error.&quot;;&quot;&quot;)"/>
        </table:table-row>
        <table:table-row table:style-name="WideRowStyle">
          <table:table-cell xmlns:odf="http://opendocumentfellowship.org/1.0/spec" office:value-type="string">
            <text:p>MAXA</text:p>
          </table:table-cell>
          <table:table-cell xmlns:odf="http://opendocumentfellowship.org/1.0/spec" office:value-type="string">
            <text:p>=MAXA([.B4:.B5])</text:p>
          </table:table-cell>
          <table:table-cell office:value="3" office:value-type="float">
            <text:p>3</text:p>
          </table:table-cell>
          <table:table-cell xmlns:odf="http://opendocumentfellowship.org/1.0/spec" office:value-type="string">
            <text:p>1</text:p>
          </table:table-cell>
          <table:table-cell xmlns:odf="http://opendocumentfellowship.org/1.0/spec" office:value-type="string">
            <text:p>The maximum of (2,3) is 3.</text:p>
          </table:table-cell>
          <table:table-cell xmlns:odf="http://opendocumentfellowship.org/1.0/spec" table:formula="oooc:=MAXA([.B4:.B5])"/>
          <table:table-cell table:style-name="PassFailStyle" table:formula="oooc:=IF(ISERROR([.F460]);0;IF([.C460]=[.F460];1;0))"/>
          <table:table-cell table:style-name="WarningCellStyle" table:formula="oooc:=IF(ISERROR([.F460]);&quot;App gives unexpected error.&quot;;&quot;&quot;)"/>
        </table:table-row>
        <table:table-row table:style-name="WideRowStyle">
          <table:table-cell xmlns:odf="http://opendocumentfellowship.org/1.0/spec" office:value-type="string">
            <text:p>MAXA</text:p>
          </table:table-cell>
          <table:table-cell xmlns:odf="http://opendocumentfellowship.org/1.0/spec" office:value-type="string">
            <text:p>=ISNA(MAXA(NA()))</text:p>
          </table:table-cell>
          <table:table-cell office:boolean-value="true" office:value-type="boolean">
            <text:p>TRUE</text:p>
          </table:table-cell>
          <table:table-cell xmlns:odf="http://opendocumentfellowship.org/1.0/spec" office:value-type="string">
            <text:p>1</text:p>
          </table:table-cell>
          <table:table-cell xmlns:odf="http://opendocumentfellowship.org/1.0/spec" office:value-type="string">
            <text:p>Inline errors are propagated.</text:p>
          </table:table-cell>
          <table:table-cell xmlns:odf="http://opendocumentfellowship.org/1.0/spec" table:formula="oooc:=ISNA(MAXA(NA()))"/>
          <table:table-cell table:style-name="PassFailStyle" table:formula="oooc:=IF(ISERROR([.F461]);0;IF([.C461]=[.F461];1;0))"/>
          <table:table-cell table:style-name="WarningCellStyle" table:formula="oooc:=IF(ISERROR([.F461]);&quot;App gives unexpected error.&quot;;&quot;&quot;)"/>
        </table:table-row>
        <table:table-row table:style-name="WideRowStyle">
          <table:table-cell xmlns:odf="http://opendocumentfellowship.org/1.0/spec" office:value-type="string">
            <text:p>MAXA</text:p>
          </table:table-cell>
          <table:table-cell xmlns:odf="http://opendocumentfellowship.org/1.0/spec" office:value-type="string">
            <text:p>=MAXA([.B3:.B5])</text:p>
          </table:table-cell>
          <table:table-cell office:value="3" office:value-type="float">
            <text:p>3</text:p>
          </table:table-cell>
          <table:table-cell xmlns:odf="http://opendocumentfellowship.org/1.0/spec" office:value-type="string">
            <text:p>1</text:p>
          </table:table-cell>
          <table:table-cell xmlns:odf="http://opendocumentfellowship.org/1.0/spec" office:value-type="string">
            <text:p>Strings are not converted to numbers and are ignored.</text:p>
          </table:table-cell>
          <table:table-cell xmlns:odf="http://opendocumentfellowship.org/1.0/spec" table:formula="oooc:=MAXA([.B3:.B5])"/>
          <table:table-cell table:style-name="PassFailStyle" table:formula="oooc:=IF(ISERROR([.F462]);0;IF([.C462]=[.F462];1;0))"/>
          <table:table-cell table:style-name="WarningCellStyle" table:formula="oooc:=IF(ISERROR([.F462]);&quot;App gives unexpected error.&quot;;&quot;&quot;)"/>
        </table:table-row>
        <table:table-row table:style-name="WideRowStyle">
          <table:table-cell xmlns:odf="http://opendocumentfellowship.org/1.0/spec" office:value-type="string">
            <text:p>MAXA</text:p>
          </table:table-cell>
          <table:table-cell xmlns:odf="http://opendocumentfellowship.org/1.0/spec" office:value-type="string">
            <text:p>=MAXA([.B3:.B7])</text:p>
          </table:table-cell>
          <table:table-cell office:value="3" office:value-type="float">
            <text:p>3</text:p>
          </table:table-cell>
          <table:table-cell xmlns:odf="http://opendocumentfellowship.org/1.0/spec" office:value-type="string">
            <text:p>1</text:p>
          </table:table-cell>
          <table:table-cell xmlns:odf="http://opendocumentfellowship.org/1.0/spec" office:value-type="string">
            <text:p>Strings are not converted to numbers and are ignored.</text:p>
          </table:table-cell>
          <table:table-cell xmlns:odf="http://opendocumentfellowship.org/1.0/spec" table:formula="oooc:=MAXA([.B3:.B7])"/>
          <table:table-cell table:style-name="PassFailStyle" table:formula="oooc:=IF(ISERROR([.F463]);0;IF([.C463]=[.F463];1;0))"/>
          <table:table-cell table:style-name="WarningCellStyle" table:formula="oooc:=IF(ISERROR([.F463]);&quot;App gives unexpected error.&quot;;&quot;&quot;)"/>
        </table:table-row>
        <table:table-row table:style-name="WideRowStyle">
          <table:table-cell xmlns:odf="http://opendocumentfellowship.org/1.0/spec" office:value-type="string">
            <text:p>MAXA</text:p>
          </table:table-cell>
          <table:table-cell xmlns:odf="http://opendocumentfellowship.org/1.0/spec" office:value-type="string">
            <text:p>=MAXA([.B3:.B9])</text:p>
          </table:table-cell>
          <table:table-cell office:value="Error" office:value-type="string">
            <text:p>Error</text:p>
          </table:table-cell>
          <table:table-cell xmlns:odf="http://opendocumentfellowship.org/1.0/spec" office:value-type="string">
            <text:p>1</text:p>
          </table:table-cell>
          <table:table-cell xmlns:odf="http://opendocumentfellowship.org/1.0/spec" office:value-type="string">
            <text:p>Errors inside ranges are NOT ignored.</text:p>
          </table:table-cell>
          <table:table-cell xmlns:odf="http://opendocumentfellowship.org/1.0/spec" table:formula="oooc:=MAXA([.B3:.B9])"/>
          <table:table-cell table:style-name="PassFailStyle" table:formula="oooc:=IF(ISERROR([.F464]);1;0)"/>
        </table:table-row>
        <table:table-row table:style-name="WideRowStyle">
          <table:table-cell xmlns:odf="http://opendocumentfellowship.org/1.0/spec" office:value-type="string">
            <text:p>MAXA</text:p>
          </table:table-cell>
          <table:table-cell xmlns:odf="http://opendocumentfellowship.org/1.0/spec" office:value-type="string">
            <text:p>=MAXA([.B6:.B7]</text:p>
          </table:table-cell>
          <table:table-cell office:value="1" office:value-type="float">
            <text:p>1</text:p>
          </table:table-cell>
          <table:table-cell xmlns:odf="http://opendocumentfellowship.org/1.0/spec" office:value-type="string">
            <text:p>1</text:p>
          </table:table-cell>
          <table:table-cell xmlns:odf="http://opendocumentfellowship.org/1.0/spec" office:value-type="string">
            <text:p>Logicals are considered numbers.</text:p>
          </table:table-cell>
          <table:table-cell xmlns:odf="http://opendocumentfellowship.org/1.0/spec" table:formula="oooc:=MAXA([.B6:.B7]"/>
          <table:table-cell table:style-name="PassFailStyle" table:formula="oooc:=IF(ISERROR([.F465]);0;IF([.C465]=[.F465];1;0))"/>
          <table:table-cell table:style-name="WarningCellStyle" table:formula="oooc:=IF(ISERROR([.F465]);&quot;App gives unexpected error.&quot;;&quot;&quot;)"/>
        </table:table-row>
        <table:table-row table:style-name="WideRowStyle">
          <table:table-cell xmlns:odf="http://opendocumentfellowship.org/1.0/spec" office:value-type="string">
            <text:p>MIN</text:p>
          </table:table-cell>
          <table:table-cell xmlns:odf="http://opendocumentfellowship.org/1.0/spec" office:value-type="string">
            <text:p>=MIN(2;4;1;-8)</text:p>
          </table:table-cell>
          <table:table-cell office:value="-8" office:value-type="float">
            <text:p>-8</text:p>
          </table:table-cell>
          <table:table-cell xmlns:odf="http://opendocumentfellowship.org/1.0/spec" office:value-type="string">
            <text:p>1</text:p>
          </table:table-cell>
          <table:table-cell xmlns:odf="http://opendocumentfellowship.org/1.0/spec" office:value-type="string">
            <text:p>Negative numbers are smaller than positive numbers.</text:p>
          </table:table-cell>
          <table:table-cell xmlns:odf="http://opendocumentfellowship.org/1.0/spec" table:formula="oooc:=MIN(2;4;1;-8)"/>
          <table:table-cell table:style-name="PassFailStyle" table:formula="oooc:=IF(ISERROR([.F466]);0;IF([.C466]=[.F466];1;0))"/>
          <table:table-cell table:style-name="WarningCellStyle" table:formula="oooc:=IF(ISERROR([.F466]);&quot;App gives unexpected error.&quot;;&quot;&quot;)"/>
        </table:table-row>
        <table:table-row table:style-name="WideRowStyle">
          <table:table-cell xmlns:odf="http://opendocumentfellowship.org/1.0/spec" office:value-type="string">
            <text:p>MIN</text:p>
          </table:table-cell>
          <table:table-cell xmlns:odf="http://opendocumentfellowship.org/1.0/spec" office:value-type="string">
            <text:p>=MIN([.B4:.B5])</text:p>
          </table:table-cell>
          <table:table-cell office:value="2" office:value-type="float">
            <text:p>2</text:p>
          </table:table-cell>
          <table:table-cell xmlns:odf="http://opendocumentfellowship.org/1.0/spec" office:value-type="string">
            <text:p>1</text:p>
          </table:table-cell>
          <table:table-cell xmlns:odf="http://opendocumentfellowship.org/1.0/spec" office:value-type="string">
            <text:p>The minimum of (2,3) is 2.</text:p>
          </table:table-cell>
          <table:table-cell xmlns:odf="http://opendocumentfellowship.org/1.0/spec" table:formula="oooc:=MIN([.B4:.B5])"/>
          <table:table-cell table:style-name="PassFailStyle" table:formula="oooc:=IF(ISERROR([.F467]);0;IF([.C467]=[.F467];1;0))"/>
          <table:table-cell table:style-name="WarningCellStyle" table:formula="oooc:=IF(ISERROR([.F467]);&quot;App gives unexpected error.&quot;;&quot;&quot;)"/>
        </table:table-row>
        <table:table-row table:style-name="WideRowStyle">
          <table:table-cell xmlns:odf="http://opendocumentfellowship.org/1.0/spec" office:value-type="string">
            <text:p>MIN</text:p>
          </table:table-cell>
          <table:table-cell xmlns:odf="http://opendocumentfellowship.org/1.0/spec" office:value-type="string">
            <text:p>=MIN([.B3])</text:p>
          </table:table-cell>
          <table:table-cell office:value="0" office:value-type="float">
            <text:p>0</text:p>
          </table:table-cell>
          <table:table-cell xmlns:odf="http://opendocumentfellowship.org/1.0/spec" office:value-type="string">
            <text:p>1</text:p>
          </table:table-cell>
          <table:table-cell xmlns:odf="http://opendocumentfellowship.org/1.0/spec" office:value-type="string">
            <text:p>If no numbers are provided in all ranges, MIN returns 0</text:p>
          </table:table-cell>
          <table:table-cell xmlns:odf="http://opendocumentfellowship.org/1.0/spec" table:formula="oooc:=MIN([.B3])"/>
          <table:table-cell table:style-name="PassFailStyle" table:formula="oooc:=IF(ISERROR([.F468]);0;IF([.C468]=[.F468];1;0))"/>
          <table:table-cell table:style-name="WarningCellStyle" table:formula="oooc:=IF(ISERROR([.F468]);&quot;App gives unexpected error.&quot;;&quot;&quot;)"/>
        </table:table-row>
        <table:table-row table:style-name="WideRowStyle">
          <table:table-cell xmlns:odf="http://opendocumentfellowship.org/1.0/spec" office:value-type="string">
            <text:p>MIN</text:p>
          </table:table-cell>
          <table:table-cell xmlns:odf="http://opendocumentfellowship.org/1.0/spec" office:value-type="string">
            <text:p>=MIN("a")</text:p>
          </table:table-cell>
          <table:table-cell office:value="Error" office:value-type="string">
            <text:p>Error</text:p>
          </table:table-cell>
          <table:table-cell xmlns:odf="http://opendocumentfellowship.org/1.0/spec" office:value-type="string">
            <text:p>1</text:p>
          </table:table-cell>
          <table:table-cell xmlns:odf="http://opendocumentfellowship.org/1.0/spec" office:value-type="string">
            <text:p>Non-numbers inline are NOT ignored.</text:p>
          </table:table-cell>
          <table:table-cell xmlns:odf="http://opendocumentfellowship.org/1.0/spec" table:formula="oooc:=MIN(&quot;a&quot;)"/>
          <table:table-cell table:style-name="PassFailStyle" table:formula="oooc:=IF(ISERROR([.F469]);1;0)"/>
        </table:table-row>
        <table:table-row table:style-name="WideRowStyle">
          <table:table-cell xmlns:odf="http://opendocumentfellowship.org/1.0/spec" office:value-type="string">
            <text:p>MIN</text:p>
          </table:table-cell>
          <table:table-cell xmlns:odf="http://opendocumentfellowship.org/1.0/spec" office:value-type="string">
            <text:p>=MIN([.B3:.B5])</text:p>
          </table:table-cell>
          <table:table-cell office:value="2" office:value-type="float">
            <text:p>2</text:p>
          </table:table-cell>
          <table:table-cell xmlns:odf="http://opendocumentfellowship.org/1.0/spec" office:value-type="string">
            <text:p>1</text:p>
          </table:table-cell>
          <table:table-cell xmlns:odf="http://opendocumentfellowship.org/1.0/spec" office:value-type="string">
            <text:p>Strings are not converted to numbers and are ignored.</text:p>
          </table:table-cell>
          <table:table-cell xmlns:odf="http://opendocumentfellowship.org/1.0/spec" table:formula="oooc:=MIN([.B3:.B5])"/>
          <table:table-cell table:style-name="PassFailStyle" table:formula="oooc:=IF(ISERROR([.F470]);0;IF([.C470]=[.F470];1;0))"/>
          <table:table-cell table:style-name="WarningCellStyle" table:formula="oooc:=IF(ISERROR([.F470]);&quot;App gives unexpected error.&quot;;&quot;&quot;)"/>
        </table:table-row>
        <table:table-row table:style-name="WideRowStyle">
          <table:table-cell xmlns:odf="http://opendocumentfellowship.org/1.0/spec" office:value-type="string">
            <text:p>MINA</text:p>
          </table:table-cell>
          <table:table-cell xmlns:odf="http://opendocumentfellowship.org/1.0/spec" office:value-type="string">
            <text:p>=MINA(2;4;1;-8)</text:p>
          </table:table-cell>
          <table:table-cell office:value="-8" office:value-type="float">
            <text:p>-8</text:p>
          </table:table-cell>
          <table:table-cell xmlns:odf="http://opendocumentfellowship.org/1.0/spec" office:value-type="string">
            <text:p>1</text:p>
          </table:table-cell>
          <table:table-cell xmlns:odf="http://opendocumentfellowship.org/1.0/spec" office:value-type="string">
            <text:p>Negative numbers are smaller than positive numbers.</text:p>
          </table:table-cell>
          <table:table-cell xmlns:odf="http://opendocumentfellowship.org/1.0/spec" table:formula="oooc:=MINA(2;4;1;-8)"/>
          <table:table-cell table:style-name="PassFailStyle" table:formula="oooc:=IF(ISERROR([.F471]);0;IF([.C471]=[.F471];1;0))"/>
          <table:table-cell table:style-name="WarningCellStyle" table:formula="oooc:=IF(ISERROR([.F471]);&quot;App gives unexpected error.&quot;;&quot;&quot;)"/>
        </table:table-row>
        <table:table-row table:style-name="WideRowStyle">
          <table:table-cell xmlns:odf="http://opendocumentfellowship.org/1.0/spec" office:value-type="string">
            <text:p>MINA</text:p>
          </table:table-cell>
          <table:table-cell xmlns:odf="http://opendocumentfellowship.org/1.0/spec" office:value-type="string">
            <text:p>=MINA([.B4:.B5])</text:p>
          </table:table-cell>
          <table:table-cell office:value="2" office:value-type="float">
            <text:p>2</text:p>
          </table:table-cell>
          <table:table-cell xmlns:odf="http://opendocumentfellowship.org/1.0/spec" office:value-type="string">
            <text:p>1</text:p>
          </table:table-cell>
          <table:table-cell xmlns:odf="http://opendocumentfellowship.org/1.0/spec" office:value-type="string">
            <text:p>The minimum of (2,3) is 2.</text:p>
          </table:table-cell>
          <table:table-cell xmlns:odf="http://opendocumentfellowship.org/1.0/spec" table:formula="oooc:=MINA([.B4:.B5])"/>
          <table:table-cell table:style-name="PassFailStyle" table:formula="oooc:=IF(ISERROR([.F472]);0;IF([.C472]=[.F472];1;0))"/>
          <table:table-cell table:style-name="WarningCellStyle" table:formula="oooc:=IF(ISERROR([.F472]);&quot;App gives unexpected error.&quot;;&quot;&quot;)"/>
        </table:table-row>
        <table:table-row table:style-name="WideRowStyle">
          <table:table-cell xmlns:odf="http://opendocumentfellowship.org/1.0/spec" office:value-type="string">
            <text:p>MINA</text:p>
          </table:table-cell>
          <table:table-cell xmlns:odf="http://opendocumentfellowship.org/1.0/spec" office:value-type="string">
            <text:p>=MINA([.B3])</text:p>
          </table:table-cell>
          <table:table-cell office:value="0" office:value-type="float">
            <text:p>0</text:p>
          </table:table-cell>
          <table:table-cell xmlns:odf="http://opendocumentfellowship.org/1.0/spec" office:value-type="string">
            <text:p>1</text:p>
          </table:table-cell>
          <table:table-cell xmlns:odf="http://opendocumentfellowship.org/1.0/spec" office:value-type="string">
            <text:p>If no numbers are provided in all ranges, MIN returns 0</text:p>
          </table:table-cell>
          <table:table-cell xmlns:odf="http://opendocumentfellowship.org/1.0/spec" table:formula="oooc:=MINA([.B3])"/>
          <table:table-cell table:style-name="PassFailStyle" table:formula="oooc:=IF(ISERROR([.F473]);0;IF([.C473]=[.F473];1;0))"/>
          <table:table-cell table:style-name="WarningCellStyle" table:formula="oooc:=IF(ISERROR([.F473]);&quot;App gives unexpected error.&quot;;&quot;&quot;)"/>
        </table:table-row>
        <table:table-row table:style-name="WideRowStyle">
          <table:table-cell xmlns:odf="http://opendocumentfellowship.org/1.0/spec" office:value-type="string">
            <text:p>MINA</text:p>
          </table:table-cell>
          <table:table-cell xmlns:odf="http://opendocumentfellowship.org/1.0/spec" office:value-type="string">
            <text:p>=MINA("a")</text:p>
          </table:table-cell>
          <table:table-cell office:value="Error" office:value-type="string">
            <text:p>Error</text:p>
          </table:table-cell>
          <table:table-cell xmlns:odf="http://opendocumentfellowship.org/1.0/spec" office:value-type="string">
            <text:p>1</text:p>
          </table:table-cell>
          <table:table-cell xmlns:odf="http://opendocumentfellowship.org/1.0/spec" office:value-type="string">
            <text:p>Non-numbers inline are NOT ignored.</text:p>
          </table:table-cell>
          <table:table-cell xmlns:odf="http://opendocumentfellowship.org/1.0/spec" table:formula="oooc:=MINA(&quot;a&quot;)"/>
          <table:table-cell table:style-name="PassFailStyle" table:formula="oooc:=IF(ISERROR([.F474]);1;0)"/>
        </table:table-row>
        <table:table-row table:style-name="WideRowStyle">
          <table:table-cell xmlns:odf="http://opendocumentfellowship.org/1.0/spec" office:value-type="string">
            <text:p>MINA</text:p>
          </table:table-cell>
          <table:table-cell xmlns:odf="http://opendocumentfellowship.org/1.0/spec" office:value-type="string">
            <text:p>=MINA([.B3:.B5])</text:p>
          </table:table-cell>
          <table:table-cell office:value="2" office:value-type="float">
            <text:p>2</text:p>
          </table:table-cell>
          <table:table-cell xmlns:odf="http://opendocumentfellowship.org/1.0/spec" office:value-type="string">
            <text:p>1</text:p>
          </table:table-cell>
          <table:table-cell xmlns:odf="http://opendocumentfellowship.org/1.0/spec" office:value-type="string">
            <text:p>Strings are not converted to numbers and are ignored.</text:p>
          </table:table-cell>
          <table:table-cell xmlns:odf="http://opendocumentfellowship.org/1.0/spec" table:formula="oooc:=MINA([.B3:.B5])"/>
          <table:table-cell table:style-name="PassFailStyle" table:formula="oooc:=IF(ISERROR([.F475]);0;IF([.C475]=[.F475];1;0))"/>
          <table:table-cell table:style-name="WarningCellStyle" table:formula="oooc:=IF(ISERROR([.F475]);&quot;App gives unexpected error.&quot;;&quot;&quot;)"/>
        </table:table-row>
        <table:table-row table:style-name="WideRowStyle">
          <table:table-cell xmlns:odf="http://opendocumentfellowship.org/1.0/spec" office:value-type="string">
            <text:p>MINA</text:p>
          </table:table-cell>
          <table:table-cell xmlns:odf="http://opendocumentfellowship.org/1.0/spec" office:value-type="string">
            <text:p>=MINA([.B6:.C6]</text:p>
          </table:table-cell>
          <table:table-cell office:value="1" office:value-type="float">
            <text:p>1</text:p>
          </table:table-cell>
          <table:table-cell xmlns:odf="http://opendocumentfellowship.org/1.0/spec" office:value-type="string">
            <text:p>1</text:p>
          </table:table-cell>
          <table:table-cell xmlns:odf="http://opendocumentfellowship.org/1.0/spec" office:value-type="string">
            <text:p>The value "True" is considered equivalent to 1.</text:p>
          </table:table-cell>
          <table:table-cell xmlns:odf="http://opendocumentfellowship.org/1.0/spec" table:formula="oooc:=MINA([.B6:.C6]"/>
          <table:table-cell table:style-name="PassFailStyle" table:formula="oooc:=IF(ISERROR([.F476]);0;IF([.C476]=[.F476];1;0))"/>
          <table:table-cell table:style-name="WarningCellStyle" table:formula="oooc:=IF(ISERROR([.F476]);&quot;App gives unexpected error.&quot;;&quot;&quot;)"/>
        </table:table-row>
        <table:table-row table:style-name="WideRowStyle">
          <table:table-cell xmlns:odf="http://opendocumentfellowship.org/1.0/spec" office:value-type="string">
            <text:p>MOD</text:p>
          </table:table-cell>
          <table:table-cell xmlns:odf="http://opendocumentfellowship.org/1.0/spec" office:value-type="string">
            <text:p>=MOD(10;3)</text:p>
          </table:table-cell>
          <table:table-cell office:value="1" office:value-type="float">
            <text:p>1</text:p>
          </table:table-cell>
          <table:table-cell xmlns:odf="http://opendocumentfellowship.org/1.0/spec" office:value-type="string">
            <text:p>1</text:p>
          </table:table-cell>
          <table:table-cell xmlns:odf="http://opendocumentfellowship.org/1.0/spec" office:value-type="string">
            <text:p>10/3 has remainder 1.</text:p>
          </table:table-cell>
          <table:table-cell xmlns:odf="http://opendocumentfellowship.org/1.0/spec" table:formula="oooc:=MOD(10;3)"/>
          <table:table-cell table:style-name="PassFailStyle" table:formula="oooc:=IF(ISERROR([.F477]);0;IF([.C477]=[.F477];1;0))"/>
          <table:table-cell table:style-name="WarningCellStyle" table:formula="oooc:=IF(ISERROR([.F477]);&quot;App gives unexpected error.&quot;;&quot;&quot;)"/>
        </table:table-row>
        <table:table-row table:style-name="WideRowStyle">
          <table:table-cell xmlns:odf="http://opendocumentfellowship.org/1.0/spec" office:value-type="string">
            <text:p>MOD</text:p>
          </table:table-cell>
          <table:table-cell xmlns:odf="http://opendocumentfellowship.org/1.0/spec" office:value-type="string">
            <text:p>=MOD(2;8)</text:p>
          </table:table-cell>
          <table:table-cell office:value="2" office:value-type="float">
            <text:p>2</text:p>
          </table:table-cell>
          <table:table-cell xmlns:odf="http://opendocumentfellowship.org/1.0/spec" office:value-type="string">
            <text:p>1</text:p>
          </table:table-cell>
          <table:table-cell xmlns:odf="http://opendocumentfellowship.org/1.0/spec" office:value-type="string">
            <text:p>2/8 is 0 remainder 2.</text:p>
          </table:table-cell>
          <table:table-cell xmlns:odf="http://opendocumentfellowship.org/1.0/spec" table:formula="oooc:=MOD(2;8)"/>
          <table:table-cell table:style-name="PassFailStyle" table:formula="oooc:=IF(ISERROR([.F478]);0;IF([.C478]=[.F478];1;0))"/>
          <table:table-cell table:style-name="WarningCellStyle" table:formula="oooc:=IF(ISERROR([.F478]);&quot;App gives unexpected error.&quot;;&quot;&quot;)"/>
        </table:table-row>
        <table:table-row table:style-name="WideRowStyle">
          <table:table-cell xmlns:odf="http://opendocumentfellowship.org/1.0/spec" office:value-type="string">
            <text:p>MOD</text:p>
          </table:table-cell>
          <table:table-cell xmlns:odf="http://opendocumentfellowship.org/1.0/spec" office:value-type="string">
            <text:p>=MOD(5.5;2.5)</text:p>
          </table:table-cell>
          <table:table-cell office:value="0.5" office:value-type="float">
            <text:p>0.5</text:p>
          </table:table-cell>
          <table:table-cell xmlns:odf="http://opendocumentfellowship.org/1.0/spec" office:value-type="string">
            <text:p>1</text:p>
          </table:table-cell>
          <table:table-cell xmlns:odf="http://opendocumentfellowship.org/1.0/spec" office:value-type="string">
            <text:p>The numbers need not be integers.</text:p>
          </table:table-cell>
          <table:table-cell xmlns:odf="http://opendocumentfellowship.org/1.0/spec" table:formula="oooc:=MOD(5.5;2.5)"/>
          <table:table-cell table:style-name="PassFailStyle" table:formula="oooc:=IF(ISERROR([.F479]);0;IF([.C479]=[.F479];1;0))"/>
          <table:table-cell table:style-name="WarningCellStyle" table:formula="oooc:=IF(ISERROR([.F479]);&quot;App gives unexpected error.&quot;;&quot;&quot;)"/>
        </table:table-row>
        <table:table-row table:style-name="WideRowStyle">
          <table:table-cell xmlns:odf="http://opendocumentfellowship.org/1.0/spec" office:value-type="string">
            <text:p>MOD</text:p>
          </table:table-cell>
          <table:table-cell xmlns:odf="http://opendocumentfellowship.org/1.0/spec" office:value-type="string">
            <text:p>=MOD(-2;3)</text:p>
          </table:table-cell>
          <table:table-cell office:value="1" office:value-type="float">
            <text:p>1</text:p>
          </table:table-cell>
          <table:table-cell xmlns:odf="http://opendocumentfellowship.org/1.0/spec" office:value-type="string">
            <text:p>1</text:p>
          </table:table-cell>
          <table:table-cell xmlns:odf="http://opendocumentfellowship.org/1.0/spec" office:value-type="string">
            <text:p>The location of the sign matters.</text:p>
          </table:table-cell>
          <table:table-cell xmlns:odf="http://opendocumentfellowship.org/1.0/spec" table:formula="oooc:=MOD(-2;3)"/>
          <table:table-cell table:style-name="PassFailStyle" table:formula="oooc:=IF(ISERROR([.F480]);0;IF([.C480]=[.F480];1;0))"/>
          <table:table-cell table:style-name="WarningCellStyle" table:formula="oooc:=IF(ISERROR([.F480]);&quot;App gives unexpected error.&quot;;&quot;&quot;)"/>
        </table:table-row>
        <table:table-row table:style-name="WideRowStyle">
          <table:table-cell xmlns:odf="http://opendocumentfellowship.org/1.0/spec" office:value-type="string">
            <text:p>MOD</text:p>
          </table:table-cell>
          <table:table-cell xmlns:odf="http://opendocumentfellowship.org/1.0/spec" office:value-type="string">
            <text:p>=MOD(2;-3)</text:p>
          </table:table-cell>
          <table:table-cell office:value="-1" office:value-type="float">
            <text:p>-1</text:p>
          </table:table-cell>
          <table:table-cell xmlns:odf="http://opendocumentfellowship.org/1.0/spec" office:value-type="string">
            <text:p>1</text:p>
          </table:table-cell>
          <table:table-cell xmlns:odf="http://opendocumentfellowship.org/1.0/spec" office:value-type="string">
            <text:p>The location of the sign matters.</text:p>
          </table:table-cell>
          <table:table-cell xmlns:odf="http://opendocumentfellowship.org/1.0/spec" table:formula="oooc:=MOD(2;-3)"/>
          <table:table-cell table:style-name="PassFailStyle" table:formula="oooc:=IF(ISERROR([.F481]);0;IF([.C481]=[.F481];1;0))"/>
          <table:table-cell table:style-name="WarningCellStyle" table:formula="oooc:=IF(ISERROR([.F481]);&quot;App gives unexpected error.&quot;;&quot;&quot;)"/>
        </table:table-row>
        <table:table-row table:style-name="WideRowStyle">
          <table:table-cell xmlns:odf="http://opendocumentfellowship.org/1.0/spec" office:value-type="string">
            <text:p>MOD</text:p>
          </table:table-cell>
          <table:table-cell xmlns:odf="http://opendocumentfellowship.org/1.0/spec" office:value-type="string">
            <text:p>=MOD(-2;-3)</text:p>
          </table:table-cell>
          <table:table-cell office:value="-2" office:value-type="float">
            <text:p>-2</text:p>
          </table:table-cell>
          <table:table-cell xmlns:odf="http://opendocumentfellowship.org/1.0/spec" office:value-type="string">
            <text:p>1</text:p>
          </table:table-cell>
          <table:table-cell xmlns:odf="http://opendocumentfellowship.org/1.0/spec" office:value-type="string">
            <text:p>The location of the sign matters.</text:p>
          </table:table-cell>
          <table:table-cell xmlns:odf="http://opendocumentfellowship.org/1.0/spec" table:formula="oooc:=MOD(-2;-3)"/>
          <table:table-cell table:style-name="PassFailStyle" table:formula="oooc:=IF(ISERROR([.F482]);0;IF([.C482]=[.F482];1;0))"/>
          <table:table-cell table:style-name="WarningCellStyle" table:formula="oooc:=IF(ISERROR([.F482]);&quot;App gives unexpected error.&quot;;&quot;&quot;)"/>
        </table:table-row>
        <table:table-row table:style-name="WideRowStyle">
          <table:table-cell xmlns:odf="http://opendocumentfellowship.org/1.0/spec" office:value-type="string">
            <text:p>MOD</text:p>
          </table:table-cell>
          <table:table-cell xmlns:odf="http://opendocumentfellowship.org/1.0/spec" office:value-type="string">
            <text:p>=MOD(10;0)</text:p>
          </table:table-cell>
          <table:table-cell office:value="Error" office:value-type="string">
            <text:p>Error</text:p>
          </table:table-cell>
          <table:table-cell xmlns:odf="http://opendocumentfellowship.org/1.0/spec" office:value-type="string">
            <text:p>1</text:p>
          </table:table-cell>
          <table:table-cell xmlns:odf="http://opendocumentfellowship.org/1.0/spec" office:value-type="string">
            <text:p>Division by zero is not allowed</text:p>
          </table:table-cell>
          <table:table-cell xmlns:odf="http://opendocumentfellowship.org/1.0/spec" table:formula="oooc:=MOD(10;0)"/>
          <table:table-cell table:style-name="PassFailStyle" table:formula="oooc:=IF(ISERROR([.F483]);1;0)"/>
        </table:table-row>
        <table:table-row table:style-name="WideRowStyle">
          <table:table-cell xmlns:odf="http://opendocumentfellowship.org/1.0/spec" office:value-type="string">
            <text:p>ODD</text:p>
          </table:table-cell>
          <table:table-cell xmlns:odf="http://opendocumentfellowship.org/1.0/spec" office:value-type="string">
            <text:p>=ODD(5)</text:p>
          </table:table-cell>
          <table:table-cell office:value="5" office:value-type="float">
            <text:p>5</text:p>
          </table:table-cell>
          <table:table-cell xmlns:odf="http://opendocumentfellowship.org/1.0/spec" office:value-type="string">
            <text:p>1</text:p>
          </table:table-cell>
          <table:table-cell xmlns:odf="http://opendocumentfellowship.org/1.0/spec" office:value-type="string">
            <text:p>Positive odd integers remain unchanged.</text:p>
          </table:table-cell>
          <table:table-cell xmlns:odf="http://opendocumentfellowship.org/1.0/spec" table:formula="oooc:=ODD(5)"/>
          <table:table-cell table:style-name="PassFailStyle" table:formula="oooc:=IF(ISERROR([.F484]);0;IF([.C484]=[.F484];1;0))"/>
          <table:table-cell table:style-name="WarningCellStyle" table:formula="oooc:=IF(ISERROR([.F484]);&quot;App gives unexpected error.&quot;;&quot;&quot;)"/>
        </table:table-row>
        <table:table-row table:style-name="WideRowStyle">
          <table:table-cell xmlns:odf="http://opendocumentfellowship.org/1.0/spec" office:value-type="string">
            <text:p>ODD</text:p>
          </table:table-cell>
          <table:table-cell xmlns:odf="http://opendocumentfellowship.org/1.0/spec" office:value-type="string">
            <text:p>=ODD(-5)</text:p>
          </table:table-cell>
          <table:table-cell office:value="-5" office:value-type="float">
            <text:p>-5</text:p>
          </table:table-cell>
          <table:table-cell xmlns:odf="http://opendocumentfellowship.org/1.0/spec" office:value-type="string">
            <text:p>1</text:p>
          </table:table-cell>
          <table:table-cell xmlns:odf="http://opendocumentfellowship.org/1.0/spec" office:value-type="string">
            <text:p>Negative odd integers remain unchanged.</text:p>
          </table:table-cell>
          <table:table-cell xmlns:odf="http://opendocumentfellowship.org/1.0/spec" table:formula="oooc:=ODD(-5)"/>
          <table:table-cell table:style-name="PassFailStyle" table:formula="oooc:=IF(ISERROR([.F485]);0;IF([.C485]=[.F485];1;0))"/>
          <table:table-cell table:style-name="WarningCellStyle" table:formula="oooc:=IF(ISERROR([.F485]);&quot;App gives unexpected error.&quot;;&quot;&quot;)"/>
        </table:table-row>
        <table:table-row table:style-name="WideRowStyle">
          <table:table-cell xmlns:odf="http://opendocumentfellowship.org/1.0/spec" office:value-type="string">
            <text:p>ODD</text:p>
          </table:table-cell>
          <table:table-cell xmlns:odf="http://opendocumentfellowship.org/1.0/spec" office:value-type="string">
            <text:p>=ODD(2)</text:p>
          </table:table-cell>
          <table:table-cell office:value="3" office:value-type="float">
            <text:p>3</text:p>
          </table:table-cell>
          <table:table-cell xmlns:odf="http://opendocumentfellowship.org/1.0/spec" office:value-type="string">
            <text:p>1</text:p>
          </table:table-cell>
          <table:table-cell xmlns:odf="http://opendocumentfellowship.org/1.0/spec" office:value-type="string">
            <text:p>Non-odd positive integers round up.</text:p>
          </table:table-cell>
          <table:table-cell xmlns:odf="http://opendocumentfellowship.org/1.0/spec" table:formula="oooc:=ODD(2)"/>
          <table:table-cell table:style-name="PassFailStyle" table:formula="oooc:=IF(ISERROR([.F486]);0;IF([.C486]=[.F486];1;0))"/>
          <table:table-cell table:style-name="WarningCellStyle" table:formula="oooc:=IF(ISERROR([.F486]);&quot;App gives unexpected error.&quot;;&quot;&quot;)"/>
        </table:table-row>
        <table:table-row table:style-name="WideRowStyle">
          <table:table-cell xmlns:odf="http://opendocumentfellowship.org/1.0/spec" office:value-type="string">
            <text:p>ODD</text:p>
          </table:table-cell>
          <table:table-cell xmlns:odf="http://opendocumentfellowship.org/1.0/spec" office:value-type="string">
            <text:p>=ODD(0.3)</text:p>
          </table:table-cell>
          <table:table-cell office:value="1" office:value-type="float">
            <text:p>1</text:p>
          </table:table-cell>
          <table:table-cell xmlns:odf="http://opendocumentfellowship.org/1.0/spec" office:value-type="string">
            <text:p>1</text:p>
          </table:table-cell>
          <table:table-cell xmlns:odf="http://opendocumentfellowship.org/1.0/spec" office:value-type="string">
            <text:p>Positive floating values round up.</text:p>
          </table:table-cell>
          <table:table-cell xmlns:odf="http://opendocumentfellowship.org/1.0/spec" table:formula="oooc:=ODD(0.3)"/>
          <table:table-cell table:style-name="PassFailStyle" table:formula="oooc:=IF(ISERROR([.F487]);0;IF([.C487]=[.F487];1;0))"/>
          <table:table-cell table:style-name="WarningCellStyle" table:formula="oooc:=IF(ISERROR([.F487]);&quot;App gives unexpected error.&quot;;&quot;&quot;)"/>
        </table:table-row>
        <table:table-row table:style-name="WideRowStyle">
          <table:table-cell xmlns:odf="http://opendocumentfellowship.org/1.0/spec" office:value-type="string">
            <text:p>ODD</text:p>
          </table:table-cell>
          <table:table-cell xmlns:odf="http://opendocumentfellowship.org/1.0/spec" office:value-type="string">
            <text:p>=ODD(-2)</text:p>
          </table:table-cell>
          <table:table-cell office:value="-3" office:value-type="float">
            <text:p>-3</text:p>
          </table:table-cell>
          <table:table-cell xmlns:odf="http://opendocumentfellowship.org/1.0/spec" office:value-type="string">
            <text:p>1</text:p>
          </table:table-cell>
          <table:table-cell xmlns:odf="http://opendocumentfellowship.org/1.0/spec" office:value-type="string">
            <text:p>Non-odd negative integers round down.</text:p>
          </table:table-cell>
          <table:table-cell xmlns:odf="http://opendocumentfellowship.org/1.0/spec" table:formula="oooc:=ODD(-2)"/>
          <table:table-cell table:style-name="PassFailStyle" table:formula="oooc:=IF(ISERROR([.F488]);0;IF([.C488]=[.F488];1;0))"/>
          <table:table-cell table:style-name="WarningCellStyle" table:formula="oooc:=IF(ISERROR([.F488]);&quot;App gives unexpected error.&quot;;&quot;&quot;)"/>
        </table:table-row>
        <table:table-row table:style-name="WideRowStyle">
          <table:table-cell xmlns:odf="http://opendocumentfellowship.org/1.0/spec" office:value-type="string">
            <text:p>ODD</text:p>
          </table:table-cell>
          <table:table-cell xmlns:odf="http://opendocumentfellowship.org/1.0/spec" office:value-type="string">
            <text:p>=ODD(-0.3)</text:p>
          </table:table-cell>
          <table:table-cell office:value="-1" office:value-type="float">
            <text:p>-1</text:p>
          </table:table-cell>
          <table:table-cell xmlns:odf="http://opendocumentfellowship.org/1.0/spec" office:value-type="string">
            <text:p>1</text:p>
          </table:table-cell>
          <table:table-cell xmlns:odf="http://opendocumentfellowship.org/1.0/spec" office:value-type="string">
            <text:p>Negative floating values round down.</text:p>
          </table:table-cell>
          <table:table-cell xmlns:odf="http://opendocumentfellowship.org/1.0/spec" table:formula="oooc:=ODD(-0.3)"/>
          <table:table-cell table:style-name="PassFailStyle" table:formula="oooc:=IF(ISERROR([.F489]);0;IF([.C489]=[.F489];1;0))"/>
          <table:table-cell table:style-name="WarningCellStyle" table:formula="oooc:=IF(ISERROR([.F489]);&quot;App gives unexpected error.&quot;;&quot;&quot;)"/>
        </table:table-row>
        <table:table-row table:style-name="WideRowStyle">
          <table:table-cell xmlns:odf="http://opendocumentfellowship.org/1.0/spec" office:value-type="string">
            <text:p>ODD</text:p>
          </table:table-cell>
          <table:table-cell xmlns:odf="http://opendocumentfellowship.org/1.0/spec" office:value-type="string">
            <text:p>=ODD(0)</text:p>
          </table:table-cell>
          <table:table-cell office:value="1" office:value-type="float">
            <text:p>1</text:p>
          </table:table-cell>
          <table:table-cell xmlns:odf="http://opendocumentfellowship.org/1.0/spec" office:value-type="string">
            <text:p>1</text:p>
          </table:table-cell>
          <table:table-cell xmlns:odf="http://opendocumentfellowship.org/1.0/spec" office:value-type="string">
            <text:p>By definition, ODD(0) is 1.</text:p>
          </table:table-cell>
          <table:table-cell xmlns:odf="http://opendocumentfellowship.org/1.0/spec" table:formula="oooc:=ODD(0)"/>
          <table:table-cell table:style-name="PassFailStyle" table:formula="oooc:=IF(ISERROR([.F490]);0;IF([.C490]=[.F490];1;0))"/>
          <table:table-cell table:style-name="WarningCellStyle" table:formula="oooc:=IF(ISERROR([.F490]);&quot;App gives unexpected error.&quot;;&quot;&quot;)"/>
        </table:table-row>
        <table:table-row table:style-name="WideRowStyle">
          <table:table-cell xmlns:odf="http://opendocumentfellowship.org/1.0/spec" office:value-type="string">
            <text:p>PI</text:p>
          </table:table-cell>
          <table:table-cell xmlns:odf="http://opendocumentfellowship.org/1.0/spec" office:value-type="string">
            <text:p>=PI()</text:p>
          </table:table-cell>
          <table:table-cell office:value="3.14159265358979323846264338327950±ε" office:value-type="string">
            <text:p>3.14159265358979323846264338327950±ε</text:p>
          </table:table-cell>
          <table:table-cell xmlns:odf="http://opendocumentfellowship.org/1.0/spec" office:value-type="string">
            <text:p>1</text:p>
          </table:table-cell>
          <table:table-cell xmlns:odf="http://opendocumentfellowship.org/1.0/spec" office:value-type="string">
            <text:p>The approximate value of pi. Lots of digits given here, in case the implementation can actually handle that many, but implementations are not required to exactly store this many digits. PI() should return the closest possible numeric representation in a fixed-length representation.</text:p>
          </table:table-cell>
          <table:table-cell xmlns:odf="http://opendocumentfellowship.org/1.0/spec" table:formula="oooc:=PI()"/>
          <table:table-cell table:style-name="PassFailStyle" table:formula="oooc:=IF(ABS([.F491]-3.14159265358979323846264338327950)&lt;[.D1];1;0)"/>
          <table:table-cell table:style-name="WarningCellStyle" table:formula="oooc:=IF(ISERROR([.F491]);&quot;App gives unexpected error.&quot;;&quot;&quot;)"/>
        </table:table-row>
        <table:table-row table:style-name="WideRowStyle">
          <table:table-cell xmlns:odf="http://opendocumentfellowship.org/1.0/spec" office:value-type="string">
            <text:p>POWER</text:p>
          </table:table-cell>
          <table:table-cell xmlns:odf="http://opendocumentfellowship.org/1.0/spec" office:value-type="string">
            <text:p>=POWER(10;0)</text:p>
          </table:table-cell>
          <table:table-cell office:value="1" office:value-type="float">
            <text:p>1</text:p>
          </table:table-cell>
          <table:table-cell xmlns:odf="http://opendocumentfellowship.org/1.0/spec" office:value-type="string">
            <text:p>1</text:p>
          </table:table-cell>
          <table:table-cell xmlns:odf="http://opendocumentfellowship.org/1.0/spec" office:value-type="string">
            <text:p>Anything raised to the 0 power is 1.</text:p>
          </table:table-cell>
          <table:table-cell xmlns:odf="http://opendocumentfellowship.org/1.0/spec" table:formula="oooc:=POWER(10;0)"/>
          <table:table-cell table:style-name="PassFailStyle" table:formula="oooc:=IF(ISERROR([.F492]);0;IF([.C492]=[.F492];1;0))"/>
          <table:table-cell table:style-name="WarningCellStyle" table:formula="oooc:=IF(ISERROR([.F492]);&quot;App gives unexpected error.&quot;;&quot;&quot;)"/>
        </table:table-row>
        <table:table-row table:style-name="WideRowStyle">
          <table:table-cell xmlns:odf="http://opendocumentfellowship.org/1.0/spec" office:value-type="string">
            <text:p>POWER</text:p>
          </table:table-cell>
          <table:table-cell xmlns:odf="http://opendocumentfellowship.org/1.0/spec" office:value-type="string">
            <text:p>=POWER(2;8)</text:p>
          </table:table-cell>
          <table:table-cell office:value="256" office:value-type="float">
            <text:p>256</text:p>
          </table:table-cell>
          <table:table-cell xmlns:odf="http://opendocumentfellowship.org/1.0/spec" office:value-type="string">
            <text:p>1</text:p>
          </table:table-cell>
          <table:table-cell xmlns:odf="http://opendocumentfellowship.org/1.0/spec" office:value-type="string">
            <text:p>2^8 is 256.</text:p>
          </table:table-cell>
          <table:table-cell xmlns:odf="http://opendocumentfellowship.org/1.0/spec" table:formula="oooc:=POWER(2;8)"/>
          <table:table-cell table:style-name="PassFailStyle" table:formula="oooc:=IF(ISERROR([.F493]);0;IF([.C493]=[.F493];1;0))"/>
          <table:table-cell table:style-name="WarningCellStyle" table:formula="oooc:=IF(ISERROR([.F493]);&quot;App gives unexpected error.&quot;;&quot;&quot;)"/>
        </table:table-row>
        <table:table-row table:style-name="WideRowStyle">
          <table:table-cell xmlns:odf="http://opendocumentfellowship.org/1.0/spec" office:value-type="string">
            <text:p>PRODUCT</text:p>
          </table:table-cell>
          <table:table-cell xmlns:odf="http://opendocumentfellowship.org/1.0/spec" office:value-type="string">
            <text:p>=PRODUCT(2;3;4)</text:p>
          </table:table-cell>
          <table:table-cell office:value="24" office:value-type="float">
            <text:p>24</text:p>
          </table:table-cell>
          <table:table-cell xmlns:odf="http://opendocumentfellowship.org/1.0/spec" office:value-type="string">
            <text:p>1</text:p>
          </table:table-cell>
          <table:table-cell xmlns:odf="http://opendocumentfellowship.org/1.0/spec" office:value-type="string">
            <text:p>Multiply all the numbers.</text:p>
          </table:table-cell>
          <table:table-cell xmlns:odf="http://opendocumentfellowship.org/1.0/spec" table:formula="oooc:=PRODUCT(2;3;4)"/>
          <table:table-cell table:style-name="PassFailStyle" table:formula="oooc:=IF(ISERROR([.F494]);0;IF([.C494]=[.F494];1;0))"/>
          <table:table-cell table:style-name="WarningCellStyle" table:formula="oooc:=IF(ISERROR([.F494]);&quot;App gives unexpected error.&quot;;&quot;&quot;)"/>
        </table:table-row>
        <table:table-row table:style-name="WideRowStyle">
          <table:table-cell xmlns:odf="http://opendocumentfellowship.org/1.0/spec" office:value-type="string">
            <text:p>PRODUCT</text:p>
          </table:table-cell>
          <table:table-cell xmlns:odf="http://opendocumentfellowship.org/1.0/spec" office:value-type="string">
            <text:p>=PRODUCT(TRUE();2;3)</text:p>
          </table:table-cell>
          <table:table-cell office:value="6" office:value-type="float">
            <text:p>6</text:p>
          </table:table-cell>
          <table:table-cell xmlns:odf="http://opendocumentfellowship.org/1.0/spec" office:value-type="string">
            <text:p>1</text:p>
          </table:table-cell>
          <table:table-cell xmlns:odf="http://opendocumentfellowship.org/1.0/spec" office:value-type="string">
            <text:p>TRUE() is 1 if inline.</text:p>
          </table:table-cell>
          <table:table-cell xmlns:odf="http://opendocumentfellowship.org/1.0/spec" table:formula="oooc:=PRODUCT(TRUE();2;3)"/>
          <table:table-cell table:style-name="PassFailStyle" table:formula="oooc:=IF(ISERROR([.F495]);0;IF([.C495]=[.F495];1;0))"/>
          <table:table-cell table:style-name="WarningCellStyle" table:formula="oooc:=IF(ISERROR([.F495]);&quot;App gives unexpected error.&quot;;&quot;&quot;)"/>
        </table:table-row>
        <table:table-row table:style-name="WideRowStyle">
          <table:table-cell xmlns:odf="http://opendocumentfellowship.org/1.0/spec" office:value-type="string">
            <text:p>PRODUCT</text:p>
          </table:table-cell>
          <table:table-cell xmlns:odf="http://opendocumentfellowship.org/1.0/spec" office:value-type="string">
            <text:p>=PRODUCT([.B4:.B5])</text:p>
          </table:table-cell>
          <table:table-cell office:value="6" office:value-type="float">
            <text:p>6</text:p>
          </table:table-cell>
          <table:table-cell xmlns:odf="http://opendocumentfellowship.org/1.0/spec" office:value-type="string">
            <text:p>1</text:p>
          </table:table-cell>
          <table:table-cell xmlns:odf="http://opendocumentfellowship.org/1.0/spec" office:value-type="string">
            <text:p>2*3 is 6.</text:p>
          </table:table-cell>
          <table:table-cell xmlns:odf="http://opendocumentfellowship.org/1.0/spec" table:formula="oooc:=PRODUCT([.B4:.B5])"/>
          <table:table-cell table:style-name="PassFailStyle" table:formula="oooc:=IF(ISERROR([.F496]);0;IF([.C496]=[.F496];1;0))"/>
          <table:table-cell table:style-name="WarningCellStyle" table:formula="oooc:=IF(ISERROR([.F496]);&quot;App gives unexpected error.&quot;;&quot;&quot;)"/>
        </table:table-row>
        <table:table-row table:style-name="WideRowStyle">
          <table:table-cell xmlns:odf="http://opendocumentfellowship.org/1.0/spec" office:value-type="string">
            <text:p>PRODUCT</text:p>
          </table:table-cell>
          <table:table-cell xmlns:odf="http://opendocumentfellowship.org/1.0/spec" office:value-type="string">
            <text:p>=PRODUCT([.B3:.B6])</text:p>
          </table:table-cell>
          <table:table-cell office:value="6" office:value-type="float">
            <text:p>6</text:p>
          </table:table-cell>
          <table:table-cell xmlns:odf="http://opendocumentfellowship.org/1.0/spec" office:value-type="string">
            <text:p>2</text:p>
          </table:table-cell>
          <table:table-cell xmlns:odf="http://opendocumentfellowship.org/1.0/spec" office:value-type="string">
            <text:p>In level 2 and higher, conversion to NumberSequence ignores strings (in B3) and logical values (a TRUE() in B6).</text:p>
          </table:table-cell>
          <table:table-cell xmlns:odf="http://opendocumentfellowship.org/1.0/spec" table:formula="oooc:=PRODUCT([.B3:.B6])"/>
          <table:table-cell table:style-name="PassFailStyle" table:formula="oooc:=IF(ISERROR([.F497]);0;IF([.C497]=[.F497];1;0))"/>
          <table:table-cell table:style-name="WarningCellStyle" table:formula="oooc:=IF(ISERROR([.F497]);&quot;App gives unexpected error.&quot;;&quot;&quot;)"/>
        </table:table-row>
        <table:table-row table:style-name="WideRowStyle">
          <table:table-cell xmlns:odf="http://opendocumentfellowship.org/1.0/spec" office:value-type="string">
            <text:p>PRODUCT</text:p>
          </table:table-cell>
          <table:table-cell xmlns:odf="http://opendocumentfellowship.org/1.0/spec" office:value-type="string">
            <text:p>=PRODUCT()</text:p>
          </table:table-cell>
          <table:table-cell office:value="0" office:value-type="float">
            <text:p>0</text:p>
          </table:table-cell>
          <table:table-cell xmlns:odf="http://opendocumentfellowship.org/1.0/spec" office:value-type="string">
            <text:p>2</text:p>
          </table:table-cell>
          <table:table-cell xmlns:odf="http://opendocumentfellowship.org/1.0/spec" office:value-type="string">
            <text:p>Product with no parameters returns 0</text:p>
          </table:table-cell>
          <table:table-cell xmlns:odf="http://opendocumentfellowship.org/1.0/spec" table:formula="oooc:=PRODUCT()"/>
          <table:table-cell table:style-name="PassFailStyle" table:formula="oooc:=IF(ISERROR([.F498]);0;IF([.C498]=[.F498];1;0))"/>
          <table:table-cell table:style-name="WarningCellStyle" table:formula="oooc:=IF(ISERROR([.F498]);&quot;App gives unexpected error.&quot;;&quot;&quot;)"/>
        </table:table-row>
        <table:table-row table:style-name="WideRowStyle">
          <table:table-cell xmlns:odf="http://opendocumentfellowship.org/1.0/spec" office:value-type="string">
            <text:p>QUOTIENT</text:p>
          </table:table-cell>
          <table:table-cell xmlns:odf="http://opendocumentfellowship.org/1.0/spec" office:value-type="string">
            <text:p>=QUOTIENT(10;5)</text:p>
          </table:table-cell>
          <table:table-cell office:value="2" office:value-type="float">
            <text:p>2</text:p>
          </table:table-cell>
          <table:table-cell xmlns:odf="http://opendocumentfellowship.org/1.0/spec" office:value-type="string">
            <text:p>1</text:p>
          </table:table-cell>
          <table:table-cell xmlns:odf="http://opendocumentfellowship.org/1.0/spec" office:value-type="string">
            <text:p/>
          </table:table-cell>
          <table:table-cell xmlns:odf="http://opendocumentfellowship.org/1.0/spec" table:formula="oooc:=QUOTIENT(10;5)"/>
          <table:table-cell table:style-name="PassFailStyle" table:formula="oooc:=IF(ISERROR([.F499]);0;IF([.C499]=[.F499];1;0))"/>
          <table:table-cell table:style-name="WarningCellStyle" table:formula="oooc:=IF(ISERROR([.F499]);&quot;App gives unexpected error.&quot;;&quot;&quot;)"/>
        </table:table-row>
        <table:table-row table:style-name="WideRowStyle">
          <table:table-cell xmlns:odf="http://opendocumentfellowship.org/1.0/spec" office:value-type="string">
            <text:p>QUOTIENT</text:p>
          </table:table-cell>
          <table:table-cell xmlns:odf="http://opendocumentfellowship.org/1.0/spec" office:value-type="string">
            <text:p>=QUOTIENT(14;5)</text:p>
          </table:table-cell>
          <table:table-cell office:value="2" office:value-type="float">
            <text:p>2</text:p>
          </table:table-cell>
          <table:table-cell xmlns:odf="http://opendocumentfellowship.org/1.0/spec" office:value-type="string">
            <text:p>1</text:p>
          </table:table-cell>
          <table:table-cell xmlns:odf="http://opendocumentfellowship.org/1.0/spec" office:value-type="string">
            <text:p/>
          </table:table-cell>
          <table:table-cell xmlns:odf="http://opendocumentfellowship.org/1.0/spec" table:formula="oooc:=QUOTIENT(14;5)"/>
          <table:table-cell table:style-name="PassFailStyle" table:formula="oooc:=IF(ISERROR([.F500]);0;IF([.C500]=[.F500];1;0))"/>
          <table:table-cell table:style-name="WarningCellStyle" table:formula="oooc:=IF(ISERROR([.F500]);&quot;App gives unexpected error.&quot;;&quot;&quot;)"/>
        </table:table-row>
        <table:table-row table:style-name="WideRowStyle">
          <table:table-cell xmlns:odf="http://opendocumentfellowship.org/1.0/spec" office:value-type="string">
            <text:p>QUOTIENT</text:p>
          </table:table-cell>
          <table:table-cell xmlns:odf="http://opendocumentfellowship.org/1.0/spec" office:value-type="string">
            <text:p>=QUOTIENT(-204;-23)</text:p>
          </table:table-cell>
          <table:table-cell office:value="8" office:value-type="float">
            <text:p>8</text:p>
          </table:table-cell>
          <table:table-cell xmlns:odf="http://opendocumentfellowship.org/1.0/spec" office:value-type="string">
            <text:p>1</text:p>
          </table:table-cell>
          <table:table-cell xmlns:odf="http://opendocumentfellowship.org/1.0/spec" office:value-type="string">
            <text:p/>
          </table:table-cell>
          <table:table-cell xmlns:odf="http://opendocumentfellowship.org/1.0/spec" table:formula="oooc:=QUOTIENT(-204;-23)"/>
          <table:table-cell table:style-name="PassFailStyle" table:formula="oooc:=IF(ISERROR([.F501]);0;IF([.C501]=[.F501];1;0))"/>
          <table:table-cell table:style-name="WarningCellStyle" table:formula="oooc:=IF(ISERROR([.F501]);&quot;App gives unexpected error.&quot;;&quot;&quot;)"/>
        </table:table-row>
        <table:table-row table:style-name="WideRowStyle">
          <table:table-cell xmlns:odf="http://opendocumentfellowship.org/1.0/spec" office:value-type="string">
            <text:p>QUOTIENT</text:p>
          </table:table-cell>
          <table:table-cell xmlns:odf="http://opendocumentfellowship.org/1.0/spec" office:value-type="string">
            <text:p>=QUOTIENT(-45;8)</text:p>
          </table:table-cell>
          <table:table-cell office:value="-5" office:value-type="float">
            <text:p>-5</text:p>
          </table:table-cell>
          <table:table-cell xmlns:odf="http://opendocumentfellowship.org/1.0/spec" office:value-type="string">
            <text:p>1</text:p>
          </table:table-cell>
          <table:table-cell xmlns:odf="http://opendocumentfellowship.org/1.0/spec" office:value-type="string">
            <text:p/>
          </table:table-cell>
          <table:table-cell xmlns:odf="http://opendocumentfellowship.org/1.0/spec" table:formula="oooc:=QUOTIENT(-45;8)"/>
          <table:table-cell table:style-name="PassFailStyle" table:formula="oooc:=IF(ISERROR([.F502]);0;IF([.C502]=[.F502];1;0))"/>
          <table:table-cell table:style-name="WarningCellStyle" table:formula="oooc:=IF(ISERROR([.F502]);&quot;App gives unexpected error.&quot;;&quot;&quot;)"/>
        </table:table-row>
        <table:table-row table:style-name="WideRowStyle">
          <table:table-cell xmlns:odf="http://opendocumentfellowship.org/1.0/spec" office:value-type="string">
            <text:p>QUOTIENT</text:p>
          </table:table-cell>
          <table:table-cell xmlns:odf="http://opendocumentfellowship.org/1.0/spec" office:value-type="string">
            <text:p>=QUOTIENT(24;-5)</text:p>
          </table:table-cell>
          <table:table-cell office:value="-4" office:value-type="float">
            <text:p>-4</text:p>
          </table:table-cell>
          <table:table-cell xmlns:odf="http://opendocumentfellowship.org/1.0/spec" office:value-type="string">
            <text:p>1</text:p>
          </table:table-cell>
          <table:table-cell xmlns:odf="http://opendocumentfellowship.org/1.0/spec" office:value-type="string">
            <text:p/>
          </table:table-cell>
          <table:table-cell xmlns:odf="http://opendocumentfellowship.org/1.0/spec" table:formula="oooc:=QUOTIENT(24;-5)"/>
          <table:table-cell table:style-name="PassFailStyle" table:formula="oooc:=IF(ISERROR([.F503]);0;IF([.C503]=[.F503];1;0))"/>
          <table:table-cell table:style-name="WarningCellStyle" table:formula="oooc:=IF(ISERROR([.F503]);&quot;App gives unexpected error.&quot;;&quot;&quot;)"/>
        </table:table-row>
        <table:table-row table:style-name="WideRowStyle">
          <table:table-cell xmlns:odf="http://opendocumentfellowship.org/1.0/spec" office:value-type="string">
            <text:p>QUOTIENT</text:p>
          </table:table-cell>
          <table:table-cell xmlns:odf="http://opendocumentfellowship.org/1.0/spec" office:value-type="string">
            <text:p>=QUOTIENT(21;-5)</text:p>
          </table:table-cell>
          <table:table-cell office:value="-4" office:value-type="float">
            <text:p>-4</text:p>
          </table:table-cell>
          <table:table-cell xmlns:odf="http://opendocumentfellowship.org/1.0/spec" office:value-type="string">
            <text:p>1</text:p>
          </table:table-cell>
          <table:table-cell xmlns:odf="http://opendocumentfellowship.org/1.0/spec" office:value-type="string">
            <text:p/>
          </table:table-cell>
          <table:table-cell xmlns:odf="http://opendocumentfellowship.org/1.0/spec" table:formula="oooc:=QUOTIENT(21;-5)"/>
          <table:table-cell table:style-name="PassFailStyle" table:formula="oooc:=IF(ISERROR([.F504]);0;IF([.C504]=[.F504];1;0))"/>
          <table:table-cell table:style-name="WarningCellStyle" table:formula="oooc:=IF(ISERROR([.F504]);&quot;App gives unexpected error.&quot;;&quot;&quot;)"/>
        </table:table-row>
        <table:table-row table:style-name="WideRowStyle">
          <table:table-cell xmlns:odf="http://opendocumentfellowship.org/1.0/spec" office:value-type="string">
            <text:p>QUOTIENT</text:p>
          </table:table-cell>
          <table:table-cell xmlns:odf="http://opendocumentfellowship.org/1.0/spec" office:value-type="string">
            <text:p>=QUOTIENT(-14;5)</text:p>
          </table:table-cell>
          <table:table-cell office:value="-2" office:value-type="float">
            <text:p>-2</text:p>
          </table:table-cell>
          <table:table-cell xmlns:odf="http://opendocumentfellowship.org/1.0/spec" office:value-type="string">
            <text:p>1</text:p>
          </table:table-cell>
          <table:table-cell xmlns:odf="http://opendocumentfellowship.org/1.0/spec" office:value-type="string">
            <text:p/>
          </table:table-cell>
          <table:table-cell xmlns:odf="http://opendocumentfellowship.org/1.0/spec" table:formula="oooc:=QUOTIENT(-14;5)"/>
          <table:table-cell table:style-name="PassFailStyle" table:formula="oooc:=IF(ISERROR([.F505]);0;IF([.C505]=[.F505];1;0))"/>
          <table:table-cell table:style-name="WarningCellStyle" table:formula="oooc:=IF(ISERROR([.F505]);&quot;App gives unexpected error.&quot;;&quot;&quot;)"/>
        </table:table-row>
        <table:table-row table:style-name="WideRowStyle">
          <table:table-cell xmlns:odf="http://opendocumentfellowship.org/1.0/spec" office:value-type="string">
            <text:p>QUOTIENT</text:p>
          </table:table-cell>
          <table:table-cell xmlns:odf="http://opendocumentfellowship.org/1.0/spec" office:value-type="string">
            <text:p>=QUOTIENT(5;0)</text:p>
          </table:table-cell>
          <table:table-cell office:value="Error" office:value-type="string">
            <text:p>Error</text:p>
          </table:table-cell>
          <table:table-cell xmlns:odf="http://opendocumentfellowship.org/1.0/spec" office:value-type="string">
            <text:p>1</text:p>
          </table:table-cell>
          <table:table-cell xmlns:odf="http://opendocumentfellowship.org/1.0/spec" office:value-type="string">
            <text:p/>
          </table:table-cell>
          <table:table-cell xmlns:odf="http://opendocumentfellowship.org/1.0/spec" table:formula="oooc:=QUOTIENT(5;0)"/>
          <table:table-cell table:style-name="PassFailStyle" table:formula="oooc:=IF(ISERROR([.F506]);1;0)"/>
        </table:table-row>
        <table:table-row table:style-name="WideRowStyle">
          <table:table-cell xmlns:odf="http://opendocumentfellowship.org/1.0/spec" office:value-type="string">
            <text:p>RADIANS</text:p>
          </table:table-cell>
          <table:table-cell xmlns:odf="http://opendocumentfellowship.org/1.0/spec" office:value-type="string">
            <text:p>=RADIANS(180)/PI()</text:p>
          </table:table-cell>
          <table:table-cell office:value="1" office:value-type="float">
            <text:p>1</text:p>
          </table:table-cell>
          <table:table-cell xmlns:odf="http://opendocumentfellowship.org/1.0/spec" office:value-type="string">
            <text:p>1</text:p>
          </table:table-cell>
          <table:table-cell xmlns:odf="http://opendocumentfellowship.org/1.0/spec" office:value-type="string">
            <text:p>180 degrees is PI() radians.</text:p>
          </table:table-cell>
          <table:table-cell xmlns:odf="http://opendocumentfellowship.org/1.0/spec" table:formula="oooc:=RADIANS(180)/PI()"/>
          <table:table-cell table:style-name="PassFailStyle" table:formula="oooc:=IF(ISERROR([.F507]);0;IF([.C507]=[.F507];1;0))"/>
          <table:table-cell table:style-name="WarningCellStyle" table:formula="oooc:=IF(ISERROR([.F507]);&quot;App gives unexpected error.&quot;;&quot;&quot;)"/>
        </table:table-row>
        <table:table-row table:style-name="WideRowStyle">
          <table:table-cell xmlns:odf="http://opendocumentfellowship.org/1.0/spec" office:value-type="string">
            <text:p>RAND</text:p>
          </table:table-cell>
          <table:table-cell xmlns:odf="http://opendocumentfellowship.org/1.0/spec" office:value-type="string">
            <text:p>=RAND()&gt;=0</text:p>
          </table:table-cell>
          <table:table-cell office:boolean-value="true" office:value-type="boolean">
            <text:p>TRUE</text:p>
          </table:table-cell>
          <table:table-cell xmlns:odf="http://opendocumentfellowship.org/1.0/spec" office:value-type="string">
            <text:p>2</text:p>
          </table:table-cell>
          <table:table-cell xmlns:odf="http://opendocumentfellowship.org/1.0/spec" office:value-type="string">
            <text:p>The random number must be between 0 and 1.</text:p>
          </table:table-cell>
          <table:table-cell xmlns:odf="http://opendocumentfellowship.org/1.0/spec" table:formula="oooc:=RAND()&gt;=0"/>
          <table:table-cell table:style-name="PassFailStyle" table:formula="oooc:=IF(ISERROR([.F508]);0;IF([.C508]=[.F508];1;0))"/>
          <table:table-cell table:style-name="WarningCellStyle" table:formula="oooc:=IF(ISERROR([.F508]);&quot;App gives unexpected error.&quot;;&quot;&quot;)"/>
        </table:table-row>
        <table:table-row table:style-name="WideRowStyle">
          <table:table-cell xmlns:odf="http://opendocumentfellowship.org/1.0/spec" office:value-type="string">
            <text:p>RAND</text:p>
          </table:table-cell>
          <table:table-cell xmlns:odf="http://opendocumentfellowship.org/1.0/spec" office:value-type="string">
            <text:p>=RAND()&lt;=1</text:p>
          </table:table-cell>
          <table:table-cell office:boolean-value="true" office:value-type="boolean">
            <text:p>TRUE</text:p>
          </table:table-cell>
          <table:table-cell xmlns:odf="http://opendocumentfellowship.org/1.0/spec" office:value-type="string">
            <text:p>2</text:p>
          </table:table-cell>
          <table:table-cell xmlns:odf="http://opendocumentfellowship.org/1.0/spec" office:value-type="string">
            <text:p>The random number must be between 0 and 1.</text:p>
          </table:table-cell>
          <table:table-cell xmlns:odf="http://opendocumentfellowship.org/1.0/spec" table:formula="oooc:=RAND()&lt;=1"/>
          <table:table-cell table:style-name="PassFailStyle" table:formula="oooc:=IF(ISERROR([.F509]);0;IF([.C509]=[.F509];1;0))"/>
          <table:table-cell table:style-name="WarningCellStyle" table:formula="oooc:=IF(ISERROR([.F509]);&quot;App gives unexpected error.&quot;;&quot;&quot;)"/>
        </table:table-row>
        <table:table-row table:style-name="WideRowStyle">
          <table:table-cell xmlns:odf="http://opendocumentfellowship.org/1.0/spec" office:value-type="string">
            <text:p>ROUND</text:p>
          </table:table-cell>
          <table:table-cell xmlns:odf="http://opendocumentfellowship.org/1.0/spec" office:value-type="string">
            <text:p>=ROUND(10.1; 0)</text:p>
          </table:table-cell>
          <table:table-cell office:value="10" office:value-type="float">
            <text:p>10</text:p>
          </table:table-cell>
          <table:table-cell xmlns:odf="http://opendocumentfellowship.org/1.0/spec" office:value-type="string">
            <text:p>1</text:p>
          </table:table-cell>
          <table:table-cell xmlns:odf="http://opendocumentfellowship.org/1.0/spec" office:value-type="string">
            <text:p>If b is not specified, round to the nearest integer.</text:p>
          </table:table-cell>
          <table:table-cell xmlns:odf="http://opendocumentfellowship.org/1.0/spec" table:formula="oooc:=ROUND(10.1; 0)"/>
          <table:table-cell table:style-name="PassFailStyle" table:formula="oooc:=IF(ISERROR([.F510]);0;IF([.C510]=[.F510];1;0))"/>
          <table:table-cell table:style-name="WarningCellStyle" table:formula="oooc:=IF(ISERROR([.F510]);&quot;App gives unexpected error.&quot;;&quot;&quot;)"/>
        </table:table-row>
        <table:table-row table:style-name="WideRowStyle">
          <table:table-cell xmlns:odf="http://opendocumentfellowship.org/1.0/spec" office:value-type="string">
            <text:p>ROUND</text:p>
          </table:table-cell>
          <table:table-cell xmlns:odf="http://opendocumentfellowship.org/1.0/spec" office:value-type="string">
            <text:p>=ROUND(9.8;0)</text:p>
          </table:table-cell>
          <table:table-cell office:value="10" office:value-type="float">
            <text:p>10</text:p>
          </table:table-cell>
          <table:table-cell xmlns:odf="http://opendocumentfellowship.org/1.0/spec" office:value-type="string">
            <text:p>1</text:p>
          </table:table-cell>
          <table:table-cell xmlns:odf="http://opendocumentfellowship.org/1.0/spec" office:value-type="string">
            <text:p>Round to nearest value (different than INT)</text:p>
          </table:table-cell>
          <table:table-cell xmlns:odf="http://opendocumentfellowship.org/1.0/spec" table:formula="oooc:=ROUND(9.8;0)"/>
          <table:table-cell table:style-name="PassFailStyle" table:formula="oooc:=IF(ISERROR([.F511]);0;IF([.C511]=[.F511];1;0))"/>
          <table:table-cell table:style-name="WarningCellStyle" table:formula="oooc:=IF(ISERROR([.F511]);&quot;App gives unexpected error.&quot;;&quot;&quot;)"/>
        </table:table-row>
        <table:table-row table:style-name="WideRowStyle">
          <table:table-cell xmlns:odf="http://opendocumentfellowship.org/1.0/spec" office:value-type="string">
            <text:p>ROUND</text:p>
          </table:table-cell>
          <table:table-cell xmlns:odf="http://opendocumentfellowship.org/1.0/spec" office:value-type="string">
            <text:p>=ROUND(0.5; 0)</text:p>
          </table:table-cell>
          <table:table-cell office:value="1" office:value-type="float">
            <text:p>1</text:p>
          </table:table-cell>
          <table:table-cell xmlns:odf="http://opendocumentfellowship.org/1.0/spec" office:value-type="string">
            <text:p>1</text:p>
          </table:table-cell>
          <table:table-cell xmlns:odf="http://opendocumentfellowship.org/1.0/spec" office:value-type="string">
            <text:p>0.5 rounds up, away from zero.</text:p>
          </table:table-cell>
          <table:table-cell xmlns:odf="http://opendocumentfellowship.org/1.0/spec" table:formula="oooc:=ROUND(0.5; 0)"/>
          <table:table-cell table:style-name="PassFailStyle" table:formula="oooc:=IF(ISERROR([.F512]);0;IF([.C512]=[.F512];1;0))"/>
          <table:table-cell table:style-name="WarningCellStyle" table:formula="oooc:=IF(ISERROR([.F512]);&quot;App gives unexpected error.&quot;;&quot;&quot;)"/>
        </table:table-row>
        <table:table-row table:style-name="WideRowStyle">
          <table:table-cell xmlns:odf="http://opendocumentfellowship.org/1.0/spec" office:value-type="string">
            <text:p>ROUND</text:p>
          </table:table-cell>
          <table:table-cell xmlns:odf="http://opendocumentfellowship.org/1.0/spec" office:value-type="string">
            <text:p>=ROUND(1/3;0)</text:p>
          </table:table-cell>
          <table:table-cell office:value="0" office:value-type="float">
            <text:p>0</text:p>
          </table:table-cell>
          <table:table-cell xmlns:odf="http://opendocumentfellowship.org/1.0/spec" office:value-type="string">
            <text:p>1</text:p>
          </table:table-cell>
          <table:table-cell xmlns:odf="http://opendocumentfellowship.org/1.0/spec" office:value-type="string">
            <text:p>Round to the nearest integer.</text:p>
          </table:table-cell>
          <table:table-cell xmlns:odf="http://opendocumentfellowship.org/1.0/spec" table:formula="oooc:=ROUND(1/3;0)"/>
          <table:table-cell table:style-name="PassFailStyle" table:formula="oooc:=IF(ISERROR([.F513]);0;IF([.C513]=[.F513];1;0))"/>
          <table:table-cell table:style-name="WarningCellStyle" table:formula="oooc:=IF(ISERROR([.F513]);&quot;App gives unexpected error.&quot;;&quot;&quot;)"/>
        </table:table-row>
        <table:table-row table:style-name="WideRowStyle">
          <table:table-cell xmlns:odf="http://opendocumentfellowship.org/1.0/spec" office:value-type="string">
            <text:p>ROUND</text:p>
          </table:table-cell>
          <table:table-cell xmlns:odf="http://opendocumentfellowship.org/1.0/spec" office:value-type="string">
            <text:p>=ROUND(1/3;1)</text:p>
          </table:table-cell>
          <table:table-cell office:value="0.3" office:value-type="float">
            <text:p>0.3</text:p>
          </table:table-cell>
          <table:table-cell xmlns:odf="http://opendocumentfellowship.org/1.0/spec" office:value-type="string">
            <text:p>1</text:p>
          </table:table-cell>
          <table:table-cell xmlns:odf="http://opendocumentfellowship.org/1.0/spec" office:value-type="string">
            <text:p>Round to one decimal place.</text:p>
          </table:table-cell>
          <table:table-cell xmlns:odf="http://opendocumentfellowship.org/1.0/spec" table:formula="oooc:=ROUND(1/3;1)"/>
          <table:table-cell table:style-name="PassFailStyle" table:formula="oooc:=IF(ISERROR([.F514]);0;IF([.C514]=[.F514];1;0))"/>
          <table:table-cell table:style-name="WarningCellStyle" table:formula="oooc:=IF(ISERROR([.F514]);&quot;App gives unexpected error.&quot;;&quot;&quot;)"/>
        </table:table-row>
        <table:table-row table:style-name="WideRowStyle">
          <table:table-cell xmlns:odf="http://opendocumentfellowship.org/1.0/spec" office:value-type="string">
            <text:p>ROUND</text:p>
          </table:table-cell>
          <table:table-cell xmlns:odf="http://opendocumentfellowship.org/1.0/spec" office:value-type="string">
            <text:p>=ROUND(1/3;2)</text:p>
          </table:table-cell>
          <table:table-cell office:value="0.33" office:value-type="float">
            <text:p>0.33</text:p>
          </table:table-cell>
          <table:table-cell xmlns:odf="http://opendocumentfellowship.org/1.0/spec" office:value-type="string">
            <text:p>1</text:p>
          </table:table-cell>
          <table:table-cell xmlns:odf="http://opendocumentfellowship.org/1.0/spec" office:value-type="string">
            <text:p>Round to two decimal places.</text:p>
          </table:table-cell>
          <table:table-cell xmlns:odf="http://opendocumentfellowship.org/1.0/spec" table:formula="oooc:=ROUND(1/3;2)"/>
          <table:table-cell table:style-name="PassFailStyle" table:formula="oooc:=IF(ISERROR([.F515]);0;IF([.C515]=[.F515];1;0))"/>
          <table:table-cell table:style-name="WarningCellStyle" table:formula="oooc:=IF(ISERROR([.F515]);&quot;App gives unexpected error.&quot;;&quot;&quot;)"/>
        </table:table-row>
        <table:table-row table:style-name="WideRowStyle">
          <table:table-cell xmlns:odf="http://opendocumentfellowship.org/1.0/spec" office:value-type="string">
            <text:p>ROUND</text:p>
          </table:table-cell>
          <table:table-cell xmlns:odf="http://opendocumentfellowship.org/1.0/spec" office:value-type="string">
            <text:p>=ROUND(1/3;2.9)</text:p>
          </table:table-cell>
          <table:table-cell office:value="0.33" office:value-type="float">
            <text:p>0.33</text:p>
          </table:table-cell>
          <table:table-cell xmlns:odf="http://opendocumentfellowship.org/1.0/spec" office:value-type="string">
            <text:p>1</text:p>
          </table:table-cell>
          <table:table-cell xmlns:odf="http://opendocumentfellowship.org/1.0/spec" office:value-type="string">
            <text:p>If b is not an integer, it is truncated.</text:p>
          </table:table-cell>
          <table:table-cell xmlns:odf="http://opendocumentfellowship.org/1.0/spec" table:formula="oooc:=ROUND(1/3;2.9)"/>
          <table:table-cell table:style-name="PassFailStyle" table:formula="oooc:=IF(ISERROR([.F516]);0;IF([.C516]=[.F516];1;0))"/>
          <table:table-cell table:style-name="WarningCellStyle" table:formula="oooc:=IF(ISERROR([.F516]);&quot;App gives unexpected error.&quot;;&quot;&quot;)"/>
        </table:table-row>
        <table:table-row table:style-name="WideRowStyle">
          <table:table-cell xmlns:odf="http://opendocumentfellowship.org/1.0/spec" office:value-type="string">
            <text:p>ROUND</text:p>
          </table:table-cell>
          <table:table-cell xmlns:odf="http://opendocumentfellowship.org/1.0/spec" office:value-type="string">
            <text:p>=ROUND(5555;-1)</text:p>
          </table:table-cell>
          <table:table-cell office:value="5560" office:value-type="float">
            <text:p>5560</text:p>
          </table:table-cell>
          <table:table-cell xmlns:odf="http://opendocumentfellowship.org/1.0/spec" office:value-type="string">
            <text:p>1</text:p>
          </table:table-cell>
          <table:table-cell xmlns:odf="http://opendocumentfellowship.org/1.0/spec" office:value-type="string">
            <text:p>Round to the nearest 10.</text:p>
          </table:table-cell>
          <table:table-cell xmlns:odf="http://opendocumentfellowship.org/1.0/spec" table:formula="oooc:=ROUND(5555;-1)"/>
          <table:table-cell table:style-name="PassFailStyle" table:formula="oooc:=IF(ISERROR([.F517]);0;IF([.C517]=[.F517];1;0))"/>
          <table:table-cell table:style-name="WarningCellStyle" table:formula="oooc:=IF(ISERROR([.F517]);&quot;App gives unexpected error.&quot;;&quot;&quot;)"/>
        </table:table-row>
        <table:table-row table:style-name="WideRowStyle">
          <table:table-cell xmlns:odf="http://opendocumentfellowship.org/1.0/spec" office:value-type="string">
            <text:p>ROUND</text:p>
          </table:table-cell>
          <table:table-cell xmlns:odf="http://opendocumentfellowship.org/1.0/spec" office:value-type="string">
            <text:p>=ROUND(-1.1; 0)</text:p>
          </table:table-cell>
          <table:table-cell office:value="-1" office:value-type="float">
            <text:p>-1</text:p>
          </table:table-cell>
          <table:table-cell xmlns:odf="http://opendocumentfellowship.org/1.0/spec" office:value-type="string">
            <text:p>1</text:p>
          </table:table-cell>
          <table:table-cell xmlns:odf="http://opendocumentfellowship.org/1.0/spec" office:value-type="string">
            <text:p>Negative number rounded to the nearest integer</text:p>
          </table:table-cell>
          <table:table-cell xmlns:odf="http://opendocumentfellowship.org/1.0/spec" table:formula="oooc:=ROUND(-1.1; 0)"/>
          <table:table-cell table:style-name="PassFailStyle" table:formula="oooc:=IF(ISERROR([.F518]);0;IF([.C518]=[.F518];1;0))"/>
          <table:table-cell table:style-name="WarningCellStyle" table:formula="oooc:=IF(ISERROR([.F518]);&quot;App gives unexpected error.&quot;;&quot;&quot;)"/>
        </table:table-row>
        <table:table-row table:style-name="WideRowStyle">
          <table:table-cell xmlns:odf="http://opendocumentfellowship.org/1.0/spec" office:value-type="string">
            <text:p>ROUND</text:p>
          </table:table-cell>
          <table:table-cell xmlns:odf="http://opendocumentfellowship.org/1.0/spec" office:value-type="string">
            <text:p>=ROUND(-1.5; 0)</text:p>
          </table:table-cell>
          <table:table-cell office:value="-2" office:value-type="float">
            <text:p>-2</text:p>
          </table:table-cell>
          <table:table-cell xmlns:odf="http://opendocumentfellowship.org/1.0/spec" office:value-type="string">
            <text:p>1</text:p>
          </table:table-cell>
          <table:table-cell xmlns:odf="http://opendocumentfellowship.org/1.0/spec" office:value-type="string">
            <text:p>Negative number rounds away from zero</text:p>
          </table:table-cell>
          <table:table-cell xmlns:odf="http://opendocumentfellowship.org/1.0/spec" table:formula="oooc:=ROUND(-1.5; 0)"/>
          <table:table-cell table:style-name="PassFailStyle" table:formula="oooc:=IF(ISERROR([.F519]);0;IF([.C519]=[.F519];1;0))"/>
          <table:table-cell table:style-name="WarningCellStyle" table:formula="oooc:=IF(ISERROR([.F519]);&quot;App gives unexpected error.&quot;;&quot;&quot;)"/>
        </table:table-row>
        <table:table-row table:style-name="WideRowStyle">
          <table:table-cell xmlns:odf="http://opendocumentfellowship.org/1.0/spec" office:value-type="string">
            <text:p>ROUND</text:p>
          </table:table-cell>
          <table:table-cell xmlns:odf="http://opendocumentfellowship.org/1.0/spec" office:value-type="string">
            <text:p>=ROUND(-1.5)</text:p>
          </table:table-cell>
          <table:table-cell office:value="-2" office:value-type="float">
            <text:p>-2</text:p>
          </table:table-cell>
          <table:table-cell xmlns:odf="http://opendocumentfellowship.org/1.0/spec" office:value-type="string">
            <text:p>1</text:p>
          </table:table-cell>
          <table:table-cell xmlns:odf="http://opendocumentfellowship.org/1.0/spec" office:value-type="string">
            <text:p>Default precision is 0</text:p>
          </table:table-cell>
          <table:table-cell xmlns:odf="http://opendocumentfellowship.org/1.0/spec" table:formula="oooc:=ROUND(-1.5)"/>
          <table:table-cell table:style-name="PassFailStyle" table:formula="oooc:=IF(ISERROR([.F520]);0;IF([.C520]=[.F520];1;0))"/>
          <table:table-cell table:style-name="WarningCellStyle" table:formula="oooc:=IF(ISERROR([.F520]);&quot;App gives unexpected error.&quot;;&quot;&quot;)"/>
        </table:table-row>
        <table:table-row table:style-name="WideRowStyle">
          <table:table-cell xmlns:odf="http://opendocumentfellowship.org/1.0/spec" office:value-type="string">
            <text:p>ROUND</text:p>
          </table:table-cell>
          <table:table-cell xmlns:odf="http://opendocumentfellowship.org/1.0/spec" office:value-type="string">
            <text:p>=ROUND(1.1)</text:p>
          </table:table-cell>
          <table:table-cell office:value="1" office:value-type="float">
            <text:p>1</text:p>
          </table:table-cell>
          <table:table-cell xmlns:odf="http://opendocumentfellowship.org/1.0/spec" office:value-type="string">
            <text:p>1</text:p>
          </table:table-cell>
          <table:table-cell xmlns:odf="http://opendocumentfellowship.org/1.0/spec" office:value-type="string">
            <text:p/>
          </table:table-cell>
          <table:table-cell xmlns:odf="http://opendocumentfellowship.org/1.0/spec" table:formula="oooc:=ROUND(1.1)"/>
          <table:table-cell table:style-name="PassFailStyle" table:formula="oooc:=IF(ISERROR([.F521]);0;IF([.C521]=[.F521];1;0))"/>
          <table:table-cell table:style-name="WarningCellStyle" table:formula="oooc:=IF(ISERROR([.F521]);&quot;App gives unexpected error.&quot;;&quot;&quot;)"/>
        </table:table-row>
        <table:table-row table:style-name="WideRowStyle">
          <table:table-cell xmlns:odf="http://opendocumentfellowship.org/1.0/spec" office:value-type="string">
            <text:p>ROUND</text:p>
          </table:table-cell>
          <table:table-cell xmlns:odf="http://opendocumentfellowship.org/1.0/spec" office:value-type="string">
            <text:p>=ROUND(9.8)</text:p>
          </table:table-cell>
          <table:table-cell office:value="10" office:value-type="float">
            <text:p>10</text:p>
          </table:table-cell>
          <table:table-cell xmlns:odf="http://opendocumentfellowship.org/1.0/spec" office:value-type="string">
            <text:p>1</text:p>
          </table:table-cell>
          <table:table-cell xmlns:odf="http://opendocumentfellowship.org/1.0/spec" office:value-type="string">
            <text:p/>
          </table:table-cell>
          <table:table-cell xmlns:odf="http://opendocumentfellowship.org/1.0/spec" table:formula="oooc:=ROUND(9.8)"/>
          <table:table-cell table:style-name="PassFailStyle" table:formula="oooc:=IF(ISERROR([.F522]);0;IF([.C522]=[.F522];1;0))"/>
          <table:table-cell table:style-name="WarningCellStyle" table:formula="oooc:=IF(ISERROR([.F522]);&quot;App gives unexpected error.&quot;;&quot;&quot;)"/>
        </table:table-row>
        <table:table-row table:style-name="WideRowStyle">
          <table:table-cell xmlns:odf="http://opendocumentfellowship.org/1.0/spec" office:value-type="string">
            <text:p>ROUNDDOWN</text:p>
          </table:table-cell>
          <table:table-cell xmlns:odf="http://opendocumentfellowship.org/1.0/spec" office:value-type="string">
            <text:p>=ROUNDDOWN(1.45673; -2)</text:p>
          </table:table-cell>
          <table:table-cell office:value="1.45" office:value-type="float">
            <text:p>1.45</text:p>
          </table:table-cell>
          <table:table-cell xmlns:odf="http://opendocumentfellowship.org/1.0/spec" office:value-type="string">
            <text:p>2</text:p>
          </table:table-cell>
          <table:table-cell xmlns:odf="http://opendocumentfellowship.org/1.0/spec" office:value-type="string">
            <text:p/>
          </table:table-cell>
          <table:table-cell xmlns:odf="http://opendocumentfellowship.org/1.0/spec" table:formula="oooc:=ROUNDDOWN(1.45673; -2)"/>
          <table:table-cell table:style-name="PassFailStyle" table:formula="oooc:=IF(ISERROR([.F523]);0;IF([.C523]=[.F523];1;0))"/>
          <table:table-cell table:style-name="WarningCellStyle" table:formula="oooc:=IF(ISERROR([.F523]);&quot;App gives unexpected error.&quot;;&quot;&quot;)"/>
        </table:table-row>
        <table:table-row table:style-name="WideRowStyle">
          <table:table-cell xmlns:odf="http://opendocumentfellowship.org/1.0/spec" office:value-type="string">
            <text:p>ROUNDDOWN</text:p>
          </table:table-cell>
          <table:table-cell xmlns:odf="http://opendocumentfellowship.org/1.0/spec" office:value-type="string">
            <text:p>=ROUNDDOWN(1;0)</text:p>
          </table:table-cell>
          <table:table-cell office:value="1" office:value-type="float">
            <text:p>1</text:p>
          </table:table-cell>
          <table:table-cell xmlns:odf="http://opendocumentfellowship.org/1.0/spec" office:value-type="string">
            <text:p/>
          </table:table-cell>
          <table:table-cell xmlns:odf="http://opendocumentfellowship.org/1.0/spec" office:value-type="string">
            <text:p/>
          </table:table-cell>
          <table:table-cell xmlns:odf="http://opendocumentfellowship.org/1.0/spec" table:formula="oooc:=ROUNDDOWN(1;0)"/>
          <table:table-cell table:style-name="PassFailStyle" table:formula="oooc:=IF(ISERROR([.F524]);0;IF([.C524]=[.F524];1;0))"/>
          <table:table-cell table:style-name="WarningCellStyle" table:formula="oooc:=IF(ISERROR([.F524]);&quot;App gives unexpected error.&quot;;&quot;&quot;)"/>
        </table:table-row>
        <table:table-row table:style-name="WideRowStyle">
          <table:table-cell xmlns:odf="http://opendocumentfellowship.org/1.0/spec" office:value-type="string">
            <text:p>ROUNDDOWN</text:p>
          </table:table-cell>
          <table:table-cell xmlns:odf="http://opendocumentfellowship.org/1.0/spec" office:value-type="string">
            <text:p>=ROUNDDOWN(1)</text:p>
          </table:table-cell>
          <table:table-cell office:value="1" office:value-type="float">
            <text:p>1</text:p>
          </table:table-cell>
          <table:table-cell xmlns:odf="http://opendocumentfellowship.org/1.0/spec" office:value-type="string">
            <text:p/>
          </table:table-cell>
          <table:table-cell xmlns:odf="http://opendocumentfellowship.org/1.0/spec" office:value-type="string">
            <text:p/>
          </table:table-cell>
          <table:table-cell xmlns:odf="http://opendocumentfellowship.org/1.0/spec" table:formula="oooc:=ROUNDDOWN(1)"/>
          <table:table-cell table:style-name="PassFailStyle" table:formula="oooc:=IF(ISERROR([.F525]);0;IF([.C525]=[.F525];1;0))"/>
          <table:table-cell table:style-name="WarningCellStyle" table:formula="oooc:=IF(ISERROR([.F525]);&quot;App gives unexpected error.&quot;;&quot;&quot;)"/>
        </table:table-row>
        <table:table-row table:style-name="WideRowStyle">
          <table:table-cell xmlns:odf="http://opendocumentfellowship.org/1.0/spec" office:value-type="string">
            <text:p>ROUNDDOWN</text:p>
          </table:table-cell>
          <table:table-cell xmlns:odf="http://opendocumentfellowship.org/1.0/spec" office:value-type="string">
            <text:p>=ROUNDDOWN(9;1)</text:p>
          </table:table-cell>
          <table:table-cell office:value="0" office:value-type="float">
            <text:p>0</text:p>
          </table:table-cell>
          <table:table-cell xmlns:odf="http://opendocumentfellowship.org/1.0/spec" office:value-type="string">
            <text:p/>
          </table:table-cell>
          <table:table-cell xmlns:odf="http://opendocumentfellowship.org/1.0/spec" office:value-type="string">
            <text:p/>
          </table:table-cell>
          <table:table-cell xmlns:odf="http://opendocumentfellowship.org/1.0/spec" table:formula="oooc:=ROUNDDOWN(9;1)"/>
          <table:table-cell table:style-name="PassFailStyle" table:formula="oooc:=IF(ISERROR([.F526]);0;IF([.C526]=[.F526];1;0))"/>
          <table:table-cell table:style-name="WarningCellStyle" table:formula="oooc:=IF(ISERROR([.F526]);&quot;App gives unexpected error.&quot;;&quot;&quot;)"/>
        </table:table-row>
        <table:table-row table:style-name="WideRowStyle">
          <table:table-cell xmlns:odf="http://opendocumentfellowship.org/1.0/spec" office:value-type="string">
            <text:p>ROUNDDOWN</text:p>
          </table:table-cell>
          <table:table-cell xmlns:odf="http://opendocumentfellowship.org/1.0/spec" office:value-type="string">
            <text:p>=ROUNDDOWN(9;0)</text:p>
          </table:table-cell>
          <table:table-cell office:value="9" office:value-type="float">
            <text:p>9</text:p>
          </table:table-cell>
          <table:table-cell xmlns:odf="http://opendocumentfellowship.org/1.0/spec" office:value-type="string">
            <text:p/>
          </table:table-cell>
          <table:table-cell xmlns:odf="http://opendocumentfellowship.org/1.0/spec" office:value-type="string">
            <text:p/>
          </table:table-cell>
          <table:table-cell xmlns:odf="http://opendocumentfellowship.org/1.0/spec" table:formula="oooc:=ROUNDDOWN(9;0)"/>
          <table:table-cell table:style-name="PassFailStyle" table:formula="oooc:=IF(ISERROR([.F527]);0;IF([.C527]=[.F527];1;0))"/>
          <table:table-cell table:style-name="WarningCellStyle" table:formula="oooc:=IF(ISERROR([.F527]);&quot;App gives unexpected error.&quot;;&quot;&quot;)"/>
        </table:table-row>
        <table:table-row table:style-name="WideRowStyle">
          <table:table-cell xmlns:odf="http://opendocumentfellowship.org/1.0/spec" office:value-type="string">
            <text:p>ROUNDDOWN</text:p>
          </table:table-cell>
          <table:table-cell xmlns:odf="http://opendocumentfellowship.org/1.0/spec" office:value-type="string">
            <text:p>=ROUNDDOWN(-1.1)</text:p>
          </table:table-cell>
          <table:table-cell office:value="-2" office:value-type="float">
            <text:p>-2</text:p>
          </table:table-cell>
          <table:table-cell xmlns:odf="http://opendocumentfellowship.org/1.0/spec" office:value-type="string">
            <text:p/>
          </table:table-cell>
          <table:table-cell xmlns:odf="http://opendocumentfellowship.org/1.0/spec" office:value-type="string">
            <text:p/>
          </table:table-cell>
          <table:table-cell xmlns:odf="http://opendocumentfellowship.org/1.0/spec" table:formula="oooc:=ROUNDDOWN(-1.1)"/>
          <table:table-cell table:style-name="PassFailStyle" table:formula="oooc:=IF(ISERROR([.F528]);0;IF([.C528]=[.F528];1;0))"/>
          <table:table-cell table:style-name="WarningCellStyle" table:formula="oooc:=IF(ISERROR([.F528]);&quot;App gives unexpected error.&quot;;&quot;&quot;)"/>
        </table:table-row>
        <table:table-row table:style-name="WideRowStyle">
          <table:table-cell xmlns:odf="http://opendocumentfellowship.org/1.0/spec" office:value-type="string">
            <text:p>ROUNDDOWN</text:p>
          </table:table-cell>
          <table:table-cell xmlns:odf="http://opendocumentfellowship.org/1.0/spec" office:value-type="string">
            <text:p>=ROUNDDOWN(-1.9)</text:p>
          </table:table-cell>
          <table:table-cell office:value="-2" office:value-type="float">
            <text:p>-2</text:p>
          </table:table-cell>
          <table:table-cell xmlns:odf="http://opendocumentfellowship.org/1.0/spec" office:value-type="string">
            <text:p/>
          </table:table-cell>
          <table:table-cell xmlns:odf="http://opendocumentfellowship.org/1.0/spec" office:value-type="string">
            <text:p/>
          </table:table-cell>
          <table:table-cell xmlns:odf="http://opendocumentfellowship.org/1.0/spec" table:formula="oooc:=ROUNDDOWN(-1.9)"/>
          <table:table-cell table:style-name="PassFailStyle" table:formula="oooc:=IF(ISERROR([.F529]);0;IF([.C529]=[.F529];1;0))"/>
          <table:table-cell table:style-name="WarningCellStyle" table:formula="oooc:=IF(ISERROR([.F529]);&quot;App gives unexpected error.&quot;;&quot;&quot;)"/>
        </table:table-row>
        <table:table-row table:style-name="WideRowStyle">
          <table:table-cell xmlns:odf="http://opendocumentfellowship.org/1.0/spec" office:value-type="string">
            <text:p>ROUNDUP</text:p>
          </table:table-cell>
          <table:table-cell xmlns:odf="http://opendocumentfellowship.org/1.0/spec" office:value-type="string">
            <text:p>=ROUNDUP(1.45673; -2)</text:p>
          </table:table-cell>
          <table:table-cell office:value="1.46" office:value-type="float">
            <text:p>1.46</text:p>
          </table:table-cell>
          <table:table-cell xmlns:odf="http://opendocumentfellowship.org/1.0/spec" office:value-type="string">
            <text:p>2</text:p>
          </table:table-cell>
          <table:table-cell xmlns:odf="http://opendocumentfellowship.org/1.0/spec" office:value-type="string">
            <text:p/>
          </table:table-cell>
          <table:table-cell xmlns:odf="http://opendocumentfellowship.org/1.0/spec" table:formula="oooc:=ROUNDUP(1.45673; -2)"/>
          <table:table-cell table:style-name="PassFailStyle" table:formula="oooc:=IF(ISERROR([.F530]);0;IF([.C530]=[.F530];1;0))"/>
          <table:table-cell table:style-name="WarningCellStyle" table:formula="oooc:=IF(ISERROR([.F530]);&quot;App gives unexpected error.&quot;;&quot;&quot;)"/>
        </table:table-row>
        <table:table-row table:style-name="WideRowStyle">
          <table:table-cell xmlns:odf="http://opendocumentfellowship.org/1.0/spec" office:value-type="string">
            <text:p>ROUNDUP</text:p>
          </table:table-cell>
          <table:table-cell xmlns:odf="http://opendocumentfellowship.org/1.0/spec" office:value-type="string">
            <text:p>=ROUNDUP(1.1;0)</text:p>
          </table:table-cell>
          <table:table-cell office:value="2" office:value-type="float">
            <text:p>2</text:p>
          </table:table-cell>
          <table:table-cell xmlns:odf="http://opendocumentfellowship.org/1.0/spec" office:value-type="string">
            <text:p>2</text:p>
          </table:table-cell>
          <table:table-cell xmlns:odf="http://opendocumentfellowship.org/1.0/spec" office:value-type="string">
            <text:p/>
          </table:table-cell>
          <table:table-cell xmlns:odf="http://opendocumentfellowship.org/1.0/spec" table:formula="oooc:=ROUNDUP(1.1;0)"/>
          <table:table-cell table:style-name="PassFailStyle" table:formula="oooc:=IF(ISERROR([.F531]);0;IF([.C531]=[.F531];1;0))"/>
          <table:table-cell table:style-name="WarningCellStyle" table:formula="oooc:=IF(ISERROR([.F531]);&quot;App gives unexpected error.&quot;;&quot;&quot;)"/>
        </table:table-row>
        <table:table-row table:style-name="WideRowStyle">
          <table:table-cell xmlns:odf="http://opendocumentfellowship.org/1.0/spec" office:value-type="string">
            <text:p>ROUNDUP</text:p>
          </table:table-cell>
          <table:table-cell xmlns:odf="http://opendocumentfellowship.org/1.0/spec" office:value-type="string">
            <text:p>=ROUNDUP(1.9;0)</text:p>
          </table:table-cell>
          <table:table-cell office:value="2" office:value-type="float">
            <text:p>2</text:p>
          </table:table-cell>
          <table:table-cell xmlns:odf="http://opendocumentfellowship.org/1.0/spec" office:value-type="string">
            <text:p/>
          </table:table-cell>
          <table:table-cell xmlns:odf="http://opendocumentfellowship.org/1.0/spec" office:value-type="string">
            <text:p/>
          </table:table-cell>
          <table:table-cell xmlns:odf="http://opendocumentfellowship.org/1.0/spec" table:formula="oooc:=ROUNDUP(1.9;0)"/>
          <table:table-cell table:style-name="PassFailStyle" table:formula="oooc:=IF(ISERROR([.F532]);0;IF([.C532]=[.F532];1;0))"/>
          <table:table-cell table:style-name="WarningCellStyle" table:formula="oooc:=IF(ISERROR([.F532]);&quot;App gives unexpected error.&quot;;&quot;&quot;)"/>
        </table:table-row>
        <table:table-row table:style-name="WideRowStyle">
          <table:table-cell xmlns:odf="http://opendocumentfellowship.org/1.0/spec" office:value-type="string">
            <text:p>ROUNDUP</text:p>
          </table:table-cell>
          <table:table-cell xmlns:odf="http://opendocumentfellowship.org/1.0/spec" office:value-type="string">
            <text:p>=ROUNDUP(1)</text:p>
          </table:table-cell>
          <table:table-cell office:value="1" office:value-type="float">
            <text:p>1</text:p>
          </table:table-cell>
          <table:table-cell xmlns:odf="http://opendocumentfellowship.org/1.0/spec" office:value-type="string">
            <text:p/>
          </table:table-cell>
          <table:table-cell xmlns:odf="http://opendocumentfellowship.org/1.0/spec" office:value-type="string">
            <text:p/>
          </table:table-cell>
          <table:table-cell xmlns:odf="http://opendocumentfellowship.org/1.0/spec" table:formula="oooc:=ROUNDUP(1)"/>
          <table:table-cell table:style-name="PassFailStyle" table:formula="oooc:=IF(ISERROR([.F533]);0;IF([.C533]=[.F533];1;0))"/>
          <table:table-cell table:style-name="WarningCellStyle" table:formula="oooc:=IF(ISERROR([.F533]);&quot;App gives unexpected error.&quot;;&quot;&quot;)"/>
        </table:table-row>
        <table:table-row table:style-name="WideRowStyle">
          <table:table-cell xmlns:odf="http://opendocumentfellowship.org/1.0/spec" office:value-type="string">
            <text:p>ROUNDUP</text:p>
          </table:table-cell>
          <table:table-cell xmlns:odf="http://opendocumentfellowship.org/1.0/spec" office:value-type="string">
            <text:p>=ROUNDUP(9;1)</text:p>
          </table:table-cell>
          <table:table-cell office:value="10" office:value-type="float">
            <text:p>10</text:p>
          </table:table-cell>
          <table:table-cell xmlns:odf="http://opendocumentfellowship.org/1.0/spec" office:value-type="string">
            <text:p/>
          </table:table-cell>
          <table:table-cell xmlns:odf="http://opendocumentfellowship.org/1.0/spec" office:value-type="string">
            <text:p/>
          </table:table-cell>
          <table:table-cell xmlns:odf="http://opendocumentfellowship.org/1.0/spec" table:formula="oooc:=ROUNDUP(9;1)"/>
          <table:table-cell table:style-name="PassFailStyle" table:formula="oooc:=IF(ISERROR([.F534]);0;IF([.C534]=[.F534];1;0))"/>
          <table:table-cell table:style-name="WarningCellStyle" table:formula="oooc:=IF(ISERROR([.F534]);&quot;App gives unexpected error.&quot;;&quot;&quot;)"/>
        </table:table-row>
        <table:table-row table:style-name="WideRowStyle">
          <table:table-cell xmlns:odf="http://opendocumentfellowship.org/1.0/spec" office:value-type="string">
            <text:p>ROUNDUP</text:p>
          </table:table-cell>
          <table:table-cell xmlns:odf="http://opendocumentfellowship.org/1.0/spec" office:value-type="string">
            <text:p>=ROUNDUP(9;0)</text:p>
          </table:table-cell>
          <table:table-cell office:value="9" office:value-type="float">
            <text:p>9</text:p>
          </table:table-cell>
          <table:table-cell xmlns:odf="http://opendocumentfellowship.org/1.0/spec" office:value-type="string">
            <text:p/>
          </table:table-cell>
          <table:table-cell xmlns:odf="http://opendocumentfellowship.org/1.0/spec" office:value-type="string">
            <text:p/>
          </table:table-cell>
          <table:table-cell xmlns:odf="http://opendocumentfellowship.org/1.0/spec" table:formula="oooc:=ROUNDUP(9;0)"/>
          <table:table-cell table:style-name="PassFailStyle" table:formula="oooc:=IF(ISERROR([.F535]);0;IF([.C535]=[.F535];1;0))"/>
          <table:table-cell table:style-name="WarningCellStyle" table:formula="oooc:=IF(ISERROR([.F535]);&quot;App gives unexpected error.&quot;;&quot;&quot;)"/>
        </table:table-row>
        <table:table-row table:style-name="WideRowStyle">
          <table:table-cell xmlns:odf="http://opendocumentfellowship.org/1.0/spec" office:value-type="string">
            <text:p>ROUNDUP</text:p>
          </table:table-cell>
          <table:table-cell xmlns:odf="http://opendocumentfellowship.org/1.0/spec" office:value-type="string">
            <text:p>=ROUNDUP(-1.1)</text:p>
          </table:table-cell>
          <table:table-cell office:value="-1" office:value-type="float">
            <text:p>-1</text:p>
          </table:table-cell>
          <table:table-cell xmlns:odf="http://opendocumentfellowship.org/1.0/spec" office:value-type="string">
            <text:p/>
          </table:table-cell>
          <table:table-cell xmlns:odf="http://opendocumentfellowship.org/1.0/spec" office:value-type="string">
            <text:p/>
          </table:table-cell>
          <table:table-cell xmlns:odf="http://opendocumentfellowship.org/1.0/spec" table:formula="oooc:=ROUNDUP(-1.1)"/>
          <table:table-cell table:style-name="PassFailStyle" table:formula="oooc:=IF(ISERROR([.F536]);0;IF([.C536]=[.F536];1;0))"/>
          <table:table-cell table:style-name="WarningCellStyle" table:formula="oooc:=IF(ISERROR([.F536]);&quot;App gives unexpected error.&quot;;&quot;&quot;)"/>
        </table:table-row>
        <table:table-row table:style-name="WideRowStyle">
          <table:table-cell xmlns:odf="http://opendocumentfellowship.org/1.0/spec" office:value-type="string">
            <text:p>ROUNDUP</text:p>
          </table:table-cell>
          <table:table-cell xmlns:odf="http://opendocumentfellowship.org/1.0/spec" office:value-type="string">
            <text:p>=ROUNDUP(-1.9)</text:p>
          </table:table-cell>
          <table:table-cell office:value="-1" office:value-type="float">
            <text:p>-1</text:p>
          </table:table-cell>
          <table:table-cell xmlns:odf="http://opendocumentfellowship.org/1.0/spec" office:value-type="string">
            <text:p/>
          </table:table-cell>
          <table:table-cell xmlns:odf="http://opendocumentfellowship.org/1.0/spec" office:value-type="string">
            <text:p/>
          </table:table-cell>
          <table:table-cell xmlns:odf="http://opendocumentfellowship.org/1.0/spec" table:formula="oooc:=ROUNDUP(-1.9)"/>
          <table:table-cell table:style-name="PassFailStyle" table:formula="oooc:=IF(ISERROR([.F537]);0;IF([.C537]=[.F537];1;0))"/>
          <table:table-cell table:style-name="WarningCellStyle" table:formula="oooc:=IF(ISERROR([.F537]);&quot;App gives unexpected error.&quot;;&quot;&quot;)"/>
        </table:table-row>
        <table:table-row table:style-name="WideRowStyle">
          <table:table-cell xmlns:odf="http://opendocumentfellowship.org/1.0/spec" office:value-type="string">
            <text:p>SIGN</text:p>
          </table:table-cell>
          <table:table-cell xmlns:odf="http://opendocumentfellowship.org/1.0/spec" office:value-type="string">
            <text:p>=SIGN(-4)</text:p>
          </table:table-cell>
          <table:table-cell office:value="-1" office:value-type="float">
            <text:p>-1</text:p>
          </table:table-cell>
          <table:table-cell xmlns:odf="http://opendocumentfellowship.org/1.0/spec" office:value-type="string">
            <text:p>2</text:p>
          </table:table-cell>
          <table:table-cell xmlns:odf="http://opendocumentfellowship.org/1.0/spec" office:value-type="string">
            <text:p>N &lt; 0 returns -1</text:p>
          </table:table-cell>
          <table:table-cell xmlns:odf="http://opendocumentfellowship.org/1.0/spec" table:formula="oooc:=SIGN(-4)"/>
          <table:table-cell table:style-name="PassFailStyle" table:formula="oooc:=IF(ISERROR([.F538]);0;IF([.C538]=[.F538];1;0))"/>
          <table:table-cell table:style-name="WarningCellStyle" table:formula="oooc:=IF(ISERROR([.F538]);&quot;App gives unexpected error.&quot;;&quot;&quot;)"/>
        </table:table-row>
        <table:table-row table:style-name="WideRowStyle">
          <table:table-cell xmlns:odf="http://opendocumentfellowship.org/1.0/spec" office:value-type="string">
            <text:p>SIGN</text:p>
          </table:table-cell>
          <table:table-cell xmlns:odf="http://opendocumentfellowship.org/1.0/spec" office:value-type="string">
            <text:p>=SIGN(4)</text:p>
          </table:table-cell>
          <table:table-cell office:value="1" office:value-type="float">
            <text:p>1</text:p>
          </table:table-cell>
          <table:table-cell xmlns:odf="http://opendocumentfellowship.org/1.0/spec" office:value-type="string">
            <text:p>2</text:p>
          </table:table-cell>
          <table:table-cell xmlns:odf="http://opendocumentfellowship.org/1.0/spec" office:value-type="string">
            <text:p>N &gt; 0 returns +1</text:p>
          </table:table-cell>
          <table:table-cell xmlns:odf="http://opendocumentfellowship.org/1.0/spec" table:formula="oooc:=SIGN(4)"/>
          <table:table-cell table:style-name="PassFailStyle" table:formula="oooc:=IF(ISERROR([.F539]);0;IF([.C539]=[.F539];1;0))"/>
          <table:table-cell table:style-name="WarningCellStyle" table:formula="oooc:=IF(ISERROR([.F539]);&quot;App gives unexpected error.&quot;;&quot;&quot;)"/>
        </table:table-row>
        <table:table-row table:style-name="WideRowStyle">
          <table:table-cell xmlns:odf="http://opendocumentfellowship.org/1.0/spec" office:value-type="string">
            <text:p>SIGN</text:p>
          </table:table-cell>
          <table:table-cell xmlns:odf="http://opendocumentfellowship.org/1.0/spec" office:value-type="string">
            <text:p>=SIGN(0)</text:p>
          </table:table-cell>
          <table:table-cell office:value="0" office:value-type="float">
            <text:p>0</text:p>
          </table:table-cell>
          <table:table-cell xmlns:odf="http://opendocumentfellowship.org/1.0/spec" office:value-type="string">
            <text:p>2</text:p>
          </table:table-cell>
          <table:table-cell xmlns:odf="http://opendocumentfellowship.org/1.0/spec" office:value-type="string">
            <text:p>N == 0 returns 0</text:p>
          </table:table-cell>
          <table:table-cell xmlns:odf="http://opendocumentfellowship.org/1.0/spec" table:formula="oooc:=SIGN(0)"/>
          <table:table-cell table:style-name="PassFailStyle" table:formula="oooc:=IF(ISERROR([.F540]);0;IF([.C540]=[.F540];1;0))"/>
          <table:table-cell table:style-name="WarningCellStyle" table:formula="oooc:=IF(ISERROR([.F540]);&quot;App gives unexpected error.&quot;;&quot;&quot;)"/>
        </table:table-row>
        <table:table-row table:style-name="WideRowStyle">
          <table:table-cell xmlns:odf="http://opendocumentfellowship.org/1.0/spec" office:value-type="string">
            <text:p>SIN</text:p>
          </table:table-cell>
          <table:table-cell xmlns:odf="http://opendocumentfellowship.org/1.0/spec" office:value-type="string">
            <text:p>=SIN(PI()/4.0)*2/SQRT(2)</text:p>
          </table:table-cell>
          <table:table-cell office:value="1±ε" office:value-type="string">
            <text:p>1±ε</text:p>
          </table:table-cell>
          <table:table-cell xmlns:odf="http://opendocumentfellowship.org/1.0/spec" office:value-type="string">
            <text:p>1</text:p>
          </table:table-cell>
          <table:table-cell xmlns:odf="http://opendocumentfellowship.org/1.0/spec" office:value-type="string">
            <text:p>sine of PI()/4 radians is SQRT(2)/2.</text:p>
          </table:table-cell>
          <table:table-cell xmlns:odf="http://opendocumentfellowship.org/1.0/spec" table:formula="oooc:=SIN(PI()/4.0)*2/SQRT(2)"/>
          <table:table-cell table:style-name="PassFailStyle" table:formula="oooc:=IF(ABS([.F541]-1)&lt;[.D1];1;0)"/>
          <table:table-cell table:style-name="WarningCellStyle" table:formula="oooc:=IF(ISERROR([.F541]);&quot;App gives unexpected error.&quot;;&quot;&quot;)"/>
        </table:table-row>
        <table:table-row table:style-name="WideRowStyle">
          <table:table-cell xmlns:odf="http://opendocumentfellowship.org/1.0/spec" office:value-type="string">
            <text:p>SIN</text:p>
          </table:table-cell>
          <table:table-cell xmlns:odf="http://opendocumentfellowship.org/1.0/spec" office:value-type="string">
            <text:p>=SIN(PI()/2.0)</text:p>
          </table:table-cell>
          <table:table-cell office:value="1±ε" office:value-type="string">
            <text:p>1±ε</text:p>
          </table:table-cell>
          <table:table-cell xmlns:odf="http://opendocumentfellowship.org/1.0/spec" office:value-type="string">
            <text:p>1</text:p>
          </table:table-cell>
          <table:table-cell xmlns:odf="http://opendocumentfellowship.org/1.0/spec" office:value-type="string">
            <text:p>sine of PI()/2 radians is 1.</text:p>
          </table:table-cell>
          <table:table-cell xmlns:odf="http://opendocumentfellowship.org/1.0/spec" table:formula="oooc:=SIN(PI()/2.0)"/>
          <table:table-cell table:style-name="PassFailStyle" table:formula="oooc:=IF(ABS([.F542]-1)&lt;[.D1];1;0)"/>
          <table:table-cell table:style-name="WarningCellStyle" table:formula="oooc:=IF(ISERROR([.F542]);&quot;App gives unexpected error.&quot;;&quot;&quot;)"/>
        </table:table-row>
        <table:table-row table:style-name="WideRowStyle">
          <table:table-cell xmlns:odf="http://opendocumentfellowship.org/1.0/spec" office:value-type="string">
            <text:p>SINH</text:p>
          </table:table-cell>
          <table:table-cell xmlns:odf="http://opendocumentfellowship.org/1.0/spec" office:value-type="string">
            <text:p>=SINH(0)</text:p>
          </table:table-cell>
          <table:table-cell office:value="0" office:value-type="float">
            <text:p>0</text:p>
          </table:table-cell>
          <table:table-cell xmlns:odf="http://opendocumentfellowship.org/1.0/spec" office:value-type="string">
            <text:p>3</text:p>
          </table:table-cell>
          <table:table-cell xmlns:odf="http://opendocumentfellowship.org/1.0/spec" office:value-type="string">
            <text:p>Sinh(0) is 0</text:p>
          </table:table-cell>
          <table:table-cell xmlns:odf="http://opendocumentfellowship.org/1.0/spec" table:formula="oooc:=SINH(0)"/>
          <table:table-cell table:style-name="PassFailStyle" table:formula="oooc:=IF(ISERROR([.F543]);0;IF([.C543]=[.F543];1;0))"/>
          <table:table-cell table:style-name="WarningCellStyle" table:formula="oooc:=IF(ISERROR([.F543]);&quot;App gives unexpected error.&quot;;&quot;&quot;)"/>
        </table:table-row>
        <table:table-row table:style-name="WideRowStyle">
          <table:table-cell xmlns:odf="http://opendocumentfellowship.org/1.0/spec" office:value-type="string">
            <text:p>SINH</text:p>
          </table:table-cell>
          <table:table-cell xmlns:odf="http://opendocumentfellowship.org/1.0/spec" office:value-type="string">
            <text:p>=SINH(1)</text:p>
          </table:table-cell>
          <table:table-cell office:value="1.1752011936±ε" office:value-type="string">
            <text:p>1.1752011936±ε</text:p>
          </table:table-cell>
          <table:table-cell xmlns:odf="http://opendocumentfellowship.org/1.0/spec" office:value-type="string">
            <text:p>3</text:p>
          </table:table-cell>
          <table:table-cell xmlns:odf="http://opendocumentfellowship.org/1.0/spec" office:value-type="string">
            <text:p/>
          </table:table-cell>
          <table:table-cell xmlns:odf="http://opendocumentfellowship.org/1.0/spec" table:formula="oooc:=SINH(1)"/>
          <table:table-cell table:style-name="PassFailStyle" table:formula="oooc:=IF(ABS([.F544]-1.1752011936)&lt;[.D1];1;0)"/>
          <table:table-cell table:style-name="WarningCellStyle" table:formula="oooc:=IF(ISERROR([.F544]);&quot;App gives unexpected error.&quot;;&quot;&quot;)"/>
        </table:table-row>
        <table:table-row table:style-name="WideRowStyle">
          <table:table-cell xmlns:odf="http://opendocumentfellowship.org/1.0/spec" office:value-type="string">
            <text:p>SINH</text:p>
          </table:table-cell>
          <table:table-cell xmlns:odf="http://opendocumentfellowship.org/1.0/spec" office:value-type="string">
            <text:p>=SINH(EXP(1))</text:p>
          </table:table-cell>
          <table:table-cell office:value="7.5441371028±ε" office:value-type="string">
            <text:p>7.5441371028±ε</text:p>
          </table:table-cell>
          <table:table-cell xmlns:odf="http://opendocumentfellowship.org/1.0/spec" office:value-type="string">
            <text:p>3</text:p>
          </table:table-cell>
          <table:table-cell xmlns:odf="http://opendocumentfellowship.org/1.0/spec" office:value-type="string">
            <text:p/>
          </table:table-cell>
          <table:table-cell xmlns:odf="http://opendocumentfellowship.org/1.0/spec" table:formula="oooc:=SINH(EXP(1))"/>
          <table:table-cell table:style-name="PassFailStyle" table:formula="oooc:=IF(ABS([.F545]-7.5441371028)&lt;[.D1];1;0)"/>
          <table:table-cell table:style-name="WarningCellStyle" table:formula="oooc:=IF(ISERROR([.F545]);&quot;App gives unexpected error.&quot;;&quot;&quot;)"/>
        </table:table-row>
        <table:table-row table:style-name="WideRowStyle">
          <table:table-cell xmlns:odf="http://opendocumentfellowship.org/1.0/spec" office:value-type="string">
            <text:p>SQRT</text:p>
          </table:table-cell>
          <table:table-cell xmlns:odf="http://opendocumentfellowship.org/1.0/spec" office:value-type="string">
            <text:p>=SQRT(4)</text:p>
          </table:table-cell>
          <table:table-cell office:value="2" office:value-type="float">
            <text:p>2</text:p>
          </table:table-cell>
          <table:table-cell xmlns:odf="http://opendocumentfellowship.org/1.0/spec" office:value-type="string">
            <text:p>1</text:p>
          </table:table-cell>
          <table:table-cell xmlns:odf="http://opendocumentfellowship.org/1.0/spec" office:value-type="string">
            <text:p>The square root of 4 is 2.</text:p>
          </table:table-cell>
          <table:table-cell xmlns:odf="http://opendocumentfellowship.org/1.0/spec" table:formula="oooc:=SQRT(4)"/>
          <table:table-cell table:style-name="PassFailStyle" table:formula="oooc:=IF(ISERROR([.F546]);0;IF([.C546]=[.F546];1;0))"/>
          <table:table-cell table:style-name="WarningCellStyle" table:formula="oooc:=IF(ISERROR([.F546]);&quot;App gives unexpected error.&quot;;&quot;&quot;)"/>
        </table:table-row>
        <table:table-row table:style-name="WideRowStyle">
          <table:table-cell xmlns:odf="http://opendocumentfellowship.org/1.0/spec" office:value-type="string">
            <text:p>SQRT</text:p>
          </table:table-cell>
          <table:table-cell xmlns:odf="http://opendocumentfellowship.org/1.0/spec" office:value-type="string">
            <text:p>=SQRT(-4)</text:p>
          </table:table-cell>
          <table:table-cell office:value="Error" office:value-type="string">
            <text:p>Error</text:p>
          </table:table-cell>
          <table:table-cell xmlns:odf="http://opendocumentfellowship.org/1.0/spec" office:value-type="string">
            <text:p>1</text:p>
          </table:table-cell>
          <table:table-cell xmlns:odf="http://opendocumentfellowship.org/1.0/spec" office:value-type="string">
            <text:p>The argument must be non-negative</text:p>
          </table:table-cell>
          <table:table-cell xmlns:odf="http://opendocumentfellowship.org/1.0/spec" table:formula="oooc:=SQRT(-4)"/>
          <table:table-cell table:style-name="PassFailStyle" table:formula="oooc:=IF(ISERROR([.F547]);1;0)"/>
        </table:table-row>
        <table:table-row table:style-name="WideRowStyle">
          <table:table-cell xmlns:odf="http://opendocumentfellowship.org/1.0/spec" office:value-type="string">
            <text:p>SQRTPI</text:p>
          </table:table-cell>
          <table:table-cell xmlns:odf="http://opendocumentfellowship.org/1.0/spec" office:value-type="string">
            <text:p>=SQRTPI(1)</text:p>
          </table:table-cell>
          <table:table-cell office:value="1.77245385±ε" office:value-type="string">
            <text:p>1.77245385±ε</text:p>
          </table:table-cell>
          <table:table-cell xmlns:odf="http://opendocumentfellowship.org/1.0/spec" office:value-type="string">
            <text:p>1</text:p>
          </table:table-cell>
          <table:table-cell xmlns:odf="http://opendocumentfellowship.org/1.0/spec" office:value-type="string">
            <text:p>The square root of π</text:p>
          </table:table-cell>
          <table:table-cell xmlns:odf="http://opendocumentfellowship.org/1.0/spec" table:formula="oooc:=SQRTPI(1)"/>
          <table:table-cell table:style-name="PassFailStyle" table:formula="oooc:=IF(ABS([.F548]-1.77245385)&lt;[.D1];1;0)"/>
          <table:table-cell table:style-name="WarningCellStyle" table:formula="oooc:=IF(ISERROR([.F548]);&quot;App gives unexpected error.&quot;;&quot;&quot;)"/>
        </table:table-row>
        <table:table-row table:style-name="WideRowStyle">
          <table:table-cell xmlns:odf="http://opendocumentfellowship.org/1.0/spec" office:value-type="string">
            <text:p>SQRTPI</text:p>
          </table:table-cell>
          <table:table-cell xmlns:odf="http://opendocumentfellowship.org/1.0/spec" office:value-type="string">
            <text:p>=SQRTPI(2)</text:p>
          </table:table-cell>
          <table:table-cell office:value="2.5066282746±ε" office:value-type="string">
            <text:p>2.5066282746±ε</text:p>
          </table:table-cell>
          <table:table-cell xmlns:odf="http://opendocumentfellowship.org/1.0/spec" office:value-type="string">
            <text:p>1</text:p>
          </table:table-cell>
          <table:table-cell xmlns:odf="http://opendocumentfellowship.org/1.0/spec" office:value-type="string">
            <text:p>The square root of 2π</text:p>
          </table:table-cell>
          <table:table-cell xmlns:odf="http://opendocumentfellowship.org/1.0/spec" table:formula="oooc:=SQRTPI(2)"/>
          <table:table-cell table:style-name="PassFailStyle" table:formula="oooc:=IF(ABS([.F549]-2.5066282746)&lt;[.D1];1;0)"/>
          <table:table-cell table:style-name="WarningCellStyle" table:formula="oooc:=IF(ISERROR([.F549]);&quot;App gives unexpected error.&quot;;&quot;&quot;)"/>
        </table:table-row>
        <table:table-row table:style-name="WideRowStyle">
          <table:table-cell xmlns:odf="http://opendocumentfellowship.org/1.0/spec" office:value-type="string">
            <text:p>SQRTPI</text:p>
          </table:table-cell>
          <table:table-cell xmlns:odf="http://opendocumentfellowship.org/1.0/spec" office:value-type="string">
            <text:p>=SQRTPI(-4)</text:p>
          </table:table-cell>
          <table:table-cell office:value="Error" office:value-type="string">
            <text:p>Error</text:p>
          </table:table-cell>
          <table:table-cell xmlns:odf="http://opendocumentfellowship.org/1.0/spec" office:value-type="string">
            <text:p>1</text:p>
          </table:table-cell>
          <table:table-cell xmlns:odf="http://opendocumentfellowship.org/1.0/spec" office:value-type="string">
            <text:p>The argument must be non-negative</text:p>
          </table:table-cell>
          <table:table-cell xmlns:odf="http://opendocumentfellowship.org/1.0/spec" table:formula="oooc:=SQRTPI(-4)"/>
          <table:table-cell table:style-name="PassFailStyle" table:formula="oooc:=IF(ISERROR([.F550]);1;0)"/>
        </table:table-row>
        <table:table-row table:style-name="WideRowStyle">
          <table:table-cell xmlns:odf="http://opendocumentfellowship.org/1.0/spec" office:value-type="string">
            <text:p>SUM</text:p>
          </table:table-cell>
          <table:table-cell xmlns:odf="http://opendocumentfellowship.org/1.0/spec" office:value-type="string">
            <text:p>=SUM(1;2;3)</text:p>
          </table:table-cell>
          <table:table-cell office:value="6" office:value-type="float">
            <text:p>6</text:p>
          </table:table-cell>
          <table:table-cell xmlns:odf="http://opendocumentfellowship.org/1.0/spec" office:value-type="string">
            <text:p>1</text:p>
          </table:table-cell>
          <table:table-cell xmlns:odf="http://opendocumentfellowship.org/1.0/spec" office:value-type="string">
            <text:p>Simple sum.</text:p>
          </table:table-cell>
          <table:table-cell xmlns:odf="http://opendocumentfellowship.org/1.0/spec" table:formula="oooc:=SUM(1;2;3)"/>
          <table:table-cell table:style-name="PassFailStyle" table:formula="oooc:=IF(ISERROR([.F551]);0;IF([.C551]=[.F551];1;0))"/>
          <table:table-cell table:style-name="WarningCellStyle" table:formula="oooc:=IF(ISERROR([.F551]);&quot;App gives unexpected error.&quot;;&quot;&quot;)"/>
        </table:table-row>
        <table:table-row table:style-name="WideRowStyle">
          <table:table-cell xmlns:odf="http://opendocumentfellowship.org/1.0/spec" office:value-type="string">
            <text:p>SUM</text:p>
          </table:table-cell>
          <table:table-cell xmlns:odf="http://opendocumentfellowship.org/1.0/spec" office:value-type="string">
            <text:p>=SUM(TRUE();2;3)</text:p>
          </table:table-cell>
          <table:table-cell office:value="6" office:value-type="float">
            <text:p>6</text:p>
          </table:table-cell>
          <table:table-cell xmlns:odf="http://opendocumentfellowship.org/1.0/spec" office:value-type="string">
            <text:p>1</text:p>
          </table:table-cell>
          <table:table-cell xmlns:odf="http://opendocumentfellowship.org/1.0/spec" office:value-type="string">
            <text:p>TRUE() is 1 if inline.</text:p>
          </table:table-cell>
          <table:table-cell xmlns:odf="http://opendocumentfellowship.org/1.0/spec" table:formula="oooc:=SUM(TRUE();2;3)"/>
          <table:table-cell table:style-name="PassFailStyle" table:formula="oooc:=IF(ISERROR([.F552]);0;IF([.C552]=[.F552];1;0))"/>
          <table:table-cell table:style-name="WarningCellStyle" table:formula="oooc:=IF(ISERROR([.F552]);&quot;App gives unexpected error.&quot;;&quot;&quot;)"/>
        </table:table-row>
        <table:table-row table:style-name="WideRowStyle">
          <table:table-cell xmlns:odf="http://opendocumentfellowship.org/1.0/spec" office:value-type="string">
            <text:p>SUM</text:p>
          </table:table-cell>
          <table:table-cell xmlns:odf="http://opendocumentfellowship.org/1.0/spec" office:value-type="string">
            <text:p>=SUM([.B4:.B5])</text:p>
          </table:table-cell>
          <table:table-cell office:value="5" office:value-type="float">
            <text:p>5</text:p>
          </table:table-cell>
          <table:table-cell xmlns:odf="http://opendocumentfellowship.org/1.0/spec" office:value-type="string">
            <text:p>1</text:p>
          </table:table-cell>
          <table:table-cell xmlns:odf="http://opendocumentfellowship.org/1.0/spec" office:value-type="string">
            <text:p>2+3 is 5.</text:p>
          </table:table-cell>
          <table:table-cell xmlns:odf="http://opendocumentfellowship.org/1.0/spec" table:formula="oooc:=SUM([.B4:.B5])"/>
          <table:table-cell table:style-name="PassFailStyle" table:formula="oooc:=IF(ISERROR([.F553]);0;IF([.C553]=[.F553];1;0))"/>
          <table:table-cell table:style-name="WarningCellStyle" table:formula="oooc:=IF(ISERROR([.F553]);&quot;App gives unexpected error.&quot;;&quot;&quot;)"/>
        </table:table-row>
        <table:table-row table:style-name="WideRowStyle">
          <table:table-cell xmlns:odf="http://opendocumentfellowship.org/1.0/spec" office:value-type="string">
            <text:p>SUMIF</text:p>
          </table:table-cell>
          <table:table-cell xmlns:odf="http://opendocumentfellowship.org/1.0/spec" office:value-type="string">
            <text:p>=SUMIF([.B4:.B5];"&gt;2.5")</text:p>
          </table:table-cell>
          <table:table-cell office:value="3" office:value-type="float">
            <text:p>3</text:p>
          </table:table-cell>
          <table:table-cell xmlns:odf="http://opendocumentfellowship.org/1.0/spec" office:value-type="string">
            <text:p>1</text:p>
          </table:table-cell>
          <table:table-cell xmlns:odf="http://opendocumentfellowship.org/1.0/spec" office:value-type="string">
            <text:p>B4 is 2 and B5 is 3, so only B5 has a value greater than 2.5.</text:p>
          </table:table-cell>
          <table:table-cell xmlns:odf="http://opendocumentfellowship.org/1.0/spec" table:formula="oooc:=SUMIF([.B4:.B5];&quot;&gt;2.5&quot;)"/>
          <table:table-cell table:style-name="PassFailStyle" table:formula="oooc:=IF(ISERROR([.F554]);0;IF([.C554]=[.F554];1;0))"/>
          <table:table-cell table:style-name="WarningCellStyle" table:formula="oooc:=IF(ISERROR([.F554]);&quot;App gives unexpected error.&quot;;&quot;&quot;)"/>
        </table:table-row>
        <table:table-row table:style-name="WideRowStyle">
          <table:table-cell xmlns:odf="http://opendocumentfellowship.org/1.0/spec" office:value-type="string">
            <text:p>SUMIF</text:p>
          </table:table-cell>
          <table:table-cell xmlns:odf="http://opendocumentfellowship.org/1.0/spec" office:value-type="string">
            <text:p>=SUMIF([.B3:.B5];[.B4])</text:p>
          </table:table-cell>
          <table:table-cell office:value="2" office:value-type="float">
            <text:p>2</text:p>
          </table:table-cell>
          <table:table-cell xmlns:odf="http://opendocumentfellowship.org/1.0/spec" office:value-type="string">
            <text:p>1</text:p>
          </table:table-cell>
          <table:table-cell xmlns:odf="http://opendocumentfellowship.org/1.0/spec" office:value-type="string">
            <text:p>Test if a cell equals the value in [.B4].</text:p>
          </table:table-cell>
          <table:table-cell xmlns:odf="http://opendocumentfellowship.org/1.0/spec" table:formula="oooc:=SUMIF([.B3:.B5];[.B4])"/>
          <table:table-cell table:style-name="PassFailStyle" table:formula="oooc:=IF(ISERROR([.F555]);0;IF([.C555]=[.F555];1;0))"/>
          <table:table-cell table:style-name="WarningCellStyle" table:formula="oooc:=IF(ISERROR([.F555]);&quot;App gives unexpected error.&quot;;&quot;&quot;)"/>
        </table:table-row>
        <table:table-row table:style-name="WideRowStyle">
          <table:table-cell xmlns:odf="http://opendocumentfellowship.org/1.0/spec" office:value-type="string">
            <text:p>SUMIF</text:p>
          </table:table-cell>
          <table:table-cell xmlns:odf="http://opendocumentfellowship.org/1.0/spec" office:value-type="string">
            <text:p>=SUMIF("";[.B4])</text:p>
          </table:table-cell>
          <table:table-cell office:value="Error" office:value-type="string">
            <text:p>Error</text:p>
          </table:table-cell>
          <table:table-cell xmlns:odf="http://opendocumentfellowship.org/1.0/spec" office:value-type="string">
            <text:p>1</text:p>
          </table:table-cell>
          <table:table-cell xmlns:odf="http://opendocumentfellowship.org/1.0/spec" office:value-type="string">
            <text:p>Constant values are not allowed for the range.</text:p>
          </table:table-cell>
          <table:table-cell xmlns:odf="http://opendocumentfellowship.org/1.0/spec" table:formula="oooc:=SUMIF(&quot;&quot;;[.B4])"/>
          <table:table-cell table:style-name="PassFailStyle" table:formula="oooc:=IF(ISERROR([.F556]);1;0)"/>
        </table:table-row>
        <table:table-row table:style-name="WideRowStyle">
          <table:table-cell xmlns:odf="http://opendocumentfellowship.org/1.0/spec" office:value-type="string">
            <text:p>SUMIF</text:p>
          </table:table-cell>
          <table:table-cell xmlns:odf="http://opendocumentfellowship.org/1.0/spec" office:value-type="string">
            <text:p>=SUMIF([.B3:.B4];"7")</text:p>
          </table:table-cell>
          <table:table-cell office:value="0" office:value-type="float">
            <text:p>0</text:p>
          </table:table-cell>
          <table:table-cell xmlns:odf="http://opendocumentfellowship.org/1.0/spec" office:value-type="string">
            <text:p>1</text:p>
          </table:table-cell>
          <table:table-cell xmlns:odf="http://opendocumentfellowship.org/1.0/spec" office:value-type="string">
            <text:p>[.B3] is the string "7", but only numbers are summed.</text:p>
          </table:table-cell>
          <table:table-cell xmlns:odf="http://opendocumentfellowship.org/1.0/spec" table:formula="oooc:=SUMIF([.B3:.B4];&quot;7&quot;)"/>
          <table:table-cell table:style-name="PassFailStyle" table:formula="oooc:=IF(ISERROR([.F557]);0;IF([.C557]=[.F557];1;0))"/>
          <table:table-cell table:style-name="WarningCellStyle" table:formula="oooc:=IF(ISERROR([.F557]);&quot;App gives unexpected error.&quot;;&quot;&quot;)"/>
        </table:table-row>
        <table:table-row table:style-name="WideRowStyle">
          <table:table-cell xmlns:odf="http://opendocumentfellowship.org/1.0/spec" office:value-type="string">
            <text:p>SUMIF</text:p>
          </table:table-cell>
          <table:table-cell xmlns:odf="http://opendocumentfellowship.org/1.0/spec" office:value-type="string">
            <text:p>=SUMIF([.B3:.B4];"7";[.B4:.B5])</text:p>
          </table:table-cell>
          <table:table-cell office:value="2" office:value-type="float">
            <text:p>2</text:p>
          </table:table-cell>
          <table:table-cell xmlns:odf="http://opendocumentfellowship.org/1.0/spec" office:value-type="string">
            <text:p>2</text:p>
          </table:table-cell>
          <table:table-cell xmlns:odf="http://opendocumentfellowship.org/1.0/spec" office:value-type="string">
            <text:p>[.B3] is the string "7", but its match is mapped to [.B4] for the summation.</text:p>
          </table:table-cell>
          <table:table-cell xmlns:odf="http://opendocumentfellowship.org/1.0/spec" table:formula="oooc:=SUMIF([.B3:.B4];&quot;7&quot;;[.B4:.B5])"/>
          <table:table-cell table:style-name="PassFailStyle" table:formula="oooc:=IF(ISERROR([.F558]);0;IF([.C558]=[.F558];1;0))"/>
          <table:table-cell table:style-name="WarningCellStyle" table:formula="oooc:=IF(ISERROR([.F558]);&quot;App gives unexpected error.&quot;;&quot;&quot;)"/>
        </table:table-row>
        <table:table-row table:style-name="WideRowStyle">
          <table:table-cell xmlns:odf="http://opendocumentfellowship.org/1.0/spec" office:value-type="string">
            <text:p>SUMIF</text:p>
          </table:table-cell>
          <table:table-cell xmlns:odf="http://opendocumentfellowship.org/1.0/spec" office:value-type="string">
            <text:p>=SUMIF([.B3:.B10];1+1)</text:p>
          </table:table-cell>
          <table:table-cell office:value="2" office:value-type="float">
            <text:p>2</text:p>
          </table:table-cell>
          <table:table-cell xmlns:odf="http://opendocumentfellowship.org/1.0/spec" office:value-type="string">
            <text:p>1</text:p>
          </table:table-cell>
          <table:table-cell xmlns:odf="http://opendocumentfellowship.org/1.0/spec" office:value-type="string">
            <text:p>The criteria can be an expression.</text:p>
          </table:table-cell>
          <table:table-cell xmlns:odf="http://opendocumentfellowship.org/1.0/spec" table:formula="oooc:=SUMIF([.B3:.B10];1+1)"/>
          <table:table-cell table:style-name="PassFailStyle" table:formula="oooc:=IF(ISERROR([.F559]);0;IF([.C559]=[.F559];1;0))"/>
          <table:table-cell table:style-name="WarningCellStyle" table:formula="oooc:=IF(ISERROR([.F559]);&quot;App gives unexpected error.&quot;;&quot;&quot;)"/>
        </table:table-row>
        <table:table-row table:style-name="WideRowStyle">
          <table:table-cell xmlns:odf="http://opendocumentfellowship.org/1.0/spec" office:value-type="string">
            <text:p>TAN</text:p>
          </table:table-cell>
          <table:table-cell xmlns:odf="http://opendocumentfellowship.org/1.0/spec" office:value-type="string">
            <text:p>=TAN(PI()/4.0)</text:p>
          </table:table-cell>
          <table:table-cell office:value="1±ε" office:value-type="string">
            <text:p>1±ε</text:p>
          </table:table-cell>
          <table:table-cell xmlns:odf="http://opendocumentfellowship.org/1.0/spec" office:value-type="string">
            <text:p>1</text:p>
          </table:table-cell>
          <table:table-cell xmlns:odf="http://opendocumentfellowship.org/1.0/spec" office:value-type="string">
            <text:p>tangent of PI()/4.0 radians.</text:p>
          </table:table-cell>
          <table:table-cell xmlns:odf="http://opendocumentfellowship.org/1.0/spec" table:formula="oooc:=TAN(PI()/4.0)"/>
          <table:table-cell table:style-name="PassFailStyle" table:formula="oooc:=IF(ABS([.F560]-1)&lt;[.D1];1;0)"/>
          <table:table-cell table:style-name="WarningCellStyle" table:formula="oooc:=IF(ISERROR([.F560]);&quot;App gives unexpected error.&quot;;&quot;&quot;)"/>
        </table:table-row>
        <table:table-row table:style-name="WideRowStyle">
          <table:table-cell xmlns:odf="http://opendocumentfellowship.org/1.0/spec" office:value-type="string">
            <text:p>TANH</text:p>
          </table:table-cell>
          <table:table-cell xmlns:odf="http://opendocumentfellowship.org/1.0/spec" office:value-type="string">
            <text:p>=TANH(0)</text:p>
          </table:table-cell>
          <table:table-cell office:value="0" office:value-type="float">
            <text:p>0</text:p>
          </table:table-cell>
          <table:table-cell xmlns:odf="http://opendocumentfellowship.org/1.0/spec" office:value-type="string">
            <text:p>3</text:p>
          </table:table-cell>
          <table:table-cell xmlns:odf="http://opendocumentfellowship.org/1.0/spec" office:value-type="string">
            <text:p>tanh(0) is 0</text:p>
          </table:table-cell>
          <table:table-cell xmlns:odf="http://opendocumentfellowship.org/1.0/spec" table:formula="oooc:=TANH(0)"/>
          <table:table-cell table:style-name="PassFailStyle" table:formula="oooc:=IF(ISERROR([.F561]);0;IF([.C561]=[.F561];1;0))"/>
          <table:table-cell table:style-name="WarningCellStyle" table:formula="oooc:=IF(ISERROR([.F561]);&quot;App gives unexpected error.&quot;;&quot;&quot;)"/>
        </table:table-row>
        <table:table-row table:style-name="WideRowStyle">
          <table:table-cell xmlns:odf="http://opendocumentfellowship.org/1.0/spec" office:value-type="string">
            <text:p>TANH</text:p>
          </table:table-cell>
          <table:table-cell xmlns:odf="http://opendocumentfellowship.org/1.0/spec" office:value-type="string">
            <text:p>=TANH(1)</text:p>
          </table:table-cell>
          <table:table-cell office:value="0.761594155955765±ε" office:value-type="string">
            <text:p>0.761594155955765±ε</text:p>
          </table:table-cell>
          <table:table-cell xmlns:odf="http://opendocumentfellowship.org/1.0/spec" office:value-type="string">
            <text:p>3</text:p>
          </table:table-cell>
          <table:table-cell xmlns:odf="http://opendocumentfellowship.org/1.0/spec" office:value-type="string">
            <text:p/>
          </table:table-cell>
          <table:table-cell xmlns:odf="http://opendocumentfellowship.org/1.0/spec" table:formula="oooc:=TANH(1)"/>
          <table:table-cell table:style-name="PassFailStyle" table:formula="oooc:=IF(ABS([.F562]-0.761594155955765)&lt;[.D1];1;0)"/>
          <table:table-cell table:style-name="WarningCellStyle" table:formula="oooc:=IF(ISERROR([.F562]);&quot;App gives unexpected error.&quot;;&quot;&quot;)"/>
        </table:table-row>
        <table:table-row table:style-name="WideRowStyle">
          <table:table-cell xmlns:odf="http://opendocumentfellowship.org/1.0/spec" office:value-type="string">
            <text:p>TANH</text:p>
          </table:table-cell>
          <table:table-cell xmlns:odf="http://opendocumentfellowship.org/1.0/spec" office:value-type="string">
            <text:p>=TANH(-1)</text:p>
          </table:table-cell>
          <table:table-cell office:value="-0.761594155955765±ε" office:value-type="string">
            <text:p>-0.761594155955765±ε</text:p>
          </table:table-cell>
          <table:table-cell xmlns:odf="http://opendocumentfellowship.org/1.0/spec" office:value-type="string">
            <text:p>3</text:p>
          </table:table-cell>
          <table:table-cell xmlns:odf="http://opendocumentfellowship.org/1.0/spec" office:value-type="string">
            <text:p/>
          </table:table-cell>
          <table:table-cell xmlns:odf="http://opendocumentfellowship.org/1.0/spec" table:formula="oooc:=TANH(-1)"/>
          <table:table-cell table:style-name="PassFailStyle" table:formula="oooc:=IF(ABS([.F563]--0.761594155955765)&lt;[.D1];1;0)"/>
          <table:table-cell table:style-name="WarningCellStyle" table:formula="oooc:=IF(ISERROR([.F563]);&quot;App gives unexpected error.&quot;;&quot;&quot;)"/>
        </table:table-row>
        <table:table-row table:style-name="WideRowStyle">
          <table:table-cell xmlns:odf="http://opendocumentfellowship.org/1.0/spec" office:value-type="string">
            <text:p>TANH</text:p>
          </table:table-cell>
          <table:table-cell xmlns:odf="http://opendocumentfellowship.org/1.0/spec" office:value-type="string">
            <text:p>=TANH(EXP(1))</text:p>
          </table:table-cell>
          <table:table-cell office:value="0.9913289158±ε" office:value-type="string">
            <text:p>0.9913289158±ε</text:p>
          </table:table-cell>
          <table:table-cell xmlns:odf="http://opendocumentfellowship.org/1.0/spec" office:value-type="string">
            <text:p/>
          </table:table-cell>
          <table:table-cell xmlns:odf="http://opendocumentfellowship.org/1.0/spec" office:value-type="string">
            <text:p/>
          </table:table-cell>
          <table:table-cell xmlns:odf="http://opendocumentfellowship.org/1.0/spec" table:formula="oooc:=TANH(EXP(1))"/>
          <table:table-cell table:style-name="PassFailStyle" table:formula="oooc:=IF(ABS([.F564]-0.9913289158)&lt;[.D1];1;0)"/>
          <table:table-cell table:style-name="WarningCellStyle" table:formula="oooc:=IF(ISERROR([.F564]);&quot;App gives unexpected error.&quot;;&quot;&quot;)"/>
        </table:table-row>
        <table:table-row table:style-name="WideRowStyle">
          <table:table-cell xmlns:odf="http://opendocumentfellowship.org/1.0/spec" office:value-type="string">
            <text:p>TRUNC</text:p>
          </table:table-cell>
          <table:table-cell xmlns:odf="http://opendocumentfellowship.org/1.0/spec" office:value-type="string">
            <text:p>=TRUNC(10.1)</text:p>
          </table:table-cell>
          <table:table-cell office:value="10" office:value-type="float">
            <text:p>10</text:p>
          </table:table-cell>
          <table:table-cell xmlns:odf="http://opendocumentfellowship.org/1.0/spec" office:value-type="string">
            <text:p>1</text:p>
          </table:table-cell>
          <table:table-cell xmlns:odf="http://opendocumentfellowship.org/1.0/spec" office:value-type="string">
            <text:p>If b is not specified, truncate to the nearest integer.</text:p>
          </table:table-cell>
          <table:table-cell xmlns:odf="http://opendocumentfellowship.org/1.0/spec" table:formula="oooc:=TRUNC(10.1)"/>
          <table:table-cell table:style-name="PassFailStyle" table:formula="oooc:=IF(ISERROR([.F565]);0;IF([.C565]=[.F565];1;0))"/>
          <table:table-cell table:style-name="WarningCellStyle" table:formula="oooc:=IF(ISERROR([.F565]);&quot;App gives unexpected error.&quot;;&quot;&quot;)"/>
        </table:table-row>
        <table:table-row table:style-name="WideRowStyle">
          <table:table-cell xmlns:odf="http://opendocumentfellowship.org/1.0/spec" office:value-type="string">
            <text:p>TRUNC</text:p>
          </table:table-cell>
          <table:table-cell xmlns:odf="http://opendocumentfellowship.org/1.0/spec" office:value-type="string">
            <text:p>=TRUNC(0.5)</text:p>
          </table:table-cell>
          <table:table-cell office:value="0" office:value-type="float">
            <text:p>0</text:p>
          </table:table-cell>
          <table:table-cell xmlns:odf="http://opendocumentfellowship.org/1.0/spec" office:value-type="string">
            <text:p>1</text:p>
          </table:table-cell>
          <table:table-cell xmlns:odf="http://opendocumentfellowship.org/1.0/spec" office:value-type="string">
            <text:p>Truncate rather than rounding.</text:p>
          </table:table-cell>
          <table:table-cell xmlns:odf="http://opendocumentfellowship.org/1.0/spec" table:formula="oooc:=TRUNC(0.5)"/>
          <table:table-cell table:style-name="PassFailStyle" table:formula="oooc:=IF(ISERROR([.F566]);0;IF([.C566]=[.F566];1;0))"/>
          <table:table-cell table:style-name="WarningCellStyle" table:formula="oooc:=IF(ISERROR([.F566]);&quot;App gives unexpected error.&quot;;&quot;&quot;)"/>
        </table:table-row>
        <table:table-row table:style-name="WideRowStyle">
          <table:table-cell xmlns:odf="http://opendocumentfellowship.org/1.0/spec" office:value-type="string">
            <text:p>TRUNC</text:p>
          </table:table-cell>
          <table:table-cell xmlns:odf="http://opendocumentfellowship.org/1.0/spec" office:value-type="string">
            <text:p>=TRUNC(1/3;0)</text:p>
          </table:table-cell>
          <table:table-cell office:value="0" office:value-type="float">
            <text:p>0</text:p>
          </table:table-cell>
          <table:table-cell xmlns:odf="http://opendocumentfellowship.org/1.0/spec" office:value-type="string">
            <text:p>1</text:p>
          </table:table-cell>
          <table:table-cell xmlns:odf="http://opendocumentfellowship.org/1.0/spec" office:value-type="string">
            <text:p>Truncate to an integer.</text:p>
          </table:table-cell>
          <table:table-cell xmlns:odf="http://opendocumentfellowship.org/1.0/spec" table:formula="oooc:=TRUNC(1/3;0)"/>
          <table:table-cell table:style-name="PassFailStyle" table:formula="oooc:=IF(ISERROR([.F567]);0;IF([.C567]=[.F567];1;0))"/>
          <table:table-cell table:style-name="WarningCellStyle" table:formula="oooc:=IF(ISERROR([.F567]);&quot;App gives unexpected error.&quot;;&quot;&quot;)"/>
        </table:table-row>
        <table:table-row table:style-name="WideRowStyle">
          <table:table-cell xmlns:odf="http://opendocumentfellowship.org/1.0/spec" office:value-type="string">
            <text:p>TRUNC</text:p>
          </table:table-cell>
          <table:table-cell xmlns:odf="http://opendocumentfellowship.org/1.0/spec" office:value-type="string">
            <text:p>=TRUNC(1/3;1)</text:p>
          </table:table-cell>
          <table:table-cell office:value="0.3" office:value-type="float">
            <text:p>0.3</text:p>
          </table:table-cell>
          <table:table-cell xmlns:odf="http://opendocumentfellowship.org/1.0/spec" office:value-type="string">
            <text:p>1</text:p>
          </table:table-cell>
          <table:table-cell xmlns:odf="http://opendocumentfellowship.org/1.0/spec" office:value-type="string">
            <text:p>Truncate to one decimal place.</text:p>
          </table:table-cell>
          <table:table-cell xmlns:odf="http://opendocumentfellowship.org/1.0/spec" table:formula="oooc:=TRUNC(1/3;1)"/>
          <table:table-cell table:style-name="PassFailStyle" table:formula="oooc:=IF(ISERROR([.F568]);0;IF([.C568]=[.F568];1;0))"/>
          <table:table-cell table:style-name="WarningCellStyle" table:formula="oooc:=IF(ISERROR([.F568]);&quot;App gives unexpected error.&quot;;&quot;&quot;)"/>
        </table:table-row>
        <table:table-row table:style-name="WideRowStyle">
          <table:table-cell xmlns:odf="http://opendocumentfellowship.org/1.0/spec" office:value-type="string">
            <text:p>TRUNC</text:p>
          </table:table-cell>
          <table:table-cell xmlns:odf="http://opendocumentfellowship.org/1.0/spec" office:value-type="string">
            <text:p>=TRUNC(1/3;2)</text:p>
          </table:table-cell>
          <table:table-cell office:value="0.33" office:value-type="float">
            <text:p>0.33</text:p>
          </table:table-cell>
          <table:table-cell xmlns:odf="http://opendocumentfellowship.org/1.0/spec" office:value-type="string">
            <text:p>1</text:p>
          </table:table-cell>
          <table:table-cell xmlns:odf="http://opendocumentfellowship.org/1.0/spec" office:value-type="string">
            <text:p>Truncate to two decimal places.</text:p>
          </table:table-cell>
          <table:table-cell xmlns:odf="http://opendocumentfellowship.org/1.0/spec" table:formula="oooc:=TRUNC(1/3;2)"/>
          <table:table-cell table:style-name="PassFailStyle" table:formula="oooc:=IF(ISERROR([.F569]);0;IF([.C569]=[.F569];1;0))"/>
          <table:table-cell table:style-name="WarningCellStyle" table:formula="oooc:=IF(ISERROR([.F569]);&quot;App gives unexpected error.&quot;;&quot;&quot;)"/>
        </table:table-row>
        <table:table-row table:style-name="WideRowStyle">
          <table:table-cell xmlns:odf="http://opendocumentfellowship.org/1.0/spec" office:value-type="string">
            <text:p>TRUNC</text:p>
          </table:table-cell>
          <table:table-cell xmlns:odf="http://opendocumentfellowship.org/1.0/spec" office:value-type="string">
            <text:p>=TRUNC(1/3;2.9)</text:p>
          </table:table-cell>
          <table:table-cell office:value="0.33" office:value-type="float">
            <text:p>0.33</text:p>
          </table:table-cell>
          <table:table-cell xmlns:odf="http://opendocumentfellowship.org/1.0/spec" office:value-type="string">
            <text:p>1</text:p>
          </table:table-cell>
          <table:table-cell xmlns:odf="http://opendocumentfellowship.org/1.0/spec" office:value-type="string">
            <text:p>If b is not an integer, it is truncated.</text:p>
          </table:table-cell>
          <table:table-cell xmlns:odf="http://opendocumentfellowship.org/1.0/spec" table:formula="oooc:=TRUNC(1/3;2.9)"/>
          <table:table-cell table:style-name="PassFailStyle" table:formula="oooc:=IF(ISERROR([.F570]);0;IF([.C570]=[.F570];1;0))"/>
          <table:table-cell table:style-name="WarningCellStyle" table:formula="oooc:=IF(ISERROR([.F570]);&quot;App gives unexpected error.&quot;;&quot;&quot;)"/>
        </table:table-row>
        <table:table-row table:style-name="WideRowStyle">
          <table:table-cell xmlns:odf="http://opendocumentfellowship.org/1.0/spec" office:value-type="string">
            <text:p>TRUNC</text:p>
          </table:table-cell>
          <table:table-cell xmlns:odf="http://opendocumentfellowship.org/1.0/spec" office:value-type="string">
            <text:p>=TRUNC(5555;-1)</text:p>
          </table:table-cell>
          <table:table-cell office:value="5550" office:value-type="float">
            <text:p>5550</text:p>
          </table:table-cell>
          <table:table-cell xmlns:odf="http://opendocumentfellowship.org/1.0/spec" office:value-type="string">
            <text:p>1</text:p>
          </table:table-cell>
          <table:table-cell xmlns:odf="http://opendocumentfellowship.org/1.0/spec" office:value-type="string">
            <text:p>Truncate to the nearest 10.</text:p>
          </table:table-cell>
          <table:table-cell xmlns:odf="http://opendocumentfellowship.org/1.0/spec" table:formula="oooc:=TRUNC(5555;-1)"/>
          <table:table-cell table:style-name="PassFailStyle" table:formula="oooc:=IF(ISERROR([.F571]);0;IF([.C571]=[.F571];1;0))"/>
          <table:table-cell table:style-name="WarningCellStyle" table:formula="oooc:=IF(ISERROR([.F571]);&quot;App gives unexpected error.&quot;;&quot;&quot;)"/>
        </table:table-row>
        <table:table-row table:style-name="WideRowStyle">
          <table:table-cell xmlns:odf="http://opendocumentfellowship.org/1.0/spec" office:value-type="string">
            <text:p>TRUNC</text:p>
          </table:table-cell>
          <table:table-cell xmlns:odf="http://opendocumentfellowship.org/1.0/spec" office:value-type="string">
            <text:p>=TRUNC(-1.1)</text:p>
          </table:table-cell>
          <table:table-cell office:value="-1" office:value-type="float">
            <text:p>-1</text:p>
          </table:table-cell>
          <table:table-cell xmlns:odf="http://opendocumentfellowship.org/1.0/spec" office:value-type="string">
            <text:p>1</text:p>
          </table:table-cell>
          <table:table-cell xmlns:odf="http://opendocumentfellowship.org/1.0/spec" office:value-type="string">
            <text:p>Negative number truncated to an integer</text:p>
          </table:table-cell>
          <table:table-cell xmlns:odf="http://opendocumentfellowship.org/1.0/spec" table:formula="oooc:=TRUNC(-1.1)"/>
          <table:table-cell table:style-name="PassFailStyle" table:formula="oooc:=IF(ISERROR([.F572]);0;IF([.C572]=[.F572];1;0))"/>
          <table:table-cell table:style-name="WarningCellStyle" table:formula="oooc:=IF(ISERROR([.F572]);&quot;App gives unexpected error.&quot;;&quot;&quot;)"/>
        </table:table-row>
        <table:table-row table:style-name="WideRowStyle">
          <table:table-cell xmlns:odf="http://opendocumentfellowship.org/1.0/spec" office:value-type="string">
            <text:p>TRUNC</text:p>
          </table:table-cell>
          <table:table-cell xmlns:odf="http://opendocumentfellowship.org/1.0/spec" office:value-type="string">
            <text:p>=TRUNC(-1.5)</text:p>
          </table:table-cell>
          <table:table-cell office:value="-1" office:value-type="float">
            <text:p>-1</text:p>
          </table:table-cell>
          <table:table-cell xmlns:odf="http://opendocumentfellowship.org/1.0/spec" office:value-type="string">
            <text:p>1</text:p>
          </table:table-cell>
          <table:table-cell xmlns:odf="http://opendocumentfellowship.org/1.0/spec" office:value-type="string">
            <text:p>Negative number truncated to an integer</text:p>
          </table:table-cell>
          <table:table-cell xmlns:odf="http://opendocumentfellowship.org/1.0/spec" table:formula="oooc:=TRUNC(-1.5)"/>
          <table:table-cell table:style-name="PassFailStyle" table:formula="oooc:=IF(ISERROR([.F573]);0;IF([.C573]=[.F573];1;0))"/>
          <table:table-cell table:style-name="WarningCellStyle" table:formula="oooc:=IF(ISERROR([.F573]);&quot;App gives unexpected error.&quot;;&quot;&quot;)"/>
        </table:table-row>
        <table:table-row table:style-name="WideRowStyle">
          <table:table-cell xmlns:odf="http://opendocumentfellowship.org/1.0/spec" office:value-type="string">
            <text:p>AVEDEV</text:p>
          </table:table-cell>
          <table:table-cell xmlns:odf="http://opendocumentfellowship.org/1.0/spec" office:value-type="string">
            <text:p>=AVEDEV(1;2;3;4)</text:p>
          </table:table-cell>
          <table:table-cell office:value="1" office:value-type="float">
            <text:p>1</text:p>
          </table:table-cell>
          <table:table-cell xmlns:odf="http://opendocumentfellowship.org/1.0/spec" office:value-type="string">
            <text:p>1</text:p>
          </table:table-cell>
          <table:table-cell xmlns:odf="http://opendocumentfellowship.org/1.0/spec" office:value-type="string">
            <text:p/>
          </table:table-cell>
          <table:table-cell xmlns:odf="http://opendocumentfellowship.org/1.0/spec" table:formula="oooc:=AVEDEV(1;2;3;4)"/>
          <table:table-cell table:style-name="PassFailStyle" table:formula="oooc:=IF(ISERROR([.F574]);0;IF([.C574]=[.F574];1;0))"/>
          <table:table-cell table:style-name="WarningCellStyle" table:formula="oooc:=IF(ISERROR([.F574]);&quot;App gives unexpected error.&quot;;&quot;&quot;)"/>
        </table:table-row>
        <table:table-row table:style-name="WideRowStyle">
          <table:table-cell xmlns:odf="http://opendocumentfellowship.org/1.0/spec" office:value-type="string">
            <text:p>CORREL</text:p>
          </table:table-cell>
          <table:table-cell xmlns:odf="http://opendocumentfellowship.org/1.0/spec" office:value-type="string">
            <text:p>=CORREL([.B14:.B17];[.B14:.B17])</text:p>
          </table:table-cell>
          <table:table-cell office:value="1" office:value-type="float">
            <text:p>1</text:p>
          </table:table-cell>
          <table:table-cell xmlns:odf="http://opendocumentfellowship.org/1.0/spec" office:value-type="string">
            <text:p>1</text:p>
          </table:table-cell>
          <table:table-cell xmlns:odf="http://opendocumentfellowship.org/1.0/spec" office:value-type="string">
            <text:p>Perfect positive correlation given identical sequences</text:p>
          </table:table-cell>
          <table:table-cell xmlns:odf="http://opendocumentfellowship.org/1.0/spec" table:formula="oooc:=CORREL([.B14:.B17];[.B14:.B17])"/>
          <table:table-cell table:style-name="PassFailStyle" table:formula="oooc:=IF(ISERROR([.F575]);0;IF([.C575]=[.F575];1;0))"/>
          <table:table-cell table:style-name="WarningCellStyle" table:formula="oooc:=IF(ISERROR([.F575]);&quot;App gives unexpected error.&quot;;&quot;&quot;)"/>
        </table:table-row>
        <table:table-row table:style-name="WideRowStyle">
          <table:table-cell xmlns:odf="http://opendocumentfellowship.org/1.0/spec" office:value-type="string">
            <text:p>CORREL</text:p>
          </table:table-cell>
          <table:table-cell xmlns:odf="http://opendocumentfellowship.org/1.0/spec" office:value-type="string">
            <text:p>=CORREL([.B14:.B17];[.C14:.C17])</text:p>
          </table:table-cell>
          <table:table-cell office:value="-1" office:value-type="float">
            <text:p>-1</text:p>
          </table:table-cell>
          <table:table-cell xmlns:odf="http://opendocumentfellowship.org/1.0/spec" office:value-type="string">
            <text:p/>
          </table:table-cell>
          <table:table-cell xmlns:odf="http://opendocumentfellowship.org/1.0/spec" office:value-type="string">
            <text:p>Perfect negative correlation given reversed sequences</text:p>
          </table:table-cell>
          <table:table-cell xmlns:odf="http://opendocumentfellowship.org/1.0/spec" table:formula="oooc:=CORREL([.B14:.B17];[.C14:.C17])"/>
          <table:table-cell table:style-name="PassFailStyle" table:formula="oooc:=IF(ISERROR([.F576]);0;IF([.C576]=[.F576];1;0))"/>
          <table:table-cell table:style-name="WarningCellStyle" table:formula="oooc:=IF(ISERROR([.F576]);&quot;App gives unexpected error.&quot;;&quot;&quot;)"/>
        </table:table-row>
        <table:table-row table:style-name="WideRowStyle">
          <table:table-cell xmlns:odf="http://opendocumentfellowship.org/1.0/spec" office:value-type="string">
            <text:p>CORREL</text:p>
          </table:table-cell>
          <table:table-cell xmlns:odf="http://opendocumentfellowship.org/1.0/spec" office:value-type="string">
            <text:p>=CORREL(1;2)</text:p>
          </table:table-cell>
          <table:table-cell office:value="Error" office:value-type="string">
            <text:p>Error</text:p>
          </table:table-cell>
          <table:table-cell xmlns:odf="http://opendocumentfellowship.org/1.0/spec" office:value-type="string">
            <text:p/>
          </table:table-cell>
          <table:table-cell xmlns:odf="http://opendocumentfellowship.org/1.0/spec" office:value-type="string">
            <text:p>Each list must contain at least 2 values</text:p>
          </table:table-cell>
          <table:table-cell xmlns:odf="http://opendocumentfellowship.org/1.0/spec" table:formula="oooc:=CORREL(1;2)"/>
          <table:table-cell table:style-name="PassFailStyle" table:formula="oooc:=IF(ISERROR([.F577]);1;0)"/>
        </table:table-row>
        <table:table-row table:style-name="WideRowStyle">
          <table:table-cell xmlns:odf="http://opendocumentfellowship.org/1.0/spec" office:value-type="string">
            <text:p>CORREL</text:p>
          </table:table-cell>
          <table:table-cell xmlns:odf="http://opendocumentfellowship.org/1.0/spec" office:value-type="string">
            <text:p>=CORREL([.B14:.B16];[.B15:.B16])</text:p>
          </table:table-cell>
          <table:table-cell office:value="Error" office:value-type="string">
            <text:p>Error</text:p>
          </table:table-cell>
          <table:table-cell xmlns:odf="http://opendocumentfellowship.org/1.0/spec" office:value-type="string">
            <text:p/>
          </table:table-cell>
          <table:table-cell xmlns:odf="http://opendocumentfellowship.org/1.0/spec" office:value-type="string">
            <text:p>The length of each list must be equal</text:p>
          </table:table-cell>
          <table:table-cell xmlns:odf="http://opendocumentfellowship.org/1.0/spec" table:formula="oooc:=CORREL([.B14:.B16];[.B15:.B16])"/>
          <table:table-cell table:style-name="PassFailStyle" table:formula="oooc:=IF(ISERROR([.F578]);1;0)"/>
        </table:table-row>
        <table:table-row table:style-name="WideRowStyle">
          <table:table-cell xmlns:odf="http://opendocumentfellowship.org/1.0/spec" office:value-type="string">
            <text:p>LARGE</text:p>
          </table:table-cell>
          <table:table-cell xmlns:odf="http://opendocumentfellowship.org/1.0/spec" office:value-type="string">
            <text:p>=LARGE([.B14:B16];1)</text:p>
          </table:table-cell>
          <table:table-cell office:value="3" office:value-type="float">
            <text:p>3</text:p>
          </table:table-cell>
          <table:table-cell xmlns:odf="http://opendocumentfellowship.org/1.0/spec" office:value-type="string">
            <text:p>1</text:p>
          </table:table-cell>
          <table:table-cell xmlns:odf="http://opendocumentfellowship.org/1.0/spec" office:value-type="string">
            <text:p/>
          </table:table-cell>
          <table:table-cell xmlns:odf="http://opendocumentfellowship.org/1.0/spec" table:formula="oooc:=LARGE([.B14:B16];1)"/>
          <table:table-cell table:style-name="PassFailStyle" table:formula="oooc:=IF(ISERROR([.F579]);0;IF([.C579]=[.F579];1;0))"/>
          <table:table-cell table:style-name="WarningCellStyle" table:formula="oooc:=IF(ISERROR([.F579]);&quot;App gives unexpected error.&quot;;&quot;&quot;)"/>
        </table:table-row>
        <table:table-row table:style-name="WideRowStyle">
          <table:table-cell xmlns:odf="http://opendocumentfellowship.org/1.0/spec" office:value-type="string">
            <text:p>LARGE</text:p>
          </table:table-cell>
          <table:table-cell xmlns:odf="http://opendocumentfellowship.org/1.0/spec" office:value-type="string">
            <text:p>=LARGE([.B14:B16];3)</text:p>
          </table:table-cell>
          <table:table-cell office:value="1" office:value-type="float">
            <text:p>1</text:p>
          </table:table-cell>
          <table:table-cell xmlns:odf="http://opendocumentfellowship.org/1.0/spec" office:value-type="string">
            <text:p>1</text:p>
          </table:table-cell>
          <table:table-cell xmlns:odf="http://opendocumentfellowship.org/1.0/spec" office:value-type="string">
            <text:p/>
          </table:table-cell>
          <table:table-cell xmlns:odf="http://opendocumentfellowship.org/1.0/spec" table:formula="oooc:=LARGE([.B14:B16];3)"/>
          <table:table-cell table:style-name="PassFailStyle" table:formula="oooc:=IF(ISERROR([.F580]);0;IF([.C580]=[.F580];1;0))"/>
          <table:table-cell table:style-name="WarningCellStyle" table:formula="oooc:=IF(ISERROR([.F580]);&quot;App gives unexpected error.&quot;;&quot;&quot;)"/>
        </table:table-row>
        <table:table-row table:style-name="WideRowStyle">
          <table:table-cell xmlns:odf="http://opendocumentfellowship.org/1.0/spec" office:value-type="string">
            <text:p>LARGE</text:p>
          </table:table-cell>
          <table:table-cell xmlns:odf="http://opendocumentfellowship.org/1.0/spec" office:value-type="string">
            <text:p>=LARGE([.B14:B16];4)</text:p>
          </table:table-cell>
          <table:table-cell office:value="Error" office:value-type="string">
            <text:p>Error</text:p>
          </table:table-cell>
          <table:table-cell xmlns:odf="http://opendocumentfellowship.org/1.0/spec" office:value-type="string">
            <text:p>1</text:p>
          </table:table-cell>
          <table:table-cell xmlns:odf="http://opendocumentfellowship.org/1.0/spec" office:value-type="string">
            <text:p>N is greater than the length of the list</text:p>
          </table:table-cell>
          <table:table-cell xmlns:odf="http://opendocumentfellowship.org/1.0/spec" table:formula="oooc:=LARGE([.B14:B16];4)"/>
          <table:table-cell table:style-name="PassFailStyle" table:formula="oooc:=IF(ISERROR([.F581]);1;0)"/>
        </table:table-row>
        <table:table-row table:style-name="WideRowStyle">
          <table:table-cell xmlns:odf="http://opendocumentfellowship.org/1.0/spec" office:value-type="string">
            <text:p>SMALL</text:p>
          </table:table-cell>
          <table:table-cell xmlns:odf="http://opendocumentfellowship.org/1.0/spec" office:value-type="string">
            <text:p>=SMALL([.B14:.B16];1)</text:p>
          </table:table-cell>
          <table:table-cell office:value="1" office:value-type="float">
            <text:p>1</text:p>
          </table:table-cell>
          <table:table-cell xmlns:odf="http://opendocumentfellowship.org/1.0/spec" office:value-type="string">
            <text:p>1</text:p>
          </table:table-cell>
          <table:table-cell xmlns:odf="http://opendocumentfellowship.org/1.0/spec" office:value-type="string">
            <text:p/>
          </table:table-cell>
          <table:table-cell xmlns:odf="http://opendocumentfellowship.org/1.0/spec" table:formula="oooc:=SMALL([.B14:.B16];1)"/>
          <table:table-cell table:style-name="PassFailStyle" table:formula="oooc:=IF(ISERROR([.F582]);0;IF([.C582]=[.F582];1;0))"/>
          <table:table-cell table:style-name="WarningCellStyle" table:formula="oooc:=IF(ISERROR([.F582]);&quot;App gives unexpected error.&quot;;&quot;&quot;)"/>
        </table:table-row>
        <table:table-row table:style-name="WideRowStyle">
          <table:table-cell xmlns:odf="http://opendocumentfellowship.org/1.0/spec" office:value-type="string">
            <text:p>SMALL</text:p>
          </table:table-cell>
          <table:table-cell xmlns:odf="http://opendocumentfellowship.org/1.0/spec" office:value-type="string">
            <text:p>=SMALL([.B14:.B16];3)</text:p>
          </table:table-cell>
          <table:table-cell office:value="3" office:value-type="float">
            <text:p>3</text:p>
          </table:table-cell>
          <table:table-cell xmlns:odf="http://opendocumentfellowship.org/1.0/spec" office:value-type="string">
            <text:p>1</text:p>
          </table:table-cell>
          <table:table-cell xmlns:odf="http://opendocumentfellowship.org/1.0/spec" office:value-type="string">
            <text:p/>
          </table:table-cell>
          <table:table-cell xmlns:odf="http://opendocumentfellowship.org/1.0/spec" table:formula="oooc:=SMALL([.B14:.B16];3)"/>
          <table:table-cell table:style-name="PassFailStyle" table:formula="oooc:=IF(ISERROR([.F583]);0;IF([.C583]=[.F583];1;0))"/>
          <table:table-cell table:style-name="WarningCellStyle" table:formula="oooc:=IF(ISERROR([.F583]);&quot;App gives unexpected error.&quot;;&quot;&quot;)"/>
        </table:table-row>
        <table:table-row table:style-name="WideRowStyle">
          <table:table-cell xmlns:odf="http://opendocumentfellowship.org/1.0/spec" office:value-type="string">
            <text:p>SMALL</text:p>
          </table:table-cell>
          <table:table-cell xmlns:odf="http://opendocumentfellowship.org/1.0/spec" office:value-type="string">
            <text:p>=SMALL([.B14:.B16];4)</text:p>
          </table:table-cell>
          <table:table-cell office:value="Error" office:value-type="string">
            <text:p>Error</text:p>
          </table:table-cell>
          <table:table-cell xmlns:odf="http://opendocumentfellowship.org/1.0/spec" office:value-type="string">
            <text:p>1</text:p>
          </table:table-cell>
          <table:table-cell xmlns:odf="http://opendocumentfellowship.org/1.0/spec" office:value-type="string">
            <text:p>N is greater than the length of the list</text:p>
          </table:table-cell>
          <table:table-cell xmlns:odf="http://opendocumentfellowship.org/1.0/spec" table:formula="oooc:=SMALL([.B14:.B16];4)"/>
          <table:table-cell table:style-name="PassFailStyle" table:formula="oooc:=IF(ISERROR([.F584]);1;0)"/>
        </table:table-row>
        <table:table-row table:style-name="WideRowStyle">
          <table:table-cell xmlns:odf="http://opendocumentfellowship.org/1.0/spec" office:value-type="string">
            <text:p>STDEV</text:p>
          </table:table-cell>
          <table:table-cell xmlns:odf="http://opendocumentfellowship.org/1.0/spec" office:value-type="string">
            <text:p>=STDEV(2;4)/SQRT(2)</text:p>
          </table:table-cell>
          <table:table-cell office:value="1" office:value-type="float">
            <text:p>1</text:p>
          </table:table-cell>
          <table:table-cell xmlns:odf="http://opendocumentfellowship.org/1.0/spec" office:value-type="string">
            <text:p>1</text:p>
          </table:table-cell>
          <table:table-cell xmlns:odf="http://opendocumentfellowship.org/1.0/spec" office:value-type="string">
            <text:p>The sample standard deviation of (2;4) is SQRT(2).</text:p>
          </table:table-cell>
          <table:table-cell xmlns:odf="http://opendocumentfellowship.org/1.0/spec" table:formula="oooc:=STDEV(2;4)/SQRT(2)"/>
          <table:table-cell table:style-name="PassFailStyle" table:formula="oooc:=IF(ISERROR([.F585]);0;IF([.C585]=[.F585];1;0))"/>
          <table:table-cell table:style-name="WarningCellStyle" table:formula="oooc:=IF(ISERROR([.F585]);&quot;App gives unexpected error.&quot;;&quot;&quot;)"/>
        </table:table-row>
        <table:table-row table:style-name="WideRowStyle">
          <table:table-cell xmlns:odf="http://opendocumentfellowship.org/1.0/spec" office:value-type="string">
            <text:p>STDEV</text:p>
          </table:table-cell>
          <table:table-cell xmlns:odf="http://opendocumentfellowship.org/1.0/spec" office:value-type="string">
            <text:p>=STDEV([.B4:.B5])*SQRT(2)</text:p>
          </table:table-cell>
          <table:table-cell office:value="1" office:value-type="float">
            <text:p>1</text:p>
          </table:table-cell>
          <table:table-cell xmlns:odf="http://opendocumentfellowship.org/1.0/spec" office:value-type="string">
            <text:p>1</text:p>
          </table:table-cell>
          <table:table-cell xmlns:odf="http://opendocumentfellowship.org/1.0/spec" office:value-type="string">
            <text:p>The sample standard deviation of (2;3) is 1/SQRT(2).</text:p>
          </table:table-cell>
          <table:table-cell xmlns:odf="http://opendocumentfellowship.org/1.0/spec" table:formula="oooc:=STDEV([.B4:.B5])*SQRT(2)"/>
          <table:table-cell table:style-name="PassFailStyle" table:formula="oooc:=IF(ISERROR([.F586]);0;IF([.C586]=[.F586];1;0))"/>
          <table:table-cell table:style-name="WarningCellStyle" table:formula="oooc:=IF(ISERROR([.F586]);&quot;App gives unexpected error.&quot;;&quot;&quot;)"/>
        </table:table-row>
        <table:table-row table:style-name="WideRowStyle">
          <table:table-cell xmlns:odf="http://opendocumentfellowship.org/1.0/spec" office:value-type="string">
            <text:p>STDEV</text:p>
          </table:table-cell>
          <table:table-cell xmlns:odf="http://opendocumentfellowship.org/1.0/spec" office:value-type="string">
            <text:p>=STDEV([.B3:.B5])*SQRT(2)</text:p>
          </table:table-cell>
          <table:table-cell office:value="1" office:value-type="float">
            <text:p>1</text:p>
          </table:table-cell>
          <table:table-cell xmlns:odf="http://opendocumentfellowship.org/1.0/spec" office:value-type="string">
            <text:p>1</text:p>
          </table:table-cell>
          <table:table-cell xmlns:odf="http://opendocumentfellowship.org/1.0/spec" office:value-type="string">
            <text:p>Strings are not converted to numbers and are ignored.</text:p>
          </table:table-cell>
          <table:table-cell xmlns:odf="http://opendocumentfellowship.org/1.0/spec" table:formula="oooc:=STDEV([.B3:.B5])*SQRT(2)"/>
          <table:table-cell table:style-name="PassFailStyle" table:formula="oooc:=IF(ISERROR([.F587]);0;IF([.C587]=[.F587];1;0))"/>
          <table:table-cell table:style-name="WarningCellStyle" table:formula="oooc:=IF(ISERROR([.F587]);&quot;App gives unexpected error.&quot;;&quot;&quot;)"/>
        </table:table-row>
        <table:table-row table:style-name="WideRowStyle">
          <table:table-cell xmlns:odf="http://opendocumentfellowship.org/1.0/spec" office:value-type="string">
            <text:p>STDEV</text:p>
          </table:table-cell>
          <table:table-cell xmlns:odf="http://opendocumentfellowship.org/1.0/spec" office:value-type="string">
            <text:p>=STDEV(1)</text:p>
          </table:table-cell>
          <table:table-cell office:value="Error" office:value-type="string">
            <text:p>Error</text:p>
          </table:table-cell>
          <table:table-cell xmlns:odf="http://opendocumentfellowship.org/1.0/spec" office:value-type="string">
            <text:p>1</text:p>
          </table:table-cell>
          <table:table-cell xmlns:odf="http://opendocumentfellowship.org/1.0/spec" office:value-type="string">
            <text:p>At least two numbers must be included</text:p>
          </table:table-cell>
          <table:table-cell xmlns:odf="http://opendocumentfellowship.org/1.0/spec" table:formula="oooc:=STDEV(1)"/>
          <table:table-cell table:style-name="PassFailStyle" table:formula="oooc:=IF(ISERROR([.F588]);1;0)"/>
        </table:table-row>
        <table:table-row table:style-name="WideRowStyle">
          <table:table-cell xmlns:odf="http://opendocumentfellowship.org/1.0/spec" office:value-type="string">
            <text:p>STDEVP</text:p>
          </table:table-cell>
          <table:table-cell xmlns:odf="http://opendocumentfellowship.org/1.0/spec" office:value-type="string">
            <text:p>=STDEVP(2;4)</text:p>
          </table:table-cell>
          <table:table-cell office:value="1" office:value-type="float">
            <text:p>1</text:p>
          </table:table-cell>
          <table:table-cell xmlns:odf="http://opendocumentfellowship.org/1.0/spec" office:value-type="string">
            <text:p>1</text:p>
          </table:table-cell>
          <table:table-cell xmlns:odf="http://opendocumentfellowship.org/1.0/spec" office:value-type="string">
            <text:p>The standard deviation of the set for (2;4) is 1.</text:p>
          </table:table-cell>
          <table:table-cell xmlns:odf="http://opendocumentfellowship.org/1.0/spec" table:formula="oooc:=STDEVP(2;4)"/>
          <table:table-cell table:style-name="PassFailStyle" table:formula="oooc:=IF(ISERROR([.F589]);0;IF([.C589]=[.F589];1;0))"/>
          <table:table-cell table:style-name="WarningCellStyle" table:formula="oooc:=IF(ISERROR([.F589]);&quot;App gives unexpected error.&quot;;&quot;&quot;)"/>
        </table:table-row>
        <table:table-row table:style-name="WideRowStyle">
          <table:table-cell xmlns:odf="http://opendocumentfellowship.org/1.0/spec" office:value-type="string">
            <text:p>STDEVP</text:p>
          </table:table-cell>
          <table:table-cell xmlns:odf="http://opendocumentfellowship.org/1.0/spec" office:value-type="string">
            <text:p>=STDEVP([.B4:.B5])*2</text:p>
          </table:table-cell>
          <table:table-cell office:value="1" office:value-type="float">
            <text:p>1</text:p>
          </table:table-cell>
          <table:table-cell xmlns:odf="http://opendocumentfellowship.org/1.0/spec" office:value-type="string">
            <text:p>1</text:p>
          </table:table-cell>
          <table:table-cell xmlns:odf="http://opendocumentfellowship.org/1.0/spec" office:value-type="string">
            <text:p>The standard deviation of the set for (2;3) is 0.5.</text:p>
          </table:table-cell>
          <table:table-cell xmlns:odf="http://opendocumentfellowship.org/1.0/spec" table:formula="oooc:=STDEVP([.B4:.B5])*2"/>
          <table:table-cell table:style-name="PassFailStyle" table:formula="oooc:=IF(ISERROR([.F590]);0;IF([.C590]=[.F590];1;0))"/>
          <table:table-cell table:style-name="WarningCellStyle" table:formula="oooc:=IF(ISERROR([.F590]);&quot;App gives unexpected error.&quot;;&quot;&quot;)"/>
        </table:table-row>
        <table:table-row table:style-name="WideRowStyle">
          <table:table-cell xmlns:odf="http://opendocumentfellowship.org/1.0/spec" office:value-type="string">
            <text:p>STDEVP</text:p>
          </table:table-cell>
          <table:table-cell xmlns:odf="http://opendocumentfellowship.org/1.0/spec" office:value-type="string">
            <text:p>=STDEVP([.B3:.B5])*2</text:p>
          </table:table-cell>
          <table:table-cell office:value="1" office:value-type="float">
            <text:p>1</text:p>
          </table:table-cell>
          <table:table-cell xmlns:odf="http://opendocumentfellowship.org/1.0/spec" office:value-type="string">
            <text:p>1</text:p>
          </table:table-cell>
          <table:table-cell xmlns:odf="http://opendocumentfellowship.org/1.0/spec" office:value-type="string">
            <text:p>Strings are not converted to numbers and are ignored.</text:p>
          </table:table-cell>
          <table:table-cell xmlns:odf="http://opendocumentfellowship.org/1.0/spec" table:formula="oooc:=STDEVP([.B3:.B5])*2"/>
          <table:table-cell table:style-name="PassFailStyle" table:formula="oooc:=IF(ISERROR([.F591]);0;IF([.C591]=[.F591];1;0))"/>
          <table:table-cell table:style-name="WarningCellStyle" table:formula="oooc:=IF(ISERROR([.F591]);&quot;App gives unexpected error.&quot;;&quot;&quot;)"/>
        </table:table-row>
        <table:table-row table:style-name="WideRowStyle">
          <table:table-cell xmlns:odf="http://opendocumentfellowship.org/1.0/spec" office:value-type="string">
            <text:p>STDEVP</text:p>
          </table:table-cell>
          <table:table-cell xmlns:odf="http://opendocumentfellowship.org/1.0/spec" office:value-type="string">
            <text:p>=STDEVP(1)</text:p>
          </table:table-cell>
          <table:table-cell office:value="0" office:value-type="float">
            <text:p>0</text:p>
          </table:table-cell>
          <table:table-cell xmlns:odf="http://opendocumentfellowship.org/1.0/spec" office:value-type="string">
            <text:p>1</text:p>
          </table:table-cell>
          <table:table-cell xmlns:odf="http://opendocumentfellowship.org/1.0/spec" office:value-type="string">
            <text:p>STDEVP(1) is 0.</text:p>
          </table:table-cell>
          <table:table-cell xmlns:odf="http://opendocumentfellowship.org/1.0/spec" table:formula="oooc:=STDEVP(1)"/>
          <table:table-cell table:style-name="PassFailStyle" table:formula="oooc:=IF(ISERROR([.F592]);0;IF([.C592]=[.F592];1;0))"/>
          <table:table-cell table:style-name="WarningCellStyle" table:formula="oooc:=IF(ISERROR([.F592]);&quot;App gives unexpected error.&quot;;&quot;&quot;)"/>
        </table:table-row>
        <table:table-row table:style-name="WideRowStyle">
          <table:table-cell xmlns:odf="http://opendocumentfellowship.org/1.0/spec" office:value-type="string">
            <text:p>VAR</text:p>
          </table:table-cell>
          <table:table-cell xmlns:odf="http://opendocumentfellowship.org/1.0/spec" office:value-type="string">
            <text:p>=VAR(2;4)</text:p>
          </table:table-cell>
          <table:table-cell office:value="2" office:value-type="float">
            <text:p>2</text:p>
          </table:table-cell>
          <table:table-cell xmlns:odf="http://opendocumentfellowship.org/1.0/spec" office:value-type="string">
            <text:p>1</text:p>
          </table:table-cell>
          <table:table-cell xmlns:odf="http://opendocumentfellowship.org/1.0/spec" office:value-type="string">
            <text:p>The sample variance of (2;4) is 2.</text:p>
          </table:table-cell>
          <table:table-cell xmlns:odf="http://opendocumentfellowship.org/1.0/spec" table:formula="oooc:=VAR(2;4)"/>
          <table:table-cell table:style-name="PassFailStyle" table:formula="oooc:=IF(ISERROR([.F593]);0;IF([.C593]=[.F593];1;0))"/>
          <table:table-cell table:style-name="WarningCellStyle" table:formula="oooc:=IF(ISERROR([.F593]);&quot;App gives unexpected error.&quot;;&quot;&quot;)"/>
        </table:table-row>
        <table:table-row table:style-name="WideRowStyle">
          <table:table-cell xmlns:odf="http://opendocumentfellowship.org/1.0/spec" office:value-type="string">
            <text:p>VAR</text:p>
          </table:table-cell>
          <table:table-cell xmlns:odf="http://opendocumentfellowship.org/1.0/spec" office:value-type="string">
            <text:p>=VAR([.B4:.B5])*2</text:p>
          </table:table-cell>
          <table:table-cell office:value="1" office:value-type="float">
            <text:p>1</text:p>
          </table:table-cell>
          <table:table-cell xmlns:odf="http://opendocumentfellowship.org/1.0/spec" office:value-type="string">
            <text:p>1</text:p>
          </table:table-cell>
          <table:table-cell xmlns:odf="http://opendocumentfellowship.org/1.0/spec" office:value-type="string">
            <text:p>The sample variance of (2;3) is 0.5.</text:p>
          </table:table-cell>
          <table:table-cell xmlns:odf="http://opendocumentfellowship.org/1.0/spec" table:formula="oooc:=VAR([.B4:.B5])*2"/>
          <table:table-cell table:style-name="PassFailStyle" table:formula="oooc:=IF(ISERROR([.F594]);0;IF([.C594]=[.F594];1;0))"/>
          <table:table-cell table:style-name="WarningCellStyle" table:formula="oooc:=IF(ISERROR([.F594]);&quot;App gives unexpected error.&quot;;&quot;&quot;)"/>
        </table:table-row>
        <table:table-row table:style-name="WideRowStyle">
          <table:table-cell xmlns:odf="http://opendocumentfellowship.org/1.0/spec" office:value-type="string">
            <text:p>VAR</text:p>
          </table:table-cell>
          <table:table-cell xmlns:odf="http://opendocumentfellowship.org/1.0/spec" office:value-type="string">
            <text:p>=VAR([.B3:.B5])*2</text:p>
          </table:table-cell>
          <table:table-cell office:value="1" office:value-type="float">
            <text:p>1</text:p>
          </table:table-cell>
          <table:table-cell xmlns:odf="http://opendocumentfellowship.org/1.0/spec" office:value-type="string">
            <text:p>1</text:p>
          </table:table-cell>
          <table:table-cell xmlns:odf="http://opendocumentfellowship.org/1.0/spec" office:value-type="string">
            <text:p>Strings are not converted to numbers and are ignored.</text:p>
          </table:table-cell>
          <table:table-cell xmlns:odf="http://opendocumentfellowship.org/1.0/spec" table:formula="oooc:=VAR([.B3:.B5])*2"/>
          <table:table-cell table:style-name="PassFailStyle" table:formula="oooc:=IF(ISERROR([.F595]);0;IF([.C595]=[.F595];1;0))"/>
          <table:table-cell table:style-name="WarningCellStyle" table:formula="oooc:=IF(ISERROR([.F595]);&quot;App gives unexpected error.&quot;;&quot;&quot;)"/>
        </table:table-row>
        <table:table-row table:style-name="WideRowStyle">
          <table:table-cell xmlns:odf="http://opendocumentfellowship.org/1.0/spec" office:value-type="string">
            <text:p>VAR</text:p>
          </table:table-cell>
          <table:table-cell xmlns:odf="http://opendocumentfellowship.org/1.0/spec" office:value-type="string">
            <text:p>=VAR(1)</text:p>
          </table:table-cell>
          <table:table-cell office:value="Error" office:value-type="string">
            <text:p>Error</text:p>
          </table:table-cell>
          <table:table-cell xmlns:odf="http://opendocumentfellowship.org/1.0/spec" office:value-type="string">
            <text:p>1</text:p>
          </table:table-cell>
          <table:table-cell xmlns:odf="http://opendocumentfellowship.org/1.0/spec" office:value-type="string">
            <text:p>At least two numbers must be included</text:p>
          </table:table-cell>
          <table:table-cell xmlns:odf="http://opendocumentfellowship.org/1.0/spec" table:formula="oooc:=VAR(1)"/>
          <table:table-cell table:style-name="PassFailStyle" table:formula="oooc:=IF(ISERROR([.F596]);1;0)"/>
        </table:table-row>
        <table:table-row table:style-name="WideRowStyle">
          <table:table-cell xmlns:odf="http://opendocumentfellowship.org/1.0/spec" office:value-type="string">
            <text:p>VARP</text:p>
          </table:table-cell>
          <table:table-cell xmlns:odf="http://opendocumentfellowship.org/1.0/spec" office:value-type="string">
            <text:p>=VARP(2;4)</text:p>
          </table:table-cell>
          <table:table-cell office:value="1" office:value-type="float">
            <text:p>1</text:p>
          </table:table-cell>
          <table:table-cell xmlns:odf="http://opendocumentfellowship.org/1.0/spec" office:value-type="string">
            <text:p>1</text:p>
          </table:table-cell>
          <table:table-cell xmlns:odf="http://opendocumentfellowship.org/1.0/spec" office:value-type="string">
            <text:p>The variance of the set for (2;4) is 1.</text:p>
          </table:table-cell>
          <table:table-cell xmlns:odf="http://opendocumentfellowship.org/1.0/spec" table:formula="oooc:=VARP(2;4)"/>
          <table:table-cell table:style-name="PassFailStyle" table:formula="oooc:=IF(ISERROR([.F597]);0;IF([.C597]=[.F597];1;0))"/>
          <table:table-cell table:style-name="WarningCellStyle" table:formula="oooc:=IF(ISERROR([.F597]);&quot;App gives unexpected error.&quot;;&quot;&quot;)"/>
        </table:table-row>
        <table:table-row table:style-name="WideRowStyle">
          <table:table-cell xmlns:odf="http://opendocumentfellowship.org/1.0/spec" office:value-type="string">
            <text:p>VARP</text:p>
          </table:table-cell>
          <table:table-cell xmlns:odf="http://opendocumentfellowship.org/1.0/spec" office:value-type="string">
            <text:p>=VARP([.B4:.B5])*4</text:p>
          </table:table-cell>
          <table:table-cell office:value="1" office:value-type="float">
            <text:p>1</text:p>
          </table:table-cell>
          <table:table-cell xmlns:odf="http://opendocumentfellowship.org/1.0/spec" office:value-type="string">
            <text:p>1</text:p>
          </table:table-cell>
          <table:table-cell xmlns:odf="http://opendocumentfellowship.org/1.0/spec" office:value-type="string">
            <text:p>The variance of the set for (2;3) is 0.25.</text:p>
          </table:table-cell>
          <table:table-cell xmlns:odf="http://opendocumentfellowship.org/1.0/spec" table:formula="oooc:=VARP([.B4:.B5])*4"/>
          <table:table-cell table:style-name="PassFailStyle" table:formula="oooc:=IF(ISERROR([.F598]);0;IF([.C598]=[.F598];1;0))"/>
          <table:table-cell table:style-name="WarningCellStyle" table:formula="oooc:=IF(ISERROR([.F598]);&quot;App gives unexpected error.&quot;;&quot;&quot;)"/>
        </table:table-row>
        <table:table-row table:style-name="WideRowStyle">
          <table:table-cell xmlns:odf="http://opendocumentfellowship.org/1.0/spec" office:value-type="string">
            <text:p>VARP</text:p>
          </table:table-cell>
          <table:table-cell xmlns:odf="http://opendocumentfellowship.org/1.0/spec" office:value-type="string">
            <text:p>=VARP([.B3:.B5])*4</text:p>
          </table:table-cell>
          <table:table-cell office:value="1" office:value-type="float">
            <text:p>1</text:p>
          </table:table-cell>
          <table:table-cell xmlns:odf="http://opendocumentfellowship.org/1.0/spec" office:value-type="string">
            <text:p>1</text:p>
          </table:table-cell>
          <table:table-cell xmlns:odf="http://opendocumentfellowship.org/1.0/spec" office:value-type="string">
            <text:p>Strings are not converted to numbers and are ignored.</text:p>
          </table:table-cell>
          <table:table-cell xmlns:odf="http://opendocumentfellowship.org/1.0/spec" table:formula="oooc:=VARP([.B3:.B5])*4"/>
          <table:table-cell table:style-name="PassFailStyle" table:formula="oooc:=IF(ISERROR([.F599]);0;IF([.C599]=[.F599];1;0))"/>
          <table:table-cell table:style-name="WarningCellStyle" table:formula="oooc:=IF(ISERROR([.F599]);&quot;App gives unexpected error.&quot;;&quot;&quot;)"/>
        </table:table-row>
        <table:table-row table:style-name="WideRowStyle">
          <table:table-cell xmlns:odf="http://opendocumentfellowship.org/1.0/spec" office:value-type="string">
            <text:p>ROMAN</text:p>
          </table:table-cell>
          <table:table-cell xmlns:odf="http://opendocumentfellowship.org/1.0/spec" office:value-type="string">
            <text:p>=ROMAN(1)</text:p>
          </table:table-cell>
          <table:table-cell table:formula="oooc:=&quot;I&quot;" office:value-type="string"/>
          <table:table-cell xmlns:odf="http://opendocumentfellowship.org/1.0/spec" office:value-type="string">
            <text:p>3</text:p>
          </table:table-cell>
          <table:table-cell xmlns:odf="http://opendocumentfellowship.org/1.0/spec" office:value-type="string">
            <text:p>Simple value</text:p>
          </table:table-cell>
          <table:table-cell xmlns:odf="http://opendocumentfellowship.org/1.0/spec" table:formula="oooc:=ROMAN(1)"/>
          <table:table-cell table:style-name="PassFailStyle" table:formula="oooc:=IF(ISERROR([.F600]);0;IF([.C600]=[.F600];1;0))"/>
          <table:table-cell table:style-name="WarningCellStyle" table:formula="oooc:=IF(ISERROR([.F600]);&quot;App gives unexpected error.&quot;;&quot;&quot;)"/>
        </table:table-row>
        <table:table-row table:style-name="WideRowStyle">
          <table:table-cell xmlns:odf="http://opendocumentfellowship.org/1.0/spec" office:value-type="string">
            <text:p>ROMAN</text:p>
          </table:table-cell>
          <table:table-cell xmlns:odf="http://opendocumentfellowship.org/1.0/spec" office:value-type="string">
            <text:p>=ROMAN(1;0)</text:p>
          </table:table-cell>
          <table:table-cell table:formula="oooc:=&quot;I&quot;" office:value-type="string"/>
          <table:table-cell xmlns:odf="http://opendocumentfellowship.org/1.0/spec" office:value-type="string">
            <text:p>3</text:p>
          </table:table-cell>
          <table:table-cell xmlns:odf="http://opendocumentfellowship.org/1.0/spec" office:value-type="string">
            <text:p>Accepts the format parameter.</text:p>
          </table:table-cell>
          <table:table-cell xmlns:odf="http://opendocumentfellowship.org/1.0/spec" table:formula="oooc:=ROMAN(1;0)"/>
          <table:table-cell table:style-name="PassFailStyle" table:formula="oooc:=IF(ISERROR([.F601]);0;IF([.C601]=[.F601];1;0))"/>
          <table:table-cell table:style-name="WarningCellStyle" table:formula="oooc:=IF(ISERROR([.F601]);&quot;App gives unexpected error.&quot;;&quot;&quot;)"/>
        </table:table-row>
        <table:table-row table:style-name="WideRowStyle">
          <table:table-cell xmlns:odf="http://opendocumentfellowship.org/1.0/spec" office:value-type="string">
            <text:p>ROMAN</text:p>
          </table:table-cell>
          <table:table-cell xmlns:odf="http://opendocumentfellowship.org/1.0/spec" office:value-type="string">
            <text:p>=ROMAN(452)</text:p>
          </table:table-cell>
          <table:table-cell table:formula="oooc:=&quot;CDLII&quot;" office:value-type="string"/>
          <table:table-cell xmlns:odf="http://opendocumentfellowship.org/1.0/spec" office:value-type="string">
            <text:p>3</text:p>
          </table:table-cell>
          <table:table-cell xmlns:odf="http://opendocumentfellowship.org/1.0/spec" office:value-type="string">
            <text:p>452</text:p>
          </table:table-cell>
          <table:table-cell xmlns:odf="http://opendocumentfellowship.org/1.0/spec" table:formula="oooc:=ROMAN(452)"/>
          <table:table-cell table:style-name="PassFailStyle" table:formula="oooc:=IF(ISERROR([.F602]);0;IF([.C602]=[.F602];1;0))"/>
          <table:table-cell table:style-name="WarningCellStyle" table:formula="oooc:=IF(ISERROR([.F602]);&quot;App gives unexpected error.&quot;;&quot;&quot;)"/>
        </table:table-row>
        <table:table-row table:style-name="WideRowStyle">
          <table:table-cell xmlns:odf="http://opendocumentfellowship.org/1.0/spec" office:value-type="string">
            <text:p>ROMAN</text:p>
          </table:table-cell>
          <table:table-cell xmlns:odf="http://opendocumentfellowship.org/1.0/spec" office:value-type="string">
            <text:p>=ROMAN(1490)</text:p>
          </table:table-cell>
          <table:table-cell table:formula="oooc:=&quot;MCDXC&quot;" office:value-type="string"/>
          <table:table-cell xmlns:odf="http://opendocumentfellowship.org/1.0/spec" office:value-type="string">
            <text:p>3</text:p>
          </table:table-cell>
          <table:table-cell xmlns:odf="http://opendocumentfellowship.org/1.0/spec" office:value-type="string">
            <text:p>1490</text:p>
          </table:table-cell>
          <table:table-cell xmlns:odf="http://opendocumentfellowship.org/1.0/spec" table:formula="oooc:=ROMAN(1490)"/>
          <table:table-cell table:style-name="PassFailStyle" table:formula="oooc:=IF(ISERROR([.F603]);0;IF([.C603]=[.F603];1;0))"/>
          <table:table-cell table:style-name="WarningCellStyle" table:formula="oooc:=IF(ISERROR([.F603]);&quot;App gives unexpected error.&quot;;&quot;&quot;)"/>
        </table:table-row>
        <table:table-row table:style-name="WideRowStyle">
          <table:table-cell xmlns:odf="http://opendocumentfellowship.org/1.0/spec" office:value-type="string">
            <text:p>ROMAN</text:p>
          </table:table-cell>
          <table:table-cell xmlns:odf="http://opendocumentfellowship.org/1.0/spec" office:value-type="string">
            <text:p>=ROMAN(1899)</text:p>
          </table:table-cell>
          <table:table-cell table:formula="oooc:=&quot;MDCCCXCIX&quot;" office:value-type="string"/>
          <table:table-cell xmlns:odf="http://opendocumentfellowship.org/1.0/spec" office:value-type="string">
            <text:p>3</text:p>
          </table:table-cell>
          <table:table-cell xmlns:odf="http://opendocumentfellowship.org/1.0/spec" office:value-type="string">
            <text:p>1899</text:p>
          </table:table-cell>
          <table:table-cell xmlns:odf="http://opendocumentfellowship.org/1.0/spec" table:formula="oooc:=ROMAN(1899)"/>
          <table:table-cell table:style-name="PassFailStyle" table:formula="oooc:=IF(ISERROR([.F604]);0;IF([.C604]=[.F604];1;0))"/>
          <table:table-cell table:style-name="WarningCellStyle" table:formula="oooc:=IF(ISERROR([.F604]);&quot;App gives unexpected error.&quot;;&quot;&quot;)"/>
        </table:table-row>
        <table:table-row table:style-name="WideRowStyle">
          <table:table-cell xmlns:odf="http://opendocumentfellowship.org/1.0/spec" office:value-type="string">
            <text:p>ROMAN</text:p>
          </table:table-cell>
          <table:table-cell xmlns:odf="http://opendocumentfellowship.org/1.0/spec" office:value-type="string">
            <text:p>=ROMAN(1999)</text:p>
          </table:table-cell>
          <table:table-cell table:formula="oooc:=&quot;MCMXCIX&quot;" office:value-type="string"/>
          <table:table-cell xmlns:odf="http://opendocumentfellowship.org/1.0/spec" office:value-type="string">
            <text:p>3</text:p>
          </table:table-cell>
          <table:table-cell xmlns:odf="http://opendocumentfellowship.org/1.0/spec" office:value-type="string">
            <text:p>1999</text:p>
          </table:table-cell>
          <table:table-cell xmlns:odf="http://opendocumentfellowship.org/1.0/spec" table:formula="oooc:=ROMAN(1999)"/>
          <table:table-cell table:style-name="PassFailStyle" table:formula="oooc:=IF(ISERROR([.F605]);0;IF([.C605]=[.F605];1;0))"/>
          <table:table-cell table:style-name="WarningCellStyle" table:formula="oooc:=IF(ISERROR([.F605]);&quot;App gives unexpected error.&quot;;&quot;&quot;)"/>
        </table:table-row>
        <table:table-row table:style-name="WideRowStyle">
          <table:table-cell xmlns:odf="http://opendocumentfellowship.org/1.0/spec" office:value-type="string">
            <text:p>ROMAN</text:p>
          </table:table-cell>
          <table:table-cell xmlns:odf="http://opendocumentfellowship.org/1.0/spec" office:value-type="string">
            <text:p>=ROMAN(2993)</text:p>
          </table:table-cell>
          <table:table-cell table:formula="oooc:=&quot;MMCMXCIII&quot;" office:value-type="string"/>
          <table:table-cell xmlns:odf="http://opendocumentfellowship.org/1.0/spec" office:value-type="string">
            <text:p>3</text:p>
          </table:table-cell>
          <table:table-cell xmlns:odf="http://opendocumentfellowship.org/1.0/spec" office:value-type="string">
            <text:p>2993</text:p>
          </table:table-cell>
          <table:table-cell xmlns:odf="http://opendocumentfellowship.org/1.0/spec" table:formula="oooc:=ROMAN(2993)"/>
          <table:table-cell table:style-name="PassFailStyle" table:formula="oooc:=IF(ISERROR([.F606]);0;IF([.C606]=[.F606];1;0))"/>
          <table:table-cell table:style-name="WarningCellStyle" table:formula="oooc:=IF(ISERROR([.F606]);&quot;App gives unexpected error.&quot;;&quot;&quot;)"/>
        </table:table-row>
        <table:table-row table:style-name="WideRowStyle">
          <table:table-cell xmlns:odf="http://opendocumentfellowship.org/1.0/spec" office:value-type="string">
            <text:p>ROMAN</text:p>
          </table:table-cell>
          <table:table-cell xmlns:odf="http://opendocumentfellowship.org/1.0/spec" office:value-type="string">
            <text:p>=ROMAN(3999)</text:p>
          </table:table-cell>
          <table:table-cell table:formula="oooc:=&quot;MMMCMXCIX&quot;" office:value-type="string"/>
          <table:table-cell xmlns:odf="http://opendocumentfellowship.org/1.0/spec" office:value-type="string">
            <text:p>3</text:p>
          </table:table-cell>
          <table:table-cell xmlns:odf="http://opendocumentfellowship.org/1.0/spec" office:value-type="string">
            <text:p>3999, the largest portable value for this function.</text:p>
          </table:table-cell>
          <table:table-cell xmlns:odf="http://opendocumentfellowship.org/1.0/spec" table:formula="oooc:=ROMAN(3999)"/>
          <table:table-cell table:style-name="PassFailStyle" table:formula="oooc:=IF(ISERROR([.F607]);0;IF([.C607]=[.F607];1;0))"/>
          <table:table-cell table:style-name="WarningCellStyle" table:formula="oooc:=IF(ISERROR([.F607]);&quot;App gives unexpected error.&quot;;&quot;&quot;)"/>
        </table:table-row>
        <table:table-row table:style-name="WideRowStyle">
          <table:table-cell xmlns:odf="http://opendocumentfellowship.org/1.0/spec" office:value-type="string">
            <text:p>ROMAN</text:p>
          </table:table-cell>
          <table:table-cell xmlns:odf="http://opendocumentfellowship.org/1.0/spec" office:value-type="string">
            <text:p>=ROMAN(452;0)</text:p>
          </table:table-cell>
          <table:table-cell table:formula="oooc:=&quot;CDLII&quot;" office:value-type="string"/>
          <table:table-cell xmlns:odf="http://opendocumentfellowship.org/1.0/spec" office:value-type="string">
            <text:p>3</text:p>
          </table:table-cell>
          <table:table-cell xmlns:odf="http://opendocumentfellowship.org/1.0/spec" office:value-type="string">
            <text:p>452</text:p>
          </table:table-cell>
          <table:table-cell xmlns:odf="http://opendocumentfellowship.org/1.0/spec" table:formula="oooc:=ROMAN(452;0)"/>
          <table:table-cell table:style-name="PassFailStyle" table:formula="oooc:=IF(ISERROR([.F608]);0;IF([.C608]=[.F608];1;0))"/>
          <table:table-cell table:style-name="WarningCellStyle" table:formula="oooc:=IF(ISERROR([.F608]);&quot;App gives unexpected error.&quot;;&quot;&quot;)"/>
        </table:table-row>
        <table:table-row table:style-name="WideRowStyle">
          <table:table-cell xmlns:odf="http://opendocumentfellowship.org/1.0/spec" office:value-type="string">
            <text:p>ROMAN</text:p>
          </table:table-cell>
          <table:table-cell xmlns:odf="http://opendocumentfellowship.org/1.0/spec" office:value-type="string">
            <text:p>=ROMAN(1490;0)</text:p>
          </table:table-cell>
          <table:table-cell table:formula="oooc:=&quot;MCDXC&quot;" office:value-type="string"/>
          <table:table-cell xmlns:odf="http://opendocumentfellowship.org/1.0/spec" office:value-type="string">
            <text:p>3</text:p>
          </table:table-cell>
          <table:table-cell xmlns:odf="http://opendocumentfellowship.org/1.0/spec" office:value-type="string">
            <text:p>1490</text:p>
          </table:table-cell>
          <table:table-cell xmlns:odf="http://opendocumentfellowship.org/1.0/spec" table:formula="oooc:=ROMAN(1490;0)"/>
          <table:table-cell table:style-name="PassFailStyle" table:formula="oooc:=IF(ISERROR([.F609]);0;IF([.C609]=[.F609];1;0))"/>
          <table:table-cell table:style-name="WarningCellStyle" table:formula="oooc:=IF(ISERROR([.F609]);&quot;App gives unexpected error.&quot;;&quot;&quot;)"/>
        </table:table-row>
        <table:table-row table:style-name="WideRowStyle">
          <table:table-cell xmlns:odf="http://opendocumentfellowship.org/1.0/spec" office:value-type="string">
            <text:p>ROMAN</text:p>
          </table:table-cell>
          <table:table-cell xmlns:odf="http://opendocumentfellowship.org/1.0/spec" office:value-type="string">
            <text:p>=ROMAN(1899;0)</text:p>
          </table:table-cell>
          <table:table-cell table:formula="oooc:=&quot;MDCCCXCIX&quot;" office:value-type="string"/>
          <table:table-cell xmlns:odf="http://opendocumentfellowship.org/1.0/spec" office:value-type="string">
            <text:p>3</text:p>
          </table:table-cell>
          <table:table-cell xmlns:odf="http://opendocumentfellowship.org/1.0/spec" office:value-type="string">
            <text:p>1899</text:p>
          </table:table-cell>
          <table:table-cell xmlns:odf="http://opendocumentfellowship.org/1.0/spec" table:formula="oooc:=ROMAN(1899;0)"/>
          <table:table-cell table:style-name="PassFailStyle" table:formula="oooc:=IF(ISERROR([.F610]);0;IF([.C610]=[.F610];1;0))"/>
          <table:table-cell table:style-name="WarningCellStyle" table:formula="oooc:=IF(ISERROR([.F610]);&quot;App gives unexpected error.&quot;;&quot;&quot;)"/>
        </table:table-row>
        <table:table-row table:style-name="WideRowStyle">
          <table:table-cell xmlns:odf="http://opendocumentfellowship.org/1.0/spec" office:value-type="string">
            <text:p>ROMAN</text:p>
          </table:table-cell>
          <table:table-cell xmlns:odf="http://opendocumentfellowship.org/1.0/spec" office:value-type="string">
            <text:p>=ROMAN(1999;0)</text:p>
          </table:table-cell>
          <table:table-cell table:formula="oooc:=&quot;MCMXCIX&quot;" office:value-type="string"/>
          <table:table-cell xmlns:odf="http://opendocumentfellowship.org/1.0/spec" office:value-type="string">
            <text:p>3</text:p>
          </table:table-cell>
          <table:table-cell xmlns:odf="http://opendocumentfellowship.org/1.0/spec" office:value-type="string">
            <text:p>1999</text:p>
          </table:table-cell>
          <table:table-cell xmlns:odf="http://opendocumentfellowship.org/1.0/spec" table:formula="oooc:=ROMAN(1999;0)"/>
          <table:table-cell table:style-name="PassFailStyle" table:formula="oooc:=IF(ISERROR([.F611]);0;IF([.C611]=[.F611];1;0))"/>
          <table:table-cell table:style-name="WarningCellStyle" table:formula="oooc:=IF(ISERROR([.F611]);&quot;App gives unexpected error.&quot;;&quot;&quot;)"/>
        </table:table-row>
        <table:table-row table:style-name="WideRowStyle">
          <table:table-cell xmlns:odf="http://opendocumentfellowship.org/1.0/spec" office:value-type="string">
            <text:p>ROMAN</text:p>
          </table:table-cell>
          <table:table-cell xmlns:odf="http://opendocumentfellowship.org/1.0/spec" office:value-type="string">
            <text:p>=ROMAN(2993;0)</text:p>
          </table:table-cell>
          <table:table-cell table:formula="oooc:=&quot;MMCMXCIII&quot;" office:value-type="string"/>
          <table:table-cell xmlns:odf="http://opendocumentfellowship.org/1.0/spec" office:value-type="string">
            <text:p>3</text:p>
          </table:table-cell>
          <table:table-cell xmlns:odf="http://opendocumentfellowship.org/1.0/spec" office:value-type="string">
            <text:p>2993</text:p>
          </table:table-cell>
          <table:table-cell xmlns:odf="http://opendocumentfellowship.org/1.0/spec" table:formula="oooc:=ROMAN(2993;0)"/>
          <table:table-cell table:style-name="PassFailStyle" table:formula="oooc:=IF(ISERROR([.F612]);0;IF([.C612]=[.F612];1;0))"/>
          <table:table-cell table:style-name="WarningCellStyle" table:formula="oooc:=IF(ISERROR([.F612]);&quot;App gives unexpected error.&quot;;&quot;&quot;)"/>
        </table:table-row>
        <table:table-row table:style-name="WideRowStyle">
          <table:table-cell xmlns:odf="http://opendocumentfellowship.org/1.0/spec" office:value-type="string">
            <text:p>ROMAN</text:p>
          </table:table-cell>
          <table:table-cell xmlns:odf="http://opendocumentfellowship.org/1.0/spec" office:value-type="string">
            <text:p>=ROMAN(3999;0)</text:p>
          </table:table-cell>
          <table:table-cell table:formula="oooc:=&quot;MMMCMXCIX&quot;" office:value-type="string"/>
          <table:table-cell xmlns:odf="http://opendocumentfellowship.org/1.0/spec" office:value-type="string">
            <text:p>3</text:p>
          </table:table-cell>
          <table:table-cell xmlns:odf="http://opendocumentfellowship.org/1.0/spec" office:value-type="string">
            <text:p>3999, the largest portable value for this function.</text:p>
          </table:table-cell>
          <table:table-cell xmlns:odf="http://opendocumentfellowship.org/1.0/spec" table:formula="oooc:=ROMAN(3999;0)"/>
          <table:table-cell table:style-name="PassFailStyle" table:formula="oooc:=IF(ISERROR([.F613]);0;IF([.C613]=[.F613];1;0))"/>
          <table:table-cell table:style-name="WarningCellStyle" table:formula="oooc:=IF(ISERROR([.F613]);&quot;App gives unexpected error.&quot;;&quot;&quot;)"/>
        </table:table-row>
        <table:table-row table:style-name="WideRowStyle">
          <table:table-cell xmlns:odf="http://opendocumentfellowship.org/1.0/spec" office:value-type="string">
            <text:p>CHAR</text:p>
          </table:table-cell>
          <table:table-cell xmlns:odf="http://opendocumentfellowship.org/1.0/spec" office:value-type="string">
            <text:p>=CHAR(65)</text:p>
          </table:table-cell>
          <table:table-cell table:formula="oooc:=&quot;A&quot;" office:value-type="string"/>
          <table:table-cell xmlns:odf="http://opendocumentfellowship.org/1.0/spec" office:value-type="string">
            <text:p>2</text:p>
          </table:table-cell>
          <table:table-cell xmlns:odf="http://opendocumentfellowship.org/1.0/spec" office:value-type="string">
            <text:p>ASCII character 65 is "A".</text:p>
          </table:table-cell>
          <table:table-cell xmlns:odf="http://opendocumentfellowship.org/1.0/spec" table:formula="oooc:=CHAR(65)"/>
          <table:table-cell table:style-name="PassFailStyle" table:formula="oooc:=IF(ISERROR([.F614]);0;IF([.C614]=[.F614];1;0))"/>
          <table:table-cell table:style-name="WarningCellStyle" table:formula="oooc:=IF(ISERROR([.F614]);&quot;App gives unexpected error.&quot;;&quot;&quot;)"/>
        </table:table-row>
        <table:table-row table:style-name="WideRowStyle">
          <table:table-cell xmlns:odf="http://opendocumentfellowship.org/1.0/spec" office:value-type="string">
            <text:p>CHAR</text:p>
          </table:table-cell>
          <table:table-cell xmlns:odf="http://opendocumentfellowship.org/1.0/spec" office:value-type="string">
            <text:p>=LEN(CHAR(10))</text:p>
          </table:table-cell>
          <table:table-cell office:value="1" office:value-type="float">
            <text:p>1</text:p>
          </table:table-cell>
          <table:table-cell xmlns:odf="http://opendocumentfellowship.org/1.0/spec" office:value-type="string">
            <text:p>1</text:p>
          </table:table-cell>
          <table:table-cell xmlns:odf="http://opendocumentfellowship.org/1.0/spec" office:value-type="string">
            <text:p>New line.</text:p>
          </table:table-cell>
          <table:table-cell xmlns:odf="http://opendocumentfellowship.org/1.0/spec" table:formula="oooc:=LEN(CHAR(10))"/>
          <table:table-cell table:style-name="PassFailStyle" table:formula="oooc:=IF(ISERROR([.F615]);0;IF([.C615]=[.F615];1;0))"/>
          <table:table-cell table:style-name="WarningCellStyle" table:formula="oooc:=IF(ISERROR([.F615]);&quot;App gives unexpected error.&quot;;&quot;&quot;)"/>
        </table:table-row>
        <table:table-row table:style-name="WideRowStyle">
          <table:table-cell xmlns:odf="http://opendocumentfellowship.org/1.0/spec" office:value-type="string">
            <text:p>CLEAN</text:p>
          </table:table-cell>
          <table:table-cell xmlns:odf="http://opendocumentfellowship.org/1.0/spec" office:value-type="string">
            <text:p>=CLEAN("Text")</text:p>
          </table:table-cell>
          <table:table-cell table:formula="oooc:=&quot;Text&quot;" office:value-type="string"/>
          <table:table-cell xmlns:odf="http://opendocumentfellowship.org/1.0/spec" office:value-type="string">
            <text:p>1</text:p>
          </table:table-cell>
          <table:table-cell xmlns:odf="http://opendocumentfellowship.org/1.0/spec" office:value-type="string">
            <text:p>Printable characters are not affected.</text:p>
          </table:table-cell>
          <table:table-cell xmlns:odf="http://opendocumentfellowship.org/1.0/spec" table:formula="oooc:=CLEAN(&quot;Text&quot;)"/>
          <table:table-cell table:style-name="PassFailStyle" table:formula="oooc:=IF(ISERROR([.F616]);0;IF([.C616]=[.F616];1;0))"/>
          <table:table-cell table:style-name="WarningCellStyle" table:formula="oooc:=IF(ISERROR([.F616]);&quot;App gives unexpected error.&quot;;&quot;&quot;)"/>
        </table:table-row>
        <table:table-row table:style-name="WideRowStyle">
          <table:table-cell xmlns:odf="http://opendocumentfellowship.org/1.0/spec" office:value-type="string">
            <text:p>CLEAN</text:p>
          </table:table-cell>
          <table:table-cell xmlns:odf="http://opendocumentfellowship.org/1.0/spec" office:value-type="string">
            <text:p>=CLEAN(CHAR(7)&amp;"Tex" &amp; CHAR(8) &amp; "t" &amp; CHAR(9))</text:p>
          </table:table-cell>
          <table:table-cell table:formula="oooc:=&quot;Text&quot;" office:value-type="string"/>
          <table:table-cell xmlns:odf="http://opendocumentfellowship.org/1.0/spec" office:value-type="string">
            <text:p>1</text:p>
          </table:table-cell>
          <table:table-cell xmlns:odf="http://opendocumentfellowship.org/1.0/spec" office:value-type="string">
            <text:p>Non-printable characters are to be removed.</text:p>
          </table:table-cell>
          <table:table-cell xmlns:odf="http://opendocumentfellowship.org/1.0/spec" table:formula="oooc:=CLEAN(CHAR(7)&amp;&quot;Tex&quot; &amp; CHAR(8) &amp; &quot;t&quot; &amp; CHAR(9))"/>
          <table:table-cell table:style-name="PassFailStyle" table:formula="oooc:=IF(ISERROR([.F617]);0;IF([.C617]=[.F617];1;0))"/>
          <table:table-cell table:style-name="WarningCellStyle" table:formula="oooc:=IF(ISERROR([.F617]);&quot;App gives unexpected error.&quot;;&quot;&quot;)"/>
        </table:table-row>
        <table:table-row table:style-name="WideRowStyle">
          <table:table-cell xmlns:odf="http://opendocumentfellowship.org/1.0/spec" office:value-type="string">
            <text:p>CLEAN</text:p>
          </table:table-cell>
          <table:table-cell xmlns:odf="http://opendocumentfellowship.org/1.0/spec" office:value-type="string">
            <text:p>=CLEAN("Hi there")</text:p>
          </table:table-cell>
          <table:table-cell table:formula="oooc:=&quot;Hi there&quot;" office:value-type="string"/>
          <table:table-cell xmlns:odf="http://opendocumentfellowship.org/1.0/spec" office:value-type="string">
            <text:p>1</text:p>
          </table:table-cell>
          <table:table-cell xmlns:odf="http://opendocumentfellowship.org/1.0/spec" office:value-type="string">
            <text:p>Space characters are retained.</text:p>
          </table:table-cell>
          <table:table-cell xmlns:odf="http://opendocumentfellowship.org/1.0/spec" table:formula="oooc:=CLEAN(&quot;Hi there&quot;)"/>
          <table:table-cell table:style-name="PassFailStyle" table:formula="oooc:=IF(ISERROR([.F618]);0;IF([.C618]=[.F618];1;0))"/>
          <table:table-cell table:style-name="WarningCellStyle" table:formula="oooc:=IF(ISERROR([.F618]);&quot;App gives unexpected error.&quot;;&quot;&quot;)"/>
        </table:table-row>
        <table:table-row table:style-name="WideRowStyle">
          <table:table-cell xmlns:odf="http://opendocumentfellowship.org/1.0/spec" office:value-type="string">
            <text:p>CODE</text:p>
          </table:table-cell>
          <table:table-cell xmlns:odf="http://opendocumentfellowship.org/1.0/spec" office:value-type="string">
            <text:p>=CODE("A")</text:p>
          </table:table-cell>
          <table:table-cell office:value="65" office:value-type="float">
            <text:p>65</text:p>
          </table:table-cell>
          <table:table-cell xmlns:odf="http://opendocumentfellowship.org/1.0/spec" office:value-type="string">
            <text:p>1</text:p>
          </table:table-cell>
          <table:table-cell xmlns:odf="http://opendocumentfellowship.org/1.0/spec" office:value-type="string">
            <text:p>ASCII character 65 is "A".</text:p>
          </table:table-cell>
          <table:table-cell xmlns:odf="http://opendocumentfellowship.org/1.0/spec" table:formula="oooc:=CODE(&quot;A&quot;)"/>
          <table:table-cell table:style-name="PassFailStyle" table:formula="oooc:=IF(ISERROR([.F619]);0;IF([.C619]=[.F619];1;0))"/>
          <table:table-cell table:style-name="WarningCellStyle" table:formula="oooc:=IF(ISERROR([.F619]);&quot;App gives unexpected error.&quot;;&quot;&quot;)"/>
        </table:table-row>
        <table:table-row table:style-name="WideRowStyle">
          <table:table-cell xmlns:odf="http://opendocumentfellowship.org/1.0/spec" office:value-type="string">
            <text:p>CODE</text:p>
          </table:table-cell>
          <table:table-cell xmlns:odf="http://opendocumentfellowship.org/1.0/spec" office:value-type="string">
            <text:p>=CODE("0")&gt;0</text:p>
          </table:table-cell>
          <table:table-cell office:boolean-value="true" office:value-type="boolean">
            <text:p>TRUE</text:p>
          </table:table-cell>
          <table:table-cell xmlns:odf="http://opendocumentfellowship.org/1.0/spec" office:value-type="string">
            <text:p>1</text:p>
          </table:table-cell>
          <table:table-cell xmlns:odf="http://opendocumentfellowship.org/1.0/spec" office:value-type="string">
            <text:p>Alphanumeric characters have code greater than 0.</text:p>
          </table:table-cell>
          <table:table-cell xmlns:odf="http://opendocumentfellowship.org/1.0/spec" table:formula="oooc:=CODE(&quot;0&quot;)&gt;0"/>
          <table:table-cell table:style-name="PassFailStyle" table:formula="oooc:=IF(ISERROR([.F620]);0;IF([.C620]=[.F620];1;0))"/>
          <table:table-cell table:style-name="WarningCellStyle" table:formula="oooc:=IF(ISERROR([.F620]);&quot;App gives unexpected error.&quot;;&quot;&quot;)"/>
        </table:table-row>
        <table:table-row table:style-name="WideRowStyle">
          <table:table-cell xmlns:odf="http://opendocumentfellowship.org/1.0/spec" office:value-type="string">
            <text:p>CODE</text:p>
          </table:table-cell>
          <table:table-cell xmlns:odf="http://opendocumentfellowship.org/1.0/spec" office:value-type="string">
            <text:p>=CODE("Text")=CODE("T")</text:p>
          </table:table-cell>
          <table:table-cell office:boolean-value="true" office:value-type="boolean">
            <text:p>TRUE</text:p>
          </table:table-cell>
          <table:table-cell xmlns:odf="http://opendocumentfellowship.org/1.0/spec" office:value-type="string">
            <text:p>1</text:p>
          </table:table-cell>
          <table:table-cell xmlns:odf="http://opendocumentfellowship.org/1.0/spec" office:value-type="string">
            <text:p>CODE only takes first character into account.</text:p>
          </table:table-cell>
          <table:table-cell xmlns:odf="http://opendocumentfellowship.org/1.0/spec" table:formula="oooc:=CODE(&quot;Text&quot;)=CODE(&quot;T&quot;)"/>
          <table:table-cell table:style-name="PassFailStyle" table:formula="oooc:=IF(ISERROR([.F621]);0;IF([.C621]=[.F621];1;0))"/>
          <table:table-cell table:style-name="WarningCellStyle" table:formula="oooc:=IF(ISERROR([.F621]);&quot;App gives unexpected error.&quot;;&quot;&quot;)"/>
        </table:table-row>
        <table:table-row table:style-name="WideRowStyle">
          <table:table-cell xmlns:odf="http://opendocumentfellowship.org/1.0/spec" office:value-type="string">
            <text:p>CONCATENATE</text:p>
          </table:table-cell>
          <table:table-cell xmlns:odf="http://opendocumentfellowship.org/1.0/spec" office:value-type="string">
            <text:p>=CONCATENATE("Hi "; "there")</text:p>
          </table:table-cell>
          <table:table-cell table:formula="oooc:=&quot;Hi there&quot;" office:value-type="string"/>
          <table:table-cell xmlns:odf="http://opendocumentfellowship.org/1.0/spec" office:value-type="string">
            <text:p>2</text:p>
          </table:table-cell>
          <table:table-cell xmlns:odf="http://opendocumentfellowship.org/1.0/spec" office:value-type="string">
            <text:p>Simple concatenation.</text:p>
          </table:table-cell>
          <table:table-cell xmlns:odf="http://opendocumentfellowship.org/1.0/spec" table:formula="oooc:=CONCATENATE(&quot;Hi &quot;; &quot;there&quot;)"/>
          <table:table-cell table:style-name="PassFailStyle" table:formula="oooc:=IF(ISERROR([.F622]);0;IF([.C622]=[.F622];1;0))"/>
          <table:table-cell table:style-name="WarningCellStyle" table:formula="oooc:=IF(ISERROR([.F622]);&quot;App gives unexpected error.&quot;;&quot;&quot;)"/>
        </table:table-row>
        <table:table-row table:style-name="WideRowStyle">
          <table:table-cell xmlns:odf="http://opendocumentfellowship.org/1.0/spec" office:value-type="string">
            <text:p>CONCATENATE</text:p>
          </table:table-cell>
          <table:table-cell xmlns:odf="http://opendocumentfellowship.org/1.0/spec" office:value-type="string">
            <text:p>=CONCATENATE("A"; "B"; "C")</text:p>
          </table:table-cell>
          <table:table-cell table:formula="oooc:=&quot;ABC&quot;" office:value-type="string"/>
          <table:table-cell xmlns:odf="http://opendocumentfellowship.org/1.0/spec" office:value-type="string">
            <text:p>2</text:p>
          </table:table-cell>
          <table:table-cell xmlns:odf="http://opendocumentfellowship.org/1.0/spec" office:value-type="string">
            <text:p>More than two parameters okay.</text:p>
          </table:table-cell>
          <table:table-cell xmlns:odf="http://opendocumentfellowship.org/1.0/spec" table:formula="oooc:=CONCATENATE(&quot;A&quot;; &quot;B&quot;; &quot;C&quot;)"/>
          <table:table-cell table:style-name="PassFailStyle" table:formula="oooc:=IF(ISERROR([.F623]);0;IF([.C623]=[.F623];1;0))"/>
          <table:table-cell table:style-name="WarningCellStyle" table:formula="oooc:=IF(ISERROR([.F623]);&quot;App gives unexpected error.&quot;;&quot;&quot;)"/>
        </table:table-row>
        <table:table-row table:style-name="WideRowStyle">
          <table:table-cell xmlns:odf="http://opendocumentfellowship.org/1.0/spec" office:value-type="string">
            <text:p>CONCATENATE</text:p>
          </table:table-cell>
          <table:table-cell xmlns:odf="http://opendocumentfellowship.org/1.0/spec" office:value-type="string">
            <text:p>=CONCATENATE([.B4]; [.B5])</text:p>
          </table:table-cell>
          <table:table-cell table:formula="oooc:=&quot;23&quot;" office:value-type="string"/>
          <table:table-cell xmlns:odf="http://opendocumentfellowship.org/1.0/spec" office:value-type="string">
            <text:p>2</text:p>
          </table:table-cell>
          <table:table-cell xmlns:odf="http://opendocumentfellowship.org/1.0/spec" office:value-type="string">
            <text:p>Numbers converted to strings automatically.</text:p>
          </table:table-cell>
          <table:table-cell xmlns:odf="http://opendocumentfellowship.org/1.0/spec" table:formula="oooc:=CONCATENATE([.B4]; [.B5])"/>
          <table:table-cell table:style-name="PassFailStyle" table:formula="oooc:=IF(ISERROR([.F624]);0;IF([.C624]=[.F624];1;0))"/>
          <table:table-cell table:style-name="WarningCellStyle" table:formula="oooc:=IF(ISERROR([.F624]);&quot;App gives unexpected error.&quot;;&quot;&quot;)"/>
        </table:table-row>
        <table:table-row table:style-name="WideRowStyle">
          <table:table-cell xmlns:odf="http://opendocumentfellowship.org/1.0/spec" office:value-type="string">
            <text:p>EXACT</text:p>
          </table:table-cell>
          <table:table-cell xmlns:odf="http://opendocumentfellowship.org/1.0/spec" office:value-type="string">
            <text:p>=EXACT("A";"A")</text:p>
          </table:table-cell>
          <table:table-cell office:boolean-value="true" office:value-type="boolean">
            <text:p>TRUE</text:p>
          </table:table-cell>
          <table:table-cell xmlns:odf="http://opendocumentfellowship.org/1.0/spec" office:value-type="string">
            <text:p>1</text:p>
          </table:table-cell>
          <table:table-cell xmlns:odf="http://opendocumentfellowship.org/1.0/spec" office:value-type="string">
            <text:p>Trivial comparison.</text:p>
          </table:table-cell>
          <table:table-cell xmlns:odf="http://opendocumentfellowship.org/1.0/spec" table:formula="oooc:=EXACT(&quot;A&quot;;&quot;A&quot;)"/>
          <table:table-cell table:style-name="PassFailStyle" table:formula="oooc:=IF(ISERROR([.F625]);0;IF([.C625]=[.F625];1;0))"/>
          <table:table-cell table:style-name="WarningCellStyle" table:formula="oooc:=IF(ISERROR([.F625]);&quot;App gives unexpected error.&quot;;&quot;&quot;)"/>
        </table:table-row>
        <table:table-row table:style-name="WideRowStyle">
          <table:table-cell xmlns:odf="http://opendocumentfellowship.org/1.0/spec" office:value-type="string">
            <text:p>EXACT</text:p>
          </table:table-cell>
          <table:table-cell xmlns:odf="http://opendocumentfellowship.org/1.0/spec" office:value-type="string">
            <text:p>=EXACT("A";"a")</text:p>
          </table:table-cell>
          <table:table-cell office:boolean-value="false" office:value-type="boolean">
            <text:p>FALSE</text:p>
          </table:table-cell>
          <table:table-cell xmlns:odf="http://opendocumentfellowship.org/1.0/spec" office:value-type="string">
            <text:p>1</text:p>
          </table:table-cell>
          <table:table-cell xmlns:odf="http://opendocumentfellowship.org/1.0/spec" office:value-type="string">
            <text:p>EXACT, unlike "=", considers different cases different.</text:p>
          </table:table-cell>
          <table:table-cell xmlns:odf="http://opendocumentfellowship.org/1.0/spec" table:formula="oooc:=EXACT(&quot;A&quot;;&quot;a&quot;)"/>
          <table:table-cell table:style-name="PassFailStyle" table:formula="oooc:=IF(ISERROR([.F626]);0;IF([.C626]=[.F626];1;0))"/>
          <table:table-cell table:style-name="WarningCellStyle" table:formula="oooc:=IF(ISERROR([.F626]);&quot;App gives unexpected error.&quot;;&quot;&quot;)"/>
        </table:table-row>
        <table:table-row table:style-name="WideRowStyle">
          <table:table-cell xmlns:odf="http://opendocumentfellowship.org/1.0/spec" office:value-type="string">
            <text:p>EXACT</text:p>
          </table:table-cell>
          <table:table-cell xmlns:odf="http://opendocumentfellowship.org/1.0/spec" office:value-type="string">
            <text:p>=EXACT(1;1)</text:p>
          </table:table-cell>
          <table:table-cell office:boolean-value="true" office:value-type="boolean">
            <text:p>TRUE</text:p>
          </table:table-cell>
          <table:table-cell xmlns:odf="http://opendocumentfellowship.org/1.0/spec" office:value-type="string">
            <text:p>1</text:p>
          </table:table-cell>
          <table:table-cell xmlns:odf="http://opendocumentfellowship.org/1.0/spec" office:value-type="string">
            <text:p>EXACT does work with numbers.</text:p>
          </table:table-cell>
          <table:table-cell xmlns:odf="http://opendocumentfellowship.org/1.0/spec" table:formula="oooc:=EXACT(1;1)"/>
          <table:table-cell table:style-name="PassFailStyle" table:formula="oooc:=IF(ISERROR([.F627]);0;IF([.C627]=[.F627];1;0))"/>
          <table:table-cell table:style-name="WarningCellStyle" table:formula="oooc:=IF(ISERROR([.F627]);&quot;App gives unexpected error.&quot;;&quot;&quot;)"/>
        </table:table-row>
        <table:table-row table:style-name="WideRowStyle">
          <table:table-cell xmlns:odf="http://opendocumentfellowship.org/1.0/spec" office:value-type="string">
            <text:p>EXACT</text:p>
          </table:table-cell>
          <table:table-cell xmlns:odf="http://opendocumentfellowship.org/1.0/spec" office:value-type="string">
            <text:p>=EXACT((1/3)*3;1)</text:p>
          </table:table-cell>
          <table:table-cell office:boolean-value="true" office:value-type="boolean">
            <text:p>TRUE</text:p>
          </table:table-cell>
          <table:table-cell xmlns:odf="http://opendocumentfellowship.org/1.0/spec" office:value-type="string">
            <text:p>1</text:p>
          </table:table-cell>
          <table:table-cell xmlns:odf="http://opendocumentfellowship.org/1.0/spec" office:value-type="string">
            <text:p>Numerical comparisons ignore "trivial" differences that depend only on numeric precision of finite numbers.</text:p>
          </table:table-cell>
          <table:table-cell xmlns:odf="http://opendocumentfellowship.org/1.0/spec" table:formula="oooc:=EXACT((1/3)*3;1)"/>
          <table:table-cell table:style-name="PassFailStyle" table:formula="oooc:=IF(ISERROR([.F628]);0;IF([.C628]=[.F628];1;0))"/>
          <table:table-cell table:style-name="WarningCellStyle" table:formula="oooc:=IF(ISERROR([.F628]);&quot;App gives unexpected error.&quot;;&quot;&quot;)"/>
        </table:table-row>
        <table:table-row table:style-name="WideRowStyle">
          <table:table-cell xmlns:odf="http://opendocumentfellowship.org/1.0/spec" office:value-type="string">
            <text:p>EXACT</text:p>
          </table:table-cell>
          <table:table-cell xmlns:odf="http://opendocumentfellowship.org/1.0/spec" office:value-type="string">
            <text:p>=EXACT(TRUE();TRUE())</text:p>
          </table:table-cell>
          <table:table-cell office:boolean-value="true" office:value-type="boolean">
            <text:p>TRUE</text:p>
          </table:table-cell>
          <table:table-cell xmlns:odf="http://opendocumentfellowship.org/1.0/spec" office:value-type="string">
            <text:p>1</text:p>
          </table:table-cell>
          <table:table-cell xmlns:odf="http://opendocumentfellowship.org/1.0/spec" office:value-type="string">
            <text:p>Works with Logical values.</text:p>
          </table:table-cell>
          <table:table-cell xmlns:odf="http://opendocumentfellowship.org/1.0/spec" table:formula="oooc:=EXACT(TRUE();TRUE())"/>
          <table:table-cell table:style-name="PassFailStyle" table:formula="oooc:=IF(ISERROR([.F629]);0;IF([.C629]=[.F629];1;0))"/>
          <table:table-cell table:style-name="WarningCellStyle" table:formula="oooc:=IF(ISERROR([.F629]);&quot;App gives unexpected error.&quot;;&quot;&quot;)"/>
        </table:table-row>
        <table:table-row table:style-name="WideRowStyle">
          <table:table-cell xmlns:odf="http://opendocumentfellowship.org/1.0/spec" office:value-type="string">
            <text:p>EXACT</text:p>
          </table:table-cell>
          <table:table-cell xmlns:odf="http://opendocumentfellowship.org/1.0/spec" office:value-type="string">
            <text:p>=EXACT("1";2)</text:p>
          </table:table-cell>
          <table:table-cell office:boolean-value="false" office:value-type="boolean">
            <text:p>FALSE</text:p>
          </table:table-cell>
          <table:table-cell xmlns:odf="http://opendocumentfellowship.org/1.0/spec" office:value-type="string">
            <text:p>1</text:p>
          </table:table-cell>
          <table:table-cell xmlns:odf="http://opendocumentfellowship.org/1.0/spec" office:value-type="string">
            <text:p>Different types with different values are different.</text:p>
          </table:table-cell>
          <table:table-cell xmlns:odf="http://opendocumentfellowship.org/1.0/spec" table:formula="oooc:=EXACT(&quot;1&quot;;2)"/>
          <table:table-cell table:style-name="PassFailStyle" table:formula="oooc:=IF(ISERROR([.F630]);0;IF([.C630]=[.F630];1;0))"/>
          <table:table-cell table:style-name="WarningCellStyle" table:formula="oooc:=IF(ISERROR([.F630]);&quot;App gives unexpected error.&quot;;&quot;&quot;)"/>
        </table:table-row>
        <table:table-row table:style-name="WideRowStyle">
          <table:table-cell xmlns:odf="http://opendocumentfellowship.org/1.0/spec" office:value-type="string">
            <text:p>EXACT</text:p>
          </table:table-cell>
          <table:table-cell xmlns:odf="http://opendocumentfellowship.org/1.0/spec" office:value-type="string">
            <text:p>=EXACT("h";1)</text:p>
          </table:table-cell>
          <table:table-cell office:boolean-value="false" office:value-type="boolean">
            <text:p>FALSE</text:p>
          </table:table-cell>
          <table:table-cell xmlns:odf="http://opendocumentfellowship.org/1.0/spec" office:value-type="string">
            <text:p>1</text:p>
          </table:table-cell>
          <table:table-cell xmlns:odf="http://opendocumentfellowship.org/1.0/spec" office:value-type="string">
            <text:p>If text and number, and text can't be converted to a number, they are different and NOT an error.</text:p>
          </table:table-cell>
          <table:table-cell xmlns:odf="http://opendocumentfellowship.org/1.0/spec" table:formula="oooc:=EXACT(&quot;h&quot;;1)"/>
          <table:table-cell table:style-name="PassFailStyle" table:formula="oooc:=IF(ISERROR([.F631]);0;IF([.C631]=[.F631];1;0))"/>
          <table:table-cell table:style-name="WarningCellStyle" table:formula="oooc:=IF(ISERROR([.F631]);&quot;App gives unexpected error.&quot;;&quot;&quot;)"/>
        </table:table-row>
        <table:table-row table:style-name="WideRowStyle">
          <table:table-cell xmlns:odf="http://opendocumentfellowship.org/1.0/spec" office:value-type="string">
            <text:p>EXACT</text:p>
          </table:table-cell>
          <table:table-cell xmlns:odf="http://opendocumentfellowship.org/1.0/spec" office:value-type="string">
            <text:p>=EXACT("1";1)</text:p>
          </table:table-cell>
          <table:table-cell office:boolean-value="true" office:value-type="boolean">
            <text:p>TRUE</text:p>
          </table:table-cell>
          <table:table-cell xmlns:odf="http://opendocumentfellowship.org/1.0/spec" office:value-type="string">
            <text:p>1</text:p>
          </table:table-cell>
          <table:table-cell xmlns:odf="http://opendocumentfellowship.org/1.0/spec" office:value-type="string">
            <text:p>If text and number, see if number converted to text is equal.</text:p>
          </table:table-cell>
          <table:table-cell xmlns:odf="http://opendocumentfellowship.org/1.0/spec" table:formula="oooc:=EXACT(&quot;1&quot;;1)"/>
          <table:table-cell table:style-name="PassFailStyle" table:formula="oooc:=IF(ISERROR([.F632]);0;IF([.C632]=[.F632];1;0))"/>
          <table:table-cell table:style-name="WarningCellStyle" table:formula="oooc:=IF(ISERROR([.F632]);&quot;App gives unexpected error.&quot;;&quot;&quot;)"/>
        </table:table-row>
        <table:table-row table:style-name="WideRowStyle">
          <table:table-cell xmlns:odf="http://opendocumentfellowship.org/1.0/spec" office:value-type="string">
            <text:p>EXACT</text:p>
          </table:table-cell>
          <table:table-cell xmlns:odf="http://opendocumentfellowship.org/1.0/spec" office:value-type="string">
            <text:p>=EXACT(" 1";1)</text:p>
          </table:table-cell>
          <table:table-cell office:boolean-value="false" office:value-type="boolean">
            <text:p>FALSE</text:p>
          </table:table-cell>
          <table:table-cell xmlns:odf="http://opendocumentfellowship.org/1.0/spec" office:value-type="string">
            <text:p>1</text:p>
          </table:table-cell>
          <table:table-cell xmlns:odf="http://opendocumentfellowship.org/1.0/spec" office:value-type="string">
            <text:p>This converts 1 into the Text value "1", the compares and finds that it's not the same as " 1" (note the leading space).</text:p>
          </table:table-cell>
          <table:table-cell xmlns:odf="http://opendocumentfellowship.org/1.0/spec" table:formula="oooc:=EXACT(&quot; 1&quot;;1)"/>
          <table:table-cell table:style-name="PassFailStyle" table:formula="oooc:=IF(ISERROR([.F633]);0;IF([.C633]=[.F633];1;0))"/>
          <table:table-cell table:style-name="WarningCellStyle" table:formula="oooc:=IF(ISERROR([.F633]);&quot;App gives unexpected error.&quot;;&quot;&quot;)"/>
        </table:table-row>
        <table:table-row table:style-name="WideRowStyle">
          <table:table-cell xmlns:odf="http://opendocumentfellowship.org/1.0/spec" office:value-type="string">
            <text:p>FIND</text:p>
          </table:table-cell>
          <table:table-cell xmlns:odf="http://opendocumentfellowship.org/1.0/spec" office:value-type="string">
            <text:p>=FIND("b";"abcabc")</text:p>
          </table:table-cell>
          <table:table-cell office:value="2" office:value-type="float">
            <text:p>2</text:p>
          </table:table-cell>
          <table:table-cell xmlns:odf="http://opendocumentfellowship.org/1.0/spec" office:value-type="string">
            <text:p>1</text:p>
          </table:table-cell>
          <table:table-cell xmlns:odf="http://opendocumentfellowship.org/1.0/spec" office:value-type="string">
            <text:p>Simple FIND().</text:p>
          </table:table-cell>
          <table:table-cell xmlns:odf="http://opendocumentfellowship.org/1.0/spec" table:formula="oooc:=FIND(&quot;b&quot;;&quot;abcabc&quot;)"/>
          <table:table-cell table:style-name="PassFailStyle" table:formula="oooc:=IF(ISERROR([.F634]);0;IF([.C634]=[.F634];1;0))"/>
          <table:table-cell table:style-name="WarningCellStyle" table:formula="oooc:=IF(ISERROR([.F634]);&quot;App gives unexpected error.&quot;;&quot;&quot;)"/>
        </table:table-row>
        <table:table-row table:style-name="WideRowStyle">
          <table:table-cell xmlns:odf="http://opendocumentfellowship.org/1.0/spec" office:value-type="string">
            <text:p>FIND</text:p>
          </table:table-cell>
          <table:table-cell xmlns:odf="http://opendocumentfellowship.org/1.0/spec" office:value-type="string">
            <text:p>=FIND("b";"abcabcabc"; 3)</text:p>
          </table:table-cell>
          <table:table-cell office:value="5" office:value-type="float">
            <text:p>5</text:p>
          </table:table-cell>
          <table:table-cell xmlns:odf="http://opendocumentfellowship.org/1.0/spec" office:value-type="string">
            <text:p>1</text:p>
          </table:table-cell>
          <table:table-cell xmlns:odf="http://opendocumentfellowship.org/1.0/spec" office:value-type="string">
            <text:p>Start changes the start of the search.</text:p>
          </table:table-cell>
          <table:table-cell xmlns:odf="http://opendocumentfellowship.org/1.0/spec" table:formula="oooc:=FIND(&quot;b&quot;;&quot;abcabcabc&quot;; 3)"/>
          <table:table-cell table:style-name="PassFailStyle" table:formula="oooc:=IF(ISERROR([.F635]);0;IF([.C635]=[.F635];1;0))"/>
          <table:table-cell table:style-name="WarningCellStyle" table:formula="oooc:=IF(ISERROR([.F635]);&quot;App gives unexpected error.&quot;;&quot;&quot;)"/>
        </table:table-row>
        <table:table-row table:style-name="WideRowStyle">
          <table:table-cell xmlns:odf="http://opendocumentfellowship.org/1.0/spec" office:value-type="string">
            <text:p>FIND</text:p>
          </table:table-cell>
          <table:table-cell xmlns:odf="http://opendocumentfellowship.org/1.0/spec" office:value-type="string">
            <text:p>=FIND("b";"ABC";1)</text:p>
          </table:table-cell>
          <table:table-cell office:value="Error" office:value-type="string">
            <text:p>Error</text:p>
          </table:table-cell>
          <table:table-cell xmlns:odf="http://opendocumentfellowship.org/1.0/spec" office:value-type="string">
            <text:p>1</text:p>
          </table:table-cell>
          <table:table-cell xmlns:odf="http://opendocumentfellowship.org/1.0/spec" office:value-type="string">
            <text:p>Matching is case-sensitive.</text:p>
          </table:table-cell>
          <table:table-cell xmlns:odf="http://opendocumentfellowship.org/1.0/spec" table:formula="oooc:=FIND(&quot;b&quot;;&quot;ABC&quot;;1)"/>
          <table:table-cell table:style-name="PassFailStyle" table:formula="oooc:=IF(ISERROR([.F636]);1;0)"/>
        </table:table-row>
        <table:table-row table:style-name="WideRowStyle">
          <table:table-cell xmlns:odf="http://opendocumentfellowship.org/1.0/spec" office:value-type="string">
            <text:p>LEFT</text:p>
          </table:table-cell>
          <table:table-cell xmlns:odf="http://opendocumentfellowship.org/1.0/spec" office:value-type="string">
            <text:p>=LEFT("Hello";2)</text:p>
          </table:table-cell>
          <table:table-cell table:formula="oooc:=&quot;He&quot;" office:value-type="string"/>
          <table:table-cell xmlns:odf="http://opendocumentfellowship.org/1.0/spec" office:value-type="string">
            <text:p>1</text:p>
          </table:table-cell>
          <table:table-cell xmlns:odf="http://opendocumentfellowship.org/1.0/spec" office:value-type="string">
            <text:p>Simple LEFT().</text:p>
          </table:table-cell>
          <table:table-cell xmlns:odf="http://opendocumentfellowship.org/1.0/spec" table:formula="oooc:=LEFT(&quot;Hello&quot;;2)"/>
          <table:table-cell table:style-name="PassFailStyle" table:formula="oooc:=IF(ISERROR([.F637]);0;IF([.C637]=[.F637];1;0))"/>
          <table:table-cell table:style-name="WarningCellStyle" table:formula="oooc:=IF(ISERROR([.F637]);&quot;App gives unexpected error.&quot;;&quot;&quot;)"/>
        </table:table-row>
        <table:table-row table:style-name="WideRowStyle">
          <table:table-cell xmlns:odf="http://opendocumentfellowship.org/1.0/spec" office:value-type="string">
            <text:p>LEFT</text:p>
          </table:table-cell>
          <table:table-cell xmlns:odf="http://opendocumentfellowship.org/1.0/spec" office:value-type="string">
            <text:p>=LEFT("Hello")</text:p>
          </table:table-cell>
          <table:table-cell table:formula="oooc:=&quot;H&quot;" office:value-type="string"/>
          <table:table-cell xmlns:odf="http://opendocumentfellowship.org/1.0/spec" office:value-type="string">
            <text:p>1</text:p>
          </table:table-cell>
          <table:table-cell xmlns:odf="http://opendocumentfellowship.org/1.0/spec" office:value-type="string">
            <text:p>Length defaults to 1.</text:p>
          </table:table-cell>
          <table:table-cell xmlns:odf="http://opendocumentfellowship.org/1.0/spec" table:formula="oooc:=LEFT(&quot;Hello&quot;)"/>
          <table:table-cell table:style-name="PassFailStyle" table:formula="oooc:=IF(ISERROR([.F638]);0;IF([.C638]=[.F638];1;0))"/>
          <table:table-cell table:style-name="WarningCellStyle" table:formula="oooc:=IF(ISERROR([.F638]);&quot;App gives unexpected error.&quot;;&quot;&quot;)"/>
        </table:table-row>
        <table:table-row table:style-name="WideRowStyle">
          <table:table-cell xmlns:odf="http://opendocumentfellowship.org/1.0/spec" office:value-type="string">
            <text:p>LEFT</text:p>
          </table:table-cell>
          <table:table-cell xmlns:odf="http://opendocumentfellowship.org/1.0/spec" office:value-type="string">
            <text:p>=LEFT("Hello";20)</text:p>
          </table:table-cell>
          <table:table-cell table:formula="oooc:=&quot;Hello&quot;" office:value-type="string"/>
          <table:table-cell xmlns:odf="http://opendocumentfellowship.org/1.0/spec" office:value-type="string">
            <text:p>1</text:p>
          </table:table-cell>
          <table:table-cell xmlns:odf="http://opendocumentfellowship.org/1.0/spec" office:value-type="string">
            <text:p>If Length is longer than T, returns T.</text:p>
          </table:table-cell>
          <table:table-cell xmlns:odf="http://opendocumentfellowship.org/1.0/spec" table:formula="oooc:=LEFT(&quot;Hello&quot;;20)"/>
          <table:table-cell table:style-name="PassFailStyle" table:formula="oooc:=IF(ISERROR([.F639]);0;IF([.C639]=[.F639];1;0))"/>
          <table:table-cell table:style-name="WarningCellStyle" table:formula="oooc:=IF(ISERROR([.F639]);&quot;App gives unexpected error.&quot;;&quot;&quot;)"/>
        </table:table-row>
        <table:table-row table:style-name="WideRowStyle">
          <table:table-cell xmlns:odf="http://opendocumentfellowship.org/1.0/spec" office:value-type="string">
            <text:p>LEFT</text:p>
          </table:table-cell>
          <table:table-cell xmlns:odf="http://opendocumentfellowship.org/1.0/spec" office:value-type="string">
            <text:p>=LEFT("Hello";0)</text:p>
          </table:table-cell>
          <table:table-cell table:formula="oooc:=&quot;&quot;" office:value-type="string"/>
          <table:table-cell xmlns:odf="http://opendocumentfellowship.org/1.0/spec" office:value-type="string">
            <text:p>2</text:p>
          </table:table-cell>
          <table:table-cell xmlns:odf="http://opendocumentfellowship.org/1.0/spec" office:value-type="string">
            <text:p>If Length 0, returns empty string.</text:p>
          </table:table-cell>
          <table:table-cell xmlns:odf="http://opendocumentfellowship.org/1.0/spec" table:formula="oooc:=LEFT(&quot;Hello&quot;;0)"/>
          <table:table-cell table:style-name="PassFailStyle" table:formula="oooc:=IF(ISERROR([.F640]);0;IF([.C640]=[.F640];1;0))"/>
          <table:table-cell table:style-name="WarningCellStyle" table:formula="oooc:=IF(ISERROR([.F640]);&quot;App gives unexpected error.&quot;;&quot;&quot;)"/>
        </table:table-row>
        <table:table-row table:style-name="WideRowStyle">
          <table:table-cell xmlns:odf="http://opendocumentfellowship.org/1.0/spec" office:value-type="string">
            <text:p>LEFT</text:p>
          </table:table-cell>
          <table:table-cell xmlns:odf="http://opendocumentfellowship.org/1.0/spec" office:value-type="string">
            <text:p>=LEFT("";4)</text:p>
          </table:table-cell>
          <table:table-cell table:formula="oooc:=&quot;&quot;" office:value-type="string"/>
          <table:table-cell xmlns:odf="http://opendocumentfellowship.org/1.0/spec" office:value-type="string">
            <text:p>1</text:p>
          </table:table-cell>
          <table:table-cell xmlns:odf="http://opendocumentfellowship.org/1.0/spec" office:value-type="string">
            <text:p>Given an empty string, always returns empty string.</text:p>
          </table:table-cell>
          <table:table-cell xmlns:odf="http://opendocumentfellowship.org/1.0/spec" table:formula="oooc:=LEFT(&quot;&quot;;4)"/>
          <table:table-cell table:style-name="PassFailStyle" table:formula="oooc:=IF(ISERROR([.F641]);0;IF([.C641]=[.F641];1;0))"/>
          <table:table-cell table:style-name="WarningCellStyle" table:formula="oooc:=IF(ISERROR([.F641]);&quot;App gives unexpected error.&quot;;&quot;&quot;)"/>
        </table:table-row>
        <table:table-row table:style-name="WideRowStyle">
          <table:table-cell xmlns:odf="http://opendocumentfellowship.org/1.0/spec" office:value-type="string">
            <text:p>LEFT</text:p>
          </table:table-cell>
          <table:table-cell xmlns:odf="http://opendocumentfellowship.org/1.0/spec" office:value-type="string">
            <text:p>=LEN(LEFT("xxx";-0.5))</text:p>
          </table:table-cell>
          <table:table-cell office:value="Error" office:value-type="string">
            <text:p>Error</text:p>
          </table:table-cell>
          <table:table-cell xmlns:odf="http://opendocumentfellowship.org/1.0/spec" office:value-type="string">
            <text:p>1</text:p>
          </table:table-cell>
          <table:table-cell xmlns:odf="http://opendocumentfellowship.org/1.0/spec" office:value-type="string">
            <text:p>It makes no sense to request a negative number of characters.</text:p>
          </table:table-cell>
          <table:table-cell xmlns:odf="http://opendocumentfellowship.org/1.0/spec" table:formula="oooc:=LEN(LEFT(&quot;xxx&quot;;-0.5))"/>
          <table:table-cell table:style-name="PassFailStyle" table:formula="oooc:=IF(ISERROR([.F642]);1;0)"/>
        </table:table-row>
        <table:table-row table:style-name="WideRowStyle">
          <table:table-cell xmlns:odf="http://opendocumentfellowship.org/1.0/spec" office:value-type="string">
            <text:p>LEFT</text:p>
          </table:table-cell>
          <table:table-cell xmlns:odf="http://opendocumentfellowship.org/1.0/spec" office:value-type="string">
            <text:p>=LEN(LEFT("xxx";2^15-1))</text:p>
          </table:table-cell>
          <table:table-cell office:value="3" office:value-type="float">
            <text:p>3</text:p>
          </table:table-cell>
          <table:table-cell xmlns:odf="http://opendocumentfellowship.org/1.0/spec" office:value-type="string">
            <text:p>1</text:p>
          </table:table-cell>
          <table:table-cell xmlns:odf="http://opendocumentfellowship.org/1.0/spec" office:value-type="string">
            <text:p>Needs to return empty string at level &gt; 1.</text:p>
          </table:table-cell>
          <table:table-cell xmlns:odf="http://opendocumentfellowship.org/1.0/spec" table:formula="oooc:=LEN(LEFT(&quot;xxx&quot;;2^15-1))"/>
          <table:table-cell table:style-name="PassFailStyle" table:formula="oooc:=IF(ISERROR([.F643]);0;IF([.C643]=[.F643];1;0))"/>
          <table:table-cell table:style-name="WarningCellStyle" table:formula="oooc:=IF(ISERROR([.F643]);&quot;App gives unexpected error.&quot;;&quot;&quot;)"/>
        </table:table-row>
        <table:table-row table:style-name="WideRowStyle">
          <table:table-cell xmlns:odf="http://opendocumentfellowship.org/1.0/spec" office:value-type="string">
            <text:p>LEN</text:p>
          </table:table-cell>
          <table:table-cell xmlns:odf="http://opendocumentfellowship.org/1.0/spec" office:value-type="string">
            <text:p>=LEN("Hi There")</text:p>
          </table:table-cell>
          <table:table-cell office:value="8" office:value-type="float">
            <text:p>8</text:p>
          </table:table-cell>
          <table:table-cell xmlns:odf="http://opendocumentfellowship.org/1.0/spec" office:value-type="string">
            <text:p>1</text:p>
          </table:table-cell>
          <table:table-cell xmlns:odf="http://opendocumentfellowship.org/1.0/spec" office:value-type="string">
            <text:p>Space is a character.</text:p>
          </table:table-cell>
          <table:table-cell xmlns:odf="http://opendocumentfellowship.org/1.0/spec" table:formula="oooc:=LEN(&quot;Hi There&quot;)"/>
          <table:table-cell table:style-name="PassFailStyle" table:formula="oooc:=IF(ISERROR([.F644]);0;IF([.C644]=[.F644];1;0))"/>
          <table:table-cell table:style-name="WarningCellStyle" table:formula="oooc:=IF(ISERROR([.F644]);&quot;App gives unexpected error.&quot;;&quot;&quot;)"/>
        </table:table-row>
        <table:table-row table:style-name="WideRowStyle">
          <table:table-cell xmlns:odf="http://opendocumentfellowship.org/1.0/spec" office:value-type="string">
            <text:p>LEN</text:p>
          </table:table-cell>
          <table:table-cell xmlns:odf="http://opendocumentfellowship.org/1.0/spec" office:value-type="string">
            <text:p>=LEN("")</text:p>
          </table:table-cell>
          <table:table-cell office:value="0" office:value-type="float">
            <text:p>0</text:p>
          </table:table-cell>
          <table:table-cell xmlns:odf="http://opendocumentfellowship.org/1.0/spec" office:value-type="string">
            <text:p>1</text:p>
          </table:table-cell>
          <table:table-cell xmlns:odf="http://opendocumentfellowship.org/1.0/spec" office:value-type="string">
            <text:p>Empty string has zero characters.</text:p>
          </table:table-cell>
          <table:table-cell xmlns:odf="http://opendocumentfellowship.org/1.0/spec" table:formula="oooc:=LEN(&quot;&quot;)"/>
          <table:table-cell table:style-name="PassFailStyle" table:formula="oooc:=IF(ISERROR([.F645]);0;IF([.C645]=[.F645];1;0))"/>
          <table:table-cell table:style-name="WarningCellStyle" table:formula="oooc:=IF(ISERROR([.F645]);&quot;App gives unexpected error.&quot;;&quot;&quot;)"/>
        </table:table-row>
        <table:table-row table:style-name="WideRowStyle">
          <table:table-cell xmlns:odf="http://opendocumentfellowship.org/1.0/spec" office:value-type="string">
            <text:p>LEN</text:p>
          </table:table-cell>
          <table:table-cell xmlns:odf="http://opendocumentfellowship.org/1.0/spec" office:value-type="string">
            <text:p>=LEN(55)</text:p>
          </table:table-cell>
          <table:table-cell office:value="2" office:value-type="float">
            <text:p>2</text:p>
          </table:table-cell>
          <table:table-cell xmlns:odf="http://opendocumentfellowship.org/1.0/spec" office:value-type="string">
            <text:p>1</text:p>
          </table:table-cell>
          <table:table-cell xmlns:odf="http://opendocumentfellowship.org/1.0/spec" office:value-type="string">
            <text:p>Numbers are automatically converted.</text:p>
          </table:table-cell>
          <table:table-cell xmlns:odf="http://opendocumentfellowship.org/1.0/spec" table:formula="oooc:=LEN(55)"/>
          <table:table-cell table:style-name="PassFailStyle" table:formula="oooc:=IF(ISERROR([.F646]);0;IF([.C646]=[.F646];1;0))"/>
          <table:table-cell table:style-name="WarningCellStyle" table:formula="oooc:=IF(ISERROR([.F646]);&quot;App gives unexpected error.&quot;;&quot;&quot;)"/>
        </table:table-row>
        <table:table-row table:style-name="WideRowStyle">
          <table:table-cell xmlns:odf="http://opendocumentfellowship.org/1.0/spec" office:value-type="string">
            <text:p>LOWER</text:p>
          </table:table-cell>
          <table:table-cell xmlns:odf="http://opendocumentfellowship.org/1.0/spec" office:value-type="string">
            <text:p>=LOWER("HELLObc7")</text:p>
          </table:table-cell>
          <table:table-cell table:formula="oooc:=&quot;hellobc7&quot;" office:value-type="string"/>
          <table:table-cell xmlns:odf="http://opendocumentfellowship.org/1.0/spec" office:value-type="string">
            <text:p>1</text:p>
          </table:table-cell>
          <table:table-cell xmlns:odf="http://opendocumentfellowship.org/1.0/spec" office:value-type="string">
            <text:p>Uppercase converted to lowercase; other characters just copied to result.</text:p>
          </table:table-cell>
          <table:table-cell xmlns:odf="http://opendocumentfellowship.org/1.0/spec" table:formula="oooc:=LOWER(&quot;HELLObc7&quot;)"/>
          <table:table-cell table:style-name="PassFailStyle" table:formula="oooc:=IF(ISERROR([.F647]);0;IF([.C647]=[.F647];1;0))"/>
          <table:table-cell table:style-name="WarningCellStyle" table:formula="oooc:=IF(ISERROR([.F647]);&quot;App gives unexpected error.&quot;;&quot;&quot;)"/>
        </table:table-row>
        <table:table-row table:style-name="WideRowStyle">
          <table:table-cell xmlns:odf="http://opendocumentfellowship.org/1.0/spec" office:value-type="string">
            <text:p>MID</text:p>
          </table:table-cell>
          <table:table-cell xmlns:odf="http://opendocumentfellowship.org/1.0/spec" office:value-type="string">
            <text:p>=MID("123456789";5;3)</text:p>
          </table:table-cell>
          <table:table-cell table:formula="oooc:=&quot;567&quot;" office:value-type="string"/>
          <table:table-cell xmlns:odf="http://opendocumentfellowship.org/1.0/spec" office:value-type="string">
            <text:p>1</text:p>
          </table:table-cell>
          <table:table-cell xmlns:odf="http://opendocumentfellowship.org/1.0/spec" office:value-type="string">
            <text:p>Simple use of MID.</text:p>
          </table:table-cell>
          <table:table-cell xmlns:odf="http://opendocumentfellowship.org/1.0/spec" table:formula="oooc:=MID(&quot;123456789&quot;;5;3)"/>
          <table:table-cell table:style-name="PassFailStyle" table:formula="oooc:=IF(ISERROR([.F648]);0;IF([.C648]=[.F648];1;0))"/>
          <table:table-cell table:style-name="WarningCellStyle" table:formula="oooc:=IF(ISERROR([.F648]);&quot;App gives unexpected error.&quot;;&quot;&quot;)"/>
        </table:table-row>
        <table:table-row table:style-name="WideRowStyle">
          <table:table-cell xmlns:odf="http://opendocumentfellowship.org/1.0/spec" office:value-type="string">
            <text:p>MID</text:p>
          </table:table-cell>
          <table:table-cell xmlns:odf="http://opendocumentfellowship.org/1.0/spec" office:value-type="string">
            <text:p>=MID("123456789";20;3)</text:p>
          </table:table-cell>
          <table:table-cell table:formula="oooc:=&quot;&quot;" office:value-type="string"/>
          <table:table-cell xmlns:odf="http://opendocumentfellowship.org/1.0/spec" office:value-type="string">
            <text:p>1</text:p>
          </table:table-cell>
          <table:table-cell xmlns:odf="http://opendocumentfellowship.org/1.0/spec" office:value-type="string">
            <text:p>If Start is beyond string, return empty string.</text:p>
          </table:table-cell>
          <table:table-cell xmlns:odf="http://opendocumentfellowship.org/1.0/spec" table:formula="oooc:=MID(&quot;123456789&quot;;20;3)"/>
          <table:table-cell table:style-name="PassFailStyle" table:formula="oooc:=IF(ISERROR([.F649]);0;IF([.C649]=[.F649];1;0))"/>
          <table:table-cell table:style-name="WarningCellStyle" table:formula="oooc:=IF(ISERROR([.F649]);&quot;App gives unexpected error.&quot;;&quot;&quot;)"/>
        </table:table-row>
        <table:table-row table:style-name="WideRowStyle">
          <table:table-cell xmlns:odf="http://opendocumentfellowship.org/1.0/spec" office:value-type="string">
            <text:p>PROPER</text:p>
          </table:table-cell>
          <table:table-cell xmlns:odf="http://opendocumentfellowship.org/1.0/spec" office:value-type="string">
            <text:p>=PROPER("hello there")</text:p>
          </table:table-cell>
          <table:table-cell table:formula="oooc:=&quot;Hello There&quot;" office:value-type="string"/>
          <table:table-cell xmlns:odf="http://opendocumentfellowship.org/1.0/spec" office:value-type="string">
            <text:p>1</text:p>
          </table:table-cell>
          <table:table-cell xmlns:odf="http://opendocumentfellowship.org/1.0/spec" office:value-type="string">
            <text:p>The first letter is uppercase and the following letter are lowercase.</text:p>
          </table:table-cell>
          <table:table-cell xmlns:odf="http://opendocumentfellowship.org/1.0/spec" table:formula="oooc:=PROPER(&quot;hello there&quot;)"/>
          <table:table-cell table:style-name="PassFailStyle" table:formula="oooc:=IF(ISERROR([.F650]);0;IF([.C650]=[.F650];1;0))"/>
          <table:table-cell table:style-name="WarningCellStyle" table:formula="oooc:=IF(ISERROR([.F650]);&quot;App gives unexpected error.&quot;;&quot;&quot;)"/>
        </table:table-row>
        <table:table-row table:style-name="WideRowStyle">
          <table:table-cell xmlns:odf="http://opendocumentfellowship.org/1.0/spec" office:value-type="string">
            <text:p>PROPER</text:p>
          </table:table-cell>
          <table:table-cell xmlns:odf="http://opendocumentfellowship.org/1.0/spec" office:value-type="string">
            <text:p>=PROPER("HELLO THERE")</text:p>
          </table:table-cell>
          <table:table-cell table:formula="oooc:=&quot;Hello There&quot;" office:value-type="string"/>
          <table:table-cell xmlns:odf="http://opendocumentfellowship.org/1.0/spec" office:value-type="string">
            <text:p>1</text:p>
          </table:table-cell>
          <table:table-cell xmlns:odf="http://opendocumentfellowship.org/1.0/spec" office:value-type="string">
            <text:p>The first letter is uppercase and the following letter are lowercase.</text:p>
          </table:table-cell>
          <table:table-cell xmlns:odf="http://opendocumentfellowship.org/1.0/spec" table:formula="oooc:=PROPER(&quot;HELLO THERE&quot;)"/>
          <table:table-cell table:style-name="PassFailStyle" table:formula="oooc:=IF(ISERROR([.F651]);0;IF([.C651]=[.F651];1;0))"/>
          <table:table-cell table:style-name="WarningCellStyle" table:formula="oooc:=IF(ISERROR([.F651]);&quot;App gives unexpected error.&quot;;&quot;&quot;)"/>
        </table:table-row>
        <table:table-row table:style-name="WideRowStyle">
          <table:table-cell xmlns:odf="http://opendocumentfellowship.org/1.0/spec" office:value-type="string">
            <text:p>PROPER</text:p>
          </table:table-cell>
          <table:table-cell xmlns:odf="http://opendocumentfellowship.org/1.0/spec" office:value-type="string">
            <text:p>=PROPER("HELLO.THERE")</text:p>
          </table:table-cell>
          <table:table-cell table:formula="oooc:=&quot;Hello.There&quot;" office:value-type="string"/>
          <table:table-cell xmlns:odf="http://opendocumentfellowship.org/1.0/spec" office:value-type="string">
            <text:p>1</text:p>
          </table:table-cell>
          <table:table-cell xmlns:odf="http://opendocumentfellowship.org/1.0/spec" office:value-type="string">
            <text:p>Words are separated by spaces, punctuation, etc.</text:p>
          </table:table-cell>
          <table:table-cell xmlns:odf="http://opendocumentfellowship.org/1.0/spec" table:formula="oooc:=PROPER(&quot;HELLO.THERE&quot;)"/>
          <table:table-cell table:style-name="PassFailStyle" table:formula="oooc:=IF(ISERROR([.F652]);0;IF([.C652]=[.F652];1;0))"/>
          <table:table-cell table:style-name="WarningCellStyle" table:formula="oooc:=IF(ISERROR([.F652]);&quot;App gives unexpected error.&quot;;&quot;&quot;)"/>
        </table:table-row>
        <table:table-row table:style-name="WideRowStyle">
          <table:table-cell xmlns:odf="http://opendocumentfellowship.org/1.0/spec" office:value-type="string">
            <text:p>REPLACE</text:p>
          </table:table-cell>
          <table:table-cell xmlns:odf="http://opendocumentfellowship.org/1.0/spec" office:value-type="string">
            <text:p>=REPLACE("123456789";5;3;"Q")</text:p>
          </table:table-cell>
          <table:table-cell table:formula="oooc:=&quot;1234Q89&quot;" office:value-type="string"/>
          <table:table-cell xmlns:odf="http://opendocumentfellowship.org/1.0/spec" office:value-type="string">
            <text:p>1</text:p>
          </table:table-cell>
          <table:table-cell xmlns:odf="http://opendocumentfellowship.org/1.0/spec" office:value-type="string">
            <text:p>Replacement text may have different length.</text:p>
          </table:table-cell>
          <table:table-cell xmlns:odf="http://opendocumentfellowship.org/1.0/spec" table:formula="oooc:=REPLACE(&quot;123456789&quot;;5;3;&quot;Q&quot;)"/>
          <table:table-cell table:style-name="PassFailStyle" table:formula="oooc:=IF(ISERROR([.F653]);0;IF([.C653]=[.F653];1;0))"/>
          <table:table-cell table:style-name="WarningCellStyle" table:formula="oooc:=IF(ISERROR([.F653]);&quot;App gives unexpected error.&quot;;&quot;&quot;)"/>
        </table:table-row>
        <table:table-row table:style-name="WideRowStyle">
          <table:table-cell xmlns:odf="http://opendocumentfellowship.org/1.0/spec" office:value-type="string">
            <text:p>REPLACE</text:p>
          </table:table-cell>
          <table:table-cell xmlns:odf="http://opendocumentfellowship.org/1.0/spec" office:value-type="string">
            <text:p>=REPLACE("123456789";5;0;"Q")</text:p>
          </table:table-cell>
          <table:table-cell table:formula="oooc:=&quot;1234Q56789&quot;" office:value-type="string"/>
          <table:table-cell xmlns:odf="http://opendocumentfellowship.org/1.0/spec" office:value-type="string">
            <text:p>1</text:p>
          </table:table-cell>
          <table:table-cell xmlns:odf="http://opendocumentfellowship.org/1.0/spec" office:value-type="string">
            <text:p>If Len=0, 0 characters removed.</text:p>
          </table:table-cell>
          <table:table-cell xmlns:odf="http://opendocumentfellowship.org/1.0/spec" table:formula="oooc:=REPLACE(&quot;123456789&quot;;5;0;&quot;Q&quot;)"/>
          <table:table-cell table:style-name="PassFailStyle" table:formula="oooc:=IF(ISERROR([.F654]);0;IF([.C654]=[.F654];1;0))"/>
          <table:table-cell table:style-name="WarningCellStyle" table:formula="oooc:=IF(ISERROR([.F654]);&quot;App gives unexpected error.&quot;;&quot;&quot;)"/>
        </table:table-row>
        <table:table-row table:style-name="WideRowStyle">
          <table:table-cell xmlns:odf="http://opendocumentfellowship.org/1.0/spec" office:value-type="string">
            <text:p>REPT</text:p>
          </table:table-cell>
          <table:table-cell xmlns:odf="http://opendocumentfellowship.org/1.0/spec" office:value-type="string">
            <text:p>=REPT("X";3)</text:p>
          </table:table-cell>
          <table:table-cell table:formula="oooc:=&quot;XXX&quot;" office:value-type="string"/>
          <table:table-cell xmlns:odf="http://opendocumentfellowship.org/1.0/spec" office:value-type="string">
            <text:p>1</text:p>
          </table:table-cell>
          <table:table-cell xmlns:odf="http://opendocumentfellowship.org/1.0/spec" office:value-type="string">
            <text:p>Simple REPT.</text:p>
          </table:table-cell>
          <table:table-cell xmlns:odf="http://opendocumentfellowship.org/1.0/spec" table:formula="oooc:=REPT(&quot;X&quot;;3)"/>
          <table:table-cell table:style-name="PassFailStyle" table:formula="oooc:=IF(ISERROR([.F655]);0;IF([.C655]=[.F655];1;0))"/>
          <table:table-cell table:style-name="WarningCellStyle" table:formula="oooc:=IF(ISERROR([.F655]);&quot;App gives unexpected error.&quot;;&quot;&quot;)"/>
        </table:table-row>
        <table:table-row table:style-name="WideRowStyle">
          <table:table-cell xmlns:odf="http://opendocumentfellowship.org/1.0/spec" office:value-type="string">
            <text:p>REPT</text:p>
          </table:table-cell>
          <table:table-cell xmlns:odf="http://opendocumentfellowship.org/1.0/spec" office:value-type="string">
            <text:p>=REPT("XY";2)</text:p>
          </table:table-cell>
          <table:table-cell table:formula="oooc:=&quot;XYXY&quot;" office:value-type="string"/>
          <table:table-cell xmlns:odf="http://opendocumentfellowship.org/1.0/spec" office:value-type="string">
            <text:p>1</text:p>
          </table:table-cell>
          <table:table-cell xmlns:odf="http://opendocumentfellowship.org/1.0/spec" office:value-type="string">
            <text:p>Repeated text can have length &gt; 0.</text:p>
          </table:table-cell>
          <table:table-cell xmlns:odf="http://opendocumentfellowship.org/1.0/spec" table:formula="oooc:=REPT(&quot;XY&quot;;2)"/>
          <table:table-cell table:style-name="PassFailStyle" table:formula="oooc:=IF(ISERROR([.F656]);0;IF([.C656]=[.F656];1;0))"/>
          <table:table-cell table:style-name="WarningCellStyle" table:formula="oooc:=IF(ISERROR([.F656]);&quot;App gives unexpected error.&quot;;&quot;&quot;)"/>
        </table:table-row>
        <table:table-row table:style-name="WideRowStyle">
          <table:table-cell xmlns:odf="http://opendocumentfellowship.org/1.0/spec" office:value-type="string">
            <text:p>REPT</text:p>
          </table:table-cell>
          <table:table-cell xmlns:odf="http://opendocumentfellowship.org/1.0/spec" office:value-type="string">
            <text:p>=REPT("X";2.9)</text:p>
          </table:table-cell>
          <table:table-cell table:formula="oooc:=&quot;XX&quot;" office:value-type="string"/>
          <table:table-cell xmlns:odf="http://opendocumentfellowship.org/1.0/spec" office:value-type="string">
            <text:p>1</text:p>
          </table:table-cell>
          <table:table-cell xmlns:odf="http://opendocumentfellowship.org/1.0/spec" office:value-type="string">
            <text:p>INT(Count) used if count is a fraction.</text:p>
          </table:table-cell>
          <table:table-cell xmlns:odf="http://opendocumentfellowship.org/1.0/spec" table:formula="oooc:=REPT(&quot;X&quot;;2.9)"/>
          <table:table-cell table:style-name="PassFailStyle" table:formula="oooc:=IF(ISERROR([.F657]);0;IF([.C657]=[.F657];1;0))"/>
          <table:table-cell table:style-name="WarningCellStyle" table:formula="oooc:=IF(ISERROR([.F657]);&quot;App gives unexpected error.&quot;;&quot;&quot;)"/>
        </table:table-row>
        <table:table-row table:style-name="WideRowStyle">
          <table:table-cell xmlns:odf="http://opendocumentfellowship.org/1.0/spec" office:value-type="string">
            <text:p>REPT</text:p>
          </table:table-cell>
          <table:table-cell xmlns:odf="http://opendocumentfellowship.org/1.0/spec" office:value-type="string">
            <text:p>=REPT("X";0)</text:p>
          </table:table-cell>
          <table:table-cell table:formula="oooc:=&quot;&quot;" office:value-type="string"/>
          <table:table-cell xmlns:odf="http://opendocumentfellowship.org/1.0/spec" office:value-type="string">
            <text:p>1</text:p>
          </table:table-cell>
          <table:table-cell xmlns:odf="http://opendocumentfellowship.org/1.0/spec" office:value-type="string">
            <text:p>If Count is zero, empty string.</text:p>
          </table:table-cell>
          <table:table-cell xmlns:odf="http://opendocumentfellowship.org/1.0/spec" table:formula="oooc:=REPT(&quot;X&quot;;0)"/>
          <table:table-cell table:style-name="PassFailStyle" table:formula="oooc:=IF(ISERROR([.F658]);0;IF([.C658]=[.F658];1;0))"/>
          <table:table-cell table:style-name="WarningCellStyle" table:formula="oooc:=IF(ISERROR([.F658]);&quot;App gives unexpected error.&quot;;&quot;&quot;)"/>
        </table:table-row>
        <table:table-row table:style-name="WideRowStyle">
          <table:table-cell xmlns:odf="http://opendocumentfellowship.org/1.0/spec" office:value-type="string">
            <text:p>RIGHT</text:p>
          </table:table-cell>
          <table:table-cell xmlns:odf="http://opendocumentfellowship.org/1.0/spec" office:value-type="string">
            <text:p>=RIGHT("Hello";2)</text:p>
          </table:table-cell>
          <table:table-cell table:formula="oooc:=&quot;lo&quot;" office:value-type="string"/>
          <table:table-cell xmlns:odf="http://opendocumentfellowship.org/1.0/spec" office:value-type="string">
            <text:p>1</text:p>
          </table:table-cell>
          <table:table-cell xmlns:odf="http://opendocumentfellowship.org/1.0/spec" office:value-type="string">
            <text:p>Simple RIGHT().</text:p>
          </table:table-cell>
          <table:table-cell xmlns:odf="http://opendocumentfellowship.org/1.0/spec" table:formula="oooc:=RIGHT(&quot;Hello&quot;;2)"/>
          <table:table-cell table:style-name="PassFailStyle" table:formula="oooc:=IF(ISERROR([.F659]);0;IF([.C659]=[.F659];1;0))"/>
          <table:table-cell table:style-name="WarningCellStyle" table:formula="oooc:=IF(ISERROR([.F659]);&quot;App gives unexpected error.&quot;;&quot;&quot;)"/>
        </table:table-row>
        <table:table-row table:style-name="WideRowStyle">
          <table:table-cell xmlns:odf="http://opendocumentfellowship.org/1.0/spec" office:value-type="string">
            <text:p>RIGHT</text:p>
          </table:table-cell>
          <table:table-cell xmlns:odf="http://opendocumentfellowship.org/1.0/spec" office:value-type="string">
            <text:p>=RIGHT("Hello")</text:p>
          </table:table-cell>
          <table:table-cell table:formula="oooc:=&quot;o&quot;" office:value-type="string"/>
          <table:table-cell xmlns:odf="http://opendocumentfellowship.org/1.0/spec" office:value-type="string">
            <text:p>1</text:p>
          </table:table-cell>
          <table:table-cell xmlns:odf="http://opendocumentfellowship.org/1.0/spec" office:value-type="string">
            <text:p>Length defaults to 1.</text:p>
          </table:table-cell>
          <table:table-cell xmlns:odf="http://opendocumentfellowship.org/1.0/spec" table:formula="oooc:=RIGHT(&quot;Hello&quot;)"/>
          <table:table-cell table:style-name="PassFailStyle" table:formula="oooc:=IF(ISERROR([.F660]);0;IF([.C660]=[.F660];1;0))"/>
          <table:table-cell table:style-name="WarningCellStyle" table:formula="oooc:=IF(ISERROR([.F660]);&quot;App gives unexpected error.&quot;;&quot;&quot;)"/>
        </table:table-row>
        <table:table-row table:style-name="WideRowStyle">
          <table:table-cell xmlns:odf="http://opendocumentfellowship.org/1.0/spec" office:value-type="string">
            <text:p>RIGHT</text:p>
          </table:table-cell>
          <table:table-cell xmlns:odf="http://opendocumentfellowship.org/1.0/spec" office:value-type="string">
            <text:p>=RIGHT("Hello";20)</text:p>
          </table:table-cell>
          <table:table-cell table:formula="oooc:=&quot;Hello&quot;" office:value-type="string"/>
          <table:table-cell xmlns:odf="http://opendocumentfellowship.org/1.0/spec" office:value-type="string">
            <text:p>1</text:p>
          </table:table-cell>
          <table:table-cell xmlns:odf="http://opendocumentfellowship.org/1.0/spec" office:value-type="string">
            <text:p>If Length is longer than T, returns T.</text:p>
          </table:table-cell>
          <table:table-cell xmlns:odf="http://opendocumentfellowship.org/1.0/spec" table:formula="oooc:=RIGHT(&quot;Hello&quot;;20)"/>
          <table:table-cell table:style-name="PassFailStyle" table:formula="oooc:=IF(ISERROR([.F661]);0;IF([.C661]=[.F661];1;0))"/>
          <table:table-cell table:style-name="WarningCellStyle" table:formula="oooc:=IF(ISERROR([.F661]);&quot;App gives unexpected error.&quot;;&quot;&quot;)"/>
        </table:table-row>
        <table:table-row table:style-name="WideRowStyle">
          <table:table-cell xmlns:odf="http://opendocumentfellowship.org/1.0/spec" office:value-type="string">
            <text:p>RIGHT</text:p>
          </table:table-cell>
          <table:table-cell xmlns:odf="http://opendocumentfellowship.org/1.0/spec" office:value-type="string">
            <text:p>=RIGHT("Hello";0)</text:p>
          </table:table-cell>
          <table:table-cell table:formula="oooc:=&quot;&quot;" office:value-type="string"/>
          <table:table-cell xmlns:odf="http://opendocumentfellowship.org/1.0/spec" office:value-type="string">
            <text:p>1</text:p>
          </table:table-cell>
          <table:table-cell xmlns:odf="http://opendocumentfellowship.org/1.0/spec" office:value-type="string">
            <text:p>If Length 0, returns empty string.</text:p>
          </table:table-cell>
          <table:table-cell xmlns:odf="http://opendocumentfellowship.org/1.0/spec" table:formula="oooc:=RIGHT(&quot;Hello&quot;;0)"/>
          <table:table-cell table:style-name="PassFailStyle" table:formula="oooc:=IF(ISERROR([.F662]);0;IF([.C662]=[.F662];1;0))"/>
          <table:table-cell table:style-name="WarningCellStyle" table:formula="oooc:=IF(ISERROR([.F662]);&quot;App gives unexpected error.&quot;;&quot;&quot;)"/>
        </table:table-row>
        <table:table-row table:style-name="WideRowStyle">
          <table:table-cell xmlns:odf="http://opendocumentfellowship.org/1.0/spec" office:value-type="string">
            <text:p>RIGHT</text:p>
          </table:table-cell>
          <table:table-cell xmlns:odf="http://opendocumentfellowship.org/1.0/spec" office:value-type="string">
            <text:p>=RIGHT("Hello";2^15-1)</text:p>
          </table:table-cell>
          <table:table-cell table:formula="oooc:=&quot;Hello&quot;" office:value-type="string"/>
          <table:table-cell xmlns:odf="http://opendocumentfellowship.org/1.0/spec" office:value-type="string">
            <text:p>1</text:p>
          </table:table-cell>
          <table:table-cell xmlns:odf="http://opendocumentfellowship.org/1.0/spec" office:value-type="string">
            <text:p>If Length is larger than T and is very large, it still returns the original short string.</text:p>
          </table:table-cell>
          <table:table-cell xmlns:odf="http://opendocumentfellowship.org/1.0/spec" table:formula="oooc:=RIGHT(&quot;Hello&quot;;2^15-1)"/>
          <table:table-cell table:style-name="PassFailStyle" table:formula="oooc:=IF(ISERROR([.F663]);0;IF([.C663]=[.F663];1;0))"/>
          <table:table-cell table:style-name="WarningCellStyle" table:formula="oooc:=IF(ISERROR([.F663]);&quot;App gives unexpected error.&quot;;&quot;&quot;)"/>
        </table:table-row>
        <table:table-row table:style-name="WideRowStyle">
          <table:table-cell xmlns:odf="http://opendocumentfellowship.org/1.0/spec" office:value-type="string">
            <text:p>RIGHT</text:p>
          </table:table-cell>
          <table:table-cell xmlns:odf="http://opendocumentfellowship.org/1.0/spec" office:value-type="string">
            <text:p>=RIGHT("";4)</text:p>
          </table:table-cell>
          <table:table-cell table:formula="oooc:=&quot;&quot;" office:value-type="string"/>
          <table:table-cell xmlns:odf="http://opendocumentfellowship.org/1.0/spec" office:value-type="string">
            <text:p>1</text:p>
          </table:table-cell>
          <table:table-cell xmlns:odf="http://opendocumentfellowship.org/1.0/spec" office:value-type="string">
            <text:p>Given an empty string, always returns empty string.</text:p>
          </table:table-cell>
          <table:table-cell xmlns:odf="http://opendocumentfellowship.org/1.0/spec" table:formula="oooc:=RIGHT(&quot;&quot;;4)"/>
          <table:table-cell table:style-name="PassFailStyle" table:formula="oooc:=IF(ISERROR([.F664]);0;IF([.C664]=[.F664];1;0))"/>
          <table:table-cell table:style-name="WarningCellStyle" table:formula="oooc:=IF(ISERROR([.F664]);&quot;App gives unexpected error.&quot;;&quot;&quot;)"/>
        </table:table-row>
        <table:table-row table:style-name="WideRowStyle">
          <table:table-cell xmlns:odf="http://opendocumentfellowship.org/1.0/spec" office:value-type="string">
            <text:p>SEARCH</text:p>
          </table:table-cell>
          <table:table-cell xmlns:odf="http://opendocumentfellowship.org/1.0/spec" office:value-type="string">
            <text:p>=SEARCH("b";"abcabc")</text:p>
          </table:table-cell>
          <table:table-cell office:value="2" office:value-type="float">
            <text:p>2</text:p>
          </table:table-cell>
          <table:table-cell xmlns:odf="http://opendocumentfellowship.org/1.0/spec" office:value-type="string">
            <text:p>2</text:p>
          </table:table-cell>
          <table:table-cell xmlns:odf="http://opendocumentfellowship.org/1.0/spec" office:value-type="string">
            <text:p>Simple SEARCH().</text:p>
          </table:table-cell>
          <table:table-cell xmlns:odf="http://opendocumentfellowship.org/1.0/spec" table:formula="oooc:=SEARCH(&quot;b&quot;;&quot;abcabc&quot;)"/>
          <table:table-cell table:style-name="PassFailStyle" table:formula="oooc:=IF(ISERROR([.F665]);0;IF([.C665]=[.F665];1;0))"/>
          <table:table-cell table:style-name="WarningCellStyle" table:formula="oooc:=IF(ISERROR([.F665]);&quot;App gives unexpected error.&quot;;&quot;&quot;)"/>
        </table:table-row>
        <table:table-row table:style-name="WideRowStyle">
          <table:table-cell xmlns:odf="http://opendocumentfellowship.org/1.0/spec" office:value-type="string">
            <text:p>SEARCH</text:p>
          </table:table-cell>
          <table:table-cell xmlns:odf="http://opendocumentfellowship.org/1.0/spec" office:value-type="string">
            <text:p>=SEARCH("b";"abcabcabc"; 3)</text:p>
          </table:table-cell>
          <table:table-cell office:value="5" office:value-type="float">
            <text:p>5</text:p>
          </table:table-cell>
          <table:table-cell xmlns:odf="http://opendocumentfellowship.org/1.0/spec" office:value-type="string">
            <text:p>2</text:p>
          </table:table-cell>
          <table:table-cell xmlns:odf="http://opendocumentfellowship.org/1.0/spec" office:value-type="string">
            <text:p>Start changes the start of the search.</text:p>
          </table:table-cell>
          <table:table-cell xmlns:odf="http://opendocumentfellowship.org/1.0/spec" table:formula="oooc:=SEARCH(&quot;b&quot;;&quot;abcabcabc&quot;; 3)"/>
          <table:table-cell table:style-name="PassFailStyle" table:formula="oooc:=IF(ISERROR([.F666]);0;IF([.C666]=[.F666];1;0))"/>
          <table:table-cell table:style-name="WarningCellStyle" table:formula="oooc:=IF(ISERROR([.F666]);&quot;App gives unexpected error.&quot;;&quot;&quot;)"/>
        </table:table-row>
        <table:table-row table:style-name="WideRowStyle">
          <table:table-cell xmlns:odf="http://opendocumentfellowship.org/1.0/spec" office:value-type="string">
            <text:p>SEARCH</text:p>
          </table:table-cell>
          <table:table-cell xmlns:odf="http://opendocumentfellowship.org/1.0/spec" office:value-type="string">
            <text:p>=SEARCH("b";"ABC";1)</text:p>
          </table:table-cell>
          <table:table-cell office:value="2" office:value-type="float">
            <text:p>2</text:p>
          </table:table-cell>
          <table:table-cell xmlns:odf="http://opendocumentfellowship.org/1.0/spec" office:value-type="string">
            <text:p>2</text:p>
          </table:table-cell>
          <table:table-cell xmlns:odf="http://opendocumentfellowship.org/1.0/spec" office:value-type="string">
            <text:p>Matching is not case-sensitive.</text:p>
          </table:table-cell>
          <table:table-cell xmlns:odf="http://opendocumentfellowship.org/1.0/spec" table:formula="oooc:=SEARCH(&quot;b&quot;;&quot;ABC&quot;;1)"/>
          <table:table-cell table:style-name="PassFailStyle" table:formula="oooc:=IF(ISERROR([.F667]);0;IF([.C667]=[.F667];1;0))"/>
          <table:table-cell table:style-name="WarningCellStyle" table:formula="oooc:=IF(ISERROR([.F667]);&quot;App gives unexpected error.&quot;;&quot;&quot;)"/>
        </table:table-row>
        <table:table-row table:style-name="WideRowStyle">
          <table:table-cell xmlns:odf="http://opendocumentfellowship.org/1.0/spec" office:value-type="string">
            <text:p>SEARCH</text:p>
          </table:table-cell>
          <table:table-cell xmlns:odf="http://opendocumentfellowship.org/1.0/spec" office:value-type="string">
            <text:p>=SEARCH("c?a";"abcabcda")</text:p>
          </table:table-cell>
          <table:table-cell office:value="6" office:value-type="float">
            <text:p>6</text:p>
          </table:table-cell>
          <table:table-cell xmlns:odf="http://opendocumentfellowship.org/1.0/spec" office:value-type="string">
            <text:p>2</text:p>
          </table:table-cell>
          <table:table-cell xmlns:odf="http://opendocumentfellowship.org/1.0/spec" office:value-type="string">
            <text:p>Question mark matches one character</text:p>
          </table:table-cell>
          <table:table-cell xmlns:odf="http://opendocumentfellowship.org/1.0/spec" table:formula="oooc:=SEARCH(&quot;c?a&quot;;&quot;abcabcda&quot;)"/>
          <table:table-cell table:style-name="PassFailStyle" table:formula="oooc:=IF(ISERROR([.F668]);0;IF([.C668]=[.F668];1;0))"/>
          <table:table-cell table:style-name="WarningCellStyle" table:formula="oooc:=IF(ISERROR([.F668]);&quot;App gives unexpected error.&quot;;&quot;&quot;)"/>
        </table:table-row>
        <table:table-row table:style-name="WideRowStyle">
          <table:table-cell xmlns:odf="http://opendocumentfellowship.org/1.0/spec" office:value-type="string">
            <text:p>SEARCH</text:p>
          </table:table-cell>
          <table:table-cell xmlns:odf="http://opendocumentfellowship.org/1.0/spec" office:value-type="string">
            <text:p>=SEARCH("e*o";"yes and no")</text:p>
          </table:table-cell>
          <table:table-cell office:value="2" office:value-type="float">
            <text:p>2</text:p>
          </table:table-cell>
          <table:table-cell xmlns:odf="http://opendocumentfellowship.org/1.0/spec" office:value-type="string">
            <text:p>2</text:p>
          </table:table-cell>
          <table:table-cell xmlns:odf="http://opendocumentfellowship.org/1.0/spec" office:value-type="string">
            <text:p>Asterisk matches anything</text:p>
          </table:table-cell>
          <table:table-cell xmlns:odf="http://opendocumentfellowship.org/1.0/spec" table:formula="oooc:=SEARCH(&quot;e*o&quot;;&quot;yes and no&quot;)"/>
          <table:table-cell table:style-name="PassFailStyle" table:formula="oooc:=IF(ISERROR([.F669]);0;IF([.C669]=[.F669];1;0))"/>
          <table:table-cell table:style-name="WarningCellStyle" table:formula="oooc:=IF(ISERROR([.F669]);&quot;App gives unexpected error.&quot;;&quot;&quot;)"/>
        </table:table-row>
        <table:table-row table:style-name="WideRowStyle">
          <table:table-cell xmlns:odf="http://opendocumentfellowship.org/1.0/spec" office:value-type="string">
            <text:p>SEARCH</text:p>
          </table:table-cell>
          <table:table-cell xmlns:odf="http://opendocumentfellowship.org/1.0/spec" office:value-type="string">
            <text:p>=SEARCH("b*c";"abcabcabc")</text:p>
          </table:table-cell>
          <table:table-cell office:value="2" office:value-type="float">
            <text:p>2</text:p>
          </table:table-cell>
          <table:table-cell xmlns:odf="http://opendocumentfellowship.org/1.0/spec" office:value-type="string">
            <text:p>2</text:p>
          </table:table-cell>
          <table:table-cell xmlns:odf="http://opendocumentfellowship.org/1.0/spec" office:value-type="string">
            <text:p>Asterisk matches an empty string</text:p>
          </table:table-cell>
          <table:table-cell xmlns:odf="http://opendocumentfellowship.org/1.0/spec" table:formula="oooc:=SEARCH(&quot;b*c&quot;;&quot;abcabcabc&quot;)"/>
          <table:table-cell table:style-name="PassFailStyle" table:formula="oooc:=IF(ISERROR([.F670]);0;IF([.C670]=[.F670];1;0))"/>
          <table:table-cell table:style-name="WarningCellStyle" table:formula="oooc:=IF(ISERROR([.F670]);&quot;App gives unexpected error.&quot;;&quot;&quot;)"/>
        </table:table-row>
        <table:table-row table:style-name="WideRowStyle">
          <table:table-cell xmlns:odf="http://opendocumentfellowship.org/1.0/spec" office:value-type="string">
            <text:p>SUBSTITUTE</text:p>
          </table:table-cell>
          <table:table-cell xmlns:odf="http://opendocumentfellowship.org/1.0/spec" office:value-type="string">
            <text:p>=SUBSTITUTE("121212";"2";"ab")</text:p>
          </table:table-cell>
          <table:table-cell table:formula="oooc:=&quot;1ab1ab1ab&quot;" office:value-type="string"/>
          <table:table-cell xmlns:odf="http://opendocumentfellowship.org/1.0/spec" office:value-type="string">
            <text:p>1</text:p>
          </table:table-cell>
          <table:table-cell xmlns:odf="http://opendocumentfellowship.org/1.0/spec" office:value-type="string">
            <text:p>Without Which, all replaced.</text:p>
          </table:table-cell>
          <table:table-cell xmlns:odf="http://opendocumentfellowship.org/1.0/spec" table:formula="oooc:=SUBSTITUTE(&quot;121212&quot;;&quot;2&quot;;&quot;ab&quot;)"/>
          <table:table-cell table:style-name="PassFailStyle" table:formula="oooc:=IF(ISERROR([.F671]);0;IF([.C671]=[.F671];1;0))"/>
          <table:table-cell table:style-name="WarningCellStyle" table:formula="oooc:=IF(ISERROR([.F671]);&quot;App gives unexpected error.&quot;;&quot;&quot;)"/>
        </table:table-row>
        <table:table-row table:style-name="WideRowStyle">
          <table:table-cell xmlns:odf="http://opendocumentfellowship.org/1.0/spec" office:value-type="string">
            <text:p>SUBSTITUTE</text:p>
          </table:table-cell>
          <table:table-cell xmlns:odf="http://opendocumentfellowship.org/1.0/spec" office:value-type="string">
            <text:p>=SUBSTITUTE("121212";"2";"ab";2)</text:p>
          </table:table-cell>
          <table:table-cell table:formula="oooc:=&quot;121ab12&quot;" office:value-type="string"/>
          <table:table-cell xmlns:odf="http://opendocumentfellowship.org/1.0/spec" office:value-type="string">
            <text:p>1</text:p>
          </table:table-cell>
          <table:table-cell xmlns:odf="http://opendocumentfellowship.org/1.0/spec" office:value-type="string">
            <text:p>Which starts counting from 1.</text:p>
          </table:table-cell>
          <table:table-cell xmlns:odf="http://opendocumentfellowship.org/1.0/spec" table:formula="oooc:=SUBSTITUTE(&quot;121212&quot;;&quot;2&quot;;&quot;ab&quot;;2)"/>
          <table:table-cell table:style-name="PassFailStyle" table:formula="oooc:=IF(ISERROR([.F672]);0;IF([.C672]=[.F672];1;0))"/>
          <table:table-cell table:style-name="WarningCellStyle" table:formula="oooc:=IF(ISERROR([.F672]);&quot;App gives unexpected error.&quot;;&quot;&quot;)"/>
        </table:table-row>
        <table:table-row table:style-name="WideRowStyle">
          <table:table-cell xmlns:odf="http://opendocumentfellowship.org/1.0/spec" office:value-type="string">
            <text:p>SUBSTITUTE</text:p>
          </table:table-cell>
          <table:table-cell xmlns:odf="http://opendocumentfellowship.org/1.0/spec" office:value-type="string">
            <text:p>=SUBSTITUTE("Hello";"x";"ab")</text:p>
          </table:table-cell>
          <table:table-cell table:formula="oooc:=&quot;Hello&quot;" office:value-type="string"/>
          <table:table-cell xmlns:odf="http://opendocumentfellowship.org/1.0/spec" office:value-type="string">
            <text:p>1</text:p>
          </table:table-cell>
          <table:table-cell xmlns:odf="http://opendocumentfellowship.org/1.0/spec" office:value-type="string">
            <text:p>If not found, returns unchanged.</text:p>
          </table:table-cell>
          <table:table-cell xmlns:odf="http://opendocumentfellowship.org/1.0/spec" table:formula="oooc:=SUBSTITUTE(&quot;Hello&quot;;&quot;x&quot;;&quot;ab&quot;)"/>
          <table:table-cell table:style-name="PassFailStyle" table:formula="oooc:=IF(ISERROR([.F673]);0;IF([.C673]=[.F673];1;0))"/>
          <table:table-cell table:style-name="WarningCellStyle" table:formula="oooc:=IF(ISERROR([.F673]);&quot;App gives unexpected error.&quot;;&quot;&quot;)"/>
        </table:table-row>
        <table:table-row table:style-name="WideRowStyle">
          <table:table-cell xmlns:odf="http://opendocumentfellowship.org/1.0/spec" office:value-type="string">
            <text:p>SUBSTITUTE</text:p>
          </table:table-cell>
          <table:table-cell xmlns:odf="http://opendocumentfellowship.org/1.0/spec" office:value-type="string">
            <text:p>=SUBSTITUTE("xyz";"";"ab")</text:p>
          </table:table-cell>
          <table:table-cell table:formula="oooc:=&quot;xyz&quot;" office:value-type="string"/>
          <table:table-cell xmlns:odf="http://opendocumentfellowship.org/1.0/spec" office:value-type="string">
            <text:p>1</text:p>
          </table:table-cell>
          <table:table-cell xmlns:odf="http://opendocumentfellowship.org/1.0/spec" office:value-type="string">
            <text:p>Returns T if Old is Length 0.</text:p>
          </table:table-cell>
          <table:table-cell xmlns:odf="http://opendocumentfellowship.org/1.0/spec" table:formula="oooc:=SUBSTITUTE(&quot;xyz&quot;;&quot;&quot;;&quot;ab&quot;)"/>
          <table:table-cell table:style-name="PassFailStyle" table:formula="oooc:=IF(ISERROR([.F674]);0;IF([.C674]=[.F674];1;0))"/>
          <table:table-cell table:style-name="WarningCellStyle" table:formula="oooc:=IF(ISERROR([.F674]);&quot;App gives unexpected error.&quot;;&quot;&quot;)"/>
        </table:table-row>
        <table:table-row table:style-name="WideRowStyle">
          <table:table-cell xmlns:odf="http://opendocumentfellowship.org/1.0/spec" office:value-type="string">
            <text:p>SUBSTITUTE</text:p>
          </table:table-cell>
          <table:table-cell xmlns:odf="http://opendocumentfellowship.org/1.0/spec" office:value-type="string">
            <text:p>=SUBSTITUTE("";"";"ab")</text:p>
          </table:table-cell>
          <table:table-cell table:formula="oooc:=&quot;&quot;" office:value-type="string"/>
          <table:table-cell xmlns:odf="http://opendocumentfellowship.org/1.0/spec" office:value-type="string">
            <text:p>1</text:p>
          </table:table-cell>
          <table:table-cell xmlns:odf="http://opendocumentfellowship.org/1.0/spec" office:value-type="string">
            <text:p>Returns T if Old is Length 0, even if T is empty (it does not consider an empty T to "match" an empty Old).</text:p>
          </table:table-cell>
          <table:table-cell xmlns:odf="http://opendocumentfellowship.org/1.0/spec" table:formula="oooc:=SUBSTITUTE(&quot;&quot;;&quot;&quot;;&quot;ab&quot;)"/>
          <table:table-cell table:style-name="PassFailStyle" table:formula="oooc:=IF(ISERROR([.F675]);0;IF([.C675]=[.F675];1;0))"/>
          <table:table-cell table:style-name="WarningCellStyle" table:formula="oooc:=IF(ISERROR([.F675]);&quot;App gives unexpected error.&quot;;&quot;&quot;)"/>
        </table:table-row>
        <table:table-row table:style-name="WideRowStyle">
          <table:table-cell xmlns:odf="http://opendocumentfellowship.org/1.0/spec" office:value-type="string">
            <text:p>T</text:p>
          </table:table-cell>
          <table:table-cell xmlns:odf="http://opendocumentfellowship.org/1.0/spec" office:value-type="string">
            <text:p>=T("HI")</text:p>
          </table:table-cell>
          <table:table-cell table:formula="oooc:=&quot;HI&quot;" office:value-type="string"/>
          <table:table-cell xmlns:odf="http://opendocumentfellowship.org/1.0/spec" office:value-type="string">
            <text:p>1</text:p>
          </table:table-cell>
          <table:table-cell xmlns:odf="http://opendocumentfellowship.org/1.0/spec" office:value-type="string">
            <text:p>T does not change text.</text:p>
          </table:table-cell>
          <table:table-cell xmlns:odf="http://opendocumentfellowship.org/1.0/spec" table:formula="oooc:=T(&quot;HI&quot;)"/>
          <table:table-cell table:style-name="PassFailStyle" table:formula="oooc:=IF(ISERROR([.F676]);0;IF([.C676]=[.F676];1;0))"/>
          <table:table-cell table:style-name="WarningCellStyle" table:formula="oooc:=IF(ISERROR([.F676]);&quot;App gives unexpected error.&quot;;&quot;&quot;)"/>
        </table:table-row>
        <table:table-row table:style-name="WideRowStyle">
          <table:table-cell xmlns:odf="http://opendocumentfellowship.org/1.0/spec" office:value-type="string">
            <text:p>T</text:p>
          </table:table-cell>
          <table:table-cell xmlns:odf="http://opendocumentfellowship.org/1.0/spec" office:value-type="string">
            <text:p>=T([.B3])</text:p>
          </table:table-cell>
          <table:table-cell table:formula="oooc:=&quot;7&quot;" office:value-type="string"/>
          <table:table-cell xmlns:odf="http://opendocumentfellowship.org/1.0/spec" office:value-type="string">
            <text:p>1</text:p>
          </table:table-cell>
          <table:table-cell xmlns:odf="http://opendocumentfellowship.org/1.0/spec" office:value-type="string">
            <text:p>References transformed into what they reference.</text:p>
          </table:table-cell>
          <table:table-cell xmlns:odf="http://opendocumentfellowship.org/1.0/spec" table:formula="oooc:=T([.B3])"/>
          <table:table-cell table:style-name="PassFailStyle" table:formula="oooc:=IF(ISERROR([.F677]);0;IF([.C677]=[.F677];1;0))"/>
          <table:table-cell table:style-name="WarningCellStyle" table:formula="oooc:=IF(ISERROR([.F677]);&quot;App gives unexpected error.&quot;;&quot;&quot;)"/>
        </table:table-row>
        <table:table-row table:style-name="WideRowStyle">
          <table:table-cell xmlns:odf="http://opendocumentfellowship.org/1.0/spec" office:value-type="string">
            <text:p>T</text:p>
          </table:table-cell>
          <table:table-cell xmlns:odf="http://opendocumentfellowship.org/1.0/spec" office:value-type="string">
            <text:p>=T(5)</text:p>
          </table:table-cell>
          <table:table-cell table:formula="oooc:=&quot;&quot;" office:value-type="string"/>
          <table:table-cell xmlns:odf="http://opendocumentfellowship.org/1.0/spec" office:value-type="string">
            <text:p>1</text:p>
          </table:table-cell>
          <table:table-cell xmlns:odf="http://opendocumentfellowship.org/1.0/spec" office:value-type="string">
            <text:p>Non-text converted into null string.</text:p>
          </table:table-cell>
          <table:table-cell xmlns:odf="http://opendocumentfellowship.org/1.0/spec" table:formula="oooc:=T(5)"/>
          <table:table-cell table:style-name="PassFailStyle" table:formula="oooc:=IF(ISERROR([.F678]);0;IF([.C678]=[.F678];1;0))"/>
          <table:table-cell table:style-name="WarningCellStyle" table:formula="oooc:=IF(ISERROR([.F678]);&quot;App gives unexpected error.&quot;;&quot;&quot;)"/>
        </table:table-row>
        <table:table-row table:style-name="WideRowStyle">
          <table:table-cell xmlns:odf="http://opendocumentfellowship.org/1.0/spec" office:value-type="string">
            <text:p>TEXT</text:p>
          </table:table-cell>
          <table:table-cell xmlns:odf="http://opendocumentfellowship.org/1.0/spec" office:value-type="string">
            <text:p>=TEXT("HI")</text:p>
          </table:table-cell>
          <table:table-cell table:formula="oooc:=&quot;HI&quot;" office:value-type="string"/>
          <table:table-cell xmlns:odf="http://opendocumentfellowship.org/1.0/spec" office:value-type="string">
            <text:p>1</text:p>
          </table:table-cell>
          <table:table-cell xmlns:odf="http://opendocumentfellowship.org/1.0/spec" office:value-type="string">
            <text:p>TEXT does not change text.</text:p>
          </table:table-cell>
          <table:table-cell xmlns:odf="http://opendocumentfellowship.org/1.0/spec" table:formula="oooc:=TEXT(&quot;HI&quot;)"/>
          <table:table-cell table:style-name="PassFailStyle" table:formula="oooc:=IF(ISERROR([.F679]);0;IF([.C679]=[.F679];1;0))"/>
          <table:table-cell table:style-name="WarningCellStyle" table:formula="oooc:=IF(ISERROR([.F679]);&quot;App gives unexpected error.&quot;;&quot;&quot;)"/>
        </table:table-row>
        <table:table-row table:style-name="WideRowStyle">
          <table:table-cell xmlns:odf="http://opendocumentfellowship.org/1.0/spec" office:value-type="string">
            <text:p>TEXT</text:p>
          </table:table-cell>
          <table:table-cell xmlns:odf="http://opendocumentfellowship.org/1.0/spec" office:value-type="string">
            <text:p>=TEXT(5)</text:p>
          </table:table-cell>
          <table:table-cell table:formula="oooc:=&quot;5&quot;" office:value-type="string"/>
          <table:table-cell xmlns:odf="http://opendocumentfellowship.org/1.0/spec" office:value-type="string">
            <text:p>1</text:p>
          </table:table-cell>
          <table:table-cell xmlns:odf="http://opendocumentfellowship.org/1.0/spec" office:value-type="string">
            <text:p>Non-text converted to text. This is locale-specific.</text:p>
          </table:table-cell>
          <table:table-cell xmlns:odf="http://opendocumentfellowship.org/1.0/spec" table:formula="oooc:=TEXT(5)"/>
          <table:table-cell table:style-name="PassFailStyle" table:formula="oooc:=IF(ISERROR([.F680]);0;IF([.C680]=[.F680];1;0))"/>
          <table:table-cell table:style-name="WarningCellStyle" table:formula="oooc:=IF(ISERROR([.F680]);&quot;App gives unexpected error.&quot;;&quot;&quot;)"/>
        </table:table-row>
        <table:table-row table:style-name="WideRowStyle">
          <table:table-cell xmlns:odf="http://opendocumentfellowship.org/1.0/spec" office:value-type="string">
            <text:p>TRIM</text:p>
          </table:table-cell>
          <table:table-cell xmlns:odf="http://opendocumentfellowship.org/1.0/spec" office:value-type="string">
            <text:p>=TRIM(" HI ")</text:p>
          </table:table-cell>
          <table:table-cell table:formula="oooc:=&quot;HI&quot;" office:value-type="string"/>
          <table:table-cell xmlns:odf="http://opendocumentfellowship.org/1.0/spec" office:value-type="string">
            <text:p>1</text:p>
          </table:table-cell>
          <table:table-cell xmlns:odf="http://opendocumentfellowship.org/1.0/spec" office:value-type="string">
            <text:p>Simple TRIM().</text:p>
          </table:table-cell>
          <table:table-cell xmlns:odf="http://opendocumentfellowship.org/1.0/spec" table:formula="oooc:=TRIM(&quot; HI &quot;)"/>
          <table:table-cell table:style-name="PassFailStyle" table:formula="oooc:=IF(ISERROR([.F681]);0;IF([.C681]=[.F681];1;0))"/>
          <table:table-cell table:style-name="WarningCellStyle" table:formula="oooc:=IF(ISERROR([.F681]);&quot;App gives unexpected error.&quot;;&quot;&quot;)"/>
        </table:table-row>
        <table:table-row table:style-name="WideRowStyle">
          <table:table-cell xmlns:odf="http://opendocumentfellowship.org/1.0/spec" office:value-type="string">
            <text:p>TRIM</text:p>
          </table:table-cell>
          <table:table-cell xmlns:odf="http://opendocumentfellowship.org/1.0/spec" office:value-type="string">
            <text:p>=LEN(TRIM("H" &amp; " " &amp; " " &amp; "I"))</text:p>
          </table:table-cell>
          <table:table-cell office:value="3" office:value-type="float">
            <text:p>3</text:p>
          </table:table-cell>
          <table:table-cell xmlns:odf="http://opendocumentfellowship.org/1.0/spec" office:value-type="string">
            <text:p>1</text:p>
          </table:table-cell>
          <table:table-cell xmlns:odf="http://opendocumentfellowship.org/1.0/spec" office:value-type="string">
            <text:p>Multiple spaces become 1 space internally.</text:p>
          </table:table-cell>
          <table:table-cell xmlns:odf="http://opendocumentfellowship.org/1.0/spec" table:formula="oooc:=LEN(TRIM(&quot;H&quot; &amp; &quot; &quot; &amp; &quot; &quot; &amp; &quot;I&quot;))"/>
          <table:table-cell table:style-name="PassFailStyle" table:formula="oooc:=IF(ISERROR([.F682]);0;IF([.C682]=[.F682];1;0))"/>
          <table:table-cell table:style-name="WarningCellStyle" table:formula="oooc:=IF(ISERROR([.F682]);&quot;App gives unexpected error.&quot;;&quot;&quot;)"/>
        </table:table-row>
        <table:table-row table:style-name="WideRowStyle">
          <table:table-cell xmlns:odf="http://opendocumentfellowship.org/1.0/spec" office:value-type="string">
            <text:p>UPPER</text:p>
          </table:table-cell>
          <table:table-cell xmlns:odf="http://opendocumentfellowship.org/1.0/spec" office:value-type="string">
            <text:p>=UPPER("Habc7")</text:p>
          </table:table-cell>
          <table:table-cell table:formula="oooc:=&quot;HABC7&quot;" office:value-type="string"/>
          <table:table-cell xmlns:odf="http://opendocumentfellowship.org/1.0/spec" office:value-type="string">
            <text:p>1</text:p>
          </table:table-cell>
          <table:table-cell xmlns:odf="http://opendocumentfellowship.org/1.0/spec" office:value-type="string">
            <text:p>Lowercase converted to upper case; other characters just copied to result.</text:p>
          </table:table-cell>
          <table:table-cell xmlns:odf="http://opendocumentfellowship.org/1.0/spec" table:formula="oooc:=UPPER(&quot;Habc7&quot;)"/>
          <table:table-cell table:style-name="PassFailStyle" table:formula="oooc:=IF(ISERROR([.F683]);0;IF([.C683]=[.F683];1;0))"/>
          <table:table-cell table:style-name="WarningCellStyle" table:formula="oooc:=IF(ISERROR([.F683]);&quot;App gives unexpected error.&quot;;&quot;&quot;)"/>
        </table:table-row>
        <table:table-row table:style-name="WideRowStyle">
          <table:table-cell xmlns:odf="http://opendocumentfellowship.org/1.0/spec" office:value-type="string">
            <text:p>_DISTINCT_LOGICAL</text:p>
          </table:table-cell>
          <table:table-cell xmlns:odf="http://opendocumentfellowship.org/1.0/spec" office:value-type="string">
            <text:p>=TRUE()=1</text:p>
          </table:table-cell>
          <table:table-cell office:boolean-value="false" office:value-type="boolean">
            <text:p>FALSE</text:p>
          </table:table-cell>
          <table:table-cell xmlns:odf="http://opendocumentfellowship.org/1.0/spec" office:value-type="string">
            <text:p/>
          </table:table-cell>
          <table:table-cell xmlns:odf="http://opendocumentfellowship.org/1.0/spec" office:value-type="string">
            <text:p>True is not the same as 1.</text:p>
          </table:table-cell>
          <table:table-cell xmlns:odf="http://opendocumentfellowship.org/1.0/spec" table:formula="oooc:=TRUE()=1"/>
          <table:table-cell table:style-name="PassFailStyle" table:formula="oooc:=IF(ISERROR([.F684]);0;IF([.C684]=[.F684];1;0))"/>
          <table:table-cell table:style-name="WarningCellStyle" table:formula="oooc:=IF(ISERROR([.F684]);&quot;App gives unexpected error.&quot;;&quot;&quot;)"/>
        </table:table-row>
        <table:table-row table:style-name="WideRowStyle">
          <table:table-cell xmlns:odf="http://opendocumentfellowship.org/1.0/spec" office:value-type="string">
            <text:p>_DISTINCT_LOGICAL</text:p>
          </table:table-cell>
          <table:table-cell xmlns:odf="http://opendocumentfellowship.org/1.0/spec" office:value-type="string">
            <text:p>=FALSE()=0</text:p>
          </table:table-cell>
          <table:table-cell office:boolean-value="false" office:value-type="boolean">
            <text:p>FALSE</text:p>
          </table:table-cell>
          <table:table-cell xmlns:odf="http://opendocumentfellowship.org/1.0/spec" office:value-type="string">
            <text:p/>
          </table:table-cell>
          <table:table-cell xmlns:odf="http://opendocumentfellowship.org/1.0/spec" office:value-type="string">
            <text:p>False is not the same as 0.</text:p>
          </table:table-cell>
          <table:table-cell xmlns:odf="http://opendocumentfellowship.org/1.0/spec" table:formula="oooc:=FALSE()=0"/>
          <table:table-cell table:style-name="PassFailStyle" table:formula="oooc:=IF(ISERROR([.F685]);0;IF([.C685]=[.F685];1;0))"/>
          <table:table-cell table:style-name="WarningCellStyle" table:formula="oooc:=IF(ISERROR([.F685]);&quot;App gives unexpected error.&quot;;&quot;&quot;)"/>
        </table:table-row>
        <table:table-row table:style-name="WideRowStyle">
          <table:table-cell xmlns:odf="http://opendocumentfellowship.org/1.0/spec" office:value-type="string">
            <text:p>_DISTINCT_LOGICAL</text:p>
          </table:table-cell>
          <table:table-cell xmlns:odf="http://opendocumentfellowship.org/1.0/spec" office:value-type="string">
            <text:p>=ISNUMBER(TRUE())</text:p>
          </table:table-cell>
          <table:table-cell office:boolean-value="false" office:value-type="boolean">
            <text:p>FALSE</text:p>
          </table:table-cell>
          <table:table-cell xmlns:odf="http://opendocumentfellowship.org/1.0/spec" office:value-type="string">
            <text:p/>
          </table:table-cell>
          <table:table-cell xmlns:odf="http://opendocumentfellowship.org/1.0/spec" office:value-type="string">
            <text:p>True/false are distinct from numbers.</text:p>
          </table:table-cell>
          <table:table-cell xmlns:odf="http://opendocumentfellowship.org/1.0/spec" table:formula="oooc:=ISNUMBER(TRUE())"/>
          <table:table-cell table:style-name="PassFailStyle" table:formula="oooc:=IF(ISERROR([.F686]);0;IF([.C686]=[.F686];1;0))"/>
          <table:table-cell table:style-name="WarningCellStyle" table:formula="oooc:=IF(ISERROR([.F686]);&quot;App gives unexpected error.&quot;;&quot;&quot;)"/>
        </table:table-row>
        <table:table-row table:style-name="WideRowStyle">
          <table:table-cell xmlns:odf="http://opendocumentfellowship.org/1.0/spec" office:value-type="string">
            <text:p>_DISTINCT_LOGICAL</text:p>
          </table:table-cell>
          <table:table-cell xmlns:odf="http://opendocumentfellowship.org/1.0/spec" office:value-type="string">
            <text:p>=ISTEXT(TRUE())</text:p>
          </table:table-cell>
          <table:table-cell office:boolean-value="false" office:value-type="boolean">
            <text:p>FALSE</text:p>
          </table:table-cell>
          <table:table-cell xmlns:odf="http://opendocumentfellowship.org/1.0/spec" office:value-type="string">
            <text:p/>
          </table:table-cell>
          <table:table-cell xmlns:odf="http://opendocumentfellowship.org/1.0/spec" office:value-type="string">
            <text:p>True/false are distinct from Text, too</text:p>
          </table:table-cell>
          <table:table-cell xmlns:odf="http://opendocumentfellowship.org/1.0/spec" table:formula="oooc:=ISTEXT(TRUE())"/>
          <table:table-cell table:style-name="PassFailStyle" table:formula="oooc:=IF(ISERROR([.F687]);0;IF([.C687]=[.F687];1;0))"/>
          <table:table-cell table:style-name="WarningCellStyle" table:formula="oooc:=IF(ISERROR([.F687]);&quot;App gives unexpected error.&quot;;&quot;&quot;)"/>
        </table:table-row>
        <table:table-row table:style-name="WideRowStyle">
          <table:table-cell xmlns:odf="http://opendocumentfellowship.org/1.0/spec" office:value-type="string">
            <text:p>_DISTINCT_LOGICAL</text:p>
          </table:table-cell>
          <table:table-cell xmlns:odf="http://opendocumentfellowship.org/1.0/spec" office:value-type="string">
            <text:p>=ISLOGICAL(1)</text:p>
          </table:table-cell>
          <table:table-cell office:boolean-value="false" office:value-type="boolean">
            <text:p>FALSE</text:p>
          </table:table-cell>
          <table:table-cell xmlns:odf="http://opendocumentfellowship.org/1.0/spec" office:value-type="string">
            <text:p/>
          </table:table-cell>
          <table:table-cell xmlns:odf="http://opendocumentfellowship.org/1.0/spec" office:value-type="string">
            <text:p>Numbers are distinct from the logical type.</text:p>
          </table:table-cell>
          <table:table-cell xmlns:odf="http://opendocumentfellowship.org/1.0/spec" table:formula="oooc:=ISLOGICAL(1)"/>
          <table:table-cell table:style-name="PassFailStyle" table:formula="oooc:=IF(ISERROR([.F688]);0;IF([.C688]=[.F688];1;0))"/>
          <table:table-cell table:style-name="WarningCellStyle" table:formula="oooc:=IF(ISERROR([.F688]);&quot;App gives unexpected error.&quot;;&quot;&quot;)"/>
        </table:table-row>
        <table:table-row table:style-name="WideRowStyle">
          <table:table-cell xmlns:odf="http://opendocumentfellowship.org/1.0/spec" office:value-type="string">
            <text:p>_DISTINCT_LOGICAL</text:p>
          </table:table-cell>
          <table:table-cell xmlns:odf="http://opendocumentfellowship.org/1.0/spec" office:value-type="string">
            <text:p>=ISNUMBER([.B10])</text:p>
          </table:table-cell>
          <table:table-cell office:boolean-value="true" office:value-type="boolean">
            <text:p>TRUE</text:p>
          </table:table-cell>
          <table:table-cell xmlns:odf="http://opendocumentfellowship.org/1.0/spec" office:value-type="string">
            <text:p/>
          </table:table-cell>
          <table:table-cell xmlns:odf="http://opendocumentfellowship.org/1.0/spec" office:value-type="string">
            <text:p>Zero, even if acquired via a reference, is a number.</text:p>
          </table:table-cell>
          <table:table-cell xmlns:odf="http://opendocumentfellowship.org/1.0/spec" table:formula="oooc:=ISNUMBER([.B10])"/>
          <table:table-cell table:style-name="PassFailStyle" table:formula="oooc:=IF(ISERROR([.F689]);0;IF([.C689]=[.F689];1;0))"/>
          <table:table-cell table:style-name="WarningCellStyle" table:formula="oooc:=IF(ISERROR([.F689]);&quot;App gives unexpected error.&quot;;&quot;&quot;)"/>
        </table:table-row>
        <table:table-row table:style-name="WideRowStyle">
          <table:table-cell xmlns:odf="http://opendocumentfellowship.org/1.0/spec" office:value-type="string">
            <text:p>_DISTINCT_LOGICAL</text:p>
          </table:table-cell>
          <table:table-cell xmlns:odf="http://opendocumentfellowship.org/1.0/spec" office:value-type="string">
            <text:p>=ISLOGICAL([.B10])</text:p>
          </table:table-cell>
          <table:table-cell office:boolean-value="false" office:value-type="boolean">
            <text:p>FALSE</text:p>
          </table:table-cell>
          <table:table-cell xmlns:odf="http://opendocumentfellowship.org/1.0/spec" office:value-type="string">
            <text:p/>
          </table:table-cell>
          <table:table-cell xmlns:odf="http://opendocumentfellowship.org/1.0/spec" office:value-type="string">
            <text:p>Zero is not a logical value – even though it could be converted into one.</text:p>
          </table:table-cell>
          <table:table-cell xmlns:odf="http://opendocumentfellowship.org/1.0/spec" table:formula="oooc:=ISLOGICAL([.B10])"/>
          <table:table-cell table:style-name="PassFailStyle" table:formula="oooc:=IF(ISERROR([.F690]);0;IF([.C690]=[.F690];1;0))"/>
          <table:table-cell table:style-name="WarningCellStyle" table:formula="oooc:=IF(ISERROR([.F690]);&quot;App gives unexpected error.&quot;;&quot;&quot;)"/>
        </table:table-row>
        <table:table-row table:style-name="WideRowStyle">
          <table:table-cell xmlns:odf="http://opendocumentfellowship.org/1.0/spec" office:value-type="string">
            <text:p>_DISTINCT_LOGICAL</text:p>
          </table:table-cell>
          <table:table-cell xmlns:odf="http://opendocumentfellowship.org/1.0/spec" office:value-type="string">
            <text:p>=ISNUMBER([.B6])</text:p>
          </table:table-cell>
          <table:table-cell office:boolean-value="false" office:value-type="boolean">
            <text:p>FALSE</text:p>
          </table:table-cell>
          <table:table-cell xmlns:odf="http://opendocumentfellowship.org/1.0/spec" office:value-type="string">
            <text:p/>
          </table:table-cell>
          <table:table-cell xmlns:odf="http://opendocumentfellowship.org/1.0/spec" office:value-type="string">
            <text:p>A computed "true" value is not a number.</text:p>
          </table:table-cell>
          <table:table-cell xmlns:odf="http://opendocumentfellowship.org/1.0/spec" table:formula="oooc:=ISNUMBER([.B6])"/>
          <table:table-cell table:style-name="PassFailStyle" table:formula="oooc:=IF(ISERROR([.F691]);0;IF([.C691]=[.F691];1;0))"/>
          <table:table-cell table:style-name="WarningCellStyle" table:formula="oooc:=IF(ISERROR([.F691]);&quot;App gives unexpected error.&quot;;&quot;&quot;)"/>
        </table:table-row>
        <table:table-row table:style-name="WideRowStyle">
          <table:table-cell xmlns:odf="http://opendocumentfellowship.org/1.0/spec" office:value-type="string">
            <text:p>_DISTINCT_LOGICAL</text:p>
          </table:table-cell>
          <table:table-cell xmlns:odf="http://opendocumentfellowship.org/1.0/spec" office:value-type="string">
            <text:p>=ISLOGICAL([.B6])</text:p>
          </table:table-cell>
          <table:table-cell office:boolean-value="true" office:value-type="boolean">
            <text:p>TRUE</text:p>
          </table:table-cell>
          <table:table-cell xmlns:odf="http://opendocumentfellowship.org/1.0/spec" office:value-type="string">
            <text:p/>
          </table:table-cell>
          <table:table-cell xmlns:odf="http://opendocumentfellowship.org/1.0/spec" office:value-type="string">
            <text:p>A computed "true" value is a logical value.</text:p>
          </table:table-cell>
          <table:table-cell xmlns:odf="http://opendocumentfellowship.org/1.0/spec" table:formula="oooc:=ISLOGICAL([.B6])"/>
          <table:table-cell table:style-name="PassFailStyle" table:formula="oooc:=IF(ISERROR([.F692]);0;IF([.C692]=[.F692];1;0))"/>
          <table:table-cell table:style-name="WarningCellStyle" table:formula="oooc:=IF(ISERROR([.F692]);&quot;App gives unexpected error.&quot;;&quot;&quot;)"/>
        </table:table-row>
        <table:table-row table:style-name="WideRowStyle">
          <table:table-cell xmlns:odf="http://opendocumentfellowship.org/1.0/spec" office:value-type="string">
            <text:p>_DISTINCT_LOGICAL</text:p>
          </table:table-cell>
          <table:table-cell xmlns:odf="http://opendocumentfellowship.org/1.0/spec" office:value-type="string">
            <text:p>=COUNT([.B6];2;3)</text:p>
          </table:table-cell>
          <table:table-cell office:value="2" office:value-type="float">
            <text:p>2</text:p>
          </table:table-cell>
          <table:table-cell xmlns:odf="http://opendocumentfellowship.org/1.0/spec" office:value-type="string">
            <text:p/>
          </table:table-cell>
          <table:table-cell xmlns:odf="http://opendocumentfellowship.org/1.0/spec" office:value-type="string">
            <text:p>Logical types are ignored in reference parameters.</text:p>
          </table:table-cell>
          <table:table-cell xmlns:odf="http://opendocumentfellowship.org/1.0/spec" table:formula="oooc:=COUNT([.B6];2;3)"/>
          <table:table-cell table:style-name="PassFailStyle" table:formula="oooc:=IF(ISERROR([.F693]);0;IF([.C693]=[.F693];1;0))"/>
          <table:table-cell table:style-name="WarningCellStyle" table:formula="oooc:=IF(ISERROR([.F693]);&quot;App gives unexpected error.&quot;;&quot;&quot;)"/>
        </table:table-row>
        <table:table-row table:style-name="WideRowStyle">
          <table:table-cell xmlns:odf="http://opendocumentfellowship.org/1.0/spec" office:value-type="string">
            <text:p>_DISTINCT_LOGICAL</text:p>
          </table:table-cell>
          <table:table-cell xmlns:odf="http://opendocumentfellowship.org/1.0/spec" office:value-type="string">
            <text:p>=COUNT(FALSE();2;3)</text:p>
          </table:table-cell>
          <table:table-cell office:value="3" office:value-type="float">
            <text:p>3</text:p>
          </table:table-cell>
          <table:table-cell xmlns:odf="http://opendocumentfellowship.org/1.0/spec" office:value-type="string">
            <text:p/>
          </table:table-cell>
          <table:table-cell xmlns:odf="http://opendocumentfellowship.org/1.0/spec" office:value-type="string">
            <text:p>Logical is treated as a number if inline; it is converted to a number before being passed to the function, and thus counted (when inline).</text:p>
          </table:table-cell>
          <table:table-cell xmlns:odf="http://opendocumentfellowship.org/1.0/spec" table:formula="oooc:=COUNT(FALSE();2;3)"/>
          <table:table-cell table:style-name="PassFailStyle" table:formula="oooc:=IF(ISERROR([.F694]);0;IF([.C694]=[.F694];1;0))"/>
          <table:table-cell table:style-name="WarningCellStyle" table:formula="oooc:=IF(ISERROR([.F694]);&quot;App gives unexpected error.&quot;;&quot;&quot;)"/>
        </table:table-row>
        <table:table-row table:style-name="WideRowStyle">
          <table:table-cell xmlns:odf="http://opendocumentfellowship.org/1.0/spec" office:value-type="string">
            <text:p>_DISTINCT_LOGICAL</text:p>
          </table:table-cell>
          <table:table-cell xmlns:odf="http://opendocumentfellowship.org/1.0/spec" office:value-type="string">
            <text:p>=COUNT([.B3:.B6])</text:p>
          </table:table-cell>
          <table:table-cell office:value="2" office:value-type="float">
            <text:p>2</text:p>
          </table:table-cell>
          <table:table-cell xmlns:odf="http://opendocumentfellowship.org/1.0/spec" office:value-type="string">
            <text:p/>
          </table:table-cell>
          <table:table-cell xmlns:odf="http://opendocumentfellowship.org/1.0/spec" office:value-type="string">
            <text:p>IConversion to NumberSequence ignores strings (in B3) and logical values (a TRUE() in B6).</text:p>
          </table:table-cell>
          <table:table-cell xmlns:odf="http://opendocumentfellowship.org/1.0/spec" table:formula="oooc:=COUNT([.B3:.B6])"/>
          <table:table-cell table:style-name="PassFailStyle" table:formula="oooc:=IF(ISERROR([.F695]);0;IF([.C695]=[.F695];1;0))"/>
          <table:table-cell table:style-name="WarningCellStyle" table:formula="oooc:=IF(ISERROR([.F695]);&quot;App gives unexpected error.&quot;;&quot;&quot;)"/>
        </table:table-row>
        <table:table-row table:style-name="WideRowStyle">
          <table:table-cell xmlns:odf="http://opendocumentfellowship.org/1.0/spec" office:value-type="string">
            <text:p>_AUTO_TEXT_TO_NUMBER</text:p>
          </table:table-cell>
          <table:table-cell xmlns:odf="http://opendocumentfellowship.org/1.0/spec" office:value-type="string">
            <text:p>="7"+0</text:p>
          </table:table-cell>
          <table:table-cell office:value="7" office:value-type="float">
            <text:p>7</text:p>
          </table:table-cell>
          <table:table-cell xmlns:odf="http://opendocumentfellowship.org/1.0/spec" office:value-type="string">
            <text:p/>
          </table:table-cell>
          <table:table-cell xmlns:odf="http://opendocumentfellowship.org/1.0/spec" office:value-type="string">
            <text:p>If _AUTO_TEXT_TO_NUMBER, then the "+" operator (which requires numbers) forces the conversion of "7" into 7.</text:p>
          </table:table-cell>
          <table:table-cell xmlns:odf="http://opendocumentfellowship.org/1.0/spec" table:formula="oooc:=&quot;7&quot;+0"/>
          <table:table-cell table:style-name="PassFailStyle" table:formula="oooc:=IF(ISERROR([.F696]);0;IF([.C696]=[.F696];1;0))"/>
          <table:table-cell table:style-name="WarningCellStyle" table:formula="oooc:=IF(ISERROR([.F696]);&quot;App gives unexpected error.&quot;;&quot;&quot;)"/>
        </table:table-row>
        <table:table-row table:style-name="WideRowStyle">
          <table:table-cell xmlns:odf="http://opendocumentfellowship.org/1.0/spec" office:value-type="string">
            <text:p>_AUTO_TEXT_TO_NUMBER</text:p>
          </table:table-cell>
          <table:table-cell xmlns:odf="http://opendocumentfellowship.org/1.0/spec" office:value-type="string">
            <text:p>=[.B3]+0</text:p>
          </table:table-cell>
          <table:table-cell office:value="7" office:value-type="float">
            <text:p>7</text:p>
          </table:table-cell>
          <table:table-cell xmlns:odf="http://opendocumentfellowship.org/1.0/spec" office:value-type="string">
            <text:p/>
          </table:table-cell>
          <table:table-cell xmlns:odf="http://opendocumentfellowship.org/1.0/spec" office:value-type="string">
            <text:p>If _AUTO_TEXT_TO_NUMBER, then the "+" operator (which requires numbers) forces the conversion of the reference to the text value "7" into 7.</text:p>
          </table:table-cell>
          <table:table-cell xmlns:odf="http://opendocumentfellowship.org/1.0/spec" table:formula="oooc:=[.B3]+0"/>
          <table:table-cell table:style-name="PassFailStyle" table:formula="oooc:=IF(ISERROR([.F697]);0;IF([.C697]=[.F697];1;0))"/>
          <table:table-cell table:style-name="WarningCellStyle" table:formula="oooc:=IF(ISERROR([.F697]);&quot;App gives unexpected error.&quot;;&quot;&quot;)"/>
        </table:table-row>
        <table:table-row table:style-name="WideRowStyle">
          <table:table-cell xmlns:odf="http://opendocumentfellowship.org/1.0/spec" office:value-type="string">
            <text:p>_AUTO_TEXT_TO_NUMBER</text:p>
          </table:table-cell>
          <table:table-cell xmlns:odf="http://opendocumentfellowship.org/1.0/spec" office:value-type="string">
            <text:p>=COS("7")=COS(7)</text:p>
          </table:table-cell>
          <table:table-cell office:boolean-value="true" office:value-type="boolean">
            <text:p>TRUE</text:p>
          </table:table-cell>
          <table:table-cell xmlns:odf="http://opendocumentfellowship.org/1.0/spec" office:value-type="string">
            <text:p/>
          </table:table-cell>
          <table:table-cell xmlns:odf="http://opendocumentfellowship.org/1.0/spec" office:value-type="string">
            <text:p>Function calls requiring Number cause a conversion of text, just like operators do.</text:p>
          </table:table-cell>
          <table:table-cell xmlns:odf="http://opendocumentfellowship.org/1.0/spec" table:formula="oooc:=COS(&quot;7&quot;)=COS(7)"/>
          <table:table-cell table:style-name="PassFailStyle" table:formula="oooc:=IF(ISERROR([.F698]);0;IF([.C698]=[.F698];1;0))"/>
          <table:table-cell table:style-name="WarningCellStyle" table:formula="oooc:=IF(ISERROR([.F698]);&quot;App gives unexpected error.&quot;;&quot;&quot;)"/>
        </table:table-row>
        <table:table-row table:style-name="WideRowStyle">
          <table:table-cell xmlns:odf="http://opendocumentfellowship.org/1.0/spec" office:value-type="string">
            <text:p>_AUTO_TEXT_TO_NUMBER</text:p>
          </table:table-cell>
          <table:table-cell xmlns:odf="http://opendocumentfellowship.org/1.0/spec" office:value-type="string">
            <text:p>=COS([.B3])=COS(7)</text:p>
          </table:table-cell>
          <table:table-cell office:boolean-value="true" office:value-type="boolean">
            <text:p>TRUE</text:p>
          </table:table-cell>
          <table:table-cell xmlns:odf="http://opendocumentfellowship.org/1.0/spec" office:value-type="string">
            <text:p/>
          </table:table-cell>
          <table:table-cell xmlns:odf="http://opendocumentfellowship.org/1.0/spec" office:value-type="string">
            <text:p>Function calls requiring Number cause a conversion of referenced text, just like operators do.</text:p>
          </table:table-cell>
          <table:table-cell xmlns:odf="http://opendocumentfellowship.org/1.0/spec" table:formula="oooc:=COS([.B3])=COS(7)"/>
          <table:table-cell table:style-name="PassFailStyle" table:formula="oooc:=IF(ISERROR([.F699]);0;IF([.C699]=[.F699];1;0))"/>
          <table:table-cell table:style-name="WarningCellStyle" table:formula="oooc:=IF(ISERROR([.F699]);&quot;App gives unexpected error.&quot;;&quot;&quot;)"/>
        </table:table-row>
        <table:table-row table:style-name="WideRowStyle">
          <table:table-cell xmlns:odf="http://opendocumentfellowship.org/1.0/spec" office:value-type="string">
            <text:p>_AUTO_TEXT_TO_NUMBER</text:p>
          </table:table-cell>
          <table:table-cell xmlns:odf="http://opendocumentfellowship.org/1.0/spec" office:value-type="string">
            <text:p>="7"+[.B4]</text:p>
          </table:table-cell>
          <table:table-cell office:value="9" office:value-type="float">
            <text:p>9</text:p>
          </table:table-cell>
          <table:table-cell xmlns:odf="http://opendocumentfellowship.org/1.0/spec" office:value-type="string">
            <text:p/>
          </table:table-cell>
          <table:table-cell xmlns:odf="http://opendocumentfellowship.org/1.0/spec" office:value-type="string">
            <text:p>Adding forces conversion of constant text value "7" on LHS.</text:p>
          </table:table-cell>
          <table:table-cell xmlns:odf="http://opendocumentfellowship.org/1.0/spec" table:formula="oooc:=&quot;7&quot;+[.B4]"/>
          <table:table-cell table:style-name="PassFailStyle" table:formula="oooc:=IF(ISERROR([.F700]);0;IF([.C700]=[.F700];1;0))"/>
          <table:table-cell table:style-name="WarningCellStyle" table:formula="oooc:=IF(ISERROR([.F700]);&quot;App gives unexpected error.&quot;;&quot;&quot;)"/>
        </table:table-row>
        <table:table-row table:style-name="WideRowStyle">
          <table:table-cell xmlns:odf="http://opendocumentfellowship.org/1.0/spec" office:value-type="string">
            <text:p>_AUTO_TEXT_TO_NUMBER</text:p>
          </table:table-cell>
          <table:table-cell xmlns:odf="http://opendocumentfellowship.org/1.0/spec" office:value-type="string">
            <text:p>=[.B4]+"7"</text:p>
          </table:table-cell>
          <table:table-cell office:value="9" office:value-type="float">
            <text:p>9</text:p>
          </table:table-cell>
          <table:table-cell xmlns:odf="http://opendocumentfellowship.org/1.0/spec" office:value-type="string">
            <text:p/>
          </table:table-cell>
          <table:table-cell xmlns:odf="http://opendocumentfellowship.org/1.0/spec" office:value-type="string">
            <text:p>Adding forces conversion of constant text value "7" on RHS.</text:p>
          </table:table-cell>
          <table:table-cell xmlns:odf="http://opendocumentfellowship.org/1.0/spec" table:formula="oooc:=[.B4]+&quot;7&quot;"/>
          <table:table-cell table:style-name="PassFailStyle" table:formula="oooc:=IF(ISERROR([.F701]);0;IF([.C701]=[.F701];1;0))"/>
          <table:table-cell table:style-name="WarningCellStyle" table:formula="oooc:=IF(ISERROR([.F701]);&quot;App gives unexpected error.&quot;;&quot;&quot;)"/>
        </table:table-row>
        <table:table-row table:style-name="WideRowStyle">
          <table:table-cell xmlns:odf="http://opendocumentfellowship.org/1.0/spec" office:value-type="string">
            <text:p>_AUTO_TEXT_TO_NUMBER</text:p>
          </table:table-cell>
          <table:table-cell xmlns:odf="http://opendocumentfellowship.org/1.0/spec" office:value-type="string">
            <text:p>=("4" &amp; "5")+2</text:p>
          </table:table-cell>
          <table:table-cell office:value="47" office:value-type="float">
            <text:p>47</text:p>
          </table:table-cell>
          <table:table-cell xmlns:odf="http://opendocumentfellowship.org/1.0/spec" office:value-type="string">
            <text:p/>
          </table:table-cell>
          <table:table-cell xmlns:odf="http://opendocumentfellowship.org/1.0/spec" office:value-type="string">
            <text:p>Adding forces conversion of computed text value "45" on LHS.</text:p>
          </table:table-cell>
          <table:table-cell xmlns:odf="http://opendocumentfellowship.org/1.0/spec" table:formula="oooc:=(&quot;4&quot; &amp; &quot;5&quot;)+2"/>
          <table:table-cell table:style-name="PassFailStyle" table:formula="oooc:=IF(ISERROR([.F702]);0;IF([.C702]=[.F702];1;0))"/>
          <table:table-cell table:style-name="WarningCellStyle" table:formula="oooc:=IF(ISERROR([.F702]);&quot;App gives unexpected error.&quot;;&quot;&quot;)"/>
        </table:table-row>
        <table:table-row table:style-name="WideRowStyle">
          <table:table-cell xmlns:odf="http://opendocumentfellowship.org/1.0/spec" office:value-type="string">
            <text:p>_AUTO_TEXT_TO_NUMBER</text:p>
          </table:table-cell>
          <table:table-cell xmlns:odf="http://opendocumentfellowship.org/1.0/spec" office:value-type="string">
            <text:p>=2+("4" &amp; "5")</text:p>
          </table:table-cell>
          <table:table-cell office:value="47" office:value-type="float">
            <text:p>47</text:p>
          </table:table-cell>
          <table:table-cell xmlns:odf="http://opendocumentfellowship.org/1.0/spec" office:value-type="string">
            <text:p/>
          </table:table-cell>
          <table:table-cell xmlns:odf="http://opendocumentfellowship.org/1.0/spec" office:value-type="string">
            <text:p>Adding forces conversion of computed text value "45" on RHS.</text:p>
          </table:table-cell>
          <table:table-cell xmlns:odf="http://opendocumentfellowship.org/1.0/spec" table:formula="oooc:=2+(&quot;4&quot; &amp; &quot;5&quot;)"/>
          <table:table-cell table:style-name="PassFailStyle" table:formula="oooc:=IF(ISERROR([.F703]);0;IF([.C703]=[.F703];1;0))"/>
          <table:table-cell table:style-name="WarningCellStyle" table:formula="oooc:=IF(ISERROR([.F703]);&quot;App gives unexpected error.&quot;;&quot;&quot;)"/>
        </table:table-row>
        <table:table-row table:style-name="WideRowStyle">
          <table:table-cell xmlns:odf="http://opendocumentfellowship.org/1.0/spec" office:value-type="string">
            <text:p>_AUTO_TEXT_TO_NUMBER</text:p>
          </table:table-cell>
          <table:table-cell xmlns:odf="http://opendocumentfellowship.org/1.0/spec" office:value-type="string">
            <text:p>=[.B3]+[.B4]</text:p>
          </table:table-cell>
          <table:table-cell office:value="9" office:value-type="float">
            <text:p>9</text:p>
          </table:table-cell>
          <table:table-cell xmlns:odf="http://opendocumentfellowship.org/1.0/spec" office:value-type="string">
            <text:p/>
          </table:table-cell>
          <table:table-cell xmlns:odf="http://opendocumentfellowship.org/1.0/spec" office:value-type="string">
            <text:p>Adding forces conversion of referenced text value "7".</text:p>
          </table:table-cell>
          <table:table-cell xmlns:odf="http://opendocumentfellowship.org/1.0/spec" table:formula="oooc:=[.B3]+[.B4]"/>
          <table:table-cell table:style-name="PassFailStyle" table:formula="oooc:=IF(ISERROR([.F704]);0;IF([.C704]=[.F704];1;0))"/>
          <table:table-cell table:style-name="WarningCellStyle" table:formula="oooc:=IF(ISERROR([.F704]);&quot;App gives unexpected error.&quot;;&quot;&quot;)"/>
        </table:table-row>
        <table:table-row table:style-name="WideRowStyle">
          <table:table-cell xmlns:odf="http://opendocumentfellowship.org/1.0/spec" office:value-type="string">
            <text:p>_AUTO_TEXT_TO_NUMBER</text:p>
          </table:table-cell>
          <table:table-cell xmlns:odf="http://opendocumentfellowship.org/1.0/spec" office:value-type="string">
            <text:p>=[.B3]+[.B6]</text:p>
          </table:table-cell>
          <table:table-cell office:value="8" office:value-type="float">
            <text:p>8</text:p>
          </table:table-cell>
          <table:table-cell xmlns:odf="http://opendocumentfellowship.org/1.0/spec" office:value-type="string">
            <text:p/>
          </table:table-cell>
          <table:table-cell xmlns:odf="http://opendocumentfellowship.org/1.0/spec" office:value-type="string">
            <text:p>Neither side needs to be numeric; plus itself forces the conversion from text.</text:p>
          </table:table-cell>
          <table:table-cell xmlns:odf="http://opendocumentfellowship.org/1.0/spec" table:formula="oooc:=[.B3]+[.B6]"/>
          <table:table-cell table:style-name="PassFailStyle" table:formula="oooc:=IF(ISERROR([.F705]);0;IF([.C705]=[.F705];1;0))"/>
          <table:table-cell table:style-name="WarningCellStyle" table:formula="oooc:=IF(ISERROR([.F705]);&quot;App gives unexpected error.&quot;;&quot;&quot;)"/>
        </table:table-row>
        <table:table-row table:style-name="WideRowStyle">
          <table:table-cell xmlns:odf="http://opendocumentfellowship.org/1.0/spec" office:value-type="string">
            <text:p>_AUTO_TEXT_TO_NUMBER</text:p>
          </table:table-cell>
          <table:table-cell xmlns:odf="http://opendocumentfellowship.org/1.0/spec" office:value-type="string">
            <text:p>=("2006-05-21"+0)=DATE(2006;5;21)</text:p>
          </table:table-cell>
          <table:table-cell office:boolean-value="true" office:value-type="boolean">
            <text:p>TRUE</text:p>
          </table:table-cell>
          <table:table-cell xmlns:odf="http://opendocumentfellowship.org/1.0/spec" office:value-type="string">
            <text:p/>
          </table:table-cell>
          <table:table-cell xmlns:odf="http://opendocumentfellowship.org/1.0/spec" office:value-type="string">
            <text:p>Dates are converted too.</text:p>
          </table:table-cell>
          <table:table-cell xmlns:odf="http://opendocumentfellowship.org/1.0/spec" table:formula="oooc:=(&quot;2006-05-21&quot;+0)=DATE(2006;5;21)"/>
          <table:table-cell table:style-name="PassFailStyle" table:formula="oooc:=IF(ISERROR([.F706]);0;IF([.C706]=[.F706];1;0))"/>
          <table:table-cell table:style-name="WarningCellStyle" table:formula="oooc:=IF(ISERROR([.F706]);&quot;App gives unexpected error.&quot;;&quot;&quot;)"/>
        </table:table-row>
        <table:table-row table:style-name="WideRowStyle">
          <table:table-cell xmlns:odf="http://opendocumentfellowship.org/1.0/spec" office:value-type="string">
            <text:p>Inline constant arrays</text:p>
          </table:table-cell>
          <table:table-cell xmlns:odf="http://opendocumentfellowship.org/1.0/spec" office:value-type="string">
            <text:p>=LARGE({1;2;3};1)</text:p>
          </table:table-cell>
          <table:table-cell office:value="3" office:value-type="float">
            <text:p>3</text:p>
          </table:table-cell>
          <table:table-cell xmlns:odf="http://opendocumentfellowship.org/1.0/spec" office:value-type="string">
            <text:p>1</text:p>
          </table:table-cell>
          <table:table-cell xmlns:odf="http://opendocumentfellowship.org/1.0/spec" office:value-type="string">
            <text:p/>
          </table:table-cell>
          <table:table-cell xmlns:odf="http://opendocumentfellowship.org/1.0/spec" table:formula="oooc:=LARGE({1;2;3};1)"/>
          <table:table-cell table:style-name="PassFailStyle" table:formula="oooc:=IF(ISERROR([.F707]);0;IF([.C707]=[.F707];1;0))"/>
          <table:table-cell table:style-name="WarningCellStyle" table:formula="oooc:=IF(ISERROR([.F707]);&quot;App gives unexpected error.&quot;;&quot;&quot;)"/>
        </table:table-row>
        <table:table-row table:style-name="WideRowStyle">
          <table:table-cell xmlns:odf="http://opendocumentfellowship.org/1.0/spec" office:value-type="string">
            <text:p>Inline constant arrays</text:p>
          </table:table-cell>
          <table:table-cell xmlns:odf="http://opendocumentfellowship.org/1.0/spec" office:value-type="string">
            <text:p>=LARGE({1;2;3};3)</text:p>
          </table:table-cell>
          <table:table-cell office:value="1" office:value-type="float">
            <text:p>1</text:p>
          </table:table-cell>
          <table:table-cell xmlns:odf="http://opendocumentfellowship.org/1.0/spec" office:value-type="string">
            <text:p>1</text:p>
          </table:table-cell>
          <table:table-cell xmlns:odf="http://opendocumentfellowship.org/1.0/spec" office:value-type="string">
            <text:p/>
          </table:table-cell>
          <table:table-cell xmlns:odf="http://opendocumentfellowship.org/1.0/spec" table:formula="oooc:=LARGE({1;2;3};3)"/>
          <table:table-cell table:style-name="PassFailStyle" table:formula="oooc:=IF(ISERROR([.F708]);0;IF([.C708]=[.F708];1;0))"/>
          <table:table-cell table:style-name="WarningCellStyle" table:formula="oooc:=IF(ISERROR([.F708]);&quot;App gives unexpected error.&quot;;&quot;&quot;)"/>
        </table:table-row>
        <table:table-row table:style-name="WideRowStyle">
          <table:table-cell xmlns:odf="http://opendocumentfellowship.org/1.0/spec" office:value-type="string">
            <text:p>Inline constant arrays</text:p>
          </table:table-cell>
          <table:table-cell xmlns:odf="http://opendocumentfellowship.org/1.0/spec" office:value-type="string">
            <text:p>=LARGE({1;2;3};4)</text:p>
          </table:table-cell>
          <table:table-cell office:value="Error" office:value-type="string">
            <text:p>Error</text:p>
          </table:table-cell>
          <table:table-cell xmlns:odf="http://opendocumentfellowship.org/1.0/spec" office:value-type="string">
            <text:p>1</text:p>
          </table:table-cell>
          <table:table-cell xmlns:odf="http://opendocumentfellowship.org/1.0/spec" office:value-type="string">
            <text:p>N is greater than the length of the list</text:p>
          </table:table-cell>
          <table:table-cell xmlns:odf="http://opendocumentfellowship.org/1.0/spec" table:formula="oooc:=LARGE({1;2;3};4)"/>
          <table:table-cell table:style-name="PassFailStyle" table:formula="oooc:=IF(ISERROR([.F709]);1;0)"/>
        </table:table-row>
        <table:table-row table:style-name="WideRowStyle">
          <table:table-cell xmlns:odf="http://opendocumentfellowship.org/1.0/spec" office:value-type="string">
            <text:p>Inline constant arrays</text:p>
          </table:table-cell>
          <table:table-cell xmlns:odf="http://opendocumentfellowship.org/1.0/spec" office:value-type="string">
            <text:p>=SMALL({1;2;3};1)</text:p>
          </table:table-cell>
          <table:table-cell office:value="1" office:value-type="float">
            <text:p>1</text:p>
          </table:table-cell>
          <table:table-cell xmlns:odf="http://opendocumentfellowship.org/1.0/spec" office:value-type="string">
            <text:p>1</text:p>
          </table:table-cell>
          <table:table-cell xmlns:odf="http://opendocumentfellowship.org/1.0/spec" office:value-type="string">
            <text:p/>
          </table:table-cell>
          <table:table-cell xmlns:odf="http://opendocumentfellowship.org/1.0/spec" table:formula="oooc:=SMALL({1;2;3};1)"/>
          <table:table-cell table:style-name="PassFailStyle" table:formula="oooc:=IF(ISERROR([.F710]);0;IF([.C710]=[.F710];1;0))"/>
          <table:table-cell table:style-name="WarningCellStyle" table:formula="oooc:=IF(ISERROR([.F710]);&quot;App gives unexpected error.&quot;;&quot;&quot;)"/>
        </table:table-row>
        <table:table-row table:style-name="WideRowStyle">
          <table:table-cell xmlns:odf="http://opendocumentfellowship.org/1.0/spec" office:value-type="string">
            <text:p>Inline constant arrays</text:p>
          </table:table-cell>
          <table:table-cell xmlns:odf="http://opendocumentfellowship.org/1.0/spec" office:value-type="string">
            <text:p>=SMALL({1;2;3};3)</text:p>
          </table:table-cell>
          <table:table-cell office:value="3" office:value-type="float">
            <text:p>3</text:p>
          </table:table-cell>
          <table:table-cell xmlns:odf="http://opendocumentfellowship.org/1.0/spec" office:value-type="string">
            <text:p>1</text:p>
          </table:table-cell>
          <table:table-cell xmlns:odf="http://opendocumentfellowship.org/1.0/spec" office:value-type="string">
            <text:p/>
          </table:table-cell>
          <table:table-cell xmlns:odf="http://opendocumentfellowship.org/1.0/spec" table:formula="oooc:=SMALL({1;2;3};3)"/>
          <table:table-cell table:style-name="PassFailStyle" table:formula="oooc:=IF(ISERROR([.F711]);0;IF([.C711]=[.F711];1;0))"/>
          <table:table-cell table:style-name="WarningCellStyle" table:formula="oooc:=IF(ISERROR([.F711]);&quot;App gives unexpected error.&quot;;&quot;&quot;)"/>
        </table:table-row>
        <table:table-row table:style-name="WideRowStyle">
          <table:table-cell xmlns:odf="http://opendocumentfellowship.org/1.0/spec" office:value-type="string">
            <text:p>Inline constant arrays</text:p>
          </table:table-cell>
          <table:table-cell xmlns:odf="http://opendocumentfellowship.org/1.0/spec" office:value-type="string">
            <text:p>=SMALL({1;2;3};4)</text:p>
          </table:table-cell>
          <table:table-cell office:value="Error" office:value-type="string">
            <text:p>Error</text:p>
          </table:table-cell>
          <table:table-cell xmlns:odf="http://opendocumentfellowship.org/1.0/spec" office:value-type="string">
            <text:p>1</text:p>
          </table:table-cell>
          <table:table-cell xmlns:odf="http://opendocumentfellowship.org/1.0/spec" office:value-type="string">
            <text:p>N is greater than the length of the list</text:p>
          </table:table-cell>
          <table:table-cell xmlns:odf="http://opendocumentfellowship.org/1.0/spec" table:formula="oooc:=SMALL({1;2;3};4)"/>
          <table:table-cell table:style-name="PassFailStyle" table:formula="oooc:=IF(ISERROR([.F712]);1;0)"/>
        </table:table-row>
        <table:table-row table:style-name="WideRowStyle">
          <table:table-cell xmlns:odf="http://opendocumentfellowship.org/1.0/spec" office:value-type="string">
            <text:p>Inline constant arrays</text:p>
          </table:table-cell>
          <table:table-cell xmlns:odf="http://opendocumentfellowship.org/1.0/spec" office:value-type="string">
            <text:p>=CORREL({1;2;3;4};{1;2;3;4})</text:p>
          </table:table-cell>
          <table:table-cell office:value="1" office:value-type="float">
            <text:p>1</text:p>
          </table:table-cell>
          <table:table-cell xmlns:odf="http://opendocumentfellowship.org/1.0/spec" office:value-type="string">
            <text:p>1</text:p>
          </table:table-cell>
          <table:table-cell xmlns:odf="http://opendocumentfellowship.org/1.0/spec" office:value-type="string">
            <text:p>Perfect positive correlation</text:p>
          </table:table-cell>
          <table:table-cell xmlns:odf="http://opendocumentfellowship.org/1.0/spec" table:formula="oooc:=CORREL({1;2;3;4};{1;2;3;4})"/>
          <table:table-cell table:style-name="PassFailStyle" table:formula="oooc:=IF(ISERROR([.F713]);0;IF([.C713]=[.F713];1;0))"/>
          <table:table-cell table:style-name="WarningCellStyle" table:formula="oooc:=IF(ISERROR([.F713]);&quot;App gives unexpected error.&quot;;&quot;&quot;)"/>
        </table:table-row>
        <table:table-row table:style-name="WideRowStyle">
          <table:table-cell xmlns:odf="http://opendocumentfellowship.org/1.0/spec" office:value-type="string">
            <text:p>Inline constant arrays</text:p>
          </table:table-cell>
          <table:table-cell xmlns:odf="http://opendocumentfellowship.org/1.0/spec" office:value-type="string">
            <text:p>=CORREL({1;2;3;4};{4;3;2;1})</text:p>
          </table:table-cell>
          <table:table-cell office:value="-1" office:value-type="float">
            <text:p>-1</text:p>
          </table:table-cell>
          <table:table-cell xmlns:odf="http://opendocumentfellowship.org/1.0/spec" office:value-type="string">
            <text:p/>
          </table:table-cell>
          <table:table-cell xmlns:odf="http://opendocumentfellowship.org/1.0/spec" office:value-type="string">
            <text:p>Perfect negative correlation</text:p>
          </table:table-cell>
          <table:table-cell xmlns:odf="http://opendocumentfellowship.org/1.0/spec" table:formula="oooc:=CORREL({1;2;3;4};{4;3;2;1})"/>
          <table:table-cell table:style-name="PassFailStyle" table:formula="oooc:=IF(ISERROR([.F714]);0;IF([.C714]=[.F714];1;0))"/>
          <table:table-cell table:style-name="WarningCellStyle" table:formula="oooc:=IF(ISERROR([.F714]);&quot;App gives unexpected error.&quot;;&quot;&quot;)"/>
        </table:table-row>
        <table:table-row table:style-name="WideRowStyle">
          <table:table-cell xmlns:odf="http://opendocumentfellowship.org/1.0/spec" office:value-type="string">
            <text:p>Inline constant arrays</text:p>
          </table:table-cell>
          <table:table-cell xmlns:odf="http://opendocumentfellowship.org/1.0/spec" office:value-type="string">
            <text:p>=CORREL({1;2;3};{2;3})</text:p>
          </table:table-cell>
          <table:table-cell office:value="Error" office:value-type="string">
            <text:p>Error</text:p>
          </table:table-cell>
          <table:table-cell xmlns:odf="http://opendocumentfellowship.org/1.0/spec" office:value-type="string">
            <text:p/>
          </table:table-cell>
          <table:table-cell xmlns:odf="http://opendocumentfellowship.org/1.0/spec" office:value-type="string">
            <text:p>The length of each list must be equal</text:p>
          </table:table-cell>
          <table:table-cell xmlns:odf="http://opendocumentfellowship.org/1.0/spec" table:formula="oooc:=CORREL({1;2;3};{2;3})"/>
          <table:table-cell table:style-name="PassFailStyle" table:formula="oooc:=IF(ISERROR([.F715]);1;0)"/>
        </table:table-row>
        <table:table-row table:style-name="WideRowStyle">
          <table:table-cell xmlns:odf="http://opendocumentfellowship.org/1.0/spec" office:value-type="string">
            <text:p>Inline constant arrays</text:p>
          </table:table-cell>
          <table:table-cell xmlns:odf="http://opendocumentfellowship.org/1.0/spec" office:value-type="string">
            <text:p/>
          </table:table-cell>
          <table:table-cell office:value="" office:value-type="string">
            <text:p/>
          </table:table-cell>
          <table:table-cell xmlns:odf="http://opendocumentfellowship.org/1.0/spec" office:value-type="string">
            <text:p/>
          </table:table-cell>
          <table:table-cell xmlns:odf="http://opendocumentfellowship.org/1.0/spec" office:value-type="string">
            <text:p/>
          </table:table-cell>
          <table:table-cell xmlns:odf="http://opendocumentfellowship.org/1.0/spec" table:formula="oooc:"/>
          <table:table-cell table:style-name="PassFailStyle" table:formula="oooc:=IF(ISERROR([.F716]);0;IF([.C716]=[.F716];1;0))"/>
          <table:table-cell table:style-name="WarningCellStyle">
            <text:p>SPEC ERROR: Expression does not begin with an '=' sign.</text:p>
          </table:table-cell>
        </table:table-row>
        <table:table-row table:style-name="WideRowStyle">
          <table:table-cell xmlns:odf="http://opendocumentfellowship.org/1.0/spec" office:value-type="string">
            <text:p>Inline constant arrays</text:p>
          </table:table-cell>
          <table:table-cell xmlns:odf="http://opendocumentfellowship.org/1.0/spec" office:value-type="string">
            <text:p/>
          </table:table-cell>
          <table:table-cell office:value="" office:value-type="string">
            <text:p/>
          </table:table-cell>
          <table:table-cell xmlns:odf="http://opendocumentfellowship.org/1.0/spec" office:value-type="string">
            <text:p/>
          </table:table-cell>
          <table:table-cell xmlns:odf="http://opendocumentfellowship.org/1.0/spec" office:value-type="string">
            <text:p/>
          </table:table-cell>
          <table:table-cell xmlns:odf="http://opendocumentfellowship.org/1.0/spec" table:formula="oooc:"/>
          <table:table-cell table:style-name="PassFailStyle" table:formula="oooc:=IF(ISERROR([.F717]);0;IF([.C717]=[.F717];1;0))"/>
          <table:table-cell table:style-name="WarningCellStyle">
            <text:p>SPEC ERROR: Expression does not begin with an '=' sign.</text:p>
          </table:table-cell>
        </table:table-row>
        <table:table-row table:style-name="WideRowStyle">
          <table:table-cell xmlns:odf="http://opendocumentfellowship.org/1.0/spec" office:value-type="string">
            <text:p>Inline constant arrays</text:p>
          </table:table-cell>
          <table:table-cell xmlns:odf="http://opendocumentfellowship.org/1.0/spec" office:value-type="string">
            <text:p/>
          </table:table-cell>
          <table:table-cell office:value="" office:value-type="string">
            <text:p/>
          </table:table-cell>
          <table:table-cell xmlns:odf="http://opendocumentfellowship.org/1.0/spec" office:value-type="string">
            <text:p/>
          </table:table-cell>
          <table:table-cell xmlns:odf="http://opendocumentfellowship.org/1.0/spec" office:value-type="string">
            <text:p/>
          </table:table-cell>
          <table:table-cell xmlns:odf="http://opendocumentfellowship.org/1.0/spec" table:formula="oooc:"/>
          <table:table-cell table:style-name="PassFailStyle" table:formula="oooc:=IF(ISERROR([.F718]);0;IF([.C718]=[.F718];1;0))"/>
          <table:table-cell table:style-name="WarningCellStyle">
            <text:p>SPEC ERROR: Expression does not begin with an '=' sign.</text:p>
          </table:table-cell>
        </table:table-row>
        <table:table-row table:style-name="WideRowStyle">
          <table:table-cell xmlns:odf="http://opendocumentfellowship.org/1.0/spec" office:value-type="string">
            <text:p>Numbers</text:p>
          </table:table-cell>
          <table:table-cell xmlns:odf="http://opendocumentfellowship.org/1.0/spec" office:value-type="string">
            <text:p>=1.5</text:p>
          </table:table-cell>
          <table:table-cell office:value="1.5" office:value-type="float">
            <text:p>1.5</text:p>
          </table:table-cell>
          <table:table-cell xmlns:odf="http://opendocumentfellowship.org/1.0/spec" office:value-type="string">
            <text:p>1</text:p>
          </table:table-cell>
          <table:table-cell xmlns:odf="http://opendocumentfellowship.org/1.0/spec" office:value-type="string">
            <text:p>Trivial fractions supported.</text:p>
          </table:table-cell>
          <table:table-cell xmlns:odf="http://opendocumentfellowship.org/1.0/spec" table:formula="oooc:=1.5"/>
          <table:table-cell table:style-name="PassFailStyle" table:formula="oooc:=IF(ISERROR([.F719]);0;IF([.C719]=[.F719];1;0))"/>
          <table:table-cell table:style-name="WarningCellStyle" table:formula="oooc:=IF(ISERROR([.F719]);&quot;App gives unexpected error.&quot;;&quot;&quot;)"/>
        </table:table-row>
        <table:table-row table:style-name="WideRowStyle">
          <table:table-cell xmlns:odf="http://opendocumentfellowship.org/1.0/spec" office:value-type="string">
            <text:p>Numbers</text:p>
          </table:table-cell>
          <table:table-cell xmlns:odf="http://opendocumentfellowship.org/1.0/spec" office:value-type="string">
            <text:p>=1e4</text:p>
          </table:table-cell>
          <table:table-cell office:value="10000" office:value-type="float">
            <text:p>10000</text:p>
          </table:table-cell>
          <table:table-cell xmlns:odf="http://opendocumentfellowship.org/1.0/spec" office:value-type="string">
            <text:p>1</text:p>
          </table:table-cell>
          <table:table-cell xmlns:odf="http://opendocumentfellowship.org/1.0/spec" office:value-type="string">
            <text:p>Lower case "e" for exponential supported.</text:p>
          </table:table-cell>
          <table:table-cell xmlns:odf="http://opendocumentfellowship.org/1.0/spec" table:formula="oooc:=1e4"/>
          <table:table-cell table:style-name="PassFailStyle" table:formula="oooc:=IF(ISERROR([.F720]);0;IF([.C720]=[.F720];1;0))"/>
          <table:table-cell table:style-name="WarningCellStyle" table:formula="oooc:=IF(ISERROR([.F720]);&quot;App gives unexpected error.&quot;;&quot;&quot;)"/>
        </table:table-row>
        <table:table-row table:style-name="WideRowStyle">
          <table:table-cell xmlns:odf="http://opendocumentfellowship.org/1.0/spec" office:value-type="string">
            <text:p>Numbers</text:p>
          </table:table-cell>
          <table:table-cell xmlns:odf="http://opendocumentfellowship.org/1.0/spec" office:value-type="string">
            <text:p>=1E4</text:p>
          </table:table-cell>
          <table:table-cell office:value="10000" office:value-type="float">
            <text:p>10000</text:p>
          </table:table-cell>
          <table:table-cell xmlns:odf="http://opendocumentfellowship.org/1.0/spec" office:value-type="string">
            <text:p>1</text:p>
          </table:table-cell>
          <table:table-cell xmlns:odf="http://opendocumentfellowship.org/1.0/spec" office:value-type="string">
            <text:p>Upper case "E" for exponential supported.</text:p>
          </table:table-cell>
          <table:table-cell xmlns:odf="http://opendocumentfellowship.org/1.0/spec" table:formula="oooc:=1E4"/>
          <table:table-cell table:style-name="PassFailStyle" table:formula="oooc:=IF(ISERROR([.F721]);0;IF([.C721]=[.F721];1;0))"/>
          <table:table-cell table:style-name="WarningCellStyle" table:formula="oooc:=IF(ISERROR([.F721]);&quot;App gives unexpected error.&quot;;&quot;&quot;)"/>
        </table:table-row>
        <table:table-row table:style-name="WideRowStyle">
          <table:table-cell xmlns:odf="http://opendocumentfellowship.org/1.0/spec" office:value-type="string">
            <text:p>Constant Strings</text:p>
          </table:table-cell>
          <table:table-cell xmlns:odf="http://opendocumentfellowship.org/1.0/spec" office:value-type="string">
            <text:p>=LEN("Hi")</text:p>
          </table:table-cell>
          <table:table-cell office:value="2" office:value-type="float">
            <text:p>2</text:p>
          </table:table-cell>
          <table:table-cell xmlns:odf="http://opendocumentfellowship.org/1.0/spec" office:value-type="string">
            <text:p>1</text:p>
          </table:table-cell>
          <table:table-cell xmlns:odf="http://opendocumentfellowship.org/1.0/spec" office:value-type="string">
            <text:p>Simple string.</text:p>
          </table:table-cell>
          <table:table-cell xmlns:odf="http://opendocumentfellowship.org/1.0/spec" table:formula="oooc:=LEN(&quot;Hi&quot;)"/>
          <table:table-cell table:style-name="PassFailStyle" table:formula="oooc:=IF(ISERROR([.F722]);0;IF([.C722]=[.F722];1;0))"/>
          <table:table-cell table:style-name="WarningCellStyle" table:formula="oooc:=IF(ISERROR([.F722]);&quot;App gives unexpected error.&quot;;&quot;&quot;)"/>
        </table:table-row>
        <table:table-row table:style-name="WideRowStyle">
          <table:table-cell xmlns:odf="http://opendocumentfellowship.org/1.0/spec" office:value-type="string">
            <text:p>Constant Strings</text:p>
          </table:table-cell>
          <table:table-cell xmlns:odf="http://opendocumentfellowship.org/1.0/spec" office:value-type="string">
            <text:p>=LEN("Hi""t")</text:p>
          </table:table-cell>
          <table:table-cell office:value="4" office:value-type="float">
            <text:p>4</text:p>
          </table:table-cell>
          <table:table-cell xmlns:odf="http://opendocumentfellowship.org/1.0/spec" office:value-type="string">
            <text:p>2</text:p>
          </table:table-cell>
          <table:table-cell xmlns:odf="http://opendocumentfellowship.org/1.0/spec" office:value-type="string">
            <text:p>Repeat double-quote to get a single double-quote character.</text:p>
          </table:table-cell>
          <table:table-cell xmlns:odf="http://opendocumentfellowship.org/1.0/spec" table:formula="oooc:=LEN(&quot;Hi&quot;&quot;t&quot;)"/>
          <table:table-cell table:style-name="PassFailStyle" table:formula="oooc:=IF(ISERROR([.F723]);0;IF([.C723]=[.F723];1;0))"/>
          <table:table-cell table:style-name="WarningCellStyle" table:formula="oooc:=IF(ISERROR([.F723]);&quot;App gives unexpected error.&quot;;&quot;&quot;)"/>
        </table:table-row>
        <table:table-row table:style-name="WideRowStyle">
          <table:table-cell xmlns:odf="http://opendocumentfellowship.org/1.0/spec" office:value-type="string">
            <text:p>Constant Strings</text:p>
          </table:table-cell>
          <table:table-cell xmlns:odf="http://opendocumentfellowship.org/1.0/spec" office:value-type="string">
            <text:p>=LEN("\n")</text:p>
          </table:table-cell>
          <table:table-cell office:value="2" office:value-type="float">
            <text:p>2</text:p>
          </table:table-cell>
          <table:table-cell xmlns:odf="http://opendocumentfellowship.org/1.0/spec" office:value-type="string">
            <text:p>2</text:p>
          </table:table-cell>
          <table:table-cell xmlns:odf="http://opendocumentfellowship.org/1.0/spec" office:value-type="string">
            <text:p>C-format strings have no effect inside character strings.</text:p>
          </table:table-cell>
          <table:table-cell xmlns:odf="http://opendocumentfellowship.org/1.0/spec" table:formula="oooc:=LEN(&quot;\n&quot;)"/>
          <table:table-cell table:style-name="PassFailStyle" table:formula="oooc:=IF(ISERROR([.F724]);0;IF([.C724]=[.F724];1;0))"/>
          <table:table-cell table:style-name="WarningCellStyle" table:formula="oooc:=IF(ISERROR([.F724]);&quot;App gives unexpected error.&quot;;&quot;&quot;)"/>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Bitstream Vera Sans" svg:font-family="'Bitstream Vera Sans'" style:font-pitch="variable"/>
    <style:font-face style:name="Tahoma" svg:font-family="Tahoma" style:font-pitch="variable"/>
    <style:font-face style:name="Arial" svg:font-family="Arial"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en" fo:country="US" style:font-name-asian="Bitstream Vera Sans" style:language-asian="en" style:country-asian="US" style:font-name-complex="Tahoma" style:language-complex="en" style:country-complex="US"/>
    </style:default-style>
    <number:number-style style:name="N0">
      <number:number number:min-integer-digits="1"/>
    </number:number-style>
    <number:currency-style style:name="N107P0" style:volatile="true">
      <number:currency-symbol number:language="en" number:country="GB">£</number:currency-symbol>
      <number:number number:decimal-places="2" number:min-integer-digits="1" number:grouping="true"/>
    </number:currency-style>
    <number:currency-style style:name="N107">
      <style:text-properties fo:color="#ff0000"/>
      <number:text>-</number:text>
      <number:currency-symbol number:language="en" number:country="GB">£</number:currency-symbol>
      <number:number number:decimal-places="2" number:min-integer-digits="1" number:grouping="true"/>
      <style:map style:condition="value()&gt;=0" style:apply-style-name="N107P0"/>
    </number:currency-style>
    <number:date-style style:name="N108">
      <number:day number:style="long"/>
      <number:text> </number:text>
      <number:month number:textual="true"/>
      <number:text> </number:text>
      <number:year number:style="long"/>
    </number:date-style>
    <number:number-style style:name="N109">
      <number:number number:decimal-places="1" number:min-integer-digits="1"/>
    </number:number-style>
    <number:number-style style:name="N110">
      <number:number number:decimal-places="3" number:min-integer-digits="1"/>
    </number:number-style>
    <number:number-style style:name="N111">
      <number:number number:decimal-places="4" number:min-integer-digits="1"/>
    </number:number-style>
    <number:number-style style:name="N112">
      <number:number number:decimal-places="5"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fo:background-color="transparent"/>
      <style:paragraph-properties fo:text-align="center"/>
      <style:text-properties fo:font-size="11pt" fo:font-style="normal" fo:font-weight="bold"/>
    </style:style>
    <style:style style:name="Heading1" style:family="table-cell" style:parent-style-name="Heading">
      <style:table-cell-properties style:rotation-angle="0"/>
    </style:style>
    <style:style style:name="Strong" style:family="table-cell" style:parent-style-name="Default">
      <style:text-properties fo:font-weight="bold"/>
    </style:style>
    <style:style style:name="Red" style:family="table-cell" style:parent-style-name="Default">
      <style:table-cell-properties fo:background-color="#ff0000"/>
    </style:style>
    <style:style style:name="Green" style:family="table-cell" style:parent-style-name="Default">
      <style:table-cell-properties fo:background-color="#00ae0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7-24">07/24/2006</text:date>, <text:time>17:51:5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meta:initial-creator>Daniel Carrera</meta:initial-creator>
    <meta:creation-date>2006-07-18T20:37:50</meta:creation-date>
    <dc:creator>David A. Wheeler</dc:creator>
    <dc:date>2006-07-24T17:51:55</dc:date>
    <dc:language>en-US</dc:language>
    <meta:editing-cycles>25</meta:editing-cycles>
    <meta:editing-duration>PT1H23M44S</meta:editing-duration>
    <meta:user-defined meta:name="Info 1"/>
    <meta:user-defined meta:name="Info 2"/>
    <meta:user-defined meta:name="Info 3"/>
    <meta:user-defined meta:name="Info 4"/>
    <meta:document-statistic meta:table-count="3" meta:cell-count="240"/>
  </office:meta>
</office:document-meta>
</file>